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38" style:family="table">
      <style:table-properties style:width="7.3188in" style:rel-width="100%" table:align="left"/>
    </style:style>
    <style:style style:name="Table138.A" style:family="table-column">
      <style:table-column-properties style:column-width="7.3188in" style:rel-column-width="65535*"/>
    </style:style>
    <style:style style:name="Table138.A1" style:family="table-cell">
      <style:table-cell-properties style:vertical-align="middle" fo:background-color="#ddddee">
        <style:background-image/>
      </style:table-cell-properties>
    </style:style>
    <style:style style:name="Table139" style:family="table">
      <style:table-properties style:width="7.3188in" style:rel-width="100%" table:align="left"/>
    </style:style>
    <style:style style:name="Table139.A" style:family="table-column">
      <style:table-column-properties style:column-width="7.3188in" style:rel-column-width="65535*"/>
    </style:style>
    <style:style style:name="Table139.A1" style:family="table-cell">
      <style:table-cell-properties style:vertical-align="middle" fo:background-color="#ddddee">
        <style:background-image/>
      </style:table-cell-properties>
    </style:style>
    <style:style style:name="Table159" style:family="table">
      <style:table-properties style:width="7.3188in" style:rel-width="100%" table:align="left"/>
    </style:style>
    <style:style style:name="Table159.A" style:family="table-column">
      <style:table-column-properties style:column-width="7.3188in" style:rel-column-width="65535*"/>
    </style:style>
    <style:style style:name="Table159.A1" style:family="table-cell">
      <style:table-cell-properties style:vertical-align="middle" fo:background-color="#ddddee">
        <style:background-image/>
      </style:table-cell-properties>
    </style:style>
    <style:style style:name="Table189" style:family="table">
      <style:table-properties style:width="5.3521in" fo:margin-left="0.9521in" fo:margin-right="1.0146in" table:align="margins"/>
    </style:style>
    <style:style style:name="Table189.A" style:family="table-column">
      <style:table-column-properties style:column-width="1.6875in" style:rel-column-width="20663*"/>
    </style:style>
    <style:style style:name="Table189.B" style:family="table-column">
      <style:table-column-properties style:column-width="3.6646in" style:rel-column-width="44872*"/>
    </style:style>
    <style:style style:name="Table189.1" style:family="table-row">
      <style:table-row-properties fo:background-color="#e0e0e0">
        <style:background-image/>
      </style:table-row-properties>
    </style:style>
    <style:style style:name="Table189.A1" style:family="table-cell">
      <style:table-cell-properties style:vertical-align="middle" fo:padding="0.0194in" fo:border="none"/>
    </style:style>
    <style:style style:name="Table1" style:family="table">
      <style:table-properties style:width="7.3188in" style:rel-width="100%" table:align="left"/>
    </style:style>
    <style:style style:name="Table1.A" style:family="table-column">
      <style:table-column-properties style:column-width="7.3188in" style:rel-column-width="65535*"/>
    </style:style>
    <style:style style:name="Table1.A1" style:family="table-cell">
      <style:table-cell-properties style:vertical-align="middle" fo:background-color="#ddddee">
        <style:background-image/>
      </style:table-cell-properties>
    </style:style>
    <style:style style:name="Table2" style:family="table">
      <style:table-properties style:width="7.3188in" style:rel-width="100%" table:align="left"/>
    </style:style>
    <style:style style:name="Table2.A" style:family="table-column">
      <style:table-column-properties style:column-width="7.3188in" style:rel-column-width="65535*"/>
    </style:style>
    <style:style style:name="Table2.A1" style:family="table-cell">
      <style:table-cell-properties style:vertical-align="middle" fo:background-color="#ddddee">
        <style:background-image/>
      </style:table-cell-properties>
    </style:style>
    <style:style style:name="Table3" style:family="table">
      <style:table-properties style:width="7.3188in" style:rel-width="100%" table:align="left"/>
    </style:style>
    <style:style style:name="Table3.A" style:family="table-column">
      <style:table-column-properties style:column-width="7.3188in" style:rel-column-width="65535*"/>
    </style:style>
    <style:style style:name="Table3.A1" style:family="table-cell">
      <style:table-cell-properties style:vertical-align="middle" fo:background-color="#ddddee">
        <style:background-image/>
      </style:table-cell-properties>
    </style:style>
    <style:style style:name="Table4" style:family="table">
      <style:table-properties style:width="7.3188in" style:rel-width="100%" table:align="left"/>
    </style:style>
    <style:style style:name="Table4.A" style:family="table-column">
      <style:table-column-properties style:column-width="7.3188in" style:rel-column-width="65535*"/>
    </style:style>
    <style:style style:name="Table4.A1" style:family="table-cell">
      <style:table-cell-properties style:vertical-align="middle" fo:background-color="#ddddee">
        <style:background-image/>
      </style:table-cell-properties>
    </style:style>
    <style:style style:name="Table5" style:family="table">
      <style:table-properties style:width="7.3188in" style:rel-width="100%" table:align="left"/>
    </style:style>
    <style:style style:name="Table5.A" style:family="table-column">
      <style:table-column-properties style:column-width="7.3188in" style:rel-column-width="65535*"/>
    </style:style>
    <style:style style:name="Table5.A1" style:family="table-cell">
      <style:table-cell-properties style:vertical-align="middle" fo:background-color="#ddddee">
        <style:background-image/>
      </style:table-cell-properties>
    </style:style>
    <style:style style:name="Table6" style:family="table">
      <style:table-properties style:width="7.3188in" style:rel-width="100%" table:align="left"/>
    </style:style>
    <style:style style:name="Table6.A" style:family="table-column">
      <style:table-column-properties style:column-width="7.3188in" style:rel-column-width="65535*"/>
    </style:style>
    <style:style style:name="Table6.A1" style:family="table-cell">
      <style:table-cell-properties style:vertical-align="middle" fo:background-color="#ddddee">
        <style:background-image/>
      </style:table-cell-properties>
    </style:style>
    <style:style style:name="Table7" style:family="table">
      <style:table-properties style:width="7.3188in" style:rel-width="100%" table:align="left"/>
    </style:style>
    <style:style style:name="Table7.A" style:family="table-column">
      <style:table-column-properties style:column-width="7.3188in" style:rel-column-width="65535*"/>
    </style:style>
    <style:style style:name="Table7.A1" style:family="table-cell">
      <style:table-cell-properties style:vertical-align="middle" fo:background-color="#ddddee">
        <style:background-image/>
      </style:table-cell-properties>
    </style:style>
    <style:style style:name="Table8" style:family="table">
      <style:table-properties style:width="7.3188in" style:rel-width="100%" table:align="left"/>
    </style:style>
    <style:style style:name="Table8.A" style:family="table-column">
      <style:table-column-properties style:column-width="7.3188in" style:rel-column-width="65535*"/>
    </style:style>
    <style:style style:name="Table8.A1" style:family="table-cell">
      <style:table-cell-properties style:vertical-align="middle" fo:background-color="#ddddee">
        <style:background-image/>
      </style:table-cell-properties>
    </style:style>
    <style:style style:name="Table9" style:family="table">
      <style:table-properties style:width="7.3188in" style:rel-width="100%" table:align="left"/>
    </style:style>
    <style:style style:name="Table9.A" style:family="table-column">
      <style:table-column-properties style:column-width="7.3188in" style:rel-column-width="65535*"/>
    </style:style>
    <style:style style:name="Table9.A1" style:family="table-cell">
      <style:table-cell-properties style:vertical-align="middle" fo:background-color="#ddddee">
        <style:background-image/>
      </style:table-cell-properties>
    </style:style>
    <style:style style:name="Table10" style:family="table">
      <style:table-properties style:width="7.3188in" style:rel-width="100%" table:align="left"/>
    </style:style>
    <style:style style:name="Table10.A" style:family="table-column">
      <style:table-column-properties style:column-width="7.3188in" style:rel-column-width="65535*"/>
    </style:style>
    <style:style style:name="Table10.A1" style:family="table-cell">
      <style:table-cell-properties style:vertical-align="middle" fo:background-color="#ddddee">
        <style:background-image/>
      </style:table-cell-properties>
    </style:style>
    <style:style style:name="Table11" style:family="table">
      <style:table-properties style:width="7.3188in" style:rel-width="100%" table:align="left"/>
    </style:style>
    <style:style style:name="Table11.A" style:family="table-column">
      <style:table-column-properties style:column-width="7.3188in" style:rel-column-width="65535*"/>
    </style:style>
    <style:style style:name="Table11.A1" style:family="table-cell">
      <style:table-cell-properties style:vertical-align="middle" fo:background-color="#ddddee">
        <style:background-image/>
      </style:table-cell-properties>
    </style:style>
    <style:style style:name="Table12" style:family="table">
      <style:table-properties style:width="7.3188in" style:rel-width="100%" table:align="left"/>
    </style:style>
    <style:style style:name="Table12.A" style:family="table-column">
      <style:table-column-properties style:column-width="7.3188in" style:rel-column-width="65535*"/>
    </style:style>
    <style:style style:name="Table12.A1" style:family="table-cell">
      <style:table-cell-properties style:vertical-align="middle" fo:background-color="#ddddee">
        <style:background-image/>
      </style:table-cell-properties>
    </style:style>
    <style:style style:name="Table13" style:family="table">
      <style:table-properties style:width="7.3188in" style:rel-width="100%" table:align="left"/>
    </style:style>
    <style:style style:name="Table13.A" style:family="table-column">
      <style:table-column-properties style:column-width="7.3188in" style:rel-column-width="65535*"/>
    </style:style>
    <style:style style:name="Table13.A1" style:family="table-cell">
      <style:table-cell-properties style:vertical-align="middle" fo:background-color="#ddddee">
        <style:background-image/>
      </style:table-cell-properties>
    </style:style>
    <style:style style:name="Table14" style:family="table">
      <style:table-properties style:width="7.3188in" style:rel-width="100%" table:align="left"/>
    </style:style>
    <style:style style:name="Table14.A" style:family="table-column">
      <style:table-column-properties style:column-width="7.3188in" style:rel-column-width="65535*"/>
    </style:style>
    <style:style style:name="Table14.A1" style:family="table-cell">
      <style:table-cell-properties style:vertical-align="middle" fo:background-color="#ddddee">
        <style:background-image/>
      </style:table-cell-properties>
    </style:style>
    <style:style style:name="Table15" style:family="table">
      <style:table-properties style:width="7.3188in" style:rel-width="100%" table:align="left"/>
    </style:style>
    <style:style style:name="Table15.A" style:family="table-column">
      <style:table-column-properties style:column-width="7.3188in" style:rel-column-width="65535*"/>
    </style:style>
    <style:style style:name="Table15.A1" style:family="table-cell">
      <style:table-cell-properties style:vertical-align="middle" fo:background-color="#ddddee">
        <style:background-image/>
      </style:table-cell-properties>
    </style:style>
    <style:style style:name="Table16" style:family="table">
      <style:table-properties style:width="7.3188in" style:rel-width="100%" fo:margin-left="0.491in" table:align="left"/>
    </style:style>
    <style:style style:name="Table16.A" style:family="table-column">
      <style:table-column-properties style:column-width="7.3188in" style:rel-column-width="65535*"/>
    </style:style>
    <style:style style:name="Table16.A1" style:family="table-cell">
      <style:table-cell-properties style:vertical-align="middle" fo:background-color="#ddddee">
        <style:background-image/>
      </style:table-cell-properties>
    </style:style>
    <style:style style:name="Table17" style:family="table">
      <style:table-properties style:width="7.3188in" style:rel-width="100%" table:align="left"/>
    </style:style>
    <style:style style:name="Table17.A" style:family="table-column">
      <style:table-column-properties style:column-width="7.3188in" style:rel-column-width="65535*"/>
    </style:style>
    <style:style style:name="Table17.A1" style:family="table-cell">
      <style:table-cell-properties style:vertical-align="middle" fo:background-color="#ddddee">
        <style:background-image/>
      </style:table-cell-properties>
    </style:style>
    <style:style style:name="Table18" style:family="table">
      <style:table-properties style:width="7.3188in" style:rel-width="100%" table:align="left"/>
    </style:style>
    <style:style style:name="Table18.A" style:family="table-column">
      <style:table-column-properties style:column-width="7.3188in" style:rel-column-width="65535*"/>
    </style:style>
    <style:style style:name="Table18.A1" style:family="table-cell">
      <style:table-cell-properties style:vertical-align="middle" fo:background-color="#ddddee">
        <style:background-image/>
      </style:table-cell-properties>
    </style:style>
    <style:style style:name="Table19" style:family="table">
      <style:table-properties style:width="7.3188in" style:rel-width="100%" table:align="left"/>
    </style:style>
    <style:style style:name="Table19.A" style:family="table-column">
      <style:table-column-properties style:column-width="7.3188in" style:rel-column-width="65535*"/>
    </style:style>
    <style:style style:name="Table19.A1" style:family="table-cell">
      <style:table-cell-properties style:vertical-align="middle" fo:background-color="#ddddee">
        <style:background-image/>
      </style:table-cell-properties>
    </style:style>
    <style:style style:name="Table20" style:family="table">
      <style:table-properties style:width="7.3188in" style:rel-width="100%" table:align="left"/>
    </style:style>
    <style:style style:name="Table20.A" style:family="table-column">
      <style:table-column-properties style:column-width="7.3188in" style:rel-column-width="65535*"/>
    </style:style>
    <style:style style:name="Table20.A1" style:family="table-cell">
      <style:table-cell-properties style:vertical-align="middle" fo:background-color="#ddddee">
        <style:background-image/>
      </style:table-cell-properties>
    </style:style>
    <style:style style:name="Table21" style:family="table">
      <style:table-properties style:width="7.3188in" style:rel-width="100%" table:align="left"/>
    </style:style>
    <style:style style:name="Table21.A" style:family="table-column">
      <style:table-column-properties style:column-width="7.3188in" style:rel-column-width="65535*"/>
    </style:style>
    <style:style style:name="Table21.A1" style:family="table-cell">
      <style:table-cell-properties style:vertical-align="middle" fo:background-color="#ddddee">
        <style:background-image/>
      </style:table-cell-properties>
    </style:style>
    <style:style style:name="Table22" style:family="table">
      <style:table-properties style:width="7.3188in" style:rel-width="100%" table:align="left"/>
    </style:style>
    <style:style style:name="Table22.A" style:family="table-column">
      <style:table-column-properties style:column-width="7.3188in" style:rel-column-width="65535*"/>
    </style:style>
    <style:style style:name="Table22.A1" style:family="table-cell">
      <style:table-cell-properties style:vertical-align="middle" fo:background-color="#ddddee">
        <style:background-image/>
      </style:table-cell-properties>
    </style:style>
    <style:style style:name="Table23" style:family="table">
      <style:table-properties style:width="7.3188in" style:rel-width="100%" table:align="left"/>
    </style:style>
    <style:style style:name="Table23.A" style:family="table-column">
      <style:table-column-properties style:column-width="7.3188in" style:rel-column-width="65535*"/>
    </style:style>
    <style:style style:name="Table23.A1" style:family="table-cell">
      <style:table-cell-properties style:vertical-align="middle" fo:background-color="#ddddee">
        <style:background-image/>
      </style:table-cell-properties>
    </style:style>
    <style:style style:name="Table24" style:family="table">
      <style:table-properties style:width="7.3188in" style:rel-width="100%" table:align="left"/>
    </style:style>
    <style:style style:name="Table24.A" style:family="table-column">
      <style:table-column-properties style:column-width="7.3188in" style:rel-column-width="65535*"/>
    </style:style>
    <style:style style:name="Table24.A1" style:family="table-cell">
      <style:table-cell-properties style:vertical-align="middle" fo:background-color="#ddddee">
        <style:background-image/>
      </style:table-cell-properties>
    </style:style>
    <style:style style:name="Table25" style:family="table">
      <style:table-properties style:width="7.3188in" style:rel-width="100%" table:align="left"/>
    </style:style>
    <style:style style:name="Table25.A" style:family="table-column">
      <style:table-column-properties style:column-width="7.3188in" style:rel-column-width="65535*"/>
    </style:style>
    <style:style style:name="Table25.A1" style:family="table-cell">
      <style:table-cell-properties style:vertical-align="middle" fo:background-color="#ddddee">
        <style:background-image/>
      </style:table-cell-properties>
    </style:style>
    <style:style style:name="Table26" style:family="table">
      <style:table-properties style:width="7.3188in" style:rel-width="100%" table:align="left"/>
    </style:style>
    <style:style style:name="Table26.A" style:family="table-column">
      <style:table-column-properties style:column-width="7.3188in" style:rel-column-width="65535*"/>
    </style:style>
    <style:style style:name="Table26.A1" style:family="table-cell">
      <style:table-cell-properties style:vertical-align="middle" fo:background-color="#ddddee">
        <style:background-image/>
      </style:table-cell-properties>
    </style:style>
    <style:style style:name="Table27" style:family="table">
      <style:table-properties style:width="7.3188in" style:rel-width="100%" table:align="left"/>
    </style:style>
    <style:style style:name="Table27.A" style:family="table-column">
      <style:table-column-properties style:column-width="7.3188in" style:rel-column-width="65535*"/>
    </style:style>
    <style:style style:name="Table27.A1" style:family="table-cell">
      <style:table-cell-properties style:vertical-align="middle" fo:background-color="#ddddee">
        <style:background-image/>
      </style:table-cell-properties>
    </style:style>
    <style:style style:name="Table28" style:family="table">
      <style:table-properties style:width="7.3188in" style:rel-width="100%" table:align="left"/>
    </style:style>
    <style:style style:name="Table28.A" style:family="table-column">
      <style:table-column-properties style:column-width="7.3188in" style:rel-column-width="65535*"/>
    </style:style>
    <style:style style:name="Table28.A1" style:family="table-cell">
      <style:table-cell-properties style:vertical-align="middle" fo:background-color="#ddddee">
        <style:background-image/>
      </style:table-cell-properties>
    </style:style>
    <style:style style:name="Table29" style:family="table">
      <style:table-properties style:width="7.3188in" style:rel-width="100%" table:align="left"/>
    </style:style>
    <style:style style:name="Table29.A" style:family="table-column">
      <style:table-column-properties style:column-width="7.3188in" style:rel-column-width="65535*"/>
    </style:style>
    <style:style style:name="Table29.A1" style:family="table-cell">
      <style:table-cell-properties style:vertical-align="middle" fo:background-color="#ddddee">
        <style:background-image/>
      </style:table-cell-properties>
    </style:style>
    <style:style style:name="Table30" style:family="table">
      <style:table-properties style:width="7.3188in" style:rel-width="100%" table:align="left"/>
    </style:style>
    <style:style style:name="Table30.A" style:family="table-column">
      <style:table-column-properties style:column-width="7.3188in" style:rel-column-width="65535*"/>
    </style:style>
    <style:style style:name="Table30.A1" style:family="table-cell">
      <style:table-cell-properties style:vertical-align="middle" fo:background-color="#ddddee">
        <style:background-image/>
      </style:table-cell-properties>
    </style:style>
    <style:style style:name="Table31" style:family="table">
      <style:table-properties style:width="7.3188in" style:rel-width="100%" table:align="left"/>
    </style:style>
    <style:style style:name="Table31.A" style:family="table-column">
      <style:table-column-properties style:column-width="7.3188in" style:rel-column-width="65535*"/>
    </style:style>
    <style:style style:name="Table31.A1" style:family="table-cell">
      <style:table-cell-properties style:vertical-align="middle" fo:background-color="#ddddee">
        <style:background-image/>
      </style:table-cell-properties>
    </style:style>
    <style:style style:name="Table32" style:family="table">
      <style:table-properties style:width="7.3188in" style:rel-width="100%" table:align="left"/>
    </style:style>
    <style:style style:name="Table32.A" style:family="table-column">
      <style:table-column-properties style:column-width="7.3188in" style:rel-column-width="65535*"/>
    </style:style>
    <style:style style:name="Table32.A1" style:family="table-cell">
      <style:table-cell-properties style:vertical-align="middle" fo:background-color="#ddddee">
        <style:background-image/>
      </style:table-cell-properties>
    </style:style>
    <style:style style:name="Table33" style:family="table">
      <style:table-properties style:width="7.3188in" style:rel-width="100%" table:align="left"/>
    </style:style>
    <style:style style:name="Table33.A" style:family="table-column">
      <style:table-column-properties style:column-width="7.3188in" style:rel-column-width="65535*"/>
    </style:style>
    <style:style style:name="Table33.A1" style:family="table-cell">
      <style:table-cell-properties style:vertical-align="middle" fo:background-color="#ddddee">
        <style:background-image/>
      </style:table-cell-properties>
    </style:style>
    <style:style style:name="Table34" style:family="table">
      <style:table-properties style:width="7.3188in" style:rel-width="100%" table:align="left"/>
    </style:style>
    <style:style style:name="Table34.A" style:family="table-column">
      <style:table-column-properties style:column-width="7.3188in" style:rel-column-width="65535*"/>
    </style:style>
    <style:style style:name="Table34.A1" style:family="table-cell">
      <style:table-cell-properties style:vertical-align="middle" fo:background-color="#ddddee">
        <style:background-image/>
      </style:table-cell-properties>
    </style:style>
    <style:style style:name="Table35" style:family="table">
      <style:table-properties style:width="7.3188in" style:rel-width="100%" table:align="left"/>
    </style:style>
    <style:style style:name="Table35.A" style:family="table-column">
      <style:table-column-properties style:column-width="7.3188in" style:rel-column-width="65535*"/>
    </style:style>
    <style:style style:name="Table35.A1" style:family="table-cell">
      <style:table-cell-properties style:vertical-align="middle" fo:background-color="#ddddee">
        <style:background-image/>
      </style:table-cell-properties>
    </style:style>
    <style:style style:name="Table36" style:family="table">
      <style:table-properties style:width="7.3188in" style:rel-width="100%" table:align="left"/>
    </style:style>
    <style:style style:name="Table36.A" style:family="table-column">
      <style:table-column-properties style:column-width="7.3188in" style:rel-column-width="65535*"/>
    </style:style>
    <style:style style:name="Table36.A1" style:family="table-cell">
      <style:table-cell-properties style:vertical-align="middle" fo:background-color="#ddddee">
        <style:background-image/>
      </style:table-cell-properties>
    </style:style>
    <style:style style:name="Table37" style:family="table">
      <style:table-properties style:width="7.3188in" style:rel-width="100%" table:align="left"/>
    </style:style>
    <style:style style:name="Table37.A" style:family="table-column">
      <style:table-column-properties style:column-width="7.3188in" style:rel-column-width="65535*"/>
    </style:style>
    <style:style style:name="Table37.A1" style:family="table-cell">
      <style:table-cell-properties style:vertical-align="middle" fo:background-color="#ddddee">
        <style:background-image/>
      </style:table-cell-properties>
    </style:style>
    <style:style style:name="Table38" style:family="table">
      <style:table-properties style:width="7.3188in" style:rel-width="100%" table:align="left"/>
    </style:style>
    <style:style style:name="Table38.A" style:family="table-column">
      <style:table-column-properties style:column-width="7.3188in" style:rel-column-width="65535*"/>
    </style:style>
    <style:style style:name="Table38.A1" style:family="table-cell">
      <style:table-cell-properties style:vertical-align="middle" fo:background-color="#ddddee">
        <style:background-image/>
      </style:table-cell-properties>
    </style:style>
    <style:style style:name="Table39" style:family="table">
      <style:table-properties style:width="7.3188in" style:rel-width="100%" table:align="left"/>
    </style:style>
    <style:style style:name="Table39.A" style:family="table-column">
      <style:table-column-properties style:column-width="7.3188in" style:rel-column-width="65535*"/>
    </style:style>
    <style:style style:name="Table39.A1" style:family="table-cell">
      <style:table-cell-properties style:vertical-align="middle" fo:background-color="#ddddee">
        <style:background-image/>
      </style:table-cell-properties>
    </style:style>
    <style:style style:name="Table40" style:family="table">
      <style:table-properties style:width="7.3188in" style:rel-width="100%" table:align="left"/>
    </style:style>
    <style:style style:name="Table40.A" style:family="table-column">
      <style:table-column-properties style:column-width="7.3188in" style:rel-column-width="65535*"/>
    </style:style>
    <style:style style:name="Table40.A1" style:family="table-cell">
      <style:table-cell-properties style:vertical-align="middle" fo:background-color="#ddddee">
        <style:background-image/>
      </style:table-cell-properties>
    </style:style>
    <style:style style:name="Table41" style:family="table">
      <style:table-properties style:width="7.3188in" style:rel-width="100%" table:align="left"/>
    </style:style>
    <style:style style:name="Table41.A" style:family="table-column">
      <style:table-column-properties style:column-width="7.3188in" style:rel-column-width="65535*"/>
    </style:style>
    <style:style style:name="Table41.A1" style:family="table-cell">
      <style:table-cell-properties style:vertical-align="middle" fo:background-color="#ddddee">
        <style:background-image/>
      </style:table-cell-properties>
    </style:style>
    <style:style style:name="Table42" style:family="table">
      <style:table-properties style:width="7.3188in" style:rel-width="100%" table:align="left"/>
    </style:style>
    <style:style style:name="Table42.A" style:family="table-column">
      <style:table-column-properties style:column-width="7.3188in" style:rel-column-width="65535*"/>
    </style:style>
    <style:style style:name="Table42.A1" style:family="table-cell">
      <style:table-cell-properties style:vertical-align="middle" fo:background-color="#ddddee">
        <style:background-image/>
      </style:table-cell-properties>
    </style:style>
    <style:style style:name="Table43" style:family="table">
      <style:table-properties style:width="7.3188in" style:rel-width="100%" table:align="left"/>
    </style:style>
    <style:style style:name="Table43.A" style:family="table-column">
      <style:table-column-properties style:column-width="7.3188in" style:rel-column-width="65535*"/>
    </style:style>
    <style:style style:name="Table43.A1" style:family="table-cell">
      <style:table-cell-properties style:vertical-align="middle" fo:background-color="#ddddee">
        <style:background-image/>
      </style:table-cell-properties>
    </style:style>
    <style:style style:name="Table44" style:family="table">
      <style:table-properties style:width="7.3188in" style:rel-width="100%" table:align="left"/>
    </style:style>
    <style:style style:name="Table44.A" style:family="table-column">
      <style:table-column-properties style:column-width="7.3188in" style:rel-column-width="65535*"/>
    </style:style>
    <style:style style:name="Table44.A1" style:family="table-cell">
      <style:table-cell-properties style:vertical-align="middle" fo:background-color="#ddddee">
        <style:background-image/>
      </style:table-cell-properties>
    </style:style>
    <style:style style:name="Table45" style:family="table">
      <style:table-properties style:width="7.3188in" style:rel-width="100%" table:align="left"/>
    </style:style>
    <style:style style:name="Table45.A" style:family="table-column">
      <style:table-column-properties style:column-width="7.3188in" style:rel-column-width="65535*"/>
    </style:style>
    <style:style style:name="Table45.A1" style:family="table-cell">
      <style:table-cell-properties style:vertical-align="middle" fo:background-color="#ddddee">
        <style:background-image/>
      </style:table-cell-properties>
    </style:style>
    <style:style style:name="Table46" style:family="table">
      <style:table-properties style:width="7.3188in" style:rel-width="100%" table:align="left"/>
    </style:style>
    <style:style style:name="Table46.A" style:family="table-column">
      <style:table-column-properties style:column-width="7.3188in" style:rel-column-width="65535*"/>
    </style:style>
    <style:style style:name="Table46.A1" style:family="table-cell">
      <style:table-cell-properties style:vertical-align="middle" fo:background-color="#ddddee">
        <style:background-image/>
      </style:table-cell-properties>
    </style:style>
    <style:style style:name="Table47" style:family="table">
      <style:table-properties style:width="7.3188in" style:rel-width="100%" table:align="left"/>
    </style:style>
    <style:style style:name="Table47.A" style:family="table-column">
      <style:table-column-properties style:column-width="7.3188in" style:rel-column-width="65535*"/>
    </style:style>
    <style:style style:name="Table47.A1" style:family="table-cell">
      <style:table-cell-properties style:vertical-align="middle" fo:background-color="#ddddee">
        <style:background-image/>
      </style:table-cell-properties>
    </style:style>
    <style:style style:name="Table48" style:family="table">
      <style:table-properties style:width="7.3188in" style:rel-width="100%" table:align="left"/>
    </style:style>
    <style:style style:name="Table48.A" style:family="table-column">
      <style:table-column-properties style:column-width="7.3188in" style:rel-column-width="65535*"/>
    </style:style>
    <style:style style:name="Table48.A1" style:family="table-cell">
      <style:table-cell-properties style:vertical-align="middle" fo:background-color="#ddddee">
        <style:background-image/>
      </style:table-cell-properties>
    </style:style>
    <style:style style:name="Table49" style:family="table">
      <style:table-properties style:width="7.3188in" style:rel-width="100%" table:align="left"/>
    </style:style>
    <style:style style:name="Table49.A" style:family="table-column">
      <style:table-column-properties style:column-width="7.3188in" style:rel-column-width="65535*"/>
    </style:style>
    <style:style style:name="Table49.A1" style:family="table-cell">
      <style:table-cell-properties style:vertical-align="middle" fo:background-color="#ddddee">
        <style:background-image/>
      </style:table-cell-properties>
    </style:style>
    <style:style style:name="Table50" style:family="table">
      <style:table-properties style:width="7.3188in" style:rel-width="100%" table:align="left"/>
    </style:style>
    <style:style style:name="Table50.A" style:family="table-column">
      <style:table-column-properties style:column-width="7.3188in" style:rel-column-width="65535*"/>
    </style:style>
    <style:style style:name="Table50.A1" style:family="table-cell">
      <style:table-cell-properties style:vertical-align="middle" fo:background-color="#ddddee">
        <style:background-image/>
      </style:table-cell-properties>
    </style:style>
    <style:style style:name="Table51" style:family="table">
      <style:table-properties style:width="7.3188in" style:rel-width="100%" table:align="left"/>
    </style:style>
    <style:style style:name="Table51.A" style:family="table-column">
      <style:table-column-properties style:column-width="7.3188in" style:rel-column-width="65535*"/>
    </style:style>
    <style:style style:name="Table51.A1" style:family="table-cell">
      <style:table-cell-properties style:vertical-align="middle" fo:background-color="#ddddee">
        <style:background-image/>
      </style:table-cell-properties>
    </style:style>
    <style:style style:name="Table52" style:family="table">
      <style:table-properties style:width="7.3188in" style:rel-width="100%" table:align="left"/>
    </style:style>
    <style:style style:name="Table52.A" style:family="table-column">
      <style:table-column-properties style:column-width="7.3188in" style:rel-column-width="65535*"/>
    </style:style>
    <style:style style:name="Table52.A1" style:family="table-cell">
      <style:table-cell-properties style:vertical-align="middle" fo:background-color="#ddddee">
        <style:background-image/>
      </style:table-cell-properties>
    </style:style>
    <style:style style:name="Table53" style:family="table">
      <style:table-properties style:width="7.3188in" style:rel-width="100%" table:align="left"/>
    </style:style>
    <style:style style:name="Table53.A" style:family="table-column">
      <style:table-column-properties style:column-width="7.3188in" style:rel-column-width="65535*"/>
    </style:style>
    <style:style style:name="Table53.A1" style:family="table-cell">
      <style:table-cell-properties style:vertical-align="middle" fo:background-color="#ddddee">
        <style:background-image/>
      </style:table-cell-properties>
    </style:style>
    <style:style style:name="Table54" style:family="table">
      <style:table-properties style:width="7.3188in" style:rel-width="100%" table:align="left"/>
    </style:style>
    <style:style style:name="Table54.A" style:family="table-column">
      <style:table-column-properties style:column-width="7.3188in" style:rel-column-width="65535*"/>
    </style:style>
    <style:style style:name="Table54.A1" style:family="table-cell">
      <style:table-cell-properties style:vertical-align="middle" fo:background-color="#ddddee">
        <style:background-image/>
      </style:table-cell-properties>
    </style:style>
    <style:style style:name="Table55" style:family="table">
      <style:table-properties style:width="7.3188in" style:rel-width="100%" table:align="left"/>
    </style:style>
    <style:style style:name="Table55.A" style:family="table-column">
      <style:table-column-properties style:column-width="7.3188in" style:rel-column-width="65535*"/>
    </style:style>
    <style:style style:name="Table55.A1" style:family="table-cell">
      <style:table-cell-properties style:vertical-align="middle" fo:background-color="#ddddee">
        <style:background-image/>
      </style:table-cell-properties>
    </style:style>
    <style:style style:name="Table56" style:family="table">
      <style:table-properties style:width="7.3188in" style:rel-width="100%" table:align="left"/>
    </style:style>
    <style:style style:name="Table56.A" style:family="table-column">
      <style:table-column-properties style:column-width="7.3188in" style:rel-column-width="65535*"/>
    </style:style>
    <style:style style:name="Table56.A1" style:family="table-cell">
      <style:table-cell-properties style:vertical-align="middle" fo:background-color="#ddddee">
        <style:background-image/>
      </style:table-cell-properties>
    </style:style>
    <style:style style:name="Table57" style:family="table">
      <style:table-properties style:width="7.3188in" style:rel-width="100%" table:align="left"/>
    </style:style>
    <style:style style:name="Table57.A" style:family="table-column">
      <style:table-column-properties style:column-width="7.3188in" style:rel-column-width="65535*"/>
    </style:style>
    <style:style style:name="Table57.A1" style:family="table-cell">
      <style:table-cell-properties style:vertical-align="middle" fo:background-color="#ddddee">
        <style:background-image/>
      </style:table-cell-properties>
    </style:style>
    <style:style style:name="Table58" style:family="table">
      <style:table-properties style:width="7.3188in" style:rel-width="100%" table:align="left"/>
    </style:style>
    <style:style style:name="Table58.A" style:family="table-column">
      <style:table-column-properties style:column-width="7.3188in" style:rel-column-width="65535*"/>
    </style:style>
    <style:style style:name="Table58.A1" style:family="table-cell">
      <style:table-cell-properties style:vertical-align="middle" fo:background-color="#ddddee">
        <style:background-image/>
      </style:table-cell-properties>
    </style:style>
    <style:style style:name="Table59" style:family="table">
      <style:table-properties style:width="7.3188in" style:rel-width="100%" table:align="left"/>
    </style:style>
    <style:style style:name="Table59.A" style:family="table-column">
      <style:table-column-properties style:column-width="7.3188in" style:rel-column-width="65535*"/>
    </style:style>
    <style:style style:name="Table59.A1" style:family="table-cell">
      <style:table-cell-properties style:vertical-align="middle" fo:background-color="#ddddee">
        <style:background-image/>
      </style:table-cell-properties>
    </style:style>
    <style:style style:name="Table60" style:family="table">
      <style:table-properties style:width="7.3188in" style:rel-width="100%" table:align="left"/>
    </style:style>
    <style:style style:name="Table60.A" style:family="table-column">
      <style:table-column-properties style:column-width="7.3188in" style:rel-column-width="65535*"/>
    </style:style>
    <style:style style:name="Table60.A1" style:family="table-cell">
      <style:table-cell-properties style:vertical-align="middle" fo:background-color="#ddddee">
        <style:background-image/>
      </style:table-cell-properties>
    </style:style>
    <style:style style:name="Table61" style:family="table">
      <style:table-properties style:width="7.3188in" style:rel-width="100%" table:align="left"/>
    </style:style>
    <style:style style:name="Table61.A" style:family="table-column">
      <style:table-column-properties style:column-width="7.3188in" style:rel-column-width="65535*"/>
    </style:style>
    <style:style style:name="Table61.A1" style:family="table-cell">
      <style:table-cell-properties style:vertical-align="middle" fo:background-color="#ddddee">
        <style:background-image/>
      </style:table-cell-properties>
    </style:style>
    <style:style style:name="Table62" style:family="table">
      <style:table-properties style:width="7.3188in" style:rel-width="100%" table:align="left"/>
    </style:style>
    <style:style style:name="Table62.A" style:family="table-column">
      <style:table-column-properties style:column-width="7.3188in" style:rel-column-width="65535*"/>
    </style:style>
    <style:style style:name="Table62.A1" style:family="table-cell">
      <style:table-cell-properties style:vertical-align="middle" fo:background-color="#ddddee">
        <style:background-image/>
      </style:table-cell-properties>
    </style:style>
    <style:style style:name="Table63" style:family="table">
      <style:table-properties style:width="7.3188in" style:rel-width="100%" table:align="left"/>
    </style:style>
    <style:style style:name="Table63.A" style:family="table-column">
      <style:table-column-properties style:column-width="7.3188in" style:rel-column-width="65535*"/>
    </style:style>
    <style:style style:name="Table63.A1" style:family="table-cell">
      <style:table-cell-properties style:vertical-align="middle" fo:background-color="#ddddee">
        <style:background-image/>
      </style:table-cell-properties>
    </style:style>
    <style:style style:name="Table64" style:family="table">
      <style:table-properties style:width="7.3188in" style:rel-width="100%" table:align="left"/>
    </style:style>
    <style:style style:name="Table64.A" style:family="table-column">
      <style:table-column-properties style:column-width="7.3188in" style:rel-column-width="65535*"/>
    </style:style>
    <style:style style:name="Table64.A1" style:family="table-cell">
      <style:table-cell-properties style:vertical-align="middle" fo:background-color="#ddddee">
        <style:background-image/>
      </style:table-cell-properties>
    </style:style>
    <style:style style:name="Table65" style:family="table">
      <style:table-properties style:width="7.3188in" style:rel-width="100%" table:align="left"/>
    </style:style>
    <style:style style:name="Table65.A" style:family="table-column">
      <style:table-column-properties style:column-width="7.3188in" style:rel-column-width="65535*"/>
    </style:style>
    <style:style style:name="Table65.A1" style:family="table-cell">
      <style:table-cell-properties style:vertical-align="middle" fo:background-color="#ddddee">
        <style:background-image/>
      </style:table-cell-properties>
    </style:style>
    <style:style style:name="Table66" style:family="table">
      <style:table-properties style:width="7.3188in" style:rel-width="100%" table:align="left"/>
    </style:style>
    <style:style style:name="Table66.A" style:family="table-column">
      <style:table-column-properties style:column-width="7.3188in" style:rel-column-width="65535*"/>
    </style:style>
    <style:style style:name="Table66.A1" style:family="table-cell">
      <style:table-cell-properties style:vertical-align="middle" fo:background-color="#ddddee">
        <style:background-image/>
      </style:table-cell-properties>
    </style:style>
    <style:style style:name="Table67" style:family="table">
      <style:table-properties style:width="7.3188in" style:rel-width="100%" table:align="left"/>
    </style:style>
    <style:style style:name="Table67.A" style:family="table-column">
      <style:table-column-properties style:column-width="7.3188in" style:rel-column-width="65535*"/>
    </style:style>
    <style:style style:name="Table67.A1" style:family="table-cell">
      <style:table-cell-properties style:vertical-align="middle" fo:background-color="#ddddee">
        <style:background-image/>
      </style:table-cell-properties>
    </style:style>
    <style:style style:name="Table68" style:family="table">
      <style:table-properties style:width="7.3188in" style:rel-width="100%" table:align="left"/>
    </style:style>
    <style:style style:name="Table68.A" style:family="table-column">
      <style:table-column-properties style:column-width="7.3188in" style:rel-column-width="65535*"/>
    </style:style>
    <style:style style:name="Table68.A1" style:family="table-cell">
      <style:table-cell-properties style:vertical-align="middle" fo:background-color="#ddddee">
        <style:background-image/>
      </style:table-cell-properties>
    </style:style>
    <style:style style:name="Table69" style:family="table">
      <style:table-properties style:width="7.3188in" style:rel-width="100%" table:align="left"/>
    </style:style>
    <style:style style:name="Table69.A" style:family="table-column">
      <style:table-column-properties style:column-width="7.3188in" style:rel-column-width="65535*"/>
    </style:style>
    <style:style style:name="Table69.A1" style:family="table-cell">
      <style:table-cell-properties style:vertical-align="middle" fo:background-color="#ddddee">
        <style:background-image/>
      </style:table-cell-properties>
    </style:style>
    <style:style style:name="Table70" style:family="table">
      <style:table-properties style:width="7.3188in" style:rel-width="100%" table:align="left"/>
    </style:style>
    <style:style style:name="Table70.A" style:family="table-column">
      <style:table-column-properties style:column-width="7.3188in" style:rel-column-width="65535*"/>
    </style:style>
    <style:style style:name="Table70.A1" style:family="table-cell">
      <style:table-cell-properties style:vertical-align="middle" fo:background-color="#ddddee">
        <style:background-image/>
      </style:table-cell-properties>
    </style:style>
    <style:style style:name="Table71" style:family="table">
      <style:table-properties style:width="7.3188in" style:rel-width="100%" table:align="left"/>
    </style:style>
    <style:style style:name="Table71.A" style:family="table-column">
      <style:table-column-properties style:column-width="7.3188in" style:rel-column-width="65535*"/>
    </style:style>
    <style:style style:name="Table71.A1" style:family="table-cell">
      <style:table-cell-properties style:vertical-align="middle" fo:background-color="#ddddee">
        <style:background-image/>
      </style:table-cell-properties>
    </style:style>
    <style:style style:name="Table72" style:family="table">
      <style:table-properties style:width="7.3188in" style:rel-width="100%" table:align="left"/>
    </style:style>
    <style:style style:name="Table72.A" style:family="table-column">
      <style:table-column-properties style:column-width="7.3188in" style:rel-column-width="65535*"/>
    </style:style>
    <style:style style:name="Table72.A1" style:family="table-cell">
      <style:table-cell-properties style:vertical-align="middle" fo:background-color="#ddddee">
        <style:background-image/>
      </style:table-cell-properties>
    </style:style>
    <style:style style:name="Table73" style:family="table">
      <style:table-properties style:width="7.3188in" style:rel-width="100%" table:align="left"/>
    </style:style>
    <style:style style:name="Table73.A" style:family="table-column">
      <style:table-column-properties style:column-width="7.3188in" style:rel-column-width="65535*"/>
    </style:style>
    <style:style style:name="Table73.A1" style:family="table-cell">
      <style:table-cell-properties style:vertical-align="middle" fo:background-color="#ddddee">
        <style:background-image/>
      </style:table-cell-properties>
    </style:style>
    <style:style style:name="Table74" style:family="table">
      <style:table-properties style:width="7.3188in" style:rel-width="100%" table:align="left"/>
    </style:style>
    <style:style style:name="Table74.A" style:family="table-column">
      <style:table-column-properties style:column-width="7.3188in" style:rel-column-width="65535*"/>
    </style:style>
    <style:style style:name="Table74.A1" style:family="table-cell">
      <style:table-cell-properties style:vertical-align="middle" fo:background-color="#ddddee">
        <style:background-image/>
      </style:table-cell-properties>
    </style:style>
    <style:style style:name="Table75" style:family="table">
      <style:table-properties style:width="7.3188in" style:rel-width="100%" table:align="left"/>
    </style:style>
    <style:style style:name="Table75.A" style:family="table-column">
      <style:table-column-properties style:column-width="7.3188in" style:rel-column-width="65535*"/>
    </style:style>
    <style:style style:name="Table75.A1" style:family="table-cell">
      <style:table-cell-properties style:vertical-align="middle" fo:background-color="#ddddee">
        <style:background-image/>
      </style:table-cell-properties>
    </style:style>
    <style:style style:name="Table76" style:family="table">
      <style:table-properties style:width="7.3188in" style:rel-width="100%" table:align="left"/>
    </style:style>
    <style:style style:name="Table76.A" style:family="table-column">
      <style:table-column-properties style:column-width="7.3188in" style:rel-column-width="65535*"/>
    </style:style>
    <style:style style:name="Table76.A1" style:family="table-cell">
      <style:table-cell-properties style:vertical-align="middle" fo:background-color="#ddddee">
        <style:background-image/>
      </style:table-cell-properties>
    </style:style>
    <style:style style:name="Table77" style:family="table">
      <style:table-properties style:width="7.3188in" style:rel-width="100%" table:align="left"/>
    </style:style>
    <style:style style:name="Table77.A" style:family="table-column">
      <style:table-column-properties style:column-width="7.3188in" style:rel-column-width="65535*"/>
    </style:style>
    <style:style style:name="Table77.A1" style:family="table-cell">
      <style:table-cell-properties style:vertical-align="middle" fo:background-color="#ddddee">
        <style:background-image/>
      </style:table-cell-properties>
    </style:style>
    <style:style style:name="Table78" style:family="table">
      <style:table-properties style:width="7.3188in" style:rel-width="100%" table:align="left"/>
    </style:style>
    <style:style style:name="Table78.A" style:family="table-column">
      <style:table-column-properties style:column-width="7.3188in" style:rel-column-width="65535*"/>
    </style:style>
    <style:style style:name="Table78.A1" style:family="table-cell">
      <style:table-cell-properties style:vertical-align="middle" fo:background-color="#ddddee">
        <style:background-image/>
      </style:table-cell-properties>
    </style:style>
    <style:style style:name="Table79" style:family="table">
      <style:table-properties style:width="7.3188in" style:rel-width="100%" table:align="left"/>
    </style:style>
    <style:style style:name="Table79.A" style:family="table-column">
      <style:table-column-properties style:column-width="7.3188in" style:rel-column-width="65535*"/>
    </style:style>
    <style:style style:name="Table79.A1" style:family="table-cell">
      <style:table-cell-properties style:vertical-align="middle" fo:background-color="#ddddee">
        <style:background-image/>
      </style:table-cell-properties>
    </style:style>
    <style:style style:name="Table80" style:family="table">
      <style:table-properties style:width="7.3188in" style:rel-width="100%" table:align="left"/>
    </style:style>
    <style:style style:name="Table80.A" style:family="table-column">
      <style:table-column-properties style:column-width="7.3188in" style:rel-column-width="65535*"/>
    </style:style>
    <style:style style:name="Table80.A1" style:family="table-cell">
      <style:table-cell-properties style:vertical-align="middle" fo:background-color="#ddddee">
        <style:background-image/>
      </style:table-cell-properties>
    </style:style>
    <style:style style:name="Table81" style:family="table">
      <style:table-properties style:width="7.3188in" style:rel-width="100%" table:align="left"/>
    </style:style>
    <style:style style:name="Table81.A" style:family="table-column">
      <style:table-column-properties style:column-width="7.3188in" style:rel-column-width="65535*"/>
    </style:style>
    <style:style style:name="Table81.A1" style:family="table-cell">
      <style:table-cell-properties style:vertical-align="middle" fo:background-color="#ddddee">
        <style:background-image/>
      </style:table-cell-properties>
    </style:style>
    <style:style style:name="Table82" style:family="table">
      <style:table-properties style:width="7.3188in" style:rel-width="100%" table:align="left"/>
    </style:style>
    <style:style style:name="Table82.A" style:family="table-column">
      <style:table-column-properties style:column-width="7.3188in" style:rel-column-width="65535*"/>
    </style:style>
    <style:style style:name="Table82.A1" style:family="table-cell">
      <style:table-cell-properties style:vertical-align="middle" fo:background-color="#ddddee">
        <style:background-image/>
      </style:table-cell-properties>
    </style:style>
    <style:style style:name="Table83" style:family="table">
      <style:table-properties style:width="7.3188in" style:rel-width="100%" table:align="left"/>
    </style:style>
    <style:style style:name="Table83.A" style:family="table-column">
      <style:table-column-properties style:column-width="7.3188in" style:rel-column-width="65535*"/>
    </style:style>
    <style:style style:name="Table83.A1" style:family="table-cell">
      <style:table-cell-properties style:vertical-align="middle" fo:background-color="#ddddee">
        <style:background-image/>
      </style:table-cell-properties>
    </style:style>
    <style:style style:name="Table84" style:family="table">
      <style:table-properties style:width="7.3188in" style:rel-width="100%" table:align="left"/>
    </style:style>
    <style:style style:name="Table84.A" style:family="table-column">
      <style:table-column-properties style:column-width="7.3188in" style:rel-column-width="65535*"/>
    </style:style>
    <style:style style:name="Table84.A1" style:family="table-cell">
      <style:table-cell-properties style:vertical-align="middle" fo:background-color="#ddddee">
        <style:background-image/>
      </style:table-cell-properties>
    </style:style>
    <style:style style:name="Table85" style:family="table">
      <style:table-properties style:width="7.3188in" style:rel-width="100%" table:align="left"/>
    </style:style>
    <style:style style:name="Table85.A" style:family="table-column">
      <style:table-column-properties style:column-width="7.3188in" style:rel-column-width="65535*"/>
    </style:style>
    <style:style style:name="Table85.A1" style:family="table-cell">
      <style:table-cell-properties style:vertical-align="middle" fo:background-color="#ddddee">
        <style:background-image/>
      </style:table-cell-properties>
    </style:style>
    <style:style style:name="Table86" style:family="table">
      <style:table-properties style:width="7.3188in" style:rel-width="100%" table:align="left"/>
    </style:style>
    <style:style style:name="Table86.A" style:family="table-column">
      <style:table-column-properties style:column-width="7.3188in" style:rel-column-width="65535*"/>
    </style:style>
    <style:style style:name="Table86.A1" style:family="table-cell">
      <style:table-cell-properties style:vertical-align="middle" fo:background-color="#ddddee">
        <style:background-image/>
      </style:table-cell-properties>
    </style:style>
    <style:style style:name="Table87" style:family="table">
      <style:table-properties style:width="7.3188in" style:rel-width="100%" table:align="left"/>
    </style:style>
    <style:style style:name="Table87.A" style:family="table-column">
      <style:table-column-properties style:column-width="7.3188in" style:rel-column-width="65535*"/>
    </style:style>
    <style:style style:name="Table87.A1" style:family="table-cell">
      <style:table-cell-properties style:vertical-align="middle" fo:background-color="#ddddee">
        <style:background-image/>
      </style:table-cell-properties>
    </style:style>
    <style:style style:name="Table88" style:family="table">
      <style:table-properties style:width="7.3188in" style:rel-width="100%" table:align="left"/>
    </style:style>
    <style:style style:name="Table88.A" style:family="table-column">
      <style:table-column-properties style:column-width="7.3188in" style:rel-column-width="65535*"/>
    </style:style>
    <style:style style:name="Table88.A1" style:family="table-cell">
      <style:table-cell-properties style:vertical-align="middle" fo:background-color="#ddddee">
        <style:background-image/>
      </style:table-cell-properties>
    </style:style>
    <style:style style:name="Table89" style:family="table">
      <style:table-properties style:width="7.3188in" style:rel-width="100%" table:align="left"/>
    </style:style>
    <style:style style:name="Table89.A" style:family="table-column">
      <style:table-column-properties style:column-width="7.3188in" style:rel-column-width="65535*"/>
    </style:style>
    <style:style style:name="Table89.A1" style:family="table-cell">
      <style:table-cell-properties style:vertical-align="middle" fo:background-color="#ddddee">
        <style:background-image/>
      </style:table-cell-properties>
    </style:style>
    <style:style style:name="Table90" style:family="table">
      <style:table-properties style:width="7.3188in" style:rel-width="100%" table:align="left"/>
    </style:style>
    <style:style style:name="Table90.A" style:family="table-column">
      <style:table-column-properties style:column-width="7.3188in" style:rel-column-width="65535*"/>
    </style:style>
    <style:style style:name="Table90.A1" style:family="table-cell">
      <style:table-cell-properties style:vertical-align="middle" fo:background-color="#ddddee">
        <style:background-image/>
      </style:table-cell-properties>
    </style:style>
    <style:style style:name="Table91" style:family="table">
      <style:table-properties style:width="7.3188in" style:rel-width="100%" table:align="left"/>
    </style:style>
    <style:style style:name="Table91.A" style:family="table-column">
      <style:table-column-properties style:column-width="7.3188in" style:rel-column-width="65535*"/>
    </style:style>
    <style:style style:name="Table91.A1" style:family="table-cell">
      <style:table-cell-properties style:vertical-align="middle" fo:background-color="#ddddee">
        <style:background-image/>
      </style:table-cell-properties>
    </style:style>
    <style:style style:name="Table92" style:family="table">
      <style:table-properties style:width="7.3188in" style:rel-width="100%" table:align="left"/>
    </style:style>
    <style:style style:name="Table92.A" style:family="table-column">
      <style:table-column-properties style:column-width="7.3188in" style:rel-column-width="65535*"/>
    </style:style>
    <style:style style:name="Table92.A1" style:family="table-cell">
      <style:table-cell-properties style:vertical-align="middle" fo:background-color="#ddddee">
        <style:background-image/>
      </style:table-cell-properties>
    </style:style>
    <style:style style:name="Table93" style:family="table">
      <style:table-properties style:width="7.3188in" style:rel-width="100%" table:align="left"/>
    </style:style>
    <style:style style:name="Table93.A" style:family="table-column">
      <style:table-column-properties style:column-width="7.3188in" style:rel-column-width="65535*"/>
    </style:style>
    <style:style style:name="Table93.A1" style:family="table-cell">
      <style:table-cell-properties style:vertical-align="middle" fo:background-color="#ddddee">
        <style:background-image/>
      </style:table-cell-properties>
    </style:style>
    <style:style style:name="Table94" style:family="table">
      <style:table-properties style:width="7.3188in" style:rel-width="100%" table:align="left"/>
    </style:style>
    <style:style style:name="Table94.A" style:family="table-column">
      <style:table-column-properties style:column-width="7.3188in" style:rel-column-width="65535*"/>
    </style:style>
    <style:style style:name="Table94.A1" style:family="table-cell">
      <style:table-cell-properties style:vertical-align="middle" fo:background-color="#ddddee">
        <style:background-image/>
      </style:table-cell-properties>
    </style:style>
    <style:style style:name="Table95" style:family="table">
      <style:table-properties style:width="7.3188in" style:rel-width="100%" table:align="left"/>
    </style:style>
    <style:style style:name="Table95.A" style:family="table-column">
      <style:table-column-properties style:column-width="7.3188in" style:rel-column-width="65535*"/>
    </style:style>
    <style:style style:name="Table95.A1" style:family="table-cell">
      <style:table-cell-properties style:vertical-align="middle" fo:background-color="#ddddee">
        <style:background-image/>
      </style:table-cell-properties>
    </style:style>
    <style:style style:name="Table96" style:family="table">
      <style:table-properties style:width="7.3188in" style:rel-width="100%" table:align="left"/>
    </style:style>
    <style:style style:name="Table96.A" style:family="table-column">
      <style:table-column-properties style:column-width="7.3188in" style:rel-column-width="65535*"/>
    </style:style>
    <style:style style:name="Table96.A1" style:family="table-cell">
      <style:table-cell-properties style:vertical-align="middle" fo:background-color="#ddddee">
        <style:background-image/>
      </style:table-cell-properties>
    </style:style>
    <style:style style:name="Table97" style:family="table">
      <style:table-properties style:width="7.3188in" style:rel-width="100%" table:align="left"/>
    </style:style>
    <style:style style:name="Table97.A" style:family="table-column">
      <style:table-column-properties style:column-width="7.3188in" style:rel-column-width="65535*"/>
    </style:style>
    <style:style style:name="Table97.A1" style:family="table-cell">
      <style:table-cell-properties style:vertical-align="middle" fo:background-color="#ddddee">
        <style:background-image/>
      </style:table-cell-properties>
    </style:style>
    <style:style style:name="Table98" style:family="table">
      <style:table-properties style:width="7.3188in" style:rel-width="100%" table:align="left"/>
    </style:style>
    <style:style style:name="Table98.A" style:family="table-column">
      <style:table-column-properties style:column-width="7.3188in" style:rel-column-width="65535*"/>
    </style:style>
    <style:style style:name="Table98.A1" style:family="table-cell">
      <style:table-cell-properties style:vertical-align="middle" fo:background-color="#ddddee">
        <style:background-image/>
      </style:table-cell-properties>
    </style:style>
    <style:style style:name="Table99" style:family="table">
      <style:table-properties style:width="7.3188in" style:rel-width="100%" table:align="left"/>
    </style:style>
    <style:style style:name="Table99.A" style:family="table-column">
      <style:table-column-properties style:column-width="7.3188in" style:rel-column-width="65535*"/>
    </style:style>
    <style:style style:name="Table99.A1" style:family="table-cell">
      <style:table-cell-properties style:vertical-align="middle" fo:background-color="#ddddee">
        <style:background-image/>
      </style:table-cell-properties>
    </style:style>
    <style:style style:name="Table100" style:family="table">
      <style:table-properties style:width="7.3188in" style:rel-width="100%" table:align="left"/>
    </style:style>
    <style:style style:name="Table100.A" style:family="table-column">
      <style:table-column-properties style:column-width="7.3188in" style:rel-column-width="65535*"/>
    </style:style>
    <style:style style:name="Table100.A1" style:family="table-cell">
      <style:table-cell-properties style:vertical-align="middle" fo:background-color="#ddddee">
        <style:background-image/>
      </style:table-cell-properties>
    </style:style>
    <style:style style:name="Table101" style:family="table">
      <style:table-properties style:width="7.3188in" style:rel-width="100%" table:align="left"/>
    </style:style>
    <style:style style:name="Table101.A" style:family="table-column">
      <style:table-column-properties style:column-width="7.3188in" style:rel-column-width="65535*"/>
    </style:style>
    <style:style style:name="Table101.A1" style:family="table-cell">
      <style:table-cell-properties style:vertical-align="middle" fo:background-color="#ddddee">
        <style:background-image/>
      </style:table-cell-properties>
    </style:style>
    <style:style style:name="Table102" style:family="table">
      <style:table-properties style:width="7.3188in" style:rel-width="100%" table:align="left"/>
    </style:style>
    <style:style style:name="Table102.A" style:family="table-column">
      <style:table-column-properties style:column-width="7.3188in" style:rel-column-width="65535*"/>
    </style:style>
    <style:style style:name="Table102.A1" style:family="table-cell">
      <style:table-cell-properties style:vertical-align="middle" fo:background-color="#ddddee">
        <style:background-image/>
      </style:table-cell-properties>
    </style:style>
    <style:style style:name="Table103" style:family="table">
      <style:table-properties style:width="7.3188in" style:rel-width="100%" table:align="left"/>
    </style:style>
    <style:style style:name="Table103.A" style:family="table-column">
      <style:table-column-properties style:column-width="7.3188in" style:rel-column-width="65535*"/>
    </style:style>
    <style:style style:name="Table103.A1" style:family="table-cell">
      <style:table-cell-properties style:vertical-align="middle" fo:background-color="#ddddee">
        <style:background-image/>
      </style:table-cell-properties>
    </style:style>
    <style:style style:name="Table104" style:family="table">
      <style:table-properties style:width="7.3188in" style:rel-width="100%" table:align="left"/>
    </style:style>
    <style:style style:name="Table104.A" style:family="table-column">
      <style:table-column-properties style:column-width="7.3188in" style:rel-column-width="65535*"/>
    </style:style>
    <style:style style:name="Table104.A1" style:family="table-cell">
      <style:table-cell-properties style:vertical-align="middle" fo:background-color="#ddddee">
        <style:background-image/>
      </style:table-cell-properties>
    </style:style>
    <style:style style:name="Table105" style:family="table">
      <style:table-properties style:width="7.3188in" style:rel-width="100%" table:align="left"/>
    </style:style>
    <style:style style:name="Table105.A" style:family="table-column">
      <style:table-column-properties style:column-width="7.3188in" style:rel-column-width="65535*"/>
    </style:style>
    <style:style style:name="Table105.A1" style:family="table-cell">
      <style:table-cell-properties style:vertical-align="middle" fo:background-color="#ddddee">
        <style:background-image/>
      </style:table-cell-properties>
    </style:style>
    <style:style style:name="Table106" style:family="table">
      <style:table-properties style:width="7.3188in" style:rel-width="100%" table:align="left"/>
    </style:style>
    <style:style style:name="Table106.A" style:family="table-column">
      <style:table-column-properties style:column-width="7.3188in" style:rel-column-width="65535*"/>
    </style:style>
    <style:style style:name="Table106.A1" style:family="table-cell">
      <style:table-cell-properties style:vertical-align="middle" fo:background-color="#ddddee">
        <style:background-image/>
      </style:table-cell-properties>
    </style:style>
    <style:style style:name="Table107" style:family="table">
      <style:table-properties style:width="7.3188in" style:rel-width="100%" table:align="left"/>
    </style:style>
    <style:style style:name="Table107.A" style:family="table-column">
      <style:table-column-properties style:column-width="7.3188in" style:rel-column-width="65535*"/>
    </style:style>
    <style:style style:name="Table107.A1" style:family="table-cell">
      <style:table-cell-properties style:vertical-align="middle" fo:background-color="#ddddee">
        <style:background-image/>
      </style:table-cell-properties>
    </style:style>
    <style:style style:name="Table108" style:family="table">
      <style:table-properties style:width="7.3188in" style:rel-width="100%" table:align="left"/>
    </style:style>
    <style:style style:name="Table108.A" style:family="table-column">
      <style:table-column-properties style:column-width="7.3188in" style:rel-column-width="65535*"/>
    </style:style>
    <style:style style:name="Table108.A1" style:family="table-cell">
      <style:table-cell-properties style:vertical-align="middle" fo:background-color="#ddddee">
        <style:background-image/>
      </style:table-cell-properties>
    </style:style>
    <style:style style:name="Table109" style:family="table">
      <style:table-properties style:width="7.3188in" style:rel-width="100%" table:align="left"/>
    </style:style>
    <style:style style:name="Table109.A" style:family="table-column">
      <style:table-column-properties style:column-width="7.3188in" style:rel-column-width="65535*"/>
    </style:style>
    <style:style style:name="Table109.A1" style:family="table-cell">
      <style:table-cell-properties style:vertical-align="middle" fo:background-color="#ddddee">
        <style:background-image/>
      </style:table-cell-properties>
    </style:style>
    <style:style style:name="Table110" style:family="table">
      <style:table-properties style:width="7.3188in" style:rel-width="100%" table:align="left"/>
    </style:style>
    <style:style style:name="Table110.A" style:family="table-column">
      <style:table-column-properties style:column-width="7.3188in" style:rel-column-width="65535*"/>
    </style:style>
    <style:style style:name="Table110.A1" style:family="table-cell">
      <style:table-cell-properties style:vertical-align="middle" fo:background-color="#ddddee">
        <style:background-image/>
      </style:table-cell-properties>
    </style:style>
    <style:style style:name="Table111" style:family="table">
      <style:table-properties style:width="7.3188in" style:rel-width="100%" table:align="left"/>
    </style:style>
    <style:style style:name="Table111.A" style:family="table-column">
      <style:table-column-properties style:column-width="7.3188in" style:rel-column-width="65535*"/>
    </style:style>
    <style:style style:name="Table111.A1" style:family="table-cell">
      <style:table-cell-properties style:vertical-align="middle" fo:background-color="#ddddee">
        <style:background-image/>
      </style:table-cell-properties>
    </style:style>
    <style:style style:name="Table112" style:family="table">
      <style:table-properties style:width="7.3188in" style:rel-width="100%" table:align="left"/>
    </style:style>
    <style:style style:name="Table112.A" style:family="table-column">
      <style:table-column-properties style:column-width="7.3188in" style:rel-column-width="65535*"/>
    </style:style>
    <style:style style:name="Table112.A1" style:family="table-cell">
      <style:table-cell-properties style:vertical-align="middle" fo:background-color="#ddddee">
        <style:background-image/>
      </style:table-cell-properties>
    </style:style>
    <style:style style:name="Table113" style:family="table">
      <style:table-properties style:width="7.3188in" style:rel-width="100%" table:align="left"/>
    </style:style>
    <style:style style:name="Table113.A" style:family="table-column">
      <style:table-column-properties style:column-width="7.3188in" style:rel-column-width="65535*"/>
    </style:style>
    <style:style style:name="Table113.A1" style:family="table-cell">
      <style:table-cell-properties style:vertical-align="middle" fo:background-color="#ddddee">
        <style:background-image/>
      </style:table-cell-properties>
    </style:style>
    <style:style style:name="Table114" style:family="table">
      <style:table-properties style:width="7.3188in" style:rel-width="100%" table:align="left"/>
    </style:style>
    <style:style style:name="Table114.A" style:family="table-column">
      <style:table-column-properties style:column-width="7.3188in" style:rel-column-width="65535*"/>
    </style:style>
    <style:style style:name="Table114.A1" style:family="table-cell">
      <style:table-cell-properties style:vertical-align="middle" fo:background-color="#ddddee">
        <style:background-image/>
      </style:table-cell-properties>
    </style:style>
    <style:style style:name="Table115" style:family="table">
      <style:table-properties style:width="7.3188in" style:rel-width="100%" table:align="left"/>
    </style:style>
    <style:style style:name="Table115.A" style:family="table-column">
      <style:table-column-properties style:column-width="7.3188in" style:rel-column-width="65535*"/>
    </style:style>
    <style:style style:name="Table115.A1" style:family="table-cell">
      <style:table-cell-properties style:vertical-align="middle" fo:background-color="#ddddee">
        <style:background-image/>
      </style:table-cell-properties>
    </style:style>
    <style:style style:name="Table116" style:family="table">
      <style:table-properties style:width="7.3188in" style:rel-width="100%" table:align="left"/>
    </style:style>
    <style:style style:name="Table116.A" style:family="table-column">
      <style:table-column-properties style:column-width="7.3188in" style:rel-column-width="65535*"/>
    </style:style>
    <style:style style:name="Table116.A1" style:family="table-cell">
      <style:table-cell-properties style:vertical-align="middle" fo:background-color="#ddddee">
        <style:background-image/>
      </style:table-cell-properties>
    </style:style>
    <style:style style:name="Table117" style:family="table">
      <style:table-properties style:width="7.3188in" style:rel-width="100%" table:align="left"/>
    </style:style>
    <style:style style:name="Table117.A" style:family="table-column">
      <style:table-column-properties style:column-width="7.3188in" style:rel-column-width="65535*"/>
    </style:style>
    <style:style style:name="Table117.A1" style:family="table-cell">
      <style:table-cell-properties style:vertical-align="middle" fo:background-color="#ddddee">
        <style:background-image/>
      </style:table-cell-properties>
    </style:style>
    <style:style style:name="Table118" style:family="table">
      <style:table-properties style:width="7.3188in" style:rel-width="100%" table:align="left"/>
    </style:style>
    <style:style style:name="Table118.A" style:family="table-column">
      <style:table-column-properties style:column-width="7.3188in" style:rel-column-width="65535*"/>
    </style:style>
    <style:style style:name="Table118.A1" style:family="table-cell">
      <style:table-cell-properties style:vertical-align="middle" fo:background-color="#ddddee">
        <style:background-image/>
      </style:table-cell-properties>
    </style:style>
    <style:style style:name="Table119" style:family="table">
      <style:table-properties style:width="7.3188in" style:rel-width="100%" table:align="left"/>
    </style:style>
    <style:style style:name="Table119.A" style:family="table-column">
      <style:table-column-properties style:column-width="7.3188in" style:rel-column-width="65535*"/>
    </style:style>
    <style:style style:name="Table119.A1" style:family="table-cell">
      <style:table-cell-properties style:vertical-align="middle" fo:background-color="#ddddee">
        <style:background-image/>
      </style:table-cell-properties>
    </style:style>
    <style:style style:name="Table120" style:family="table">
      <style:table-properties style:width="7.3188in" style:rel-width="100%" table:align="left"/>
    </style:style>
    <style:style style:name="Table120.A" style:family="table-column">
      <style:table-column-properties style:column-width="7.3188in" style:rel-column-width="65535*"/>
    </style:style>
    <style:style style:name="Table120.A1" style:family="table-cell">
      <style:table-cell-properties style:vertical-align="middle" fo:background-color="#ddddee">
        <style:background-image/>
      </style:table-cell-properties>
    </style:style>
    <style:style style:name="Table121" style:family="table">
      <style:table-properties style:width="7.3188in" style:rel-width="100%" table:align="left"/>
    </style:style>
    <style:style style:name="Table121.A" style:family="table-column">
      <style:table-column-properties style:column-width="7.3188in" style:rel-column-width="65535*"/>
    </style:style>
    <style:style style:name="Table121.A1" style:family="table-cell">
      <style:table-cell-properties style:vertical-align="middle" fo:background-color="#ddddee">
        <style:background-image/>
      </style:table-cell-properties>
    </style:style>
    <style:style style:name="Table122" style:family="table">
      <style:table-properties style:width="7.3188in" style:rel-width="100%" table:align="left"/>
    </style:style>
    <style:style style:name="Table122.A" style:family="table-column">
      <style:table-column-properties style:column-width="7.3188in" style:rel-column-width="65535*"/>
    </style:style>
    <style:style style:name="Table122.A1" style:family="table-cell">
      <style:table-cell-properties style:vertical-align="middle" fo:background-color="#ddddee">
        <style:background-image/>
      </style:table-cell-properties>
    </style:style>
    <style:style style:name="Table123" style:family="table">
      <style:table-properties style:width="7.3188in" style:rel-width="100%" table:align="left"/>
    </style:style>
    <style:style style:name="Table123.A" style:family="table-column">
      <style:table-column-properties style:column-width="7.3188in" style:rel-column-width="65535*"/>
    </style:style>
    <style:style style:name="Table123.A1" style:family="table-cell">
      <style:table-cell-properties style:vertical-align="middle" fo:background-color="#ddddee">
        <style:background-image/>
      </style:table-cell-properties>
    </style:style>
    <style:style style:name="Table124" style:family="table">
      <style:table-properties style:width="7.3188in" style:rel-width="100%" table:align="left"/>
    </style:style>
    <style:style style:name="Table124.A" style:family="table-column">
      <style:table-column-properties style:column-width="7.3188in" style:rel-column-width="65535*"/>
    </style:style>
    <style:style style:name="Table124.A1" style:family="table-cell">
      <style:table-cell-properties style:vertical-align="middle" fo:background-color="#ddddee">
        <style:background-image/>
      </style:table-cell-properties>
    </style:style>
    <style:style style:name="Table125" style:family="table">
      <style:table-properties style:width="7.3188in" style:rel-width="100%" table:align="left"/>
    </style:style>
    <style:style style:name="Table125.A" style:family="table-column">
      <style:table-column-properties style:column-width="7.3188in" style:rel-column-width="65535*"/>
    </style:style>
    <style:style style:name="Table125.A1" style:family="table-cell">
      <style:table-cell-properties style:vertical-align="middle" fo:background-color="#ddddee">
        <style:background-image/>
      </style:table-cell-properties>
    </style:style>
    <style:style style:name="Table126" style:family="table">
      <style:table-properties style:width="7.3188in" style:rel-width="100%" table:align="left"/>
    </style:style>
    <style:style style:name="Table126.A" style:family="table-column">
      <style:table-column-properties style:column-width="7.3188in" style:rel-column-width="65535*"/>
    </style:style>
    <style:style style:name="Table126.A1" style:family="table-cell">
      <style:table-cell-properties style:vertical-align="middle" fo:background-color="#ddddee">
        <style:background-image/>
      </style:table-cell-properties>
    </style:style>
    <style:style style:name="Table127" style:family="table">
      <style:table-properties style:width="7.3188in" style:rel-width="100%" table:align="left"/>
    </style:style>
    <style:style style:name="Table127.A" style:family="table-column">
      <style:table-column-properties style:column-width="7.3188in" style:rel-column-width="65535*"/>
    </style:style>
    <style:style style:name="Table127.A1" style:family="table-cell">
      <style:table-cell-properties style:vertical-align="middle" fo:background-color="#ddddee">
        <style:background-image/>
      </style:table-cell-properties>
    </style:style>
    <style:style style:name="Table202" style:family="table">
      <style:table-properties style:width="7.3188in" style:rel-width="100%" table:align="left"/>
    </style:style>
    <style:style style:name="Table202.A" style:family="table-column">
      <style:table-column-properties style:column-width="7.3188in" style:rel-column-width="65535*"/>
    </style:style>
    <style:style style:name="Table202.A1" style:family="table-cell">
      <style:table-cell-properties style:vertical-align="middle" fo:background-color="#ddddee">
        <style:background-image/>
      </style:table-cell-properties>
    </style:style>
    <style:style style:name="Table203" style:family="table">
      <style:table-properties style:width="7.3188in" style:rel-width="100%" table:align="left"/>
    </style:style>
    <style:style style:name="Table203.A" style:family="table-column">
      <style:table-column-properties style:column-width="7.3188in" style:rel-column-width="65535*"/>
    </style:style>
    <style:style style:name="Table203.A1" style:family="table-cell">
      <style:table-cell-properties style:vertical-align="middle" fo:background-color="#ddddee">
        <style:background-image/>
      </style:table-cell-properties>
    </style:style>
    <style:style style:name="Table204" style:family="table">
      <style:table-properties style:width="7.3188in" style:rel-width="100%" table:align="left"/>
    </style:style>
    <style:style style:name="Table204.A" style:family="table-column">
      <style:table-column-properties style:column-width="7.3188in" style:rel-column-width="65535*"/>
    </style:style>
    <style:style style:name="Table204.A1" style:family="table-cell">
      <style:table-cell-properties style:vertical-align="middle" fo:background-color="#ddddee">
        <style:background-image/>
      </style:table-cell-properties>
    </style:style>
    <style:style style:name="Table205" style:family="table">
      <style:table-properties style:width="7.3188in" style:rel-width="100%" table:align="left"/>
    </style:style>
    <style:style style:name="Table205.A" style:family="table-column">
      <style:table-column-properties style:column-width="7.3188in" style:rel-column-width="65535*"/>
    </style:style>
    <style:style style:name="Table205.A1" style:family="table-cell">
      <style:table-cell-properties style:vertical-align="middle" fo:background-color="#ddddee">
        <style:background-image/>
      </style:table-cell-properties>
    </style:style>
    <style:style style:name="Table206" style:family="table">
      <style:table-properties style:width="7.3188in" style:rel-width="100%" table:align="left"/>
    </style:style>
    <style:style style:name="Table206.A" style:family="table-column">
      <style:table-column-properties style:column-width="7.3188in" style:rel-column-width="65535*"/>
    </style:style>
    <style:style style:name="Table206.A1" style:family="table-cell">
      <style:table-cell-properties style:vertical-align="middle" fo:background-color="#ddddee">
        <style:background-image/>
      </style:table-cell-properties>
    </style:style>
    <style:style style:name="Table207" style:family="table">
      <style:table-properties style:width="7.3188in" style:rel-width="100%" table:align="left"/>
    </style:style>
    <style:style style:name="Table207.A" style:family="table-column">
      <style:table-column-properties style:column-width="7.3188in" style:rel-column-width="65535*"/>
    </style:style>
    <style:style style:name="Table207.A1" style:family="table-cell">
      <style:table-cell-properties style:vertical-align="middle" fo:background-color="#ddddee">
        <style:background-image/>
      </style:table-cell-properties>
    </style:style>
    <style:style style:name="Table208" style:family="table">
      <style:table-properties style:width="7.3188in" style:rel-width="100%" table:align="left"/>
    </style:style>
    <style:style style:name="Table208.A" style:family="table-column">
      <style:table-column-properties style:column-width="7.3188in" style:rel-column-width="65535*"/>
    </style:style>
    <style:style style:name="Table208.A1" style:family="table-cell">
      <style:table-cell-properties style:vertical-align="middle" fo:background-color="#ddddee">
        <style:background-image/>
      </style:table-cell-properties>
    </style:style>
    <style:style style:name="Table209" style:family="table">
      <style:table-properties style:width="7.3188in" style:rel-width="100%" table:align="left"/>
    </style:style>
    <style:style style:name="Table209.A" style:family="table-column">
      <style:table-column-properties style:column-width="7.3188in" style:rel-column-width="65535*"/>
    </style:style>
    <style:style style:name="Table209.A1" style:family="table-cell">
      <style:table-cell-properties style:vertical-align="middle" fo:background-color="#ddddee">
        <style:background-image/>
      </style:table-cell-properties>
    </style:style>
    <style:style style:name="Table210" style:family="table">
      <style:table-properties style:width="7.3188in" style:rel-width="100%" table:align="left"/>
    </style:style>
    <style:style style:name="Table210.A" style:family="table-column">
      <style:table-column-properties style:column-width="7.3188in" style:rel-column-width="65535*"/>
    </style:style>
    <style:style style:name="Table210.A1" style:family="table-cell">
      <style:table-cell-properties style:vertical-align="middle" fo:background-color="#ddddee">
        <style:background-image/>
      </style:table-cell-properties>
    </style:style>
    <style:style style:name="Table211" style:family="table">
      <style:table-properties style:width="7.3188in" style:rel-width="100%" table:align="left"/>
    </style:style>
    <style:style style:name="Table211.A" style:family="table-column">
      <style:table-column-properties style:column-width="7.3188in" style:rel-column-width="65535*"/>
    </style:style>
    <style:style style:name="Table211.A1" style:family="table-cell">
      <style:table-cell-properties style:vertical-align="middle" fo:background-color="#ddddee">
        <style:background-image/>
      </style:table-cell-properties>
    </style:style>
    <style:style style:name="Table212" style:family="table">
      <style:table-properties style:width="7.3188in" style:rel-width="100%" table:align="left"/>
    </style:style>
    <style:style style:name="Table212.A" style:family="table-column">
      <style:table-column-properties style:column-width="7.3188in" style:rel-column-width="65535*"/>
    </style:style>
    <style:style style:name="Table212.A1" style:family="table-cell">
      <style:table-cell-properties style:vertical-align="middle" fo:background-color="#ddddee">
        <style:background-image/>
      </style:table-cell-properties>
    </style:style>
    <style:style style:name="Table213" style:family="table">
      <style:table-properties style:width="7.3188in" style:rel-width="100%" table:align="left"/>
    </style:style>
    <style:style style:name="Table213.A" style:family="table-column">
      <style:table-column-properties style:column-width="7.3188in" style:rel-column-width="65535*"/>
    </style:style>
    <style:style style:name="Table213.A1" style:family="table-cell">
      <style:table-cell-properties style:vertical-align="middle" fo:background-color="#ddddee">
        <style:background-image/>
      </style:table-cell-properties>
    </style:style>
    <style:style style:name="Table214" style:family="table">
      <style:table-properties style:width="7.3188in" style:rel-width="100%" table:align="left"/>
    </style:style>
    <style:style style:name="Table214.A" style:family="table-column">
      <style:table-column-properties style:column-width="7.3188in" style:rel-column-width="65535*"/>
    </style:style>
    <style:style style:name="Table214.A1" style:family="table-cell">
      <style:table-cell-properties style:vertical-align="middle" fo:background-color="#ddddee">
        <style:background-image/>
      </style:table-cell-properties>
    </style:style>
    <style:style style:name="Table215" style:family="table">
      <style:table-properties style:width="7.3188in" style:rel-width="100%" table:align="left"/>
    </style:style>
    <style:style style:name="Table215.A" style:family="table-column">
      <style:table-column-properties style:column-width="7.3188in" style:rel-column-width="65535*"/>
    </style:style>
    <style:style style:name="Table215.A1" style:family="table-cell">
      <style:table-cell-properties style:vertical-align="middle" fo:background-color="#ddddee">
        <style:background-image/>
      </style:table-cell-properties>
    </style:style>
    <style:style style:name="Table216" style:family="table">
      <style:table-properties style:width="7.3188in" style:rel-width="100%" table:align="left"/>
    </style:style>
    <style:style style:name="Table216.A" style:family="table-column">
      <style:table-column-properties style:column-width="7.3188in" style:rel-column-width="65535*"/>
    </style:style>
    <style:style style:name="Table216.A1" style:family="table-cell">
      <style:table-cell-properties style:vertical-align="middle" fo:background-color="#ddddee">
        <style:background-image/>
      </style:table-cell-properties>
    </style:style>
    <style:style style:name="Table217" style:family="table">
      <style:table-properties style:width="7.3188in" style:rel-width="100%" table:align="left"/>
    </style:style>
    <style:style style:name="Table217.A" style:family="table-column">
      <style:table-column-properties style:column-width="7.3188in" style:rel-column-width="65535*"/>
    </style:style>
    <style:style style:name="Table217.A1" style:family="table-cell">
      <style:table-cell-properties style:vertical-align="middle" fo:background-color="#ddddee">
        <style:background-image/>
      </style:table-cell-properties>
    </style:style>
    <style:style style:name="Table218" style:family="table">
      <style:table-properties style:width="7.3188in" style:rel-width="100%" table:align="left"/>
    </style:style>
    <style:style style:name="Table218.A" style:family="table-column">
      <style:table-column-properties style:column-width="7.3188in" style:rel-column-width="65535*"/>
    </style:style>
    <style:style style:name="Table218.A1" style:family="table-cell">
      <style:table-cell-properties style:vertical-align="middle" fo:background-color="#ddddee">
        <style:background-image/>
      </style:table-cell-properties>
    </style:style>
    <style:style style:name="Table219" style:family="table">
      <style:table-properties style:width="7.3188in" style:rel-width="100%" table:align="left"/>
    </style:style>
    <style:style style:name="Table219.A" style:family="table-column">
      <style:table-column-properties style:column-width="7.3188in" style:rel-column-width="65535*"/>
    </style:style>
    <style:style style:name="Table219.A1" style:family="table-cell">
      <style:table-cell-properties style:vertical-align="middle" fo:background-color="#ddddee">
        <style:background-image/>
      </style:table-cell-properties>
    </style:style>
    <style:style style:name="Table220" style:family="table">
      <style:table-properties style:width="7.3188in" style:rel-width="100%" table:align="left"/>
    </style:style>
    <style:style style:name="Table220.A" style:family="table-column">
      <style:table-column-properties style:column-width="7.3188in" style:rel-column-width="65535*"/>
    </style:style>
    <style:style style:name="Table220.A1" style:family="table-cell">
      <style:table-cell-properties style:vertical-align="middle" fo:background-color="#ddddee">
        <style:background-image/>
      </style:table-cell-properties>
    </style:style>
    <style:style style:name="Table221" style:family="table">
      <style:table-properties style:width="7.3188in" style:rel-width="100%" table:align="left"/>
    </style:style>
    <style:style style:name="Table221.A" style:family="table-column">
      <style:table-column-properties style:column-width="7.3188in" style:rel-column-width="65535*"/>
    </style:style>
    <style:style style:name="Table221.A1" style:family="table-cell">
      <style:table-cell-properties style:vertical-align="middle" fo:background-color="#ddddee">
        <style:background-image/>
      </style:table-cell-properties>
    </style:style>
    <style:style style:name="Table222" style:family="table">
      <style:table-properties style:width="7.3188in" style:rel-width="100%" table:align="left"/>
    </style:style>
    <style:style style:name="Table222.A" style:family="table-column">
      <style:table-column-properties style:column-width="7.3188in" style:rel-column-width="65535*"/>
    </style:style>
    <style:style style:name="Table222.A1" style:family="table-cell">
      <style:table-cell-properties style:vertical-align="middle" fo:background-color="#ddddee">
        <style:background-image/>
      </style:table-cell-properties>
    </style:style>
    <style:style style:name="Table223" style:family="table">
      <style:table-properties style:width="7.3188in" style:rel-width="100%" fo:margin-left="0.491in" table:align="left"/>
    </style:style>
    <style:style style:name="Table223.A" style:family="table-column">
      <style:table-column-properties style:column-width="7.3188in" style:rel-column-width="65535*"/>
    </style:style>
    <style:style style:name="Table223.A1" style:family="table-cell">
      <style:table-cell-properties style:vertical-align="middle" fo:background-color="#ddddee">
        <style:background-image/>
      </style:table-cell-properties>
    </style:style>
    <style:style style:name="Table224" style:family="table">
      <style:table-properties style:width="7.3188in" style:rel-width="100%" fo:margin-left="0.491in" table:align="left"/>
    </style:style>
    <style:style style:name="Table224.A" style:family="table-column">
      <style:table-column-properties style:column-width="7.3188in" style:rel-column-width="65535*"/>
    </style:style>
    <style:style style:name="Table224.A1" style:family="table-cell">
      <style:table-cell-properties style:vertical-align="middle" fo:background-color="#ddddee">
        <style:background-image/>
      </style:table-cell-properties>
    </style:style>
    <style:style style:name="Table225" style:family="table">
      <style:table-properties style:width="7.3188in" style:rel-width="100%" fo:margin-left="0.491in" table:align="left"/>
    </style:style>
    <style:style style:name="Table225.A" style:family="table-column">
      <style:table-column-properties style:column-width="7.3188in" style:rel-column-width="65535*"/>
    </style:style>
    <style:style style:name="Table225.A1" style:family="table-cell">
      <style:table-cell-properties style:vertical-align="middle" fo:background-color="#ddddee">
        <style:background-image/>
      </style:table-cell-properties>
    </style:style>
    <style:style style:name="Table226" style:family="table">
      <style:table-properties style:width="7.3188in" style:rel-width="100%" fo:margin-left="0.491in" table:align="left"/>
    </style:style>
    <style:style style:name="Table226.A" style:family="table-column">
      <style:table-column-properties style:column-width="7.3188in" style:rel-column-width="65535*"/>
    </style:style>
    <style:style style:name="Table226.A1" style:family="table-cell">
      <style:table-cell-properties style:vertical-align="middle" fo:background-color="#ddddee">
        <style:background-image/>
      </style:table-cell-properties>
    </style:style>
    <style:style style:name="Table227" style:family="table">
      <style:table-properties style:width="7.3188in" style:rel-width="100%" fo:margin-left="0.491in" table:align="left"/>
    </style:style>
    <style:style style:name="Table227.A" style:family="table-column">
      <style:table-column-properties style:column-width="7.3188in" style:rel-column-width="65535*"/>
    </style:style>
    <style:style style:name="Table227.A1" style:family="table-cell">
      <style:table-cell-properties style:vertical-align="middle" fo:background-color="#ddddee">
        <style:background-image/>
      </style:table-cell-properties>
    </style:style>
    <style:style style:name="Table228" style:family="table">
      <style:table-properties style:width="7.3188in" style:rel-width="100%" fo:margin-left="0.491in" table:align="left"/>
    </style:style>
    <style:style style:name="Table228.A" style:family="table-column">
      <style:table-column-properties style:column-width="7.3188in" style:rel-column-width="65535*"/>
    </style:style>
    <style:style style:name="Table228.A1" style:family="table-cell">
      <style:table-cell-properties style:vertical-align="middle" fo:background-color="#ddddee">
        <style:background-image/>
      </style:table-cell-properties>
    </style:style>
    <style:style style:name="Table229" style:family="table">
      <style:table-properties style:width="7.3188in" style:rel-width="100%" fo:margin-left="0.491in" table:align="left"/>
    </style:style>
    <style:style style:name="Table229.A" style:family="table-column">
      <style:table-column-properties style:column-width="7.3188in" style:rel-column-width="65535*"/>
    </style:style>
    <style:style style:name="Table229.A1" style:family="table-cell">
      <style:table-cell-properties style:vertical-align="middle" fo:background-color="#ddddee">
        <style:background-image/>
      </style:table-cell-properties>
    </style:style>
    <style:style style:name="Table230" style:family="table">
      <style:table-properties style:width="7.3188in" style:rel-width="100%" fo:margin-left="0.491in" table:align="left"/>
    </style:style>
    <style:style style:name="Table230.A" style:family="table-column">
      <style:table-column-properties style:column-width="7.3188in" style:rel-column-width="65535*"/>
    </style:style>
    <style:style style:name="Table230.A1" style:family="table-cell">
      <style:table-cell-properties style:vertical-align="middle" fo:background-color="#ddddee">
        <style:background-image/>
      </style:table-cell-properties>
    </style:style>
    <style:style style:name="Table231" style:family="table">
      <style:table-properties style:width="7.3188in" style:rel-width="100%" fo:margin-left="0.491in" table:align="left"/>
    </style:style>
    <style:style style:name="Table231.A" style:family="table-column">
      <style:table-column-properties style:column-width="7.3188in" style:rel-column-width="65535*"/>
    </style:style>
    <style:style style:name="Table231.A1" style:family="table-cell">
      <style:table-cell-properties style:vertical-align="middle" fo:background-color="#ddddee">
        <style:background-image/>
      </style:table-cell-properties>
    </style:style>
    <style:style style:name="Table232" style:family="table">
      <style:table-properties style:width="7.3188in" style:rel-width="100%" fo:margin-left="0.491in" table:align="left"/>
    </style:style>
    <style:style style:name="Table232.A" style:family="table-column">
      <style:table-column-properties style:column-width="7.3188in" style:rel-column-width="65535*"/>
    </style:style>
    <style:style style:name="Table232.A1" style:family="table-cell">
      <style:table-cell-properties style:vertical-align="middle" fo:background-color="#ddddee">
        <style:background-image/>
      </style:table-cell-properties>
    </style:style>
    <style:style style:name="Table233" style:family="table">
      <style:table-properties style:width="7.3188in" style:rel-width="100%" fo:margin-left="0.491in" table:align="left"/>
    </style:style>
    <style:style style:name="Table233.A" style:family="table-column">
      <style:table-column-properties style:column-width="7.3188in" style:rel-column-width="65535*"/>
    </style:style>
    <style:style style:name="Table233.A1" style:family="table-cell">
      <style:table-cell-properties style:vertical-align="middle" fo:background-color="#ddddee">
        <style:background-image/>
      </style:table-cell-properties>
    </style:style>
    <style:style style:name="Table234" style:family="table">
      <style:table-properties style:width="7.3188in" style:rel-width="100%" fo:margin-left="0.491in" table:align="left"/>
    </style:style>
    <style:style style:name="Table234.A" style:family="table-column">
      <style:table-column-properties style:column-width="7.3188in" style:rel-column-width="65535*"/>
    </style:style>
    <style:style style:name="Table234.A1" style:family="table-cell">
      <style:table-cell-properties style:vertical-align="middle" fo:background-color="#ddddee">
        <style:background-image/>
      </style:table-cell-properties>
    </style:style>
    <style:style style:name="Table235" style:family="table">
      <style:table-properties style:width="7.3188in" style:rel-width="100%" fo:margin-left="0.491in" table:align="left"/>
    </style:style>
    <style:style style:name="Table235.A" style:family="table-column">
      <style:table-column-properties style:column-width="7.3188in" style:rel-column-width="65535*"/>
    </style:style>
    <style:style style:name="Table235.A1" style:family="table-cell">
      <style:table-cell-properties style:vertical-align="middle" fo:background-color="#ddddee">
        <style:background-image/>
      </style:table-cell-properties>
    </style:style>
    <style:style style:name="Table236" style:family="table">
      <style:table-properties style:width="7.3188in" style:rel-width="100%" fo:margin-left="0.491in" table:align="left"/>
    </style:style>
    <style:style style:name="Table236.A" style:family="table-column">
      <style:table-column-properties style:column-width="7.3188in" style:rel-column-width="65535*"/>
    </style:style>
    <style:style style:name="Table236.A1" style:family="table-cell">
      <style:table-cell-properties style:vertical-align="middle" fo:background-color="#ddddee">
        <style:background-image/>
      </style:table-cell-properties>
    </style:style>
    <style:style style:name="Table237" style:family="table">
      <style:table-properties style:width="7.3188in" style:rel-width="100%" fo:margin-left="0.491in" table:align="left"/>
    </style:style>
    <style:style style:name="Table237.A" style:family="table-column">
      <style:table-column-properties style:column-width="7.3188in" style:rel-column-width="65535*"/>
    </style:style>
    <style:style style:name="Table237.A1" style:family="table-cell">
      <style:table-cell-properties style:vertical-align="middle" fo:background-color="#ddddee">
        <style:background-image/>
      </style:table-cell-properties>
    </style:style>
    <style:style style:name="Table238" style:family="table">
      <style:table-properties style:width="7.3188in" style:rel-width="100%" fo:margin-left="0.491in" table:align="left"/>
    </style:style>
    <style:style style:name="Table238.A" style:family="table-column">
      <style:table-column-properties style:column-width="7.3188in" style:rel-column-width="65535*"/>
    </style:style>
    <style:style style:name="Table238.A1" style:family="table-cell">
      <style:table-cell-properties style:vertical-align="middle" fo:background-color="#ddddee">
        <style:background-image/>
      </style:table-cell-properties>
    </style:style>
    <style:style style:name="Table239" style:family="table">
      <style:table-properties style:width="7.3188in" style:rel-width="100%" fo:margin-left="0.491in" table:align="left"/>
    </style:style>
    <style:style style:name="Table239.A" style:family="table-column">
      <style:table-column-properties style:column-width="7.3188in" style:rel-column-width="65535*"/>
    </style:style>
    <style:style style:name="Table239.A1" style:family="table-cell">
      <style:table-cell-properties style:vertical-align="middle" fo:background-color="#ddddee">
        <style:background-image/>
      </style:table-cell-properties>
    </style:style>
    <style:style style:name="Table240" style:family="table">
      <style:table-properties style:width="7.3188in" style:rel-width="100%" fo:margin-left="0.491in" table:align="left"/>
    </style:style>
    <style:style style:name="Table240.A" style:family="table-column">
      <style:table-column-properties style:column-width="7.3188in" style:rel-column-width="65535*"/>
    </style:style>
    <style:style style:name="Table240.A1" style:family="table-cell">
      <style:table-cell-properties style:vertical-align="middle" fo:background-color="#ddddee">
        <style:background-image/>
      </style:table-cell-properties>
    </style:style>
    <style:style style:name="Table241" style:family="table">
      <style:table-properties style:width="7.3188in" style:rel-width="100%" fo:margin-left="0.491in" table:align="left"/>
    </style:style>
    <style:style style:name="Table241.A" style:family="table-column">
      <style:table-column-properties style:column-width="7.3188in" style:rel-column-width="65535*"/>
    </style:style>
    <style:style style:name="Table241.A1" style:family="table-cell">
      <style:table-cell-properties style:vertical-align="middle" fo:background-color="#ddddee">
        <style:background-image/>
      </style:table-cell-properties>
    </style:style>
    <style:style style:name="Table242" style:family="table">
      <style:table-properties style:width="7.3188in" style:rel-width="100%" fo:margin-left="0.491in" table:align="left"/>
    </style:style>
    <style:style style:name="Table242.A" style:family="table-column">
      <style:table-column-properties style:column-width="7.3188in" style:rel-column-width="65535*"/>
    </style:style>
    <style:style style:name="Table242.A1" style:family="table-cell">
      <style:table-cell-properties style:vertical-align="middle" fo:background-color="#ddddee">
        <style:background-image/>
      </style:table-cell-properties>
    </style:style>
    <style:style style:name="Table243" style:family="table">
      <style:table-properties style:width="7.3188in" style:rel-width="100%" fo:margin-left="0.491in" table:align="left"/>
    </style:style>
    <style:style style:name="Table243.A" style:family="table-column">
      <style:table-column-properties style:column-width="7.3188in" style:rel-column-width="65535*"/>
    </style:style>
    <style:style style:name="Table243.A1" style:family="table-cell">
      <style:table-cell-properties style:vertical-align="middle" fo:background-color="#ddddee">
        <style:background-image/>
      </style:table-cell-properties>
    </style:style>
    <style:style style:name="Table244" style:family="table">
      <style:table-properties style:width="7.3188in" style:rel-width="100%" fo:margin-left="0.491in" table:align="left"/>
    </style:style>
    <style:style style:name="Table244.A" style:family="table-column">
      <style:table-column-properties style:column-width="7.3188in" style:rel-column-width="65535*"/>
    </style:style>
    <style:style style:name="Table244.A1" style:family="table-cell">
      <style:table-cell-properties style:vertical-align="middle" fo:background-color="#ddddee">
        <style:background-image/>
      </style:table-cell-properties>
    </style:style>
    <style:style style:name="Table245" style:family="table">
      <style:table-properties style:width="7.3188in" style:rel-width="100%" fo:margin-left="0.491in" table:align="left"/>
    </style:style>
    <style:style style:name="Table245.A" style:family="table-column">
      <style:table-column-properties style:column-width="7.3188in" style:rel-column-width="65535*"/>
    </style:style>
    <style:style style:name="Table245.A1" style:family="table-cell">
      <style:table-cell-properties style:vertical-align="middle" fo:background-color="#ddddee">
        <style:background-image/>
      </style:table-cell-properties>
    </style:style>
    <style:style style:name="Table246" style:family="table">
      <style:table-properties style:width="7.3188in" style:rel-width="100%" fo:margin-left="0.491in" table:align="left"/>
    </style:style>
    <style:style style:name="Table246.A" style:family="table-column">
      <style:table-column-properties style:column-width="7.3188in" style:rel-column-width="65535*"/>
    </style:style>
    <style:style style:name="Table246.A1" style:family="table-cell">
      <style:table-cell-properties style:vertical-align="middle" fo:background-color="#ddddee">
        <style:background-image/>
      </style:table-cell-properties>
    </style:style>
    <style:style style:name="Table247" style:family="table">
      <style:table-properties style:width="7.3188in" style:rel-width="100%" fo:margin-left="0.491in" table:align="left"/>
    </style:style>
    <style:style style:name="Table247.A" style:family="table-column">
      <style:table-column-properties style:column-width="7.3188in" style:rel-column-width="65535*"/>
    </style:style>
    <style:style style:name="Table247.A1" style:family="table-cell">
      <style:table-cell-properties style:vertical-align="middle" fo:background-color="#ddddee">
        <style:background-image/>
      </style:table-cell-properties>
    </style:style>
    <style:style style:name="Table248" style:family="table">
      <style:table-properties style:width="7.3188in" style:rel-width="100%" fo:margin-left="0.491in" table:align="left"/>
    </style:style>
    <style:style style:name="Table248.A" style:family="table-column">
      <style:table-column-properties style:column-width="7.3188in" style:rel-column-width="65535*"/>
    </style:style>
    <style:style style:name="Table248.A1" style:family="table-cell">
      <style:table-cell-properties style:vertical-align="middle" fo:background-color="#ddddee">
        <style:background-image/>
      </style:table-cell-properties>
    </style:style>
    <style:style style:name="Table249" style:family="table">
      <style:table-properties style:width="7.3188in" style:rel-width="100%" fo:margin-left="0.491in" table:align="left"/>
    </style:style>
    <style:style style:name="Table249.A" style:family="table-column">
      <style:table-column-properties style:column-width="7.3188in" style:rel-column-width="65535*"/>
    </style:style>
    <style:style style:name="Table249.A1" style:family="table-cell">
      <style:table-cell-properties style:vertical-align="middle" fo:background-color="#ddddee">
        <style:background-image/>
      </style:table-cell-properties>
    </style:style>
    <style:style style:name="Table250" style:family="table">
      <style:table-properties style:width="7.3188in" style:rel-width="100%" fo:margin-left="0.491in" table:align="left"/>
    </style:style>
    <style:style style:name="Table250.A" style:family="table-column">
      <style:table-column-properties style:column-width="7.3188in" style:rel-column-width="65535*"/>
    </style:style>
    <style:style style:name="Table250.A1" style:family="table-cell">
      <style:table-cell-properties style:vertical-align="middle" fo:background-color="#ddddee">
        <style:background-image/>
      </style:table-cell-properties>
    </style:style>
    <style:style style:name="Table251" style:family="table">
      <style:table-properties style:width="7.3188in" style:rel-width="100%" fo:margin-left="0.491in" table:align="left"/>
    </style:style>
    <style:style style:name="Table251.A" style:family="table-column">
      <style:table-column-properties style:column-width="7.3188in" style:rel-column-width="65535*"/>
    </style:style>
    <style:style style:name="Table251.A1" style:family="table-cell">
      <style:table-cell-properties style:vertical-align="middle" fo:background-color="#ddddee">
        <style:background-image/>
      </style:table-cell-properties>
    </style:style>
    <style:style style:name="Table252" style:family="table">
      <style:table-properties style:width="7.3188in" style:rel-width="100%" fo:margin-left="0.491in" table:align="left"/>
    </style:style>
    <style:style style:name="Table252.A" style:family="table-column">
      <style:table-column-properties style:column-width="7.3188in" style:rel-column-width="65535*"/>
    </style:style>
    <style:style style:name="Table252.A1" style:family="table-cell">
      <style:table-cell-properties style:vertical-align="middle" fo:background-color="#ddddee">
        <style:background-image/>
      </style:table-cell-properties>
    </style:style>
    <style:style style:name="Table253" style:family="table">
      <style:table-properties style:width="7.3188in" style:rel-width="100%" table:align="left"/>
    </style:style>
    <style:style style:name="Table253.A" style:family="table-column">
      <style:table-column-properties style:column-width="7.3188in" style:rel-column-width="65535*"/>
    </style:style>
    <style:style style:name="Table253.A1" style:family="table-cell">
      <style:table-cell-properties style:vertical-align="middle" fo:background-color="#ddddee">
        <style:background-image/>
      </style:table-cell-properties>
    </style:style>
    <style:style style:name="Table254" style:family="table">
      <style:table-properties style:width="7.3188in" style:rel-width="100%" fo:margin-left="0.491in" table:align="left"/>
    </style:style>
    <style:style style:name="Table254.A" style:family="table-column">
      <style:table-column-properties style:column-width="7.3188in" style:rel-column-width="65535*"/>
    </style:style>
    <style:style style:name="Table254.A1" style:family="table-cell">
      <style:table-cell-properties style:vertical-align="middle" fo:background-color="#ddddee">
        <style:background-image/>
      </style:table-cell-properties>
    </style:style>
    <style:style style:name="Table255" style:family="table">
      <style:table-properties style:width="7.3188in" style:rel-width="100%" fo:margin-left="0.491in" table:align="left"/>
    </style:style>
    <style:style style:name="Table255.A" style:family="table-column">
      <style:table-column-properties style:column-width="7.3188in" style:rel-column-width="65535*"/>
    </style:style>
    <style:style style:name="Table255.A1" style:family="table-cell">
      <style:table-cell-properties style:vertical-align="middle" fo:background-color="#ddddee">
        <style:background-image/>
      </style:table-cell-properties>
    </style:style>
    <style:style style:name="Table256" style:family="table">
      <style:table-properties style:width="7.3188in" style:rel-width="100%" fo:margin-left="0.491in" table:align="left"/>
    </style:style>
    <style:style style:name="Table256.A" style:family="table-column">
      <style:table-column-properties style:column-width="7.3188in" style:rel-column-width="65535*"/>
    </style:style>
    <style:style style:name="Table256.A1" style:family="table-cell">
      <style:table-cell-properties style:vertical-align="middle" fo:background-color="#ddddee">
        <style:background-image/>
      </style:table-cell-properties>
    </style:style>
    <style:style style:name="Table257" style:family="table">
      <style:table-properties style:width="7.3188in" style:rel-width="100%" fo:margin-left="0.491in" table:align="left"/>
    </style:style>
    <style:style style:name="Table257.A" style:family="table-column">
      <style:table-column-properties style:column-width="7.3188in" style:rel-column-width="65535*"/>
    </style:style>
    <style:style style:name="Table257.A1" style:family="table-cell">
      <style:table-cell-properties style:vertical-align="middle" fo:background-color="#ddddee">
        <style:background-image/>
      </style:table-cell-properties>
    </style:style>
    <style:style style:name="Table258" style:family="table">
      <style:table-properties style:width="7.3188in" style:rel-width="100%" fo:margin-left="0.491in" table:align="left"/>
    </style:style>
    <style:style style:name="Table258.A" style:family="table-column">
      <style:table-column-properties style:column-width="7.3188in" style:rel-column-width="65535*"/>
    </style:style>
    <style:style style:name="Table258.A1" style:family="table-cell">
      <style:table-cell-properties style:vertical-align="middle" fo:background-color="#ddddee">
        <style:background-image/>
      </style:table-cell-properties>
    </style:style>
    <style:style style:name="Table259" style:family="table">
      <style:table-properties style:width="7.3188in" style:rel-width="100%" fo:margin-left="0.491in" table:align="left"/>
    </style:style>
    <style:style style:name="Table259.A" style:family="table-column">
      <style:table-column-properties style:column-width="7.3188in" style:rel-column-width="65535*"/>
    </style:style>
    <style:style style:name="Table259.A1" style:family="table-cell">
      <style:table-cell-properties style:vertical-align="middle" fo:background-color="#ddddee">
        <style:background-image/>
      </style:table-cell-properties>
    </style:style>
    <style:style style:name="Table260" style:family="table">
      <style:table-properties style:width="7.3188in" style:rel-width="100%" fo:margin-left="0.491in" table:align="left"/>
    </style:style>
    <style:style style:name="Table260.A" style:family="table-column">
      <style:table-column-properties style:column-width="7.3188in" style:rel-column-width="65535*"/>
    </style:style>
    <style:style style:name="Table260.A1" style:family="table-cell">
      <style:table-cell-properties style:vertical-align="middle" fo:background-color="#ddddee">
        <style:background-image/>
      </style:table-cell-properties>
    </style:style>
    <style:style style:name="Table261" style:family="table">
      <style:table-properties style:width="7.3188in" style:rel-width="100%" fo:margin-left="0.491in" table:align="left"/>
    </style:style>
    <style:style style:name="Table261.A" style:family="table-column">
      <style:table-column-properties style:column-width="7.3188in" style:rel-column-width="65535*"/>
    </style:style>
    <style:style style:name="Table261.A1" style:family="table-cell">
      <style:table-cell-properties style:vertical-align="middle" fo:background-color="#ddddee">
        <style:background-image/>
      </style:table-cell-properties>
    </style:style>
    <style:style style:name="Table262" style:family="table">
      <style:table-properties style:width="7.3188in" style:rel-width="100%" fo:margin-left="0.491in" table:align="left"/>
    </style:style>
    <style:style style:name="Table262.A" style:family="table-column">
      <style:table-column-properties style:column-width="7.3188in" style:rel-column-width="65535*"/>
    </style:style>
    <style:style style:name="Table262.A1" style:family="table-cell">
      <style:table-cell-properties style:vertical-align="middle" fo:background-color="#ddddee">
        <style:background-image/>
      </style:table-cell-properties>
    </style:style>
    <style:style style:name="Table263" style:family="table">
      <style:table-properties style:width="7.3188in" style:rel-width="100%" fo:margin-left="0.491in" table:align="left"/>
    </style:style>
    <style:style style:name="Table263.A" style:family="table-column">
      <style:table-column-properties style:column-width="7.3188in" style:rel-column-width="65535*"/>
    </style:style>
    <style:style style:name="Table263.A1" style:family="table-cell">
      <style:table-cell-properties style:vertical-align="middle" fo:background-color="#ddddee">
        <style:background-image/>
      </style:table-cell-properties>
    </style:style>
    <style:style style:name="Table264" style:family="table">
      <style:table-properties style:width="7.3188in" style:rel-width="100%" fo:margin-left="0.491in" table:align="left"/>
    </style:style>
    <style:style style:name="Table264.A" style:family="table-column">
      <style:table-column-properties style:column-width="7.3188in" style:rel-column-width="65535*"/>
    </style:style>
    <style:style style:name="Table264.A1" style:family="table-cell">
      <style:table-cell-properties style:vertical-align="middle" fo:background-color="#ddddee">
        <style:background-image/>
      </style:table-cell-properties>
    </style:style>
    <style:style style:name="Table265" style:family="table">
      <style:table-properties style:width="7.3188in" style:rel-width="100%" fo:margin-left="0.491in" table:align="left"/>
    </style:style>
    <style:style style:name="Table265.A" style:family="table-column">
      <style:table-column-properties style:column-width="7.3188in" style:rel-column-width="65535*"/>
    </style:style>
    <style:style style:name="Table265.A1" style:family="table-cell">
      <style:table-cell-properties style:vertical-align="middle" fo:background-color="#ddddee">
        <style:background-image/>
      </style:table-cell-properties>
    </style:style>
    <style:style style:name="Table266" style:family="table">
      <style:table-properties style:width="7.3188in" style:rel-width="100%" fo:margin-left="0.491in" table:align="left"/>
    </style:style>
    <style:style style:name="Table266.A" style:family="table-column">
      <style:table-column-properties style:column-width="7.3188in" style:rel-column-width="65535*"/>
    </style:style>
    <style:style style:name="Table266.A1" style:family="table-cell">
      <style:table-cell-properties style:vertical-align="middle" fo:background-color="#ddddee">
        <style:background-image/>
      </style:table-cell-properties>
    </style:style>
    <style:style style:name="Table267" style:family="table">
      <style:table-properties style:width="7.3188in" style:rel-width="100%" fo:margin-left="0.491in" table:align="left"/>
    </style:style>
    <style:style style:name="Table267.A" style:family="table-column">
      <style:table-column-properties style:column-width="7.3188in" style:rel-column-width="65535*"/>
    </style:style>
    <style:style style:name="Table267.A1" style:family="table-cell">
      <style:table-cell-properties style:vertical-align="middle" fo:background-color="#ddddee">
        <style:background-image/>
      </style:table-cell-properties>
    </style:style>
    <style:style style:name="Table268" style:family="table">
      <style:table-properties style:width="7.3188in" style:rel-width="100%" fo:margin-left="0.491in" table:align="left"/>
    </style:style>
    <style:style style:name="Table268.A" style:family="table-column">
      <style:table-column-properties style:column-width="7.3188in" style:rel-column-width="65535*"/>
    </style:style>
    <style:style style:name="Table268.A1" style:family="table-cell">
      <style:table-cell-properties style:vertical-align="middle" fo:background-color="#ddddee">
        <style:background-image/>
      </style:table-cell-properties>
    </style:style>
    <style:style style:name="Table269" style:family="table">
      <style:table-properties style:width="7.3188in" style:rel-width="100%" fo:margin-left="0.491in" table:align="left"/>
    </style:style>
    <style:style style:name="Table269.A" style:family="table-column">
      <style:table-column-properties style:column-width="7.3188in" style:rel-column-width="65535*"/>
    </style:style>
    <style:style style:name="Table269.A1" style:family="table-cell">
      <style:table-cell-properties style:vertical-align="middle" fo:background-color="#ddddee">
        <style:background-image/>
      </style:table-cell-properties>
    </style:style>
    <style:style style:name="Table270" style:family="table">
      <style:table-properties style:width="7.3188in" style:rel-width="100%" fo:margin-left="0.491in" table:align="left"/>
    </style:style>
    <style:style style:name="Table270.A" style:family="table-column">
      <style:table-column-properties style:column-width="7.3188in" style:rel-column-width="65535*"/>
    </style:style>
    <style:style style:name="Table270.A1" style:family="table-cell">
      <style:table-cell-properties style:vertical-align="middle" fo:background-color="#ddddee">
        <style:background-image/>
      </style:table-cell-properties>
    </style:style>
    <style:style style:name="Table271" style:family="table">
      <style:table-properties style:width="7.3188in" style:rel-width="100%" table:align="left"/>
    </style:style>
    <style:style style:name="Table271.A" style:family="table-column">
      <style:table-column-properties style:column-width="7.3188in" style:rel-column-width="65535*"/>
    </style:style>
    <style:style style:name="Table271.A1" style:family="table-cell">
      <style:table-cell-properties style:vertical-align="middle" fo:background-color="#ddddee">
        <style:background-image/>
      </style:table-cell-properties>
    </style:style>
    <style:style style:name="Table272" style:family="table">
      <style:table-properties style:width="7.3188in" style:rel-width="100%" table:align="left"/>
    </style:style>
    <style:style style:name="Table272.A" style:family="table-column">
      <style:table-column-properties style:column-width="7.3188in" style:rel-column-width="65535*"/>
    </style:style>
    <style:style style:name="Table272.A1" style:family="table-cell">
      <style:table-cell-properties style:vertical-align="middle" fo:background-color="#ddddee">
        <style:background-image/>
      </style:table-cell-properties>
    </style:style>
    <style:style style:name="Table273" style:family="table">
      <style:table-properties style:width="7.3188in" style:rel-width="100%" table:align="left"/>
    </style:style>
    <style:style style:name="Table273.A" style:family="table-column">
      <style:table-column-properties style:column-width="7.3188in" style:rel-column-width="65535*"/>
    </style:style>
    <style:style style:name="Table273.A1" style:family="table-cell">
      <style:table-cell-properties style:vertical-align="middle" fo:background-color="#ddddee">
        <style:background-image/>
      </style:table-cell-properties>
    </style:style>
    <style:style style:name="Table274" style:family="table">
      <style:table-properties style:width="7.3188in" style:rel-width="100%" table:align="left"/>
    </style:style>
    <style:style style:name="Table274.A" style:family="table-column">
      <style:table-column-properties style:column-width="7.3188in" style:rel-column-width="65535*"/>
    </style:style>
    <style:style style:name="Table274.A1" style:family="table-cell">
      <style:table-cell-properties style:vertical-align="middle" fo:background-color="#ddddee">
        <style:background-image/>
      </style:table-cell-properties>
    </style:style>
    <style:style style:name="Table275" style:family="table">
      <style:table-properties style:width="7.3188in" style:rel-width="100%" table:align="left"/>
    </style:style>
    <style:style style:name="Table275.A" style:family="table-column">
      <style:table-column-properties style:column-width="7.3188in" style:rel-column-width="65535*"/>
    </style:style>
    <style:style style:name="Table275.A1" style:family="table-cell">
      <style:table-cell-properties style:vertical-align="middle" fo:background-color="#ddddee">
        <style:background-image/>
      </style:table-cell-properties>
    </style:style>
    <style:style style:name="Table276" style:family="table">
      <style:table-properties style:width="7.3188in" style:rel-width="100%" table:align="left"/>
    </style:style>
    <style:style style:name="Table276.A" style:family="table-column">
      <style:table-column-properties style:column-width="7.3188in" style:rel-column-width="65535*"/>
    </style:style>
    <style:style style:name="Table276.A1" style:family="table-cell">
      <style:table-cell-properties style:vertical-align="middle" fo:background-color="#ddddee">
        <style:background-image/>
      </style:table-cell-properties>
    </style:style>
    <style:style style:name="Table277" style:family="table">
      <style:table-properties style:width="7.3188in" style:rel-width="100%" table:align="left"/>
    </style:style>
    <style:style style:name="Table277.A" style:family="table-column">
      <style:table-column-properties style:column-width="7.3188in" style:rel-column-width="65535*"/>
    </style:style>
    <style:style style:name="Table277.A1" style:family="table-cell">
      <style:table-cell-properties style:vertical-align="middle" fo:background-color="#ddddee">
        <style:background-image/>
      </style:table-cell-properties>
    </style:style>
    <style:style style:name="Table278" style:family="table">
      <style:table-properties style:width="7.3188in" style:rel-width="100%" table:align="left"/>
    </style:style>
    <style:style style:name="Table278.A" style:family="table-column">
      <style:table-column-properties style:column-width="7.3188in" style:rel-column-width="65535*"/>
    </style:style>
    <style:style style:name="Table278.A1" style:family="table-cell">
      <style:table-cell-properties style:vertical-align="middle" fo:background-color="#ddddee">
        <style:background-image/>
      </style:table-cell-properties>
    </style:style>
    <style:style style:name="Table279" style:family="table">
      <style:table-properties style:width="7.3188in" style:rel-width="100%" table:align="left"/>
    </style:style>
    <style:style style:name="Table279.A" style:family="table-column">
      <style:table-column-properties style:column-width="7.3188in" style:rel-column-width="65535*"/>
    </style:style>
    <style:style style:name="Table279.A1" style:family="table-cell">
      <style:table-cell-properties style:vertical-align="middle" fo:background-color="#ddddee">
        <style:background-image/>
      </style:table-cell-properties>
    </style:style>
    <style:style style:name="Table280" style:family="table">
      <style:table-properties style:width="7.3188in" style:rel-width="100%" table:align="left"/>
    </style:style>
    <style:style style:name="Table280.A" style:family="table-column">
      <style:table-column-properties style:column-width="7.3188in" style:rel-column-width="65535*"/>
    </style:style>
    <style:style style:name="Table280.A1" style:family="table-cell">
      <style:table-cell-properties style:vertical-align="middle" fo:background-color="#ddddee">
        <style:background-image/>
      </style:table-cell-properties>
    </style:style>
    <style:style style:name="Table281" style:family="table">
      <style:table-properties style:width="7.3188in" style:rel-width="100%" table:align="left"/>
    </style:style>
    <style:style style:name="Table281.A" style:family="table-column">
      <style:table-column-properties style:column-width="7.3188in" style:rel-column-width="65535*"/>
    </style:style>
    <style:style style:name="Table281.A1" style:family="table-cell">
      <style:table-cell-properties style:vertical-align="middle" fo:background-color="#ddddee">
        <style:background-image/>
      </style:table-cell-properties>
    </style:style>
    <style:style style:name="Table282" style:family="table">
      <style:table-properties style:width="7.3188in" style:rel-width="100%" table:align="left"/>
    </style:style>
    <style:style style:name="Table282.A" style:family="table-column">
      <style:table-column-properties style:column-width="7.3188in" style:rel-column-width="65535*"/>
    </style:style>
    <style:style style:name="Table282.A1" style:family="table-cell">
      <style:table-cell-properties style:vertical-align="middle" fo:background-color="#ddddee">
        <style:background-image/>
      </style:table-cell-properties>
    </style:style>
    <style:style style:name="Table283" style:family="table">
      <style:table-properties style:width="7.3188in" style:rel-width="100%" table:align="left"/>
    </style:style>
    <style:style style:name="Table283.A" style:family="table-column">
      <style:table-column-properties style:column-width="7.3188in" style:rel-column-width="65535*"/>
    </style:style>
    <style:style style:name="Table283.A1" style:family="table-cell">
      <style:table-cell-properties style:vertical-align="middle" fo:background-color="#ddddee">
        <style:background-image/>
      </style:table-cell-properties>
    </style:style>
    <style:style style:name="Table284" style:family="table">
      <style:table-properties style:width="7.3188in" style:rel-width="100%" table:align="left"/>
    </style:style>
    <style:style style:name="Table284.A" style:family="table-column">
      <style:table-column-properties style:column-width="7.3188in" style:rel-column-width="65535*"/>
    </style:style>
    <style:style style:name="Table284.A1" style:family="table-cell">
      <style:table-cell-properties style:vertical-align="middle" fo:background-color="#ddddee">
        <style:background-image/>
      </style:table-cell-properties>
    </style:style>
    <style:style style:name="Table285" style:family="table">
      <style:table-properties style:width="7.3188in" style:rel-width="100%" table:align="left"/>
    </style:style>
    <style:style style:name="Table285.A" style:family="table-column">
      <style:table-column-properties style:column-width="7.3188in" style:rel-column-width="65535*"/>
    </style:style>
    <style:style style:name="Table285.A1" style:family="table-cell">
      <style:table-cell-properties style:vertical-align="middle" fo:background-color="#ddddee">
        <style:background-image/>
      </style:table-cell-properties>
    </style:style>
    <style:style style:name="Table286" style:family="table">
      <style:table-properties style:width="7.3188in" style:rel-width="100%" table:align="left"/>
    </style:style>
    <style:style style:name="Table286.A" style:family="table-column">
      <style:table-column-properties style:column-width="7.3188in" style:rel-column-width="65535*"/>
    </style:style>
    <style:style style:name="Table286.A1" style:family="table-cell">
      <style:table-cell-properties style:vertical-align="middle" fo:background-color="#ddddee">
        <style:background-image/>
      </style:table-cell-properties>
    </style:style>
    <style:style style:name="Table287" style:family="table">
      <style:table-properties style:width="7.3188in" style:rel-width="100%" table:align="left"/>
    </style:style>
    <style:style style:name="Table287.A" style:family="table-column">
      <style:table-column-properties style:column-width="7.3188in" style:rel-column-width="65535*"/>
    </style:style>
    <style:style style:name="Table287.A1" style:family="table-cell">
      <style:table-cell-properties style:vertical-align="middle" fo:background-color="#ddddee">
        <style:background-image/>
      </style:table-cell-properties>
    </style:style>
    <style:style style:name="Table288" style:family="table">
      <style:table-properties style:width="7.3188in" style:rel-width="100%" table:align="left"/>
    </style:style>
    <style:style style:name="Table288.A" style:family="table-column">
      <style:table-column-properties style:column-width="7.3188in" style:rel-column-width="65535*"/>
    </style:style>
    <style:style style:name="Table288.A1" style:family="table-cell">
      <style:table-cell-properties style:vertical-align="middle" fo:background-color="#ddddee">
        <style:background-image/>
      </style:table-cell-properties>
    </style:style>
    <style:style style:name="Table289" style:family="table">
      <style:table-properties style:width="7.3188in" style:rel-width="100%" table:align="left"/>
    </style:style>
    <style:style style:name="Table289.A" style:family="table-column">
      <style:table-column-properties style:column-width="7.3188in" style:rel-column-width="65535*"/>
    </style:style>
    <style:style style:name="Table289.A1" style:family="table-cell">
      <style:table-cell-properties style:vertical-align="middle" fo:background-color="#ddddee">
        <style:background-image/>
      </style:table-cell-properties>
    </style:style>
    <style:style style:name="Table290" style:family="table">
      <style:table-properties style:width="7.3188in" style:rel-width="100%" table:align="left"/>
    </style:style>
    <style:style style:name="Table290.A" style:family="table-column">
      <style:table-column-properties style:column-width="7.3188in" style:rel-column-width="65535*"/>
    </style:style>
    <style:style style:name="Table290.A1" style:family="table-cell">
      <style:table-cell-properties style:vertical-align="middle" fo:background-color="#ddddee">
        <style:background-image/>
      </style:table-cell-properties>
    </style:style>
    <style:style style:name="Table291" style:family="table">
      <style:table-properties style:width="7.3188in" style:rel-width="100%" table:align="left"/>
    </style:style>
    <style:style style:name="Table291.A" style:family="table-column">
      <style:table-column-properties style:column-width="7.3188in" style:rel-column-width="65535*"/>
    </style:style>
    <style:style style:name="Table291.A1" style:family="table-cell">
      <style:table-cell-properties style:vertical-align="middle" fo:background-color="#ddddee">
        <style:background-image/>
      </style:table-cell-properties>
    </style:style>
    <style:style style:name="Table292" style:family="table">
      <style:table-properties style:width="7.3188in" style:rel-width="100%" table:align="left"/>
    </style:style>
    <style:style style:name="Table292.A" style:family="table-column">
      <style:table-column-properties style:column-width="7.3188in" style:rel-column-width="65535*"/>
    </style:style>
    <style:style style:name="Table292.A1" style:family="table-cell">
      <style:table-cell-properties style:vertical-align="middle" fo:background-color="#ddddee">
        <style:background-image/>
      </style:table-cell-properties>
    </style:style>
    <style:style style:name="Table293" style:family="table">
      <style:table-properties style:width="7.3188in" style:rel-width="100%" table:align="left"/>
    </style:style>
    <style:style style:name="Table293.A" style:family="table-column">
      <style:table-column-properties style:column-width="7.3188in" style:rel-column-width="65535*"/>
    </style:style>
    <style:style style:name="Table293.A1" style:family="table-cell">
      <style:table-cell-properties style:vertical-align="middle" fo:background-color="#ddddee">
        <style:background-image/>
      </style:table-cell-properties>
    </style:style>
    <style:style style:name="Table294" style:family="table">
      <style:table-properties style:width="7.3188in" style:rel-width="100%" table:align="left"/>
    </style:style>
    <style:style style:name="Table294.A" style:family="table-column">
      <style:table-column-properties style:column-width="7.3188in" style:rel-column-width="65535*"/>
    </style:style>
    <style:style style:name="Table294.A1" style:family="table-cell">
      <style:table-cell-properties style:vertical-align="middle" fo:background-color="#ddddee">
        <style:background-image/>
      </style:table-cell-properties>
    </style:style>
    <style:style style:name="Table295" style:family="table">
      <style:table-properties style:width="7.3188in" style:rel-width="100%" table:align="left"/>
    </style:style>
    <style:style style:name="Table295.A" style:family="table-column">
      <style:table-column-properties style:column-width="7.3188in" style:rel-column-width="65535*"/>
    </style:style>
    <style:style style:name="Table295.A1" style:family="table-cell">
      <style:table-cell-properties style:vertical-align="middle" fo:background-color="#ddddee">
        <style:background-image/>
      </style:table-cell-properties>
    </style:style>
    <style:style style:name="Table296" style:family="table">
      <style:table-properties style:width="7.3188in" style:rel-width="100%" table:align="left"/>
    </style:style>
    <style:style style:name="Table296.A" style:family="table-column">
      <style:table-column-properties style:column-width="7.3188in" style:rel-column-width="65535*"/>
    </style:style>
    <style:style style:name="Table296.A1" style:family="table-cell">
      <style:table-cell-properties style:vertical-align="middle" fo:background-color="#ddddee">
        <style:background-image/>
      </style:table-cell-properties>
    </style:style>
    <style:style style:name="Table297" style:family="table">
      <style:table-properties style:width="7.3188in" style:rel-width="100%" table:align="left"/>
    </style:style>
    <style:style style:name="Table297.A" style:family="table-column">
      <style:table-column-properties style:column-width="7.3188in" style:rel-column-width="65535*"/>
    </style:style>
    <style:style style:name="Table297.A1" style:family="table-cell">
      <style:table-cell-properties style:vertical-align="middle" fo:background-color="#ddddee">
        <style:background-image/>
      </style:table-cell-properties>
    </style:style>
    <style:style style:name="Table298" style:family="table">
      <style:table-properties style:width="7.3188in" style:rel-width="100%" table:align="left"/>
    </style:style>
    <style:style style:name="Table298.A" style:family="table-column">
      <style:table-column-properties style:column-width="7.3188in" style:rel-column-width="65535*"/>
    </style:style>
    <style:style style:name="Table298.A1" style:family="table-cell">
      <style:table-cell-properties style:vertical-align="middle" fo:background-color="#ddddee">
        <style:background-image/>
      </style:table-cell-properties>
    </style:style>
    <style:style style:name="Table299" style:family="table">
      <style:table-properties style:width="7.3188in" style:rel-width="100%" table:align="left"/>
    </style:style>
    <style:style style:name="Table299.A" style:family="table-column">
      <style:table-column-properties style:column-width="7.3188in" style:rel-column-width="65535*"/>
    </style:style>
    <style:style style:name="Table299.A1" style:family="table-cell">
      <style:table-cell-properties style:vertical-align="middle" fo:background-color="#ddddee">
        <style:background-image/>
      </style:table-cell-properties>
    </style:style>
    <style:style style:name="Table300" style:family="table">
      <style:table-properties style:width="7.3188in" style:rel-width="100%" table:align="left"/>
    </style:style>
    <style:style style:name="Table300.A" style:family="table-column">
      <style:table-column-properties style:column-width="7.3188in" style:rel-column-width="65535*"/>
    </style:style>
    <style:style style:name="Table300.A1" style:family="table-cell">
      <style:table-cell-properties style:vertical-align="middle" fo:background-color="#ddddee">
        <style:background-image/>
      </style:table-cell-properties>
    </style:style>
    <style:style style:name="Table301" style:family="table">
      <style:table-properties style:width="7.3188in" style:rel-width="100%" table:align="left"/>
    </style:style>
    <style:style style:name="Table301.A" style:family="table-column">
      <style:table-column-properties style:column-width="7.3188in" style:rel-column-width="65535*"/>
    </style:style>
    <style:style style:name="Table301.A1" style:family="table-cell">
      <style:table-cell-properties style:vertical-align="middle" fo:background-color="#ddddee">
        <style:background-image/>
      </style:table-cell-properties>
    </style:style>
    <style:style style:name="Table302" style:family="table">
      <style:table-properties style:width="7.3188in" style:rel-width="100%" table:align="left"/>
    </style:style>
    <style:style style:name="Table302.A" style:family="table-column">
      <style:table-column-properties style:column-width="7.3188in" style:rel-column-width="65535*"/>
    </style:style>
    <style:style style:name="Table302.A1" style:family="table-cell">
      <style:table-cell-properties style:vertical-align="middle" fo:background-color="#ddddee">
        <style:background-image/>
      </style:table-cell-properties>
    </style:style>
    <style:style style:name="Table303" style:family="table">
      <style:table-properties style:width="7.3188in" style:rel-width="100%" table:align="left"/>
    </style:style>
    <style:style style:name="Table303.A" style:family="table-column">
      <style:table-column-properties style:column-width="7.3188in" style:rel-column-width="65535*"/>
    </style:style>
    <style:style style:name="Table303.A1" style:family="table-cell">
      <style:table-cell-properties style:vertical-align="middle" fo:background-color="#ddddee">
        <style:background-image/>
      </style:table-cell-properties>
    </style:style>
    <style:style style:name="Table304" style:family="table">
      <style:table-properties style:width="7.3188in" style:rel-width="100%" table:align="left"/>
    </style:style>
    <style:style style:name="Table304.A" style:family="table-column">
      <style:table-column-properties style:column-width="7.3188in" style:rel-column-width="65535*"/>
    </style:style>
    <style:style style:name="Table304.A1" style:family="table-cell">
      <style:table-cell-properties style:vertical-align="middle" fo:background-color="#ddddee">
        <style:background-image/>
      </style:table-cell-properties>
    </style:style>
    <style:style style:name="Table305" style:family="table">
      <style:table-properties style:width="7.3188in" style:rel-width="100%" table:align="left"/>
    </style:style>
    <style:style style:name="Table305.A" style:family="table-column">
      <style:table-column-properties style:column-width="7.3188in" style:rel-column-width="65535*"/>
    </style:style>
    <style:style style:name="Table305.A1" style:family="table-cell">
      <style:table-cell-properties style:vertical-align="middle" fo:background-color="#ddddee">
        <style:background-image/>
      </style:table-cell-properties>
    </style:style>
    <style:style style:name="Table306" style:family="table">
      <style:table-properties style:width="7.3188in" style:rel-width="100%" table:align="left"/>
    </style:style>
    <style:style style:name="Table306.A" style:family="table-column">
      <style:table-column-properties style:column-width="7.3188in" style:rel-column-width="65535*"/>
    </style:style>
    <style:style style:name="Table306.A1" style:family="table-cell">
      <style:table-cell-properties style:vertical-align="middle" fo:background-color="#ddddee">
        <style:background-image/>
      </style:table-cell-properties>
    </style:style>
    <style:style style:name="Table307" style:family="table">
      <style:table-properties style:width="7.3188in" style:rel-width="100%" table:align="left"/>
    </style:style>
    <style:style style:name="Table307.A" style:family="table-column">
      <style:table-column-properties style:column-width="7.3188in" style:rel-column-width="65535*"/>
    </style:style>
    <style:style style:name="Table307.A1" style:family="table-cell">
      <style:table-cell-properties style:vertical-align="middle" fo:background-color="#ddddee">
        <style:background-image/>
      </style:table-cell-properties>
    </style:style>
    <style:style style:name="Table308" style:family="table">
      <style:table-properties style:width="7.3188in" style:rel-width="100%" table:align="left"/>
    </style:style>
    <style:style style:name="Table308.A" style:family="table-column">
      <style:table-column-properties style:column-width="7.3188in" style:rel-column-width="65535*"/>
    </style:style>
    <style:style style:name="Table308.A1" style:family="table-cell">
      <style:table-cell-properties style:vertical-align="middle" fo:background-color="#ddddee">
        <style:background-image/>
      </style:table-cell-properties>
    </style:style>
    <style:style style:name="Table309" style:family="table">
      <style:table-properties style:width="7.3188in" style:rel-width="100%" table:align="left"/>
    </style:style>
    <style:style style:name="Table309.A" style:family="table-column">
      <style:table-column-properties style:column-width="7.3188in" style:rel-column-width="65535*"/>
    </style:style>
    <style:style style:name="Table309.A1" style:family="table-cell">
      <style:table-cell-properties style:vertical-align="middle" fo:background-color="#ddddee">
        <style:background-image/>
      </style:table-cell-properties>
    </style:style>
    <style:style style:name="Table310" style:family="table">
      <style:table-properties style:width="7.3188in" style:rel-width="100%" table:align="left"/>
    </style:style>
    <style:style style:name="Table310.A" style:family="table-column">
      <style:table-column-properties style:column-width="7.3188in" style:rel-column-width="65535*"/>
    </style:style>
    <style:style style:name="Table310.A1" style:family="table-cell">
      <style:table-cell-properties style:vertical-align="middle" fo:background-color="#ddddee">
        <style:background-image/>
      </style:table-cell-properties>
    </style:style>
    <style:style style:name="Table311" style:family="table">
      <style:table-properties style:width="7.3188in" style:rel-width="100%" table:align="left"/>
    </style:style>
    <style:style style:name="Table311.A" style:family="table-column">
      <style:table-column-properties style:column-width="7.3188in" style:rel-column-width="65535*"/>
    </style:style>
    <style:style style:name="Table311.A1" style:family="table-cell">
      <style:table-cell-properties style:vertical-align="middle" fo:background-color="#ddddee">
        <style:background-image/>
      </style:table-cell-properties>
    </style:style>
    <style:style style:name="Table312" style:family="table">
      <style:table-properties style:width="7.3188in" style:rel-width="100%" table:align="left"/>
    </style:style>
    <style:style style:name="Table312.A" style:family="table-column">
      <style:table-column-properties style:column-width="7.3188in" style:rel-column-width="65535*"/>
    </style:style>
    <style:style style:name="Table312.A1" style:family="table-cell">
      <style:table-cell-properties style:vertical-align="middle" fo:background-color="#ddddee">
        <style:background-image/>
      </style:table-cell-properties>
    </style:style>
    <style:style style:name="Table313" style:family="table">
      <style:table-properties style:width="7.3188in" style:rel-width="100%" table:align="left"/>
    </style:style>
    <style:style style:name="Table313.A" style:family="table-column">
      <style:table-column-properties style:column-width="7.3188in" style:rel-column-width="65535*"/>
    </style:style>
    <style:style style:name="Table313.A1" style:family="table-cell">
      <style:table-cell-properties style:vertical-align="middle" fo:background-color="#ddddee">
        <style:background-image/>
      </style:table-cell-properties>
    </style:style>
    <style:style style:name="Table314" style:family="table">
      <style:table-properties style:width="7.3188in" style:rel-width="100%" table:align="left"/>
    </style:style>
    <style:style style:name="Table314.A" style:family="table-column">
      <style:table-column-properties style:column-width="7.3188in" style:rel-column-width="65535*"/>
    </style:style>
    <style:style style:name="Table314.A1" style:family="table-cell">
      <style:table-cell-properties style:vertical-align="middle" fo:background-color="#ddddee">
        <style:background-image/>
      </style:table-cell-properties>
    </style:style>
    <style:style style:name="Table315" style:family="table">
      <style:table-properties style:width="7.3188in" style:rel-width="100%" table:align="left"/>
    </style:style>
    <style:style style:name="Table315.A" style:family="table-column">
      <style:table-column-properties style:column-width="7.3188in" style:rel-column-width="65535*"/>
    </style:style>
    <style:style style:name="Table315.A1" style:family="table-cell">
      <style:table-cell-properties style:vertical-align="middle" fo:background-color="#ddddee">
        <style:background-image/>
      </style:table-cell-properties>
    </style:style>
    <style:style style:name="Table316" style:family="table">
      <style:table-properties style:width="7.3188in" style:rel-width="100%" table:align="left"/>
    </style:style>
    <style:style style:name="Table316.A" style:family="table-column">
      <style:table-column-properties style:column-width="7.3188in" style:rel-column-width="65535*"/>
    </style:style>
    <style:style style:name="Table316.A1" style:family="table-cell">
      <style:table-cell-properties style:vertical-align="middle" fo:background-color="#ddddee">
        <style:background-image/>
      </style:table-cell-properties>
    </style:style>
    <style:style style:name="Table317" style:family="table">
      <style:table-properties style:width="7.3188in" style:rel-width="100%" table:align="left"/>
    </style:style>
    <style:style style:name="Table317.A" style:family="table-column">
      <style:table-column-properties style:column-width="7.3188in" style:rel-column-width="65535*"/>
    </style:style>
    <style:style style:name="Table317.A1" style:family="table-cell">
      <style:table-cell-properties style:vertical-align="middle" fo:background-color="#ddddee">
        <style:background-image/>
      </style:table-cell-properties>
    </style:style>
    <style:style style:name="Table318" style:family="table">
      <style:table-properties style:width="7.3188in" style:rel-width="100%" fo:margin-left="0.491in" table:align="left"/>
    </style:style>
    <style:style style:name="Table318.A" style:family="table-column">
      <style:table-column-properties style:column-width="7.3188in" style:rel-column-width="65535*"/>
    </style:style>
    <style:style style:name="Table318.A1" style:family="table-cell">
      <style:table-cell-properties style:vertical-align="middle" fo:background-color="#ddddee">
        <style:background-image/>
      </style:table-cell-properties>
    </style:style>
    <style:style style:name="Table319" style:family="table">
      <style:table-properties style:width="7.3188in" style:rel-width="100%" fo:margin-left="0.491in" table:align="left"/>
    </style:style>
    <style:style style:name="Table319.A" style:family="table-column">
      <style:table-column-properties style:column-width="7.3188in" style:rel-column-width="65535*"/>
    </style:style>
    <style:style style:name="Table319.A1" style:family="table-cell">
      <style:table-cell-properties style:vertical-align="middle" fo:background-color="#ddddee">
        <style:background-image/>
      </style:table-cell-properties>
    </style:style>
    <style:style style:name="Table320" style:family="table">
      <style:table-properties style:width="7.3188in" style:rel-width="100%" table:align="left"/>
    </style:style>
    <style:style style:name="Table320.A" style:family="table-column">
      <style:table-column-properties style:column-width="7.3188in" style:rel-column-width="65535*"/>
    </style:style>
    <style:style style:name="Table320.A1" style:family="table-cell">
      <style:table-cell-properties style:vertical-align="middle" fo:background-color="#ddddee">
        <style:background-image/>
      </style:table-cell-properties>
    </style:style>
    <style:style style:name="Table321" style:family="table">
      <style:table-properties style:width="7.3188in" style:rel-width="100%" fo:margin-left="0.491in" table:align="left"/>
    </style:style>
    <style:style style:name="Table321.A" style:family="table-column">
      <style:table-column-properties style:column-width="7.3188in" style:rel-column-width="65535*"/>
    </style:style>
    <style:style style:name="Table321.A1" style:family="table-cell">
      <style:table-cell-properties style:vertical-align="middle" fo:background-color="#ddddee">
        <style:background-image/>
      </style:table-cell-properties>
    </style:style>
    <style:style style:name="Table322" style:family="table">
      <style:table-properties style:width="7.3188in" style:rel-width="100%" fo:margin-left="0.491in" table:align="left"/>
    </style:style>
    <style:style style:name="Table322.A" style:family="table-column">
      <style:table-column-properties style:column-width="7.3188in" style:rel-column-width="65535*"/>
    </style:style>
    <style:style style:name="Table322.A1" style:family="table-cell">
      <style:table-cell-properties style:vertical-align="middle" fo:background-color="#ddddee">
        <style:background-image/>
      </style:table-cell-properties>
    </style:style>
    <style:style style:name="Table323" style:family="table">
      <style:table-properties style:width="7.3188in" style:rel-width="100%" fo:margin-left="0.491in" table:align="left"/>
    </style:style>
    <style:style style:name="Table323.A" style:family="table-column">
      <style:table-column-properties style:column-width="7.3188in" style:rel-column-width="65535*"/>
    </style:style>
    <style:style style:name="Table323.A1" style:family="table-cell">
      <style:table-cell-properties style:vertical-align="middle" fo:background-color="#ddddee">
        <style:background-image/>
      </style:table-cell-properties>
    </style:style>
    <style:style style:name="Table324" style:family="table">
      <style:table-properties style:width="7.3188in" style:rel-width="100%" fo:margin-left="0.491in" table:align="left"/>
    </style:style>
    <style:style style:name="Table324.A" style:family="table-column">
      <style:table-column-properties style:column-width="7.3188in" style:rel-column-width="65535*"/>
    </style:style>
    <style:style style:name="Table324.A1" style:family="table-cell">
      <style:table-cell-properties style:vertical-align="middle" fo:background-color="#ddddee">
        <style:background-image/>
      </style:table-cell-properties>
    </style:style>
    <style:style style:name="Table325" style:family="table">
      <style:table-properties style:width="7.3188in" style:rel-width="100%" fo:margin-left="0.491in" table:align="left"/>
    </style:style>
    <style:style style:name="Table325.A" style:family="table-column">
      <style:table-column-properties style:column-width="7.3188in" style:rel-column-width="65535*"/>
    </style:style>
    <style:style style:name="Table325.A1" style:family="table-cell">
      <style:table-cell-properties style:vertical-align="middle" fo:background-color="#ddddee">
        <style:background-image/>
      </style:table-cell-properties>
    </style:style>
    <style:style style:name="Table326" style:family="table">
      <style:table-properties style:width="7.3188in" style:rel-width="100%" fo:margin-left="0.9819in" table:align="left"/>
    </style:style>
    <style:style style:name="Table326.A" style:family="table-column">
      <style:table-column-properties style:column-width="7.3188in" style:rel-column-width="65535*"/>
    </style:style>
    <style:style style:name="Table326.A1" style:family="table-cell">
      <style:table-cell-properties style:vertical-align="middle" fo:background-color="#ddddee">
        <style:background-image/>
      </style:table-cell-properties>
    </style:style>
    <style:style style:name="Table327" style:family="table">
      <style:table-properties style:width="7.3188in" style:rel-width="100%" fo:margin-left="0.9819in" table:align="left"/>
    </style:style>
    <style:style style:name="Table327.A" style:family="table-column">
      <style:table-column-properties style:column-width="7.3188in" style:rel-column-width="65535*"/>
    </style:style>
    <style:style style:name="Table327.A1" style:family="table-cell">
      <style:table-cell-properties style:vertical-align="middle" fo:background-color="#ddddee">
        <style:background-image/>
      </style:table-cell-properties>
    </style:style>
    <style:style style:name="Table328" style:family="table">
      <style:table-properties style:width="7.3188in" style:rel-width="100%" fo:margin-left="0.9819in" table:align="left"/>
    </style:style>
    <style:style style:name="Table328.A" style:family="table-column">
      <style:table-column-properties style:column-width="7.3188in" style:rel-column-width="65535*"/>
    </style:style>
    <style:style style:name="Table328.A1" style:family="table-cell">
      <style:table-cell-properties style:vertical-align="middle" fo:background-color="#ddddee">
        <style:background-image/>
      </style:table-cell-properties>
    </style:style>
    <style:style style:name="Table329" style:family="table">
      <style:table-properties style:width="7.3188in" style:rel-width="100%" table:align="left"/>
    </style:style>
    <style:style style:name="Table329.A" style:family="table-column">
      <style:table-column-properties style:column-width="7.3188in" style:rel-column-width="65535*"/>
    </style:style>
    <style:style style:name="Table329.A1" style:family="table-cell">
      <style:table-cell-properties style:vertical-align="middle" fo:background-color="#ddddee">
        <style:background-image/>
      </style:table-cell-properties>
    </style:style>
    <style:style style:name="Table330" style:family="table">
      <style:table-properties style:width="7.3188in" style:rel-width="100%" fo:margin-left="0.491in" table:align="left"/>
    </style:style>
    <style:style style:name="Table330.A" style:family="table-column">
      <style:table-column-properties style:column-width="7.3188in" style:rel-column-width="65535*"/>
    </style:style>
    <style:style style:name="Table330.A1" style:family="table-cell">
      <style:table-cell-properties style:vertical-align="middle" fo:background-color="#ddddee">
        <style:background-image/>
      </style:table-cell-properties>
    </style:style>
    <style:style style:name="Table331" style:family="table">
      <style:table-properties style:width="7.3188in" style:rel-width="100%" table:align="left"/>
    </style:style>
    <style:style style:name="Table331.A" style:family="table-column">
      <style:table-column-properties style:column-width="7.3188in" style:rel-column-width="65535*"/>
    </style:style>
    <style:style style:name="Table331.A1" style:family="table-cell">
      <style:table-cell-properties style:vertical-align="middle" fo:background-color="#ddddee">
        <style:background-image/>
      </style:table-cell-properties>
    </style:style>
    <style:style style:name="Table332" style:family="table">
      <style:table-properties style:width="7.3188in" style:rel-width="100%" table:align="left"/>
    </style:style>
    <style:style style:name="Table332.A" style:family="table-column">
      <style:table-column-properties style:column-width="7.3188in" style:rel-column-width="65535*"/>
    </style:style>
    <style:style style:name="Table332.A1" style:family="table-cell">
      <style:table-cell-properties style:vertical-align="middle" fo:background-color="#ddddee">
        <style:background-image/>
      </style:table-cell-properties>
    </style:style>
    <style:style style:name="Table333" style:family="table">
      <style:table-properties style:width="7.3188in" style:rel-width="100%" table:align="left"/>
    </style:style>
    <style:style style:name="Table333.A" style:family="table-column">
      <style:table-column-properties style:column-width="7.3188in" style:rel-column-width="65535*"/>
    </style:style>
    <style:style style:name="Table333.A1" style:family="table-cell">
      <style:table-cell-properties style:vertical-align="middle" fo:background-color="#ddddee">
        <style:background-image/>
      </style:table-cell-properties>
    </style:style>
    <style:style style:name="Table334" style:family="table">
      <style:table-properties style:width="7.3188in" style:rel-width="100%" fo:margin-left="0.491in" table:align="left"/>
    </style:style>
    <style:style style:name="Table334.A" style:family="table-column">
      <style:table-column-properties style:column-width="7.3188in" style:rel-column-width="65535*"/>
    </style:style>
    <style:style style:name="Table334.A1" style:family="table-cell">
      <style:table-cell-properties style:vertical-align="middle" fo:background-color="#ddddee">
        <style:background-image/>
      </style:table-cell-properties>
    </style:style>
    <style:style style:name="Table335" style:family="table">
      <style:table-properties style:width="7.3188in" style:rel-width="100%" table:align="left"/>
    </style:style>
    <style:style style:name="Table335.A" style:family="table-column">
      <style:table-column-properties style:column-width="7.3188in" style:rel-column-width="65535*"/>
    </style:style>
    <style:style style:name="Table335.A1" style:family="table-cell">
      <style:table-cell-properties style:vertical-align="middle" fo:background-color="#ddddee">
        <style:background-image/>
      </style:table-cell-properties>
    </style:style>
    <style:style style:name="Table336" style:family="table">
      <style:table-properties style:width="7.3188in" style:rel-width="100%" fo:margin-left="0.491in" table:align="left"/>
    </style:style>
    <style:style style:name="Table336.A" style:family="table-column">
      <style:table-column-properties style:column-width="7.3188in" style:rel-column-width="65535*"/>
    </style:style>
    <style:style style:name="Table336.A1" style:family="table-cell">
      <style:table-cell-properties style:vertical-align="middle" fo:background-color="#ddddee">
        <style:background-image/>
      </style:table-cell-properties>
    </style:style>
    <style:style style:name="Table337" style:family="table">
      <style:table-properties style:width="7.3188in" style:rel-width="100%" fo:margin-left="0.491in" table:align="left"/>
    </style:style>
    <style:style style:name="Table337.A" style:family="table-column">
      <style:table-column-properties style:column-width="7.3188in" style:rel-column-width="65535*"/>
    </style:style>
    <style:style style:name="Table337.A1" style:family="table-cell">
      <style:table-cell-properties style:vertical-align="middle" fo:background-color="#ddddee">
        <style:background-image/>
      </style:table-cell-properties>
    </style:style>
    <style:style style:name="Table338" style:family="table">
      <style:table-properties style:width="7.3188in" style:rel-width="100%" table:align="left"/>
    </style:style>
    <style:style style:name="Table338.A" style:family="table-column">
      <style:table-column-properties style:column-width="7.3188in" style:rel-column-width="65535*"/>
    </style:style>
    <style:style style:name="Table338.A1" style:family="table-cell">
      <style:table-cell-properties style:vertical-align="middle" fo:background-color="#ddddee">
        <style:background-image/>
      </style:table-cell-properties>
    </style:style>
    <style:style style:name="Table339" style:family="table">
      <style:table-properties style:width="7.3188in" style:rel-width="100%" table:align="left"/>
    </style:style>
    <style:style style:name="Table339.A" style:family="table-column">
      <style:table-column-properties style:column-width="7.3188in" style:rel-column-width="65535*"/>
    </style:style>
    <style:style style:name="Table339.A1" style:family="table-cell">
      <style:table-cell-properties style:vertical-align="middle" fo:background-color="#ddddee">
        <style:background-image/>
      </style:table-cell-properties>
    </style:style>
    <style:style style:name="Table340" style:family="table">
      <style:table-properties style:width="7.3188in" style:rel-width="100%" table:align="left"/>
    </style:style>
    <style:style style:name="Table340.A" style:family="table-column">
      <style:table-column-properties style:column-width="7.3188in" style:rel-column-width="65535*"/>
    </style:style>
    <style:style style:name="Table340.A1" style:family="table-cell">
      <style:table-cell-properties style:vertical-align="middle" fo:background-color="#ddddee">
        <style:background-image/>
      </style:table-cell-properties>
    </style:style>
    <style:style style:name="Table341" style:family="table">
      <style:table-properties style:width="7.3188in" style:rel-width="100%" table:align="left"/>
    </style:style>
    <style:style style:name="Table341.A" style:family="table-column">
      <style:table-column-properties style:column-width="7.3188in" style:rel-column-width="65535*"/>
    </style:style>
    <style:style style:name="Table341.A1" style:family="table-cell">
      <style:table-cell-properties style:vertical-align="middle" fo:background-color="#ddddee">
        <style:background-image/>
      </style:table-cell-properties>
    </style:style>
    <style:style style:name="Table342" style:family="table">
      <style:table-properties style:width="7.3188in" style:rel-width="100%" table:align="left"/>
    </style:style>
    <style:style style:name="Table342.A" style:family="table-column">
      <style:table-column-properties style:column-width="7.3188in" style:rel-column-width="65535*"/>
    </style:style>
    <style:style style:name="Table342.A1" style:family="table-cell">
      <style:table-cell-properties style:vertical-align="middle" fo:background-color="#ddddee">
        <style:background-image/>
      </style:table-cell-properties>
    </style:style>
    <style:style style:name="Table343" style:family="table">
      <style:table-properties style:width="7.3188in" style:rel-width="100%" table:align="left"/>
    </style:style>
    <style:style style:name="Table343.A" style:family="table-column">
      <style:table-column-properties style:column-width="7.3188in" style:rel-column-width="65535*"/>
    </style:style>
    <style:style style:name="Table343.A1" style:family="table-cell">
      <style:table-cell-properties style:vertical-align="middle" fo:background-color="#ddddee">
        <style:background-image/>
      </style:table-cell-properties>
    </style:style>
    <style:style style:name="Table344" style:family="table">
      <style:table-properties style:width="7.3188in" style:rel-width="100%" table:align="left"/>
    </style:style>
    <style:style style:name="Table344.A" style:family="table-column">
      <style:table-column-properties style:column-width="7.3188in" style:rel-column-width="65535*"/>
    </style:style>
    <style:style style:name="Table344.A1" style:family="table-cell">
      <style:table-cell-properties style:vertical-align="middle" fo:background-color="#ddddee">
        <style:background-image/>
      </style:table-cell-properties>
    </style:style>
    <style:style style:name="Table345" style:family="table">
      <style:table-properties style:width="7.3188in" style:rel-width="100%" table:align="left"/>
    </style:style>
    <style:style style:name="Table345.A" style:family="table-column">
      <style:table-column-properties style:column-width="7.3188in" style:rel-column-width="65535*"/>
    </style:style>
    <style:style style:name="Table345.A1" style:family="table-cell">
      <style:table-cell-properties style:vertical-align="middle" fo:background-color="#ddddee">
        <style:background-image/>
      </style:table-cell-properties>
    </style:style>
    <style:style style:name="Table346" style:family="table">
      <style:table-properties style:width="7.3188in" style:rel-width="100%" table:align="left"/>
    </style:style>
    <style:style style:name="Table346.A" style:family="table-column">
      <style:table-column-properties style:column-width="7.3188in" style:rel-column-width="65535*"/>
    </style:style>
    <style:style style:name="Table346.A1" style:family="table-cell">
      <style:table-cell-properties style:vertical-align="middle" fo:background-color="#ddddee">
        <style:background-image/>
      </style:table-cell-properties>
    </style:style>
    <style:style style:name="Table347" style:family="table">
      <style:table-properties style:width="7.3188in" style:rel-width="100%" table:align="left"/>
    </style:style>
    <style:style style:name="Table347.A" style:family="table-column">
      <style:table-column-properties style:column-width="7.3188in" style:rel-column-width="65535*"/>
    </style:style>
    <style:style style:name="Table347.A1" style:family="table-cell">
      <style:table-cell-properties style:vertical-align="middle" fo:background-color="#ddddee">
        <style:background-image/>
      </style:table-cell-properties>
    </style:style>
    <style:style style:name="Table348" style:family="table">
      <style:table-properties style:width="7.3188in" style:rel-width="100%" table:align="left"/>
    </style:style>
    <style:style style:name="Table348.A" style:family="table-column">
      <style:table-column-properties style:column-width="7.3188in" style:rel-column-width="65535*"/>
    </style:style>
    <style:style style:name="Table348.A1" style:family="table-cell">
      <style:table-cell-properties style:vertical-align="middle" fo:background-color="#ddddee">
        <style:background-image/>
      </style:table-cell-properties>
    </style:style>
    <style:style style:name="Table349" style:family="table">
      <style:table-properties style:width="7.3188in" style:rel-width="100%" table:align="left"/>
    </style:style>
    <style:style style:name="Table349.A" style:family="table-column">
      <style:table-column-properties style:column-width="7.3188in" style:rel-column-width="65535*"/>
    </style:style>
    <style:style style:name="Table349.A1" style:family="table-cell">
      <style:table-cell-properties style:vertical-align="middle" fo:background-color="#ddddee">
        <style:background-image/>
      </style:table-cell-properties>
    </style:style>
    <style:style style:name="Table350" style:family="table">
      <style:table-properties style:width="7.3188in" style:rel-width="100%" table:align="left"/>
    </style:style>
    <style:style style:name="Table350.A" style:family="table-column">
      <style:table-column-properties style:column-width="7.3188in" style:rel-column-width="65535*"/>
    </style:style>
    <style:style style:name="Table350.A1" style:family="table-cell">
      <style:table-cell-properties style:vertical-align="middle" fo:background-color="#ddddee">
        <style:background-image/>
      </style:table-cell-properties>
    </style:style>
    <style:style style:name="Table351" style:family="table">
      <style:table-properties style:width="7.3188in" style:rel-width="100%" table:align="left"/>
    </style:style>
    <style:style style:name="Table351.A" style:family="table-column">
      <style:table-column-properties style:column-width="7.3188in" style:rel-column-width="65535*"/>
    </style:style>
    <style:style style:name="Table351.A1" style:family="table-cell">
      <style:table-cell-properties style:vertical-align="middle" fo:background-color="#ddddee">
        <style:background-image/>
      </style:table-cell-properties>
    </style:style>
    <style:style style:name="Table352" style:family="table">
      <style:table-properties style:width="7.3188in" style:rel-width="100%" table:align="left"/>
    </style:style>
    <style:style style:name="Table352.A" style:family="table-column">
      <style:table-column-properties style:column-width="7.3188in" style:rel-column-width="65535*"/>
    </style:style>
    <style:style style:name="Table352.A1" style:family="table-cell">
      <style:table-cell-properties style:vertical-align="middle" fo:background-color="#ddddee">
        <style:background-image/>
      </style:table-cell-properties>
    </style:style>
    <style:style style:name="Table353" style:family="table">
      <style:table-properties style:width="7.3188in" style:rel-width="100%" fo:margin-left="0.491in" table:align="left"/>
    </style:style>
    <style:style style:name="Table353.A" style:family="table-column">
      <style:table-column-properties style:column-width="7.3188in" style:rel-column-width="65535*"/>
    </style:style>
    <style:style style:name="Table353.A1" style:family="table-cell">
      <style:table-cell-properties style:vertical-align="middle" fo:background-color="#ddddee">
        <style:background-image/>
      </style:table-cell-properties>
    </style:style>
    <style:style style:name="Table354" style:family="table">
      <style:table-properties style:width="7.3188in" style:rel-width="100%" fo:margin-left="0.491in" table:align="left"/>
    </style:style>
    <style:style style:name="Table354.A" style:family="table-column">
      <style:table-column-properties style:column-width="7.3188in" style:rel-column-width="65535*"/>
    </style:style>
    <style:style style:name="Table354.A1" style:family="table-cell">
      <style:table-cell-properties style:vertical-align="middle" fo:background-color="#ddddee">
        <style:background-image/>
      </style:table-cell-properties>
    </style:style>
    <style:style style:name="Table355" style:family="table">
      <style:table-properties style:width="7.3188in" style:rel-width="100%" fo:margin-left="0.491in" table:align="left"/>
    </style:style>
    <style:style style:name="Table355.A" style:family="table-column">
      <style:table-column-properties style:column-width="7.3188in" style:rel-column-width="65535*"/>
    </style:style>
    <style:style style:name="Table355.A1" style:family="table-cell">
      <style:table-cell-properties style:vertical-align="middle" fo:background-color="#ddddee">
        <style:background-image/>
      </style:table-cell-properties>
    </style:style>
    <style:style style:name="Table356" style:family="table">
      <style:table-properties style:width="7.3188in" style:rel-width="100%" fo:margin-left="0.491in" table:align="left"/>
    </style:style>
    <style:style style:name="Table356.A" style:family="table-column">
      <style:table-column-properties style:column-width="7.3188in" style:rel-column-width="65535*"/>
    </style:style>
    <style:style style:name="Table356.A1" style:family="table-cell">
      <style:table-cell-properties style:vertical-align="middle" fo:background-color="#ddddee">
        <style:background-image/>
      </style:table-cell-properties>
    </style:style>
    <style:style style:name="Table357" style:family="table">
      <style:table-properties style:width="7.3188in" style:rel-width="100%" fo:margin-left="0.491in" table:align="left"/>
    </style:style>
    <style:style style:name="Table357.A" style:family="table-column">
      <style:table-column-properties style:column-width="7.3188in" style:rel-column-width="65535*"/>
    </style:style>
    <style:style style:name="Table357.A1" style:family="table-cell">
      <style:table-cell-properties style:vertical-align="middle" fo:background-color="#ddddee">
        <style:background-image/>
      </style:table-cell-properties>
    </style:style>
    <style:style style:name="Table358" style:family="table">
      <style:table-properties style:width="7.3188in" style:rel-width="100%" table:align="left"/>
    </style:style>
    <style:style style:name="Table358.A" style:family="table-column">
      <style:table-column-properties style:column-width="7.3188in" style:rel-column-width="65535*"/>
    </style:style>
    <style:style style:name="Table358.A1" style:family="table-cell">
      <style:table-cell-properties style:vertical-align="middle" fo:background-color="#ddddee">
        <style:background-image/>
      </style:table-cell-properties>
    </style:style>
    <style:style style:name="Table359" style:family="table">
      <style:table-properties style:width="7.3188in" style:rel-width="100%" table:align="left"/>
    </style:style>
    <style:style style:name="Table359.A" style:family="table-column">
      <style:table-column-properties style:column-width="7.3188in" style:rel-column-width="65535*"/>
    </style:style>
    <style:style style:name="Table359.A1" style:family="table-cell">
      <style:table-cell-properties style:vertical-align="middle" fo:background-color="#ddddee">
        <style:background-image/>
      </style:table-cell-properties>
    </style:style>
    <style:style style:name="Table360" style:family="table">
      <style:table-properties style:width="7.3188in" style:rel-width="100%" table:align="left"/>
    </style:style>
    <style:style style:name="Table360.A" style:family="table-column">
      <style:table-column-properties style:column-width="7.3188in" style:rel-column-width="65535*"/>
    </style:style>
    <style:style style:name="Table360.A1" style:family="table-cell">
      <style:table-cell-properties style:vertical-align="middle" fo:background-color="#ddddee">
        <style:background-image/>
      </style:table-cell-properties>
    </style:style>
    <style:style style:name="Table361" style:family="table">
      <style:table-properties style:width="7.3188in" style:rel-width="100%" table:align="left"/>
    </style:style>
    <style:style style:name="Table361.A" style:family="table-column">
      <style:table-column-properties style:column-width="7.3188in" style:rel-column-width="65535*"/>
    </style:style>
    <style:style style:name="Table361.A1" style:family="table-cell">
      <style:table-cell-properties style:vertical-align="middle" fo:background-color="#ddddee">
        <style:background-image/>
      </style:table-cell-properties>
    </style:style>
    <style:style style:name="Table362" style:family="table">
      <style:table-properties style:width="7.3188in" style:rel-width="100%" table:align="left"/>
    </style:style>
    <style:style style:name="Table362.A" style:family="table-column">
      <style:table-column-properties style:column-width="7.3188in" style:rel-column-width="65535*"/>
    </style:style>
    <style:style style:name="Table362.A1" style:family="table-cell">
      <style:table-cell-properties style:vertical-align="middle" fo:background-color="#ddddee">
        <style:background-image/>
      </style:table-cell-properties>
    </style:style>
    <style:style style:name="Table363" style:family="table">
      <style:table-properties style:width="7.3188in" style:rel-width="100%" table:align="left"/>
    </style:style>
    <style:style style:name="Table363.A" style:family="table-column">
      <style:table-column-properties style:column-width="7.3188in" style:rel-column-width="65535*"/>
    </style:style>
    <style:style style:name="Table363.A1" style:family="table-cell">
      <style:table-cell-properties style:vertical-align="middle" fo:background-color="#ddddee">
        <style:background-image/>
      </style:table-cell-properties>
    </style:style>
    <style:style style:name="Table364" style:family="table">
      <style:table-properties style:width="7.3188in" style:rel-width="100%" table:align="left"/>
    </style:style>
    <style:style style:name="Table364.A" style:family="table-column">
      <style:table-column-properties style:column-width="7.3188in" style:rel-column-width="65535*"/>
    </style:style>
    <style:style style:name="Table364.A1" style:family="table-cell">
      <style:table-cell-properties style:vertical-align="middle" fo:background-color="#ddddee">
        <style:background-image/>
      </style:table-cell-properties>
    </style:style>
    <style:style style:name="Table365" style:family="table">
      <style:table-properties style:width="7.3188in" style:rel-width="100%" table:align="left"/>
    </style:style>
    <style:style style:name="Table365.A" style:family="table-column">
      <style:table-column-properties style:column-width="7.3188in" style:rel-column-width="65535*"/>
    </style:style>
    <style:style style:name="Table365.A1" style:family="table-cell">
      <style:table-cell-properties style:vertical-align="middle" fo:background-color="#ddddee">
        <style:background-image/>
      </style:table-cell-properties>
    </style:style>
    <style:style style:name="Table366" style:family="table">
      <style:table-properties style:width="7.3188in" style:rel-width="100%" table:align="left"/>
    </style:style>
    <style:style style:name="Table366.A" style:family="table-column">
      <style:table-column-properties style:column-width="7.3188in" style:rel-column-width="65535*"/>
    </style:style>
    <style:style style:name="Table366.A1" style:family="table-cell">
      <style:table-cell-properties style:vertical-align="middle" fo:background-color="#ddddee">
        <style:background-image/>
      </style:table-cell-properties>
    </style:style>
    <style:style style:name="Table367" style:family="table">
      <style:table-properties style:width="7.3188in" style:rel-width="100%" table:align="left"/>
    </style:style>
    <style:style style:name="Table367.A" style:family="table-column">
      <style:table-column-properties style:column-width="7.3188in" style:rel-column-width="65535*"/>
    </style:style>
    <style:style style:name="Table367.A1" style:family="table-cell">
      <style:table-cell-properties style:vertical-align="middle" fo:background-color="#ddddee">
        <style:background-image/>
      </style:table-cell-properties>
    </style:style>
    <style:style style:name="Table368" style:family="table">
      <style:table-properties style:width="7.3188in" style:rel-width="100%" table:align="left"/>
    </style:style>
    <style:style style:name="Table368.A" style:family="table-column">
      <style:table-column-properties style:column-width="7.3188in" style:rel-column-width="65535*"/>
    </style:style>
    <style:style style:name="Table368.A1" style:family="table-cell">
      <style:table-cell-properties style:vertical-align="middle" fo:background-color="#ddddee">
        <style:background-image/>
      </style:table-cell-properties>
    </style:style>
    <style:style style:name="Table369" style:family="table">
      <style:table-properties style:width="7.3188in" style:rel-width="100%" table:align="left"/>
    </style:style>
    <style:style style:name="Table369.A" style:family="table-column">
      <style:table-column-properties style:column-width="7.3188in" style:rel-column-width="65535*"/>
    </style:style>
    <style:style style:name="Table369.A1" style:family="table-cell">
      <style:table-cell-properties style:vertical-align="middle" fo:background-color="#ddddee">
        <style:background-image/>
      </style:table-cell-properties>
    </style:style>
    <style:style style:name="Table370" style:family="table">
      <style:table-properties style:width="7.3188in" style:rel-width="100%" table:align="left"/>
    </style:style>
    <style:style style:name="Table370.A" style:family="table-column">
      <style:table-column-properties style:column-width="7.3188in" style:rel-column-width="65535*"/>
    </style:style>
    <style:style style:name="Table370.A1" style:family="table-cell">
      <style:table-cell-properties style:vertical-align="middle" fo:background-color="#ddddee">
        <style:background-image/>
      </style:table-cell-properties>
    </style:style>
    <style:style style:name="Table371" style:family="table">
      <style:table-properties style:width="7.3188in" style:rel-width="100%" table:align="left"/>
    </style:style>
    <style:style style:name="Table371.A" style:family="table-column">
      <style:table-column-properties style:column-width="7.3188in" style:rel-column-width="65535*"/>
    </style:style>
    <style:style style:name="Table371.A1" style:family="table-cell">
      <style:table-cell-properties style:vertical-align="middle" fo:background-color="#ddddee">
        <style:background-image/>
      </style:table-cell-properties>
    </style:style>
    <style:style style:name="Table372" style:family="table">
      <style:table-properties style:width="7.3188in" style:rel-width="100%" table:align="left"/>
    </style:style>
    <style:style style:name="Table372.A" style:family="table-column">
      <style:table-column-properties style:column-width="7.3188in" style:rel-column-width="65535*"/>
    </style:style>
    <style:style style:name="Table372.A1" style:family="table-cell">
      <style:table-cell-properties style:vertical-align="middle" fo:background-color="#ddddee">
        <style:background-image/>
      </style:table-cell-properties>
    </style:style>
    <style:style style:name="Table373" style:family="table">
      <style:table-properties style:width="7.3188in" style:rel-width="100%" table:align="left"/>
    </style:style>
    <style:style style:name="Table373.A" style:family="table-column">
      <style:table-column-properties style:column-width="7.3188in" style:rel-column-width="65535*"/>
    </style:style>
    <style:style style:name="Table373.A1" style:family="table-cell">
      <style:table-cell-properties style:vertical-align="middle" fo:background-color="#ddddee">
        <style:background-image/>
      </style:table-cell-properties>
    </style:style>
    <style:style style:name="Table374" style:family="table">
      <style:table-properties style:width="7.3188in" style:rel-width="100%" table:align="left"/>
    </style:style>
    <style:style style:name="Table374.A" style:family="table-column">
      <style:table-column-properties style:column-width="7.3188in" style:rel-column-width="65535*"/>
    </style:style>
    <style:style style:name="Table374.A1" style:family="table-cell">
      <style:table-cell-properties style:vertical-align="middle" fo:background-color="#ddddee">
        <style:background-image/>
      </style:table-cell-properties>
    </style:style>
    <style:style style:name="Table375" style:family="table">
      <style:table-properties style:width="7.3188in" style:rel-width="100%" table:align="left"/>
    </style:style>
    <style:style style:name="Table375.A" style:family="table-column">
      <style:table-column-properties style:column-width="7.3188in" style:rel-column-width="65535*"/>
    </style:style>
    <style:style style:name="Table375.A1" style:family="table-cell">
      <style:table-cell-properties style:vertical-align="middle" fo:background-color="#ddddee">
        <style:background-image/>
      </style:table-cell-properties>
    </style:style>
    <style:style style:name="Table376" style:family="table">
      <style:table-properties style:width="7.3188in" style:rel-width="100%" table:align="left"/>
    </style:style>
    <style:style style:name="Table376.A" style:family="table-column">
      <style:table-column-properties style:column-width="7.3188in" style:rel-column-width="65535*"/>
    </style:style>
    <style:style style:name="Table376.A1" style:family="table-cell">
      <style:table-cell-properties style:vertical-align="middle" fo:background-color="#ddddee">
        <style:background-image/>
      </style:table-cell-properties>
    </style:style>
    <style:style style:name="Table377" style:family="table">
      <style:table-properties style:width="7.3188in" style:rel-width="100%" table:align="left"/>
    </style:style>
    <style:style style:name="Table377.A" style:family="table-column">
      <style:table-column-properties style:column-width="7.3188in" style:rel-column-width="65535*"/>
    </style:style>
    <style:style style:name="Table377.A1" style:family="table-cell">
      <style:table-cell-properties style:vertical-align="middle" fo:background-color="#ddddee">
        <style:background-image/>
      </style:table-cell-properties>
    </style:style>
    <style:style style:name="Table378" style:family="table">
      <style:table-properties style:width="7.3188in" style:rel-width="100%" table:align="left"/>
    </style:style>
    <style:style style:name="Table378.A" style:family="table-column">
      <style:table-column-properties style:column-width="7.3188in" style:rel-column-width="65535*"/>
    </style:style>
    <style:style style:name="Table378.A1" style:family="table-cell">
      <style:table-cell-properties style:vertical-align="middle" fo:background-color="#ddddee">
        <style:background-image/>
      </style:table-cell-properties>
    </style:style>
    <style:style style:name="Table379" style:family="table">
      <style:table-properties style:width="7.3188in" style:rel-width="100%" table:align="left"/>
    </style:style>
    <style:style style:name="Table379.A" style:family="table-column">
      <style:table-column-properties style:column-width="7.3188in" style:rel-column-width="65535*"/>
    </style:style>
    <style:style style:name="Table379.A1" style:family="table-cell">
      <style:table-cell-properties style:vertical-align="middle" fo:background-color="#ddddee">
        <style:background-image/>
      </style:table-cell-properties>
    </style:style>
    <style:style style:name="Table380" style:family="table">
      <style:table-properties style:width="7.3188in" style:rel-width="100%" table:align="left"/>
    </style:style>
    <style:style style:name="Table380.A" style:family="table-column">
      <style:table-column-properties style:column-width="7.3188in" style:rel-column-width="65535*"/>
    </style:style>
    <style:style style:name="Table380.A1" style:family="table-cell">
      <style:table-cell-properties style:vertical-align="middle" fo:background-color="#ddddee">
        <style:background-image/>
      </style:table-cell-properties>
    </style:style>
    <style:style style:name="Table381" style:family="table">
      <style:table-properties style:width="7.3188in" style:rel-width="100%" table:align="left"/>
    </style:style>
    <style:style style:name="Table381.A" style:family="table-column">
      <style:table-column-properties style:column-width="7.3188in" style:rel-column-width="65535*"/>
    </style:style>
    <style:style style:name="Table381.A1" style:family="table-cell">
      <style:table-cell-properties style:vertical-align="middle" fo:background-color="#ddddee">
        <style:background-image/>
      </style:table-cell-properties>
    </style:style>
    <style:style style:name="Table382" style:family="table">
      <style:table-properties style:width="7.3188in" style:rel-width="100%" table:align="left"/>
    </style:style>
    <style:style style:name="Table382.A" style:family="table-column">
      <style:table-column-properties style:column-width="7.3188in" style:rel-column-width="65535*"/>
    </style:style>
    <style:style style:name="Table382.A1" style:family="table-cell">
      <style:table-cell-properties style:vertical-align="middle" fo:background-color="#ddddee">
        <style:background-image/>
      </style:table-cell-properties>
    </style:style>
    <style:style style:name="Table383" style:family="table">
      <style:table-properties style:width="7.3188in" style:rel-width="100%" table:align="left"/>
    </style:style>
    <style:style style:name="Table383.A" style:family="table-column">
      <style:table-column-properties style:column-width="7.3188in" style:rel-column-width="65535*"/>
    </style:style>
    <style:style style:name="Table383.A1" style:family="table-cell">
      <style:table-cell-properties style:vertical-align="middle" fo:background-color="#ddddee">
        <style:background-image/>
      </style:table-cell-properties>
    </style:style>
    <style:style style:name="Table384" style:family="table">
      <style:table-properties style:width="7.3188in" style:rel-width="100%" table:align="left"/>
    </style:style>
    <style:style style:name="Table384.A" style:family="table-column">
      <style:table-column-properties style:column-width="7.3188in" style:rel-column-width="65535*"/>
    </style:style>
    <style:style style:name="Table384.A1" style:family="table-cell">
      <style:table-cell-properties style:vertical-align="middle" fo:background-color="#ddddee">
        <style:background-image/>
      </style:table-cell-properties>
    </style:style>
    <style:style style:name="Table385" style:family="table">
      <style:table-properties style:width="7.3188in" style:rel-width="100%" table:align="left"/>
    </style:style>
    <style:style style:name="Table385.A" style:family="table-column">
      <style:table-column-properties style:column-width="7.3188in" style:rel-column-width="65535*"/>
    </style:style>
    <style:style style:name="Table385.A1" style:family="table-cell">
      <style:table-cell-properties style:vertical-align="middle" fo:background-color="#ddddee">
        <style:background-image/>
      </style:table-cell-properties>
    </style:style>
    <style:style style:name="Table386" style:family="table">
      <style:table-properties style:width="7.3188in" style:rel-width="100%" table:align="left"/>
    </style:style>
    <style:style style:name="Table386.A" style:family="table-column">
      <style:table-column-properties style:column-width="7.3188in" style:rel-column-width="65535*"/>
    </style:style>
    <style:style style:name="Table386.A1" style:family="table-cell">
      <style:table-cell-properties style:vertical-align="middle" fo:background-color="#ddddee">
        <style:background-image/>
      </style:table-cell-properties>
    </style:style>
    <style:style style:name="Table387" style:family="table">
      <style:table-properties style:width="7.3188in" style:rel-width="100%" table:align="left"/>
    </style:style>
    <style:style style:name="Table387.A" style:family="table-column">
      <style:table-column-properties style:column-width="7.3188in" style:rel-column-width="65535*"/>
    </style:style>
    <style:style style:name="Table387.A1" style:family="table-cell">
      <style:table-cell-properties style:vertical-align="middle" fo:background-color="#ddddee">
        <style:background-image/>
      </style:table-cell-properties>
    </style:style>
    <style:style style:name="Table388" style:family="table">
      <style:table-properties style:width="7.3188in" style:rel-width="100%" table:align="left"/>
    </style:style>
    <style:style style:name="Table388.A" style:family="table-column">
      <style:table-column-properties style:column-width="7.3188in" style:rel-column-width="65535*"/>
    </style:style>
    <style:style style:name="Table388.A1" style:family="table-cell">
      <style:table-cell-properties style:vertical-align="middle" fo:background-color="#ddddee">
        <style:background-image/>
      </style:table-cell-properties>
    </style:style>
    <style:style style:name="Table389" style:family="table">
      <style:table-properties style:width="7.3188in" style:rel-width="100%" table:align="left"/>
    </style:style>
    <style:style style:name="Table389.A" style:family="table-column">
      <style:table-column-properties style:column-width="7.3188in" style:rel-column-width="65535*"/>
    </style:style>
    <style:style style:name="Table389.A1" style:family="table-cell">
      <style:table-cell-properties style:vertical-align="middle" fo:background-color="#ddddee">
        <style:background-image/>
      </style:table-cell-properties>
    </style:style>
    <style:style style:name="Table390" style:family="table">
      <style:table-properties style:width="7.3188in" style:rel-width="100%" table:align="left"/>
    </style:style>
    <style:style style:name="Table390.A" style:family="table-column">
      <style:table-column-properties style:column-width="7.3188in" style:rel-column-width="65535*"/>
    </style:style>
    <style:style style:name="Table390.A1" style:family="table-cell">
      <style:table-cell-properties style:vertical-align="middle" fo:background-color="#ddddee">
        <style:background-image/>
      </style:table-cell-properties>
    </style:style>
    <style:style style:name="Table391" style:family="table">
      <style:table-properties style:width="7.3188in" style:rel-width="100%" fo:margin-left="0.491in" table:align="left"/>
    </style:style>
    <style:style style:name="Table391.A" style:family="table-column">
      <style:table-column-properties style:column-width="7.3188in" style:rel-column-width="65535*"/>
    </style:style>
    <style:style style:name="Table391.A1" style:family="table-cell">
      <style:table-cell-properties style:vertical-align="middle" fo:background-color="#ddddee">
        <style:background-image/>
      </style:table-cell-properties>
    </style:style>
    <style:style style:name="Table392" style:family="table">
      <style:table-properties style:width="7.3188in" style:rel-width="100%" fo:margin-left="0.491in" table:align="left"/>
    </style:style>
    <style:style style:name="Table392.A" style:family="table-column">
      <style:table-column-properties style:column-width="7.3188in" style:rel-column-width="65535*"/>
    </style:style>
    <style:style style:name="Table392.A1" style:family="table-cell">
      <style:table-cell-properties style:vertical-align="middle" fo:background-color="#ddddee">
        <style:background-image/>
      </style:table-cell-properties>
    </style:style>
    <style:style style:name="Table393" style:family="table">
      <style:table-properties style:width="7.3188in" style:rel-width="100%" fo:margin-left="0.491in" table:align="left"/>
    </style:style>
    <style:style style:name="Table393.A" style:family="table-column">
      <style:table-column-properties style:column-width="7.3188in" style:rel-column-width="65535*"/>
    </style:style>
    <style:style style:name="Table393.A1" style:family="table-cell">
      <style:table-cell-properties style:vertical-align="middle" fo:background-color="#ddddee">
        <style:background-image/>
      </style:table-cell-properties>
    </style:style>
    <style:style style:name="Table394" style:family="table">
      <style:table-properties style:width="7.3188in" style:rel-width="100%" fo:margin-left="0.491in" table:align="left"/>
    </style:style>
    <style:style style:name="Table394.A" style:family="table-column">
      <style:table-column-properties style:column-width="7.3188in" style:rel-column-width="65535*"/>
    </style:style>
    <style:style style:name="Table394.A1" style:family="table-cell">
      <style:table-cell-properties style:vertical-align="middle" fo:background-color="#ddddee">
        <style:background-image/>
      </style:table-cell-properties>
    </style:style>
    <style:style style:name="Table395" style:family="table">
      <style:table-properties style:width="7.3188in" style:rel-width="100%" fo:margin-left="0.491in" table:align="left"/>
    </style:style>
    <style:style style:name="Table395.A" style:family="table-column">
      <style:table-column-properties style:column-width="7.3188in" style:rel-column-width="65535*"/>
    </style:style>
    <style:style style:name="Table395.A1" style:family="table-cell">
      <style:table-cell-properties style:vertical-align="middle" fo:background-color="#ddddee">
        <style:background-image/>
      </style:table-cell-properties>
    </style:style>
    <style:style style:name="Table396" style:family="table">
      <style:table-properties style:width="7.3188in" style:rel-width="100%" fo:margin-left="0.491in" table:align="left"/>
    </style:style>
    <style:style style:name="Table396.A" style:family="table-column">
      <style:table-column-properties style:column-width="7.3188in" style:rel-column-width="65535*"/>
    </style:style>
    <style:style style:name="Table396.A1" style:family="table-cell">
      <style:table-cell-properties style:vertical-align="middle" fo:background-color="#ddddee">
        <style:background-image/>
      </style:table-cell-properties>
    </style:style>
    <style:style style:name="Table397" style:family="table">
      <style:table-properties style:width="7.3188in" style:rel-width="100%" fo:margin-left="0.491in" table:align="left"/>
    </style:style>
    <style:style style:name="Table397.A" style:family="table-column">
      <style:table-column-properties style:column-width="7.3188in" style:rel-column-width="65535*"/>
    </style:style>
    <style:style style:name="Table397.A1" style:family="table-cell">
      <style:table-cell-properties style:vertical-align="middle" fo:background-color="#ddddee">
        <style:background-image/>
      </style:table-cell-properties>
    </style:style>
    <style:style style:name="Table398" style:family="table">
      <style:table-properties style:width="7.3188in" style:rel-width="100%" fo:margin-left="0.491in" table:align="left"/>
    </style:style>
    <style:style style:name="Table398.A" style:family="table-column">
      <style:table-column-properties style:column-width="7.3188in" style:rel-column-width="65535*"/>
    </style:style>
    <style:style style:name="Table398.A1" style:family="table-cell">
      <style:table-cell-properties style:vertical-align="middle" fo:background-color="#ddddee">
        <style:background-image/>
      </style:table-cell-properties>
    </style:style>
    <style:style style:name="Table399" style:family="table">
      <style:table-properties style:width="7.3188in" style:rel-width="100%" fo:margin-left="0.491in" table:align="left"/>
    </style:style>
    <style:style style:name="Table399.A" style:family="table-column">
      <style:table-column-properties style:column-width="7.3188in" style:rel-column-width="65535*"/>
    </style:style>
    <style:style style:name="Table399.A1" style:family="table-cell">
      <style:table-cell-properties style:vertical-align="middle" fo:background-color="#ddddee">
        <style:background-image/>
      </style:table-cell-properties>
    </style:style>
    <style:style style:name="Table400" style:family="table">
      <style:table-properties style:width="7.3188in" style:rel-width="100%" fo:margin-left="0.491in" table:align="left"/>
    </style:style>
    <style:style style:name="Table400.A" style:family="table-column">
      <style:table-column-properties style:column-width="7.3188in" style:rel-column-width="65535*"/>
    </style:style>
    <style:style style:name="Table400.A1" style:family="table-cell">
      <style:table-cell-properties style:vertical-align="middle" fo:background-color="#ddddee">
        <style:background-image/>
      </style:table-cell-properties>
    </style:style>
    <style:style style:name="Table401" style:family="table">
      <style:table-properties style:width="7.3188in" style:rel-width="100%" fo:margin-left="0.491in" table:align="left"/>
    </style:style>
    <style:style style:name="Table401.A" style:family="table-column">
      <style:table-column-properties style:column-width="7.3188in" style:rel-column-width="65535*"/>
    </style:style>
    <style:style style:name="Table401.A1" style:family="table-cell">
      <style:table-cell-properties style:vertical-align="middle" fo:background-color="#ddddee">
        <style:background-image/>
      </style:table-cell-properties>
    </style:style>
    <style:style style:name="Table402" style:family="table">
      <style:table-properties style:width="7.3188in" style:rel-width="100%" fo:margin-left="0.491in" table:align="left"/>
    </style:style>
    <style:style style:name="Table402.A" style:family="table-column">
      <style:table-column-properties style:column-width="7.3188in" style:rel-column-width="65535*"/>
    </style:style>
    <style:style style:name="Table402.A1" style:family="table-cell">
      <style:table-cell-properties style:vertical-align="middle" fo:background-color="#ddddee">
        <style:background-image/>
      </style:table-cell-properties>
    </style:style>
    <style:style style:name="Table403" style:family="table">
      <style:table-properties style:width="7.3188in" style:rel-width="100%" fo:margin-left="0.491in" table:align="left"/>
    </style:style>
    <style:style style:name="Table403.A" style:family="table-column">
      <style:table-column-properties style:column-width="7.3188in" style:rel-column-width="65535*"/>
    </style:style>
    <style:style style:name="Table403.A1" style:family="table-cell">
      <style:table-cell-properties style:vertical-align="middle" fo:background-color="#ddddee">
        <style:background-image/>
      </style:table-cell-properties>
    </style:style>
    <style:style style:name="Table404" style:family="table">
      <style:table-properties style:width="7.3188in" style:rel-width="100%" fo:margin-left="0.491in" table:align="left"/>
    </style:style>
    <style:style style:name="Table404.A" style:family="table-column">
      <style:table-column-properties style:column-width="7.3188in" style:rel-column-width="65535*"/>
    </style:style>
    <style:style style:name="Table404.A1" style:family="table-cell">
      <style:table-cell-properties style:vertical-align="middle" fo:background-color="#ddddee">
        <style:background-image/>
      </style:table-cell-properties>
    </style:style>
    <style:style style:name="Table405" style:family="table">
      <style:table-properties style:width="7.3188in" style:rel-width="100%" fo:margin-left="0.491in" table:align="left"/>
    </style:style>
    <style:style style:name="Table405.A" style:family="table-column">
      <style:table-column-properties style:column-width="7.3188in" style:rel-column-width="65535*"/>
    </style:style>
    <style:style style:name="Table405.A1" style:family="table-cell">
      <style:table-cell-properties style:vertical-align="middle" fo:background-color="#ddddee">
        <style:background-image/>
      </style:table-cell-properties>
    </style:style>
    <style:style style:name="Table406" style:family="table">
      <style:table-properties style:width="7.3188in" style:rel-width="100%" fo:margin-left="0.491in" table:align="left"/>
    </style:style>
    <style:style style:name="Table406.A" style:family="table-column">
      <style:table-column-properties style:column-width="7.3188in" style:rel-column-width="65535*"/>
    </style:style>
    <style:style style:name="Table406.A1" style:family="table-cell">
      <style:table-cell-properties style:vertical-align="middle" fo:background-color="#ddddee">
        <style:background-image/>
      </style:table-cell-properties>
    </style:style>
    <style:style style:name="Table407" style:family="table">
      <style:table-properties style:width="7.3188in" style:rel-width="100%" fo:margin-left="0.491in" table:align="left"/>
    </style:style>
    <style:style style:name="Table407.A" style:family="table-column">
      <style:table-column-properties style:column-width="7.3188in" style:rel-column-width="65535*"/>
    </style:style>
    <style:style style:name="Table407.A1" style:family="table-cell">
      <style:table-cell-properties style:vertical-align="middle" fo:background-color="#ddddee">
        <style:background-image/>
      </style:table-cell-properties>
    </style:style>
    <style:style style:name="Table408" style:family="table">
      <style:table-properties style:width="7.3188in" style:rel-width="100%" fo:margin-left="0.491in" table:align="left"/>
    </style:style>
    <style:style style:name="Table408.A" style:family="table-column">
      <style:table-column-properties style:column-width="7.3188in" style:rel-column-width="65535*"/>
    </style:style>
    <style:style style:name="Table408.A1" style:family="table-cell">
      <style:table-cell-properties style:vertical-align="middle" fo:background-color="#ddddee">
        <style:background-image/>
      </style:table-cell-properties>
    </style:style>
    <style:style style:name="Table409" style:family="table">
      <style:table-properties style:width="7.3188in" style:rel-width="100%" fo:margin-left="0.491in" table:align="left"/>
    </style:style>
    <style:style style:name="Table409.A" style:family="table-column">
      <style:table-column-properties style:column-width="7.3188in" style:rel-column-width="65535*"/>
    </style:style>
    <style:style style:name="Table409.A1" style:family="table-cell">
      <style:table-cell-properties style:vertical-align="middle" fo:background-color="#ddddee">
        <style:background-image/>
      </style:table-cell-properties>
    </style:style>
    <style:style style:name="Table410" style:family="table">
      <style:table-properties style:width="7.3188in" style:rel-width="100%" fo:margin-left="0.491in" table:align="left"/>
    </style:style>
    <style:style style:name="Table410.A" style:family="table-column">
      <style:table-column-properties style:column-width="7.3188in" style:rel-column-width="65535*"/>
    </style:style>
    <style:style style:name="Table410.A1" style:family="table-cell">
      <style:table-cell-properties style:vertical-align="middle" fo:background-color="#ddddee">
        <style:background-image/>
      </style:table-cell-properties>
    </style:style>
    <style:style style:name="Table411" style:family="table">
      <style:table-properties style:width="7.3188in" style:rel-width="100%" fo:margin-left="0.491in" table:align="left"/>
    </style:style>
    <style:style style:name="Table411.A" style:family="table-column">
      <style:table-column-properties style:column-width="7.3188in" style:rel-column-width="65535*"/>
    </style:style>
    <style:style style:name="Table411.A1" style:family="table-cell">
      <style:table-cell-properties style:vertical-align="middle" fo:background-color="#ddddee">
        <style:background-image/>
      </style:table-cell-properties>
    </style:style>
    <style:style style:name="Table412" style:family="table">
      <style:table-properties style:width="7.3188in" style:rel-width="100%" fo:margin-left="0.491in" table:align="left"/>
    </style:style>
    <style:style style:name="Table412.A" style:family="table-column">
      <style:table-column-properties style:column-width="7.3188in" style:rel-column-width="65535*"/>
    </style:style>
    <style:style style:name="Table412.A1" style:family="table-cell">
      <style:table-cell-properties style:vertical-align="middle" fo:background-color="#ddddee">
        <style:background-image/>
      </style:table-cell-properties>
    </style:style>
    <style:style style:name="Table413" style:family="table">
      <style:table-properties style:width="7.3188in" style:rel-width="100%" fo:margin-left="0.491in" table:align="left"/>
    </style:style>
    <style:style style:name="Table413.A" style:family="table-column">
      <style:table-column-properties style:column-width="7.3188in" style:rel-column-width="65535*"/>
    </style:style>
    <style:style style:name="Table413.A1" style:family="table-cell">
      <style:table-cell-properties style:vertical-align="middle" fo:background-color="#ddddee">
        <style:background-image/>
      </style:table-cell-properties>
    </style:style>
    <style:style style:name="Table414" style:family="table">
      <style:table-properties style:width="7.3188in" style:rel-width="100%" fo:margin-left="0.491in" table:align="left"/>
    </style:style>
    <style:style style:name="Table414.A" style:family="table-column">
      <style:table-column-properties style:column-width="7.3188in" style:rel-column-width="65535*"/>
    </style:style>
    <style:style style:name="Table414.A1" style:family="table-cell">
      <style:table-cell-properties style:vertical-align="middle" fo:background-color="#ddddee">
        <style:background-image/>
      </style:table-cell-properties>
    </style:style>
    <style:style style:name="Table415" style:family="table">
      <style:table-properties style:width="7.3188in" style:rel-width="100%" fo:margin-left="0.491in" table:align="left"/>
    </style:style>
    <style:style style:name="Table415.A" style:family="table-column">
      <style:table-column-properties style:column-width="7.3188in" style:rel-column-width="65535*"/>
    </style:style>
    <style:style style:name="Table415.A1" style:family="table-cell">
      <style:table-cell-properties style:vertical-align="middle" fo:background-color="#ddddee">
        <style:background-image/>
      </style:table-cell-properties>
    </style:style>
    <style:style style:name="Table416" style:family="table">
      <style:table-properties style:width="7.3188in" style:rel-width="100%" fo:margin-left="0.491in" table:align="left"/>
    </style:style>
    <style:style style:name="Table416.A" style:family="table-column">
      <style:table-column-properties style:column-width="7.3188in" style:rel-column-width="65535*"/>
    </style:style>
    <style:style style:name="Table416.A1" style:family="table-cell">
      <style:table-cell-properties style:vertical-align="middle" fo:background-color="#ddddee">
        <style:background-image/>
      </style:table-cell-properties>
    </style:style>
    <style:style style:name="Table417" style:family="table">
      <style:table-properties style:width="7.3188in" style:rel-width="100%" fo:margin-left="0.491in" table:align="left"/>
    </style:style>
    <style:style style:name="Table417.A" style:family="table-column">
      <style:table-column-properties style:column-width="7.3188in" style:rel-column-width="65535*"/>
    </style:style>
    <style:style style:name="Table417.A1" style:family="table-cell">
      <style:table-cell-properties style:vertical-align="middle" fo:background-color="#ddddee">
        <style:background-image/>
      </style:table-cell-properties>
    </style:style>
    <style:style style:name="Table418" style:family="table">
      <style:table-properties style:width="7.3188in" style:rel-width="100%" fo:margin-left="0.491in" table:align="left"/>
    </style:style>
    <style:style style:name="Table418.A" style:family="table-column">
      <style:table-column-properties style:column-width="7.3188in" style:rel-column-width="65535*"/>
    </style:style>
    <style:style style:name="Table418.A1" style:family="table-cell">
      <style:table-cell-properties style:vertical-align="middle" fo:background-color="#ddddee">
        <style:background-image/>
      </style:table-cell-properties>
    </style:style>
    <style:style style:name="Table419" style:family="table">
      <style:table-properties style:width="7.3188in" style:rel-width="100%" fo:margin-left="0.491in" table:align="left"/>
    </style:style>
    <style:style style:name="Table419.A" style:family="table-column">
      <style:table-column-properties style:column-width="7.3188in" style:rel-column-width="65535*"/>
    </style:style>
    <style:style style:name="Table419.A1" style:family="table-cell">
      <style:table-cell-properties style:vertical-align="middle" fo:background-color="#ddddee">
        <style:background-image/>
      </style:table-cell-properties>
    </style:style>
    <style:style style:name="Table420" style:family="table">
      <style:table-properties style:width="7.3188in" style:rel-width="100%" fo:margin-left="0.491in" table:align="left"/>
    </style:style>
    <style:style style:name="Table420.A" style:family="table-column">
      <style:table-column-properties style:column-width="7.3188in" style:rel-column-width="65535*"/>
    </style:style>
    <style:style style:name="Table420.A1" style:family="table-cell">
      <style:table-cell-properties style:vertical-align="middle" fo:background-color="#ddddee">
        <style:background-image/>
      </style:table-cell-properties>
    </style:style>
    <style:style style:name="Table421" style:family="table">
      <style:table-properties style:width="7.3188in" style:rel-width="100%" fo:margin-left="0.491in" table:align="left"/>
    </style:style>
    <style:style style:name="Table421.A" style:family="table-column">
      <style:table-column-properties style:column-width="7.3188in" style:rel-column-width="65535*"/>
    </style:style>
    <style:style style:name="Table421.A1" style:family="table-cell">
      <style:table-cell-properties style:vertical-align="middle" fo:background-color="#ddddee">
        <style:background-image/>
      </style:table-cell-properties>
    </style:style>
    <style:style style:name="Table422" style:family="table">
      <style:table-properties style:width="7.3188in" style:rel-width="100%" fo:margin-left="0.491in" table:align="left"/>
    </style:style>
    <style:style style:name="Table422.A" style:family="table-column">
      <style:table-column-properties style:column-width="7.3188in" style:rel-column-width="65535*"/>
    </style:style>
    <style:style style:name="Table422.A1" style:family="table-cell">
      <style:table-cell-properties style:vertical-align="middle" fo:background-color="#ddddee">
        <style:background-image/>
      </style:table-cell-properties>
    </style:style>
    <style:style style:name="Table423" style:family="table">
      <style:table-properties style:width="7.3188in" style:rel-width="100%" fo:margin-left="0.491in" table:align="left"/>
    </style:style>
    <style:style style:name="Table423.A" style:family="table-column">
      <style:table-column-properties style:column-width="7.3188in" style:rel-column-width="65535*"/>
    </style:style>
    <style:style style:name="Table423.A1" style:family="table-cell">
      <style:table-cell-properties style:vertical-align="middle" fo:background-color="#ddddee">
        <style:background-image/>
      </style:table-cell-properties>
    </style:style>
    <style:style style:name="Table424" style:family="table">
      <style:table-properties style:width="7.3188in" style:rel-width="100%" fo:margin-left="0.491in" table:align="left"/>
    </style:style>
    <style:style style:name="Table424.A" style:family="table-column">
      <style:table-column-properties style:column-width="7.3188in" style:rel-column-width="65535*"/>
    </style:style>
    <style:style style:name="Table424.A1" style:family="table-cell">
      <style:table-cell-properties style:vertical-align="middle" fo:background-color="#ddddee">
        <style:background-image/>
      </style:table-cell-properties>
    </style:style>
    <style:style style:name="Table425" style:family="table">
      <style:table-properties style:width="7.3188in" style:rel-width="100%" fo:margin-left="0.491in" table:align="left"/>
    </style:style>
    <style:style style:name="Table425.A" style:family="table-column">
      <style:table-column-properties style:column-width="7.3188in" style:rel-column-width="65535*"/>
    </style:style>
    <style:style style:name="Table425.A1" style:family="table-cell">
      <style:table-cell-properties style:vertical-align="middle" fo:background-color="#ddddee">
        <style:background-image/>
      </style:table-cell-properties>
    </style:style>
    <style:style style:name="Table426" style:family="table">
      <style:table-properties style:width="7.3188in" style:rel-width="100%" fo:margin-left="0.491in" table:align="left"/>
    </style:style>
    <style:style style:name="Table426.A" style:family="table-column">
      <style:table-column-properties style:column-width="7.3188in" style:rel-column-width="65535*"/>
    </style:style>
    <style:style style:name="Table426.A1" style:family="table-cell">
      <style:table-cell-properties style:vertical-align="middle" fo:background-color="#ddddee">
        <style:background-image/>
      </style:table-cell-properties>
    </style:style>
    <style:style style:name="Table427" style:family="table">
      <style:table-properties style:width="7.3188in" style:rel-width="100%" fo:margin-left="0.491in" table:align="left"/>
    </style:style>
    <style:style style:name="Table427.A" style:family="table-column">
      <style:table-column-properties style:column-width="7.3188in" style:rel-column-width="65535*"/>
    </style:style>
    <style:style style:name="Table427.A1" style:family="table-cell">
      <style:table-cell-properties style:vertical-align="middle" fo:background-color="#ddddee">
        <style:background-image/>
      </style:table-cell-properties>
    </style:style>
    <style:style style:name="Table428" style:family="table">
      <style:table-properties style:width="7.3188in" style:rel-width="100%" table:align="left"/>
    </style:style>
    <style:style style:name="Table428.A" style:family="table-column">
      <style:table-column-properties style:column-width="7.3188in" style:rel-column-width="65535*"/>
    </style:style>
    <style:style style:name="Table428.A1" style:family="table-cell">
      <style:table-cell-properties style:vertical-align="middle" fo:background-color="#ddddee">
        <style:background-image/>
      </style:table-cell-properties>
    </style:style>
    <style:style style:name="Table429" style:family="table">
      <style:table-properties style:width="7.3188in" style:rel-width="100%" table:align="left"/>
    </style:style>
    <style:style style:name="Table429.A" style:family="table-column">
      <style:table-column-properties style:column-width="7.3188in" style:rel-column-width="65535*"/>
    </style:style>
    <style:style style:name="Table429.A1" style:family="table-cell">
      <style:table-cell-properties style:vertical-align="middle" fo:background-color="#ddddee">
        <style:background-image/>
      </style:table-cell-properties>
    </style:style>
    <style:style style:name="Table430" style:family="table">
      <style:table-properties style:width="7.3188in" style:rel-width="100%" fo:margin-left="0.491in" table:align="left"/>
    </style:style>
    <style:style style:name="Table430.A" style:family="table-column">
      <style:table-column-properties style:column-width="7.3188in" style:rel-column-width="65535*"/>
    </style:style>
    <style:style style:name="Table430.A1" style:family="table-cell">
      <style:table-cell-properties style:vertical-align="middle" fo:background-color="#ddddee">
        <style:background-image/>
      </style:table-cell-properties>
    </style:style>
    <style:style style:name="Table431" style:family="table">
      <style:table-properties style:width="7.3188in" style:rel-width="100%" fo:margin-left="0.491in" table:align="left"/>
    </style:style>
    <style:style style:name="Table431.A" style:family="table-column">
      <style:table-column-properties style:column-width="7.3188in" style:rel-column-width="65535*"/>
    </style:style>
    <style:style style:name="Table431.A1" style:family="table-cell">
      <style:table-cell-properties style:vertical-align="middle" fo:background-color="#ddddee">
        <style:background-image/>
      </style:table-cell-properties>
    </style:style>
    <style:style style:name="Table432" style:family="table">
      <style:table-properties style:width="7.3188in" style:rel-width="100%" fo:margin-left="0.491in" table:align="left"/>
    </style:style>
    <style:style style:name="Table432.A" style:family="table-column">
      <style:table-column-properties style:column-width="7.3188in" style:rel-column-width="65535*"/>
    </style:style>
    <style:style style:name="Table432.A1" style:family="table-cell">
      <style:table-cell-properties style:vertical-align="middle" fo:background-color="#ddddee">
        <style:background-image/>
      </style:table-cell-properties>
    </style:style>
    <style:style style:name="Table433" style:family="table">
      <style:table-properties style:width="7.3188in" style:rel-width="100%" fo:margin-left="0.491in" table:align="left"/>
    </style:style>
    <style:style style:name="Table433.A" style:family="table-column">
      <style:table-column-properties style:column-width="7.3188in" style:rel-column-width="65535*"/>
    </style:style>
    <style:style style:name="Table433.A1" style:family="table-cell">
      <style:table-cell-properties style:vertical-align="middle" fo:background-color="#ddddee">
        <style:background-image/>
      </style:table-cell-properties>
    </style:style>
    <style:style style:name="Table434" style:family="table">
      <style:table-properties style:width="7.3188in" style:rel-width="100%" table:align="left"/>
    </style:style>
    <style:style style:name="Table434.A" style:family="table-column">
      <style:table-column-properties style:column-width="7.3188in" style:rel-column-width="65535*"/>
    </style:style>
    <style:style style:name="Table434.A1" style:family="table-cell">
      <style:table-cell-properties style:vertical-align="middle" fo:background-color="#ddddee">
        <style:background-image/>
      </style:table-cell-properties>
    </style:style>
    <style:style style:name="Table435" style:family="table">
      <style:table-properties style:width="7.3188in" style:rel-width="100%" table:align="left"/>
    </style:style>
    <style:style style:name="Table435.A" style:family="table-column">
      <style:table-column-properties style:column-width="7.3188in" style:rel-column-width="65535*"/>
    </style:style>
    <style:style style:name="Table435.A1" style:family="table-cell">
      <style:table-cell-properties style:vertical-align="middle" fo:background-color="#ddddee">
        <style:background-image/>
      </style:table-cell-properties>
    </style:style>
    <style:style style:name="Table436" style:family="table">
      <style:table-properties style:width="7.3188in" style:rel-width="100%" table:align="left"/>
    </style:style>
    <style:style style:name="Table436.A" style:family="table-column">
      <style:table-column-properties style:column-width="7.3188in" style:rel-column-width="65535*"/>
    </style:style>
    <style:style style:name="Table436.A1" style:family="table-cell">
      <style:table-cell-properties style:vertical-align="middle" fo:background-color="#ddddee">
        <style:background-image/>
      </style:table-cell-properties>
    </style:style>
    <style:style style:name="Table437" style:family="table">
      <style:table-properties style:width="7.3188in" style:rel-width="100%" table:align="left"/>
    </style:style>
    <style:style style:name="Table437.A" style:family="table-column">
      <style:table-column-properties style:column-width="7.3188in" style:rel-column-width="65535*"/>
    </style:style>
    <style:style style:name="Table437.A1" style:family="table-cell">
      <style:table-cell-properties style:vertical-align="middle" fo:background-color="#ddddee">
        <style:background-image/>
      </style:table-cell-properties>
    </style:style>
    <style:style style:name="Table438" style:family="table">
      <style:table-properties style:width="7.3188in" style:rel-width="100%" table:align="left"/>
    </style:style>
    <style:style style:name="Table438.A" style:family="table-column">
      <style:table-column-properties style:column-width="7.3188in" style:rel-column-width="65535*"/>
    </style:style>
    <style:style style:name="Table438.A1" style:family="table-cell">
      <style:table-cell-properties style:vertical-align="middle" fo:background-color="#ddddee">
        <style:background-image/>
      </style:table-cell-properties>
    </style:style>
    <style:style style:name="Table439" style:family="table">
      <style:table-properties style:width="7.3188in" style:rel-width="100%" table:align="left"/>
    </style:style>
    <style:style style:name="Table439.A" style:family="table-column">
      <style:table-column-properties style:column-width="7.3188in" style:rel-column-width="65535*"/>
    </style:style>
    <style:style style:name="Table439.A1" style:family="table-cell">
      <style:table-cell-properties style:vertical-align="middle" fo:background-color="#ddddee">
        <style:background-image/>
      </style:table-cell-properties>
    </style:style>
    <style:style style:name="Table440" style:family="table">
      <style:table-properties style:width="7.3188in" style:rel-width="100%" table:align="left"/>
    </style:style>
    <style:style style:name="Table440.A" style:family="table-column">
      <style:table-column-properties style:column-width="7.3188in" style:rel-column-width="65535*"/>
    </style:style>
    <style:style style:name="Table440.A1" style:family="table-cell">
      <style:table-cell-properties style:vertical-align="middle" fo:background-color="#ddddee">
        <style:background-image/>
      </style:table-cell-properties>
    </style:style>
    <style:style style:name="Table441" style:family="table">
      <style:table-properties style:width="7.3188in" style:rel-width="100%" table:align="left"/>
    </style:style>
    <style:style style:name="Table441.A" style:family="table-column">
      <style:table-column-properties style:column-width="7.3188in" style:rel-column-width="65535*"/>
    </style:style>
    <style:style style:name="Table441.A1" style:family="table-cell">
      <style:table-cell-properties style:vertical-align="middle" fo:background-color="#ddddee">
        <style:background-image/>
      </style:table-cell-properties>
    </style:style>
    <style:style style:name="Table442" style:family="table">
      <style:table-properties style:width="7.3188in" style:rel-width="100%" table:align="left"/>
    </style:style>
    <style:style style:name="Table442.A" style:family="table-column">
      <style:table-column-properties style:column-width="7.3188in" style:rel-column-width="65535*"/>
    </style:style>
    <style:style style:name="Table442.A1" style:family="table-cell">
      <style:table-cell-properties style:vertical-align="middle" fo:background-color="#ddddee">
        <style:background-image/>
      </style:table-cell-properties>
    </style:style>
    <style:style style:name="Table443" style:family="table">
      <style:table-properties style:width="7.3188in" style:rel-width="100%" table:align="left"/>
    </style:style>
    <style:style style:name="Table443.A" style:family="table-column">
      <style:table-column-properties style:column-width="7.3188in" style:rel-column-width="65535*"/>
    </style:style>
    <style:style style:name="Table443.A1" style:family="table-cell">
      <style:table-cell-properties style:vertical-align="middle" fo:background-color="#ddddee">
        <style:background-image/>
      </style:table-cell-properties>
    </style:style>
    <style:style style:name="Table444" style:family="table">
      <style:table-properties style:width="7.3188in" style:rel-width="100%" fo:margin-left="0.491in" table:align="left"/>
    </style:style>
    <style:style style:name="Table444.A" style:family="table-column">
      <style:table-column-properties style:column-width="7.3188in" style:rel-column-width="65535*"/>
    </style:style>
    <style:style style:name="Table444.A1" style:family="table-cell">
      <style:table-cell-properties style:vertical-align="middle" fo:background-color="#ddddee">
        <style:background-image/>
      </style:table-cell-properties>
    </style:style>
    <style:style style:name="Table445" style:family="table">
      <style:table-properties style:width="7.3188in" style:rel-width="100%" fo:margin-left="0.491in" table:align="left"/>
    </style:style>
    <style:style style:name="Table445.A" style:family="table-column">
      <style:table-column-properties style:column-width="7.3188in" style:rel-column-width="65535*"/>
    </style:style>
    <style:style style:name="Table445.A1" style:family="table-cell">
      <style:table-cell-properties style:vertical-align="middle" fo:background-color="#ddddee">
        <style:background-image/>
      </style:table-cell-properties>
    </style:style>
    <style:style style:name="Table446" style:family="table">
      <style:table-properties style:width="7.3188in" style:rel-width="100%" table:align="left"/>
    </style:style>
    <style:style style:name="Table446.A" style:family="table-column">
      <style:table-column-properties style:column-width="7.3188in" style:rel-column-width="65535*"/>
    </style:style>
    <style:style style:name="Table446.A1" style:family="table-cell">
      <style:table-cell-properties style:vertical-align="middle" fo:background-color="#ddddee">
        <style:background-image/>
      </style:table-cell-properties>
    </style:style>
    <style:style style:name="Table447" style:family="table">
      <style:table-properties style:width="7.3188in" style:rel-width="100%" table:align="left"/>
    </style:style>
    <style:style style:name="Table447.A" style:family="table-column">
      <style:table-column-properties style:column-width="7.3188in" style:rel-column-width="65535*"/>
    </style:style>
    <style:style style:name="Table447.A1" style:family="table-cell">
      <style:table-cell-properties style:vertical-align="middle" fo:background-color="#ddddee">
        <style:background-image/>
      </style:table-cell-properties>
    </style:style>
    <style:style style:name="Table448" style:family="table">
      <style:table-properties style:width="7.3188in" style:rel-width="100%" table:align="left"/>
    </style:style>
    <style:style style:name="Table448.A" style:family="table-column">
      <style:table-column-properties style:column-width="7.3188in" style:rel-column-width="65535*"/>
    </style:style>
    <style:style style:name="Table448.A1" style:family="table-cell">
      <style:table-cell-properties style:vertical-align="middle" fo:background-color="#ddddee">
        <style:background-image/>
      </style:table-cell-properties>
    </style:style>
    <style:style style:name="Table128" style:family="table">
      <style:table-properties style:width="7.3188in" style:rel-width="100%" table:align="left"/>
    </style:style>
    <style:style style:name="Table128.A" style:family="table-column">
      <style:table-column-properties style:column-width="7.3188in" style:rel-column-width="65535*"/>
    </style:style>
    <style:style style:name="Table128.A1" style:family="table-cell">
      <style:table-cell-properties style:vertical-align="middle" fo:background-color="#ddddee">
        <style:background-image/>
      </style:table-cell-properties>
    </style:style>
    <style:style style:name="Table129" style:family="table">
      <style:table-properties style:width="7.3188in" style:rel-width="100%" table:align="left"/>
    </style:style>
    <style:style style:name="Table129.A" style:family="table-column">
      <style:table-column-properties style:column-width="7.3188in" style:rel-column-width="65535*"/>
    </style:style>
    <style:style style:name="Table129.A1" style:family="table-cell">
      <style:table-cell-properties style:vertical-align="middle" fo:background-color="#ddddee">
        <style:background-image/>
      </style:table-cell-properties>
    </style:style>
    <style:style style:name="P1" style:family="paragraph" style:parent-style-name="Header">
      <style:paragraph-properties fo:margin-left="0in" fo:margin-right="0in" fo:text-indent="0in" style:auto-text-indent="false"/>
    </style:style>
    <style:style style:name="P2" style:family="paragraph" style:parent-style-name="Preformatted_20_Text">
      <style:text-properties fo:color="#0000ff"/>
    </style:style>
    <style:style style:name="P3" style:family="paragraph" style:parent-style-name="Preformatted_20_Text">
      <style:paragraph-properties fo:margin-top="0in" fo:margin-bottom="0.1965in"/>
    </style:style>
    <style:style style:name="P4" style:family="paragraph" style:parent-style-name="Text_20_body">
      <style:paragraph-properties fo:break-before="page"/>
    </style:style>
    <style:style style:name="P5" style:family="paragraph" style:parent-style-name="Contents_20_Heading">
      <style:paragraph-properties fo:break-before="page"/>
    </style:style>
    <style:style style:name="P6" style:family="paragraph" style:parent-style-name="Contents_20_2">
      <style:paragraph-properties>
        <style:tab-stops>
          <style:tab-stop style:position="7.122in" style:type="right" style:leader-style="dotted" style:leader-text="."/>
        </style:tab-stops>
      </style:paragraph-properties>
    </style:style>
    <style:style style:name="P7" style:family="paragraph" style:parent-style-name="Text_20_body">
      <style:paragraph-properties fo:text-align="center" style:justify-single-word="false"/>
      <style:text-properties fo:font-weight="bold"/>
    </style:style>
    <style:style style:name="P8" style:family="paragraph" style:parent-style-name="Text_20_body">
      <style:paragraph-properties fo:margin-top="0in" fo:margin-bottom="0in"/>
    </style:style>
    <style:style style:name="P9" style:family="paragraph" style:parent-style-name="Contents_20_3">
      <style:paragraph-properties>
        <style:tab-stops>
          <style:tab-stop style:position="6.9256in" style:type="right" style:leader-style="dotted" style:leader-text="."/>
        </style:tab-stops>
      </style:paragraph-properties>
    </style:style>
    <style:style style:name="P10" style:family="paragraph" style:parent-style-name="Contents_20_4">
      <style:paragraph-properties>
        <style:tab-stops>
          <style:tab-stop style:position="6.7291in" style:type="right" style:leader-style="dotted" style:leader-text="."/>
        </style:tab-stops>
      </style:paragraph-properties>
    </style:style>
    <style:style style:name="P11" style:family="paragraph" style:parent-style-name="Contents_20_5">
      <style:paragraph-properties>
        <style:tab-stops>
          <style:tab-stop style:position="6.5327in" style:type="right" style:leader-style="dotted" style:leader-text="."/>
        </style:tab-stops>
      </style:paragraph-properties>
    </style:style>
    <style:style style:name="P12" style:family="paragraph" style:parent-style-name="Contents_20_1">
      <style:paragraph-properties>
        <style:tab-stops>
          <style:tab-stop style:position="7.3189in" style:type="right" style:leader-style="dotted" style:leader-text="."/>
        </style:tab-stops>
      </style:paragraph-properties>
    </style:style>
    <style:style style:name="P13" style:family="paragraph" style:parent-style-name="Contents_20_6">
      <style:paragraph-properties>
        <style:tab-stops>
          <style:tab-stop style:position="6.3362in" style:type="right" style:leader-style="dotted" style:leader-text="."/>
        </style:tab-stops>
      </style:paragraph-properties>
    </style:style>
    <style:style style:name="P14" style:family="paragraph" style:parent-style-name="Text_20_body" style:list-style-name=""/>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list-style-name="L7"/>
    <style:style style:name="P20" style:family="paragraph" style:parent-style-name="Text_20_body" style:list-style-name="L8"/>
    <style:style style:name="P21" style:family="paragraph" style:parent-style-name="Text_20_body" style:list-style-name="L9"/>
    <style:style style:name="P22" style:family="paragraph" style:parent-style-name="Text_20_body" style:list-style-name="L10"/>
    <style:style style:name="P23" style:family="paragraph" style:parent-style-name="Text_20_body" style:list-style-name="L11"/>
    <style:style style:name="P24" style:family="paragraph" style:parent-style-name="Text_20_body" style:list-style-name="L12"/>
    <style:style style:name="P25" style:family="paragraph" style:parent-style-name="Text_20_body" style:list-style-name="L13"/>
    <style:style style:name="P26" style:family="paragraph" style:parent-style-name="Text_20_body" style:list-style-name="L14"/>
    <style:style style:name="P27" style:family="paragraph" style:parent-style-name="Text_20_body" style:list-style-name="L15"/>
    <style:style style:name="P28" style:family="paragraph" style:parent-style-name="Text_20_body" style:list-style-name="L16"/>
    <style:style style:name="P29" style:family="paragraph" style:parent-style-name="Text_20_body" style:list-style-name="L17"/>
    <style:style style:name="P30" style:family="paragraph" style:parent-style-name="Text_20_body" style:list-style-name="L18"/>
    <style:style style:name="P31" style:family="paragraph" style:parent-style-name="Text_20_body" style:list-style-name="L19"/>
    <style:style style:name="P32" style:family="paragraph" style:parent-style-name="Text_20_body" style:list-style-name="L20"/>
    <style:style style:name="P33" style:family="paragraph" style:parent-style-name="Text_20_body" style:list-style-name="L21"/>
    <style:style style:name="P34" style:family="paragraph" style:parent-style-name="Text_20_body" style:list-style-name="L22"/>
    <style:style style:name="P35" style:family="paragraph" style:parent-style-name="Text_20_body" style:list-style-name="L23"/>
    <style:style style:name="P36" style:family="paragraph" style:parent-style-name="Text_20_body" style:list-style-name="L24"/>
    <style:style style:name="P37" style:family="paragraph" style:parent-style-name="Text_20_body" style:list-style-name="L25"/>
    <style:style style:name="P38" style:family="paragraph" style:parent-style-name="Text_20_body" style:list-style-name="L26"/>
    <style:style style:name="P39" style:family="paragraph" style:parent-style-name="Text_20_body" style:list-style-name="L27"/>
    <style:style style:name="P40" style:family="paragraph" style:parent-style-name="Text_20_body" style:list-style-name="L29"/>
    <style:style style:name="P41" style:family="paragraph" style:parent-style-name="Text_20_body" style:list-style-name="L30"/>
    <style:style style:name="P42" style:family="paragraph" style:parent-style-name="Text_20_body" style:list-style-name="L31"/>
    <style:style style:name="P43" style:family="paragraph" style:parent-style-name="Text_20_body" style:list-style-name="L32"/>
    <style:style style:name="P44" style:family="paragraph" style:parent-style-name="Text_20_body" style:list-style-name="L33"/>
    <style:style style:name="P45" style:family="paragraph" style:parent-style-name="Text_20_body" style:list-style-name="L34"/>
    <style:style style:name="P46" style:family="paragraph" style:parent-style-name="Text_20_body" style:list-style-name="L35"/>
    <style:style style:name="P47" style:family="paragraph" style:parent-style-name="Text_20_body" style:list-style-name="L36"/>
    <style:style style:name="P48" style:family="paragraph" style:parent-style-name="Text_20_body" style:list-style-name="L38"/>
    <style:style style:name="P49" style:family="paragraph" style:parent-style-name="Text_20_body" style:list-style-name="L39"/>
    <style:style style:name="P50" style:family="paragraph" style:parent-style-name="Text_20_body" style:list-style-name="L40"/>
    <style:style style:name="P51" style:family="paragraph" style:parent-style-name="Text_20_body" style:list-style-name="L41"/>
    <style:style style:name="P52" style:family="paragraph" style:parent-style-name="Text_20_body" style:list-style-name="L42"/>
    <style:style style:name="P53" style:family="paragraph" style:parent-style-name="Text_20_body" style:list-style-name="L43"/>
    <style:style style:name="P54" style:family="paragraph" style:parent-style-name="Text_20_body" style:list-style-name="L44"/>
    <style:style style:name="P55" style:family="paragraph" style:parent-style-name="Text_20_body" style:list-style-name="L46"/>
    <style:style style:name="P56" style:family="paragraph" style:parent-style-name="Text_20_body" style:list-style-name="L47"/>
    <style:style style:name="P57" style:family="paragraph" style:parent-style-name="Text_20_body" style:list-style-name="L49"/>
    <style:style style:name="P58" style:family="paragraph" style:parent-style-name="Text_20_body" style:list-style-name="L50"/>
    <style:style style:name="P59" style:family="paragraph" style:parent-style-name="Text_20_body" style:list-style-name="L51"/>
    <style:style style:name="P60" style:family="paragraph" style:parent-style-name="Text_20_body" style:list-style-name="L53"/>
    <style:style style:name="P61" style:family="paragraph" style:parent-style-name="Text_20_body" style:list-style-name="L54"/>
    <style:style style:name="P62" style:family="paragraph" style:parent-style-name="Text_20_body" style:list-style-name="L55"/>
    <style:style style:name="P63" style:family="paragraph" style:parent-style-name="Text_20_body" style:list-style-name="L56"/>
    <style:style style:name="P64" style:family="paragraph" style:parent-style-name="Text_20_body" style:list-style-name="L57"/>
    <style:style style:name="P65" style:family="paragraph" style:parent-style-name="Text_20_body" style:list-style-name="L58"/>
    <style:style style:name="P66" style:family="paragraph" style:parent-style-name="Text_20_body" style:list-style-name="L59"/>
    <style:style style:name="P67" style:family="paragraph" style:parent-style-name="Text_20_body" style:list-style-name="L60"/>
    <style:style style:name="P68" style:family="paragraph" style:parent-style-name="Text_20_body" style:list-style-name="L61"/>
    <style:style style:name="P69" style:family="paragraph" style:parent-style-name="Text_20_body" style:list-style-name="L62"/>
    <style:style style:name="P70" style:family="paragraph" style:parent-style-name="Text_20_body" style:list-style-name="L63"/>
    <style:style style:name="P71" style:family="paragraph" style:parent-style-name="Text_20_body" style:list-style-name="L64"/>
    <style:style style:name="P72" style:family="paragraph" style:parent-style-name="Text_20_body" style:list-style-name="L65"/>
    <style:style style:name="P73" style:family="paragraph" style:parent-style-name="Text_20_body" style:list-style-name="L66"/>
    <style:style style:name="P74" style:family="paragraph" style:parent-style-name="Text_20_body" style:list-style-name="L67"/>
    <style:style style:name="P75" style:family="paragraph" style:parent-style-name="Text_20_body" style:list-style-name="L68"/>
    <style:style style:name="P76" style:family="paragraph" style:parent-style-name="Text_20_body" style:list-style-name="L69"/>
    <style:style style:name="P77" style:family="paragraph" style:parent-style-name="Text_20_body" style:list-style-name="L70"/>
    <style:style style:name="P78" style:family="paragraph" style:parent-style-name="Text_20_body" style:list-style-name="L71"/>
    <style:style style:name="P79" style:family="paragraph" style:parent-style-name="Text_20_body" style:list-style-name="L72"/>
    <style:style style:name="P80" style:family="paragraph" style:parent-style-name="Text_20_body" style:list-style-name="L73"/>
    <style:style style:name="P81" style:family="paragraph" style:parent-style-name="Text_20_body" style:list-style-name="L77"/>
    <style:style style:name="P82" style:family="paragraph" style:parent-style-name="Text_20_body" style:list-style-name="L79"/>
    <style:style style:name="P83" style:family="paragraph" style:parent-style-name="Text_20_body" style:list-style-name="L80"/>
    <style:style style:name="P84" style:family="paragraph" style:parent-style-name="Text_20_body" style:list-style-name="L81"/>
    <style:style style:name="P85" style:family="paragraph" style:parent-style-name="Text_20_body" style:list-style-name="L82"/>
    <style:style style:name="P86" style:family="paragraph" style:parent-style-name="Text_20_body" style:list-style-name="L83"/>
    <style:style style:name="P87" style:family="paragraph" style:parent-style-name="Text_20_body" style:list-style-name="L1">
      <style:paragraph-properties fo:margin-top="0.0598in" fo:margin-bottom="0in"/>
    </style:style>
    <style:style style:name="P88" style:family="paragraph" style:parent-style-name="Text_20_body" style:list-style-name="L2">
      <style:paragraph-properties fo:margin-top="0.0598in" fo:margin-bottom="0in"/>
    </style:style>
    <style:style style:name="P89" style:family="paragraph" style:parent-style-name="Text_20_body" style:list-style-name="L3">
      <style:paragraph-properties fo:margin-top="0.0598in" fo:margin-bottom="0in"/>
    </style:style>
    <style:style style:name="P90" style:family="paragraph" style:parent-style-name="Text_20_body" style:list-style-name="L4">
      <style:paragraph-properties fo:margin-top="0.0598in" fo:margin-bottom="0in"/>
    </style:style>
    <style:style style:name="P91" style:family="paragraph" style:parent-style-name="Text_20_body" style:list-style-name="L5">
      <style:paragraph-properties fo:margin-top="0.0598in" fo:margin-bottom="0in"/>
    </style:style>
    <style:style style:name="P92" style:family="paragraph" style:parent-style-name="Text_20_body" style:list-style-name="L6">
      <style:paragraph-properties fo:margin-top="0.0598in" fo:margin-bottom="0in"/>
    </style:style>
    <style:style style:name="P93" style:family="paragraph" style:parent-style-name="Text_20_body" style:list-style-name="L7">
      <style:paragraph-properties fo:margin-top="0.0598in" fo:margin-bottom="0in"/>
    </style:style>
    <style:style style:name="P94" style:family="paragraph" style:parent-style-name="Text_20_body" style:list-style-name="L12">
      <style:paragraph-properties fo:margin-top="0.0598in" fo:margin-bottom="0in"/>
    </style:style>
    <style:style style:name="P95" style:family="paragraph" style:parent-style-name="Text_20_body" style:list-style-name="L13">
      <style:paragraph-properties fo:margin-top="0.0598in" fo:margin-bottom="0in"/>
    </style:style>
    <style:style style:name="P96" style:family="paragraph" style:parent-style-name="Text_20_body" style:list-style-name="L14">
      <style:paragraph-properties fo:margin-top="0.0598in" fo:margin-bottom="0in"/>
    </style:style>
    <style:style style:name="P97" style:family="paragraph" style:parent-style-name="Text_20_body" style:list-style-name="L15">
      <style:paragraph-properties fo:margin-top="0.0598in" fo:margin-bottom="0in"/>
    </style:style>
    <style:style style:name="P98" style:family="paragraph" style:parent-style-name="Text_20_body" style:list-style-name="L16">
      <style:paragraph-properties fo:margin-top="0.0598in" fo:margin-bottom="0in"/>
    </style:style>
    <style:style style:name="P99" style:family="paragraph" style:parent-style-name="Text_20_body" style:list-style-name="L17">
      <style:paragraph-properties fo:margin-top="0in" fo:margin-bottom="0in"/>
    </style:style>
    <style:style style:name="P100" style:family="paragraph" style:parent-style-name="Text_20_body" style:list-style-name="L18">
      <style:paragraph-properties fo:margin-top="0in" fo:margin-bottom="0in"/>
    </style:style>
    <style:style style:name="P101" style:family="paragraph" style:parent-style-name="Text_20_body" style:list-style-name="L19">
      <style:paragraph-properties fo:margin-top="0in" fo:margin-bottom="0in"/>
    </style:style>
    <style:style style:name="P102" style:family="paragraph" style:parent-style-name="Text_20_body" style:list-style-name="L20">
      <style:paragraph-properties fo:margin-top="0in" fo:margin-bottom="0in"/>
    </style:style>
    <style:style style:name="P103" style:family="paragraph" style:parent-style-name="Text_20_body" style:list-style-name="L21">
      <style:paragraph-properties fo:margin-top="0in" fo:margin-bottom="0in"/>
    </style:style>
    <style:style style:name="P104" style:family="paragraph" style:parent-style-name="Text_20_body" style:list-style-name="L22">
      <style:paragraph-properties fo:margin-top="0in" fo:margin-bottom="0in"/>
    </style:style>
    <style:style style:name="P105" style:family="paragraph" style:parent-style-name="Text_20_body" style:list-style-name="L23">
      <style:paragraph-properties fo:margin-top="0in" fo:margin-bottom="0in"/>
    </style:style>
    <style:style style:name="P106" style:family="paragraph" style:parent-style-name="Text_20_body" style:list-style-name="L24">
      <style:paragraph-properties fo:margin-top="0in" fo:margin-bottom="0in"/>
    </style:style>
    <style:style style:name="P107" style:family="paragraph" style:parent-style-name="Text_20_body" style:list-style-name="L25">
      <style:paragraph-properties fo:margin-top="0in" fo:margin-bottom="0in"/>
    </style:style>
    <style:style style:name="P108" style:family="paragraph" style:parent-style-name="Text_20_body" style:list-style-name="L26">
      <style:paragraph-properties fo:margin-top="0in" fo:margin-bottom="0in"/>
    </style:style>
    <style:style style:name="P109" style:family="paragraph" style:parent-style-name="Text_20_body" style:list-style-name="L27">
      <style:paragraph-properties fo:margin-top="0in" fo:margin-bottom="0in"/>
    </style:style>
    <style:style style:name="P110" style:family="paragraph" style:parent-style-name="Text_20_body" style:list-style-name="L28">
      <style:paragraph-properties fo:margin-top="0in" fo:margin-bottom="0in"/>
    </style:style>
    <style:style style:name="P111" style:family="paragraph" style:parent-style-name="Text_20_body" style:list-style-name="L29">
      <style:paragraph-properties fo:margin-top="0in" fo:margin-bottom="0in"/>
    </style:style>
    <style:style style:name="P112" style:family="paragraph" style:parent-style-name="Text_20_body" style:list-style-name="L31">
      <style:paragraph-properties fo:margin-top="0in" fo:margin-bottom="0in"/>
    </style:style>
    <style:style style:name="P113" style:family="paragraph" style:parent-style-name="Text_20_body" style:list-style-name="L32">
      <style:paragraph-properties fo:margin-top="0in" fo:margin-bottom="0in"/>
    </style:style>
    <style:style style:name="P114" style:family="paragraph" style:parent-style-name="Text_20_body" style:list-style-name="L33">
      <style:paragraph-properties fo:margin-top="0in" fo:margin-bottom="0in"/>
    </style:style>
    <style:style style:name="P115" style:family="paragraph" style:parent-style-name="Text_20_body" style:list-style-name="L36">
      <style:paragraph-properties fo:margin-top="0in" fo:margin-bottom="0in"/>
    </style:style>
    <style:style style:name="P116" style:family="paragraph" style:parent-style-name="Text_20_body" style:list-style-name="L37">
      <style:paragraph-properties fo:margin-top="0in" fo:margin-bottom="0in"/>
    </style:style>
    <style:style style:name="P117" style:family="paragraph" style:parent-style-name="Text_20_body" style:list-style-name="L40">
      <style:paragraph-properties fo:margin-top="0in" fo:margin-bottom="0in"/>
    </style:style>
    <style:style style:name="P118" style:family="paragraph" style:parent-style-name="Text_20_body" style:list-style-name="L41">
      <style:paragraph-properties fo:margin-top="0in" fo:margin-bottom="0in"/>
    </style:style>
    <style:style style:name="P119" style:family="paragraph" style:parent-style-name="Text_20_body" style:list-style-name="L44">
      <style:paragraph-properties fo:margin-top="0in" fo:margin-bottom="0in"/>
    </style:style>
    <style:style style:name="P120" style:family="paragraph" style:parent-style-name="Text_20_body" style:list-style-name="L45">
      <style:paragraph-properties fo:margin-top="0in" fo:margin-bottom="0in"/>
    </style:style>
    <style:style style:name="P121" style:family="paragraph" style:parent-style-name="Text_20_body" style:list-style-name="L48">
      <style:paragraph-properties fo:margin-top="0in" fo:margin-bottom="0in"/>
    </style:style>
    <style:style style:name="P122" style:family="paragraph" style:parent-style-name="Text_20_body" style:list-style-name="L51">
      <style:paragraph-properties fo:margin-top="0in" fo:margin-bottom="0in"/>
    </style:style>
    <style:style style:name="P123" style:family="paragraph" style:parent-style-name="Text_20_body" style:list-style-name="L52">
      <style:paragraph-properties fo:margin-top="0in" fo:margin-bottom="0in"/>
    </style:style>
    <style:style style:name="P124" style:family="paragraph" style:parent-style-name="Text_20_body" style:list-style-name="L53">
      <style:paragraph-properties fo:margin-top="0in" fo:margin-bottom="0in"/>
    </style:style>
    <style:style style:name="P125" style:family="paragraph" style:parent-style-name="Text_20_body" style:list-style-name="L54">
      <style:paragraph-properties fo:margin-top="0in" fo:margin-bottom="0in"/>
    </style:style>
    <style:style style:name="P126" style:family="paragraph" style:parent-style-name="Text_20_body" style:list-style-name="L55">
      <style:paragraph-properties fo:margin-top="0in" fo:margin-bottom="0in"/>
    </style:style>
    <style:style style:name="P127" style:family="paragraph" style:parent-style-name="Text_20_body" style:list-style-name="L56">
      <style:paragraph-properties fo:margin-top="0in" fo:margin-bottom="0in"/>
    </style:style>
    <style:style style:name="P128" style:family="paragraph" style:parent-style-name="Text_20_body" style:list-style-name="L57">
      <style:paragraph-properties fo:margin-top="0in" fo:margin-bottom="0in"/>
    </style:style>
    <style:style style:name="P129" style:family="paragraph" style:parent-style-name="Text_20_body" style:list-style-name="L58">
      <style:paragraph-properties fo:margin-top="0in" fo:margin-bottom="0in"/>
    </style:style>
    <style:style style:name="P130" style:family="paragraph" style:parent-style-name="Text_20_body" style:list-style-name="L59">
      <style:paragraph-properties fo:margin-top="0in" fo:margin-bottom="0in"/>
    </style:style>
    <style:style style:name="P131" style:family="paragraph" style:parent-style-name="Text_20_body" style:list-style-name="L60">
      <style:paragraph-properties fo:margin-top="0in" fo:margin-bottom="0in"/>
    </style:style>
    <style:style style:name="P132" style:family="paragraph" style:parent-style-name="Text_20_body" style:list-style-name="L61">
      <style:paragraph-properties fo:margin-top="0in" fo:margin-bottom="0in"/>
    </style:style>
    <style:style style:name="P133" style:family="paragraph" style:parent-style-name="Text_20_body" style:list-style-name="L62">
      <style:paragraph-properties fo:margin-top="0in" fo:margin-bottom="0in"/>
    </style:style>
    <style:style style:name="P134" style:family="paragraph" style:parent-style-name="Text_20_body" style:list-style-name="L63">
      <style:paragraph-properties fo:margin-top="0in" fo:margin-bottom="0in"/>
    </style:style>
    <style:style style:name="P135" style:family="paragraph" style:parent-style-name="Text_20_body" style:list-style-name="L64">
      <style:paragraph-properties fo:margin-top="0in" fo:margin-bottom="0in"/>
    </style:style>
    <style:style style:name="P136" style:family="paragraph" style:parent-style-name="Text_20_body" style:list-style-name="L65">
      <style:paragraph-properties fo:margin-top="0in" fo:margin-bottom="0in"/>
    </style:style>
    <style:style style:name="P137" style:family="paragraph" style:parent-style-name="Text_20_body" style:list-style-name="L66">
      <style:paragraph-properties fo:margin-top="0in" fo:margin-bottom="0in"/>
    </style:style>
    <style:style style:name="P138" style:family="paragraph" style:parent-style-name="Text_20_body" style:list-style-name="L67">
      <style:paragraph-properties fo:margin-top="0in" fo:margin-bottom="0in"/>
    </style:style>
    <style:style style:name="P139" style:family="paragraph" style:parent-style-name="Text_20_body" style:list-style-name="L68">
      <style:paragraph-properties fo:margin-top="0in" fo:margin-bottom="0in"/>
    </style:style>
    <style:style style:name="P140" style:family="paragraph" style:parent-style-name="Text_20_body" style:list-style-name="L69">
      <style:paragraph-properties fo:margin-top="0in" fo:margin-bottom="0in"/>
    </style:style>
    <style:style style:name="P141" style:family="paragraph" style:parent-style-name="Text_20_body" style:list-style-name="L70">
      <style:paragraph-properties fo:margin-top="0in" fo:margin-bottom="0in"/>
    </style:style>
    <style:style style:name="P142" style:family="paragraph" style:parent-style-name="Text_20_body" style:list-style-name="L71">
      <style:paragraph-properties fo:margin-top="0in" fo:margin-bottom="0in"/>
    </style:style>
    <style:style style:name="P143" style:family="paragraph" style:parent-style-name="Text_20_body" style:list-style-name="L72">
      <style:paragraph-properties fo:margin-top="0in" fo:margin-bottom="0in"/>
    </style:style>
    <style:style style:name="P144" style:family="paragraph" style:parent-style-name="Text_20_body" style:list-style-name="L73">
      <style:paragraph-properties fo:margin-top="0in" fo:margin-bottom="0in"/>
    </style:style>
    <style:style style:name="P145" style:family="paragraph" style:parent-style-name="Text_20_body" style:list-style-name="L74">
      <style:paragraph-properties fo:margin-top="0in" fo:margin-bottom="0in"/>
    </style:style>
    <style:style style:name="P146" style:family="paragraph" style:parent-style-name="Text_20_body" style:list-style-name="L75">
      <style:paragraph-properties fo:margin-top="0in" fo:margin-bottom="0in"/>
    </style:style>
    <style:style style:name="P147" style:family="paragraph" style:parent-style-name="Text_20_body" style:list-style-name="L76">
      <style:paragraph-properties fo:margin-top="0in" fo:margin-bottom="0in"/>
    </style:style>
    <style:style style:name="P148" style:family="paragraph" style:parent-style-name="Text_20_body" style:list-style-name="L77">
      <style:paragraph-properties fo:margin-top="0in" fo:margin-bottom="0in"/>
    </style:style>
    <style:style style:name="P149" style:family="paragraph" style:parent-style-name="Text_20_body" style:list-style-name="L78">
      <style:paragraph-properties fo:margin-top="0in" fo:margin-bottom="0in"/>
    </style:style>
    <style:style style:name="P150" style:family="paragraph" style:parent-style-name="Text_20_body" style:list-style-name="L79">
      <style:paragraph-properties fo:margin-top="0in" fo:margin-bottom="0in"/>
    </style:style>
    <style:style style:name="P151" style:family="paragraph" style:parent-style-name="Text_20_body" style:list-style-name="L80">
      <style:paragraph-properties fo:margin-top="0in" fo:margin-bottom="0in"/>
    </style:style>
    <style:style style:name="P152" style:family="paragraph" style:parent-style-name="Text_20_body" style:list-style-name="L81">
      <style:paragraph-properties fo:margin-top="0in" fo:margin-bottom="0in"/>
    </style:style>
    <style:style style:name="P153" style:family="paragraph" style:parent-style-name="Text_20_body" style:list-style-name="L82">
      <style:paragraph-properties fo:margin-top="0in" fo:margin-bottom="0in"/>
    </style:style>
    <style:style style:name="P154" style:family="paragraph" style:parent-style-name="Text_20_body" style:list-style-name="L83">
      <style:paragraph-properties fo:margin-top="0in" fo:margin-bottom="0in"/>
    </style:style>
    <style:style style:name="P155" style:family="paragraph" style:parent-style-name="Heading_20_1" style:list-style-name="" style:master-page-name="HTML">
      <style:paragraph-properties style:page-number="auto"/>
    </style:style>
    <style:style style:name="P156" style:family="paragraph" style:parent-style-name="Heading_20_1" style:master-page-name="HTML">
      <style:paragraph-properties style:page-number="auto" fo:break-before="page"/>
    </style:style>
    <style:style style:name="P157" style:family="paragraph" style:parent-style-name="Heading_20_1">
      <style:paragraph-properties fo:break-before="page"/>
    </style:style>
    <style:style style:name="P158" style:family="paragraph" style:parent-style-name="Heading_20_3" style:list-style-name=""/>
    <style:style style:name="P159" style:family="paragraph" style:parent-style-name="Heading_20_6" style:list-style-name="L80"/>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font-style="italic" fo:font-weight="bold"/>
    </style:style>
    <style:style style:name="T5" style:family="text">
      <style:text-properties fo:font-size="12pt" style:font-size-asian="10.5pt" style:font-size-complex="12pt"/>
    </style:style>
    <style:style style:name="T6" style:family="text">
      <style:text-properties fo:color="#0000ff"/>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5" text:outline-level="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5">Table of Contents</text:p>
          </text:index-title>
          <text:p text:style-name="P12">1Introduction to MathPiper: tutorial and examples<text:tab/>7</text:p>
          <text:p text:style-name="P6">1.1Introduction<text:tab/>7</text:p>
          <text:p text:style-name="P6">1.2The MathPiper syntax<text:tab/>7</text:p>
          <text:p text:style-name="P6">1.3Using MathPiper from the calculation center<text:tab/>8</text:p>
          <text:p text:style-name="P6">1.4MathPiper as a symbolic calculator<text:tab/>9</text:p>
          <text:p text:style-name="P6">1.5Arbitrary precision numbers<text:tab/>10</text:p>
          <text:p text:style-name="P6">1.6Analytic functions<text:tab/>11</text:p>
          <text:p text:style-name="P6">1.7Variables<text:tab/>11</text:p>
          <text:p text:style-name="P6">1.8Functions<text:tab/>11</text:p>
          <text:p text:style-name="P6">1.9Boolean expressions and predicates<text:tab/>12</text:p>
          <text:p text:style-name="P6">1.10Strings and lists<text:tab/>12</text:p>
          <text:p text:style-name="P6">1.11Writing simplification rules<text:tab/>13</text:p>
          <text:p text:style-name="P6">1.12Local simplification rules<text:tab/>15</text:p>
          <text:p text:style-name="P6">1.13Programming essentials<text:tab/>15</text:p>
          <text:p text:style-name="P9">1.13.1Compound statements<text:tab/>16</text:p>
          <text:p text:style-name="P6">1.14Macros<text:tab/>18</text:p>
          <text:p text:style-name="P6">1.15The practice of programming in MathPiper<text:tab/>18</text:p>
          <text:p text:style-name="P6">1.16Defining your own operators<text:tab/>18</text:p>
          <text:p text:style-name="P6">1.17Some assorted programming topics<text:tab/>19</text:p>
          <text:p text:style-name="P9">1.17.1Linear Algebra<text:tab/>20</text:p>
          <text:p text:style-name="P9">1.17.2"Threading" of functions<text:tab/>20</text:p>
          <text:p text:style-name="P9">1.17.3Functions as lists<text:tab/>20</text:p>
          <text:p text:style-name="P12">2Getting started with MathPiper off-line <text:tab/>22</text:p>
          <text:p text:style-name="P6">2.1Using the text console <text:s/><text:tab/>22</text:p>
          <text:p text:style-name="P12">3Startup configuration <text:tab/>24</text:p>
          <text:p text:style-name="P12">4MathPiper under the hood <text:tab/>25</text:p>
          <text:p text:style-name="P6">4.1The MathPiper architecture <text:tab/>25</text:p>
          <text:p text:style-name="P6">4.2Startup, scripts and .def files <text:tab/>25</text:p>
          <text:p text:style-name="P6">4.3Object types <text:tab/>25</text:p>
          <text:p text:style-name="P6">4.4MathPiper evaluation scheme <text:tab/>26</text:p>
          <text:p text:style-name="P6">4.5Rules <text:tab/>28</text:p>
          <text:p text:style-name="P6">4.6Examples of using rules <text:tab/>29</text:p>
          <text:p text:style-name="P6">4.7Structured programming and control flow <text:tab/>30</text:p>
          <text:p text:style-name="P6">4.8Additional syntactic sugar <text:tab/>31</text:p>
          <text:p text:style-name="P6">4.9Using "Macro rules" (e.g. NFunction) <text:tab/>32</text:p>
          <text:p text:style-name="P6">4.10Macro expansion <text:tab/>34</text:p>
          <text:p text:style-name="P6">4.11Scope of variable bindings <text:tab/>35</text:p>
          <text:p text:style-name="P12">5Evaluation of expressions <text:tab/>36</text:p>
          <text:p text:style-name="P6">5.1The LISP heritage <text:tab/>36</text:p>
          <text:p text:style-name="P9">Representation of expressions <text:tab/>36</text:p>
          <text:p text:style-name="P9">5.1.1Evaluation <text:tab/>37</text:p>
          <text:p text:style-name="P6">5.2MathPiper-specific extensions for CAS implementations <text:tab/>38</text:p>
          <text:p text:style-name="P9">5.2.1The transformation rules <text:tab/>38</text:p>
          <text:p text:style-name="P9">5.2.2Using different rules in different cases <text:tab/>39</text:p>
          <text:p text:style-name="P9">5.2.3The "Evaluation is Simplification" hack <text:tab/>40</text:p>
          <text:p text:style-name="P6"><text:soft-page-break/>5.3Destructive operations <text:tab/>41</text:p>
          <text:p text:style-name="P12">6Coding style <text:tab/>44</text:p>
          <text:p text:style-name="P6">6.1Introduction <text:tab/>44</text:p>
          <text:p text:style-name="P6">6.2Interactions of rules and types <text:tab/>44</text:p>
          <text:p text:style-name="P6">6.3Ordering of rules <text:tab/>44</text:p>
          <text:p text:style-name="P6">6.4Writing new library functions <text:tab/>45</text:p>
          <text:p text:style-name="P9">6.4.1To evaluate or not to evaluate <text:tab/>45</text:p>
          <text:p text:style-name="P9">6.4.2Using N() and InNumericMode() in scripts <text:tab/>46</text:p>
          <text:p text:style-name="P9">6.4.3Using BuiltinPrecisionSet() <text:tab/>46</text:p>
          <text:p text:style-name="P9">6.4.4Using verbose mode <text:tab/>47</text:p>
          <text:p text:style-name="P9">6.4.5Procedural programming or rule-based programming? <text:tab/>47</text:p>
          <text:p text:style-name="P6">6.5Reporting errors <text:tab/>47</text:p>
          <text:p text:style-name="P12">7Advanced example 1: parsing expressions (CForm) <text:tab/>49</text:p>
          <text:p text:style-name="P6">7.1Recursive parsing of expression trees <text:tab/>49</text:p>
          <text:p text:style-name="P6">7.2Handling precedence of infix operations <text:tab/>50</text:p>
          <text:p text:style-name="P12">8MathPiper programming pitfalls <text:tab/>52</text:p>
          <text:p text:style-name="P6">8.1All rules are global <text:tab/>52</text:p>
          <text:p text:style-name="P6">8.2Objects that look like functions <text:tab/>53</text:p>
          <text:p text:style-name="P6">8.3Guessing when arguments are evaluated and when not <text:tab/>54</text:p>
          <text:p text:style-name="P9">8.3.1The confusing effect of HoldArg <text:tab/>54</text:p>
          <text:p text:style-name="P9">8.3.2Special behavior of Hold, UnList and Eval <text:tab/>55</text:p>
          <text:p text:style-name="P9">8.3.3Correctness of parameters to functions is not checked <text:tab/>57</text:p>
          <text:p text:style-name="P6">8.4Evaluating variables in the wrong scope <text:tab/>57</text:p>
          <text:p text:style-name="P12">9Debugging in MathPiper <text:tab/>59</text:p>
          <text:p text:style-name="P6">9.1Introduction <text:tab/>59</text:p>
          <text:p text:style-name="P6">9.2The trace facilities <text:tab/>59</text:p>
          <text:p text:style-name="P12">10Custom evaluation facilities <text:tab/>61</text:p>
          <text:p text:style-name="P6">10.1The basic infrastructure for custom evaluation <text:tab/>61</text:p>
          <text:p text:style-name="P6">10.2A simple interactive debugger <text:tab/>62</text:p>
          <text:p text:style-name="P6">10.3Profiling <text:tab/>65</text:p>
          <text:p text:style-name="P6">10.4The MathPiper Debugger <text:tab/>66</text:p>
          <text:p text:style-name="P9">10.4.1Why introduce a debug version? <text:tab/>66</text:p>
          <text:p text:style-name="P9">10.4.2How to build the debug version of MathPiper ? <text:tab/>66</text:p>
          <text:p text:style-name="P9">10.4.3What does the debug version of mathpiper offer? <text:tab/>66</text:p>
          <text:p text:style-name="P12">11Advanced example 2: implementing a non-commutative algebra <text:tab/>67</text:p>
          <text:p text:style-name="P6">11.1The problem <text:tab/>67</text:p>
          <text:p text:style-name="P6">11.2First steps <text:tab/>68</text:p>
          <text:p text:style-name="P6">11.3Structure of expressions <text:tab/>68</text:p>
          <text:p text:style-name="P6">11.4Implementing the canonical form <text:tab/>70</text:p>
          <text:p text:style-name="P6">11.5Implementing commutation relations <text:tab/>71</text:p>
          <text:p text:style-name="P6">11.6Avoiding infinite recursion <text:tab/>72</text:p>
          <text:p text:style-name="P6">11.7Implementing VEV() <text:tab/>72</text:p>
          <text:p text:style-name="P12">12MathPiper: A do-it-yourself symbolic algebra environment <text:tab/>74</text:p>
          <text:p text:style-name="P11">12.1.1.1.1by Ayal Zwi Pinkus and Serge Winitzki <text:tab/>74</text:p>
          <text:p text:style-name="P9">12.1.2Abstract <text:tab/>74</text:p>
          <text:p text:style-name="P6">12.2Introduction <text:tab/>74</text:p>
          <text:p text:style-name="P6">12.3Basic design <text:tab/>75</text:p>
          <text:p text:style-name="P9">12.3.1Portability <text:tab/>75</text:p>
          <text:p text:style-name="P9"><text:soft-page-break/>12.3.2A self-contained system <text:tab/>76</text:p>
          <text:p text:style-name="P9">12.3.3Ease of use <text:tab/>76</text:p>
          <text:p text:style-name="P9">12.3.4Code clarity vs. speed <text:tab/>77</text:p>
          <text:p text:style-name="P9">12.3.5Flexible, "policy-free" engine <text:tab/>77</text:p>
          <text:p text:style-name="P6">12.4The MathPiper kernel functionality <text:tab/>78</text:p>
          <text:p text:style-name="P6">12.5The MathPiper scripting language <text:tab/>80</text:p>
          <text:p text:style-name="P6">12.6Currently supported CAS features <text:tab/>81</text:p>
          <text:p text:style-name="P6">12.7Interface <text:tab/>85</text:p>
          <text:p text:style-name="P6">12.8Documentation <text:tab/>85</text:p>
          <text:p text:style-name="P6">12.9Future plans <text:tab/>85</text:p>
          <text:p text:style-name="P6">12.10References <text:tab/>86</text:p>
          <text:p text:style-name="P12">13M. Wester's CAS benchmark and MathPiper <text:tab/>87</text:p>
          <text:p text:style-name="P12">14On MathPiper programming <text:tab/>92</text:p>
          <text:p text:style-name="P6">14.1Example: implementing a formal grammar <text:tab/>92</text:p>
          <text:p text:style-name="P9">14.1.1Implementation using predicates <text:tab/>92</text:p>
          <text:p text:style-name="P6">14.2Example: Using rules with special syntax operators creatively <text:tab/>94</text:p>
          <text:p text:style-name="P9">14.2.1The talking machine <text:tab/>95</text:p>
          <text:p text:style-name="P9">14.2.2Parsing sentences <text:tab/>97</text:p>
          <text:p text:style-name="P9">14.2.3Declaring objects <text:tab/>98</text:p>
          <text:p text:style-name="P9">14.2.4Implementing semantics <text:tab/>100</text:p>
          <text:p text:style-name="P12">15Why -x^(-1) and -1/x are not the same in MathPiper <text:tab/>102</text:p>
          <text:p text:style-name="P6">15.1Canonical and normal representations <text:tab/>103</text:p>
          <text:p text:style-name="P6">15.2But how can we then build a powerful CAS? <text:tab/>104</text:p>
          <text:p text:style-name="P6">15.3Conclusion <text:tab/>104</text:p>
          <text:p text:style-name="P12">16For MathPiper developers <text:tab/>105</text:p>
          <text:p text:style-name="P6">16.1A crash course in MathPiper maintenance for developers <text:tab/>105</text:p>
          <text:p text:style-name="P9">The autoconf/automake system <text:tab/>105</text:p>
          <text:p text:style-name="P9">16.1.1Maintaining MathPiper through a cvs repository <text:tab/>105</text:p>
          <text:p text:style-name="P9">16.1.2How does cvs work? <text:tab/>106</text:p>
          <text:p text:style-name="P9">16.1.3Checking out an initial version of MathPiper <text:tab/>106</text:p>
          <text:p text:style-name="P9">16.1.4Use case scenario 1 : getting the latest version of MathPiper <text:tab/>107</text:p>
          <text:p text:style-name="P9">16.1.5Use case scenario 2 : you made changes to MathPiper <text:tab/>107</text:p>
          <text:p text:style-name="P6">16.2Preparing and maintaining MathPiper documentation <text:tab/>108</text:p>
          <text:p text:style-name="P9">16.2.1Introduction <text:tab/>109</text:p>
          <text:p text:style-name="P9">16.2.2Organization of the MathPiper documentation <text:tab/>109</text:p>
          <text:p text:style-name="P13">There is also a documentation book describing the Emacs interface to MathPiper (the "MathPiper Notebook" mode). This book is not available as online help but is installed separately in the TeXinfo or PostScript formats.<text:tab/>109</text:p>
          <text:p text:style-name="P9">16.2.3Translating the documentation <text:tab/>110</text:p>
          <text:p text:style-name="P9">16.2.4Formatting of source text files <text:tab/>110</text:p>
          <text:p text:style-name="P13">This is an example footnote.<text:tab/>114</text:p>
          <text:p text:style-name="P13">If the absence of spaces is critically important, you can create the required text in a MathPiper expression.<text:tab/>114</text:p>
          <text:p text:style-name="P9">16.2.5Formatting conventions for the reference manual <text:tab/>114</text:p>
          <text:p text:style-name="P9">16.2.6Indexing the documentation books <text:tab/>116</text:p>
          <text:p text:style-name="P9">16.2.7Summary of mark-up labels <text:tab/>117</text:p>
          <text:p text:style-name="P9">16.2.8Summary of special markup syntax <text:tab/>118</text:p>
          <text:p text:style-name="P9"><text:soft-page-break/>16.2.9Debugging the manual <text:tab/>119</text:p>
          <text:p text:style-name="P9">16.2.10Using the script txt2mathpiperdoc.pl <text:tab/>119</text:p>
          <text:p text:style-name="P9">16.2.11book2TeX: preparing typeset documentation <text:tab/>120</text:p>
          <text:p text:style-name="P11">16.2.11.1.1Some concerns with the printed documentation <text:tab/>121</text:p>
          <text:p text:style-name="P9">16.2.12book2ys: extracting MathPiper code from books ("literate programming") <text:tab/>121</text:p>
          <text:p text:style-name="P9">16.2.13ys2book: extracting documentation from MathPiper code ("literate programming") <text:tab/>123</text:p>
          <text:p text:style-name="P9">16.2.14ytxt2tex: Conversion of plain text documentation to LaTeX <text:tab/>124</text:p>
          <text:p text:style-name="P9">16.2.15book2txt: Conversion of existing documentation to plain text <text:tab/>126</text:p>
          <text:p text:style-name="P6">16.3The MathPiper build system <text:tab/>127</text:p>
          <text:p text:style-name="P9">16.3.1Introduction <text:tab/>127</text:p>
          <text:p text:style-name="P9">16.3.2The GNU autotools suite <text:tab/>128</text:p>
          <text:p text:style-name="P9">16.3.3The automake tool <text:tab/>129</text:p>
          <text:p text:style-name="P9">16.3.4The autoconf tool <text:tab/>130</text:p>
          <text:p text:style-name="P9">16.3.5The configure script <text:tab/>130</text:p>
          <text:p text:style-name="P9">16.3.6Targets for make <text:tab/>132</text:p>
          <text:p text:style-name="P9">16.3.7The MathPiper executable <text:tab/>132</text:p>
          <text:p text:style-name="P9">16.3.8The MathPiper script files <text:tab/>133</text:p>
          <text:p text:style-name="P9">16.3.9The documentation <text:tab/>133</text:p>
          <text:p text:style-name="P9">16.3.10The test suite <text:tab/>134</text:p>
          <text:p text:style-name="P9">16.3.11The library archive <text:tab/>134</text:p>
          <text:p text:style-name="P12">17Designing modules in the MathPiper scripting language <text:tab/>136</text:p>
          <text:p text:style-name="P6">17.1Introduction <text:tab/>136</text:p>
          <text:p text:style-name="P6">17.2Demonstration of the problem <text:tab/>136</text:p>
          <text:p text:style-name="P6">17.3Declaring resources to be local to the module <text:tab/>137</text:p>
          <text:p text:style-name="P6">17.4When to use and when not to use LocalSymbols <text:tab/>138</text:p>
          <text:p text:style-name="P12">18The MathPiper arithmetic library <text:tab/>139</text:p>
          <text:p text:style-name="P6">18.1Introduction <text:tab/>139</text:p>
          <text:p text:style-name="P6">18.2The link between the interpreter and the arithmetic library <text:tab/>139</text:p>
          <text:p text:style-name="P13">There are functions to work with numbers in non-decimal bases, but direct input/output of numbers is supported only in decimal notation.<text:tab/>139</text:p>
          <text:p text:style-name="P6">18.3Interface of the BigNumber class <text:tab/>140</text:p>
          <text:p text:style-name="P9">18.3.1Input/output operations. <text:tab/>141</text:p>
          <text:p text:style-name="P9">18.3.22. Basic object manipulation. <text:tab/>141</text:p>
          <text:p text:style-name="P9">18.3.3Basic arithmetic operations. <text:tab/>142</text:p>
          <text:p text:style-name="P9">18.3.4Auxiliary operations. <text:tab/>144</text:p>
          <text:p text:style-name="P6">18.4Precision of arithmetic operations <text:tab/>146</text:p>
          <text:p text:style-name="P9">18.4.1Automatic precision tracking <text:tab/>146</text:p>
          <text:p text:style-name="P10">18.4.1.1Multiplication <text:tab/>147</text:p>
          <text:p text:style-name="P10">18.4.1.2Division <text:tab/>147</text:p>
          <text:p text:style-name="P10">18.4.1.3Addition <text:tab/>147</text:p>
          <text:p text:style-name="P10">18.4.1.4Computations with a given target precision <text:tab/>148</text:p>
          <text:p text:style-name="P10">18.4.1.5The floating zero <text:tab/>149</text:p>
          <text:p text:style-name="P9">18.4.2Comparison of floats <text:tab/>149</text:p>
          <text:p text:style-name="P9">18.4.3How to increase of the working precision <text:tab/>150</text:p>
          <text:p text:style-name="P9">18.4.4The meaning of the BuiltinPrecisionSet() call <text:tab/>152</text:p>
          <text:p text:style-name="P9">18.4.5Summary of arbitrary-precision semantics <text:tab/>153</text:p>
          <text:p text:style-name="P13"><text:soft-page-break/>Note that the argument n of BuiltinPrecisionSet(n) means decimal digits, not bits. This is more convenient for MathPiper sessions.<text:tab/>154</text:p>
          <text:p text:style-name="P9">18.4.6Formal definitions of precision tracking <text:tab/>155</text:p>
          <text:p text:style-name="P10">18.4.6.1Formal definitions <text:tab/>155</text:p>
          <text:p text:style-name="P10">18.4.6.2Floor() <text:tab/>156</text:p>
          <text:p text:style-name="P10">18.4.6.3BecomeFloat() <text:tab/>156</text:p>
          <text:p text:style-name="P10">18.4.6.4Underflow check <text:tab/>156</text:p>
          <text:p text:style-name="P10">18.4.6.5Equals() <text:tab/>156</text:p>
          <text:p text:style-name="P10">18.4.6.6LessThan() <text:tab/>157</text:p>
          <text:p text:style-name="P10">18.4.6.7IsIntValue() <text:tab/>157</text:p>
          <text:p text:style-name="P10">18.4.6.8Sign() <text:tab/>158</text:p>
          <text:p text:style-name="P10">18.4.6.9Addition and subtraction (Add, Negate) <text:tab/>158</text:p>
          <text:p text:style-name="P13">The definition of Dist(a,b) is necessarily approximate; if we replace 2 by a larger number, we shall be overestimating the error in more cases.<text:tab/>159</text:p>
          <text:p text:style-name="P10">18.4.6.10Adding integers to floats <text:tab/>159</text:p>
          <text:p text:style-name="P10">18.4.6.11Multiplication <text:tab/>159</text:p>
          <text:p text:style-name="P10">18.4.6.12Division <text:tab/>160</text:p>
          <text:p text:style-name="P10">18.4.6.13ShiftLeft(), ShiftRight() <text:tab/>160</text:p>
          <text:p text:style-name="P6">18.5Implementation notes <text:tab/>161</text:p>
          <text:p text:style-name="P9">18.5.1Large exponents <text:tab/>161</text:p>
          <text:p text:style-name="P9">18.5.2Library versions of mathematical functions <text:tab/>161</text:p>
          <text:p text:style-name="P9">18.5.3Converting from bits to digits and back <text:tab/>162</text:p>
          <text:p text:style-name="P9">18.5.4The internal storage of BigNumber objects <text:tab/>163</text:p>
          <text:p text:style-name="P10">18.5.4.1Precision tracking inside LispNumber <text:tab/>164</text:p>
          <text:p text:style-name="P12">19GNU Free Documentation License <text:tab/>167</text:p>
          <text:p text:style-name="P6">19.1Version 1.1, March 2000 <text:tab/>167</text:p>
          <text:p text:style-name="P9">19.1.1Preamble <text:tab/>167</text:p>
          <text:p text:style-name="P9">19.1.2Applicability and Definitions <text:tab/>167</text:p>
          <text:p text:style-name="P9">19.1.3Verbatim Copying <text:tab/>168</text:p>
          <text:p text:style-name="P9">19.1.4Copying in Quantity <text:tab/>169</text:p>
          <text:p text:style-name="P9">19.1.5Modifications <text:tab/>169</text:p>
          <text:p text:style-name="P9">19.1.6Combining Documents <text:tab/>171</text:p>
          <text:p text:style-name="P9">19.1.7Collections of Documents <text:tab/>171</text:p>
          <text:p text:style-name="P9">19.1.8Aggregation With Independent Works <text:tab/>171</text:p>
          <text:p text:style-name="P9">19.1.9Translation <text:tab/>172</text:p>
          <text:p text:style-name="P9">19.1.10Termination <text:tab/>172</text:p>
          <text:p text:style-name="P9">19.1.11Future Revisions of This License <text:tab/>172</text:p>
          <text:p text:style-name="P9">19.1.12ADDENDUM: How to use this License for your documents <text:tab/>172</text:p>
        </text:index-body>
      </text:table-of-content>
      <text:h text:style-name="P14" text:outline-level="1"/>
      <text:h text:style-name="P157" text:outline-level="1" text:is-list-header="true"/>
      <text:p text:style-name="Text_20_body">The usual notation people use when writing down a calculation is called the infix notation, and you can readily recognize it, as for example <text:bookmark text:name="command2"/>2+3 and <text:bookmark text:name="command3"/><text:span text:style-name="T6">3*4</text:span>. Prefix operators also exist. These operators come before an expression, like for example the unary minus sign (called unary because it accepts one argument), <text:bookmark text:name="command4"/>-(3*4). In addition to prefix operators there are also postfix operators, like the exclamation mark to calculate the factorial of a number, <text:bookmark text:name="command5"/>10!. </text:p>
      <text:p text:style-name="Text_20_body"/>
      <text:p text:style-name="Text_20_body">Divisions are not reduced to real numbers, but kept as a rational for as long as possible, since the rational is an exact correct expression (and any real number would just be an approximation. <text:span text:style-name="T3">MathPiper</text:span> is able to change a rational in to a number with the function <text:span text:style-name="Teletype"><text:span text:style-name="T1">N</text:span></text:span>, for example <text:bookmark text:name="command14"/>N(1/3). </text:p>
      <text:p text:style-name="Text_20_body">Operators have "precedence"</text:p>
      <text:p text:style-name="Text_20_body">Simple function calls have their arguments between round brackets, separated by commas. Examples are <text:bookmark text:name="command17"/>Sin(Pi) (which indicates that you are interested in the value of the trigonometric function sin applied to the constant pi), and <text:bookmark text:name="command18"/>Min(5,1,3,-5,10) (which should return the lowest of its arguments, <text:span text:style-name="Teletype"><text:span text:style-name="T1">-5</text:span></text:span> in this case). Functions usually have the form <text:span text:style-name="Teletype"><text:span text:style-name="T1">f()</text:span></text:span>, <text:span text:style-name="Teletype"><text:span text:style-name="T1">f(x)</text:span></text:span> or <text:span text:style-name="Teletype"><text:span text:style-name="T1">f(x,y,z,...)</text:span></text:span> depending on how many arguments the function accepts. Functions always return a result. For example, <text:bookmark text:name="command19"/>Cos(0) should return <text:span text:style-name="Teletype"><text:span text:style-name="T1">1</text:span></text:span>. </text:p>
      <text:p text:style-name="Text_20_body">Evaluating functions can be thought of as simplifying an expression as much as possible. Sometimes further simplification is not possible and a function returns itself unsimplified, like taking the square root of an integer <text:bookmark text:name="command20"/>Sqrt(2). A reduction to a number would be an approximation. We explain elsewhere how to get <text:span text:style-name="T3">MathPiper</text:span> to simplify an expression to a number. </text:p>
      <text:p text:style-name="Text_20_body"><text:span text:style-name="T3">MathPiper</text:span> allows for use of the infix notation, but with some additions. Functions can be "bodied", meaning that the last argument is written past the close bracket. An example is <text:span text:style-name="Teletype"><text:span text:style-name="T1">ForEach</text:span></text:span>, where we write <text:bookmark text:name="command21"/>ForEach(item, 1 .. 10) Echo(item);. <text:span text:style-name="Teletype"><text:span text:style-name="T1">Echo(item)</text:span></text:span> is the last argument to the function <text:span text:style-name="Teletype"><text:span text:style-name="T1">ForEach</text:span></text:span>. </text:p>
      <text:p text:style-name="Text_20_body"><text:line-break/>A <text:span text:style-name="T2">list</text:span> is enclosed with curly braces, and is written out with commas between the elements, like for example <text:bookmark text:name="command22"/>{1,2,3}. items in lists (and things that can be made to look like lists, like arrays and strings), can then be accessed by indicating the index between square brackets after the object. <text:bookmark text:name="command23"/>{a,b,c}[2] should return <text:span text:style-name="Teletype"><text:span text:style-name="T1">b</text:span></text:span>, as <text:span text:style-name="Teletype"><text:span text:style-name="T1">b</text:span></text:span> is the second element in the list (<text:span text:style-name="T3">MathPiper</text:span> starts counting from 1 when accessing elements). The same can be done with strings: <text:bookmark text:name="command24"/>"abc"[2]. </text:p>
      <text:p text:style-name="Text_20_body"><text:line-break/>And finally, function calls can be grouped together, where they get executed one at a time, and the result of executing the last expression is returned. This is done through square brackets, as <text:bookmark text:name="command25"/>[ Echo("Hello"); Echo("World"); True; ];, which first writes <text:span text:style-name="Teletype"><text:span text:style-name="T1">Hello</text:span></text:span> to screen, then <text:span text:style-name="Teletype"><text:span text:style-name="T1">World</text:span></text:span> on the next line, and then returns <text:span text:style-name="Teletype"><text:span text:style-name="T1">True</text:span></text:span>. </text:p>
      <text:p text:style-name="Text_20_body">When you type in an expression, you have to take in to account the fact that <text:span text:style-name="T3">MathPiper</text:span> is case-sensitive. This means that a function <text:span text:style-name="Teletype"><text:span text:style-name="T1">sin</text:span></text:span> (with all lowercase) is a different function from <text:span text:style-name="Teletype"><text:span text:style-name="T1">Sin</text:span></text:span> (which starts with a capital s), and the variable <text:span text:style-name="Teletype"><text:span text:style-name="T1">v</text:span></text:span> is a different one from <text:span text:style-name="Teletype"><text:span text:style-name="T1">V</text:span></text:span>. </text:p>
      <text:p text:style-name="Text_20_body"/>
      <text:p text:style-name="Text_20_body"><text:soft-page-break/>Statements should end with a semicolon <text:span text:style-name="Teletype"><text:span text:style-name="T1">;</text:span></text:span> although this is not required in interactive sessions (<text:span text:style-name="T3">MathPiper</text:span> will append a semicolon at end of line to finish the statement). </text:p>
      <text:p text:style-name="Text_20_body">The command line has a history list, so it should be easy to browse through the expressions you entered previously using the up and down arrow keys. </text:p>
      <text:p text:style-name="Text_20_body"/>
      <text:p text:style-name="Text_20_body">Commands spanning multiple lines can (and actually have to) be entered by using a trailing backslash \ at end of each continued line. For example, clicking on <text:bookmark text:name="command28"/>2+3+ will result in an error, but entering the same with a backslash at the end and then entering another expression will concatenate the two lines and evaluate the concatenated input. </text:p>
      <text:p text:style-name="Text_20_body"/>
      <text:h text:style-name="Heading_20_2" text:outline-level="2"><text:span text:style-name="T3">MathPiper</text:span> as a symbolic calculator</text:h>
      <text:p text:style-name="Text_20_body">We are ready to try some calculations. <text:span text:style-name="T3">MathPiper</text:span> uses a C-like infix syntax and is case-sensitive. Here are some exact manipulations with fractions for a start: <text:bookmark text:name="command29"/>1/14+5/21*(30-(1+1/2)*5^2); </text:p>
      <text:p text:style-name="Text_20_body">The standard scripts already contain a simple math library for symbolic simplification of basic algebraic functions. Any names such as x are treated as independent, symbolic variables and are not evaluated by default. Some examples to try: </text:p>
      <text:list xml:id="list1602296261" text:style-name="L2">
        <text:list-item>
          <text:p text:style-name="P88"><text:bookmark text:name="command30"/>0+x </text:p>
        </text:list-item>
        <text:list-item>
          <text:p text:style-name="P88"><text:bookmark text:name="command31"/>x+1*y </text:p>
        </text:list-item>
        <text:list-item>
          <text:p text:style-name="P15"><text:bookmark text:name="command32"/>Sin(ArcSin(alpha))+Tan(ArcTan(beta)) </text:p>
        </text:list-item>
      </text:list>
      <text:p text:style-name="Text_20_body">Note that the answers are not just simple numbers here, but actual expressions. This is where <text:span text:style-name="T3">MathPiper</text:span> shines. It was built specifically to do calculations that have expressions as answers. </text:p>
      <text:p text:style-name="Text_20_body">In <text:span text:style-name="T3">MathPiper</text:span> after a calculation is done, you can refer to the previous result with <text:span text:style-name="Teletype"><text:span text:style-name="T1">%</text:span></text:span>. For example, we could first type <text:bookmark text:name="command33"/>(x+1)*(x-1), and then decide we would like to see a simpler version of that expression, and thus type <text:bookmark text:name="command34"/>Simplify(%), which should result in <text:span text:style-name="Teletype"><text:span text:style-name="T1">x^2-1</text:span></text:span>. </text:p>
      <text:p text:style-name="Text_20_body">The special operator <text:bookmark text:name="command35"/>% automatically recalls the result from the previous line. The function Simplify attempts to reduce an expression to a simpler form. </text:p>
      <text:p text:style-name="Text_20_body">Note that standard function names in <text:span text:style-name="T3">MathPiper</text:span> are typically capitalized. Multiple capitalization such as <text:span text:style-name="Teletype"><text:span text:style-name="T1">ArcSin</text:span></text:span> is sometimes used. The underscore character <text:span text:style-name="Teletype"><text:span text:style-name="T1">_</text:span></text:span> is a reserved operator symbol and cannot be part of variable or function names. </text:p>
      <text:p text:style-name="Text_20_body"/>
      <text:list xml:id="list1197806630" text:style-name="L3">
        <text:list-item>
          <text:p text:style-name="P16"><text:bookmark text:name="command38"/>Solve(a+x*y==z,x); </text:p>
        </text:list-item>
      </text:list>
      <text:p text:style-name="Text_20_body">(Note the use of the <text:span text:style-name="Teletype"><text:span text:style-name="T1">==</text:span></text:span> operator, which does not evaluate to anything, to denote an "equation" object.) </text:p>
      <text:p text:style-name="Text_20_body">Taylor series are supported, for example: <text:bookmark-start text:name="DDE_LINK1"/><text:bookmark-start text:name="DDE_LINK"/><text:bookmark text:name="command39"/>Taylor(x,0,3)<text:bookmark-end text:name="DDE_LINK"/> Exp(x) <text:bookmark-end text:name="DDE_LINK1"/>is a bodied operator that expands <text:span text:style-name="Teletype"><text:span text:style-name="T1">Exp(x)</text:span></text:span> for <text:span text:style-name="Teletype"><text:span text:style-name="T1">x</text:span></text:span> around <text:span text:style-name="Teletype"><text:span text:style-name="T1">x=0</text:span></text:span>, up to order 3. </text:p>
      <text:p text:style-name="Text_20_body">Symbolic manipulation is the main application of <text:span text:style-name="T3">MathPiper</text:span>. </text:p>
      <text:p text:style-name="Text_20_body"><text:s/><text:span text:style-name="T3">MathPiper</text:span> knows some simplification rules using <text:span text:style-name="Teletype"><text:span text:style-name="T1">Pi</text:span></text:span> (especially with trigonometric <text:soft-page-break/>functions). </text:p>
      <text:p text:style-name="Text_20_body"/>
      <text:p text:style-name="Text_20_body">Taking a derivative of a function was amongst the very first of symbolic calculations to be performed by a computer, as the operation lends itself surprisingly well to being performed automatically. Naturally, it is also implemented in <text:span text:style-name="T3">MathPiper</text:span>, through the function <text:span text:style-name="Teletype"><text:span text:style-name="T1">D</text:span></text:span>. <text:span text:style-name="Teletype"><text:span text:style-name="T1">D</text:span></text:span> is a <text:span text:style-name="T3">bodied</text:span> function, meaning that its last argument is past the closing brackets. Where normal functions are called with syntax similar to <text:span text:style-name="Teletype"><text:span text:style-name="T1">f(x,y,z)</text:span></text:span>, a bodied function would be called with a syntax <text:span text:style-name="Teletype"><text:span text:style-name="T1">f(x,y)z</text:span></text:span>. Here are two examples of taking a derivative: </text:p>
      <text:list xml:id="list112627757" text:style-name="L5">
        <text:list-item>
          <text:p text:style-name="P91"><text:bookmark text:name="command59"/>D(x) Sin(x); (taking a derivative) </text:p>
        </text:list-item>
        <text:list-item>
          <text:p text:style-name="P17"><text:bookmark text:name="command60"/>D(x) D(x) Sin(x); (taking a derivative twice) </text:p>
        </text:list-item>
      </text:list>
      <text:p text:style-name="Text_20_body">The {D} function also accepts an argument specifying how often the derivative has to be taken. In that case, the above expressions can also be written as: </text:p>
      <text:list xml:id="list1485688310" text:style-name="L6">
        <text:list-item>
          <text:p text:style-name="P92"><text:bookmark text:name="command61"/>D(x,1) Sin(x); (taking a derivative) </text:p>
        </text:list-item>
        <text:list-item>
          <text:p text:style-name="P18"><text:bookmark text:name="command62"/>D(x,2) Sin(x); (taking a derivative twice) </text:p>
        </text:list-item>
      </text:list>
      <text:h text:style-name="Heading_20_2" text:outline-level="2">Analytic functions</text:h>
      <text:p text:style-name="Text_20_body">Many of the usual analytic functions have been defined in the <text:span text:style-name="T3">MathPiper</text:span> library. Examples are <text:bookmark text:name="command63"/>Exp(1), <text:bookmark text:name="command64"/>Sin(2), <text:bookmark text:name="command65"/>ArcSin(1/2), <text:bookmark text:name="command66"/>Sqrt(2). These will not evaluate to a numeric result in general, unless the result is an integer, like <text:bookmark text:name="command67"/>Sqrt(4). If asked to reduce the result to a numeric approximation with the function <text:span text:style-name="Teletype"><text:span text:style-name="T1">N</text:span></text:span>, then <text:span text:style-name="T3">MathPiper will do so</text:span>, as for example in <text:bookmark text:name="command68"/>N(Sqrt(2),50). </text:p>
      <text:h text:style-name="Heading_20_2" text:outline-level="2">Variables</text:h>
      <text:p text:style-name="Text_20_body"><text:span text:style-name="T3">MathPiper</text:span> supports variables. You can set the value of a variable with the <text:span text:style-name="Teletype"><text:span text:style-name="T1">:=</text:span></text:span> infix operator, as in <text:bookmark text:name="command69"/>a:=1;. The variable can then be used in expressions, and everywhere where it is referred to, it will be replaced by its value, <text:bookmark text:name="command70"/>a. </text:p>
      <text:p text:style-name="Text_20_body">To clear a variable binding, execute <text:bookmark text:name="command71"/>Clear(a);. A variable will evaluate to itself after a call to clear it (so after the call to clear <text:span text:style-name="Teletype"><text:span text:style-name="T1">a</text:span></text:span> above, calling a should now return <text:span text:style-name="Teletype"><text:span text:style-name="T1">a</text:span></text:span>). This is one of the properties of the evaluation scheme of <text:span text:style-name="T3">MathPiper</text:span>; when some object can not be evaluated or transformed any further, it is returned as the final result. </text:p>
      <text:h text:style-name="Heading_20_2" text:outline-level="2">Functions</text:h>
      <text:p text:style-name="Text_20_body">The <text:span text:style-name="Teletype"><text:span text:style-name="T1">:=</text:span></text:span> operator can also be used to define simple functions: <text:bookmark text:name="command72"/>f(x):=2*x*x. will define a new function, <text:span text:style-name="Teletype"><text:span text:style-name="T1">f</text:span></text:span>, that accepts one argument and returns twice the square of that argument. This function can now be called, <text:bookmark text:name="command73"/>f(a). You can change the definition of a function by defining it again. </text:p>
      <text:p text:style-name="Text_20_body">One and the same function name such as <text:span text:style-name="Teletype"><text:span text:style-name="T1">f</text:span></text:span> may define different functions if they take different numbers of arguments. One can define a function <text:span text:style-name="Teletype"><text:span text:style-name="T1">f</text:span></text:span> which takes one argument, as for example <text:bookmark text:name="command74"/>f(x):=x^2;, or two arguments, <text:bookmark text:name="command75"/>f(x,y):=x*y;. If you clicked on both links, both functions should now be defined, and <text:bookmark text:name="command76"/>f(a) calls the one function whereas <text:bookmark text:name="command77"/>f(a,b) calls the other. </text:p>
      <text:p text:style-name="Text_20_body"><text:span text:style-name="T3">MathPiper</text:span> is very flexible when it comes to types of mathematical objects. Functions <text:soft-page-break/>can in general accept or return any type of argument. </text:p>
      <text:h text:style-name="Heading_20_2" text:outline-level="2">Boolean expressions and predicates</text:h>
      <text:p text:style-name="Text_20_body"><text:span text:style-name="T3">MathPiper</text:span> predefines <text:span text:style-name="Teletype"><text:span text:style-name="T1">True</text:span></text:span> and <text:span text:style-name="Teletype"><text:span text:style-name="T1">False</text:span></text:span> as boolean values. Functions returning boolean values are called <text:span text:style-name="T3">predicates</text:span>. For example, <text:span text:style-name="Teletype"><text:span text:style-name="T1">IsNumber()</text:span></text:span> and<text:span text:style-name="Teletype"> </text:span><text:span text:style-name="Teletype"><text:span text:style-name="T1">IsInteger()</text:span></text:span> are predicates defined in the <text:span text:style-name="T3">MathPiper</text:span> environment. For example, try <text:bookmark text:name="command78"/>IsNumber(2+x);, or <text:bookmark text:name="command79"/>IsInteger(15/5);. </text:p>
      <text:p text:style-name="Text_20_body">There are also comparison operators. Typing 2 &gt; 1 would return <text:span text:style-name="Teletype"><text:span text:style-name="T1">True</text:span></text:span>. You can also use the infix operators <text:span text:style-name="Teletype"><text:span text:style-name="T1">And</text:span></text:span> and <text:span text:style-name="Teletype"><text:span text:style-name="T1">Or</text:span></text:span>, and the prefix operator <text:span text:style-name="Teletype"><text:span text:style-name="T1">Not</text:span></text:span>, to make more complex boolean expressions. For example, try <text:bookmark text:name="command80"/>True And False, <text:bookmark text:name="command81"/>True Or False, <text:bookmark text:name="command82"/>True And Not(False). </text:p>
      <text:h text:style-name="Heading_20_2" text:outline-level="2">Strings and lists</text:h>
      <text:p text:style-name="Text_20_body">In addition to numbers and variables, <text:span text:style-name="T3">MathPiper</text:span> supports strings and lists. Strings are simply sequences of characters enclosed by double quotes, for example: <text:bookmark text:name="command83"/>"this is a string with \"quotes\" in it". </text:p>
      <text:p text:style-name="Text_20_body">Lists are ordered groups of items, as usual. <text:span text:style-name="T3">MathPiper</text:span> represents lists by putting the objects between braces and separating them with commas. The list consisting of objects a, b, and c could be entered by typing <text:bookmark text:name="command84"/>{a,b,c}. In <text:span text:style-name="T3">MathPiper</text:span>, vectors are represented as lists and matrices as lists of lists. </text:p>
      <text:p text:style-name="Text_20_body">Items in a list can be accessed through the <text:span text:style-name="Teletype"><text:span text:style-name="T1">[ ]</text:span></text:span> operator. The first element has index one. Examples: when you enter <text:bookmark text:name="command85"/>uu:={a,b,c,d,e,f}; then <text:bookmark text:name="command86"/>uu[2]; evaluates to <text:span text:style-name="Teletype"><text:span text:style-name="T1">b</text:span></text:span>, and <text:bookmark text:name="command87"/>uu[2 .. 4]; evaluates to <text:span text:style-name="Teletype"><text:span text:style-name="T1">{b,c,d}</text:span></text:span>. The "range" expression <text:bookmark text:name="command88"/>2 .. 4 evaluates to <text:span text:style-name="Teletype"><text:span text:style-name="T1">{2,3,4}</text:span></text:span>. Note that spaces around the <text:span text:style-name="Teletype"><text:span text:style-name="T1">..</text:span></text:span> operator are necessary, or else the parser will not be able to distinguish it from a part of a number. </text:p>
      <text:p text:style-name="Text_20_body">Lists evaluate their arguments, and return a list with results of evaluating each element. So, typing <text:bookmark text:name="command89"/>{1+2,3}; would evaluate to <text:span text:style-name="Teletype"><text:span text:style-name="T1">{3,3}</text:span></text:span>. </text:p>
      <text:p text:style-name="Text_20_body">The idea of using lists to represent expressions dates back to the language LISP developed in the 1970's. From a small set of operations on lists, very powerful symbolic manipulation algorithms can be built. Lists can also be used as function arguments when a variable number of arguments are necessary. </text:p>
      <text:p text:style-name="Text_20_body">Let's try some list operations now. First click on <text:bookmark text:name="command90"/>m:={a,b,c}; to set up an initial list to work on. Then click on links below: </text:p>
      <text:list xml:id="list54577846" text:style-name="L7">
        <text:list-item>
          <text:p text:style-name="P93"><text:bookmark text:name="command91"/>Length(m); (return the length of a list) </text:p>
        </text:list-item>
        <text:list-item>
          <text:p text:style-name="P93"><text:bookmark text:name="command92"/>Reverse(m); (return the string reversed) </text:p>
        </text:list-item>
        <text:list-item>
          <text:p text:style-name="P93"><text:bookmark text:name="command93"/>Concat(m,m); (concatenate two strings) </text:p>
        </text:list-item>
        <text:list-item>
          <text:p text:style-name="P19"><text:bookmark text:name="command94"/>m[1]:=d; (setting the first element of the list to a new value, d, as can be verified by evaluating <text:bookmark text:name="command95"/>m) </text:p>
        </text:list-item>
      </text:list>
      <text:p text:style-name="Text_20_body">Many more list operations are described in the reference manual. </text:p>
      <text:h text:style-name="Heading_20_2" text:outline-level="2">Writing simplification rules</text:h>
      <text:p text:style-name="Text_20_body">Mathematical calculations require versatile transformations on symbolic quantities. Instead of trying to define all possible transformations, <text:span text:style-name="T3">MathPiper</text:span> provides a simple <text:soft-page-break/>and easy to use pattern matching scheme for manipulating expressions according to user-defined <text:span text:style-name="T3">rules</text:span>. <text:span text:style-name="T3">MathPiper</text:span> itself is designed as a small core engine executing a large library of rules to match and replace patterns. </text:p>
      <text:p text:style-name="Text_20_body">One simple application of pattern-matching rules is to define new functions. (This is actually the only way <text:span text:style-name="T3">MathPiper</text:span> can learn about new functions.) As an example, let's define a function <text:span text:style-name="Teletype"><text:span text:style-name="T1">f</text:span></text:span> that will evaluate factorials of non-negative integers. We will define a predicate to check whether our argument is indeed a non-negative integer, and we will use this predicate and the obvious recursion <text:span text:style-name="Teletype"><text:span text:style-name="T1">f(n)=n*f(n-1) if n&gt;0 and 1 if n=0</text:span></text:span> to evaluate the factorial. </text:p>
      <text:p text:style-name="Text_20_body">We start with the simple termination condition, which is that <text:span text:style-name="Teletype"><text:span text:style-name="T1">f(n)</text:span></text:span> should return one if <text:span text:style-name="Teletype"><text:span text:style-name="T1">n</text:span></text:span> is zero: </text:p>
      <text:list xml:id="list1905545798" text:style-name="L8">
        <text:list-item>
          <text:p text:style-name="P20"><text:bookmark text:name="command96"/>10 # f(0) &lt;-- 1; </text:p>
        </text:list-item>
      </text:list>
      <text:p text:style-name="Text_20_body">You can verify that this already works for input value zero, with <text:bookmark text:name="command97"/>f(0). </text:p>
      <text:p text:style-name="Text_20_body">Now we come to the more complex line, </text:p>
      <text:list xml:id="list65909144" text:style-name="L9">
        <text:list-item>
          <text:p text:style-name="P21"><text:bookmark text:name="command98"/>20 # f(n_IsIntegerGreaterThanZero) &lt;-- n*f(n-1); </text:p>
        </text:list-item>
      </text:list>
      <text:p text:style-name="Text_20_body">Now we realize we need a function <text:span text:style-name="Teletype"><text:span text:style-name="T1">IsGreaterThanZero</text:span></text:span>, so we define this function, with </text:p>
      <text:list xml:id="list201685942" text:style-name="L10">
        <text:list-item>
          <text:p text:style-name="P22"><text:bookmark text:name="command99"/>IsIntegerGreaterThanZero(_n) &lt;-- (IsInteger(n) And n&gt;0); </text:p>
        </text:list-item>
      </text:list>
      <text:p text:style-name="Text_20_body">You can verify that it works by trying <text:bookmark text:name="command100"/>f(5), which should return the same value as <text:bookmark text:name="command101"/>5!. </text:p>
      <text:p text:style-name="Text_20_body">In the above example we have first defined two "simplification rules" for a new function <text:span text:style-name="Teletype"><text:span text:style-name="T1">f()</text:span></text:span>. Then we realized that we need to define a predicate <text:span text:style-name="Teletype"><text:span text:style-name="T1">IsIntegerGreaterThanZero()</text:span></text:span>. A predicate equivalent to <text:span text:style-name="Teletype"><text:span text:style-name="T1">IsIntegerGreaterThanZero()</text:span></text:span> is actually already defined in the standard library and it's called <text:span text:style-name="Teletype"><text:span text:style-name="T1">IsPositiveInteger</text:span></text:span>, so it was not necessary, strictly speaking, to define our own predicate to do the same thing. We did it here just for illustration purposes. </text:p>
      <text:p text:style-name="Text_20_body">The first two lines recursively define a factorial function <text:span text:style-name="Teletype"><text:span text:style-name="T1">f(n)=n*(n-1)*...*1</text:span></text:span>. The rules are given precedence values 10 and 20, so the first rule will be applied first. Incidentally, the factorial is also defined in the standard library as a postfix operator ! and it is bound to an internal routine much faster than the recursion in our example. The example does show how to create your own routine with a few lines of code. One of the design goals of <text:span text:style-name="T3">MathPiper</text:span> was to allow precisely that, definition of a new function with very little effort. </text:p>
      <text:p text:style-name="Text_20_body">The operator <text:span text:style-name="Teletype"><text:span text:style-name="T1">&lt;--</text:span></text:span> defines a rule to be applied to a specific function. (The <text:span text:style-name="Teletype"><text:span text:style-name="T1">&lt;--</text:span></text:span> operation cannot be applied to an atom.) The <text:span text:style-name="Teletype"><text:span text:style-name="T1">_n</text:span></text:span> in the rule for <text:span text:style-name="Teletype"><text:span text:style-name="T1">IsIntegerGreaterThanZero()</text:span></text:span> specifies that any object which happens to be the argument of that predicate is matched and assigned to the local variable <text:span text:style-name="Teletype"><text:span text:style-name="T1">n</text:span></text:span>. The expression to the right of <text:span text:style-name="Teletype"><text:span text:style-name="T1">&lt;--</text:span></text:span> can use n (without the underscore) as a variable. </text:p>
      <text:p text:style-name="Text_20_body">Now we consider the rules for the function <text:span text:style-name="Teletype"><text:span text:style-name="T1">f</text:span></text:span>. The first rule just specifies that <text:span text:style-name="Teletype"><text:span text:style-name="T1">f(0)</text:span></text:span> should be replaced by 1 in any expression. The second rule is a little more involved. <text:span text:style-name="Teletype"><text:span text:style-name="T1">n_IsIntegerGreaterThanZero</text:span></text:span> is a match for the argument of <text:span text:style-name="Teletype"><text:span text:style-name="T1">f</text:span></text:span>, with the proviso that the predicate <text:span text:style-name="Teletype"><text:span text:style-name="T1">IsIntegerGreaterThanZero(n)</text:span></text:span> should return <text:span text:style-name="Teletype"><text:span text:style-name="T1">True</text:span></text:span>, otherwise the pattern is not matched. The underscore operator is to be used only on the left hand side of the rule definition operator <text:span text:style-name="Teletype"><text:span text:style-name="T1">&lt;--</text:span></text:span>. </text:p>
      <text:p text:style-name="Text_20_body">There is another, slightly longer but equivalent way of writing the second rule: </text:p>
      <text:list xml:id="list82141251" text:style-name="L11">
        <text:list-item>
          <text:p text:style-name="P23"><text:bookmark text:name="command102"/><text:soft-page-break/>20 # f(_n)_(IsIntegerGreaterThanZero(n)) &lt;-- n*f(n-1); </text:p>
        </text:list-item>
      </text:list>
      <text:p text:style-name="Text_20_body">The underscore after the function object denotes a "postpredicate" that should return <text:span text:style-name="Teletype"><text:span text:style-name="T1">True</text:span></text:span> or else there is no match. This predicate may be a complicated expression involving several logical operations, unlike the simple checking of just one predicate in the <text:span text:style-name="Teletype"><text:span text:style-name="T1">n_IsIntegerGreaterThanZero</text:span></text:span> construct. The postpredicate can also use the variable <text:span text:style-name="Teletype"><text:span text:style-name="T1">n</text:span></text:span> (without the underscore). </text:p>
      <text:p text:style-name="Text_20_body">Precedence values for rules are given by a number followed by the <text:span text:style-name="Teletype"><text:span text:style-name="T1">#</text:span></text:span> infix operator (and the transformation rule after it). This number determines the ordering of precedence for the pattern matching rules, with 0 the lowest allowed precedence value, i.e. rules with precedence 0 will be tried first. Multiple rules can have the same number: this just means that it doesn't matter what order these patterns are tried in. If no number is supplied, 0 is assumed. In our example, the rule <text:span text:style-name="Teletype"><text:span text:style-name="T1">f(0) &lt;-- 1 must be applied earlier than the recursive rule, or else the recursion will never terminate. But as long as there are no other rules concerning the function f, the assignment of numbers 10 and 20 is arbitrary, and they could have been 500 and 501 just as well. It is usually a good idea however to keep some space between these numbers, so you have room to insert new transformation rules later on. </text:span></text:span></text:p>
      <text:p text:style-name="Text_20_body">Predicates can be combined: for example, {IsIntegerGreaterThanZero()} could also have been defined as: </text:p>
      <text:list xml:id="list2086730706" text:style-name="L12">
        <text:list-item>
          <text:p text:style-name="P94"><text:bookmark text:name="command103"/>10 # IsIntegerGreaterThanZero(n_IsInteger)_(n&gt;0) &lt;-- True; </text:p>
        </text:list-item>
        <text:list-item>
          <text:p text:style-name="P24"><text:bookmark text:name="command104"/><text:span text:style-name="T6">20 # IsIntegerGreaterThanZero(_n) &lt;-- False;</text:span> </text:p>
        </text:list-item>
      </text:list>
      <text:p text:style-name="Text_20_body">The first rule specifies that if n is an integer, and is greater than zero, the result is <text:span text:style-name="Teletype"><text:span text:style-name="T1">True</text:span></text:span>, and the second rule states that otherwise (when the rule with precedence 10 did not apply) the predicate returns <text:span text:style-name="Teletype"><text:span text:style-name="T1">False</text:span></text:span>. </text:p>
      <text:p text:style-name="Text_20_body">In the above example, the expression <text:span text:style-name="Teletype"><text:span text:style-name="T1">n &gt; 0</text:span></text:span> is added after the pattern and allows the pattern to match only if this predicate return <text:span text:style-name="Teletype"><text:span text:style-name="T1">True</text:span></text:span>. This is a useful syntax for defining rules with complicated predicates. There is no difference between the rules<text:span text:style-name="Teletype"> </text:span><text:span text:style-name="Teletype"><text:span text:style-name="T1">F(n_IsPositiveInteger) &lt;--...</text:span></text:span> and <text:span text:style-name="Teletype"><text:span text:style-name="T1">F(_n)_(IsPositiveInteger(n)) &lt;-- ...</text:span></text:span> except that the first syntax is a little more concise. </text:p>
      <text:p text:style-name="Text_20_body">The left hand side of a rule expression has the following form: <text:line-break/><text:span text:style-name="Teletype"><text:span text:style-name="T4">precedence</text:span></text:span><text:span text:style-name="Teletype"><text:span text:style-name="T1"> # </text:span></text:span><text:span text:style-name="Teletype"><text:span text:style-name="T4">pattern</text:span></text:span><text:span text:style-name="Teletype"><text:span text:style-name="T1"> _ </text:span></text:span><text:span text:style-name="Teletype"><text:span text:style-name="T4">postpredicate</text:span></text:span><text:span text:style-name="Teletype"><text:span text:style-name="T1"> &lt;-- </text:span></text:span><text:span text:style-name="Teletype"><text:span text:style-name="T4">replacement</text:span></text:span><text:span text:style-name="Teletype"><text:span text:style-name="T1"> ; </text:span></text:span><text:line-break/>The optional <text:span text:style-name="T3">precedence</text:span> must be a positive integer. </text:p>
      <text:p text:style-name="Text_20_body">Some more examples of rules (not made clickable because their equivalents are already in the basic <text:span text:style-name="T3">MathPiper</text:span> library): </text:p>
      <text:list xml:id="list1427009109" text:style-name="L13">
        <text:list-item>
          <text:p text:style-name="P95"><text:span text:style-name="Teletype"><text:span text:style-name="T1">10 # _x + 0 &lt;-- x;</text:span></text:span> </text:p>
        </text:list-item>
        <text:list-item>
          <text:p text:style-name="P95"><text:span text:style-name="Teletype"><text:span text:style-name="T1">20 # _x - _x &lt;-- 0;</text:span></text:span> </text:p>
        </text:list-item>
        <text:list-item>
          <text:p text:style-name="P25"><text:span text:style-name="Teletype"><text:span text:style-name="T1">ArcSin(Sin(_x)) &lt;-- x;</text:span></text:span> </text:p>
        </text:list-item>
      </text:list>
      <text:p text:style-name="Text_20_body">The last rule has no explicit precedence specified in it (the precedence zero will be assigned automatically by the system). </text:p>
      <text:p text:style-name="Text_20_body"><text:span text:style-name="T3">MathPiper</text:span> will first try to match the pattern as a template. Names preceded or followed by an underscore can match any one object: a number, a function, a list, etc. <text:span text:style-name="T3">MathPiper</text:span> will assign the relevant variables as local variables within the rule, and try the predicates as stated in the pattern. The post-predicate (defined after the pattern) is tried after all these matched. As an example, the simplification rule <text:span text:style-name="Teletype"><text:span text:style-name="T1">_x - _x &lt;--0</text:span></text:span> <text:soft-page-break/>specifies that the two objects at left and at right of the minus sign should be the same for this transformation rule to apply. </text:p>
      <text:h text:style-name="Heading_20_2" text:outline-level="2">Local simplification rules</text:h>
      <text:p text:style-name="Text_20_body">Sometimes you have an expression, and you want to use specific simplification rules on it that should not be universally applied. This can be done with the <text:span text:style-name="Teletype"><text:span text:style-name="T1">/:</text:span></text:span> and the <text:span text:style-name="Teletype"><text:span text:style-name="T1">/::</text:span></text:span> operators. Suppose we have the expression containing things such as <text:span text:style-name="Teletype"><text:span text:style-name="T1">Ln(a*b)</text:span></text:span>, and we want to change these into <text:span text:style-name="Teletype"><text:span text:style-name="T1">Ln(a)+Ln(b)</text:span></text:span>. The easiest way to do this is using the <text:span text:style-name="Teletype"><text:span text:style-name="T1">/:</text:span></text:span> operator as follows: </text:p>
      <text:list xml:id="list135885315" text:style-name="L14">
        <text:list-item>
          <text:p text:style-name="P96"><text:bookmark text:name="command105"/>Sin(x)*Ln(a*b) (example expression without simplification) </text:p>
        </text:list-item>
        <text:list-item>
          <text:p text:style-name="P26"><text:bookmark text:name="command106"/>Sin(x)*Ln(a*b) /: { Ln(_x*_y) &lt;- Ln(x)+Ln(y) } (with instruction to simplify the expression) </text:p>
        </text:list-item>
      </text:list>
      <text:p text:style-name="Text_20_body">A whole list of simplification rules can be built up in the list, and they will be applied to the expression on the left hand side of <text:span text:style-name="Teletype"><text:span text:style-name="T1">/:</text:span></text:span>. </text:p>
      <text:p text:style-name="Text_20_body">Note that for these local rules, <text:span text:style-name="Teletype"><text:span text:style-name="T1">&lt;-</text:span></text:span> should be used instead of <text:span text:style-name="Teletype"><text:span text:style-name="T1">&lt;--</text:span></text:span>. Using latter would result in a global definition of a new transformation rule on evaluation, which is not the intention. </text:p>
      <text:p text:style-name="Text_20_body">The <text:span text:style-name="Teletype"><text:span text:style-name="T1">/:</text:span></text:span> operator traverses an expression from the top down, trying to apply the rules from the beginning of the list of rules to the end of the list of rules. If no rules can be applied to the whole expression, it will try the sub-expressions of the expression being analyzed. </text:p>
      <text:p text:style-name="Text_20_body">It might be sometimes necessary to use the <text:span text:style-name="Teletype"><text:span text:style-name="T1">/::</text:span></text:span> operator, which repeatedly applies the <text:span text:style-name="Teletype"><text:span text:style-name="T1">/:</text:span></text:span> operator until the result does not change any more. Caution is required, since rules can contradict each other, and that could result in an infinite loop. To detect this situation, just use <text:span text:style-name="Teletype"><text:span text:style-name="T1">/:</text:span></text:span> repeatedly on the expression. The repetitive nature should become apparent. </text:p>
      <text:h text:style-name="Heading_20_2" text:outline-level="2">Programming essentials</text:h>
      <text:p text:style-name="Text_20_body">An important feature of <text:span text:style-name="T3">MathPiper</text:span> is its programming language which allows you to create your own programs for doing calculations. This section describes some constructs and functions for control flow. </text:p>
      <text:p text:style-name="Text_20_body">Looping can be done with the function <text:span text:style-name="Teletype"><text:span text:style-name="T1">ForEach</text:span></text:span>. There are more options, but ForEach is the simplest to use for now and will suffice for this turorial. The statement form <text:span text:style-name="Teletype"><text:span text:style-name="T1">ForEach(x, list) body</text:span></text:span> executes its body for each element of the list and assigns the variable x to that element each time. The statement form <text:span text:style-name="Teletype"><text:span text:style-name="T1">While(predicate) body</text:span></text:span> repeats execution of the expression represented by <text:span text:style-name="Teletype"><text:span text:style-name="T1">body</text:span></text:span> until evaluation of the expression represented by <text:span text:style-name="Teletype"><text:span text:style-name="T1">predicate</text:span></text:span> returns <text:span text:style-name="Teletype"><text:span text:style-name="T1">False</text:span></text:span>. </text:p>
      <text:p text:style-name="Text_20_body">This example loops over the integers from one to three, and writes out a line for each, multiplying the integer by 3 and displaying the result with the function <text:span text:style-name="Teletype"><text:span text:style-name="T1">Echo</text:span></text:span>: <text:bookmark text:name="command107"/>ForEach(x,1 .. 5) Echo(x," times 3 equals ",3*x); </text:p>
      <text:h text:style-name="Heading_20_3" text:outline-level="3"><text:soft-page-break/>Compound statements</text:h>
      <text:p text:style-name="Text_20_body">Multiple statements can be grouped together using the <text:span text:style-name="Teletype"><text:span text:style-name="T1">[</text:span></text:span> and <text:span text:style-name="Teletype"><text:span text:style-name="T1">]</text:span></text:span> brackets. The compound <text:bookmark text:name="command108"/>[a; Echo("In the middle"); 1+2;]; evaluates a, then the echo command, and finally evaluates <text:span text:style-name="Teletype"><text:span text:style-name="T1">1+2</text:span></text:span>, and returns the result of evaluating the last statement <text:span text:style-name="Teletype"><text:span text:style-name="T1">1+2</text:span></text:span>. </text:p>
      <text:p text:style-name="Text_20_body">A variable can be declared local to a compound statement block by the function <text:span text:style-name="Teletype"><text:span text:style-name="T1">Local(var1, var2,...)</text:span></text:span>. For example, if you execute <text:bookmark text:name="command109"/>[Local(v);v:=1+2;v;]; the result will be 3. The program body created a variable called <text:span text:style-name="Teletype"><text:span text:style-name="T1">v</text:span></text:span>, assigned the value of evaluating <text:span text:style-name="Teletype"><text:span text:style-name="T1">1+2</text:span></text:span> to it, and made sure the contents of the variable <text:span text:style-name="Teletype"><text:span text:style-name="T1">v</text:span></text:span> were returned. If you now evaluate <text:bookmark text:name="command110"/>v afterwards you will notice that the variable <text:span text:style-name="Teletype"><text:span text:style-name="T1">v</text:span></text:span> is not bound to a value any more. The variable <text:span text:style-name="Teletype"><text:span text:style-name="T1">v</text:span></text:span> was defined locally in the program body between the two square brackets <text:span text:style-name="Teletype"><text:span text:style-name="T1">[</text:span></text:span> and <text:span text:style-name="Teletype"><text:span text:style-name="T1">]</text:span></text:span>. </text:p>
      <text:p text:style-name="Text_20_body">Conditional execution is implemented by the <text:span text:style-name="Teletype"><text:span text:style-name="T1">If(predicate, body1, body2)</text:span></text:span> function call. If the expression <text:span text:style-name="Teletype"><text:span text:style-name="T1">predicate</text:span></text:span> evaluates to <text:span text:style-name="Teletype"><text:span text:style-name="T1">True</text:span></text:span>, the expression represented by <text:span text:style-name="Teletype"><text:span text:style-name="T1">body1</text:span></text:span> is evaluated, otherwise <text:span text:style-name="Teletype"><text:span text:style-name="T1">body2</text:span></text:span> is evaluated, and the corresponding value is returned. For example, the absolute value of a number can be computed with: <text:bookmark text:name="command111"/>f(x) := If(x &lt; 0,-x,x); (note that there already is a standard library function that calculates the absolute value of a number). </text:p>
      <text:p text:style-name="Text_20_body">Variables can also be made to be local to a small set of functions, with <text:span text:style-name="Teletype"><text:span text:style-name="T1">LocalSymbols(variables) body</text:span></text:span>. For example, the following code snippet: <text:bookmark text:name="command112"/>LocalSymbols(a,b) [a:=0;b:=0; inc():=[a:=a+1;b:=b-1;show();]; show():=Echo("a = ",a," b = ",b); ]; defines two functions, <text:span text:style-name="Teletype"><text:span text:style-name="T1">inc</text:span></text:span> and <text:span text:style-name="Teletype"><text:span text:style-name="T1">show</text:span></text:span>. Calling <text:bookmark text:name="command113"/>inc() repeatedly increments <text:span text:style-name="Teletype"><text:span text:style-name="T1">a</text:span></text:span> and decrements <text:span text:style-name="Teletype"><text:span text:style-name="T1">b</text:span></text:span>, and calling <text:bookmark text:name="command114"/>show() then shows the result (the function "inc" also calls the function "show", but the purpose of this example is to show how two functions can share the same variable while the outside world cannot get at that variable). The variables are local to these two functions, as you can see by evaluating <text:bookmark text:name="command115"/>a and <text:bookmark text:name="command116"/>b outside the scope of these two functions. This feature is very important when writing a larger body of code, where you want to be able to guarantee that there are no unintended side-effects due to two bits of code defined in different files accidentally using the same global variable. </text:p>
      <text:p text:style-name="Text_20_body">To illustrate these features, let us create a list of all even integers from 2 to 20 and compute the product of all those integers except those divisible by 3. (What follows is not necessarily the most economical way to do it in <text:span text:style-name="T3">MathPiper</text:span>.) </text:p>
      <text:p text:style-name="Preformatted_20_Text"><text:s text:c="8"/><text:bookmark text:name="command117"/></text:p>
      <text:p text:style-name="P2">[</text:p>
      <text:p text:style-name="P2"><text:s text:c="2"/>Local(L,i,answer);</text:p>
      <text:p text:style-name="P2"><text:s text:c="2"/>L:={};</text:p>
      <text:p text:style-name="P2"><text:s text:c="2"/>i:=2;</text:p>
      <text:p text:style-name="P2"><text:s text:c="2"/>/* Make a list of all even integers from 2 to 20 */</text:p>
      <text:p text:style-name="P2"><text:s text:c="2"/>While (i&lt;=20)</text:p>
      <text:p text:style-name="P2"><text:s text:c="2"/>[</text:p>
      <text:p text:style-name="P2"><text:s text:c="4"/>L := Append(L,i);</text:p>
      <text:p text:style-name="P2"><text:s text:c="4"/>i := i + 2;</text:p>
      <text:p text:style-name="P2"><text:s text:c="2"/>];</text:p>
      <text:p text:style-name="P2"><text:s text:c="2"/>/* Now calculate the product of all of </text:p>
      <text:p text:style-name="P2"><text:s text:c="5"/>these numbers that are not divisible by 3 */</text:p>
      <text:p text:style-name="P2"><text:s text:c="2"/>answer := 1;</text:p>
      <text:p text:style-name="P2"><text:s text:c="2"/>ForEach(i,L)</text:p>
      <text:p text:style-name="P2"><text:s text:c="4"/>If (Mod(i, 3)!=0, answer := answer * i);</text:p>
      <text:p text:style-name="P2"><text:s text:c="2"/>/* And return the answer */</text:p>
      <text:p text:style-name="P2"><text:s text:c="2"/>answer;</text:p>
      <text:p text:style-name="P2">];</text:p>
      <text:p text:style-name="P3"><text:soft-page-break/><text:s text:c="6"/></text:p>
      <text:p text:style-name="Text_20_body">We used a shorter form of <text:span text:style-name="Teletype"><text:span text:style-name="T1">If(predicate, body)</text:span></text:span> with only one body which is executed when the condition holds. If the condition does not hold, this function call returns <text:span text:style-name="Teletype"><text:span text:style-name="T1">False</text:span></text:span>. We also introduced comments, which can be placed between <text:span text:style-name="Teletype"><text:span text:style-name="T1">/*</text:span></text:span> and <text:span text:style-name="Teletype"><text:span text:style-name="T1">*/</text:span></text:span>. <text:span text:style-name="T3">MathPiper</text:span> will ignore anything between those two. When putting a program in a file you can also use <text:span text:style-name="Teletype"><text:span text:style-name="T1">//</text:span></text:span>. Everything after <text:span text:style-name="Teletype"><text:span text:style-name="T1">//</text:span></text:span> up until the end of the line will be a comment. Also shown is the use of the <text:span text:style-name="Teletype"><text:span text:style-name="T1">While</text:span></text:span> function. Its form is <text:span text:style-name="Teletype"><text:span text:style-name="T1">While (predicate) body</text:span></text:span>. While the expression represented by <text:span text:style-name="Teletype"><text:span text:style-name="T1">predicate</text:span></text:span> evaluates to <text:span text:style-name="Teletype"><text:span text:style-name="T1">True</text:span></text:span>, the expression represented by <text:span text:style-name="Teletype"><text:span text:style-name="T1">body</text:span></text:span> will keep on being evaluated. </text:p>
      <text:p text:style-name="Text_20_body">The above example is not the shortest possible way to write out the algorithm. It is written out in a procedural way, where the program explains step by step what the computer should do. There is nothing fundamentally wrong with the approach of writing down a program in a procedural way, but the symbolic nature of <text:span text:style-name="T3">MathPiper</text:span> also allows you to write it in a more concise, elegant, compact way, by combining function calls. </text:p>
      <text:p text:style-name="Text_20_body">There is nothing wrong with procedural style, but there is amore 'functional' approach to the same problem would go as follows below. The advantage of the functional approach is that it is shorter and more concise (the difference is cosmetic mostly). </text:p>
      <text:p text:style-name="Text_20_body">Before we show how to do the same calculation in a functional style, we need to explain what a "pure function" is, as you will need it a lot when programming in a functional style. We will jump in with an example that should be self-explanatory. Consider the expression <text:span text:style-name="Teletype"><text:span text:style-name="T1">Lambda({x,y},x+y)</text:span></text:span>. This has two arguments, the first listing x and y, and the second an expression. We can use this construct with the function Apply as follows: <text:bookmark text:name="command118"/>Apply(Lambda({x,y},x+y),{2,3}). The result should be 5, the result of adding 2 and 3. The expression starting with <text:span text:style-name="Teletype"><text:span text:style-name="T1">Lambda</text:span></text:span> is essentially a prescription for a specific operation, where it is stated that it accepts 2 arguments, and returns the two arguments added together. In this case, since the operation was so simple, we could also have used the name of a function to apply the arguments to, the addition operator in this case <text:bookmark text:name="command119"/>Apply("+",{2,3}). When the operations become more complex however, the Lambda construct becomes more useful. </text:p>
      <text:p text:style-name="Text_20_body">Now we are ready to do the same example using a functional approach. First, let us construct a list with all even numbers from 2 to 20. For this we use the <text:span text:style-name="Teletype"><text:span text:style-name="T1">..</text:span></text:span> operator to set up all numbers from one to ten, and then multiply that with two: <text:bookmark text:name="command120"/>2*(1 .. 10). </text:p>
      <text:p text:style-name="Text_20_body">Now we want an expression that returns all the even numbers up to 20 which are not divisible by 3. For this we can use <text:span text:style-name="Teletype"><text:span text:style-name="T1">Select</text:span></text:span>, which takes as first argument a predicate that should return <text:span text:style-name="Teletype"><text:span text:style-name="T1">True</text:span></text:span> if the list item is to be accepted, and false otherwise, and as second argument the list in question: <text:bookmark text:name="command121"/>Select(Lambda({n},Mod(n,3)!=0),2*(1 .. 10)). <text:line-break/>The numbers 6, 12 and 18 have been correctly filtered out. Here you see one example of a pure function where the operation is a little bit more complex. </text:p>
      <text:p text:style-name="Text_20_body">All that remains is to factor the items in this list. For this we can use <text:span text:style-name="Teletype"><text:span text:style-name="T1">UnFlatten</text:span></text:span>. Two examples of the use of UnFlatten are <text:bookmark text:name="command122"/>UnFlatten({a,b,c},"*",1) and <text:bookmark text:name="command123"/>UnFlatten({a,b,c},"+",0). The 0 and 1 are a base element to start with when grouping the arguments in to an expression (hence it is zero for addition and 1 for multiplication). </text:p>
      <text:p text:style-name="Text_20_body">Now we have all the ingredients to finally do the same calculation we did above in a procedural way, but this time we can do it in a functional style, and thus captured in <text:soft-page-break/>one concise single line: <text:bookmark text:name="command124"/>UnFlatten(Select(Lambda({n},Mod(n,3)!=0),2*(1 .. 10)),"*",1). As was mentioned before, the choice between the two is mostly a matter of style. </text:p>
      <text:h text:style-name="Heading_20_2" text:outline-level="2">Macros</text:h>
      <text:p text:style-name="Text_20_body">One of the powerful constructs in <text:span text:style-name="T3">MathPiper</text:span> is the construct of a macro. In its essence, a macro is a prescription to create another program before executing the program. An example perhaps explains it best. Evaluate the following expression <text:bookmark text:name="command125"/>Macro(for,{st,pr,in,bd}) [(@st);While(@pr)[(@bd);(@in);];];. This expression defines a macro that allows for looping. <text:span text:style-name="T3">MathPiper</text:span> has a <text:span text:style-name="Teletype"><text:span text:style-name="T1">For</text:span></text:span> function already, but this is how it could be defined in one line (In <text:span text:style-name="T3">MathPiper</text:span> the <text:span text:style-name="Teletype"><text:span text:style-name="T1">For</text:span></text:span> function is bodied, we left that out here for clarity, as the example is about macros). </text:p>
      <text:p text:style-name="Text_20_body">To see it work just type <text:bookmark text:name="command126"/>for(i:=0,i&lt;3,i:=i+1,Echo(i)). You will see the count from one to three. </text:p>
      <text:p text:style-name="Text_20_body">The construct works as follows; The expression defining the macro sets up a macro named <text:span text:style-name="Teletype"><text:span text:style-name="T1">for</text:span></text:span> with four arguments. On the right is the body of the macro. This body contains expressions of the form <text:span text:style-name="Teletype"><text:span text:style-name="T1">@var</text:span></text:span>. These are replaced by the values passed in on calling the macro. After all the variables have been replaced, the resulting expression is evaluated. In effect a new program has been created. Such macro constructs come from LISP, and are famous for allowing you to almost design your own programming language constructs just for your own problem at hand. When used right, macros can greatly simplify the task of writing a program. </text:p>
      <text:p text:style-name="Text_20_body">You can also use the back-quote <text:span text:style-name="Teletype"><text:span text:style-name="T1">`</text:span></text:span> to expand a macro in-place. It takes on the form <text:span text:style-name="Teletype"><text:span text:style-name="T1">`(expression)</text:span></text:span>, where the expression can again contain sub-expressions of the form <text:span text:style-name="Teletype"><text:span text:style-name="T1">@variable</text:span></text:span>. These instances will be replaced with the values of these variables. </text:p>
      <text:h text:style-name="Heading_20_2" text:outline-level="2">The practice of programming in <text:span text:style-name="T3">MathPiper</text:span></text:h>
      <text:p text:style-name="Text_20_body">When you become more proficient in working with <text:span text:style-name="T3">MathPiper</text:span> you will be doing more and more sophisticated calculations. For such calculations it is generally necessary to write little programs. In real life you will usually write these programs in a text editor, and then start <text:span text:style-name="T3">MathPiper</text:span>, load the text file you just wrote, and try out the calculation. Generally this is an iterative process, where you go back to the text editor to modify something, and then go back to <text:span text:style-name="T3">MathPiper</text:span>, type <text:bookmark text:name="command127"/>restart and then reload the file. </text:p>
      <text:p text:style-name="Text_20_body">On this site you can run <text:span text:style-name="T3">MathPiper</text:span> in a little window called a MathPiper calculation center (the same as the one below this tutorial). On page there is tab that contains a <text:span text:style-name="T3">MathPiper</text:span> calculation center. If you click on that tab you will be directed to a larger calculation center than the one below this tutorial. In this page you can easily switch between doing a calculation and editing a program to load at startup. We tried to make the experience match the general use of <text:span text:style-name="T3">MathPiper</text:span> on a desktop as much as possible. The MathPiper journal (which you see when you go to the <text:span text:style-name="T3">MathPiper</text:span> web site) contains examples of calculations done before by others. </text:p>
      <text:h text:style-name="Heading_20_2" text:outline-level="2"><text:soft-page-break/>Defining your own operators</text:h>
      <text:p text:style-name="Text_20_body">Large part of the <text:span text:style-name="T3">MathPiper</text:span> system is defined in the scripting language itself. This includes the definitions of the operators it accepts, and their precedences. This means that you too can define your own operators. This section shows you how to do that. </text:p>
      <text:p text:style-name="Text_20_body">Suppose we wanted to define a function <text:span text:style-name="Teletype"><text:span text:style-name="T1">F(x,y)=x/y+y/x</text:span></text:span>. We could use the standard syntax <text:bookmark text:name="command128"/>F(a,b) := a/b + b/a;. <text:bookmark text:name="command129"/>F(1,2);. For the purpose of this demonstration, lets assume that we want to define an infix operator <text:span text:style-name="Teletype"><text:span text:style-name="T1">xx</text:span></text:span> for this operation. We can teach <text:span text:style-name="T3">MathPiper</text:span> about this infix operator with <text:bookmark text:name="command130"/>Infix("xx", OpPrecedence("/"));. Here we told <text:span text:style-name="T3">MathPiper</text:span> that the operator <text:span text:style-name="Teletype"><text:span text:style-name="T1">xx</text:span></text:span> is to have the same precedence as the division operator. We can now proceed to tell <text:span text:style-name="T3">MathPiper</text:span> how to evaluate expressions involving the operator <text:span text:style-name="Teletype"><text:span text:style-name="T1">xx</text:span></text:span> by defining it as we would with a function, <text:bookmark text:name="command131"/>a xx b := a/b + b/a;. </text:p>
      <text:p text:style-name="Text_20_body">You can verify for yourself <text:bookmark text:name="command132"/>3 xx 2 + 1; and <text:bookmark text:name="command133"/>1 + 3 xx 2; return the same value, and that they follow the precedence rules (eg. <text:span text:style-name="Teletype"><text:span text:style-name="T1">xx</text:span></text:span> binds stronger than <text:span text:style-name="Teletype"><text:span text:style-name="T1">+</text:span></text:span>). </text:p>
      <text:p text:style-name="Text_20_body">We have chosen the name <text:span text:style-name="Teletype"><text:span text:style-name="T1">xx</text:span></text:span> just to show that we don't need to use the special characters in the infix operator's name. However we must define this operator as infix before using it in expressions, otherwise <text:span text:style-name="T3">MathPiper</text:span> will raise a syntax error. </text:p>
      <text:p text:style-name="Text_20_body">Finally, we might decide to be completely flexible with this important function and also define it as a mathematical operator <text:span text:style-name="Teletype"><text:span text:style-name="T1">##</text:span></text:span> . First we define <text:span text:style-name="Teletype"><text:span text:style-name="T1">##</text:span></text:span> as a <text:span text:style-name="T3">bodied</text:span> function and then proceed as before. First we can tell <text:span text:style-name="T3">MathPiper</text:span> that <text:span text:style-name="Teletype"><text:span text:style-name="T1">##</text:span></text:span> is a bodied operator with <text:bookmark text:name="command134"/>Bodied("##", OpPrecedence("/"));. Then we define the function itself: <text:bookmark text:name="command135"/>##(a) b := a xx b;. And now we can use the function, <text:bookmark text:name="command136"/>##(1) 3 + 2;. </text:p>
      <text:p text:style-name="Text_20_body">We have used the name <text:span text:style-name="Teletype"><text:span text:style-name="T1">##</text:span></text:span> but we could have used any other name such as <text:span text:style-name="Teletype"><text:span text:style-name="T1">xx</text:span></text:span> or <text:span text:style-name="Teletype"><text:span text:style-name="T1">F</text:span></text:span> or even <text:span text:style-name="Teletype"><text:span text:style-name="T1">_-+@+-_</text:span></text:span>. Apart from possibly confusing yourself, it doesn't matter what you call the functions you define. </text:p>
      <text:p text:style-name="Text_20_body">There is currently one limitation in <text:span text:style-name="T3">MathPiper</text:span>: once a function name is declared as infix (prefix, postfix) or bodied, it will always be interpreted that way. If we declare a function <text:span text:style-name="Teletype"><text:span text:style-name="T1">f</text:span></text:span> to be bodied, we may later define different functions named <text:span text:style-name="Teletype"><text:span text:style-name="T1">f</text:span></text:span> with different numbers of arguments, however all of these functions must be bodied. </text:p>
      <text:p text:style-name="Text_20_body">When you use infix operators and either a prefix of postfix operator next to it you can run in to a situation where <text:span text:style-name="T3">MathPiper</text:span> can not quite figure out what you typed. This happens when the operators are right next to each other and all consist of symbols (and could thus in principle form a single operator). <text:span text:style-name="T3">MathPiper</text:span> will raise an error in that case. This can be avoided by inserting spaces. </text:p>
      <text:h text:style-name="Heading_20_2" text:outline-level="2">Some assorted programming topics</text:h>
      <text:p text:style-name="Text_20_body">One use of lists is the associative list, sometimes called a dictionary in other programming languages, which is implemented in <text:span text:style-name="T3">MathPiper</text:span> simply as a list of key-value pairs. Keys must be strings and values may be any objects. Associative lists can also work as mini-databases, where a name is associated to an object. As an example, first enter <text:bookmark text:name="command137"/>record:={}; to set up an empty record. After that, we can fill arbitrary fields in this record: </text:p>
      <text:list xml:id="list518654800" text:style-name="L15">
        <text:list-item>
          <text:p text:style-name="P97"><text:bookmark text:name="command138"/>record["name"]:="Isaia"; </text:p>
        </text:list-item>
        <text:list-item>
          <text:p text:style-name="P97"><text:bookmark text:name="command139"/>record["occupation"]:="prophet"; </text:p>
        </text:list-item>
        <text:list-item>
          <text:p text:style-name="P27"><text:bookmark text:name="command140"/><text:soft-page-break/>record["is alive"]:=False; </text:p>
        </text:list-item>
      </text:list>
      <text:p text:style-name="Text_20_body">Now, evaluating <text:bookmark text:name="command141"/>record["name"] should result in the answer <text:span text:style-name="Teletype"><text:span text:style-name="T1">"Isaia"</text:span></text:span>. The record is now a list that contains three sublists, as you can see by evaluating <text:bookmark text:name="command142"/>record. </text:p>
      <text:p text:style-name="Text_20_body">Assignment of multiple variables is also possible using lists. For instance, evaluating <text:bookmark text:name="command143"/>{x,y}:={2!,3!} will result in 2 being assigned to <text:bookmark text:name="command144"/>x and 6 to <text:bookmark text:name="command145"/>y. </text:p>
      <text:p text:style-name="Text_20_body">When assigning variables, the right hand side is evaluated before it is assigned. Thus <text:bookmark text:name="command146"/>a:=2*2 will set a to 4. This is however <text:span text:style-name="T3">not</text:span> the case for functions. When entering <text:bookmark text:name="command147"/>f(x):=x+x the right hand side, <text:span text:style-name="Teletype"><text:span text:style-name="T1">x+x</text:span></text:span>, is not evaluated before being assigned. This can be forced by using <text:span text:style-name="Teletype"><text:span text:style-name="T1">Eval()</text:span></text:span>. Defining <text:span text:style-name="Teletype"><text:span text:style-name="T1">f(x)</text:span></text:span> with <text:bookmark text:name="command148"/>f(x):=Eval(x+x) will tell the system to first evaluate <text:span text:style-name="Teletype"><text:span text:style-name="T1">x+x</text:span></text:span> (which results in <text:span text:style-name="Teletype"><text:span text:style-name="T1">2*x</text:span></text:span>) before assigning it to the user function <text:span text:style-name="Teletype"><text:span text:style-name="T1">f</text:span></text:span>. This specific example is not a very useful one but it will come in handy when the operation being performed on the right hand side is expensive. For example, if we evaluate a Taylor series expansion before assigning it to the user-defined function, the engine doesn't need to create the Taylor series expansion each time that user-defined function is called. </text:p>
      <text:p text:style-name="Text_20_body">The imaginary unit i is denoted <text:span text:style-name="Teletype"><text:span text:style-name="T1">I</text:span></text:span> and complex numbers can be entered as either expressions involving <text:span text:style-name="Teletype"><text:span text:style-name="T1">I</text:span></text:span>, as for example <text:bookmark text:name="command149"/>1+I*2, or explicitly as <text:bookmark text:name="command150"/>Complex(a,b) for a+ib. The form <text:span text:style-name="Teletype"><text:span text:style-name="T1">Complex(re,im)</text:span></text:span> is the way <text:span text:style-name="T3">MathPiper</text:span> deals with complex numbers internally. </text:p>
      <text:h text:style-name="Heading_20_3" text:outline-level="3">Linear Algebra</text:h>
      <text:p text:style-name="Text_20_body">Vectors of fixed dimension are represented as lists of their components. The list <text:bookmark text:name="command151"/>{1, 2+x, 3*Sin(p)} would be a three-dimensional vector with components <text:span text:style-name="Teletype"><text:span text:style-name="T1">1</text:span></text:span>, <text:span text:style-name="Teletype"><text:span text:style-name="T1">2+x</text:span></text:span> and <text:span text:style-name="Teletype"><text:span text:style-name="T1">3*Sin(p)</text:span></text:span>. Matrices are represented as a lists of lists. </text:p>
      <text:p text:style-name="Text_20_body">Vector components can be assigned values just like list items, since they are in fact list items. If we first set up a variable called "vector" to contain a three-dimensional vector with the command <text:bookmark text:name="command152"/>vector:=ZeroVector(3); (you can verify that it is indeed a vector with all components set to zero by evaluating <text:bookmark text:name="command153"/>vector), you can change elements of the vector just like you would the elements of a list (seeing as it is represented as a list). For example, to set the second element to two, just evaluate <text:bookmark text:name="command154"/>vector[2] := 2;. This results in a new value for <text:bookmark text:name="command155"/>vector. </text:p>
      <text:p text:style-name="Text_20_body"><text:span text:style-name="T3">MathPiper</text:span> can perform multiplication of matrices, vectors and numbers as usual in linear algebra. The standard <text:span text:style-name="T3">MathPiper</text:span> script library also includes taking the determinant and inverse of a matrix, finding eigenvectors and eigenvalues (in simple cases) and solving linear sets of equations, such as A * x = b where A is a matrix, and x and b are vectors. As a little example to wetten your appetite, we define a Hilbert matrix: <text:bookmark text:name="command156"/>hilbert:=HilbertMatrix(3). We can then calculate the determinant with <text:bookmark text:name="command157"/>Determinant(hilbert), or the inverse with <text:bookmark text:name="command158"/>Inverse(hilbert). There are several more matrix operations supported. See the reference manual for more details. </text:p>
      <text:h text:style-name="Heading_20_3" text:outline-level="3">"Threading" of functions</text:h>
      <text:p text:style-name="Text_20_body">Some functions in <text:span text:style-name="T3">MathPiper</text:span> can be "threaded". This means that calling the function with a list as argument will result in a list with that function being called on each item in the list. E.g. <text:bookmark text:name="command159"/>Sin({a,b,c}); will result in <text:span text:style-name="Teletype"><text:span text:style-name="T1">{Sin(a),Sin(b),Sin(c)}</text:span></text:span>. This functionality is implemented for most normal analytic functions and arithmetic operators. </text:p>
      <text:h text:style-name="Heading_20_3" text:outline-level="3"><text:soft-page-break/>Functions as lists</text:h>
      <text:p text:style-name="Text_20_body">For some work it pays to understand how things work under the hood. Internally, <text:span text:style-name="T3">MathPiper</text:span> represents all atomic expressions (numbers and variables) as strings and all compound expressions as lists, like LISP. Try <text:bookmark text:name="command160"/>FullForm(a+b*c); and you will see the text <text:span text:style-name="Teletype"><text:span text:style-name="T1">(+ a (* b c ))</text:span></text:span> appear on the screen. This function is occasionally useful, for example when trying to figure out why a specific transformation rule does not work on a specific expression. </text:p>
      <text:p text:style-name="Text_20_body">If you try <text:bookmark text:name="command161"/>FullForm(1+2) you will see that the result is not quite what we intended. The system first adds up one and two, and then shows the tree structure of the end result, which is a simple number 3. To stop <text:span text:style-name="T3">MathPiper</text:span> from evaluating something, you can use the function <text:span text:style-name="Teletype"><text:span text:style-name="T1">Hold</text:span></text:span>, as <text:bookmark text:name="command162"/>FullForm(Hold(1+2)). The function <text:span text:style-name="Teletype"><text:span text:style-name="T1">Eval</text:span></text:span> is the opposite, it instructs <text:span text:style-name="T3">MathPiper</text:span> to re-evaluate its argument (effectively evaluating it twice). This undoes the effect of Hold, as for example <text:bookmark text:name="command163"/>Eval(Hold(1+2)). </text:p>
      <text:p text:style-name="Text_20_body">Also, any expression can be converted to a list by the function Listify or back to an expression by the function UnList: </text:p>
      <text:list xml:id="list788217279" text:style-name="L16">
        <text:list-item>
          <text:p text:style-name="P98"><text:bookmark text:name="command164"/>Listify(a+b*(c+d)); </text:p>
        </text:list-item>
        <text:list-item>
          <text:p text:style-name="P28"><text:bookmark text:name="command165"/>UnList({Atom("+"),x,1}); </text:p>
        </text:list-item>
      </text:list>
      <text:p text:style-name="Text_20_body">Note that the first element of the list is the name of the function <text:span text:style-name="Teletype"><text:span text:style-name="T1">+</text:span></text:span><text:bookmark text:name="command166"/>Atom("+") and that the subexpression <text:span text:style-name="Teletype"><text:span text:style-name="T1">b*(c+d)</text:span></text:span> was not converted to list form. Listify just took the top node of the expression. </text:p>
      <text:p text:style-name="Text_20_body">This concludes the online tutorial. A good place to go next is the "MathPiper Journal", which has some examples small but useful programs written in <text:span text:style-name="T3">MathPiper</text:span> to do specific calculations. </text:p>
      <text:h text:style-name="P14" text:outline-level="1"/>
      <text:h text:style-name="P157" text:outline-level="1">Getting started with MathPiper off-line </text:h>
      <text:p text:style-name="Horizontal_20_Line"><text:bookmark text:name="c1s12"/></text:p>
      <text:p text:style-name="Text_20_body">Mention MathPiper and the C++ and Java versions of it.</text:p>
      <text:p text:style-name="Text_20_body"/>
      <text:p text:style-name="Text_20_body">The base <text:span text:style-name="Teletype"><text:span text:style-name="T1">MathPiper</text:span></text:span> application accepts text as input and returns text as output. This makes it rather platform-independent. </text:p>
      <text:p text:style-name="Text_20_body"/>
      <text:p text:style-name="Text_20_body">In addition, there is also a Java version of the lower-level interpreter. The Java version has almost all the features the C++ version has. </text:p>
      <text:p text:style-name="Horizontal_20_Line"><text:bookmark text:name="c1s31"/></text:p>
      <text:h text:style-name="Heading_20_2" text:outline-level="2">Using the text console <text:s/></text:h>
      <text:p text:style-name="P8">You can run <text:span text:style-name="Teletype"><text:span text:style-name="T1">MathPiper</text:span></text:span> in the console mode simply by typing <text:span text:style-name="Teletype"><text:span text:style-name="T1">mathpiper</text:span></text:span>. </text:p>
      <text:p text:style-name="Text_20_body"><text:bookmark text:name="command history"/>The command line has a history list, so it should be easy to browse through the expressions you entered previously using the Up and Down arrow keys. </text:p>
      <text:p text:style-name="Text_20_body">When a few characters have been typed, the command line will use the characters before the cursor as a filter into the history, and allow you to browse through all the commands in the history that start with these characters quickly, instead of browsing through the entire history. </text:p>
      <text:p text:style-name="Text_20_body"><text:bookmark text:name="TAB completion"/>Typing the first few characters of a previous expression and then hitting the TAB key makes <text:span text:style-name="Teletype"><text:span text:style-name="T1">MathPiper</text:span></text:span> recall the last expression in the history list that matches these first characters. </text:p>
      <text:p text:style-name="Text_20_body"><text:bookmark text:name="multi-line commands"/>Commands spanning multiple lines can (and actually have to) be entered by using a trailing backslash <text:span text:style-name="Teletype"><text:span text:style-name="T1">\</text:span></text:span> at end of each continued line. For example: </text:p>
      <table:table table:name="Table138" table:style-name="Table138">
        <table:table-column table:style-name="Table138.A"/>
        <table:table-row>
          <table:table-cell table:style-name="Table138.A1" office:value-type="string">
            <text:p text:style-name="Preformatted_20_Text">In&gt; a:=2+3+</text:p>
            <text:p text:style-name="Preformatted_20_Text">Error on line 1 in file [CommandLine]</text:p>
            <text:p text:style-name="Preformatted_20_Text">Line error occurred on:</text:p>
            <text:p text:style-name="Preformatted_20_Text">&gt;&gt;&gt;</text:p>
            <text:p text:style-name="P3">Error parsing expression</text:p>
          </table:table-cell>
        </table:table-row>
      </table:table>
      <table:table table:name="Table139" table:style-name="Table139">
        <table:table-column table:style-name="Table139.A"/>
        <table:table-row>
          <table:table-cell table:style-name="Table139.A1" office:value-type="string">
            <text:p text:style-name="Preformatted_20_Text">In&gt; a:=2+3+ \</text:p>
            <text:p text:style-name="Preformatted_20_Text">In&gt; 1</text:p>
            <text:p text:style-name="P3">Out&gt; 6;</text:p>
          </table:table-cell>
        </table:table-row>
      </table:table>
      <text:p text:style-name="Text_20_body">The error after our first attempt occurred because <text:span text:style-name="Teletype"><text:span text:style-name="T1">MathPiper</text:span></text:span> has appended a semicolon at end of the first line and <text:span text:style-name="Teletype"><text:span text:style-name="T1">2+3+;</text:span></text:span> is not a valid <text:span text:style-name="Teletype"><text:span text:style-name="T1">MathPiper</text:span></text:span> expression. </text:p>
      <text:p text:style-name="Text_20_body">Incidentally, any text <text:span text:style-name="Teletype"><text:span text:style-name="T1">MathPiper</text:span></text:span> prints without a prompt is either messages printed by functions as their side-effect, or error messages. Resulting values of expressions are always printed after an <text:span text:style-name="Teletype"><text:span text:style-name="T1">Out&gt;</text:span></text:span> prompt. </text:p>
      <text:p text:style-name="Text_20_body"/>
      <table:table table:name="Table159" table:style-name="Table159">
        <table:table-column table:style-name="Table159.A"/>
        <table:table-row>
          <table:table-cell table:style-name="Table159.A1" office:value-type="string">
            <text:p text:style-name="P3">mathpiper --stacksize &lt;size&gt;</text:p>
          </table:table-cell>
        </table:table-row>
      </table:table>
      <text:p text:style-name="Text_20_body">MathPiper maintains an internal stack for arguments. For nested function calls, all <text:soft-page-break/>arguments currently used are on this stack. The size of this stack is 50000 by default. </text:p>
      <text:p text:style-name="Text_20_body">For a function that would take 4 arguments and has one return value, there would be 5 places reserved on this stack, and the function could call itself recursively 10000 steps deep. </text:p>
      <text:p text:style-name="Text_20_body">This differs from the MaxEvalDepth mechanism. The MaxEvalDepth mechanism allows one to specify the number of separate stack frames (number of calls, nested), instead of the number of arguments pushed on the stack. MaxEvalDepth was introduced to protect the normal <text:span text:style-name="Teletype"><text:span text:style-name="T1">Java</text:span></text:span> stack. <text:span text:style-name="T5"><text:script xlink:href="http://www.google-analytics.com/urchin.js"/></text:span><text:span text:style-name="T5">_uacct = "UA-2425144-1";<text:line-break/>urchinTracker();</text:span></text:p>
      <text:p text:style-name="Text_20_body"><text:span text:style-name="T5"><text:script xlink:href="http://www.google-analytics.com/urchin.js"/></text:span><text:span text:style-name="T5">_uacct = "UA-2425144-1";<text:line-break/>urchinTracker();</text:span></text:p>
      <text:h text:style-name="Heading_20_1" text:outline-level="1">Startup configuration </text:h>
      <text:p text:style-name="Text_20_body"/>
      <text:p text:style-name="Text_20_body">MathPiper allows you to configure a few things at startup. The file <text:span text:style-name="Teletype"><text:span text:style-name="T1">mathpiper_user_initialization.mpi</text:span></text:span> (which needs to be placed on the classpath) is written in the MathPiper language and will be executed when MathPiper is run. The following functions can be useful in the <text:span text:style-name="Teletype"><text:span text:style-name="T1">mathpiper_user_initialization.mpi</text:span></text:span> file. </text:p>
      <table:table table:name="Table189" table:style-name="Table189">
        <table:table-column table:style-name="Table189.A"/>
        <table:table-column table:style-name="Table189.B"/>
        <table:table-row table:style-name="Table189.1">
          <table:table-cell table:style-name="Table189.A1" office:value-type="string">
            <text:p text:style-name="Table_20_Contents"><text:a xlink:type="simple" xlink:href="../../../plugins/mathpiper_docs_plugin/src/mathpiper_manual/introchapter4.html#DefaultDirectory" office:target-frame-name="Chapters" xlink:show="replace">DefaultDirectory</text:a></text:p>
          </table:table-cell>
          <table:table-cell table:style-name="Table189.A1" office:value-type="string">
            <text:p text:style-name="Table_20_Contents">add directory to path for MathPiper scripts</text:p>
          </table:table-cell>
        </table:table-row>
        <table:table-row table:style-name="Table189.1">
          <table:table-cell table:style-name="Table189.A1" office:value-type="string">
            <text:p text:style-name="Table_20_Contents"><text:a xlink:type="simple" xlink:href="../../../plugins/mathpiper_docs_plugin/src/mathpiper_manual/introchapter4.html#PrettyPrinter'Set" office:target-frame-name="Chapters" xlink:show="replace">PrettyPrinterSet</text:a></text:p>
          </table:table-cell>
          <table:table-cell table:style-name="Table189.A1" office:value-type="string">
            <text:p text:style-name="Table_20_Contents">set routine to use as pretty-printer</text:p>
          </table:table-cell>
        </table:table-row>
        <table:table-row table:style-name="Table189.1">
          <table:table-cell table:style-name="Table189.A1" office:value-type="string">
            <text:p text:style-name="Table_20_Contents"><text:a xlink:type="simple" xlink:href="../../../plugins/mathpiper_docs_plugin/src/mathpiper_manual/introchapter4.html#PrettyPrinter'Get" office:target-frame-name="Chapters" xlink:show="replace">PrettyPrinterGet</text:a></text:p>
          </table:table-cell>
          <table:table-cell table:style-name="Table189.A1" office:value-type="string">
            <text:p text:style-name="Table_20_Contents">get routine to use as pretty-printer</text:p>
          </table:table-cell>
        </table:table-row>
        <table:table-row table:style-name="Table189.1">
          <table:table-cell table:style-name="Table189.A1" office:value-type="string">
            <text:p text:style-name="Table_20_Contents"><text:a xlink:type="simple" xlink:href="../../../plugins/mathpiper_docs_plugin/src/mathpiper_manual/introchapter4.html#PrettyReader'Set" office:target-frame-name="Chapters" xlink:show="replace">PrettyReaderSet</text:a></text:p>
          </table:table-cell>
          <table:table-cell table:style-name="Table189.A1" office:value-type="string">
            <text:p text:style-name="Table_20_Contents">set routine to use as pretty-reader</text:p>
          </table:table-cell>
        </table:table-row>
        <table:table-row table:style-name="Table189.1">
          <table:table-cell table:style-name="Table189.A1" office:value-type="string">
            <text:p text:style-name="Table_20_Contents"><text:a xlink:type="simple" xlink:href="../../../plugins/mathpiper_docs_plugin/src/mathpiper_manual/introchapter4.html#PrettyReader'Get" office:target-frame-name="Chapters" xlink:show="replace">PrettyReaderGet</text:a></text:p>
          </table:table-cell>
          <table:table-cell table:style-name="Table189.A1" office:value-type="string">
            <text:p text:style-name="Table_20_Contents">get routine that is currently used as pretty-reader</text:p>
          </table:table-cell>
        </table:table-row>
        <table:table-row table:style-name="Table189.1">
          <table:table-cell table:style-name="Table189.A1" office:value-type="string">
            <text:p text:style-name="Table_20_Contents"><text:a xlink:type="simple" xlink:href="../../../plugins/mathpiper_docs_plugin/src/mathpiper_manual/introchapter4.html#MaxEvalDepth" office:target-frame-name="Chapters" xlink:show="replace">MaxEvalDepth</text:a></text:p>
          </table:table-cell>
          <table:table-cell table:style-name="Table189.A1" office:value-type="string">
            <text:p text:style-name="Table_20_Contents">set depth of recursion stack</text:p>
          </table:table-cell>
        </table:table-row>
        <table:table-row table:style-name="Table189.1">
          <table:table-cell table:style-name="Table189.A1" office:value-type="string">
            <text:p text:style-name="Table_20_Contents"><text:a xlink:type="simple" xlink:href="../../../plugins/mathpiper_docs_plugin/src/mathpiper_manual/introchapter4.html#HistorySize" office:target-frame-name="Chapters" xlink:show="replace">HistorySize</text:a></text:p>
          </table:table-cell>
          <table:table-cell table:style-name="Table189.A1" office:value-type="string">
            <text:p text:style-name="Table_20_Contents">set size of history file</text:p>
          </table:table-cell>
        </table:table-row>
      </table:table>
      <text:p text:style-name="Horizontal_20_Line"/>
      <text:p text:style-name="Text_20_body"><text:span text:style-name="T5"><text:script xlink:href="http://www.google-analytics.com/urchin.js"/></text:span><text:span text:style-name="T5">_uacct = "UA-2425144-1";<text:line-break/>urchinTracker();</text:span></text:p>
      <text:h text:style-name="P157" text:outline-level="1">MathPiper under the hood </text:h>
      <text:p text:style-name="Text_20_body">This part of the manual is a somewhat in-depth explanation of the MathPiper programming language and environment. It assumes that you have worked through the introductory tutorial. You should consult the function reference about how to use the various MathPiper functions mentioned here. </text:p>
      <text:p text:style-name="Horizontal_20_Line"><text:bookmark text:name="c1s1"/></text:p>
      <text:h text:style-name="Heading_20_2" text:outline-level="2">The MathPiper architecture </text:h>
      <text:p text:style-name="Text_20_body">MathPiper is designed as a small kernel that interprets a library of scripts. The kernel provides the syntax parser and a number of built-in functions, such as <text:span text:style-name="T2">Bind</text:span><text:span text:style-name="Teletype"><text:span text:style-name="T1">()</text:span></text:span> or <text:span text:style-name="Teletype"><text:span text:style-name="T1">ExpN()</text:span></text:span> which cannot be redefined by the user. The script library resides in the scripts directory "<text:span text:style-name="T2">assembled</text:span><text:span text:style-name="Teletype"><text:span text:style-name="T1">scripts/</text:span></text:span>" and contains higher-level definitions of functions and constants. The library scripts are on equal footing with any code the user executes interactively or any files the user loads. </text:p>
      <text:p text:style-name="Text_20_body">Generally, all built in functions have plain names and almost all are not "bodied" or infix operators. The file <text:span text:style-name="Teletype"><text:span text:style-name="T1">corefunctions.h</text:span></text:span> in the source tree lists declarations of all kernel functions callable from MathPiper; consult it for reference. For many of the built in functions, the script library already provides convenient aliases. For instance, the addition operator "<text:span text:style-name="Teletype"><text:span text:style-name="T1">+</text:span></text:span>" is defined in the script <text:span text:style-name="Teletype"><text:span text:style-name="T1">scripts/standard</text:span></text:span> while the actual addition of numbers is performed through the built-in function <text:span text:style-name="Teletype"><text:span text:style-name="T1">AddN</text:span></text:span>. </text:p>
      <text:p text:style-name="Horizontal_20_Line"><text:bookmark text:name="c1s2"/></text:p>
      <text:h text:style-name="Heading_20_2" text:outline-level="2">Startup, scripts and <text:span text:style-name="Teletype"><text:span text:style-name="T1">.def</text:span></text:span> files </text:h>
      <text:p text:style-name="Text_20_body">When MathPiper is first started or restarted, it executes the script <text:span text:style-name="Teletype"><text:span text:style-name="T1">mathpiperinit.pi</text:span></text:span> in the scripts directory. This script may load some other scripts. In order to start up quickly, MathPiper does not execute all other library scripts at first run or at restart. It only executes the file <text:span text:style-name="Teletype"><text:span text:style-name="T1">mathpiperinit.pi</text:span></text:span> and all <text:span text:style-name="Teletype"><text:span text:style-name="T1">.def</text:span></text:span> files in the scripts. The <text:span text:style-name="Teletype"><text:span text:style-name="T1">.def</text:span></text:span> files tell the system where it can find definitions for various library functions. Library is divided into "packages" stored in "repository" directories. For example, the function <text:span text:style-name="Teletype"><text:span text:style-name="T1">ArcTan</text:span></text:span> is defined in the <text:span text:style-name="Teletype"><text:span text:style-name="T1">stdfuncs</text:span></text:span> package; the library file is <text:span text:style-name="Teletype"><text:span text:style-name="T1">stdfuncs.rep/code.pi</text:span></text:span> and the <text:span text:style-name="Teletype"><text:span text:style-name="T1">.def</text:span></text:span> file is <text:span text:style-name="Teletype"><text:span text:style-name="T1">stdfuncs.rep/code.pi.def</text:span></text:span>. The function <text:span text:style-name="Teletype"><text:span text:style-name="T1">ArcTan</text:span></text:span> mentioned in the <text:span text:style-name="Teletype"><text:span text:style-name="T1">.def</text:span></text:span> file, therefore MathPiper will know to load the package <text:span text:style-name="Teletype"><text:span text:style-name="T1">stdfuncs</text:span></text:span> when the user invokes <text:span text:style-name="Teletype"><text:span text:style-name="T1">ArcTan</text:span></text:span>. This way MathPiper knows where to look for any given function without actually loading the file where the function is defined. </text:p>
      <text:p text:style-name="Text_20_body">There is one exception to the strategy of delayed loading of the library scripts. Namely, the syntax definitions of infix, prefix, postfix and bodied functions, such as <text:span text:style-name="Teletype"><text:span text:style-name="T1">Infix("*",4)</text:span></text:span> cannot be delayed (it is currently in the file <text:span text:style-name="Teletype"><text:span text:style-name="T1">stdopers.pi</text:span></text:span>). If it were delayed, the MathPiper parser would encounter <text:span text:style-name="Teletype"><text:span text:style-name="T1">1+2</text:span></text:span> (typed by the user) and generate a syntax error before it has a chance to load the definition of the operator "<text:span text:style-name="Teletype"><text:span text:style-name="T1">+</text:span></text:span>". </text:p>
      <text:p text:style-name="Horizontal_20_Line"><text:bookmark text:name="c1s3"/></text:p>
      <text:h text:style-name="Heading_20_2" text:outline-level="2">Object types </text:h>
      <text:p text:style-name="Text_20_body">MathPiper supports two basic kinds of objects: atoms and compounds. Atoms are <text:soft-page-break/>(integer or real, arbitrary-precision) numbers such as <text:span text:style-name="Teletype"><text:span text:style-name="T1">2.71828</text:span></text:span>, symbolic variables such as <text:span text:style-name="Teletype"><text:span text:style-name="T1">A3</text:span></text:span> and character strings. Compounds include functions and expressions, e.g. <text:span text:style-name="Teletype"><text:span text:style-name="T1">Cos(a-b)</text:span></text:span> and lists, e.g. <text:span text:style-name="Teletype"><text:span text:style-name="T1">{1+a,2+b,3+c}</text:span></text:span>. </text:p>
      <text:p text:style-name="Text_20_body">The type of an object is returned by the built-in function <text:span text:style-name="Teletype"><text:span text:style-name="T1">Type</text:span></text:span>, for example: </text:p>
      <table:table table:name="Table1" table:style-name="Table1">
        <table:table-column table:style-name="Table1.A"/>
        <table:table-row>
          <table:table-cell table:style-name="Table1.A1" office:value-type="string">
            <text:p text:style-name="Preformatted_20_Text">In&gt; Type(a);</text:p>
            <text:p text:style-name="Preformatted_20_Text">Out&gt; "";</text:p>
            <text:p text:style-name="Preformatted_20_Text">In&gt; Type(F(x));</text:p>
            <text:p text:style-name="Preformatted_20_Text">Out&gt; "F";</text:p>
            <text:p text:style-name="Preformatted_20_Text">In&gt; Type(x+y);</text:p>
            <text:p text:style-name="Preformatted_20_Text">Out&gt; "+";</text:p>
            <text:p text:style-name="Preformatted_20_Text">In&gt; Type({1,2,3});</text:p>
            <text:p text:style-name="P3">Out&gt; "List";</text:p>
          </table:table-cell>
        </table:table-row>
      </table:table>
      <text:p text:style-name="Text_20_body">Internally, atoms are stored as strings and compounds as lists. (The MathPiper lexical analyzer is case-sensitive, so <text:span text:style-name="Teletype"><text:span text:style-name="T1">List</text:span></text:span> and <text:span text:style-name="Teletype"><text:span text:style-name="T1">list</text:span></text:span> are different atoms.) The functions <text:span text:style-name="Teletype"><text:span text:style-name="T1">String()</text:span></text:span> and <text:span text:style-name="Teletype"><text:span text:style-name="T1">Atom()</text:span></text:span> convert between atoms and strings. A MathPiper list <text:span text:style-name="Teletype"><text:span text:style-name="T1">{1,2,3}</text:span></text:span> is internally a list <text:span text:style-name="Teletype"><text:span text:style-name="T1">(List 1 2 3)</text:span></text:span> which is the same as a function call <text:span text:style-name="Teletype"><text:span text:style-name="T1">List(1,2,3)</text:span></text:span> and for this reason the "type" of a list is the string <text:span text:style-name="Teletype"><text:span text:style-name="T1">"List"</text:span></text:span>. During evaluation, atoms can be interpreted as numbers, or as variables that may be bound to some value, while compounds are interpreted as function calls. </text:p>
      <text:p text:style-name="Text_20_body">Note that atoms that result from an <text:span text:style-name="Teletype"><text:span text:style-name="T1">Atom()</text:span></text:span> call may be invalid and never evaluate to anything. For example, <text:span text:style-name="Teletype"><text:span text:style-name="T1">Atom(3X)</text:span></text:span> is an atom with string representation "3X" but with no other properties. </text:p>
      <text:p text:style-name="Text_20_body">Currently, no other lowest-level objects are provided by the kernel besides numbers, atoms, strings, and lists. There is, however, a possibility to link some externally compiled code that will provide additional types of objects. Those will be available in MathPiper as "generic objects." For example, fixed-size arrays are implemented in this way. </text:p>
      <text:p text:style-name="Horizontal_20_Line"><text:bookmark text:name="c1s4"/></text:p>
      <text:h text:style-name="Heading_20_2" text:outline-level="2">MathPiper evaluation scheme </text:h>
      <text:p text:style-name="Text_20_body">Evaluation of an object is performed either explicitly by the built-in command <text:span text:style-name="Teletype"><text:span text:style-name="T1">Eval()</text:span></text:span> or implicitly when assigning variables or calling functions with the object as argument (except when a function does not evaluate that argument). Evaluation of an object can be explicitly inhibited using <text:span text:style-name="Teletype"><text:span text:style-name="T1">Hold()</text:span></text:span>. To make a function not evaluate one of its arguments, a <text:span text:style-name="Teletype"><text:span text:style-name="T1">HoldArg(funcname, argname)</text:span></text:span> must be declared for that function. </text:p>
      <text:p text:style-name="Text_20_body">Internally, all expressions are either atoms or lists (perhaps nested). Use <text:span text:style-name="Teletype"><text:span text:style-name="T1">FullForm()</text:span></text:span> to see the internal form of an expression. A MathPiper list expression written as <text:span text:style-name="Teletype"><text:span text:style-name="T1">{a, b}</text:span></text:span> is represented internally as <text:span text:style-name="Teletype"><text:span text:style-name="T1">(List a b)</text:span></text:span>, equivalently to a function call <text:span text:style-name="Teletype"><text:span text:style-name="T1">List(a,b)</text:span></text:span>. </text:p>
      <text:p text:style-name="Text_20_body">Evaluation of an atom goes as follows: if the atom is bound locally as a variable, the object it is bound to is returned, otherwise, if it is bound as a global variable then that is returned. Otherwise, the atom is returned unevaluated. Note that if an atom is bound to an expression, that expression is considered as final and is not evaluated again. </text:p>
      <text:p text:style-name="Text_20_body">Internal lists of atoms are generally interpreted in the following way: the first atom of the list is some command, and the atoms following in the list are considered the arguments. The engine first tries to find out if it is a built-in command. In that case, the function is executed. Otherwise, it could be a user-defined function (with a "rule <text:soft-page-break/>database"), and in that case the rules from the database are applied to it. If none of the rules are applicable, or if no rules are defined for it, the object is returned unevaluated. </text:p>
      <text:p text:style-name="Text_20_body">Application of a rule to an expression transforms it into a different expression to which other rules may be applicable. Transformation by matching rules continues until no more rules are applicable, or until a "terminating" rule is encountered. A "terminating" rule is one that returns <text:span text:style-name="Teletype"><text:span text:style-name="T1">Hold()</text:span></text:span> or <text:span text:style-name="Teletype"><text:span text:style-name="T1">UnList()</text:span></text:span> of some expression. Calling these functions gives an unevaluated expression because it terminates the process of evaluation itself. </text:p>
      <text:p text:style-name="Text_20_body">The main properties of this scheme are the following. When objects are assigned to variables, they generally are evaluated (except if you are using the <text:span text:style-name="Teletype"><text:span text:style-name="T1">Hold()</text:span></text:span> function) because assignment <text:span text:style-name="Teletype"><text:span text:style-name="T1">var := value</text:span></text:span> is really a function call to <text:span text:style-name="Teletype"><text:span text:style-name="T1">Set(var, value)</text:span></text:span> and this function evaluates its second argument (but not its first argument). When referencing that variable again, the object which is its value will not be re-evaluated. Also, the default behavior of the engine is to return the original expression if it could not be evaluated. This is a desired behavior if evaluation is used for simplifying expressions. </text:p>
      <text:p text:style-name="Text_20_body">One major design flaw in MathPiper (one that other functional languages like LISP also have) is that when some expression is re-evaluated in another environment, the local variables contained in the expression to be evaluated might have a different meaning. In this case it might be useful to use the functions <text:span text:style-name="Teletype"><text:span text:style-name="T1">LocalSymbols</text:span></text:span> and <text:span text:style-name="Teletype"><text:span text:style-name="T1">TemplateFunction</text:span></text:span>. Calling </text:p>
      <table:table table:name="Table2" table:style-name="Table2">
        <table:table-column table:style-name="Table2.A"/>
        <table:table-row>
          <table:table-cell table:style-name="Table2.A1" office:value-type="string">
            <text:p text:style-name="Preformatted_20_Text">LocalSymbols(a,b)</text:p>
            <text:p text:style-name="P3">a*b;</text:p>
          </table:table-cell>
        </table:table-row>
      </table:table>
      <text:p text:style-name="Text_20_body">results in "<text:span text:style-name="Teletype"><text:span text:style-name="T1">a</text:span></text:span>" and "<text:span text:style-name="Teletype"><text:span text:style-name="T1">b</text:span></text:span>" in the multiplication being substituted with unique symbols that can not clash with other variables that may be used elsewhere. Use <text:span text:style-name="Teletype"><text:span text:style-name="T1">TemplateFunction</text:span></text:span> instead of <text:span text:style-name="Teletype"><text:span text:style-name="T1">Function</text:span></text:span> to define a function whose parameters should be treated as unique symbols. </text:p>
      <text:p text:style-name="Text_20_body">Consider the following example: </text:p>
      <table:table table:name="Table3" table:style-name="Table3">
        <table:table-column table:style-name="Table3.A"/>
        <table:table-row>
          <table:table-cell table:style-name="Table3.A1" office:value-type="string">
            <text:p text:style-name="Preformatted_20_Text">In&gt; f1(x):=Apply("+",{x,x});</text:p>
            <text:p text:style-name="P3">Out&gt; True</text:p>
          </table:table-cell>
        </table:table-row>
      </table:table>
      <text:p text:style-name="Text_20_body">The function <text:span text:style-name="Teletype"><text:span text:style-name="T1">f1</text:span></text:span> simply adds its argument to itself. Now calling this function with some argument: </text:p>
      <table:table table:name="Table4" table:style-name="Table4">
        <table:table-column table:style-name="Table4.A"/>
        <table:table-row>
          <table:table-cell table:style-name="Table4.A1" office:value-type="string">
            <text:p text:style-name="Preformatted_20_Text">In&gt; f1(Sin(a))</text:p>
            <text:p text:style-name="P3">Out&gt; 2*Sin(a)</text:p>
          </table:table-cell>
        </table:table-row>
      </table:table>
      <text:p text:style-name="Text_20_body">yields the expected result. However, if we pass as an argument an expression containing the variable <text:span text:style-name="Teletype"><text:span text:style-name="T1">x</text:span></text:span>, things go wrong: </text:p>
      <table:table table:name="Table5" table:style-name="Table5">
        <table:table-column table:style-name="Table5.A"/>
        <table:table-row>
          <table:table-cell table:style-name="Table5.A1" office:value-type="string">
            <text:p text:style-name="Preformatted_20_Text">In&gt; f1(Sin(x))</text:p>
            <text:p text:style-name="P3">Out&gt; 2*Sin(Sin(x))</text:p>
          </table:table-cell>
        </table:table-row>
      </table:table>
      <text:p text:style-name="Text_20_body">This happens because within the function, <text:span text:style-name="Teletype"><text:span text:style-name="T1">x</text:span></text:span> is bound to <text:span text:style-name="Teletype"><text:span text:style-name="T1">Sin(x)</text:span></text:span>, and since it is passed as an argument to <text:span text:style-name="Teletype"><text:span text:style-name="T1">Apply</text:span></text:span> it will be re-evaluated, resulting in <text:span text:style-name="Teletype"><text:span text:style-name="T1">Sin(Sin(x))</text:span></text:span>. <text:span text:style-name="Teletype"><text:span text:style-name="T1">TemplateFunction</text:span></text:span> solves this by making sure the arguments can not collide like this (by using <text:span text:style-name="Teletype"><text:span text:style-name="T1">LocalSymbols</text:span></text:span>: </text:p>
      <table:table table:name="Table6" table:style-name="Table6">
        <table:table-column table:style-name="Table6.A"/>
        <table:table-row>
          <table:table-cell table:style-name="Table6.A1" office:value-type="string">
            <text:p text:style-name="Preformatted_20_Text">In&gt; TemplateFunction("f2",{x}) Apply("+",{x,x});</text:p>
            <text:p text:style-name="Preformatted_20_Text">Out&gt; True</text:p>
            <text:p text:style-name="Preformatted_20_Text"><text:soft-page-break/>In&gt; f2(Sin(a))</text:p>
            <text:p text:style-name="Preformatted_20_Text">Out&gt; 2*Sin(a)</text:p>
            <text:p text:style-name="Preformatted_20_Text">In&gt; f2(Sin(x))</text:p>
            <text:p text:style-name="P3">Out&gt; 2*Sin(x)</text:p>
          </table:table-cell>
        </table:table-row>
      </table:table>
      <text:p text:style-name="Text_20_body">In general one has to be careful when functions like <text:span text:style-name="Teletype"><text:span text:style-name="T1">Apply</text:span></text:span>, <text:span text:style-name="Teletype"><text:span text:style-name="T1">Map</text:span></text:span> or <text:span text:style-name="Teletype"><text:span text:style-name="T1">Eval</text:span></text:span> (or derivatives) are used. </text:p>
      <text:p text:style-name="Horizontal_20_Line"><text:bookmark text:name="c1s5"/></text:p>
      <text:h text:style-name="Heading_20_2" text:outline-level="2">Rules </text:h>
      <text:p text:style-name="Text_20_body"><text:span text:style-name="T3">Rules</text:span> are special properties of functions that are applied when the function object is being evaluated. A function object could have just one rule bound to it; this is similar to a "subroutine" having a "function body" in usual procedural languages. However, MathPiper function objects can also have several rules bound to them. This is analogous of having several alternative "function bodies" that are executed under different circumstances. This design is more suitable for symbolic manipulations. </text:p>
      <text:p text:style-name="Text_20_body">A function is identified by its name as returned by <text:span text:style-name="Teletype"><text:span text:style-name="T1">Type</text:span></text:span> and the number of arguments, or "arity". The same name can be used with different arities to define different functions: <text:span text:style-name="Teletype"><text:span text:style-name="T1">f(x)</text:span></text:span> is said to "have arity 1" and <text:span text:style-name="Teletype"><text:span text:style-name="T1">f(x,y)</text:span></text:span> has arity 2. Each of these functions may possess its own set of specific rules, which we shall call a "rule database" of a function. </text:p>
      <text:p text:style-name="Text_20_body">Each function should be first declared with the built-in command <text:span text:style-name="Teletype"><text:span text:style-name="T1">RuleBase</text:span></text:span> as follows: </text:p>
      <table:table table:name="Table7" table:style-name="Table7">
        <table:table-column table:style-name="Table7.A"/>
        <table:table-row>
          <table:table-cell table:style-name="Table7.A1" office:value-type="string">
            <text:p text:style-name="P3">RuleBase("FunctionName",{argument list});</text:p>
          </table:table-cell>
        </table:table-row>
      </table:table>
      <text:p text:style-name="Text_20_body">So, a new (and empty) rule database for <text:span text:style-name="Teletype"><text:span text:style-name="T1">f(x,y)</text:span></text:span> could be created by typing <text:span text:style-name="Teletype"><text:span text:style-name="T1">RuleBase("f",{x,y})</text:span></text:span>. The names for the arguments "x" and "y" here are arbitrary, but they will be globally stored and must be later used in descriptions of particular rules for the function <text:span text:style-name="Teletype"><text:span text:style-name="T1">f</text:span></text:span>. After the new rulebase declaration, the evaluation engine of MathPiper will begin to really recognize <text:span text:style-name="Teletype"><text:span text:style-name="T1">f</text:span></text:span> as a function, even though no function body or equivalently no rules have been defined for it yet. </text:p>
      <text:p text:style-name="Text_20_body">The shorthand operator <text:span text:style-name="Teletype"><text:span text:style-name="T1">:=</text:span></text:span> for creating user functions that we illustrated in the tutorial is actually defined in the scripts and it makes the requisite call to the <text:span text:style-name="Teletype"><text:span text:style-name="T1">RuleBase()</text:span></text:span> function. After a <text:span text:style-name="Teletype"><text:span text:style-name="T1">RuleBase()</text:span></text:span> call you can specify parsing properties for the function; for example, you could make it an infix or bodied operator. </text:p>
      <text:p text:style-name="Text_20_body">Now we can add some rules to the rule database for a function. A rule simply states that if a specific function object with a specific arity is encountered in an expression and if a certain predicate is true, then MathPiper should replace this function with some other expression. To tell MathPiper about a new rule you can use the built-in <text:span text:style-name="Teletype"><text:span text:style-name="T1">Rule</text:span></text:span> command. This command is what does the real work for the somewhat more aesthetically pleasing <text:span text:style-name="Teletype"><text:span text:style-name="T1">... # ... &lt;-- ...</text:span></text:span> construct we have seen in the tutorial. You do not have to call <text:span text:style-name="Teletype"><text:span text:style-name="T1">RuleBase()</text:span></text:span> explicitly if you use that construct. </text:p>
      <text:p text:style-name="Text_20_body">Here is the general syntax for a <text:span text:style-name="Teletype"><text:span text:style-name="T1">Rule()</text:span></text:span> call: </text:p>
      <table:table table:name="Table8" table:style-name="Table8">
        <table:table-column table:style-name="Table8.A"/>
        <table:table-row>
          <table:table-cell table:style-name="Table8.A1" office:value-type="string">
            <text:p text:style-name="P3">Rule("foo", arity, precedence, pred) body;</text:p>
          </table:table-cell>
        </table:table-row>
      </table:table>
      <text:p text:style-name="Text_20_body">This specifies that for function <text:span text:style-name="Teletype"><text:span text:style-name="T1">foo</text:span></text:span> with given <text:span text:style-name="Teletype"><text:span text:style-name="T1">arity</text:span></text:span> (<text:span text:style-name="Teletype"><text:span text:style-name="T1">foo(a,b)</text:span></text:span> has arity 2), there is a rule that if <text:span text:style-name="Teletype"><text:span text:style-name="T1">pred</text:span></text:span> is true, then <text:span text:style-name="Teletype"><text:span text:style-name="T1">body</text:span></text:span> should be evaluated, and the original expression replaced by the result. Predicate and body can use the symbolic names of arguments <text:soft-page-break/>that were declared in the <text:span text:style-name="Teletype"><text:span text:style-name="T1">RuleBase</text:span></text:span> call. </text:p>
      <text:p text:style-name="Text_20_body">All rules for a given function can be erased with a call to <text:span text:style-name="Teletype"><text:span text:style-name="T1">Retract(funcname, arity)</text:span></text:span>. This is useful, for instance, when too many rules have been entered in the interactive mode. This call undefines the function and also invalidates the <text:span text:style-name="Teletype"><text:span text:style-name="T1">RuleBase</text:span></text:span> declaration. </text:p>
      <text:p text:style-name="Text_20_body">You can specify that function arguments are not evaluated before they are bound to the parameter: <text:span text:style-name="Teletype"><text:span text:style-name="T1">HoldArg("foo",a)</text:span></text:span> would then declare that the a arguments in both <text:span text:style-name="Teletype"><text:span text:style-name="T1">foo(a)</text:span></text:span> and <text:span text:style-name="Teletype"><text:span text:style-name="T1">foo(a,b)</text:span></text:span> should not be evaluated before bound to <text:span text:style-name="Teletype"><text:span text:style-name="T1">a</text:span></text:span>. Here the argument name <text:span text:style-name="Teletype"><text:span text:style-name="T1">a</text:span></text:span> should be the same as that used in the <text:span text:style-name="Teletype"><text:span text:style-name="T1">RuleBase()</text:span></text:span> call when declaring these functions. Inhibiting evaluation of certain arguments is useful for procedures performing actions based partly on a variable in the expression, such as integration, differentiation, looping, etc., and will be typically used for functions that are algorithmic and procedural by nature. </text:p>
      <text:p text:style-name="Text_20_body">Rule-based programming normally makes heavy use of recursion and it is important to control the order in which replacement rules are to be applied. For this purpose, each rule is given a <text:span text:style-name="T3">precedence</text:span>. Precedences go from low to high, so all rules with precedence 0 will be tried before any rule with precedence 1. </text:p>
      <text:p text:style-name="Text_20_body">You can assign several rules to one and the same function, as long as some of the predicates differ. If none of the predicates are true, the function is returned with its arguments evaluated. </text:p>
      <text:p text:style-name="Text_20_body">This scheme is slightly slower for ordinary functions that just have one rule (with the predicate <text:span text:style-name="Teletype"><text:span text:style-name="T1">True</text:span></text:span>), but it is a desired behavior for symbolic manipulation. You can gradually build up your own functions, incrementally testing their properties. </text:p>
      <text:p text:style-name="Horizontal_20_Line"><text:bookmark text:name="c1s6"/></text:p>
      <text:h text:style-name="Heading_20_2" text:outline-level="2">Examples of using rules </text:h>
      <text:p text:style-name="Text_20_body">As a simple illustration, here are the actual <text:span text:style-name="Teletype"><text:span text:style-name="T1">RuleBase()</text:span></text:span> and <text:span text:style-name="Teletype"><text:span text:style-name="T1">Rule()</text:span></text:span> calls needed to define the factorial function: </text:p>
      <table:table table:name="Table9" table:style-name="Table9">
        <table:table-column table:style-name="Table9.A"/>
        <table:table-row>
          <table:table-cell table:style-name="Table9.A1" office:value-type="string">
            <text:p text:style-name="Preformatted_20_Text">In&gt; RuleBase("f",{n});</text:p>
            <text:p text:style-name="Preformatted_20_Text">Out&gt; True;</text:p>
            <text:p text:style-name="Preformatted_20_Text">In&gt; Rule("f", 1, 10, n=0) 1;</text:p>
            <text:p text:style-name="Preformatted_20_Text">Out&gt; True;</text:p>
            <text:p text:style-name="Preformatted_20_Text">In&gt; Rule("f", 1, 20, IsInteger(n) \</text:p>
            <text:p text:style-name="Preformatted_20_Text"><text:s text:c="2"/>And n&gt;0) n*f(n-1);</text:p>
            <text:p text:style-name="P3">Out&gt; True;</text:p>
          </table:table-cell>
        </table:table-row>
      </table:table>
      <text:p text:style-name="Text_20_body">This definition is entirely equivalent to the one in the tutorial. <text:span text:style-name="Teletype"><text:span text:style-name="T1">f(4)</text:span></text:span> should now return 24, while <text:span text:style-name="Teletype"><text:span text:style-name="T1">f(a)</text:span></text:span> should return just <text:span text:style-name="Teletype"><text:span text:style-name="T1">f(a)</text:span></text:span> if <text:span text:style-name="Teletype"><text:span text:style-name="T1">a</text:span></text:span> is not bound to any value. </text:p>
      <text:p text:style-name="Text_20_body">The <text:span text:style-name="Teletype"><text:span text:style-name="T1">Rule</text:span></text:span> commands in this example specified two rules for function <text:span text:style-name="Teletype"><text:span text:style-name="T1">f</text:span></text:span> with arity 1: one rule with precedence 10 and predicate <text:span text:style-name="Teletype"><text:span text:style-name="T1">n=0</text:span></text:span>, and another with precedence 20 and the predicate that returns <text:span text:style-name="Teletype"><text:span text:style-name="T1">True</text:span></text:span> only if <text:span text:style-name="Teletype"><text:span text:style-name="T1">n</text:span></text:span> is a positive integer. Rules with lowest precedence get evaluated first, so the rule with precedence 10 will be tried before the rule with precedence 20. Note that the predicates and the body use the name "n" declared by the <text:span text:style-name="Teletype"><text:span text:style-name="T1">RuleBase()</text:span></text:span> call. </text:p>
      <text:p text:style-name="Text_20_body">After declaring <text:span text:style-name="Teletype"><text:span text:style-name="T1">RuleBase()</text:span></text:span> for a function, you could tell the parser to treat this function as a postfix operator: </text:p>
      <table:table table:name="Table10" table:style-name="Table10">
        <table:table-column table:style-name="Table10.A"/>
        <table:table-row>
          <table:table-cell table:style-name="Table10.A1" office:value-type="string">
            <text:p text:style-name="Preformatted_20_Text">In&gt; Postfix("f");</text:p>
            <text:p text:style-name="Preformatted_20_Text">Out&gt; True;</text:p>
            <text:p text:style-name="Preformatted_20_Text"><text:soft-page-break/>In&gt; 4 f;</text:p>
            <text:p text:style-name="P3">Out&gt; 24;</text:p>
          </table:table-cell>
        </table:table-row>
      </table:table>
      <text:p text:style-name="Text_20_body">There is already a function <text:span text:style-name="Teletype"><text:span text:style-name="T1">Function</text:span></text:span> defined in the standard scripts that allows you to construct simple functions. An example would be </text:p>
      <table:table table:name="Table11" table:style-name="Table11">
        <table:table-column table:style-name="Table11.A"/>
        <table:table-row>
          <table:table-cell table:style-name="Table11.A1" office:value-type="string">
            <text:p text:style-name="P3">Function ("FirstOf", {list}) <text:s/>list[1] ;</text:p>
          </table:table-cell>
        </table:table-row>
      </table:table>
      <text:p text:style-name="Text_20_body">which simply returns the first element of a list. This could also have been written as </text:p>
      <table:table table:name="Table12" table:style-name="Table12">
        <table:table-column table:style-name="Table12.A"/>
        <table:table-row>
          <table:table-cell table:style-name="Table12.A1" office:value-type="string">
            <text:p text:style-name="Preformatted_20_Text">Function("FirstOf", {list})</text:p>
            <text:p text:style-name="Preformatted_20_Text">[</text:p>
            <text:p text:style-name="Preformatted_20_Text"><text:s text:c="2"/>list[1] ;</text:p>
            <text:p text:style-name="P3">];</text:p>
          </table:table-cell>
        </table:table-row>
      </table:table>
      <text:p text:style-name="Text_20_body">As mentioned before, the brackets <text:span text:style-name="Teletype"><text:span text:style-name="T1">[ ]</text:span></text:span> are also used to combine multiple operations to be performed one after the other. The result of the last performed action is returned. </text:p>
      <text:p text:style-name="Text_20_body">Finally, the function <text:span text:style-name="Teletype"><text:span text:style-name="T1">FirstOf</text:span></text:span> could also have been defined by typing </text:p>
      <table:table table:name="Table13" table:style-name="Table13">
        <table:table-column table:style-name="Table13.A"/>
        <table:table-row>
          <table:table-cell table:style-name="Table13.A1" office:value-type="string">
            <text:p text:style-name="P3">FirstOf(list):=list[1] ;</text:p>
          </table:table-cell>
        </table:table-row>
      </table:table>
      <text:p text:style-name="Horizontal_20_Line"><text:bookmark text:name="c1s7"/></text:p>
      <text:h text:style-name="Heading_20_2" text:outline-level="2">Structured programming and control flow </text:h>
      <text:p text:style-name="Text_20_body">Some functions useful for control flow are already defined in MathPiper's standard library. Let's look at a possible definition of a looping function <text:span text:style-name="Teletype"><text:span text:style-name="T1">ForEach</text:span></text:span>. We shall here consider a somewhat simple-minded definition, while the actual <text:span text:style-name="Teletype"><text:span text:style-name="T1">ForEach</text:span></text:span> as defined in the standard script "controlflow" is a little more sophisticated. </text:p>
      <table:table table:name="Table14" table:style-name="Table14">
        <table:table-column table:style-name="Table14.A"/>
        <table:table-row>
          <table:table-cell table:style-name="Table14.A1" office:value-type="string">
            <text:p text:style-name="Preformatted_20_Text">Function("ForEach",{foreachitem,</text:p>
            <text:p text:style-name="Preformatted_20_Text"><text:s text:c="2"/>foreachlist,foreachbody})</text:p>
            <text:p text:style-name="Preformatted_20_Text">[</text:p>
            <text:p text:style-name="Preformatted_20_Text"><text:s text:c="3"/>Local(foreachi,foreachlen);</text:p>
            <text:p text:style-name="Preformatted_20_Text"><text:s text:c="3"/>foreachlen:=Length(foreachlist);</text:p>
            <text:p text:style-name="Preformatted_20_Text"><text:s text:c="3"/>foreachi:=0;</text:p>
            <text:p text:style-name="Preformatted_20_Text"><text:s text:c="3"/>While (foreachi &lt; foreachlen)</text:p>
            <text:p text:style-name="Preformatted_20_Text"><text:s text:c="3"/>[</text:p>
            <text:p text:style-name="Preformatted_20_Text"><text:s text:c="5"/>foreachi++;</text:p>
            <text:p text:style-name="Preformatted_20_Text"><text:s text:c="5"/>MacroLocal(foreachitem);</text:p>
            <text:p text:style-name="Preformatted_20_Text"><text:s text:c="5"/>MacroSet(foreachitem,</text:p>
            <text:p text:style-name="Preformatted_20_Text"><text:s text:c="11"/>foreachlist[foreachi]);</text:p>
            <text:p text:style-name="Preformatted_20_Text"><text:s text:c="5"/>Eval(foreachbody);</text:p>
            <text:p text:style-name="Preformatted_20_Text"><text:s text:c="3"/>];</text:p>
            <text:p text:style-name="Preformatted_20_Text">];</text:p>
            <text:p text:style-name="Preformatted_20_Text"/>
            <text:p text:style-name="Preformatted_20_Text">Bodied("ForEach");</text:p>
            <text:p text:style-name="Preformatted_20_Text">UnFence("ForEach",3);</text:p>
            <text:p text:style-name="Preformatted_20_Text">HoldArg("ForEach",foreachitem);</text:p>
            <text:p text:style-name="P3">HoldArg("ForEach",foreachbody);</text:p>
          </table:table-cell>
        </table:table-row>
      </table:table>
      <text:p text:style-name="Text_20_body">Functions like this should probably be defined in a separate file. You can load such a file with the command <text:span text:style-name="Teletype"><text:span text:style-name="T1">Load("file")</text:span></text:span>. This is an example of a macro-like function. Let's first look at the last few lines. There is a <text:span text:style-name="Teletype"><text:span text:style-name="T1">Bodied(...)</text:span></text:span> call, which states that the syntax for the function <text:span text:style-name="Teletype"><text:span text:style-name="T1">ForEach()</text:span></text:span> is <text:span text:style-name="Teletype"><text:span text:style-name="T1">ForEach(item,{list}) body;</text:span></text:span> -- that is, the last <text:soft-page-break/>argument to the command <text:span text:style-name="Teletype"><text:span text:style-name="T1">ForEach</text:span></text:span> should be outside its brackets. <text:span text:style-name="Teletype"><text:span text:style-name="T1">UnFence(...)</text:span></text:span> states that this function can use the local variables of the calling function. This is necessary, since the body to be evaluated for each item will probably use some local variables from that surrounding. </text:p>
      <text:p text:style-name="Text_20_body">Finally, <text:span text:style-name="Teletype"><text:span text:style-name="T1">HoldArg("function",argument)</text:span></text:span> specifies that the argument "<text:span text:style-name="Teletype"><text:span text:style-name="T1">argument</text:span></text:span>" should not be evaluated before being bound to that variable. This holds for <text:span text:style-name="Teletype"><text:span text:style-name="T1">foreachitem</text:span></text:span> and <text:span text:style-name="Teletype"><text:span text:style-name="T1">foreachbody</text:span></text:span>, since <text:span text:style-name="Teletype"><text:span text:style-name="T1">foreachitem</text:span></text:span> specifies a variable to be set to that value, and <text:span text:style-name="Teletype"><text:span text:style-name="T1">foreachbody</text:span></text:span> is the expression that should be evaluated <text:span text:style-name="T3">after</text:span> that variable is set. </text:p>
      <text:p text:style-name="Text_20_body">Inside the body of the function definition there are calls to <text:span text:style-name="Teletype"><text:span text:style-name="T1">Local(...)</text:span></text:span>. <text:span text:style-name="Teletype"><text:span text:style-name="T1">Local()</text:span></text:span> declares some local variable that will only be visible within a block <text:span text:style-name="Teletype"><text:span text:style-name="T1">[ ... ]</text:span></text:span>. The command <text:span text:style-name="Teletype"><text:span text:style-name="T1">MacroLocal()</text:span></text:span> works almost the same. The difference is that it evaluates its arguments before performing the action on it. This is needed in this case, because the variable <text:span text:style-name="Teletype"><text:span text:style-name="T1">foreachitem</text:span></text:span> is bound to a variable to be used as the loop iterator, and it is <text:span text:style-name="T3">the variable it is bound to</text:span> that we want to make local, not <text:span text:style-name="Teletype"><text:span text:style-name="T1">foreachitem</text:span></text:span> itself. <text:span text:style-name="Teletype"><text:span text:style-name="T1">MacroSet()</text:span></text:span> works similarly: it does the same as <text:span text:style-name="Teletype"><text:span text:style-name="T1">Set()</text:span></text:span> except that it also first evaluates the first argument, thus setting the variable requested by the user of this function. The <text:span text:style-name="Teletype"><text:span text:style-name="T1">Macro</text:span></text:span>... functions in the built-in functions generally perform the same action as their non-macro versions, apart from evaluating an argument it would otherwise not evaluate. </text:p>
      <text:p text:style-name="Text_20_body">To see the function in action, you could type: </text:p>
      <table:table table:name="Table15" table:style-name="Table15">
        <table:table-column table:style-name="Table15.A"/>
        <table:table-row>
          <table:table-cell table:style-name="Table15.A1" office:value-type="string">
            <text:p text:style-name="P3">ForEach(i,{1,2,3}) [Write(i); NewLine();];</text:p>
          </table:table-cell>
        </table:table-row>
      </table:table>
      <text:p text:style-name="Text_20_body">This should print 1, 2 and 3, each on a new line. </text:p>
      <text:p text:style-name="Text_20_body">Note: the variable names "foreach..." have been chosen so they won't get confused with normal variables you use. This is a major design flaw in this language. Suppose there was a local variable <text:span text:style-name="Teletype"><text:span text:style-name="T1">foreachitem</text:span></text:span>, defined in the calling function, and used in <text:span text:style-name="Teletype"><text:span text:style-name="T1">foreachbody</text:span></text:span>. These two would collide, and the interpreter would use only the last defined version. In general, when writing a function that calls <text:span text:style-name="Teletype"><text:span text:style-name="T1">Eval()</text:span></text:span>, it is a good idea to use variable names that can not collide with user's variables. This is generally the single largest cause of bugs when writing programs in MathPiper. This issue should be addressed in the future. </text:p>
      <text:p text:style-name="Horizontal_20_Line"><text:bookmark text:name="c1s8"/></text:p>
      <text:h text:style-name="Heading_20_2" text:outline-level="2">Additional syntactic sugar </text:h>
      <text:p text:style-name="Text_20_body">The parser is extended slightly to allow for fancier constructs. </text:p>
      <text:list xml:id="list851218639" text:style-name="L17">
        <text:list-item>
          <text:p text:style-name="P99">Lists, e.g. <text:span text:style-name="Teletype"><text:span text:style-name="T1">{a,b}</text:span></text:span>. This then is parsed into the internal notation <text:span text:style-name="Teletype"><text:span text:style-name="T1">(List a b)</text:span></text:span> , but will be printed again as <text:span text:style-name="Teletype"><text:span text:style-name="T1">{a,b};</text:span></text:span> </text:p>
        </text:list-item>
        <text:list-item>
          <text:p text:style-name="P99">Statement blocks such as <text:span text:style-name="Teletype"><text:span text:style-name="T1">[</text:span></text:span> statement1 <text:span text:style-name="Teletype"><text:span text:style-name="T1">;</text:span></text:span> statement2<text:span text:style-name="Teletype"><text:span text:style-name="T1">;];</text:span></text:span>. This is parsed into a Lisp object <text:span text:style-name="Teletype"><text:span text:style-name="T1">(Prog</text:span></text:span> <text:span text:style-name="Teletype"><text:span text:style-name="T1">(</text:span></text:span>statement1 <text:span text:style-name="Teletype"><text:span text:style-name="T1">)</text:span></text:span> <text:span text:style-name="Teletype"><text:span text:style-name="T1">(</text:span></text:span>statement2 <text:span text:style-name="Teletype"><text:span text:style-name="T1">))</text:span></text:span>, and printed out again in the proper form. </text:p>
        </text:list-item>
        <text:list-item>
          <text:p text:style-name="P29">Object argument accessors in the form of <text:span text:style-name="Teletype"><text:span text:style-name="T1">expr[ index ]</text:span></text:span>. These are mapped internally to <text:span text:style-name="Teletype"><text:span text:style-name="T1">Nth(expr,index)</text:span></text:span>. The value of <text:span text:style-name="Teletype"><text:span text:style-name="T1">index</text:span></text:span>=0 returns the operator of the object, <text:span text:style-name="Teletype"><text:span text:style-name="T1">index</text:span></text:span>=1 the first argument, etc. So, if <text:span text:style-name="Teletype"><text:span text:style-name="T1">expr</text:span></text:span> is <text:span text:style-name="Teletype"><text:span text:style-name="T1">foo(bar)</text:span></text:span>, then <text:span text:style-name="Teletype"><text:span text:style-name="T1">expr[0]</text:span></text:span> returns <text:span text:style-name="Teletype"><text:span text:style-name="T1">foo</text:span></text:span>, and <text:span text:style-name="Teletype"><text:span text:style-name="T1">expr[1]</text:span></text:span> returns <text:span text:style-name="Teletype"><text:span text:style-name="T1">bar</text:span></text:span>. Since lists of the form <text:span text:style-name="Teletype"><text:span text:style-name="T1">{...}</text:span></text:span> are essentially the same as <text:span text:style-name="Teletype"><text:span text:style-name="T1">List(...)</text:span></text:span>, the same accessors can be used on lists. </text:p>
        </text:list-item>
      </text:list>
      <text:list xml:id="list1654161134" text:style-name="L18">
        <text:list-item>
          <text:p text:style-name="P100">Function blocks such as </text:p>
        </text:list-item>
      </text:list>
      <table:table table:name="Table16" table:style-name="Table16">
        <table:table-column table:style-name="Table16.A"/>
        <text:soft-page-break/>
        <table:table-row>
          <table:table-cell table:style-name="Table16.A1" office:value-type="string">
            <text:p text:style-name="Preformatted_20_Text">While (i &lt; 10)</text:p>
            <text:p text:style-name="Preformatted_20_Text"><text:s text:c="2"/>[</text:p>
            <text:p text:style-name="Preformatted_20_Text"><text:s text:c="8"/>Write(i);</text:p>
            <text:p text:style-name="Preformatted_20_Text"><text:s text:c="8"/>i:=i+1;</text:p>
            <text:p text:style-name="P3"><text:s text:c="2"/>];</text:p>
          </table:table-cell>
        </table:table-row>
      </table:table>
      <text:list xml:id="list1530467917" text:continue-numbering="true" text:style-name="L18">
        <text:list-header>
          <text:p text:style-name="P30">The expression directly following the <text:span text:style-name="Teletype"><text:span text:style-name="T1">While(...)</text:span></text:span> block is added as a last argument to the <text:span text:style-name="Teletype"><text:span text:style-name="T1">While(...)</text:span></text:span> call. So <text:span text:style-name="Teletype"><text:span text:style-name="T1">While(a)b;</text:span></text:span> is parsed to the internal form <text:span text:style-name="Teletype"><text:span text:style-name="T1">(While a b).</text:span></text:span> </text:p>
        </text:list-header>
      </text:list>
      <text:p text:style-name="Text_20_body">This scheme allows coding the algorithms in an almost C-like syntax. </text:p>
      <text:p text:style-name="Text_20_body">Strings are generally represented with quotes around them, e.g. "this is a string". Backslash <text:span text:style-name="Teletype"><text:span text:style-name="T1">\</text:span></text:span> in a string will unconditionally add the next character to the string, so a quote can be added with <text:span text:style-name="Teletype"><text:span text:style-name="T1">\"</text:span></text:span> (a backslash-quote sequence). </text:p>
      <text:p text:style-name="Horizontal_20_Line"><text:bookmark text:name="c1s9"/></text:p>
      <text:h text:style-name="Heading_20_2" text:outline-level="2">Using "Macro rules" (e.g. <text:span text:style-name="Teletype"><text:span text:style-name="T1">NFunction</text:span></text:span>) </text:h>
      <text:p text:style-name="Text_20_body">The MathPiper language allows to have rules whose definitions are generated at runtime. In other words, it is possible to write rules (or "functions") that, as a side-effect, will define other rules, and those other rules will depend on some parts of the expression the original function was applied to. </text:p>
      <text:p text:style-name="Text_20_body">This is accomplished using functions <text:span text:style-name="Teletype"><text:span text:style-name="T1">MacroRuleBase</text:span></text:span>, <text:span text:style-name="Teletype"><text:span text:style-name="T1">MacroRule</text:span></text:span>, <text:span text:style-name="Teletype"><text:span text:style-name="T1">MacroRulePattern</text:span></text:span>. These functions evaluate their arguments (including the rule name, predicate and body) and define the rule that results from this evaluation. </text:p>
      <text:p text:style-name="P8">Normal, "non-Macro" calls such as <text:span text:style-name="Teletype"><text:span text:style-name="T1">Rule()</text:span></text:span> will not evaluate their arguments and this is a desired feature. For example, suppose we defined a new predicate like this, </text:p>
      <table:table table:name="Table17" table:style-name="Table17">
        <table:table-column table:style-name="Table17.A"/>
        <table:table-row>
          <table:table-cell table:style-name="Table17.A1" office:value-type="string">
            <text:p text:style-name="Preformatted_20_Text">RuleBase("IsIntegerOrString, {x});</text:p>
            <text:p text:style-name="Preformatted_20_Text">Rule("IsIntegerOrString", 1, 1, True)</text:p>
            <text:p text:style-name="P3"><text:s text:c="8"/>IsInteger(x) And IsString(x);</text:p>
          </table:table-cell>
        </table:table-row>
      </table:table>
      <text:p text:style-name="Text_20_body">If the <text:span text:style-name="Teletype"><text:span text:style-name="T1">Rule()</text:span></text:span> call were to evaluate its arguments, then the "body" argument, <text:span text:style-name="Teletype"><text:span text:style-name="T1">IsInteger(x) And IsString(x)</text:span></text:span>, would be evaluated to <text:span text:style-name="Teletype"><text:span text:style-name="T1">False</text:span></text:span> since <text:span text:style-name="Teletype"><text:span text:style-name="T1">x</text:span></text:span> is an atom, so we would have defined the predicate to be always <text:span text:style-name="Teletype"><text:span text:style-name="T1">False</text:span></text:span>, which is not at all what we meant to do. For this reason, the <text:span text:style-name="Teletype"><text:span text:style-name="T1">Rule</text:span></text:span> calls do not evaluate their arguments. </text:p>
      <text:p text:style-name="P8">Consider however the following situation. Suppose we have a function <text:span text:style-name="Teletype"><text:span text:style-name="T1">f(arglist)</text:span></text:span> where <text:span text:style-name="Teletype"><text:span text:style-name="T1">arglist</text:span></text:span> is its list of arguments, and suppose we want to define a function <text:span text:style-name="Teletype"><text:span text:style-name="T1">Nf(arglist)</text:span></text:span> with the same arguments which will evaluate <text:span text:style-name="Teletype"><text:span text:style-name="T1">f(arglist)</text:span></text:span> and return only when all arguments from <text:span text:style-name="Teletype"><text:span text:style-name="T1">arglist</text:span></text:span> are numbers, and return unevaluated <text:span text:style-name="Teletype"><text:span text:style-name="T1">Nf(arglist)</text:span></text:span> otherwise. This can of course be done by a usual rule such as </text:p>
      <table:table table:name="Table18" table:style-name="Table18">
        <table:table-column table:style-name="Table18.A"/>
        <table:table-row>
          <table:table-cell table:style-name="Table18.A1" office:value-type="string">
            <text:p text:style-name="Preformatted_20_Text">Rule("Nf", 3, 0, IsNumericList({x,y,z}))</text:p>
            <text:p text:style-name="P3"><text:s text:c="2"/>&lt;-- "f" @ {x,y,z};</text:p>
          </table:table-cell>
        </table:table-row>
      </table:table>
      <text:p text:style-name="Text_20_body">Here <text:span text:style-name="Teletype"><text:span text:style-name="T1">IsNumericList</text:span></text:span> is a predicate that checks whether all elements of a given list are numbers. (We deliberately used a <text:span text:style-name="Teletype"><text:span text:style-name="T1">Rule</text:span></text:span> call instead of an easier-to-read <text:span text:style-name="Teletype"><text:span text:style-name="T1">&lt;--</text:span></text:span> operator to make it easier to compare with what follows.) </text:p>
      <text:p text:style-name="P8">However, this will have to be done for every function <text:span text:style-name="Teletype"><text:span text:style-name="T1">f</text:span></text:span> separately. We would like to define a procedure that will define <text:span text:style-name="Teletype"><text:span text:style-name="T1">Nf</text:span></text:span>, given <text:span text:style-name="T3">any</text:span> function <text:span text:style-name="Teletype"><text:span text:style-name="T1">f</text:span></text:span>. We would like to use it like this: </text:p>
      <table:table table:name="Table19" table:style-name="Table19">
        <table:table-column table:style-name="Table19.A"/>
        <text:soft-page-break/>
        <table:table-row>
          <table:table-cell table:style-name="Table19.A1" office:value-type="string">
            <text:p text:style-name="P3">NFunction("Nf", "f", {x,y,z});</text:p>
          </table:table-cell>
        </table:table-row>
      </table:table>
      <text:p text:style-name="Text_20_body">After this function call we expect to be able to use the function <text:span text:style-name="Teletype"><text:span text:style-name="T1">Nf</text:span></text:span>. </text:p>
      <text:p text:style-name="Text_20_body">Here is how we could naively try to implement <text:span text:style-name="Teletype"><text:span text:style-name="T1">NFunction</text:span></text:span> (and fail): </text:p>
      <table:table table:name="Table20" table:style-name="Table20">
        <table:table-column table:style-name="Table20.A"/>
        <table:table-row>
          <table:table-cell table:style-name="Table20.A1" office:value-type="string">
            <text:p text:style-name="Preformatted_20_Text">NFunction(new'name, old'name, arg'list) := [</text:p>
            <text:p text:style-name="Preformatted_20_Text"><text:s text:c="2"/>MacroRuleBase(new'name, arg'list);</text:p>
            <text:p text:style-name="Preformatted_20_Text"><text:s text:c="2"/>MacroRule(new'name, Length(arg'list), 0,</text:p>
            <text:p text:style-name="Preformatted_20_Text"><text:s text:c="4"/>IsNumericList(arg'list)</text:p>
            <text:p text:style-name="Preformatted_20_Text"><text:s text:c="4"/>)</text:p>
            <text:p text:style-name="Preformatted_20_Text"><text:s text:c="2"/>new'name @ arg'list;</text:p>
            <text:p text:style-name="P3">];</text:p>
          </table:table-cell>
        </table:table-row>
      </table:table>
      <text:p text:style-name="Text_20_body">Now, this just does not do anything remotely right. <text:span text:style-name="Teletype"><text:span text:style-name="T1">MacroRule</text:span></text:span> evaluates its arguments. Since <text:span text:style-name="Teletype"><text:span text:style-name="T1">arg'list</text:span></text:span> is an atom and not a list of numbers at the time we are defining this, <text:span text:style-name="Teletype"><text:span text:style-name="T1">IsNumericList(arg'list)</text:span></text:span> will evaluate to <text:span text:style-name="Teletype"><text:span text:style-name="T1">False</text:span></text:span> and the new rule will be defined with a predicate that is always <text:span text:style-name="Teletype"><text:span text:style-name="T1">False</text:span></text:span>, i.e. it will be never applied. </text:p>
      <text:p text:style-name="Text_20_body">The right way to figure this out is to realize that the <text:span text:style-name="Teletype"><text:span text:style-name="T1">MacroRule</text:span></text:span> call evaluates all its arguments and passes the results to a <text:span text:style-name="Teletype"><text:span text:style-name="T1">Rule</text:span></text:span> call. So we need to see exactly what <text:span text:style-name="Teletype"><text:span text:style-name="T1">Rule()</text:span></text:span> call we need to produce and then we need to prepare the arguments of <text:span text:style-name="Teletype"><text:span text:style-name="T1">MacroRule</text:span></text:span> so that they evaluate to the right values. The <text:span text:style-name="Teletype"><text:span text:style-name="T1">Rule()</text:span></text:span> call we need is something like this: </text:p>
      <table:table table:name="Table21" table:style-name="Table21">
        <table:table-column table:style-name="Table21.A"/>
        <table:table-row>
          <table:table-cell table:style-name="Table21.A1" office:value-type="string">
            <text:p text:style-name="Preformatted_20_Text">Rule("actual new name", &lt;actual # of args&gt;, 0,</text:p>
            <text:p text:style-name="Preformatted_20_Text"><text:s text:c="2"/>IsNumericList({actual arg list})</text:p>
            <text:p text:style-name="P3">) <text:s/>"actual new name" @ {actual arg list};</text:p>
          </table:table-cell>
        </table:table-row>
      </table:table>
      <text:p text:style-name="P8">Note that we need to produce expressions such as <text:span text:style-name="Teletype"><text:span text:style-name="T1">"new name" @ arg'list</text:span></text:span> and not <text:span text:style-name="T3">results</text:span> of evaluation of these expressions. We can produce these expressions by using <text:span text:style-name="Teletype"><text:span text:style-name="T1">UnList()</text:span></text:span>, e.g. </text:p>
      <table:table table:name="Table22" table:style-name="Table22">
        <table:table-column table:style-name="Table22.A"/>
        <table:table-row>
          <table:table-cell table:style-name="Table22.A1" office:value-type="string">
            <text:p text:style-name="P3">UnList({Atom("@"), "Sin", {x}})</text:p>
          </table:table-cell>
        </table:table-row>
      </table:table>
      <text:p text:style-name="P8">produces </text:p>
      <table:table table:name="Table23" table:style-name="Table23">
        <table:table-column table:style-name="Table23.A"/>
        <table:table-row>
          <table:table-cell table:style-name="Table23.A1" office:value-type="string">
            <text:p text:style-name="P3">"Sin" @ {x};</text:p>
          </table:table-cell>
        </table:table-row>
      </table:table>
      <text:p text:style-name="P8">but not <text:span text:style-name="Teletype"><text:span text:style-name="T1">Sin(x)</text:span></text:span>, and </text:p>
      <table:table table:name="Table24" table:style-name="Table24">
        <table:table-column table:style-name="Table24.A"/>
        <table:table-row>
          <table:table-cell table:style-name="Table24.A1" office:value-type="string">
            <text:p text:style-name="P3">UnList({IsNumericList, {1,2,x}})</text:p>
          </table:table-cell>
        </table:table-row>
      </table:table>
      <text:p text:style-name="P8">produces the expression </text:p>
      <table:table table:name="Table25" table:style-name="Table25">
        <table:table-column table:style-name="Table25.A"/>
        <table:table-row>
          <table:table-cell table:style-name="Table25.A1" office:value-type="string">
            <text:p text:style-name="P3">IsNumericList({1,2,x});</text:p>
          </table:table-cell>
        </table:table-row>
      </table:table>
      <text:p text:style-name="Text_20_body">which is not further evaluated. </text:p>
      <text:p text:style-name="Text_20_body">Here is a second version of <text:span text:style-name="Teletype"><text:span text:style-name="T1">NFunction()</text:span></text:span> that works: </text:p>
      <table:table table:name="Table26" table:style-name="Table26">
        <table:table-column table:style-name="Table26.A"/>
        <table:table-row>
          <table:table-cell table:style-name="Table26.A1" office:value-type="string">
            <text:p text:style-name="Preformatted_20_Text">NFunction(new'name, old'name, arg'list) := [</text:p>
            <text:p text:style-name="Preformatted_20_Text"><text:s text:c="2"/>MacroRuleBase(new'name, arg'list);</text:p>
            <text:p text:style-name="Preformatted_20_Text"><text:s text:c="2"/>MacroRule(new'name, Length(arg'list), 0,</text:p>
            <text:p text:style-name="Preformatted_20_Text"><text:s text:c="4"/>UnList({IsNumericList, arg'list})</text:p>
            <text:p text:style-name="Preformatted_20_Text"><text:s text:c="2"/>)</text:p>
            <text:p text:style-name="Preformatted_20_Text"><text:s text:c="4"/>UnList({Atom("@"), old'name, arg'list});</text:p>
            <text:p text:style-name="P3">];</text:p>
          </table:table-cell>
        </table:table-row>
      </table:table>
      <text:p text:style-name="Text_20_body">Note that we used <text:span text:style-name="Teletype"><text:span text:style-name="T1">Atom("@")</text:span></text:span> rather than just the bare atom <text:span text:style-name="Teletype"><text:span text:style-name="T1">@</text:span></text:span> because <text:span text:style-name="Teletype"><text:span text:style-name="T1">@</text:span></text:span> is a prefix operator and prefix operator names as bare atoms do not parse (they would be confused with applications of a prefix operator to what follows). </text:p>
      <text:p text:style-name="Text_20_body"><text:soft-page-break/>Finally, there is a more concise (but less general) way of defining <text:span text:style-name="Teletype"><text:span text:style-name="T1">NFunction()</text:span></text:span> for functions with known number of arguments, using the backquoting mechanism. The backquote operation will first substitute variables in an expression, without evaluating anything else, and then will evaluate the resulting expression a second time. The code for functions of just one variable may look like this: </text:p>
      <table:table table:name="Table27" table:style-name="Table27">
        <table:table-column table:style-name="Table27.A"/>
        <table:table-row>
          <table:table-cell table:style-name="Table27.A1" office:value-type="string">
            <text:p text:style-name="Preformatted_20_Text">N1Function(new'name, old'name) :=</text:p>
            <text:p text:style-name="P3"><text:s text:c="8"/>`( @new'name(x_IsNumber) &lt;-- @old'name(x) );</text:p>
          </table:table-cell>
        </table:table-row>
      </table:table>
      <text:p text:style-name="Text_20_body">This executes a little slower than the above version, because the backquote needs to traverse the expression twice, but makes for much more readable code. </text:p>
      <text:p text:style-name="Horizontal_20_Line"><text:bookmark text:name="c1s10"/></text:p>
      <text:h text:style-name="Heading_20_2" text:outline-level="2">Macro expansion </text:h>
      <text:p text:style-name="Text_20_body">MathPiper supports macro expansion (back-quoting). An expression can be back-quoted by putting a <text:span text:style-name="Teletype"><text:span text:style-name="T1">`</text:span></text:span> in front of it. Within the back-quoted expression, all atoms that have a <text:span text:style-name="Teletype"><text:span text:style-name="T1">@</text:span></text:span> in front of them get replaced with the value of that atom (treated as a variable), and then the resulting expression is evaluated: </text:p>
      <table:table table:name="Table28" table:style-name="Table28">
        <table:table-column table:style-name="Table28.A"/>
        <table:table-row>
          <table:table-cell table:style-name="Table28.A1" office:value-type="string">
            <text:p text:style-name="Preformatted_20_Text">In&gt; x:=y</text:p>
            <text:p text:style-name="Preformatted_20_Text">Out&gt; y;</text:p>
            <text:p text:style-name="Preformatted_20_Text">In&gt; `(@x:=2)</text:p>
            <text:p text:style-name="Preformatted_20_Text">Out&gt; 2;</text:p>
            <text:p text:style-name="Preformatted_20_Text">In&gt; x</text:p>
            <text:p text:style-name="Preformatted_20_Text">Out&gt; y;</text:p>
            <text:p text:style-name="Preformatted_20_Text">In&gt; y</text:p>
            <text:p text:style-name="P3">Out&gt; 2;</text:p>
          </table:table-cell>
        </table:table-row>
      </table:table>
      <text:p text:style-name="Text_20_body">This is useful in cases where within an expression one sub-expression is not evaluated. For instance, transformation rules can be built dynamically, before being declared. This is a particularly powerful feature that allows a programmer to write programs that write programs. The idea is borrowed from Lisp. </text:p>
      <text:p text:style-name="Text_20_body">As the above example shows, there are similarities with the <text:span text:style-name="Teletype"><text:span text:style-name="T1">Macro...</text:span></text:span> functions, that serve the same purpose for specific expressions. For example, for the above code, one could also have called <text:span text:style-name="Teletype"><text:span text:style-name="T1">MacroSet</text:span></text:span>: </text:p>
      <table:table table:name="Table29" table:style-name="Table29">
        <table:table-column table:style-name="Table29.A"/>
        <table:table-row>
          <table:table-cell table:style-name="Table29.A1" office:value-type="string">
            <text:p text:style-name="Preformatted_20_Text">In&gt; MacroSet(x,3)</text:p>
            <text:p text:style-name="Preformatted_20_Text">Out&gt; True;</text:p>
            <text:p text:style-name="Preformatted_20_Text">In&gt; x</text:p>
            <text:p text:style-name="Preformatted_20_Text">Out&gt; y;</text:p>
            <text:p text:style-name="Preformatted_20_Text">In&gt; y</text:p>
            <text:p text:style-name="P3">Out&gt; 3;</text:p>
          </table:table-cell>
        </table:table-row>
      </table:table>
      <text:p text:style-name="Text_20_body">The difference is that <text:span text:style-name="Teletype"><text:span text:style-name="T1">MacroSet</text:span></text:span>, and in general the <text:span text:style-name="Teletype"><text:span text:style-name="T1">Macro...</text:span></text:span> functions, are faster than their back-quoted counterparts. This is because with back-quoting, first a new expression is built before it is evaluated. The advantages of back-quoting are readability and flexibility (the number of <text:span text:style-name="Teletype"><text:span text:style-name="T1">Macro...</text:span></text:span> functions is limited, whereas back-quoting can be used anywhere). </text:p>
      <text:p text:style-name="Text_20_body">When an <text:span text:style-name="Teletype"><text:span text:style-name="T1">@</text:span></text:span> operator is placed in front of a function call, the function call is replaced: </text:p>
      <table:table table:name="Table30" table:style-name="Table30">
        <table:table-column table:style-name="Table30.A"/>
        <table:table-row>
          <table:table-cell table:style-name="Table30.A1" office:value-type="string">
            <text:p text:style-name="Preformatted_20_Text">In&gt; plus:=Add</text:p>
            <text:p text:style-name="Preformatted_20_Text">Out&gt; Add;</text:p>
            <text:p text:style-name="Preformatted_20_Text">In&gt; `(@plus(1,2,3))</text:p>
            <text:p text:style-name="P3"><text:soft-page-break/>Out&gt; 6;</text:p>
          </table:table-cell>
        </table:table-row>
      </table:table>
      <text:p text:style-name="Text_20_body">Application of pure functions is also possible (as of version 1.0.53) by using macro expansion: </text:p>
      <table:table table:name="Table31" table:style-name="Table31">
        <table:table-column table:style-name="Table31.A"/>
        <table:table-row>
          <table:table-cell table:style-name="Table31.A1" office:value-type="string">
            <text:p text:style-name="Preformatted_20_Text">In&gt; pure:={{a,b},a+b}; </text:p>
            <text:p text:style-name="Preformatted_20_Text">Out&gt; {{a,b},a+b};</text:p>
            <text:p text:style-name="Preformatted_20_Text">In&gt; ` @pure(2,3); </text:p>
            <text:p text:style-name="P3">Out&gt; 5;</text:p>
          </table:table-cell>
        </table:table-row>
      </table:table>
      <text:p text:style-name="Text_20_body">Pure (nameless) functions are useful for declaring a temporary function, that has functionality depending on the current environment it is in, or as a way to call driver functions. In the case of drivers (interfaces to specific functionality), a variable can be bound to a function to be evaluated to perform a specific task. That way several drivers can be around, with one bound to the variables holding the functions that will be called. </text:p>
      <text:p text:style-name="Horizontal_20_Line"><text:bookmark text:name="c1s11"/></text:p>
      <text:h text:style-name="Heading_20_2" text:outline-level="2">Scope of variable bindings </text:h>
      <text:p text:style-name="Text_20_body">When setting variables or retrieving variable values, variables are automatically bound global by default. You can explicitly specify variables to be local to a block such as a function body; this will make them invisible outside the block. Blocks have the form <text:span text:style-name="Teletype"><text:span text:style-name="T1">[</text:span></text:span> statement1<text:span text:style-name="Teletype"><text:span text:style-name="T1">;</text:span></text:span> statement2<text:span text:style-name="Teletype"><text:span text:style-name="T1">;</text:span></text:span> <text:span text:style-name="Teletype"><text:span text:style-name="T1">]</text:span></text:span> and local variables are declared by the <text:span text:style-name="Teletype"><text:span text:style-name="T1">Local()</text:span></text:span> function. </text:p>
      <text:p text:style-name="P8">When entering a block, a new stack frame is pushed for the local variables; it means that the code inside a block doesn't see the local variables of the <text:span text:style-name="T3">caller</text:span> either! You can tell the interpreter that a function should see local variables of the calling environment; to do this, declare </text:p>
      <table:table table:name="Table32" table:style-name="Table32">
        <table:table-column table:style-name="Table32.A"/>
        <table:table-row>
          <table:table-cell table:style-name="Table32.A1" office:value-type="string">
            <text:p text:style-name="P3">UnFence(funcname, arity)</text:p>
          </table:table-cell>
        </table:table-row>
      </table:table>
      <text:p text:style-name="Text_20_body">on that function. </text:p>
      <text:p text:style-name="Text_20_body"/>
      <text:h text:style-name="P156" text:outline-level="1">Evaluation of expressions </text:h>
      <text:p text:style-name="Text_20_body">When programming in some language, it helps to have a mental model of what goes on behind the scenes when evaluating expressions, or in this case simplifying expressions. </text:p>
      <text:p text:style-name="Text_20_body">This section aims to explain how evaluation (and simplification) of expressions works internally, in <text:span text:style-name="Teletype"><text:span text:style-name="T1">MathPiper</text:span></text:span>. </text:p>
      <text:p text:style-name="Horizontal_20_Line"><text:bookmark text:name="c2s1"/></text:p>
      <text:h text:style-name="Heading_20_2" text:outline-level="2">The LISP heritage </text:h>
      <text:p text:style-name="Horizontal_20_Line"/>
      <text:h text:style-name="P158" text:outline-level="3">Representation of expressions </text:h>
      <text:p text:style-name="Text_20_body">Much of the inner workings is based on how LISP-like languages are built up. When an expression is entered, or composed in some fashion, it is converted into a prefix form much like you get in LISP: </text:p>
      <table:table table:name="Table33" table:style-name="Table33">
        <table:table-column table:style-name="Table33.A"/>
        <table:table-row>
          <table:table-cell table:style-name="Table33.A1" office:value-type="string">
            <text:p text:style-name="Preformatted_20_Text">a+b <text:s text:c="3"/>-&gt; <text:s text:c="3"/>(+ a b)</text:p>
            <text:p text:style-name="P3">Sin(a) -&gt; <text:s text:c="3"/>(Sin a)</text:p>
          </table:table-cell>
        </table:table-row>
      </table:table>
      <text:p text:style-name="Text_20_body">Here the sub-expression is changed into a list of so-called "atoms", where the first atom is a function name of the function to be invoked, and the atoms following are the arguments to be passed in as parameters to that function. </text:p>
      <text:p text:style-name="Text_20_body"><text:span text:style-name="Teletype"><text:span text:style-name="T1">MathPiper</text:span></text:span> has the function <text:span text:style-name="Teletype"><text:span text:style-name="T1">FullForm</text:span></text:span> to show the internal representation: </text:p>
      <table:table table:name="Table34" table:style-name="Table34">
        <table:table-column table:style-name="Table34.A"/>
        <table:table-row>
          <table:table-cell table:style-name="Table34.A1" office:value-type="string">
            <text:p text:style-name="Preformatted_20_Text">In&gt; FullForm(a+b)</text:p>
            <text:p text:style-name="Preformatted_20_Text">(+ a b )</text:p>
            <text:p text:style-name="Preformatted_20_Text">Out&gt; a+b;</text:p>
            <text:p text:style-name="Preformatted_20_Text">In&gt; FullForm(Sin(a))</text:p>
            <text:p text:style-name="Preformatted_20_Text">(Sin a )</text:p>
            <text:p text:style-name="Preformatted_20_Text">Out&gt; Sin(a);</text:p>
            <text:p text:style-name="Preformatted_20_Text">In&gt; FullForm(a+b+c)</text:p>
            <text:p text:style-name="Preformatted_20_Text">(+ (+ a b )c )</text:p>
            <text:p text:style-name="P3">Out&gt; a+b+c;</text:p>
          </table:table-cell>
        </table:table-row>
      </table:table>
      <text:p text:style-name="Text_20_body">The internal representation is very close to what <text:span text:style-name="Teletype"><text:span text:style-name="T1">FullForm</text:span></text:span> shows on screen. <text:span text:style-name="Teletype"><text:span text:style-name="T1">a+b+c</text:span></text:span> would be <text:span text:style-name="Teletype"><text:span text:style-name="T1">(+ (+ a b )c )</text:span></text:span> internally, or: </text:p>
      <table:table table:name="Table35" table:style-name="Table35">
        <table:table-column table:style-name="Table35.A"/>
        <table:table-row>
          <table:table-cell table:style-name="Table35.A1" office:value-type="string">
            <text:p text:style-name="Preformatted_20_Text">()</text:p>
            <text:p text:style-name="Preformatted_20_Text">|</text:p>
            <text:p text:style-name="Preformatted_20_Text">|</text:p>
            <text:p text:style-name="Preformatted_20_Text">+ <text:s/>-&gt; () -&gt; c</text:p>
            <text:p text:style-name="Preformatted_20_Text"><text:s text:c="7"/>|</text:p>
            <text:p text:style-name="Preformatted_20_Text"><text:s text:c="7"/>|</text:p>
            <text:p text:style-name="P3"><text:s text:c="7"/>+ -&gt; a -&gt; b</text:p>
          </table:table-cell>
        </table:table-row>
      </table:table>
      <text:p text:style-name="Horizontal_20_Line"/>
      <text:h text:style-name="Heading_20_3" text:outline-level="3"><text:soft-page-break/>Evaluation </text:h>
      <text:p text:style-name="Text_20_body">An expression like described above is done in the following manner: first the arguments are evaluated (if they need to be evaluated, <text:span text:style-name="Teletype"><text:span text:style-name="T1">MathPiper</text:span></text:span> can be told to not evaluate certain parameters to functions), and only then are these arguments passed in to the function for evaluation. They are passed in by binding local variables to the values, so these arguments are available as local values. </text:p>
      <text:p text:style-name="Text_20_body">For instance, suppose we are evaluating <text:span text:style-name="Teletype"><text:span text:style-name="T1">2*3+4</text:span></text:span>. This first gets changed to the internal representation <text:span text:style-name="Teletype"><text:span text:style-name="T1">(+ (* 2 3 )4 )</text:span></text:span>. Then, during evaluation, the top expression refers to function "<text:span text:style-name="Teletype"><text:span text:style-name="T1">+</text:span></text:span>". Its arguments are <text:span text:style-name="Teletype"><text:span text:style-name="T1">(* 2 3)</text:span></text:span> and <text:span text:style-name="Teletype"><text:span text:style-name="T1">4</text:span></text:span>. First <text:span text:style-name="Teletype"><text:span text:style-name="T1">(* 2 3)</text:span></text:span> gets evaluated. This is a function call to the function "<text:span text:style-name="Teletype"><text:span text:style-name="T1">*</text:span></text:span>" with arguments <text:span text:style-name="Teletype"><text:span text:style-name="T1">2</text:span></text:span> and <text:span text:style-name="Teletype"><text:span text:style-name="T1">3</text:span></text:span>, which evaluate to themselves. Then the function "<text:span text:style-name="Teletype"><text:span text:style-name="T1">*</text:span></text:span>" is invoked with these arguments. The <text:span text:style-name="Teletype"><text:span text:style-name="T1">MathPiper</text:span></text:span> standard script library has code that accepts numeric input and performs the multiplication numerically, resulting in <text:span text:style-name="Teletype"><text:span text:style-name="T1">6</text:span></text:span>. </text:p>
      <text:p text:style-name="Text_20_body">The second argument to the top-level "<text:span text:style-name="Teletype"><text:span text:style-name="T1">+</text:span></text:span>" is <text:span text:style-name="Teletype"><text:span text:style-name="T1">4</text:span></text:span>, which evaluates to itself. </text:p>
      <text:p text:style-name="Text_20_body">Now, both arguments to the "<text:span text:style-name="Teletype"><text:span text:style-name="T1">+</text:span></text:span>" function have been evaluated, and the results are <text:span text:style-name="Teletype"><text:span text:style-name="T1">6</text:span></text:span> and <text:span text:style-name="Teletype"><text:span text:style-name="T1">4</text:span></text:span>. Now the "<text:span text:style-name="Teletype"><text:span text:style-name="T1">+</text:span></text:span>" function is invoked. This function also has code in the script library to actually perform the addition when the arguments are numeric, so the result is 10: </text:p>
      <table:table table:name="Table36" table:style-name="Table36">
        <table:table-column table:style-name="Table36.A"/>
        <table:table-row>
          <table:table-cell table:style-name="Table36.A1" office:value-type="string">
            <text:p text:style-name="Preformatted_20_Text">In&gt; FullForm(Hold(2*3+4))</text:p>
            <text:p text:style-name="Preformatted_20_Text">(+ (* 2 3 )4 )</text:p>
            <text:p text:style-name="Preformatted_20_Text">Out&gt; 2*3+4;</text:p>
            <text:p text:style-name="Preformatted_20_Text">In&gt; 2*3+4</text:p>
            <text:p text:style-name="P3">Out&gt; 10;</text:p>
          </table:table-cell>
        </table:table-row>
      </table:table>
      <text:p text:style-name="Text_20_body">Note that in <text:span text:style-name="Teletype"><text:span text:style-name="T1">MathPiper</text:span></text:span>, the script language does not define a "<text:span text:style-name="Teletype"><text:span text:style-name="T1">+</text:span></text:span>" function in the kernel. This and other functions are all implemented in the script library. The feature "when the arguments to "<text:span text:style-name="Teletype"><text:span text:style-name="T1">+</text:span></text:span>" are numeric, perform the numeric addition" is considered to be a "policy" which should be configurable. It should not be a part of the core language. </text:p>
      <text:p text:style-name="Text_20_body">It is surprisingly difficult to keep in mind that evaluation is bottom up, and that arguments are evaluated before the function call is evaluated. In some sense, you might feel that the evaluation of the arguments is part of evaluation of the function. It is not. Arguments are evaluated before the function gets called. </text:p>
      <text:p text:style-name="Text_20_body">Suppose we define the function <text:span text:style-name="Teletype"><text:span text:style-name="T1">f</text:span></text:span>, which adds two numbers, and traces itself, as: </text:p>
      <table:table table:name="Table37" table:style-name="Table37">
        <table:table-column table:style-name="Table37.A"/>
        <table:table-row>
          <table:table-cell table:style-name="Table37.A1" office:value-type="string">
            <text:p text:style-name="Preformatted_20_Text">In&gt; f(a,b):= \</text:p>
            <text:p text:style-name="Preformatted_20_Text">In&gt; [\</text:p>
            <text:p text:style-name="Preformatted_20_Text">In&gt; Local(result);\</text:p>
            <text:p text:style-name="Preformatted_20_Text">In&gt; Echo("Enter f with arguments ",a,b);\</text:p>
            <text:p text:style-name="Preformatted_20_Text">In&gt; result:=a+b;\</text:p>
            <text:p text:style-name="Preformatted_20_Text">In&gt; Echo("Leave f with result ",result);\</text:p>
            <text:p text:style-name="Preformatted_20_Text">In&gt; result;\</text:p>
            <text:p text:style-name="Preformatted_20_Text">In&gt; ];</text:p>
            <text:p text:style-name="P3">Out&gt; True;</text:p>
          </table:table-cell>
        </table:table-row>
      </table:table>
      <text:p text:style-name="Text_20_body">Then the following interaction shows this principle: </text:p>
      <table:table table:name="Table38" table:style-name="Table38">
        <table:table-column table:style-name="Table38.A"/>
        <table:table-row>
          <table:table-cell table:style-name="Table38.A1" office:value-type="string">
            <text:p text:style-name="Preformatted_20_Text">In&gt; f(f(2,3),4)</text:p>
            <text:p text:style-name="Preformatted_20_Text">Enter f with arguments 2 3 </text:p>
            <text:p text:style-name="Preformatted_20_Text">Leave f with result 5 </text:p>
            <text:p text:style-name="Preformatted_20_Text">Enter f with arguments 5 4 </text:p>
            <text:p text:style-name="Preformatted_20_Text"><text:soft-page-break/>Leave f with result 9 </text:p>
            <text:p text:style-name="P3">Out&gt; 9;</text:p>
          </table:table-cell>
        </table:table-row>
      </table:table>
      <text:p text:style-name="Text_20_body">The first Enter/Leave combination is for <text:span text:style-name="Teletype"><text:span text:style-name="T1">f(2,3)</text:span></text:span>, and only then is the outer call to <text:span text:style-name="Teletype"><text:span text:style-name="T1">f</text:span></text:span> entered. </text:p>
      <text:p text:style-name="Text_20_body">This has important consequences for the way <text:span text:style-name="Teletype"><text:span text:style-name="T1">MathPiper</text:span></text:span> simplifies expressions: the expression trees are traversed bottom up, as the lowest parts of the expression trees are simplified first, before being passed along up to the calling function. </text:p>
      <text:p text:style-name="Horizontal_20_Line"><text:bookmark text:name="c2s2"/></text:p>
      <text:h text:style-name="Heading_20_2" text:outline-level="2"><text:span text:style-name="Teletype"><text:span text:style-name="T1">MathPiper</text:span></text:span>-specific extensions for CAS implementations </text:h>
      <text:p text:style-name="Text_20_body"><text:span text:style-name="Teletype"><text:span text:style-name="T1">MathPiper</text:span></text:span> has a few language features specifically designed for use when implementing a CAS. </text:p>
      <text:p text:style-name="Horizontal_20_Line"/>
      <text:h text:style-name="Heading_20_3" text:outline-level="3">The transformation rules </text:h>
      <text:p text:style-name="Text_20_body">Working with transformation rules is explained in the introduction and tutorial book. This section mainly deals with how <text:span text:style-name="Teletype"><text:span text:style-name="T1">MathPiper</text:span></text:span> works with transformation rules under the hood. </text:p>
      <text:p text:style-name="Text_20_body">A transformation rule consists of two parts: a condition that an expression should match, and a result to be substituted for the expression if the condition holds. The most common way to specify a condition is a pattern to be matched to an expression. </text:p>
      <text:p text:style-name="Text_20_body">A pattern is again simply an expression, stored in internal format: </text:p>
      <table:table table:name="Table39" table:style-name="Table39">
        <table:table-column table:style-name="Table39.A"/>
        <table:table-row>
          <table:table-cell table:style-name="Table39.A1" office:value-type="string">
            <text:p text:style-name="Preformatted_20_Text">In&gt; FullForm(a_IsInteger+b_IsInteger*(_x))</text:p>
            <text:p text:style-name="Preformatted_20_Text">(+ (_ a IsInteger )(* (_ b IsInteger )(_ x )))</text:p>
            <text:p text:style-name="P3">Out&gt; a _IsInteger+b _IsInteger*_x;</text:p>
          </table:table-cell>
        </table:table-row>
      </table:table>
      <text:p text:style-name="Text_20_body"><text:span text:style-name="Teletype"><text:span text:style-name="T1">MathPiper</text:span></text:span> maintains structures of transformation rules, and tries to match them to the expression being evaluated. It first tries to match the structure of the pattern to the expression. In the above case, it tries to match to <text:span text:style-name="Teletype"><text:span text:style-name="T1">a+b*x</text:span></text:span>. If this matches, local variables <text:span text:style-name="Teletype"><text:span text:style-name="T1">a</text:span></text:span>, <text:span text:style-name="Teletype"><text:span text:style-name="T1">b</text:span></text:span> and <text:span text:style-name="Teletype"><text:span text:style-name="T1">x</text:span></text:span> are declared and assigned the sub-trees of the expression being matched. Then the predicates are tried on each of them: in this case, <text:span text:style-name="Teletype"><text:span text:style-name="T1">IsInteger(a)</text:span></text:span> and <text:span text:style-name="Teletype"><text:span text:style-name="T1">IsInteger(b)</text:span></text:span> should both return <text:span text:style-name="Teletype"><text:span text:style-name="T1">True</text:span></text:span>. </text:p>
      <text:p text:style-name="Text_20_body">Not shown in the above case, are post-predicates. They get evaluated afterwards. This post-predicate must also evaluate to <text:span text:style-name="Teletype"><text:span text:style-name="T1">True</text:span></text:span>. If the structure of the expression matches the structure of the pattern, and all predicates evaluate to <text:span text:style-name="Teletype"><text:span text:style-name="T1">True</text:span></text:span>, the pattern matches and the transformation rule is applied, meaning the right hand side is evaluated, with the local variables mentioned in the pattern assigned. This evaluation means all transformation rules are re-applied to the right-hand side of the expression. </text:p>
      <text:p text:style-name="Text_20_body">Note that the arguments to a function are evaluated first, and only then is the function itself called. So the arguments are evaluated, and then the transformation rules applied on it. The main function defines its parameters also, so these get assigned to local variables also, before trying the patterns with their associated local variables. </text:p>
      <text:p text:style-name="Text_20_body">Here is an example making the fact that the names in a pattern are local variables <text:soft-page-break/>more explicit: </text:p>
      <table:table table:name="Table40" table:style-name="Table40">
        <table:table-column table:style-name="Table40.A"/>
        <table:table-row>
          <table:table-cell table:style-name="Table40.A1" office:value-type="string">
            <text:p text:style-name="Preformatted_20_Text">In&gt; f1(_x,_a) &lt;-- x+a</text:p>
            <text:p text:style-name="Preformatted_20_Text">Out&gt; True;</text:p>
            <text:p text:style-name="Preformatted_20_Text">In&gt; f2(_x,_a) &lt;-- [Local(a); x+a;];</text:p>
            <text:p text:style-name="Preformatted_20_Text">Out&gt; True;</text:p>
            <text:p text:style-name="Preformatted_20_Text">In&gt; f1(1,2)</text:p>
            <text:p text:style-name="Preformatted_20_Text">Out&gt; 3;</text:p>
            <text:p text:style-name="Preformatted_20_Text">In&gt; f2(1,2)</text:p>
            <text:p text:style-name="P3">Out&gt; a+1;</text:p>
          </table:table-cell>
        </table:table-row>
      </table:table>
      <text:p text:style-name="Horizontal_20_Line"/>
      <text:h text:style-name="Heading_20_3" text:outline-level="3">Using different rules in different cases </text:h>
      <text:p text:style-name="Text_20_body">In a lot of cases, the algorithm to be invoked depends on the type of the arguments. Or the result depends on the form of the input expression. This results in the typical "case" or "switch" statement, where the code to evaluate to determine the result depends on the form of the input expression, or the type of the arguments, or some other conditions. </text:p>
      <text:p text:style-name="Text_20_body"><text:span text:style-name="Teletype"><text:span text:style-name="T1">MathPiper</text:span></text:span> allows to define several transformation rules for one and the same function, if the rules are to be applied under different conditions. </text:p>
      <text:p text:style-name="Text_20_body">Suppose the function <text:span text:style-name="Teletype"><text:span text:style-name="T1">f</text:span></text:span> is defined, a factorial function: </text:p>
      <table:table table:name="Table41" table:style-name="Table41">
        <table:table-column table:style-name="Table41.A"/>
        <table:table-row>
          <table:table-cell table:style-name="Table41.A1" office:value-type="string">
            <text:p text:style-name="Preformatted_20_Text">10 # f(0) &lt;-- 1;</text:p>
            <text:p text:style-name="P3">20 # f(n_IsPositiveInteger) &lt;-- n*f(n-1);</text:p>
          </table:table-cell>
        </table:table-row>
      </table:table>
      <text:p text:style-name="Text_20_body">Then interaction can look like: </text:p>
      <table:table table:name="Table42" table:style-name="Table42">
        <table:table-column table:style-name="Table42.A"/>
        <table:table-row>
          <table:table-cell table:style-name="Table42.A1" office:value-type="string">
            <text:p text:style-name="Preformatted_20_Text">In&gt; f(3)</text:p>
            <text:p text:style-name="Preformatted_20_Text">Out&gt; 6;</text:p>
            <text:p text:style-name="Preformatted_20_Text">In&gt; f(a)</text:p>
            <text:p text:style-name="P3">Out&gt; f(a);</text:p>
          </table:table-cell>
        </table:table-row>
      </table:table>
      <text:p text:style-name="Text_20_body">If the left hand side is matched by the expression being considered, then the right hand side is evaluated. A subtle but important thing to note is that this means that the whole body of transformation rules is thus re-applied to the right-hand side of the <text:span text:style-name="Teletype"><text:span text:style-name="T1">&lt;--</text:span></text:span> operator. </text:p>
      <text:p text:style-name="Text_20_body">Evaluation goes bottom-up, evaluating (simplifying) the lowest parts of a tree first, but for a tree that matches a transformation rule, the substitution essentially means return the result of evaluating the right-hand side. Transformation rules are re-applied, on the right hand side of the transformation rule, and the original expression can be thought of as been substituted by the result of evaluating this right-hand side, which is supposed to be a "simpler" expression, or a result closer to what the user wants. </text:p>
      <text:p text:style-name="Text_20_body">Internally, the function <text:span text:style-name="Teletype"><text:span text:style-name="T1">f</text:span></text:span> is built up to resemble the following pseudo-code: </text:p>
      <table:table table:name="Table43" table:style-name="Table43">
        <table:table-column table:style-name="Table43.A"/>
        <table:table-row>
          <table:table-cell table:style-name="Table43.A1" office:value-type="string">
            <text:p text:style-name="Preformatted_20_Text">f(n)</text:p>
            <text:p text:style-name="Preformatted_20_Text">{</text:p>
            <text:p text:style-name="Preformatted_20_Text"><text:s text:c="3"/>if (n = 1)</text:p>
            <text:p text:style-name="Preformatted_20_Text"><text:s text:c="5"/>return 1;</text:p>
            <text:p text:style-name="Preformatted_20_Text"><text:s text:c="3"/>else if (IsPositiveInteger(n))</text:p>
            <text:p text:style-name="Preformatted_20_Text"><text:s text:c="5"/>return n*f(n-1);</text:p>
            <text:p text:style-name="Preformatted_20_Text"><text:s text:c="3"/>else return f(n) unevaluated;</text:p>
            <text:p text:style-name="P3"><text:soft-page-break/>}</text:p>
          </table:table-cell>
        </table:table-row>
      </table:table>
      <text:p text:style-name="Text_20_body">The transformation rules are thus combined into one big statement that gets executed, with each transformation rule being a if-clause in the statement to be evaluated. Transformation rules can be spread over different files, and combined in functional groups. This adds to the readability. The alternative is to write the full body of each function as one big routine, which becomes harder to maintain as the function becomes larger and larger, and hard or impossible to extend. </text:p>
      <text:p text:style-name="Text_20_body">One nice feature is that functionality is easy to extend without modifying the original source code: </text:p>
      <table:table table:name="Table44" table:style-name="Table44">
        <table:table-column table:style-name="Table44.A"/>
        <table:table-row>
          <table:table-cell table:style-name="Table44.A1" office:value-type="string">
            <text:p text:style-name="Preformatted_20_Text">In&gt; Ln(x*y)</text:p>
            <text:p text:style-name="Preformatted_20_Text">Out&gt; Ln(x*y);</text:p>
            <text:p text:style-name="Preformatted_20_Text">In&gt; Ln(_x*_y) &lt;-- Ln(x) + Ln(y)</text:p>
            <text:p text:style-name="Preformatted_20_Text">Out&gt; True;</text:p>
            <text:p text:style-name="Preformatted_20_Text">In&gt; Ln(x*y)</text:p>
            <text:p text:style-name="P3">Out&gt; Ln(x)+Ln(y);</text:p>
          </table:table-cell>
        </table:table-row>
      </table:table>
      <text:p text:style-name="Text_20_body">This is generally not advisable, due to the fact that it alters the behavior of the entire system. But it can be useful in some instances. For instance, when introducing a new function <text:span text:style-name="Teletype"><text:span text:style-name="T1">f(x)</text:span></text:span>, one can decide to define a derivative explicitly, and a way to simplify it numerically: </text:p>
      <table:table table:name="Table45" table:style-name="Table45">
        <table:table-column table:style-name="Table45.A"/>
        <table:table-row>
          <table:table-cell table:style-name="Table45.A1" office:value-type="string">
            <text:p text:style-name="Preformatted_20_Text">In&gt; f(_x)_InNumericMode() &lt;-- Exp(x)</text:p>
            <text:p text:style-name="Preformatted_20_Text">Out&gt; True;</text:p>
            <text:p text:style-name="Preformatted_20_Text">In&gt; (Deriv(_x)f(_y)) &lt;-- f(y)*(Deriv(x)y);</text:p>
            <text:p text:style-name="Preformatted_20_Text">Out&gt; True;</text:p>
            <text:p text:style-name="Preformatted_20_Text">In&gt; f(2)</text:p>
            <text:p text:style-name="Preformatted_20_Text">Out&gt; f(2);</text:p>
            <text:p text:style-name="Preformatted_20_Text">In&gt; N(f(2))</text:p>
            <text:p text:style-name="Preformatted_20_Text">Out&gt; 7.3890560989;</text:p>
            <text:p text:style-name="Preformatted_20_Text">In&gt; Exp(2)</text:p>
            <text:p text:style-name="Preformatted_20_Text">Out&gt; Exp(2);</text:p>
            <text:p text:style-name="Preformatted_20_Text">In&gt; N(Exp(2))</text:p>
            <text:p text:style-name="Preformatted_20_Text">Out&gt; 7.3890560989;</text:p>
            <text:p text:style-name="Preformatted_20_Text">In&gt; D(x)f(a*x)</text:p>
            <text:p text:style-name="P3">Out&gt; f(a*x)*a;</text:p>
          </table:table-cell>
        </table:table-row>
      </table:table>
      <text:p text:style-name="Horizontal_20_Line"/>
      <text:h text:style-name="Heading_20_3" text:outline-level="3">The "Evaluation is Simplification" hack </text:h>
      <text:p text:style-name="Text_20_body">One of the ideas behind the <text:span text:style-name="Teletype"><text:span text:style-name="T1">MathPiper</text:span></text:span> scripting language is that evaluation is used for simplifying expressions. One consequence of this is that objects can be returned unevaluated when they can not be simplified further. This happens to variables that are not assigned, functions that are not defined, or function invocations where the arguments passed in as parameters are not actually handled by any code in the scripts. An integral that can not be performed by <text:span text:style-name="Teletype"><text:span text:style-name="T1">MathPiper</text:span></text:span> should be returned unevaluated: </text:p>
      <table:table table:name="Table46" table:style-name="Table46">
        <table:table-column table:style-name="Table46.A"/>
        <table:table-row>
          <table:table-cell table:style-name="Table46.A1" office:value-type="string">
            <text:p text:style-name="Preformatted_20_Text">In&gt; 2+3</text:p>
            <text:p text:style-name="Preformatted_20_Text">Out&gt; 5;</text:p>
            <text:p text:style-name="Preformatted_20_Text">In&gt; a+b</text:p>
            <text:p text:style-name="Preformatted_20_Text">Out&gt; a+b;</text:p>
            <text:p text:style-name="Preformatted_20_Text">In&gt; Sin(a)</text:p>
            <text:p text:style-name="Preformatted_20_Text">Out&gt; Sin(a);</text:p>
            <text:p text:style-name="Preformatted_20_Text"><text:soft-page-break/>In&gt; Sin(0)</text:p>
            <text:p text:style-name="Preformatted_20_Text">Out&gt; 0;</text:p>
            <text:p text:style-name="Preformatted_20_Text">In&gt; Integrate(x)Ln(x)</text:p>
            <text:p text:style-name="Preformatted_20_Text">Out&gt; x*Ln(x)-x;</text:p>
            <text:p text:style-name="Preformatted_20_Text">In&gt; Integrate(x)Ln(Sin(x))</text:p>
            <text:p text:style-name="Preformatted_20_Text">Out&gt; Integrate(x)Ln(Sin(x));</text:p>
            <text:p text:style-name="Preformatted_20_Text">In&gt; a!</text:p>
            <text:p text:style-name="Preformatted_20_Text">Out&gt; a!;</text:p>
            <text:p text:style-name="Preformatted_20_Text">In&gt; 3!</text:p>
            <text:p text:style-name="P3">Out&gt; 6;</text:p>
          </table:table-cell>
        </table:table-row>
      </table:table>
      <text:p text:style-name="Text_20_body">Other languages usually do not allow evaluation of unbound variables, or undefined functions. In <text:span text:style-name="Teletype"><text:span text:style-name="T1">MathPiper</text:span></text:span>, these are interpreted as some yet undefined global variables or functions, and returned unevaluated. </text:p>
      <text:p text:style-name="Horizontal_20_Line"><text:bookmark text:name="c2s3"/></text:p>
      <text:h text:style-name="Heading_20_2" text:outline-level="2">Destructive operations </text:h>
      <text:p text:style-name="Text_20_body"><text:span text:style-name="Teletype"><text:span text:style-name="T1">MathPiper</text:span></text:span> tries to keep as few copies of objects in memory as possible. Thus when assigning the value of one variable to another, a reference is copied, and both variables refer to the same memory, physically. This is relevant for programming; for example, one should use <text:span text:style-name="Teletype"><text:span text:style-name="T1">FlatCopy</text:span></text:span> to actually make a new copy of an object. Another feature relevant to reference semantics is "destructive operations"; these are functions that modify their arguments rather than work on a copy. Destructive operations on lists are generally recognized because their name starts with "Destructive", e.g. <text:span text:style-name="Teletype"><text:span text:style-name="T1">DestructiveDelete</text:span></text:span>. One other destructive operation is assignment of a list element through <text:span text:style-name="Teletype"><text:span text:style-name="T1">list[index] := ...</text:span></text:span>. </text:p>
      <text:p text:style-name="Text_20_body">Some examples to illustrate destructive operations on lists: </text:p>
      <table:table table:name="Table47" table:style-name="Table47">
        <table:table-column table:style-name="Table47.A"/>
        <table:table-row>
          <table:table-cell table:style-name="Table47.A1" office:value-type="string">
            <text:p text:style-name="Preformatted_20_Text">In&gt; x1:={a,b,c}</text:p>
            <text:p text:style-name="P3">Out&gt; {a,b,c};</text:p>
          </table:table-cell>
        </table:table-row>
      </table:table>
      <text:p text:style-name="P8">A list <text:span text:style-name="Teletype"><text:span text:style-name="T1">x1</text:span></text:span> is created. </text:p>
      <table:table table:name="Table48" table:style-name="Table48">
        <table:table-column table:style-name="Table48.A"/>
        <table:table-row>
          <table:table-cell table:style-name="Table48.A1" office:value-type="string">
            <text:p text:style-name="Preformatted_20_Text">In&gt; FullForm(x1)</text:p>
            <text:p text:style-name="Preformatted_20_Text">(List a b c )</text:p>
            <text:p text:style-name="Preformatted_20_Text">Out&gt; {a,b,c};</text:p>
            <text:p text:style-name="Preformatted_20_Text">In&gt; x2:=z:x1</text:p>
            <text:p text:style-name="P3">Out&gt; {z,a,b,c};</text:p>
          </table:table-cell>
        </table:table-row>
      </table:table>
      <text:p text:style-name="P8">A new list <text:span text:style-name="Teletype"><text:span text:style-name="T1">x2</text:span></text:span> is <text:span text:style-name="Teletype"><text:span text:style-name="T1">z</text:span></text:span> appended to <text:span text:style-name="Teletype"><text:span text:style-name="T1">x1</text:span></text:span>. The <text:span text:style-name="Teletype"><text:span text:style-name="T1">:</text:span></text:span> operation creates a copy of <text:span text:style-name="Teletype"><text:span text:style-name="T1">x1</text:span></text:span> before appending, so <text:span text:style-name="Teletype"><text:span text:style-name="T1">x1</text:span></text:span> is unchanged by this. </text:p>
      <table:table table:name="Table49" table:style-name="Table49">
        <table:table-column table:style-name="Table49.A"/>
        <table:table-row>
          <table:table-cell table:style-name="Table49.A1" office:value-type="string">
            <text:p text:style-name="Preformatted_20_Text">In&gt; FullForm(x2)</text:p>
            <text:p text:style-name="Preformatted_20_Text">(List z a b c )</text:p>
            <text:p text:style-name="Preformatted_20_Text">Out&gt; {z,a,b,c};</text:p>
            <text:p text:style-name="Preformatted_20_Text">In&gt; x2[1]:=y</text:p>
            <text:p text:style-name="P3">Out&gt; True;</text:p>
          </table:table-cell>
        </table:table-row>
      </table:table>
      <text:p text:style-name="P8">We have modified the first element of <text:span text:style-name="Teletype"><text:span text:style-name="T1">x2</text:span></text:span>, but <text:span text:style-name="Teletype"><text:span text:style-name="T1">x1</text:span></text:span> is still the same. </text:p>
      <table:table table:name="Table50" table:style-name="Table50">
        <table:table-column table:style-name="Table50.A"/>
        <table:table-row>
          <table:table-cell table:style-name="Table50.A1" office:value-type="string">
            <text:p text:style-name="Preformatted_20_Text">In&gt; x2</text:p>
            <text:p text:style-name="Preformatted_20_Text">Out&gt; {y,a,b,c};</text:p>
            <text:p text:style-name="Preformatted_20_Text">In&gt; x1</text:p>
            <text:p text:style-name="Preformatted_20_Text">Out&gt; {a,b,c};</text:p>
            <text:p text:style-name="Preformatted_20_Text">In&gt; x2[2]:=A</text:p>
            <text:p text:style-name="P3"><text:soft-page-break/>Out&gt; True;</text:p>
          </table:table-cell>
        </table:table-row>
      </table:table>
      <text:p text:style-name="P8">We have modified the second element of <text:span text:style-name="Teletype"><text:span text:style-name="T1">x2</text:span></text:span>, but <text:span text:style-name="Teletype"><text:span text:style-name="T1">x1</text:span></text:span> is still the same. </text:p>
      <table:table table:name="Table51" table:style-name="Table51">
        <table:table-column table:style-name="Table51.A"/>
        <table:table-row>
          <table:table-cell table:style-name="Table51.A1" office:value-type="string">
            <text:p text:style-name="Preformatted_20_Text">In&gt; x2</text:p>
            <text:p text:style-name="Preformatted_20_Text">Out&gt; {y,A,b,c};</text:p>
            <text:p text:style-name="Preformatted_20_Text">In&gt; x1</text:p>
            <text:p text:style-name="Preformatted_20_Text">Out&gt; {a,b,c};</text:p>
            <text:p text:style-name="Preformatted_20_Text">In&gt; x2:=x1</text:p>
            <text:p text:style-name="P3">Out&gt; {A,b,c};</text:p>
          </table:table-cell>
        </table:table-row>
      </table:table>
      <text:p text:style-name="P8">Now <text:span text:style-name="Teletype"><text:span text:style-name="T1">x2</text:span></text:span> and <text:span text:style-name="Teletype"><text:span text:style-name="T1">x1</text:span></text:span> refer to the same list. </text:p>
      <table:table table:name="Table52" table:style-name="Table52">
        <table:table-column table:style-name="Table52.A"/>
        <table:table-row>
          <table:table-cell table:style-name="Table52.A1" office:value-type="string">
            <text:p text:style-name="Preformatted_20_Text">In&gt; x2[1]:=A</text:p>
            <text:p text:style-name="P3">Out&gt; True;</text:p>
          </table:table-cell>
        </table:table-row>
      </table:table>
      <text:p text:style-name="P8">We have modified the first element of <text:span text:style-name="Teletype"><text:span text:style-name="T1">x2</text:span></text:span>, and <text:span text:style-name="Teletype"><text:span text:style-name="T1">x1</text:span></text:span> is also modified. </text:p>
      <table:table table:name="Table53" table:style-name="Table53">
        <table:table-column table:style-name="Table53.A"/>
        <table:table-row>
          <table:table-cell table:style-name="Table53.A1" office:value-type="string">
            <text:p text:style-name="Preformatted_20_Text">In&gt; x2</text:p>
            <text:p text:style-name="Preformatted_20_Text">Out&gt; {A,b,c};</text:p>
            <text:p text:style-name="Preformatted_20_Text">In&gt; x1</text:p>
            <text:p text:style-name="P3">Out&gt; {A,b,c};</text:p>
          </table:table-cell>
        </table:table-row>
      </table:table>
      <text:p text:style-name="Text_20_body">A programmer should always be cautious when dealing with destructive operations. Sometimes it is not desirable to change the original expression. The language deals with it this way because of performance considerations. Operations can be made non-destructive by using <text:span text:style-name="Teletype"><text:span text:style-name="T1">FlatCopy</text:span></text:span>: </text:p>
      <table:table table:name="Table54" table:style-name="Table54">
        <table:table-column table:style-name="Table54.A"/>
        <table:table-row>
          <table:table-cell table:style-name="Table54.A1" office:value-type="string">
            <text:p text:style-name="Preformatted_20_Text">In&gt; x1:={a,b,c}</text:p>
            <text:p text:style-name="Preformatted_20_Text">Out&gt; {a,b,c};</text:p>
            <text:p text:style-name="Preformatted_20_Text">In&gt; DestructiveReverse(x1)</text:p>
            <text:p text:style-name="Preformatted_20_Text">Out&gt; {c,b,a};</text:p>
            <text:p text:style-name="Preformatted_20_Text">In&gt; x1</text:p>
            <text:p text:style-name="Preformatted_20_Text">Out&gt; {a};</text:p>
            <text:p text:style-name="Preformatted_20_Text">In&gt; x1:={a,b,c}</text:p>
            <text:p text:style-name="Preformatted_20_Text">Out&gt; {a,b,c};</text:p>
            <text:p text:style-name="Preformatted_20_Text">In&gt; DestructiveReverse(FlatCopy(x1))</text:p>
            <text:p text:style-name="Preformatted_20_Text">Out&gt; {c,b,a};</text:p>
            <text:p text:style-name="Preformatted_20_Text">In&gt; x1</text:p>
            <text:p text:style-name="P3">Out&gt; {a,b,c};</text:p>
          </table:table-cell>
        </table:table-row>
      </table:table>
      <text:p text:style-name="Text_20_body"><text:span text:style-name="Teletype"><text:span text:style-name="T1">FlatCopy</text:span></text:span> copies the elements of an expression only at the top level of nesting. This means that if a list contains sub-lists, they are not copied, but references to them are copied instead: </text:p>
      <table:table table:name="Table55" table:style-name="Table55">
        <table:table-column table:style-name="Table55.A"/>
        <table:table-row>
          <table:table-cell table:style-name="Table55.A1" office:value-type="string">
            <text:p text:style-name="Preformatted_20_Text">In&gt; dict1:={}</text:p>
            <text:p text:style-name="Preformatted_20_Text">Out&gt; {};</text:p>
            <text:p text:style-name="Preformatted_20_Text">In&gt; dict1["name"]:="John";</text:p>
            <text:p text:style-name="Preformatted_20_Text">Out&gt; True;</text:p>
            <text:p text:style-name="Preformatted_20_Text">In&gt; dict2:=FlatCopy(dict1)</text:p>
            <text:p text:style-name="Preformatted_20_Text">Out&gt; {{"name","John"}};</text:p>
            <text:p text:style-name="Preformatted_20_Text">In&gt; dict2["name"]:="Mark";</text:p>
            <text:p text:style-name="Preformatted_20_Text">Out&gt; True;</text:p>
            <text:p text:style-name="Preformatted_20_Text">In&gt; dict1</text:p>
            <text:p text:style-name="P3">Out&gt; {{"name","Mark"}};</text:p>
          </table:table-cell>
        </table:table-row>
      </table:table>
      <text:p text:style-name="Text_20_body">A workaround for this is to use <text:span text:style-name="Teletype"><text:span text:style-name="T1">Subst</text:span></text:span> to copy the entire tree: </text:p>
      <table:table table:name="Table56" table:style-name="Table56">
        <table:table-column table:style-name="Table56.A"/>
        <table:table-row>
          <table:table-cell table:style-name="Table56.A1" office:value-type="string">
            <text:p text:style-name="Preformatted_20_Text">In&gt; dict1:={}</text:p>
            <text:p text:style-name="Preformatted_20_Text">Out&gt; {};</text:p>
            <text:p text:style-name="Preformatted_20_Text">In&gt; dict1["name"]:="John";</text:p>
            <text:p text:style-name="Preformatted_20_Text"><text:soft-page-break/>Out&gt; True;</text:p>
            <text:p text:style-name="Preformatted_20_Text">In&gt; dict2:=Subst(a,a)(dict1)</text:p>
            <text:p text:style-name="Preformatted_20_Text">Out&gt; {{"name","John"}};</text:p>
            <text:p text:style-name="Preformatted_20_Text">In&gt; dict2["name"]:="Mark";</text:p>
            <text:p text:style-name="Preformatted_20_Text">Out&gt; True;</text:p>
            <text:p text:style-name="Preformatted_20_Text">In&gt; dict1</text:p>
            <text:p text:style-name="Preformatted_20_Text">Out&gt; {{"name","John"}};</text:p>
            <text:p text:style-name="Preformatted_20_Text">In&gt; dict2</text:p>
            <text:p text:style-name="P3">Out&gt; {{"name","Mark"}};</text:p>
          </table:table-cell>
        </table:table-row>
      </table:table>
      <text:p text:style-name="Text_20_body"><text:script xlink:href="http://www.google-analytics.com/urchin.js"/>_uacct = "UA-2425144-1";<text:line-break/>urchinTracker();</text:p>
      <text:h text:style-name="P156" text:outline-level="1">Coding style </text:h>
      <text:p text:style-name="Horizontal_20_Line"><text:bookmark text:name="c3s1"/></text:p>
      <text:h text:style-name="Heading_20_2" text:outline-level="2">Introduction </text:h>
      <text:p text:style-name="Text_20_body">This chapter intends to describe the coding style and conventions applied in MathPiper in order to make sure the engine always returns the correct result. This is an attempt at fending off such errors by combining rule-based programming with a clear coding style which should make help avoid these mistakes. </text:p>
      <text:p text:style-name="Horizontal_20_Line"><text:bookmark text:name="c3s2"/></text:p>
      <text:h text:style-name="Heading_20_2" text:outline-level="2">Interactions of rules and types </text:h>
      <text:p text:style-name="Text_20_body">One unfortunate disadvantage of rule-based programming is that rules can sometimes cooperate in unwanted ways. </text:p>
      <text:p text:style-name="Text_20_body">One example of how rules can produce unwanted results is the rule <text:span text:style-name="Teletype"><text:span text:style-name="T1">a*0 &lt;-- 0</text:span></text:span>. This would always seem to be true. However, when a is a vector, e.g. <text:span text:style-name="Teletype"><text:span text:style-name="T1">a:={b,c,d}</text:span></text:span>, then <text:span text:style-name="Teletype"><text:span text:style-name="T1">a*0</text:span></text:span> should actually return <text:span text:style-name="Teletype"><text:span text:style-name="T1">{0,0,0}</text:span></text:span>, that is, a zero vector. The rule <text:span text:style-name="Teletype"><text:span text:style-name="T1">a*0 &lt;-- 0</text:span></text:span> actually changes the type of the expression from a vector to an integer! This can have severe consequences when other functions using this expressions as an argument expect a vector, or even worse, have a definition of how to work on vectors, and a different one for working on numbers. </text:p>
      <text:p text:style-name="Text_20_body">When writing rules for an operator, it is assumed that the operator working on arguments, e.g. <text:span text:style-name="Teletype"><text:span text:style-name="T1">Cos</text:span></text:span> or <text:span text:style-name="Teletype"><text:span text:style-name="T1">*</text:span></text:span>, will always have the same properties regardless of the arguments. The Taylor series expansion of <text:span text:style-name="T1">Cos(a)</text:span> is the same regardless of whether <text:span text:style-name="T1">a</text:span> is a real number, complex number or even a matrix. Certain trigonometric identities should hold for the <text:span text:style-name="Teletype"><text:span text:style-name="T1">Cos</text:span></text:span> function, regardless of the type of its argument. </text:p>
      <text:p text:style-name="Text_20_body">If a function is defined which does not adhere to these rules when applied to another type, a different function name should be used, to avoid confusion. </text:p>
      <text:p text:style-name="Text_20_body">By default, if a variable has not been bound yet, it is assumed to be a number. If it is in fact a more complex object, e.g. a vector, then you can declare it to be an "incomplete type" vector, using <text:span text:style-name="Teletype"><text:span text:style-name="T1">Object("IsVector",x)</text:span></text:span> instead of <text:span text:style-name="Teletype"><text:span text:style-name="T1">x</text:span></text:span>. This expression will evaluate to <text:span text:style-name="Teletype"><text:span text:style-name="T1">x</text:span></text:span> if and only if <text:span text:style-name="Teletype"><text:span text:style-name="T1">x</text:span></text:span> is a vector at that moment of evaluation. Otherwise it returns unevaluated, and thus stays an incomplete type. </text:p>
      <text:p text:style-name="Text_20_body">So this means the type of a variable is numeric unless otherwise stated by the user, using the "<text:span text:style-name="Teletype"><text:span text:style-name="T1">Object</text:span></text:span>" command. No rules should ever work on incomplete types. It is just meant for delayed simplification. </text:p>
      <text:p text:style-name="Text_20_body">The topic of implicit type of an object is important, since many rules need to assume something about their argument types. </text:p>
      <text:p text:style-name="Horizontal_20_Line"><text:bookmark text:name="c3s3"/></text:p>
      <text:h text:style-name="Heading_20_2" text:outline-level="2">Ordering of rules </text:h>
      <text:p text:style-name="Text_20_body">The implementor of a rule set can specify the order in which rules should be tried. This can be used to let the engine try more specific rules (those involving more <text:soft-page-break/>elements in the pattern) before trying less specific rules. Ordering of rules can be also explicitly given by precedence numbers. The MathPiper engine will split the expression into subexpressions, and will try to apply all matching rules to a given subexpression in order of precedence. </text:p>
      <text:p text:style-name="Text_20_body">A rule with precedence 100 is defined by the syntax such as </text:p>
      <table:table table:name="Table57" table:style-name="Table57">
        <table:table-column table:style-name="Table57.A"/>
        <table:table-row>
          <table:table-cell table:style-name="Table57.A1" office:value-type="string">
            <text:p text:style-name="P3">100 # f(_x + _y) &lt;-- f(x) + f(y);</text:p>
          </table:table-cell>
        </table:table-row>
      </table:table>
      <text:p text:style-name="Text_20_body">The problem mentioned above with a rule for vectors and scalars could be solved by making two rules: </text:p>
      <text:list xml:id="list2068037081" text:style-name="L19">
        <text:list-item>
          <text:p text:style-name="P101"><text:span text:style-name="T1">a*b</text:span> (if <text:span text:style-name="T1">b</text:span> is a vector and <text:span text:style-name="T1">a</text:span> is a number) <text:span text:style-name="Teletype"><text:span text:style-name="T1">&lt;--</text:span></text:span> return vector of each component multiplied by <text:span text:style-name="T1">a</text:span>. </text:p>
        </text:list-item>
        <text:list-item>
          <text:p text:style-name="P31"><text:span text:style-name="T1">a*0</text:span> <text:span text:style-name="Teletype"><text:span text:style-name="T1">&lt;--</text:span></text:span> <text:span text:style-name="T1">0</text:span> </text:p>
        </text:list-item>
      </text:list>
      <text:p text:style-name="Text_20_body">So vector multiplication would be tried first. </text:p>
      <text:p text:style-name="Text_20_body">The ordering of the precedence of the rules in the standard math scripts is currently: </text:p>
      <text:list xml:id="list2115501041" text:style-name="L20">
        <text:list-item>
          <text:p text:style-name="P102">50-60: Args are numbers: directly calculate. These are put in the beginning, so they are tried first. This is useful for quickly obtaining numeric results if all the arguments are numeric already, and symbolic transformations are not necessary. </text:p>
        </text:list-item>
        <text:list-item>
          <text:p text:style-name="P102">100-199: tautologies. Transformations that do not change the type of the argument, and are always true. </text:p>
        </text:list-item>
        <text:list-item>
          <text:p text:style-name="P102">200-399: type-specific transformations. Transformations for specific types of objects. </text:p>
        </text:list-item>
        <text:list-item>
          <text:p text:style-name="P32">400-599: transformations on scalars (variables are assumed to be scalars). Meaning transformations that can potentially change the type of an argument. </text:p>
        </text:list-item>
      </text:list>
      <text:p text:style-name="Horizontal_20_Line"><text:bookmark text:name="c3s4"/></text:p>
      <text:h text:style-name="Heading_20_2" text:outline-level="2">Writing new library functions </text:h>
      <text:p text:style-name="Text_20_body">When you implement new library functions, you need to make your new code compatible and consistent with the rest of the library. Here are some relevant considerations. </text:p>
      <text:p text:style-name="Horizontal_20_Line"/>
      <text:h text:style-name="Heading_20_3" text:outline-level="3">To evaluate or not to evaluate </text:h>
      <text:p text:style-name="Text_20_body">Currently, a general policy in the library is that functions do nothing unless their arguments actually allow something to be evaluated. For instance, if the function expects a variable name but instead gets a list, or expects a list but instead gets a string, in most cases it seems to be a good idea to do nothing and return unevaluated. The unevaluated expression will propagate and will be easy to spot. Most functions can accomplish this by using type-checking predicates such as <text:span text:style-name="Teletype"><text:span text:style-name="T1">IsInteger</text:span></text:span> in rules. </text:p>
      <text:p text:style-name="Text_20_body">When dealing with numbers, MathPiper tries to maintain exact answers as much as possible and evaluate to floating-point only when explicitly told so (using <text:span text:style-name="Teletype"><text:span text:style-name="T1">N()</text:span></text:span>). The general evaluation strategy for numerical functions such as <text:span text:style-name="Teletype"><text:span text:style-name="T1">Sin</text:span></text:span> or <text:span text:style-name="Teletype"><text:span text:style-name="T1">Gamma</text:span></text:span> is the following: </text:p>
      <text:list xml:id="list1019186424" text:style-name="L21">
        <text:list-item>
          <text:p text:style-name="P103">If <text:span text:style-name="Teletype"><text:span text:style-name="T1">InNumericMode()</text:span></text:span> returns <text:span text:style-name="Teletype"><text:span text:style-name="T1">True</text:span></text:span> and the arguments are numbers (perhaps <text:soft-page-break/>complex numbers), the function should evaluate its result in floating-point to current precision. </text:p>
        </text:list-item>
        <text:list-item>
          <text:p text:style-name="P103">Otherwise, if the arguments are such that the result can be calculated exactly, it should be evaluated and returned. E.g. <text:span text:style-name="Teletype"><text:span text:style-name="T1">Sin(Pi/2)</text:span></text:span> returns <text:span text:style-name="Teletype"><text:span text:style-name="T1">1</text:span></text:span>. </text:p>
        </text:list-item>
        <text:list-item>
          <text:p text:style-name="P33">Otherwise the function should return unevaluated (but usually with its arguments evaluated). </text:p>
        </text:list-item>
      </text:list>
      <text:p text:style-name="Text_20_body">Here are some examples of this behavior: </text:p>
      <table:table table:name="Table58" table:style-name="Table58">
        <table:table-column table:style-name="Table58.A"/>
        <table:table-row>
          <table:table-cell table:style-name="Table58.A1" office:value-type="string">
            <text:p text:style-name="Preformatted_20_Text">In&gt; Sin(3)</text:p>
            <text:p text:style-name="Preformatted_20_Text">Out&gt; Sin(3);</text:p>
            <text:p text:style-name="Preformatted_20_Text">In&gt; Gamma(8)</text:p>
            <text:p text:style-name="Preformatted_20_Text">Out&gt; 5040;</text:p>
            <text:p text:style-name="Preformatted_20_Text">In&gt; Gamma(-11/2)</text:p>
            <text:p text:style-name="Preformatted_20_Text">Out&gt; (64*Sqrt(Pi))/10395;</text:p>
            <text:p text:style-name="Preformatted_20_Text">In&gt; Gamma(8/7)</text:p>
            <text:p text:style-name="Preformatted_20_Text">Out&gt; Gamma(8/7);</text:p>
            <text:p text:style-name="Preformatted_20_Text">In&gt; N(Gamma(8/7))</text:p>
            <text:p text:style-name="Preformatted_20_Text">Out&gt; 0.9354375629;</text:p>
            <text:p text:style-name="Preformatted_20_Text">In&gt; N(Gamma(8/7+x))</text:p>
            <text:p text:style-name="Preformatted_20_Text">Out&gt; Gamma(x+1.1428571428);</text:p>
            <text:p text:style-name="Preformatted_20_Text">In&gt; Gamma(12/6+x)</text:p>
            <text:p text:style-name="P3">Out&gt; Gamma(x+2);</text:p>
          </table:table-cell>
        </table:table-row>
      </table:table>
      <text:p text:style-name="Text_20_body">To implement this behavior, <text:span text:style-name="Teletype"><text:span text:style-name="T1">Gamma</text:span></text:span> and other mathematical functions usually have two variants: the "symbolic" one and the "numerical" one. For instance, there are <text:span text:style-name="Teletype"><text:span text:style-name="T1">Sin</text:span></text:span> and <text:span text:style-name="Teletype"><text:span text:style-name="T1">SinN</text:span></text:span>, <text:span text:style-name="Teletype"><text:span text:style-name="T1">Ln</text:span></text:span> and <text:span text:style-name="Teletype"><text:span text:style-name="T1">Internal'LnNum</text:span></text:span>, <text:span text:style-name="Teletype"><text:span text:style-name="T1">Gamma</text:span></text:span> and <text:span text:style-name="Teletype"><text:span text:style-name="T1">Internal'GammaNum</text:span></text:span>. (Here <text:span text:style-name="Teletype"><text:span text:style-name="T1">SinN</text:span></text:span> happens to be a built in function but it is not essential.) The "numerical" functions always evaluate to floating-point results. The "symbolic" function serves as a front-end; it evaluates when the result can be expressed exactly, or calls the "numerical" function if <text:span text:style-name="Teletype"><text:span text:style-name="T1">InNumericMode()</text:span></text:span> returns <text:span text:style-name="Teletype"><text:span text:style-name="T1">True</text:span></text:span>, and otherwise returns unevaluated. </text:p>
      <text:p text:style-name="Text_20_body">The "symbolic" function usually has multiple rules while the "numerical" function is usually just one large block of number-crunching code. </text:p>
      <text:p text:style-name="Horizontal_20_Line"/>
      <text:h text:style-name="Heading_20_3" text:outline-level="3">Using <text:span text:style-name="Teletype"><text:span text:style-name="T1">N()</text:span></text:span> and <text:span text:style-name="Teletype"><text:span text:style-name="T1">InNumericMode()</text:span></text:span> in scripts </text:h>
      <text:p text:style-name="Text_20_body">As a rule, <text:span text:style-name="Teletype"><text:span text:style-name="T1">N()</text:span></text:span> should be avoided in code that implements basic numerical algorithms. This is because <text:span text:style-name="Teletype"><text:span text:style-name="T1">N()</text:span></text:span> itself is implemented in the library and it may need to use some of these algorithms. Arbitrary-precision math can be handled by built in functions such as <text:span text:style-name="Teletype"><text:span text:style-name="T1">DivideN</text:span></text:span>, <text:span text:style-name="Teletype"><text:span text:style-name="T1">SinN</text:span></text:span> and so on, without using <text:span text:style-name="Teletype"><text:span text:style-name="T1">N()</text:span></text:span>. For example, if your code needs to evaluate <text:span text:style-name="T1">Sqrt(Pi)</text:span> to many digits as an intermediate result, it is better to write <text:span text:style-name="Teletype"><text:span text:style-name="T1">SqrtN(Internal'Pi())</text:span></text:span> than <text:span text:style-name="Teletype"><text:span text:style-name="T1">N(Sqrt(Pi))</text:span></text:span> because it makes for faster, more reliable code. </text:p>
      <text:p text:style-name="Horizontal_20_Line"/>
      <text:h text:style-name="Heading_20_3" text:outline-level="3">Using <text:span text:style-name="Teletype"><text:span text:style-name="T1">BuiltinPrecisionSet()</text:span></text:span> </text:h>
      <text:p text:style-name="Text_20_body">The usual assumption is that numerical functions will evaluate floating-point results to the currently set precision. For intermediate calculations, a higher working precision is sometimes needed. In this case, your function should set the precision back to the original value at the end of the calculation and round off the result. </text:p>
      <text:p text:style-name="Horizontal_20_Line"><text:soft-page-break/></text:p>
      <text:h text:style-name="Heading_20_3" text:outline-level="3">Using verbose mode </text:h>
      <text:p text:style-name="Text_20_body">For routines using complicated algorithms, or when evaluation takes a long time, it is usually helpful to print some diagnostic information, so that the user can at least watch some progress. The current convention is that if <text:span text:style-name="Teletype"><text:span text:style-name="T1">InVerboseMode()</text:span></text:span> returns <text:span text:style-name="Teletype"><text:span text:style-name="T1">True</text:span></text:span>, functions may print diagnostic information. (But do not print too much!). Verbose mode is turned on by using the function <text:span text:style-name="Teletype"><text:span text:style-name="T1">V(expression)</text:span></text:span>. The expression is evaluated in verbose mode. </text:p>
      <text:p text:style-name="Horizontal_20_Line"/>
      <text:h text:style-name="Heading_20_3" text:outline-level="3">Procedural programming or rule-based programming? </text:h>
      <text:p text:style-name="P8">Two considerations are relevant to this decision. First, whether to use multiple rules with predicates or one rule with multiple <text:span text:style-name="Teletype"><text:span text:style-name="T1">If()</text:span></text:span>s. Consider the following sample code for the "double factorial" function <text:span text:style-name="T1">n!! :=n*(n-2)*...</text:span> written using predicates and rules: </text:p>
      <table:table table:name="Table59" table:style-name="Table59">
        <table:table-column table:style-name="Table59.A"/>
        <table:table-row>
          <table:table-cell table:style-name="Table59.A1" office:value-type="string">
            <text:p text:style-name="Preformatted_20_Text">1# 0 !! &lt;-- 1;</text:p>
            <text:p text:style-name="Preformatted_20_Text">1# 1 !! &lt;-- 1;</text:p>
            <text:p text:style-name="Preformatted_20_Text">2# (n_IsEven) !! &lt;-- 2^(n/2)*n!;</text:p>
            <text:p text:style-name="P3">3# (n_IsOdd) !! &lt;-- n*(n-2)!!;</text:p>
          </table:table-cell>
        </table:table-row>
      </table:table>
      <text:p text:style-name="P8">and an equivalent code with one rule: </text:p>
      <table:table table:name="Table60" table:style-name="Table60">
        <table:table-column table:style-name="Table60.A"/>
        <table:table-row>
          <table:table-cell table:style-name="Table60.A1" office:value-type="string">
            <text:p text:style-name="Preformatted_20_Text">n!! := If(n=0 Or n=1, 1,</text:p>
            <text:p text:style-name="Preformatted_20_Text"><text:s text:c="2"/>If(IsEven(n), 2^(n/2)*n!,</text:p>
            <text:p text:style-name="Preformatted_20_Text"><text:s text:c="2"/>If(IsOdd(n), n*(n-2)!!, Hold(n!!)))</text:p>
            <text:p text:style-name="P3">);</text:p>
          </table:table-cell>
        </table:table-row>
      </table:table>
      <text:p text:style-name="Text_20_body">(Note: This is not the way <text:span text:style-name="T1">n!!</text:span> is implemented in the library.) The first version is a lot more clear. MathPiper is very quick in rule matching and evaluation of predicates, so the first version is (marginally) faster. So it seems better to write a few rules with predicates than one rule with multiple <text:span text:style-name="Teletype"><text:span text:style-name="T1">If()</text:span></text:span> statements. </text:p>
      <text:p text:style-name="Text_20_body">The second question is whether to use recursion or loops. Recursion makes code more elegant but it is slower and limited in depth. Currently the default recursion depth of <text:span text:style-name="T1">1000</text:span> is enough for most casual calculations and yet catches infinite recursion errors relatively quickly. Because of clearer code, it seems better to use recursion in situations where the number of list elements will never become large. In numerical applications, such as evaluation of Taylor series, recursion usually does not pay off. </text:p>
      <text:p text:style-name="Horizontal_20_Line"><text:bookmark text:name="c3s5"/></text:p>
      <text:h text:style-name="Heading_20_2" text:outline-level="2">Reporting errors </text:h>
      <text:p text:style-name="Text_20_body">Errors occurring because of invalid argument types should be reported only if absolutely necessary. (In the future there may be a static type checker implemented that will make explicit checking unnecessary.) </text:p>
      <text:p text:style-name="Text_20_body">Errors of invalid values, e.g. a negative argument of real logarithm function, or a malformed list, mean that a human has probably made a mistake, so the errors need to be reported. "Internal errors", i.e. program bugs, certainly need to be reported. </text:p>
      <text:p text:style-name="Text_20_body"><text:soft-page-break/>There are currently two facilities for reporting errors: a "hard" one and a "soft" one. </text:p>
      <text:p text:style-name="P8">The "hard" error reporting facility is the function <text:span text:style-name="Teletype"><text:span text:style-name="T1">Check</text:span></text:span>. For example, if <text:span text:style-name="Teletype"><text:span text:style-name="T1">x</text:span></text:span>=<text:span text:style-name="Teletype"><text:span text:style-name="T1">-1</text:span></text:span>, then </text:p>
      <table:table table:name="Table61" table:style-name="Table61">
        <table:table-column table:style-name="Table61.A"/>
        <table:table-row>
          <table:table-cell table:style-name="Table61.A1" office:value-type="string">
            <text:p text:style-name="P3">Check(x&gt;0,"bad x");</text:p>
          </table:table-cell>
        </table:table-row>
      </table:table>
      <text:p text:style-name="Text_20_body">will immediately halt the execution of a MathPiper script and print the error messsage. This is implemented as a C++ exception. A drawback of this mechanism is that the MathPiper stack unwinding is not performed by the MathPiper interpreter, so global variables such as <text:span text:style-name="Teletype"><text:span text:style-name="T1">InNumericMode()</text:span></text:span>, <text:span text:style-name="Teletype"><text:span text:style-name="T1">Verbose</text:span></text:span>, <text:span text:style-name="Teletype"><text:span text:style-name="T1">BuiltinPrecisionSet()</text:span></text:span> may keep the intermediate values they had been assigned just before the error occurred. Also, sometimes it is better for the program to be able to catch the error and continue. </text:p>
      <text:p text:style-name="P8">The "soft" error reporting is provided by the functions <text:span text:style-name="Teletype"><text:span text:style-name="T1">Assert</text:span></text:span> and <text:span text:style-name="Teletype"><text:span text:style-name="T1">IsError</text:span></text:span>, e.g. </text:p>
      <table:table table:name="Table62" table:style-name="Table62">
        <table:table-column table:style-name="Table62.A"/>
        <table:table-row>
          <table:table-cell table:style-name="Table62.A1" office:value-type="string">
            <text:p text:style-name="Preformatted_20_Text">Assert("domain", x) x&gt;0;</text:p>
            <text:p text:style-name="P3">If(IsError("domain"), ...);</text:p>
          </table:table-cell>
        </table:table-row>
      </table:table>
      <text:p text:style-name="Text_20_body">The error will be reported but execution will continue normally until some other function "handles" the error (prints the error message or does something else appropriate for that error). Here the string <text:span text:style-name="Teletype"><text:span text:style-name="T1">"domain"</text:span></text:span> is the "error type" and <text:span text:style-name="Teletype"><text:span text:style-name="T1">x</text:span></text:span> will be the information object for this error. The error object can be any expression, but it is probably a good idea to choose a short and descriptive string for the error type. </text:p>
      <text:p text:style-name="Text_20_body">The function <text:span text:style-name="Teletype"><text:span text:style-name="T1">GetErrorTableau()</text:span></text:span> returns an associative list that accumulates all reported error objects. When errors are "handled", their objects should be removed from the list. The utility function <text:span text:style-name="Teletype"><text:span text:style-name="T1">DumpErrors()</text:span></text:span> is a simple error handler that prints all errors and clears the list. Other handlers are <text:span text:style-name="Teletype"><text:span text:style-name="T1">GetError</text:span></text:span> and <text:span text:style-name="Teletype"><text:span text:style-name="T1">ClearError</text:span></text:span>. These functions may be used to handle errors when it is safe to do so. </text:p>
      <text:p text:style-name="Text_20_body">The "soft" error reporting facility is safer and more flexible than the "hard" facility. However, the disadvantage is that errors are not reported right away and pointless calculations may continue for a while until an error is handled. </text:p>
      <text:p text:style-name="Text_20_body"><text:script xlink:href="http://www.google-analytics.com/urchin.js"/>_uacct = "UA-2425144-1";<text:line-break/>urchinTracker();</text:p>
      <text:h text:style-name="P156" text:outline-level="1">Advanced example 1: parsing expressions (<text:span text:style-name="Teletype"><text:span text:style-name="T1">CForm</text:span></text:span>) </text:h>
      <text:p text:style-name="Text_20_body">In this chapter we show how MathPiper represents expressions and how one can build functions that work on various types of expressions. Our specific example will be <text:span text:style-name="Teletype"><text:span text:style-name="T1">CForm()</text:span></text:span>, a standard library function that converts MathPiper expressions into C or C++ code. Although the input format of MathPiper expressions is already very close to C and perhaps could be converted to C by means of an external text filter, it is instructive to understand how to use MathPiper to parse its own expressions and produce the corresponding C code. Here we shall only design the core mechanism of <text:span text:style-name="Teletype"><text:span text:style-name="T1">CForm()</text:span></text:span> and build a limited version that handles only expressions using the four arithmetic actions. </text:p>
      <text:p text:style-name="Horizontal_20_Line"><text:bookmark text:name="c4s1"/></text:p>
      <text:h text:style-name="Heading_20_2" text:outline-level="2">Recursive parsing of expression trees </text:h>
      <text:p text:style-name="Text_20_body">As we have seen in the tutorial, MathPiper represents all expressions as trees, or equivalently, as lists of lists. For example, the expression "<text:span text:style-name="Teletype"><text:span text:style-name="T1">a+b+c+d+e</text:span></text:span>" is for MathPiper a tree of depth 4 that could be visualized as </text:p>
      <table:table table:name="Table63" table:style-name="Table63">
        <table:table-column table:style-name="Table63.A"/>
        <table:table-row>
          <table:table-cell table:style-name="Table63.A1" office:value-type="string">
            <text:p text:style-name="Preformatted_20_Text"><text:s text:c="2"/>"+"</text:p>
            <text:p text:style-name="Preformatted_20_Text"><text:s/>a <text:s/>"+"</text:p>
            <text:p text:style-name="Preformatted_20_Text"><text:s text:c="3"/>b <text:s/>"+"</text:p>
            <text:p text:style-name="Preformatted_20_Text"><text:s text:c="5"/>c <text:s/>"+"</text:p>
            <text:p text:style-name="P3"><text:s text:c="7"/>d <text:s text:c="2"/>e</text:p>
          </table:table-cell>
        </table:table-row>
      </table:table>
      <text:p text:style-name="Text_20_body">or as a nested list: <text:span text:style-name="Teletype"><text:span text:style-name="T1">("+" a ("+" b ("+" c ("+" d e))))</text:span></text:span>. </text:p>
      <text:p text:style-name="Text_20_body">Complicated expressions are thus built from simple ones in a general and flexible way. If we want a function that acts on sums of any number of terms, we only need to define this function on a single atom and on a sum of two terms, and the MathPiper engine will recursively perform the action on the entire tree. </text:p>
      <text:p text:style-name="Text_20_body">So our first try is to define rules for transforming an atom and for transforming sums and products. The result of <text:span text:style-name="Teletype"><text:span text:style-name="T1">CForm()</text:span></text:span> will always be a string. We can use recursion like this: </text:p>
      <table:table table:name="Table64" table:style-name="Table64">
        <table:table-column table:style-name="Table64.A"/>
        <table:table-row>
          <table:table-cell table:style-name="Table64.A1" office:value-type="string">
            <text:p text:style-name="Preformatted_20_Text">In&gt; 100 # CForm(a_IsAtom) &lt;-- String(a);</text:p>
            <text:p text:style-name="Preformatted_20_Text">Out&gt; True;</text:p>
            <text:p text:style-name="Preformatted_20_Text">In&gt; 100 # CForm(_a + _b) &lt;-- CForm(a) : \</text:p>
            <text:p text:style-name="Preformatted_20_Text"><text:s text:c="2"/>" + " : CForm(b);</text:p>
            <text:p text:style-name="Preformatted_20_Text">Out&gt; True;</text:p>
            <text:p text:style-name="Preformatted_20_Text">In&gt; 100 # CForm(_a * _b) &lt;-- CForm(a) : \</text:p>
            <text:p text:style-name="Preformatted_20_Text"><text:s text:c="2"/>" * " : CForm(b);</text:p>
            <text:p text:style-name="P3">Out&gt; True;</text:p>
          </table:table-cell>
        </table:table-row>
      </table:table>
      <text:p text:style-name="Text_20_body">We used the string concatenation operator "<text:span text:style-name="Teletype"><text:span text:style-name="T1">:</text:span></text:span>" and we added spaces around the binary operators for clarity. All rules have the same precedence 100 because there are no conflicts in rule ordering so far: these rules apply in mutually exclusive cases. Let's try converting some simple expressions now: </text:p>
      <table:table table:name="Table65" table:style-name="Table65">
        <table:table-column table:style-name="Table65.A"/>
        <table:table-row>
          <table:table-cell table:style-name="Table65.A1" office:value-type="string">
            <text:p text:style-name="Preformatted_20_Text">In&gt; CForm(a+b*c);</text:p>
            <text:p text:style-name="Preformatted_20_Text">Out&gt; "a + b * c";</text:p>
            <text:p text:style-name="Preformatted_20_Text">In&gt; CForm(a+b*c*d+e+1+f);</text:p>
            <text:p text:style-name="P3">Out&gt; "a + b * c * d + e + 1 + f";</text:p>
          </table:table-cell>
        </table:table-row>
      </table:table>
      <text:p text:style-name="Text_20_body"><text:soft-page-break/>With only three rules, we were able to process even some complicated expressions. How did it work? We could illustrate the steps MathPiper went through when simplifying <text:span text:style-name="Teletype"><text:span text:style-name="T1">CForm(a+b*c)</text:span></text:span> roughly like this: </text:p>
      <table:table table:name="Table66" table:style-name="Table66">
        <table:table-column table:style-name="Table66.A"/>
        <table:table-row>
          <table:table-cell table:style-name="Table66.A1" office:value-type="string">
            <text:p text:style-name="Preformatted_20_Text">CForm(a+b*c)</text:p>
            <text:p text:style-name="Preformatted_20_Text"><text:s text:c="4"/>... apply 2nd rule</text:p>
            <text:p text:style-name="Preformatted_20_Text">CForm(a) : " + " : CForm(b*c)</text:p>
            <text:p text:style-name="Preformatted_20_Text"><text:s text:c="4"/>... apply 1st rule and 3rd rule</text:p>
            <text:p text:style-name="Preformatted_20_Text">"a" : " + " : CForm(b) : " * " : CForm(c)</text:p>
            <text:p text:style-name="Preformatted_20_Text"><text:s text:c="4"/>... apply 1st rule</text:p>
            <text:p text:style-name="Preformatted_20_Text">"a" : " + " : "b" : " * " : "c"</text:p>
            <text:p text:style-name="Preformatted_20_Text"><text:s text:c="4"/>... concatenate strings</text:p>
            <text:p text:style-name="P3">"a + b * c"</text:p>
          </table:table-cell>
        </table:table-row>
      </table:table>
      <text:p text:style-name="Horizontal_20_Line"><text:bookmark text:name="c4s2"/></text:p>
      <text:h text:style-name="Heading_20_2" text:outline-level="2">Handling precedence of infix operations </text:h>
      <text:p text:style-name="Text_20_body">It seems that recursion will do all the work for us. The power of recursion is indeed great and extensive use of recursion is built into the design of MathPiper. We might now add rules for more operators, for example, the unary addition, subtraction and division: </text:p>
      <table:table table:name="Table67" table:style-name="Table67">
        <table:table-column table:style-name="Table67.A"/>
        <table:table-row>
          <table:table-cell table:style-name="Table67.A1" office:value-type="string">
            <text:p text:style-name="Preformatted_20_Text">100 # CForm(+ _a) &lt;-- "+ " : CForm(a);</text:p>
            <text:p text:style-name="Preformatted_20_Text">100 # CForm(- _a) &lt;-- "- " : CForm(a);</text:p>
            <text:p text:style-name="Preformatted_20_Text">100 # CForm(_a - _b) &lt;-- CForm(a) : " - "</text:p>
            <text:p text:style-name="Preformatted_20_Text"><text:s text:c="2"/>: CForm(b);</text:p>
            <text:p text:style-name="Preformatted_20_Text">100 # CForm(_a / _b) &lt;-- CForm(a) : " / "</text:p>
            <text:p text:style-name="P3"><text:s text:c="2"/>: CForm(b);</text:p>
          </table:table-cell>
        </table:table-row>
      </table:table>
      <text:p text:style-name="Text_20_body">However, soon we find that we forgot about operator precedence. Our simple-minded <text:span text:style-name="Teletype"><text:span text:style-name="T1">CForm()</text:span></text:span> gives wrong C code for expressions like this: </text:p>
      <table:table table:name="Table68" table:style-name="Table68">
        <table:table-column table:style-name="Table68.A"/>
        <table:table-row>
          <table:table-cell table:style-name="Table68.A1" office:value-type="string">
            <text:p text:style-name="Preformatted_20_Text">In&gt; CForm( (a+b) * c );</text:p>
            <text:p text:style-name="P3">Out&gt; "a + b * c";</text:p>
          </table:table-cell>
        </table:table-row>
      </table:table>
      <text:p text:style-name="Text_20_body">We need to get something like "(a+b)*c" in this case. How would we add a rule to insert parentheses around subexpressions? A simple way out would be to put parentheses around every subexpression, replacing our rules by something like this: </text:p>
      <table:table table:name="Table69" table:style-name="Table69">
        <table:table-column table:style-name="Table69.A"/>
        <table:table-row>
          <table:table-cell table:style-name="Table69.A1" office:value-type="string">
            <text:p text:style-name="Preformatted_20_Text">100 # CForm(_a + _b) &lt;-- "(" : CForm(a)</text:p>
            <text:p text:style-name="Preformatted_20_Text"><text:s text:c="2"/>: " + " : CForm(b) : ")";</text:p>
            <text:p text:style-name="Preformatted_20_Text">100 # CForm(- _a) &lt;-- "(- " : CForm(a)</text:p>
            <text:p text:style-name="P3"><text:s text:c="2"/>: ")";</text:p>
          </table:table-cell>
        </table:table-row>
      </table:table>
      <text:p text:style-name="Text_20_body">and so on. This will always produce correct C code, e.g. in our case "((a+b)*c)", but generally the output will be full of unnecessary parentheses. It is instructive to find a better solution. </text:p>
      <text:p text:style-name="Text_20_body">We could improve the situation by inserting parentheses only if the higher-order expression requires them; for this to work, we need to make a call such as <text:span text:style-name="Teletype"><text:span text:style-name="T1">CForm(a+b)</text:span></text:span> aware that the enveloping expression has a multiplication by <text:span text:style-name="Teletype"><text:span text:style-name="T1">c</text:span></text:span> around the addition <text:span text:style-name="Teletype"><text:span text:style-name="T1">a+b</text:span></text:span>. This can be implemented by passing an extra argument to <text:span text:style-name="Teletype"><text:span text:style-name="T1">CForm()</text:span></text:span> that will indicate the precedence of the enveloping operation. A compound expression that uses an infix operator must be bracketed if the precedence of that infix operator is higher than the precedence of the enveloping infix operation. </text:p>
      <text:p text:style-name="Text_20_body"><text:soft-page-break/>We shall define an auxiliary function also named "CForm" but with a second argument, the precedence of the enveloping infix operation. If there is no enveloping operation, we shall set the precedence to a large number, e.g. 60000, to indicate that no parentheses should be inserted around the whole expression. The new "CForm(expr, precedence)" will handle two cases: either parentheses are necessary, or unnecessary. For clarity we shall implement these cases in two separate rules. The initial call to "CForm(expr)" will be delegated to "CForm(expr, precedence)". </text:p>
      <text:p text:style-name="Text_20_body">The precedence values of infix operators such as "<text:span text:style-name="Teletype"><text:span text:style-name="T1">+</text:span></text:span>" and "<text:span text:style-name="Teletype"><text:span text:style-name="T1">*</text:span></text:span>" are defined in the MathPiper library but may change in a future version. Therefore, we shall not hard-code these precedence values but instead use the function <text:span text:style-name="Teletype"><text:span text:style-name="T1">OpPrecedence()</text:span></text:span> to determine them. The new rules for the "<text:span text:style-name="Teletype"><text:span text:style-name="T1">+</text:span></text:span>" operation could look like this: </text:p>
      <table:table table:name="Table70" table:style-name="Table70">
        <table:table-column table:style-name="Table70.A"/>
        <table:table-row>
          <table:table-cell table:style-name="Table70.A1" office:value-type="string">
            <text:p text:style-name="Preformatted_20_Text">PlusPrec := OpPrecedence("+");</text:p>
            <text:p text:style-name="Preformatted_20_Text">100 # CForm(_expr) &lt;-- CForm(expr, 60000);</text:p>
            <text:p text:style-name="Preformatted_20_Text">100 # CForm(_a + _b, _prec)_(PlusPrec&gt;prec)</text:p>
            <text:p text:style-name="Preformatted_20_Text"><text:s text:c="2"/>&lt;-- "(" : CForm(a, PlusPrec) : " + "</text:p>
            <text:p text:style-name="Preformatted_20_Text"><text:s text:c="2"/>: CForm(b, PlusPrec) : ")";</text:p>
            <text:p text:style-name="Preformatted_20_Text">120 # CForm(_a + _b, _prec) &lt;--</text:p>
            <text:p text:style-name="Preformatted_20_Text"><text:s text:c="4"/>CForm(a, PlusPrec) : " + "</text:p>
            <text:p text:style-name="P3"><text:s text:c="8"/>: CForm(b, PlusPrec);</text:p>
          </table:table-cell>
        </table:table-row>
      </table:table>
      <text:p text:style-name="Text_20_body">and so on. We omitted the predicate for the last rule because it has a later precedence than the preceding rule. </text:p>
      <text:p text:style-name="Text_20_body">The way we wrote these rules is unnecessarily repetitive but straightforward and it illustrates the central ideas of expression processing in MathPiper. The standard library implements <text:span text:style-name="Teletype"><text:span text:style-name="T1">CForm()</text:span></text:span> essentially in this way. In addition the library implementation supports standard mathematical functions, arrays and so on, and is somewhat better organized to allow easier extensions and avoid repetition of code. </text:p>
      <text:p text:style-name="Text_20_body"><text:script xlink:href="http://www.google-analytics.com/urchin.js"/>_uacct = "UA-2425144-1";<text:line-break/>urchinTracker();</text:p>
      <text:h text:style-name="P156" text:outline-level="1">MathPiper programming pitfalls </text:h>
      <text:p text:style-name="Text_20_body">No programming language is without programming pitfalls, and <text:span text:style-name="Teletype"><text:span text:style-name="T1">MathPiper</text:span></text:span> has its fair share of pitfalls. </text:p>
      <text:p text:style-name="Horizontal_20_Line"><text:bookmark text:name="c5s1"/></text:p>
      <text:h text:style-name="Heading_20_2" text:outline-level="2">All rules are global </text:h>
      <text:p text:style-name="Text_20_body">All rules are global, and a consequence is that rules can clash or silently shadow each other, if the user defines two rules with the same patterns and predicates but different bodies. </text:p>
      <text:p text:style-name="Text_20_body">For example: </text:p>
      <table:table table:name="Table71" table:style-name="Table71">
        <table:table-column table:style-name="Table71.A"/>
        <table:table-row>
          <table:table-cell table:style-name="Table71.A1" office:value-type="string">
            <text:p text:style-name="Preformatted_20_Text">In&gt; f(0) &lt;-- 1</text:p>
            <text:p text:style-name="Preformatted_20_Text">Out&gt; True;</text:p>
            <text:p text:style-name="Preformatted_20_Text">In&gt; f(x_IsConstant) &lt;-- Sin(x)/x</text:p>
            <text:p text:style-name="P3">Out&gt; True;</text:p>
          </table:table-cell>
        </table:table-row>
      </table:table>
      <text:p text:style-name="Text_20_body">This can happen in practice, if care is not taken. Here two transformation rules are defined which both have the same precedence (since their precedence was not explicitly set). In that case <text:span text:style-name="Teletype"><text:span text:style-name="T1">MathPiper</text:span></text:span> gets to decide which one to try first. Such problems can also occur where one transformation rule (possibly defined in some other file) has a wrong precedence, and thus masks another transformation rule. It is necessary to think of a scheme for assigning precedences first. In many cases, the order in which transformation rules are applied is important. </text:p>
      <text:p text:style-name="Text_20_body">In the above example, because <text:span text:style-name="Teletype"><text:span text:style-name="T1">MathPiper</text:span></text:span> gets to decide which rule to try first, it is possible that f(0) invokes the second rule, which would then mask the first so the first rule is never called. Indeed, in <text:span text:style-name="Teletype"><text:span text:style-name="T1">MathPiper</text:span></text:span> version 1.0.51, </text:p>
      <table:table table:name="Table72" table:style-name="Table72">
        <table:table-column table:style-name="Table72.A"/>
        <table:table-row>
          <table:table-cell table:style-name="Table72.A1" office:value-type="string">
            <text:p text:style-name="Preformatted_20_Text">In&gt; f(0)</text:p>
            <text:p text:style-name="P3">Out&gt; Undefined;</text:p>
          </table:table-cell>
        </table:table-row>
      </table:table>
      <text:p text:style-name="Text_20_body">The order the rules are applied in is undefined if the precedences are the same. The precedences should only be the same if order does not matter. This is the case if, for instance, the two rules apply to different argument patters that could not possibly mask each other. </text:p>
      <text:p text:style-name="Text_20_body">The solution could have been either: </text:p>
      <table:table table:name="Table73" table:style-name="Table73">
        <table:table-column table:style-name="Table73.A"/>
        <table:table-row>
          <table:table-cell table:style-name="Table73.A1" office:value-type="string">
            <text:p text:style-name="Preformatted_20_Text">In&gt; 10 # f(0) &lt;-- 1</text:p>
            <text:p text:style-name="Preformatted_20_Text">Out&gt; True;</text:p>
            <text:p text:style-name="Preformatted_20_Text">In&gt; 20 # f(x_IsConstant) &lt;-- Sin(x)/x</text:p>
            <text:p text:style-name="Preformatted_20_Text">Out&gt; True;</text:p>
            <text:p text:style-name="Preformatted_20_Text">In&gt; f(0)</text:p>
            <text:p text:style-name="P3">Out&gt; 1;</text:p>
          </table:table-cell>
        </table:table-row>
      </table:table>
      <text:p text:style-name="P8">or </text:p>
      <table:table table:name="Table74" table:style-name="Table74">
        <table:table-column table:style-name="Table74.A"/>
        <table:table-row>
          <table:table-cell table:style-name="Table74.A1" office:value-type="string">
            <text:p text:style-name="Preformatted_20_Text">In&gt; f(0) &lt;-- 1</text:p>
            <text:p text:style-name="Preformatted_20_Text">Out&gt; True;</text:p>
            <text:p text:style-name="Preformatted_20_Text">In&gt; f(x_IsConstant)_(x != 0) &lt;-- Sin(x)/x</text:p>
            <text:p text:style-name="Preformatted_20_Text">Out&gt; True;</text:p>
            <text:p text:style-name="Preformatted_20_Text">In&gt; f(0)</text:p>
            <text:p text:style-name="P3"><text:soft-page-break/>Out&gt; 1;</text:p>
          </table:table-cell>
        </table:table-row>
      </table:table>
      <text:p text:style-name="Text_20_body">So either the rules should have distinct precedences, or they should have mutually exclusive predicates, so that they do not collide. </text:p>
      <text:p text:style-name="Horizontal_20_Line"><text:bookmark text:name="c5s2"/></text:p>
      <text:h text:style-name="Heading_20_2" text:outline-level="2">Objects that look like functions </text:h>
      <text:p text:style-name="Text_20_body">An expression that looks like a "function", for example <text:span text:style-name="Teletype"><text:span text:style-name="T1">AbcDef(x,y)</text:span></text:span>, is in fact either a call to a "built in function" or to a "user function", and there is a huge difference between the behaviors. built in functions immediately evaluate to something, while user functions are really just symbols to which evaluation rules may or may not be applied. </text:p>
      <text:p text:style-name="Text_20_body">For example: </text:p>
      <table:table table:name="Table75" table:style-name="Table75">
        <table:table-column table:style-name="Table75.A"/>
        <table:table-row>
          <table:table-cell table:style-name="Table75.A1" office:value-type="string">
            <text:p text:style-name="Preformatted_20_Text">In&gt; a+b</text:p>
            <text:p text:style-name="Preformatted_20_Text">Out&gt; a+b;</text:p>
            <text:p text:style-name="Preformatted_20_Text">In&gt; 2+3</text:p>
            <text:p text:style-name="Preformatted_20_Text">Out&gt; 5;</text:p>
            <text:p text:style-name="Preformatted_20_Text">In&gt; AddN(a,b)</text:p>
            <text:p text:style-name="Preformatted_20_Text">In function "AddN" : </text:p>
            <text:p text:style-name="Preformatted_20_Text">bad argument number 1 (counting from 1)</text:p>
            <text:p text:style-name="Preformatted_20_Text">The offending argument a evaluated to a</text:p>
            <text:p text:style-name="Preformatted_20_Text">CommandLine(1) : Invalid argument</text:p>
            <text:p text:style-name="Preformatted_20_Text"/>
            <text:p text:style-name="Preformatted_20_Text">In&gt; AddN(2,3)</text:p>
            <text:p text:style-name="P3">Out&gt; 5;</text:p>
          </table:table-cell>
        </table:table-row>
      </table:table>
      <text:p text:style-name="Text_20_body">The <text:span text:style-name="Teletype"><text:span text:style-name="T1">+</text:span></text:span> operator will return the object unsimplified if the arguments are not numeric. The <text:span text:style-name="Teletype"><text:span text:style-name="T1">+</text:span></text:span> operator is defined in the standard scripts. <text:span text:style-name="Teletype"><text:span text:style-name="T1">AddN</text:span></text:span>, however, is a function defined in the "kernel" to performs the numeric addition. It can only do this if the arguments are numeric and it fails on symbolic arguments. (The <text:span text:style-name="Teletype"><text:span text:style-name="T1">+</text:span></text:span> operator calls <text:span text:style-name="Teletype"><text:span text:style-name="T1">AddN</text:span></text:span> after it has verified that the arguments passed to it are numeric.) </text:p>
      <text:p text:style-name="Text_20_body">A built in function such as <text:span text:style-name="Teletype"><text:span text:style-name="T1">AddN</text:span></text:span> can never return unevaluated, but an operator such as "<text:span text:style-name="Teletype"><text:span text:style-name="T1">+</text:span></text:span>" is a "user function" which might or might not be evaluated to something. </text:p>
      <text:p text:style-name="Text_20_body">A user function does not have to be defined before it is used. A consequence of this is that a typo in a function name or a variable name will always go unnoticed. For example: </text:p>
      <table:table table:name="Table76" table:style-name="Table76">
        <table:table-column table:style-name="Table76.A"/>
        <table:table-row>
          <table:table-cell table:style-name="Table76.A1" office:value-type="string">
            <text:p text:style-name="Preformatted_20_Text">In&gt; f(x_IsInteger,y_IsInteger) &lt;-- Mathadd(x,y)</text:p>
            <text:p text:style-name="Preformatted_20_Text">Out&gt; True;</text:p>
            <text:p text:style-name="Preformatted_20_Text">In&gt; f(1,2)</text:p>
            <text:p text:style-name="P3">Out&gt; Mathadd(1,2);</text:p>
          </table:table-cell>
        </table:table-row>
      </table:table>
      <text:p text:style-name="Text_20_body">Here we made a typo: we should have written <text:span text:style-name="Teletype"><text:span text:style-name="T1">AddN</text:span></text:span>, but wrote <text:span text:style-name="Teletype"><text:span text:style-name="T1">Mathadd</text:span></text:span> instead. <text:span text:style-name="Teletype"><text:span text:style-name="T1">MathPiper</text:span></text:span> happily assumed that we mean a new and (so far) undefined "user function" <text:span text:style-name="Teletype"><text:span text:style-name="T1">Mathadd</text:span></text:span> and returned the expression unevaluated. </text:p>
      <text:p text:style-name="Text_20_body">In the above example it was easy to spot the error. But this feature becomes more dangerous when it this mistake is made in a part of some procedure. A call that should have been made to an internal function, if a typo was made, passes silently without error and returns unevaluated. The real problem occurs if we meant to call a function that has side-effects and we not use its return value. In this case we shall not <text:soft-page-break/>immediately find that the function was not evaluated, but instead we shall encounter a mysterious bug later. </text:p>
      <text:p text:style-name="Horizontal_20_Line"><text:bookmark text:name="c5s3"/></text:p>
      <text:h text:style-name="Heading_20_2" text:outline-level="2">Guessing when arguments are evaluated and when not </text:h>
      <text:p text:style-name="Text_20_body">If your new function does not work as expected, there is a good chance that it happened because you did not expect some expression which is an argument to be passed to a function to be evaluated when it is in fact evaluated, or vice versa. </text:p>
      <text:p text:style-name="Text_20_body">For example: </text:p>
      <table:table table:name="Table77" table:style-name="Table77">
        <table:table-column table:style-name="Table77.A"/>
        <table:table-row>
          <table:table-cell table:style-name="Table77.A1" office:value-type="string">
            <text:p text:style-name="Preformatted_20_Text">In&gt; p:=Sin(x)</text:p>
            <text:p text:style-name="Preformatted_20_Text">Out&gt; Sin(x);</text:p>
            <text:p text:style-name="Preformatted_20_Text">In&gt; D(x)p</text:p>
            <text:p text:style-name="Preformatted_20_Text">Out&gt; Cos(x);</text:p>
            <text:p text:style-name="Preformatted_20_Text">In&gt; y:=x</text:p>
            <text:p text:style-name="Preformatted_20_Text">Out&gt; x;</text:p>
            <text:p text:style-name="Preformatted_20_Text">In&gt; D(y)p</text:p>
            <text:p text:style-name="P3">Out&gt; 0;</text:p>
          </table:table-cell>
        </table:table-row>
      </table:table>
      <text:p text:style-name="Text_20_body">Here the first argument to the differentiation function is not evaluated, so <text:span text:style-name="Teletype"><text:span text:style-name="T1">y</text:span></text:span> is not evaluated to <text:span text:style-name="Teletype"><text:span text:style-name="T1">x</text:span></text:span>, and <text:span text:style-name="Teletype"><text:span text:style-name="T1">D(y)p</text:span></text:span> is indeed 0. </text:p>
      <text:p text:style-name="Horizontal_20_Line"/>
      <text:h text:style-name="Heading_20_3" text:outline-level="3">The confusing effect of <text:span text:style-name="Teletype"><text:span text:style-name="T1">HoldArg</text:span></text:span> </text:h>
      <text:p text:style-name="Text_20_body">The problem of distinguishing evaluated and unevaluated objects becomes worse when we need to create a function that does not evaluate its arguments. </text:p>
      <text:p text:style-name="Text_20_body">Since in <text:span text:style-name="Teletype"><text:span text:style-name="T1">MathPiper</text:span></text:span> evaluation starts from the bottom of the expression tree, all "user functions" will appear to evaluate their arguments by default. But sometimes it is convenient to prohibit evaluation of a particular argument (using <text:span text:style-name="Teletype"><text:span text:style-name="T1">HoldArg</text:span></text:span> or <text:span text:style-name="Teletype"><text:span text:style-name="T1">HoldArgNr</text:span></text:span>). </text:p>
      <text:p text:style-name="Text_20_body">For example, suppose we need a function <text:span text:style-name="Teletype"><text:span text:style-name="T1">A(x,y)</text:span></text:span> that, as a side-effect, assigns the variable <text:span text:style-name="Teletype"><text:span text:style-name="T1">x</text:span></text:span> to the sum of <text:span text:style-name="Teletype"><text:span text:style-name="T1">x</text:span></text:span> and <text:span text:style-name="Teletype"><text:span text:style-name="T1">y</text:span></text:span>. This function will be called when <text:span text:style-name="Teletype"><text:span text:style-name="T1">x</text:span></text:span> already has some value, so clearly the argument <text:span text:style-name="Teletype"><text:span text:style-name="T1">x</text:span></text:span> in <text:span text:style-name="Teletype"><text:span text:style-name="T1">A(x,y)</text:span></text:span> should be unevaluated. It is possible to make this argument unevaluated by putting <text:span text:style-name="Teletype"><text:span text:style-name="T1">Hold()</text:span></text:span> on it and always calling <text:span text:style-name="Teletype"><text:span text:style-name="T1">A(Hold(x), y)</text:span></text:span>, but this is not very convenient and easy to forget. It would be better to define <text:span text:style-name="Teletype"><text:span text:style-name="T1">A</text:span></text:span> so that it always keeps its first argument unevaluated. </text:p>
      <text:p text:style-name="P8">If we define a rule base for <text:span text:style-name="Teletype"><text:span text:style-name="T1">A</text:span></text:span> and declare <text:span text:style-name="Teletype"><text:span text:style-name="T1">HoldArg</text:span></text:span>, </text:p>
      <table:table table:name="Table78" table:style-name="Table78">
        <table:table-column table:style-name="Table78.A"/>
        <table:table-row>
          <table:table-cell table:style-name="Table78.A1" office:value-type="string">
            <text:p text:style-name="Preformatted_20_Text">Function() A(x,y);</text:p>
            <text:p text:style-name="P3">HoldArg("A", x);</text:p>
          </table:table-cell>
        </table:table-row>
      </table:table>
      <text:p text:style-name="P8">then we shall encounter a difficulty when working with the argument <text:span text:style-name="Teletype"><text:span text:style-name="T1">x</text:span></text:span> inside of a rule body for <text:span text:style-name="Teletype"><text:span text:style-name="T1">A</text:span></text:span>. For instance, the simple-minded implementation </text:p>
      <table:table table:name="Table79" table:style-name="Table79">
        <table:table-column table:style-name="Table79.A"/>
        <table:table-row>
          <table:table-cell table:style-name="Table79.A1" office:value-type="string">
            <text:p text:style-name="P3">A(_x, _y) &lt;-- (x := x+y);</text:p>
          </table:table-cell>
        </table:table-row>
      </table:table>
      <text:p text:style-name="P8">does not work: </text:p>
      <table:table table:name="Table80" table:style-name="Table80">
        <table:table-column table:style-name="Table80.A"/>
        <table:table-row>
          <table:table-cell table:style-name="Table80.A1" office:value-type="string">
            <text:p text:style-name="Preformatted_20_Text">In&gt; [ a:=1; b:=2; A(a,b);]</text:p>
            <text:p text:style-name="P3">Out&gt; a+2;</text:p>
          </table:table-cell>
        </table:table-row>
      </table:table>
      <text:p text:style-name="Text_20_body"><text:soft-page-break/>In other words, the <text:span text:style-name="Teletype"><text:span text:style-name="T1">x</text:span></text:span> inside the body of <text:span text:style-name="Teletype"><text:span text:style-name="T1">A(x,y)</text:span></text:span> did not evaluate to <text:span text:style-name="Teletype"><text:span text:style-name="T1">1</text:span></text:span> when we called the function <text:span text:style-name="Teletype"><text:span text:style-name="T1">:=</text:span></text:span>. Instead, it was left unevaluated as the atom <text:span text:style-name="Teletype"><text:span text:style-name="T1">x</text:span></text:span> on the left hand side of <text:span text:style-name="Teletype"><text:span text:style-name="T1">:=</text:span></text:span>, since <text:span text:style-name="Teletype"><text:span text:style-name="T1">:=</text:span></text:span> does not evaluate its left argument. It however evaluates its right argument, so the <text:span text:style-name="Teletype"><text:span text:style-name="T1">y</text:span></text:span> argument was evaluated to <text:span text:style-name="Teletype"><text:span text:style-name="T1">2</text:span></text:span> and the <text:span text:style-name="Teletype"><text:span text:style-name="T1">x+y</text:span></text:span> became <text:span text:style-name="Teletype"><text:span text:style-name="T1">a+2</text:span></text:span>. </text:p>
      <text:p text:style-name="Text_20_body">The evaluation of <text:span text:style-name="Teletype"><text:span text:style-name="T1">x</text:span></text:span> in the body of <text:span text:style-name="Teletype"><text:span text:style-name="T1">A(x,y)</text:span></text:span> was prevented by the <text:span text:style-name="Teletype"><text:span text:style-name="T1">HoldArg</text:span></text:span> declaration. So in the body, <text:span text:style-name="Teletype"><text:span text:style-name="T1">x</text:span></text:span> will just be the atom <text:span text:style-name="Teletype"><text:span text:style-name="T1">x</text:span></text:span>, unless it is evaluated again. If you pass <text:span text:style-name="Teletype"><text:span text:style-name="T1">x</text:span></text:span> to other functions, they will just get the atom <text:span text:style-name="Teletype"><text:span text:style-name="T1">x</text:span></text:span>. Thus in our example, we passed <text:span text:style-name="Teletype"><text:span text:style-name="T1">x</text:span></text:span> to the function <text:span text:style-name="Teletype"><text:span text:style-name="T1">:=</text:span></text:span>, thinking that it will get <text:span text:style-name="Teletype"><text:span text:style-name="T1">a</text:span></text:span>, but it got an unevaluated atom <text:span text:style-name="Teletype"><text:span text:style-name="T1">x</text:span></text:span> on the left side and proceeded with that. </text:p>
      <text:p text:style-name="P8">We need an explicit evaluation of <text:span text:style-name="Teletype"><text:span text:style-name="T1">x</text:span></text:span> in this case. It can be performed using <text:span text:style-name="Teletype"><text:span text:style-name="T1">Eval</text:span></text:span>, or with backquoting, or by using a built in function that evaluates its argument. Here is some code that illustrates these three possibilities: </text:p>
      <table:table table:name="Table81" table:style-name="Table81">
        <table:table-column table:style-name="Table81.A"/>
        <table:table-row>
          <table:table-cell table:style-name="Table81.A1" office:value-type="string">
            <text:p text:style-name="P3">A(_x, _y) &lt;-- [ Local(z); z:=Eval(x); z:=z+y; ]</text:p>
          </table:table-cell>
        </table:table-row>
      </table:table>
      <text:p text:style-name="P8">(using explicit evaluation) or </text:p>
      <table:table table:name="Table82" table:style-name="Table82">
        <table:table-column table:style-name="Table82.A"/>
        <table:table-row>
          <table:table-cell table:style-name="Table82.A1" office:value-type="string">
            <text:p text:style-name="P3">A(_x, _y) &lt;-- `(@x := @x + y);</text:p>
          </table:table-cell>
        </table:table-row>
      </table:table>
      <text:p text:style-name="P8">(using backquoting) or </text:p>
      <table:table table:name="Table83" table:style-name="Table83">
        <table:table-column table:style-name="Table83.A"/>
        <table:table-row>
          <table:table-cell table:style-name="Table83.A1" office:value-type="string">
            <text:p text:style-name="P3">A(_x, _y) &lt;-- MacroSet(x, x+y);</text:p>
          </table:table-cell>
        </table:table-row>
      </table:table>
      <text:p text:style-name="Text_20_body">(using a built in function <text:span text:style-name="Teletype"><text:span text:style-name="T1">MacroSet</text:span></text:span> that evaluates its first argument). </text:p>
      <text:p text:style-name="Text_20_body">However, beware of a clash of names when using explicit evaluations (as explained above). In other words, the function <text:span text:style-name="Teletype"><text:span text:style-name="T1">A</text:span></text:span> as defined above will not work correctly if we give it a variable also named <text:span text:style-name="Teletype"><text:span text:style-name="T1">x</text:span></text:span>. The <text:span text:style-name="Teletype"><text:span text:style-name="T1">LocalSymbols</text:span></text:span> call should be used to get around this problem. </text:p>
      <text:p text:style-name="P8">Another caveat is that when we call another function that does not evaluate its argument, we need to substitute an explicitly evaluated <text:span text:style-name="Teletype"><text:span text:style-name="T1">x</text:span></text:span> into it. A frequent case is the following: suppose we have a function <text:span text:style-name="Teletype"><text:span text:style-name="T1">B(x,y)</text:span></text:span> that does not evaluate <text:span text:style-name="Teletype"><text:span text:style-name="T1">x</text:span></text:span>, and we need to write an interface function <text:span text:style-name="Teletype"><text:span text:style-name="T1">B(x)</text:span></text:span> which will just call <text:span text:style-name="Teletype"><text:span text:style-name="T1">B(x,0)</text:span></text:span>. We should use an explicit evaluation of <text:span text:style-name="Teletype"><text:span text:style-name="T1">x</text:span></text:span> to accomplish this, for example </text:p>
      <table:table table:name="Table84" table:style-name="Table84">
        <table:table-column table:style-name="Table84.A"/>
        <table:table-row>
          <table:table-cell table:style-name="Table84.A1" office:value-type="string">
            <text:p text:style-name="P3">B(_x) &lt;-- `B(@x,0);</text:p>
          </table:table-cell>
        </table:table-row>
      </table:table>
      <text:p text:style-name="P8">or </text:p>
      <table:table table:name="Table85" table:style-name="Table85">
        <table:table-column table:style-name="Table85.A"/>
        <table:table-row>
          <table:table-cell table:style-name="Table85.A1" office:value-type="string">
            <text:p text:style-name="P3">B(_x) &lt;-- B @ {x, 0};</text:p>
          </table:table-cell>
        </table:table-row>
      </table:table>
      <text:p text:style-name="Text_20_body">Otherwise <text:span text:style-name="Teletype"><text:span text:style-name="T1">B(x,y)</text:span></text:span> will not get the correct value of its first parameter <text:span text:style-name="Teletype"><text:span text:style-name="T1">x</text:span></text:span>. </text:p>
      <text:p text:style-name="Horizontal_20_Line"/>
      <text:h text:style-name="Heading_20_3" text:outline-level="3">Special behavior of <text:span text:style-name="Teletype"><text:span text:style-name="T1">Hold</text:span></text:span>, <text:span text:style-name="Teletype"><text:span text:style-name="T1">UnList</text:span></text:span> and <text:span text:style-name="Teletype"><text:span text:style-name="T1">Eval</text:span></text:span> </text:h>
      <text:p text:style-name="Text_20_body">When an expression is evaluated, all matching rules are applied to it repeatedly until no more rules match. Thus an expression is "completely" evaluated. There are, however, two cases when recursive application of rules is stopped at a certain point, leaving an expression not "completely" evaluated: </text:p>
      <text:list xml:id="list396501562" text:style-name="L22">
        <text:list-item>
          <text:p text:style-name="P104">The expression which is the result of a call to a MathPiper built in function is not evaluated further, even if some rules apply to it. </text:p>
        </text:list-item>
        <text:list-item>
          <text:p text:style-name="P34">The expression is a variable that has a value assigned to it; for example, the variable <text:span text:style-name="Teletype"><text:span text:style-name="T1">x</text:span></text:span> might have the expression <text:span text:style-name="Teletype"><text:span text:style-name="T1">y+1</text:span></text:span> as the value. That value is not evaluated again, so even if <text:span text:style-name="Teletype"><text:span text:style-name="T1">y</text:span></text:span> has been assigned another value, say, <text:span text:style-name="Teletype"><text:span text:style-name="T1">y=2</text:span></text:span> a <text:soft-page-break/>MathPiper expression such as <text:span text:style-name="Teletype"><text:span text:style-name="T1">2*x+1</text:span></text:span> will evaluate to <text:span text:style-name="Teletype"><text:span text:style-name="T1">2*(y+1)+1</text:span></text:span> and not to <text:span text:style-name="Teletype"><text:span text:style-name="T1">7</text:span></text:span>. Thus, a variable can have some unevaluated expression as its value and the expression will not be re-evaluated when the variable is used. </text:p>
        </text:list-item>
      </text:list>
      <text:p text:style-name="P8">The first possibility is mostly without consequence because almost all built in functions return a simple atom that does not require further evaluation. However, there are two built in functions that can return a complicated expression: <text:span text:style-name="Teletype"><text:span text:style-name="T1">Hold</text:span></text:span> and <text:span text:style-name="Teletype"><text:span text:style-name="T1">UnList</text:span></text:span>. Thus, these functions can produce arbitrarily complicated MathPiper expressions that will be left unevaluated. For example, the result of </text:p>
      <table:table table:name="Table86" table:style-name="Table86">
        <table:table-column table:style-name="Table86.A"/>
        <table:table-row>
          <table:table-cell table:style-name="Table86.A1" office:value-type="string">
            <text:p text:style-name="P3">UnList({Sin, 0})</text:p>
          </table:table-cell>
        </table:table-row>
      </table:table>
      <text:p text:style-name="P8">is the same as the result of </text:p>
      <table:table table:name="Table87" table:style-name="Table87">
        <table:table-column table:style-name="Table87.A"/>
        <table:table-row>
          <table:table-cell table:style-name="Table87.A1" office:value-type="string">
            <text:p text:style-name="P3">Hold(Sin(0))</text:p>
          </table:table-cell>
        </table:table-row>
      </table:table>
      <text:p text:style-name="Text_20_body">and is the unevaluated expression <text:span text:style-name="Teletype"><text:span text:style-name="T1">Sin(0)</text:span></text:span> rather than <text:span text:style-name="Teletype"><text:span text:style-name="T1">0</text:span></text:span>. </text:p>
      <text:p text:style-name="Text_20_body">Typically you want to use <text:span text:style-name="Teletype"><text:span text:style-name="T1">UnList</text:span></text:span> because you need to construct a function call out of some objects that you have. But you need to call <text:span text:style-name="Teletype"><text:span text:style-name="T1">Eval(UnList(...))</text:span></text:span> to actually evaluate this function call. For example: </text:p>
      <table:table table:name="Table88" table:style-name="Table88">
        <table:table-column table:style-name="Table88.A"/>
        <table:table-row>
          <table:table-cell table:style-name="Table88.A1" office:value-type="string">
            <text:p text:style-name="Preformatted_20_Text">In&gt; UnList({Sin, 0})</text:p>
            <text:p text:style-name="Preformatted_20_Text">Out&gt; Sin(0);</text:p>
            <text:p text:style-name="Preformatted_20_Text">In&gt; Eval(UnList({Sin, 0}))</text:p>
            <text:p text:style-name="P3">Out&gt; 0;</text:p>
          </table:table-cell>
        </table:table-row>
      </table:table>
      <text:p text:style-name="Text_20_body">In effect, evaluation can be stopped with <text:span text:style-name="Teletype"><text:span text:style-name="T1">Hold</text:span></text:span> or <text:span text:style-name="Teletype"><text:span text:style-name="T1">UnList</text:span></text:span> and can be explicitly restarted by using <text:span text:style-name="Teletype"><text:span text:style-name="T1">Eval</text:span></text:span>. If several levels of un-evaluation are used, such as <text:span text:style-name="Teletype"><text:span text:style-name="T1">Hold(Hold(...))</text:span></text:span>, then the same number of <text:span text:style-name="Teletype"><text:span text:style-name="T1">Eval</text:span></text:span> calls will be needed to fully evaluate an expression. </text:p>
      <table:table table:name="Table89" table:style-name="Table89">
        <table:table-column table:style-name="Table89.A"/>
        <table:table-row>
          <table:table-cell table:style-name="Table89.A1" office:value-type="string">
            <text:p text:style-name="Preformatted_20_Text">In&gt; a:=Hold(Sin(0))</text:p>
            <text:p text:style-name="Preformatted_20_Text">Out&gt; Sin(0);</text:p>
            <text:p text:style-name="Preformatted_20_Text">In&gt; b:=Hold(a)</text:p>
            <text:p text:style-name="Preformatted_20_Text">Out&gt; a;</text:p>
            <text:p text:style-name="Preformatted_20_Text">In&gt; c:=Hold(b)</text:p>
            <text:p text:style-name="Preformatted_20_Text">Out&gt; b;</text:p>
            <text:p text:style-name="Preformatted_20_Text">In&gt; Eval(c)</text:p>
            <text:p text:style-name="Preformatted_20_Text">Out&gt; a;</text:p>
            <text:p text:style-name="Preformatted_20_Text">In&gt; Eval(Eval(c))</text:p>
            <text:p text:style-name="Preformatted_20_Text">Out&gt; Sin(0);</text:p>
            <text:p text:style-name="Preformatted_20_Text">In&gt; Eval(Eval(Eval(c)))</text:p>
            <text:p text:style-name="P3">Out&gt; 0;</text:p>
          </table:table-cell>
        </table:table-row>
      </table:table>
      <text:p text:style-name="Text_20_body">A function <text:span text:style-name="Teletype"><text:span text:style-name="T1">FullEval</text:span></text:span> can be defined for "complete" evaluation of expressions, as follows: </text:p>
      <table:table table:name="Table90" table:style-name="Table90">
        <table:table-column table:style-name="Table90.A"/>
        <table:table-row>
          <table:table-cell table:style-name="Table90.A1" office:value-type="string">
            <text:p text:style-name="Preformatted_20_Text">LocalSymbols(x,y)</text:p>
            <text:p text:style-name="Preformatted_20_Text">[</text:p>
            <text:p text:style-name="Preformatted_20_Text"><text:s text:c="2"/>FullEval(_x) &lt;-- FullEval(x,Eval(x));</text:p>
            <text:p text:style-name="Preformatted_20_Text"><text:s text:c="2"/>10 # FullEval(_x,_x) &lt;-- x;</text:p>
            <text:p text:style-name="Preformatted_20_Text"><text:s text:c="2"/>20 # FullEval(_x,_y) &lt;-- FullEval(y,Eval(y));</text:p>
            <text:p text:style-name="P3">];</text:p>
          </table:table-cell>
        </table:table-row>
      </table:table>
      <text:p text:style-name="P8">Then the example above will be concluded with: </text:p>
      <table:table table:name="Table91" table:style-name="Table91">
        <table:table-column table:style-name="Table91.A"/>
        <table:table-row>
          <table:table-cell table:style-name="Table91.A1" office:value-type="string">
            <text:p text:style-name="Preformatted_20_Text">In&gt; FullEval(c);</text:p>
            <text:p text:style-name="P3">Out&gt; 0;</text:p>
          </table:table-cell>
        </table:table-row>
      </table:table>
      <text:p text:style-name="Horizontal_20_Line"/>
      <text:h text:style-name="Heading_20_3" text:outline-level="3"><text:soft-page-break/>Correctness of parameters to functions is not checked </text:h>
      <text:p text:style-name="Text_20_body">Because <text:span text:style-name="Teletype"><text:span text:style-name="T1">MathPiper</text:span></text:span> does not enforce type checking of arguments, it is possible to call functions with invalid arguments. The default way functions in <text:span text:style-name="Teletype"><text:span text:style-name="T1">MathPiper</text:span></text:span> should deal with situations where an action can not be performed, is to return the expression unevaluated. A function should know when it is failing to perform a task. The typical symptoms are errors that seem obscure, but just mean the function called should have checked that it can perform the action on the object. </text:p>
      <text:p text:style-name="Text_20_body">For example: </text:p>
      <table:table table:name="Table92" table:style-name="Table92">
        <table:table-column table:style-name="Table92.A"/>
        <table:table-row>
          <table:table-cell table:style-name="Table92.A1" office:value-type="string">
            <text:p text:style-name="Preformatted_20_Text">In&gt; 10 # f(0) &lt;-- 1;</text:p>
            <text:p text:style-name="Preformatted_20_Text">Out&gt; True;</text:p>
            <text:p text:style-name="Preformatted_20_Text">In&gt; 20 # f(_n) &lt;-- n*f(n-1);</text:p>
            <text:p text:style-name="Preformatted_20_Text">Out&gt; True;</text:p>
            <text:p text:style-name="Preformatted_20_Text">In&gt; f(3)</text:p>
            <text:p text:style-name="Preformatted_20_Text">Out&gt; 6;</text:p>
            <text:p text:style-name="Preformatted_20_Text">In&gt; f(1.3)</text:p>
            <text:p text:style-name="P3">CommandLine(1): Max evaluation stack depth reached.</text:p>
          </table:table-cell>
        </table:table-row>
      </table:table>
      <text:p text:style-name="P8">Here, the function <text:span text:style-name="Teletype"><text:span text:style-name="T1">f</text:span></text:span> is defined to be a factorial function, but the function fails to check that its argument is a positive integer, and thus exhausts the stack when called with a non-integer argument. A better way would be to write </text:p>
      <table:table table:name="Table93" table:style-name="Table93">
        <table:table-column table:style-name="Table93.A"/>
        <table:table-row>
          <table:table-cell table:style-name="Table93.A1" office:value-type="string">
            <text:p text:style-name="P3">In&gt; 20 # f(n_IsPositiveInteger) &lt;-- n*f(n-1);</text:p>
          </table:table-cell>
        </table:table-row>
      </table:table>
      <text:p text:style-name="Text_20_body">Then the function would have returned unevaluated when passed a non-integer or a symbolic expression. </text:p>
      <text:p text:style-name="Horizontal_20_Line"><text:bookmark text:name="c5s4"/></text:p>
      <text:h text:style-name="Heading_20_2" text:outline-level="2">Evaluating variables in the wrong scope </text:h>
      <text:p text:style-name="Text_20_body">There is a subtle problem that occurs when <text:span text:style-name="Teletype"><text:span text:style-name="T1">Eval</text:span></text:span> is used in a function, combined with local variables. The following example perhaps illustrates it: </text:p>
      <table:table table:name="Table94" table:style-name="Table94">
        <table:table-column table:style-name="Table94.A"/>
        <table:table-row>
          <table:table-cell table:style-name="Table94.A1" office:value-type="string">
            <text:p text:style-name="Preformatted_20_Text">In&gt; f1(x):=[Local(a);a:=2;Eval(x);];</text:p>
            <text:p text:style-name="Preformatted_20_Text">Out&gt; True;</text:p>
            <text:p text:style-name="Preformatted_20_Text">In&gt; f1(3)</text:p>
            <text:p text:style-name="Preformatted_20_Text">Out&gt; 3;</text:p>
            <text:p text:style-name="Preformatted_20_Text">In&gt; f1(a)</text:p>
            <text:p text:style-name="P3">Out&gt; 2;</text:p>
          </table:table-cell>
        </table:table-row>
      </table:table>
      <text:p text:style-name="Text_20_body">Here the last call should have returned <text:span text:style-name="Teletype"><text:span text:style-name="T1">a</text:span></text:span>, but it returned <text:span text:style-name="Teletype"><text:span text:style-name="T1">2</text:span></text:span>, because <text:span text:style-name="Teletype"><text:span text:style-name="T1">x</text:span></text:span> was assigned the value <text:span text:style-name="Teletype"><text:span text:style-name="T1">a</text:span></text:span>, and <text:span text:style-name="Teletype"><text:span text:style-name="T1">a</text:span></text:span> was assigned locally the value of <text:span text:style-name="Teletype"><text:span text:style-name="T1">2</text:span></text:span>, and <text:span text:style-name="Teletype"><text:span text:style-name="T1">x</text:span></text:span> gets re-evaluated. This problem occurs when the expression being evaluated contains variables which are also local variables in the function body. The solution is to use the <text:span text:style-name="Teletype"><text:span text:style-name="T1">LocalSymbols</text:span></text:span> function for all local variables defined in the body. </text:p>
      <text:p text:style-name="Text_20_body">The following illustrates this: </text:p>
      <table:table table:name="Table95" table:style-name="Table95">
        <table:table-column table:style-name="Table95.A"/>
        <table:table-row>
          <table:table-cell table:style-name="Table95.A1" office:value-type="string">
            <text:p text:style-name="Preformatted_20_Text">In&gt; f2(x):=LocalSymbols(a)[Local(a);a:=2;Eval(x);];</text:p>
            <text:p text:style-name="Preformatted_20_Text">Out&gt; True;</text:p>
            <text:p text:style-name="Preformatted_20_Text">In&gt; f1(3)</text:p>
            <text:p text:style-name="Preformatted_20_Text">Out&gt; 3;</text:p>
            <text:p text:style-name="Preformatted_20_Text">In&gt; f2(a)</text:p>
            <text:p text:style-name="P3">Out&gt; a;</text:p>
          </table:table-cell>
        </table:table-row>
      </table:table>
      <text:p text:style-name="Text_20_body"><text:soft-page-break/>Here <text:span text:style-name="Teletype"><text:span text:style-name="T1">f2</text:span></text:span> returns the correct result. <text:span text:style-name="Teletype"><text:span text:style-name="T1">x</text:span></text:span> was assigned the value <text:span text:style-name="Teletype"><text:span text:style-name="T1">a</text:span></text:span>, but the <text:span text:style-name="Teletype"><text:span text:style-name="T1">a</text:span></text:span> within the function body is made distinctly different from the one referred to by <text:span text:style-name="Teletype"><text:span text:style-name="T1">x</text:span></text:span> (which, in a sense, refers to a global <text:span text:style-name="Teletype"><text:span text:style-name="T1">a</text:span></text:span>), by using <text:span text:style-name="Teletype"><text:span text:style-name="T1">LocalSymbols</text:span></text:span>. </text:p>
      <text:p text:style-name="Text_20_body">This problem generally occurs when defining functions that re-evaluate one of its arguments, typically functions that perform a loop of some sort, evaluating a body at each iteration. </text:p>
      <text:p text:style-name="Text_20_body"><text:script xlink:href="http://www.google-analytics.com/urchin.js"/>_uacct = "UA-2425144-1";<text:line-break/>urchinTracker();</text:p>
      <text:h text:style-name="P156" text:outline-level="1">Debugging in MathPiper </text:h>
      <text:p text:style-name="Horizontal_20_Line"><text:bookmark text:name="c6s1"/></text:p>
      <text:h text:style-name="Heading_20_2" text:outline-level="2">Introduction </text:h>
      <text:p text:style-name="Text_20_body">When writing a code segment, it is generally a good idea to separate the problem into many small functions. Not only can you then reuse these functions on other problems, but it makes debugging easier too. </text:p>
      <text:p text:style-name="Text_20_body">For debugging a faulty function, in addition to the usual trial-and-error method and the "print everything" method, MathPiper offers some trace facilities. You can try to trace applications of rules during evaluation of the function (<text:span text:style-name="Teletype"><text:span text:style-name="T1">TraceRule()</text:span></text:span>, <text:span text:style-name="Teletype"><text:span text:style-name="T1">TraceExp()</text:span></text:span>) or see the stack after an error has occurred (<text:span text:style-name="Teletype"><text:span text:style-name="T1">TraceStack()</text:span></text:span>). </text:p>
      <text:p text:style-name="Text_20_body">There is also an interactive debugger, which shall be introduced in this chapter. </text:p>
      <text:p text:style-name="Text_20_body">Finally, you may want to run a debugging version of MathPiper. This version of the executable maintains more information about the operations it performs, and can report on this. </text:p>
      <text:p text:style-name="Text_20_body">This chapter will start with the interactive debugger, as it is the easiest and most useful feature to use, and then proceed to explain the trace and profiling facilities. Finally, the internal workings of the debugger will be explained. It is highly customizable (in fact, most of the debugging code is written in MathPiper itself), so for bugs that are really difficult to track one can write custom code to track it. </text:p>
      <text:p text:style-name="Horizontal_20_Line"><text:bookmark text:name="c6s2"/></text:p>
      <text:h text:style-name="Heading_20_2" text:outline-level="2">The trace facilities </text:h>
      <text:p text:style-name="Text_20_body">The trace facilities are: </text:p>
      <text:list xml:id="list97351115" text:style-name="L23">
        <text:list-item>
          <text:p text:style-name="P105"><text:span text:style-name="Teletype"><text:span text:style-name="T1">TraceExp</text:span></text:span> : traces the full expression, showing all calls to user- or system-defined functions, their arguments, and the return values. For complex functions this can become a long list of function calls. </text:p>
        </text:list-item>
        <text:list-item>
          <text:p text:style-name="P105"><text:span text:style-name="Teletype"><text:span text:style-name="T1">TraceRule</text:span></text:span> : traces one single user-defined function (rule). It shows each invocation, the arguments passed in, and the returned values. This is useful for tracking the behavior of that function in the environment it is intended to be used in. </text:p>
        </text:list-item>
        <text:list-item>
          <text:p text:style-name="P105"><text:span text:style-name="Teletype"><text:span text:style-name="T1">TraceStack</text:span></text:span> : shows a few last function calls before an error has occurred. </text:p>
        </text:list-item>
        <text:list-item>
          <text:p text:style-name="P35"><text:span text:style-name="Teletype"><text:span text:style-name="T1">Profile</text:span></text:span> : report on statistics (number of times functions were called, etc.). Useful for performance analysis. </text:p>
        </text:list-item>
      </text:list>
      <text:p text:style-name="Text_20_body">The online manual pages (e.g. <text:span text:style-name="Teletype"><text:span text:style-name="T1">?TraceStack</text:span></text:span>) have more information about the use of these functions. </text:p>
      <text:p text:style-name="Text_20_body">An example invocation of <text:span text:style-name="Teletype"><text:span text:style-name="T1">TraceRule</text:span></text:span> is </text:p>
      <table:table table:name="Table96" table:style-name="Table96">
        <table:table-column table:style-name="Table96.A"/>
        <table:table-row>
          <table:table-cell table:style-name="Table96.A1" office:value-type="string">
            <text:p text:style-name="P3">In&gt; TraceRule(x+y)2+3*5+4;</text:p>
          </table:table-cell>
        </table:table-row>
      </table:table>
      <text:p text:style-name="Text_20_body">Which should then show something to the effect of </text:p>
      <table:table table:name="Table97" table:style-name="Table97">
        <table:table-column table:style-name="Table97.A"/>
        <table:table-row>
          <table:table-cell table:style-name="Table97.A1" office:value-type="string">
            <text:p text:style-name="Preformatted_20_Text"><text:s text:c="2"/>TrEnter(2+3*5+4);</text:p>
            <text:p text:style-name="Preformatted_20_Text"><text:s text:c="4"/>TrEnter(2+3*5);</text:p>
            <text:p text:style-name="Preformatted_20_Text"><text:s text:c="7"/>TrArg(2,2);</text:p>
            <text:p text:style-name="Preformatted_20_Text"><text:soft-page-break/><text:s text:c="10"/>TrArg(3*5,15);</text:p>
            <text:p text:style-name="Preformatted_20_Text"><text:s text:c="7"/>TrLeave(2+3*5,17);</text:p>
            <text:p text:style-name="Preformatted_20_Text"><text:s text:c="8"/>TrArg(2+3*5,17);</text:p>
            <text:p text:style-name="Preformatted_20_Text"><text:s text:c="8"/>TrArg(4,4);</text:p>
            <text:p text:style-name="Preformatted_20_Text"><text:s text:c="4"/>TrLeave(2+3*5+4,21);</text:p>
            <text:p text:style-name="P3">Out&gt; 21;</text:p>
          </table:table-cell>
        </table:table-row>
      </table:table>
      <text:p text:style-name="Text_20_body"><text:script xlink:href="http://www.google-analytics.com/urchin.js"/>_uacct = "UA-2425144-1";<text:line-break/>urchinTracker();</text:p>
      <text:h text:style-name="P156" text:outline-level="1">Custom evaluation facilities </text:h>
      <text:p text:style-name="Text_20_body">MathPiper supports a special form of evaluation where hooks are placed when evaluation enters or leaves an expression. </text:p>
      <text:p text:style-name="Text_20_body">This section will explain the way custom evaluation is supported in <text:span text:style-name="Teletype"><text:span text:style-name="T1">MathPiper</text:span></text:span>, and will proceed to demonstrate how it can be used by showing code to trace, interactively step through, profile, and write custom debugging code. </text:p>
      <text:p text:style-name="Text_20_body">Debugging, tracing and profiling has been implemented in the debug.rep/ module, but a simplification of that code will be presented here to show the basic concepts. </text:p>
      <text:p text:style-name="Horizontal_20_Line"><text:bookmark text:name="c7s1"/></text:p>
      <text:h text:style-name="Heading_20_2" text:outline-level="2">The basic infrastructure for custom evaluation </text:h>
      <text:p text:style-name="Text_20_body">The name of the function is <text:span text:style-name="Teletype"><text:span text:style-name="T1">CustomEval</text:span></text:span>, and the calling sequence is: </text:p>
      <table:table table:name="Table98" table:style-name="Table98">
        <table:table-column table:style-name="Table98.A"/>
        <table:table-row>
          <table:table-cell table:style-name="Table98.A1" office:value-type="string">
            <text:p text:style-name="P3">CustomEval(enter,leave,error,expression);</text:p>
          </table:table-cell>
        </table:table-row>
      </table:table>
      <text:p text:style-name="Text_20_body">Here, <text:span text:style-name="Teletype"><text:span text:style-name="T1">expression</text:span></text:span> is the expression to be evaluated, <text:span text:style-name="Teletype"><text:span text:style-name="T1">enter</text:span></text:span> some expression that should be evaluated when entering an expression, and <text:span text:style-name="Teletype"><text:span text:style-name="T1">leave</text:span></text:span> an expression to be evaluated when leaving evaluation of that expression. </text:p>
      <text:p text:style-name="Text_20_body">The <text:span text:style-name="Teletype"><text:span text:style-name="T1">error</text:span></text:span> expression is evaluated when an error occurred. If an error occurs, this is caught high up, the <text:span text:style-name="Teletype"><text:span text:style-name="T1">error</text:span></text:span> expression is called, and the debugger goes back to evaluating <text:span text:style-name="Teletype"><text:span text:style-name="T1">enter</text:span></text:span> again so the situation can be examined. When the debugger needs to stop, the <text:span text:style-name="Teletype"><text:span text:style-name="T1">error</text:span></text:span> expression is the place to call <text:span text:style-name="Teletype"><text:span text:style-name="T1">CustomEval'Stop()</text:span></text:span> (see explanation below). </text:p>
      <text:p text:style-name="Text_20_body">The <text:span text:style-name="Teletype"><text:span text:style-name="T1">CustomEval</text:span></text:span> function can be used to write custom debugging tools. Examples are: </text:p>
      <text:list xml:id="list820240143" text:style-name="L24">
        <text:list-item>
          <text:p text:style-name="P106">a trace facility following entering and leaving functions </text:p>
        </text:list-item>
        <text:list-item>
          <text:p text:style-name="P106">interactive debugger for stepping through evaluation of an expression. </text:p>
        </text:list-item>
        <text:list-item>
          <text:p text:style-name="P36">profiler functionality, by having the callback functions do the bookkeeping on counts of function calls for instance. </text:p>
        </text:list-item>
      </text:list>
      <text:p text:style-name="Text_20_body">In addition, custom code can be written to for instance halt evaluation and enter interactive mode as soon as some very specific situation occurs, like "stop when function foo is called while the function bar is also on the call stack and the value of the local variable x is less than zero". </text:p>
      <text:p text:style-name="Text_20_body">As a first example, suppose we define the functions TraceEnter(), TraceLeave() and <text:span text:style-name="Teletype"><text:span text:style-name="T1">TraceExp()</text:span></text:span> as follows: </text:p>
      <table:table table:name="Table99" table:style-name="Table99">
        <table:table-column table:style-name="Table99.A"/>
        <table:table-row>
          <table:table-cell table:style-name="Table99.A1" office:value-type="string">
            <text:p text:style-name="Preformatted_20_Text">TraceStart() := [indent := 0;];</text:p>
            <text:p text:style-name="Preformatted_20_Text">TraceEnter() :=</text:p>
            <text:p text:style-name="Preformatted_20_Text">[</text:p>
            <text:p text:style-name="Preformatted_20_Text"><text:s text:c="3"/>indent++;</text:p>
            <text:p text:style-name="Preformatted_20_Text"><text:s text:c="3"/>Space(2*indent);</text:p>
            <text:p text:style-name="Preformatted_20_Text"><text:s text:c="3"/>Echo("Enter ",CustomEval'Expression());</text:p>
            <text:p text:style-name="Preformatted_20_Text">];</text:p>
            <text:p text:style-name="Preformatted_20_Text">TraceLeave() :=</text:p>
            <text:p text:style-name="Preformatted_20_Text">[</text:p>
            <text:p text:style-name="Preformatted_20_Text"><text:s text:c="3"/>Space(2*indent);</text:p>
            <text:p text:style-name="Preformatted_20_Text"><text:s text:c="3"/>Echo("Leave ",CustomEval'Result());</text:p>
            <text:p text:style-name="Preformatted_20_Text"><text:s text:c="3"/>indent--;</text:p>
            <text:p text:style-name="Preformatted_20_Text"><text:soft-page-break/>];</text:p>
            <text:p text:style-name="Preformatted_20_Text">Macro(TraceExp,{expression})</text:p>
            <text:p text:style-name="Preformatted_20_Text">[</text:p>
            <text:p text:style-name="Preformatted_20_Text"><text:s text:c="3"/>TraceStart();</text:p>
            <text:p text:style-name="Preformatted_20_Text"><text:s text:c="3"/>CustomEval(TraceEnter(),</text:p>
            <text:p text:style-name="Preformatted_20_Text"><text:s text:c="14"/>TraceLeave(),</text:p>
            <text:p text:style-name="Preformatted_20_Text"><text:s text:c="14"/>CustomEval'Stop(),@expression);</text:p>
            <text:p text:style-name="P3">];</text:p>
          </table:table-cell>
        </table:table-row>
      </table:table>
      <text:p text:style-name="Text_20_body">allows us to have tracing in a very basic way. We can now call: </text:p>
      <table:table table:name="Table100" table:style-name="Table100">
        <table:table-column table:style-name="Table100.A"/>
        <table:table-row>
          <table:table-cell table:style-name="Table100.A1" office:value-type="string">
            <text:p text:style-name="Preformatted_20_Text">In&gt; TraceExp(2+3)</text:p>
            <text:p text:style-name="Preformatted_20_Text"><text:s text:c="2"/>Enter 2+3 </text:p>
            <text:p text:style-name="Preformatted_20_Text"><text:s text:c="4"/>Enter 2 </text:p>
            <text:p text:style-name="Preformatted_20_Text"><text:s text:c="4"/>Leave 2 </text:p>
            <text:p text:style-name="Preformatted_20_Text"><text:s text:c="4"/>Enter 3 </text:p>
            <text:p text:style-name="Preformatted_20_Text"><text:s text:c="4"/>Leave 3 </text:p>
            <text:p text:style-name="Preformatted_20_Text"><text:s text:c="4"/>Enter IsNumber(x) </text:p>
            <text:p text:style-name="Preformatted_20_Text"><text:s text:c="6"/>Enter x </text:p>
            <text:p text:style-name="Preformatted_20_Text"><text:s text:c="6"/>Leave 2 </text:p>
            <text:p text:style-name="Preformatted_20_Text"><text:s text:c="4"/>Leave True </text:p>
            <text:p text:style-name="Preformatted_20_Text"><text:s text:c="4"/>Enter IsNumber(y) </text:p>
            <text:p text:style-name="Preformatted_20_Text"><text:s text:c="6"/>Enter y </text:p>
            <text:p text:style-name="Preformatted_20_Text"><text:s text:c="6"/>Leave 3 </text:p>
            <text:p text:style-name="Preformatted_20_Text"><text:s text:c="4"/>Leave True </text:p>
            <text:p text:style-name="Preformatted_20_Text"><text:s text:c="4"/>Enter True </text:p>
            <text:p text:style-name="Preformatted_20_Text"><text:s text:c="4"/>Leave True </text:p>
            <text:p text:style-name="Preformatted_20_Text"><text:s text:c="4"/>Enter AddN(x,y) </text:p>
            <text:p text:style-name="Preformatted_20_Text"><text:s text:c="6"/>Enter x </text:p>
            <text:p text:style-name="Preformatted_20_Text"><text:s text:c="6"/>Leave 2 </text:p>
            <text:p text:style-name="Preformatted_20_Text"><text:s text:c="6"/>Enter y </text:p>
            <text:p text:style-name="Preformatted_20_Text"><text:s text:c="6"/>Leave 3 </text:p>
            <text:p text:style-name="Preformatted_20_Text"><text:s text:c="4"/>Leave 5 </text:p>
            <text:p text:style-name="Preformatted_20_Text"><text:s text:c="2"/>Leave 5 </text:p>
            <text:p text:style-name="P3">Out&gt; 5;</text:p>
          </table:table-cell>
        </table:table-row>
      </table:table>
      <text:p text:style-name="Text_20_body">This example shows the use of <text:span text:style-name="Teletype"><text:span text:style-name="T1">CustomEval'Expression</text:span></text:span> and <text:span text:style-name="Teletype"><text:span text:style-name="T1">CustomEval'Result</text:span></text:span>. These functions give some extra access to interesting information while evaluating the expression. The functions defined to allow access to information while evaluating are: </text:p>
      <text:list xml:id="list1320892198" text:style-name="L25">
        <text:list-item>
          <text:p text:style-name="P107"><text:span text:style-name="Teletype"><text:span text:style-name="T1">CustomEval'Expression()</text:span></text:span> - return expression currently on the top call stack for evaluation. </text:p>
        </text:list-item>
        <text:list-item>
          <text:p text:style-name="P107"><text:span text:style-name="Teletype"><text:span text:style-name="T1">CustomEval'Result()</text:span></text:span> - when the <text:span text:style-name="Teletype"><text:span text:style-name="T1">leave</text:span></text:span> argument is called this function returns what the evaluation of the top expression will return. </text:p>
        </text:list-item>
        <text:list-item>
          <text:p text:style-name="P107"><text:span text:style-name="Teletype"><text:span text:style-name="T1">CustomEval'Locals()</text:span></text:span> - returns a list with the current local variables. </text:p>
        </text:list-item>
        <text:list-item>
          <text:p text:style-name="P37"><text:span text:style-name="Teletype"><text:span text:style-name="T1">CustomEval'Stop()</text:span></text:span> - stop debugging execution </text:p>
        </text:list-item>
      </text:list>
      <text:p text:style-name="Horizontal_20_Line"><text:bookmark text:name="c7s2"/></text:p>
      <text:h text:style-name="Heading_20_2" text:outline-level="2">A simple interactive debugger </text:h>
      <text:p text:style-name="Text_20_body">The following code allows for simple interactive debugging: </text:p>
      <table:table table:name="Table101" table:style-name="Table101">
        <table:table-column table:style-name="Table101.A"/>
        <table:table-row>
          <table:table-cell table:style-name="Table101.A1" office:value-type="string">
            <text:p text:style-name="Preformatted_20_Text">DebugStart():=</text:p>
            <text:p text:style-name="Preformatted_20_Text">[</text:p>
            <text:p text:style-name="Preformatted_20_Text"><text:s text:c="3"/>debugging:=True;</text:p>
            <text:p text:style-name="Preformatted_20_Text"><text:soft-page-break/><text:s text:c="3"/>breakpoints:={};</text:p>
            <text:p text:style-name="Preformatted_20_Text">];</text:p>
            <text:p text:style-name="Preformatted_20_Text">DebugRun():= [debugging:=False;];</text:p>
            <text:p text:style-name="Preformatted_20_Text">DebugStep():=[debugging:=False;nextdebugging:=True;];</text:p>
            <text:p text:style-name="Preformatted_20_Text">DebugAddBreakpoint(fname_IsString) &lt;-- </text:p>
            <text:p text:style-name="Preformatted_20_Text"><text:s text:c="3"/>[ breakpoints := fname:breakpoints;];</text:p>
            <text:p text:style-name="Preformatted_20_Text">BreakpointsClear() &lt;-- [ breakpoints := {};];</text:p>
            <text:p text:style-name="Preformatted_20_Text">Macro(DebugEnter,{})</text:p>
            <text:p text:style-name="Preformatted_20_Text">[</text:p>
            <text:p text:style-name="Preformatted_20_Text"><text:s text:c="3"/>Echo("&gt;&gt;&gt; ",CustomEval'Expression());</text:p>
            <text:p text:style-name="Preformatted_20_Text"><text:s text:c="3"/>If(debugging = False And</text:p>
            <text:p text:style-name="Preformatted_20_Text"><text:s text:c="6"/>IsFunction(CustomEval'Expression()) And </text:p>
            <text:p text:style-name="Preformatted_20_Text"><text:s text:c="6"/>Contains(breakpoints,</text:p>
            <text:p text:style-name="Preformatted_20_Text"><text:s text:c="6"/>Type(CustomEval'Expression())), <text:s text:c="2"/></text:p>
            <text:p text:style-name="Preformatted_20_Text"><text:s text:c="8"/>debugging:=True);</text:p>
            <text:p text:style-name="Preformatted_20_Text"><text:s text:c="3"/>nextdebugging:=False;</text:p>
            <text:p text:style-name="Preformatted_20_Text"><text:s text:c="3"/>While(debugging)</text:p>
            <text:p text:style-name="Preformatted_20_Text"><text:s text:c="3"/>[</text:p>
            <text:p text:style-name="Preformatted_20_Text"><text:s text:c="6"/>debugRes:=</text:p>
            <text:p text:style-name="Preformatted_20_Text"><text:s text:c="8"/>Eval(FromString(</text:p>
            <text:p text:style-name="Preformatted_20_Text"><text:s text:c="10"/>ReadCmdLineString("Debug&gt; "):";")</text:p>
            <text:p text:style-name="Preformatted_20_Text"><text:s text:c="10"/>Read());</text:p>
            <text:p text:style-name="Preformatted_20_Text"><text:s text:c="6"/>If(debugging,Echo("DebugOut&gt; ",debugRes));</text:p>
            <text:p text:style-name="Preformatted_20_Text"><text:s text:c="3"/>];</text:p>
            <text:p text:style-name="Preformatted_20_Text"><text:s text:c="3"/>debugging:=nextdebugging;</text:p>
            <text:p text:style-name="Preformatted_20_Text">];</text:p>
            <text:p text:style-name="Preformatted_20_Text">Macro(DebugLeave,{})</text:p>
            <text:p text:style-name="Preformatted_20_Text">[</text:p>
            <text:p text:style-name="Preformatted_20_Text"><text:s text:c="3"/>Echo(CustomEval'Result(),</text:p>
            <text:p text:style-name="Preformatted_20_Text"><text:s text:c="8"/>" &lt;-- ",CustomEval'Expression());</text:p>
            <text:p text:style-name="Preformatted_20_Text">];</text:p>
            <text:p text:style-name="Preformatted_20_Text">Macro(Debug,{expression})</text:p>
            <text:p text:style-name="Preformatted_20_Text">[</text:p>
            <text:p text:style-name="Preformatted_20_Text"><text:s text:c="3"/>DebugStart();</text:p>
            <text:p text:style-name="Preformatted_20_Text"><text:s text:c="3"/>CustomEval(DebugEnter(),</text:p>
            <text:p text:style-name="Preformatted_20_Text"><text:s text:c="14"/>DebugLeave(),</text:p>
            <text:p text:style-name="Preformatted_20_Text"><text:s text:c="14"/>debugging:=True,@expression);</text:p>
            <text:p text:style-name="P3">];</text:p>
          </table:table-cell>
        </table:table-row>
      </table:table>
      <text:p text:style-name="Text_20_body">This code allows for the following interaction: </text:p>
      <table:table table:name="Table102" table:style-name="Table102">
        <table:table-column table:style-name="Table102.A"/>
        <table:table-row>
          <table:table-cell table:style-name="Table102.A1" office:value-type="string">
            <text:p text:style-name="Preformatted_20_Text">In&gt; Debug(2+3)</text:p>
            <text:p text:style-name="Preformatted_20_Text">&gt;&gt;&gt; 2+3 </text:p>
            <text:p text:style-name="P3">Debug&gt; </text:p>
          </table:table-cell>
        </table:table-row>
      </table:table>
      <text:p text:style-name="Text_20_body">The console now shows the current expression being evaluated, and a debug prompt for interactive debugging. We can enter <text:span text:style-name="Teletype"><text:span text:style-name="T1">DebugStep()</text:span></text:span>, which steps to the next expression to be evaluated: </text:p>
      <table:table table:name="Table103" table:style-name="Table103">
        <table:table-column table:style-name="Table103.A"/>
        <table:table-row>
          <table:table-cell table:style-name="Table103.A1" office:value-type="string">
            <text:p text:style-name="Preformatted_20_Text">Debug&gt; DebugStep();</text:p>
            <text:p text:style-name="Preformatted_20_Text">&gt;&gt;&gt; 2 </text:p>
            <text:p text:style-name="P3">Debug&gt; </text:p>
          </table:table-cell>
        </table:table-row>
      </table:table>
      <text:p text:style-name="Text_20_body">This shows that in order to evaluate <text:span text:style-name="Teletype"><text:span text:style-name="T1">2+3</text:span></text:span> the interpreter first needs to evaluate <text:span text:style-name="Teletype"><text:span text:style-name="T1">2</text:span></text:span>. If we step further a few more times, we arrive at: </text:p>
      <table:table table:name="Table104" table:style-name="Table104">
        <table:table-column table:style-name="Table104.A"/>
        <table:table-row>
          <table:table-cell table:style-name="Table104.A1" office:value-type="string">
            <text:p text:style-name="Preformatted_20_Text">&gt;&gt;&gt; IsNumber(x) </text:p>
            <text:p text:style-name="P3">Debug&gt; </text:p>
          </table:table-cell>
        </table:table-row>
      </table:table>
      <text:p text:style-name="Text_20_body"><text:soft-page-break/>Now we might be curious as to what the value for <text:span text:style-name="Teletype"><text:span text:style-name="T1">x</text:span></text:span> is. We can dynamically obtain the value for <text:span text:style-name="Teletype"><text:span text:style-name="T1">x</text:span></text:span> by just typing it on the command line. </text:p>
      <table:table table:name="Table105" table:style-name="Table105">
        <table:table-column table:style-name="Table105.A"/>
        <table:table-row>
          <table:table-cell table:style-name="Table105.A1" office:value-type="string">
            <text:p text:style-name="Preformatted_20_Text">&gt;&gt;&gt; IsNumber(x) </text:p>
            <text:p text:style-name="Preformatted_20_Text">Debug&gt; x</text:p>
            <text:p text:style-name="P3">DebugOut&gt; 2 </text:p>
          </table:table-cell>
        </table:table-row>
      </table:table>
      <text:p text:style-name="Text_20_body"><text:span text:style-name="Teletype"><text:span text:style-name="T1">x</text:span></text:span> is set to <text:span text:style-name="Teletype"><text:span text:style-name="T1">2</text:span></text:span>, so we expect <text:span text:style-name="Teletype"><text:span text:style-name="T1">IsNumber</text:span></text:span> to return <text:span text:style-name="Teletype"><text:span text:style-name="T1">True</text:span></text:span>. Stepping again: </text:p>
      <table:table table:name="Table106" table:style-name="Table106">
        <table:table-column table:style-name="Table106.A"/>
        <table:table-row>
          <table:table-cell table:style-name="Table106.A1" office:value-type="string">
            <text:p text:style-name="Preformatted_20_Text">Debug&gt; DebugStep();</text:p>
            <text:p text:style-name="Preformatted_20_Text">&gt;&gt;&gt; x </text:p>
            <text:p text:style-name="Preformatted_20_Text">Debug&gt; DebugStep();</text:p>
            <text:p text:style-name="Preformatted_20_Text">2 <text:s/>&lt;-- x </text:p>
            <text:p text:style-name="Preformatted_20_Text">True <text:s/>&lt;-- IsNumber(x) </text:p>
            <text:p text:style-name="P3">&gt;&gt;&gt; IsNumber(y) </text:p>
          </table:table-cell>
        </table:table-row>
      </table:table>
      <text:p text:style-name="Text_20_body">So we see this is true. We can have a look at which local variables are currently available by calling <text:span text:style-name="Teletype"><text:span text:style-name="T1">CustomEval'Locals()</text:span></text:span>: </text:p>
      <table:table table:name="Table107" table:style-name="Table107">
        <table:table-column table:style-name="Table107.A"/>
        <table:table-row>
          <table:table-cell table:style-name="Table107.A1" office:value-type="string">
            <text:p text:style-name="Preformatted_20_Text">Debug&gt; CustomEval'Locals()</text:p>
            <text:p text:style-name="P3">DebugOut&gt; {arg1,arg2,x,y,aLeftAssign,aRightAssign} </text:p>
          </table:table-cell>
        </table:table-row>
      </table:table>
      <text:p text:style-name="Text_20_body">And when bored, we can proceed with <text:span text:style-name="Teletype"><text:span text:style-name="T1">DebugRun()</text:span></text:span> which will continue the debugger until finished in this case (a more sophisticated debugger can add breakpoints, so running would halt again at for instance a breakpoint). </text:p>
      <table:table table:name="Table108" table:style-name="Table108">
        <table:table-column table:style-name="Table108.A"/>
        <table:table-row>
          <table:table-cell table:style-name="Table108.A1" office:value-type="string">
            <text:p text:style-name="Preformatted_20_Text">Debug&gt; DebugRun()</text:p>
            <text:p text:style-name="Preformatted_20_Text">&gt;&gt;&gt; y </text:p>
            <text:p text:style-name="Preformatted_20_Text">3 <text:s/>&lt;-- y </text:p>
            <text:p text:style-name="Preformatted_20_Text">True <text:s/>&lt;-- IsNumber(y) </text:p>
            <text:p text:style-name="Preformatted_20_Text">&gt;&gt;&gt; True </text:p>
            <text:p text:style-name="Preformatted_20_Text">True <text:s/>&lt;-- True </text:p>
            <text:p text:style-name="Preformatted_20_Text">&gt;&gt;&gt; AddN(x,y) </text:p>
            <text:p text:style-name="Preformatted_20_Text">&gt;&gt;&gt; x </text:p>
            <text:p text:style-name="Preformatted_20_Text">2 <text:s/>&lt;-- x </text:p>
            <text:p text:style-name="Preformatted_20_Text">&gt;&gt;&gt; y </text:p>
            <text:p text:style-name="Preformatted_20_Text">3 <text:s/>&lt;-- y </text:p>
            <text:p text:style-name="Preformatted_20_Text">5 <text:s/>&lt;-- AddN(x,y) </text:p>
            <text:p text:style-name="Preformatted_20_Text">5 <text:s/>&lt;-- 2+3 </text:p>
            <text:p text:style-name="P3">Out&gt; 5;</text:p>
          </table:table-cell>
        </table:table-row>
      </table:table>
      <text:p text:style-name="Text_20_body">The above bit of code also supports primitive breakpointing, in that one can instruct the evaluator to stop when a function will be entered. The debugger then stops just before the arguments to the function are evaluated. In the following example, we make the debugger stop when a call is made to the <text:span text:style-name="Teletype"><text:span text:style-name="T1">AddN</text:span></text:span> function: </text:p>
      <table:table table:name="Table109" table:style-name="Table109">
        <table:table-column table:style-name="Table109.A"/>
        <table:table-row>
          <table:table-cell table:style-name="Table109.A1" office:value-type="string">
            <text:p text:style-name="Preformatted_20_Text">In&gt; Debug(2+3)</text:p>
            <text:p text:style-name="Preformatted_20_Text">&gt;&gt;&gt; 2+3 </text:p>
            <text:p text:style-name="Preformatted_20_Text">Debug&gt; DebugAddBreakpoint("AddN")</text:p>
            <text:p text:style-name="Preformatted_20_Text">DebugOut&gt; {"AddN"} </text:p>
            <text:p text:style-name="Preformatted_20_Text">Debug&gt; DebugRun()</text:p>
            <text:p text:style-name="Preformatted_20_Text">&gt;&gt;&gt; 2 </text:p>
            <text:p text:style-name="Preformatted_20_Text">2 <text:s/>&lt;-- 2 </text:p>
            <text:p text:style-name="Preformatted_20_Text">&gt;&gt;&gt; 3 </text:p>
            <text:p text:style-name="Preformatted_20_Text">3 <text:s/>&lt;-- 3 </text:p>
            <text:p text:style-name="Preformatted_20_Text">&gt;&gt;&gt; IsNumber(x) </text:p>
            <text:p text:style-name="Preformatted_20_Text">&gt;&gt;&gt; x </text:p>
            <text:p text:style-name="Preformatted_20_Text">2 <text:s/>&lt;-- x </text:p>
            <text:p text:style-name="Preformatted_20_Text">True <text:s/>&lt;-- IsNumber(x) </text:p>
            <text:p text:style-name="Preformatted_20_Text"><text:soft-page-break/>&gt;&gt;&gt; IsNumber(y) </text:p>
            <text:p text:style-name="Preformatted_20_Text">&gt;&gt;&gt; y </text:p>
            <text:p text:style-name="Preformatted_20_Text">3 <text:s/>&lt;-- y </text:p>
            <text:p text:style-name="Preformatted_20_Text">True <text:s/>&lt;-- IsNumber(y) </text:p>
            <text:p text:style-name="Preformatted_20_Text">&gt;&gt;&gt; True </text:p>
            <text:p text:style-name="Preformatted_20_Text">True <text:s/>&lt;-- True </text:p>
            <text:p text:style-name="Preformatted_20_Text">&gt;&gt;&gt; AddN(x,y) </text:p>
            <text:p text:style-name="P3">Debug&gt; </text:p>
          </table:table-cell>
        </table:table-row>
      </table:table>
      <text:p text:style-name="Text_20_body">The arguments to <text:span text:style-name="Teletype"><text:span text:style-name="T1">AddN</text:span></text:span> can now be examined, or execution continued. </text:p>
      <text:p text:style-name="Text_20_body">One great advantage of defining much of the debugger in script code can be seen in the <text:span text:style-name="Teletype"><text:span text:style-name="T1">DebugEnter</text:span></text:span> function, where the breakpoints are checked, and execution halts when a breakpoint is reached. In this case the condition for stopping evaluation is rather simple: when entering a specific function, stop. However, nothing stops a programmer from writing a custom debugger that could stop on any condition, halting at e very special case. </text:p>
      <text:p text:style-name="Horizontal_20_Line"><text:bookmark text:name="c7s3"/></text:p>
      <text:h text:style-name="Heading_20_2" text:outline-level="2">Profiling </text:h>
      <text:p text:style-name="Text_20_body">A simple profiler that counts the number of times each function is called can be written such: </text:p>
      <table:table table:name="Table110" table:style-name="Table110">
        <table:table-column table:style-name="Table110.A"/>
        <table:table-row>
          <table:table-cell table:style-name="Table110.A1" office:value-type="string">
            <text:p text:style-name="Preformatted_20_Text">ProfileStart():=</text:p>
            <text:p text:style-name="Preformatted_20_Text">[</text:p>
            <text:p text:style-name="Preformatted_20_Text"><text:s text:c="3"/>profilefn:={};</text:p>
            <text:p text:style-name="Preformatted_20_Text">];</text:p>
            <text:p text:style-name="Preformatted_20_Text">10 # ProfileEnter()</text:p>
            <text:p text:style-name="Preformatted_20_Text"><text:s text:c="5"/>_(IsFunction(CustomEval'Expression())) &lt;-- </text:p>
            <text:p text:style-name="Preformatted_20_Text">[</text:p>
            <text:p text:style-name="Preformatted_20_Text"><text:s text:c="3"/>Local(fname);</text:p>
            <text:p text:style-name="Preformatted_20_Text"><text:s text:c="3"/>fname:=Type(CustomEval'Expression());</text:p>
            <text:p text:style-name="Preformatted_20_Text"><text:s text:c="3"/>If(profilefn[fname]=Empty,profilefn[fname]:=0);</text:p>
            <text:p text:style-name="Preformatted_20_Text"><text:s text:c="3"/>profilefn[fname] := profilefn[fname]+1;</text:p>
            <text:p text:style-name="Preformatted_20_Text">];</text:p>
            <text:p text:style-name="Preformatted_20_Text">Macro(Profile,{expression})</text:p>
            <text:p text:style-name="Preformatted_20_Text">[</text:p>
            <text:p text:style-name="Preformatted_20_Text"><text:s text:c="3"/>ProfileStart();</text:p>
            <text:p text:style-name="Preformatted_20_Text"><text:s text:c="3"/>CustomEval(ProfileEnter(),True,</text:p>
            <text:p text:style-name="Preformatted_20_Text"><text:s text:c="14"/>CustomEval'Stop(),@expression);</text:p>
            <text:p text:style-name="Preformatted_20_Text"><text:s text:c="3"/>ForEach(item,profilefn)</text:p>
            <text:p text:style-name="Preformatted_20_Text"><text:s text:c="5"/>Echo("Function ",item[1]," called ",</text:p>
            <text:p text:style-name="Preformatted_20_Text"><text:s text:c="10"/>item[2]," times");</text:p>
            <text:p text:style-name="P3">];</text:p>
          </table:table-cell>
        </table:table-row>
      </table:table>
      <text:p text:style-name="Text_20_body">which allows for the interaction: </text:p>
      <table:table table:name="Table111" table:style-name="Table111">
        <table:table-column table:style-name="Table111.A"/>
        <table:table-row>
          <table:table-cell table:style-name="Table111.A1" office:value-type="string">
            <text:p text:style-name="Preformatted_20_Text">In&gt; Profile(2+3)</text:p>
            <text:p text:style-name="Preformatted_20_Text">Function AddN called 1 <text:s/>times</text:p>
            <text:p text:style-name="Preformatted_20_Text">Function IsNumber called 2 <text:s/>times</text:p>
            <text:p text:style-name="Preformatted_20_Text">Function + called 1 <text:s/>times</text:p>
            <text:p text:style-name="P3">Out&gt; True;</text:p>
          </table:table-cell>
        </table:table-row>
      </table:table>
      <text:p text:style-name="Horizontal_20_Line"><text:bookmark text:name="c7s4"/></text:p>
      <text:h text:style-name="Heading_20_2" text:outline-level="2"><text:soft-page-break/>The MathPiper Debugger </text:h>
      <text:p text:style-name="Horizontal_20_Line"/>
      <text:h text:style-name="Heading_20_3" text:outline-level="3">Why introduce a debug version? </text:h>
      <text:p text:style-name="Text_20_body">The reason for introducing a debug version is that for a debugger it is often necessary to introduce features that make the interpreter slower. For the main kernel this is unacceptable, but for a debugging version this is defendable. It is good for testing small programs, to see where a calculation breaks. Having certain features only in the debug version keeps the release executable can be kept lean and mean, while still offering advanced debug features. </text:p>
      <text:p text:style-name="Horizontal_20_Line"/>
      <text:h text:style-name="Heading_20_3" text:outline-level="3">How to build the debug version of MathPiper ? </text:h>
      <text:p text:style-name="Text_20_body">The debug version has to be built separately from the "production" version of MathPiper (all source files have to be recompiled). </text:p>
      <text:p text:style-name="Text_20_body">To build the debug version of mathpiper, run configure with </text:p>
      <table:table table:name="Table112" table:style-name="Table112">
        <table:table-column table:style-name="Table112.A"/>
        <table:table-row>
          <table:table-cell table:style-name="Table112.A1" office:value-type="string">
            <text:p text:style-name="P3">./configure --enable-debug</text:p>
          </table:table-cell>
        </table:table-row>
      </table:table>
      <text:p text:style-name="Text_20_body">and after that </text:p>
      <table:table table:name="Table113" table:style-name="Table113">
        <table:table-column table:style-name="Table113.A"/>
        <table:table-row>
          <table:table-cell table:style-name="Table113.A1" office:value-type="string">
            <text:p text:style-name="P3">make</text:p>
          </table:table-cell>
        </table:table-row>
      </table:table>
      <text:p text:style-name="Text_20_body">as usual. </text:p>
      <text:p text:style-name="Horizontal_20_Line"/>
      <text:h text:style-name="Heading_20_3" text:outline-level="3">What does the debug version of mathpiper offer? </text:h>
      <text:p text:style-name="Text_20_body">The MathPiper debugger is in development still, but already has some useful features. </text:p>
      <text:p text:style-name="Text_20_body">When you build the debug version of mathpiper, and run a command, it will: </text:p>
      <text:list xml:id="list2119733050" text:style-name="L26">
        <text:list-item>
          <text:p text:style-name="P108">keep track of the memory allocated and freed, and show any memory leaks when you quit the program. </text:p>
        </text:list-item>
        <text:list-item>
          <text:p text:style-name="P108">show which files are loaded to read function definitions and when. This is only done when the <text:span text:style-name="Teletype"><text:span text:style-name="T1">--verbose-debug</text:span></text:span> flag is passed to the program at startup. </text:p>
        </text:list-item>
        <text:list-item>
          <text:p text:style-name="P108">keep a file name and line number for each object loaded from file, for debugging purposes. </text:p>
        </text:list-item>
        <text:list-item>
          <text:p text:style-name="P38">show you the stack trace when evaluation goes into an infinite recursion (equivalent of always using <text:span text:style-name="Teletype"><text:span text:style-name="T1">TraceStack</text:span></text:span>) and print file names and line numbers for all rules. </text:p>
        </text:list-item>
      </text:list>
      <text:p text:style-name="Text_20_body">Future versions will have the ability to step through code and to watch local and global variables while executing, modifying them on the fly. </text:p>
      <text:p text:style-name="Text_20_body"><text:script xlink:href="http://www.google-analytics.com/urchin.js"/>_uacct = "UA-2425144-1";<text:line-break/>urchinTracker();</text:p>
      <text:h text:style-name="P156" text:outline-level="1">Advanced example 2: implementing a non-commutative algebra </text:h>
      <text:p text:style-name="Text_20_body">We need to understand how to simplify expressions in MathPiper, and the best way is to try writing our own algebraic expression handler. In this chapter we shall consider a simple implementation of a particular non-commutative algebra called the Heisenberg algebra. This algebra was introduced by Dirac to develop quantum field theory. We won't explain any physics here, but instead we shall to delve somewhat deeper into the workings of MathPiper. </text:p>
      <text:p text:style-name="Horizontal_20_Line"><text:bookmark text:name="c8s1"/></text:p>
      <text:h text:style-name="Heading_20_2" text:outline-level="2">The problem </text:h>
      <text:p text:style-name="Text_20_body">Suppose we want to define special symbols <text:span text:style-name="T1">A(k)</text:span> and <text:span text:style-name="T1">B(k)</text:span> that we can multiply with each other or by a number, or add to each other, but not commute with each other, i.e. <text:span text:style-name="T1">A(k)*B(k)!=B(k)*A(k)</text:span>. Here <text:span text:style-name="T1">k</text:span> is merely a label to denote that <text:span text:style-name="T1">A(1)</text:span> and <text:span text:style-name="T1">A(2)</text:span> are two different objects. (In physics, these are called "creation" and "annihilation" operators for "bosonic quantum fields".) MathPiper already assumes that the usual multiplication operator "<text:span text:style-name="Teletype"><text:span text:style-name="T1">*</text:span></text:span>" is commutative. Rather than trying to redefine <text:span text:style-name="Teletype"><text:span text:style-name="T1">*</text:span></text:span>, we shall introduce a special multiplication sign "<text:span text:style-name="Teletype"><text:span text:style-name="T1">**</text:span></text:span>" that we shall use with the objects <text:span text:style-name="T1">A(k)</text:span> and <text:span text:style-name="T1">B(k)</text:span>; between usual numbers this would be the same as normal multiplication. The symbols <text:span text:style-name="T1">A(k)</text:span>, <text:span text:style-name="T1">B(k)</text:span> will never be evaluated to numbers, so an expression such as <text:span text:style-name="Teletype"><text:span text:style-name="T1">2 ** A(k1) ** B(k2) ** A(k3)</text:span></text:span> is just going to remain like that. (In physics, commuting numbers are called "classical quantities" or "c-numbers" while non-commuting objects made up of A(k) and B(k) are called "quantum quantities" or "q-numbers".) There are certain commutation relations for these symbols: the <text:span text:style-name="T1">A</text:span>'s commute between themselves, <text:span text:style-name="T1">A(k)*A(l)=A(l)*A(k)</text:span>, and also the <text:span text:style-name="T1">B</text:span>'s, <text:span text:style-name="T1">B(k)*B(l)=B(l)*B(k)</text:span>. However, the <text:span text:style-name="T1">A</text:span>'s don't commute with the <text:span text:style-name="T1">B</text:span>'s: <text:span text:style-name="T1">A(k)*B(l)-B(l)*A(k)=delta(k-l)</text:span>. Here the "<text:span text:style-name="Teletype"><text:span text:style-name="T1">delta</text:span></text:span>" is a "classical" function (called the "Dirac <text:span text:style-name="T1">delta</text:span>-function") but we aren't going to do anything about it, just leave it symbolic. </text:p>
      <text:p text:style-name="Text_20_body">We would like to be able to manipulate such expressions, expanding brackets, collecting similar terms and so on, while taking care to always keep the non-commuting terms in the correct order. For example, we want MathPiper to automatically simplify <text:span text:style-name="Teletype"><text:span text:style-name="T1">2**B(k1)**3**A(k2)</text:span></text:span> to <text:span text:style-name="Teletype"><text:span text:style-name="T1">6**B(k1)**A(k2)</text:span></text:span>. Our goal is not to implement a general package to tackle complicated non-commutative operations; we merely want to teach MathPiper about these two kinds of "quantum objects" called <text:span text:style-name="Teletype"><text:span text:style-name="T1">A(k)</text:span></text:span> and <text:span text:style-name="Teletype"><text:span text:style-name="T1">B(k)</text:span></text:span>, and we shall define one function that a physicist would need to apply to these objects. This function applied to any given expression containing <text:span text:style-name="T1">A</text:span>'s and <text:span text:style-name="T1">B</text:span>'s will compute something called a "vacuum expectation value", or "VEV" for short, of that expression. This function has "classical", i.e. commuting, values and is defined as follows: VEV of a commuting number is just that number, e.g. <text:span text:style-name="T1">VEV(4)=4</text:span>, <text:span text:style-name="T1">VEV(delta(k-l))=delta(k-l)</text:span>; and <text:span text:style-name="T1">VEV(X*A(k))=0</text:span>, <text:span text:style-name="T1">VEV(B(k)*X)=0</text:span> where <text:span text:style-name="T1">X</text:span> is any expression, commutative or not. It is straightforward to compute VEV of something that contains <text:span text:style-name="T1">A</text:span>'s and <text:span text:style-name="T1">B</text:span>'s: one just uses the commutation relations to move all <text:span text:style-name="T1">B</text:span>'s to the left of all <text:span text:style-name="T1">A</text:span>'s, and then applies the definition of VEV, simply throwing out any remaining q-numbers. </text:p>
      <text:p text:style-name="Horizontal_20_Line"><text:bookmark text:name="c8s2"/></text:p>
      <text:h text:style-name="Heading_20_2" text:outline-level="2"><text:soft-page-break/>First steps </text:h>
      <text:p text:style-name="Text_20_body">The first thing that comes to mind when we start implementing this in MathPiper is to write a rule such as </text:p>
      <table:table table:name="Table114" table:style-name="Table114">
        <table:table-column table:style-name="Table114.A"/>
        <table:table-row>
          <table:table-cell table:style-name="Table114.A1" office:value-type="string">
            <text:p text:style-name="Preformatted_20_Text">10 # A(_k)**B(_l) &lt;-- B(l)**A(k)</text:p>
            <text:p text:style-name="P3"><text:s text:c="2"/>+ delta(k-l);</text:p>
          </table:table-cell>
        </table:table-row>
      </table:table>
      <text:p text:style-name="Text_20_body">However, this is not going to work right away. In fact this will immediately give a syntax error because MathPiper doesn't know yet about the new multiplication <text:span text:style-name="Teletype"><text:span text:style-name="T1">**</text:span></text:span>. Let's fix that: we shall define a new infix operator with the same precedence as multiplication. </text:p>
      <table:table table:name="Table115" table:style-name="Table115">
        <table:table-column table:style-name="Table115.A"/>
        <table:table-row>
          <table:table-cell table:style-name="Table115.A1" office:value-type="string">
            <text:p text:style-name="Preformatted_20_Text">RuleBase("**", {x,y});</text:p>
            <text:p text:style-name="P3">Infix("**", OpPrecedence("*"));</text:p>
          </table:table-cell>
        </table:table-row>
      </table:table>
      <text:p text:style-name="Text_20_body">Now we can use this new multiplication operator in expressions, and it doesn't evaluate to anything -- exactly what we need. But we find that things don't quite work: </text:p>
      <table:table table:name="Table116" table:style-name="Table116">
        <table:table-column table:style-name="Table116.A"/>
        <table:table-row>
          <table:table-cell table:style-name="Table116.A1" office:value-type="string">
            <text:p text:style-name="Preformatted_20_Text">In&gt; A(_k)**B(_l) &lt;-- B(l)**A(k)+delta(k-l);</text:p>
            <text:p text:style-name="Preformatted_20_Text">Out&gt; True;</text:p>
            <text:p text:style-name="Preformatted_20_Text">In&gt; A(x)**B(y)</text:p>
            <text:p text:style-name="P3">Out&gt; B(l)**A(k)+delta(k-l);</text:p>
          </table:table-cell>
        </table:table-row>
      </table:table>
      <text:p text:style-name="Text_20_body">MathPiper doesn't grok that <text:span text:style-name="Teletype"><text:span text:style-name="T1">delta(k)</text:span></text:span>, <text:span text:style-name="Teletype"><text:span text:style-name="T1">A(k)</text:span></text:span> and <text:span text:style-name="Teletype"><text:span text:style-name="T1">B(k)</text:span></text:span> are functions. This can be fixed by declaring </text:p>
      <table:table table:name="Table117" table:style-name="Table117">
        <table:table-column table:style-name="Table117.A"/>
        <table:table-row>
          <table:table-cell table:style-name="Table117.A1" office:value-type="string">
            <text:p text:style-name="Preformatted_20_Text">RuleBase("A", {k});</text:p>
            <text:p text:style-name="Preformatted_20_Text">RuleBase("B", {k});</text:p>
            <text:p text:style-name="P3">RuleBase("delta", {k});</text:p>
          </table:table-cell>
        </table:table-row>
      </table:table>
      <text:p text:style-name="Text_20_body">Now things work as intended: </text:p>
      <table:table table:name="Table118" table:style-name="Table118">
        <table:table-column table:style-name="Table118.A"/>
        <table:table-row>
          <table:table-cell table:style-name="Table118.A1" office:value-type="string">
            <text:p text:style-name="Preformatted_20_Text">In&gt; A(y)**B(z)*2</text:p>
            <text:p text:style-name="P3">Out&gt; 2*(B(z)**A(y)+delta(y-z));</text:p>
          </table:table-cell>
        </table:table-row>
      </table:table>
      <text:p text:style-name="Horizontal_20_Line"><text:bookmark text:name="c8s3"/></text:p>
      <text:h text:style-name="Heading_20_2" text:outline-level="2">Structure of expressions </text:h>
      <text:p text:style-name="Text_20_body">Are we done yet? Let's try to calculate more things with our <text:span text:style-name="T1">A</text:span>'s and <text:span text:style-name="T1">B</text:span>'s: </text:p>
      <table:table table:name="Table119" table:style-name="Table119">
        <table:table-column table:style-name="Table119.A"/>
        <table:table-row>
          <table:table-cell table:style-name="Table119.A1" office:value-type="string">
            <text:p text:style-name="Preformatted_20_Text">In&gt; A(k)*2**B(l)</text:p>
            <text:p text:style-name="Preformatted_20_Text">Out&gt; 2*A(k)**B(l);</text:p>
            <text:p text:style-name="Preformatted_20_Text">In&gt; A(x)**A(y)**B(z)</text:p>
            <text:p text:style-name="Preformatted_20_Text">Out&gt; A(x)**A(y)**B(z);</text:p>
            <text:p text:style-name="Preformatted_20_Text">In&gt; (A(x)+B(x))**2**B(y)*3</text:p>
            <text:p text:style-name="P3">Out&gt; 3*(A(x)+B(x))**2**B(y);</text:p>
          </table:table-cell>
        </table:table-row>
      </table:table>
      <text:p text:style-name="Text_20_body">After we gave it slightly more complicated input, MathPiper didn't fully evaluate expressions containing the new <text:span text:style-name="Teletype"><text:span text:style-name="T1">**</text:span></text:span> operation: it didn't move constants <text:span text:style-name="Teletype"><text:span text:style-name="T1">2</text:span></text:span> and <text:span text:style-name="Teletype"><text:span text:style-name="T1">3</text:span></text:span> together, didn't expand brackets, and, somewhat mysteriously, it didn't apply the rule in the first line above -- although it seems like it should have. Before we hurry to fix these things, let's think some more about how MathPiper represents our new expressions. Let's start with the first line above: </text:p>
      <table:table table:name="Table120" table:style-name="Table120">
        <table:table-column table:style-name="Table120.A"/>
        <table:table-row>
          <table:table-cell table:style-name="Table120.A1" office:value-type="string">
            <text:p text:style-name="Preformatted_20_Text">In&gt; FullForm( A(k)*2**B(l) )</text:p>
            <text:p text:style-name="Preformatted_20_Text"><text:soft-page-break/>(** (* 2 (A k ))(B l ))</text:p>
            <text:p text:style-name="P3">Out&gt; 2*A(k)**B(l);</text:p>
          </table:table-cell>
        </table:table-row>
      </table:table>
      <text:p text:style-name="Text_20_body">What looks like <text:span text:style-name="Teletype"><text:span text:style-name="T1">2*A(k)**B(l)</text:span></text:span> on the screen is really <text:span text:style-name="Teletype"><text:span text:style-name="T1">(2*A(k)) ** B(l)</text:span></text:span> inside MathPiper. In other words, the commutation rule didn't apply because there is no subexpression of the form <text:span text:style-name="Teletype"><text:span text:style-name="T1">A(...)**B(...)</text:span></text:span> in this expression. It seems that we would need many rules to exhaust all ways in which the adjacent factors <text:span text:style-name="Teletype"><text:span text:style-name="T1">A(k)</text:span></text:span> and <text:span text:style-name="Teletype"><text:span text:style-name="T1">B(l)</text:span></text:span> might be divided between subexpressions. We run into this difficulty because MathPiper represents all expressions as trees of functions and leaves the semantics to us. To MathPiper, the "<text:span text:style-name="Teletype"><text:span text:style-name="T1">*</text:span></text:span>" operator is fundamentally no different from any other function, so <text:span text:style-name="Teletype"><text:span text:style-name="T1">(a*b)*c</text:span></text:span> and <text:span text:style-name="Teletype"><text:span text:style-name="T1">a*(b*c)</text:span></text:span> are two basically different expressions. It would take a considerable amount of work to teach MathPiper to recognize all such cases as identical. This is a design choice and it was made by the author of MathPiper to achieve greater flexibility and extensibility. </text:p>
      <text:p text:style-name="Text_20_body">A solution for this problem is not to write rules for all possible cases (there are infinitely many cases) but to systematically reduce expressions to a <text:span text:style-name="T3">canonical form</text:span>. "Experience has shown that" (a phrase used when we can't come up with specific arguments) symbolic manipulation of unevaluated trees is not efficient unless these trees are forced to a pattern that reflects their semantics. </text:p>
      <text:p text:style-name="Text_20_body">We should choose a canonical form for all such expressions in a way that makes our calculations -- namely, the function <text:span text:style-name="Teletype"><text:span text:style-name="T1">VEV()</text:span></text:span> -- easier. In our case, our expressions contain two kinds of ingredients: normal, commutative numbers and maybe a number of noncommuting symbols <text:span text:style-name="Teletype"><text:span text:style-name="T1">A(k)</text:span></text:span> and <text:span text:style-name="Teletype"><text:span text:style-name="T1">B(k)</text:span></text:span> multiplied together with the "<text:span text:style-name="Teletype"><text:span text:style-name="T1">**</text:span></text:span>" operator. It will not be possible to divide anything by <text:span text:style-name="T1">A(k)</text:span> or <text:span text:style-name="T1">B(k)</text:span> -- such division is undefined. </text:p>
      <text:p text:style-name="Text_20_body">A possible canonical form for expressions with A's and B's is the following. All commutative numbers are moved to the left of the expression and grouped together as one factor; all non-commutative products are simplified to a single chain, all brackets expanded. A canonical expression should not contain any extra brackets in its non-commutative part. For example, (A(x)+B(x)*x)**B(y)*y**A(z) should be regrouped as a sum of two terms, (y)**(A(x)**(B(y))**A(z)) and (x*y)**(B(x)**(B(y))**A(z)). Here we wrote out all parentheses to show explicitly which operations are grouped. (We have chosen the grouping of non-commutative factors to go from left to right, however this does not seem to be an important choice.) On the screen this will look simply <text:span text:style-name="Teletype"><text:span text:style-name="T1">y ** A(x) ** B(y)</text:span></text:span> and <text:span text:style-name="Teletype"><text:span text:style-name="T1">x*y** B(x) ** B(y) ** A(z)</text:span></text:span> because we have defined the precedence of the "**" operator to be the same as that of the normal multiplication, so MathPiper won't insert any more parentheses. </text:p>
      <text:p text:style-name="Text_20_body">This canonical form will allow MathPiper to apply all the usual rules on the commutative factor while cleanly separating all non-commutative parts for special treatment. Note that a commutative factor such as <text:span text:style-name="Teletype"><text:span text:style-name="T1">2*x</text:span></text:span> will be multiplied by a single non-commutative piece with "<text:span text:style-name="Teletype"><text:span text:style-name="T1">**</text:span></text:span>". </text:p>
      <text:p text:style-name="Text_20_body">The basic idea behind the "canonical form" is this: we should define our evaluation rules in such a way that any expression containing <text:span text:style-name="Teletype"><text:span text:style-name="T1">A(k)</text:span></text:span> and <text:span text:style-name="Teletype"><text:span text:style-name="T1">B(k)</text:span></text:span> will be always automatically reduced to the canonical form after one full evaluation. All functions on our new objects will assume that the object is already in the canonical form and should return objects in the same canonical form. </text:p>
      <text:p text:style-name="Horizontal_20_Line"><text:bookmark text:name="c8s4"/></text:p>
      <text:h text:style-name="Heading_20_2" text:outline-level="2"><text:soft-page-break/>Implementing the canonical form </text:h>
      <text:p text:style-name="Text_20_body">Now that we have a design, let's look at some implementation issues. We would like to write evaluation rules involving the new operator "<text:span text:style-name="Teletype"><text:span text:style-name="T1">**</text:span></text:span>" as well as the ordinary multiplications and additions involving usual numbers, so that all "classical" numbers and all "quantum" objects are grouped together separately. This should be accomplished with rules that expand brackets, exchange the bracketing order of expressions and move commuting factors to the left. For now, we shall not concern ourselves with divisions and subtractions. </text:p>
      <text:p text:style-name="Text_20_body">First, we need to distinguish "classical" terms from "quantum" ones. For this, we shall define a predicate <text:span text:style-name="Teletype"><text:span text:style-name="T1">IsQuantum()</text:span></text:span> recursively, as follows: </text:p>
      <table:table table:name="Table121" table:style-name="Table121">
        <table:table-column table:style-name="Table121.A"/>
        <table:table-row>
          <table:table-cell table:style-name="Table121.A1" office:value-type="string">
            <text:p text:style-name="Preformatted_20_Text"><text:s text:c="4"/>/* Predicate IsQuantum(): will return</text:p>
            <text:p text:style-name="Preformatted_20_Text"><text:s text:c="10"/>True if the expression contains A(k)</text:p>
            <text:p text:style-name="Preformatted_20_Text"><text:s text:c="10"/>or B(k) and False otherwise */</text:p>
            <text:p text:style-name="Preformatted_20_Text">10 # IsQuantum(A(_x)) &lt;-- True;</text:p>
            <text:p text:style-name="Preformatted_20_Text">10 # IsQuantum(B(_x)) &lt;-- True;</text:p>
            <text:p text:style-name="Preformatted_20_Text"><text:s text:c="4"/>/* Result of a binary operation may</text:p>
            <text:p text:style-name="Preformatted_20_Text"><text:s text:c="10"/>be Quantum */</text:p>
            <text:p text:style-name="Preformatted_20_Text">20 # IsQuantum(_x + _y) &lt;-- IsQuantum(x)</text:p>
            <text:p text:style-name="Preformatted_20_Text"><text:s text:c="2"/>Or IsQuantum(y);</text:p>
            <text:p text:style-name="Preformatted_20_Text">20 # IsQuantum(+ _y) &lt;-- IsQuantum(y);</text:p>
            <text:p text:style-name="Preformatted_20_Text">20 # IsQuantum(_x * _y) &lt;-- IsQuantum(x)</text:p>
            <text:p text:style-name="Preformatted_20_Text"><text:s text:c="2"/>Or IsQuantum(y);</text:p>
            <text:p text:style-name="Preformatted_20_Text">20 # IsQuantum(_x ** _y) &lt;-- IsQuantum(x)</text:p>
            <text:p text:style-name="Preformatted_20_Text"><text:s text:c="2"/>Or IsQuantum(y);</text:p>
            <text:p text:style-name="Preformatted_20_Text"><text:s text:c="4"/>/* If none of the rules apply, the</text:p>
            <text:p text:style-name="Preformatted_20_Text"><text:s text:c="10"/>object is not Quantum */</text:p>
            <text:p text:style-name="P3">30 # IsQuantum(_x) &lt;-- False;</text:p>
          </table:table-cell>
        </table:table-row>
      </table:table>
      <text:p text:style-name="Text_20_body">Now we shall construct rules that implement reduction to the canonical form. The rules will be given precedences, so that the reduction proceeds by clearly defined steps. All rules at a given precedence benefit from all simplifications at earlier precedences. </text:p>
      <table:table table:name="Table122" table:style-name="Table122">
        <table:table-column table:style-name="Table122.A"/>
        <table:table-row>
          <table:table-cell table:style-name="Table122.A1" office:value-type="string">
            <text:p text:style-name="Preformatted_20_Text"><text:s text:c="2"/>/* First, replace * by ** if one of the</text:p>
            <text:p text:style-name="Preformatted_20_Text"><text:s text:c="4"/>factors is Quantum to guard against</text:p>
            <text:p text:style-name="Preformatted_20_Text"><text:s text:c="8"/>user error */</text:p>
            <text:p text:style-name="Preformatted_20_Text">10 # (_x * _y)_(IsQuantum(x) Or</text:p>
            <text:p text:style-name="Preformatted_20_Text"><text:s text:c="2"/>IsQuantum(y)) &lt;-- x ** y;</text:p>
            <text:p text:style-name="Preformatted_20_Text"><text:s text:c="4"/>/* Replace ** by * if neither of the</text:p>
            <text:p text:style-name="Preformatted_20_Text"><text:s text:c="10"/>factors is Quantum */</text:p>
            <text:p text:style-name="Preformatted_20_Text">10 # (_x ** _y)_(Not(IsQuantum(x) Or</text:p>
            <text:p text:style-name="Preformatted_20_Text"><text:s/>IsQuantum(y))) &lt;-- x * y;</text:p>
            <text:p text:style-name="Preformatted_20_Text"><text:s text:c="4"/>/* Now we are guaranteed that ** is</text:p>
            <text:p text:style-name="Preformatted_20_Text"><text:s text:c="10"/>used between Quantum values */</text:p>
            <text:p text:style-name="Preformatted_20_Text"><text:s text:c="4"/>/* Expand all brackets involving</text:p>
            <text:p text:style-name="Preformatted_20_Text"><text:s text:c="10"/>Quantum values */</text:p>
            <text:p text:style-name="Preformatted_20_Text">15 # (_x + _y) ** _z &lt;-- x ** z + y ** z;</text:p>
            <text:p text:style-name="Preformatted_20_Text">15 # _z ** (_x + _y) &lt;-- z ** x + z ** y;</text:p>
            <text:p text:style-name="Preformatted_20_Text"><text:s text:c="4"/>/* Now we are guaranteed that there are</text:p>
            <text:p text:style-name="Preformatted_20_Text"><text:s text:c="10"/>no brackets next to "**" */</text:p>
            <text:p text:style-name="Preformatted_20_Text"><text:s text:c="4"/>/* Regroup the ** multiplications</text:p>
            <text:p text:style-name="Preformatted_20_Text"><text:s text:c="10"/>toward the right */</text:p>
            <text:p text:style-name="Preformatted_20_Text">20 # (_x ** _y) ** _z &lt;-- x ** (y ** z);</text:p>
            <text:p text:style-name="Preformatted_20_Text"><text:s text:c="4"/>/* Move classical factors to the left:</text:p>
            <text:p text:style-name="Preformatted_20_Text"><text:s text:c="10"/>first, inside brackets */</text:p>
            <text:p text:style-name="Preformatted_20_Text"><text:soft-page-break/>30 # (x_IsQuantum ** _y)_(Not(IsQuantum(y)))</text:p>
            <text:p text:style-name="Preformatted_20_Text"><text:s text:c="2"/>&lt;-- y ** x;</text:p>
            <text:p text:style-name="Preformatted_20_Text"><text:s text:c="4"/>/* Then, move across brackets:</text:p>
            <text:p text:style-name="Preformatted_20_Text"><text:s text:c="10"/>y and z are already ordered</text:p>
            <text:p text:style-name="Preformatted_20_Text"><text:s text:c="6"/>by the previous rule */</text:p>
            <text:p text:style-name="Preformatted_20_Text"><text:s text:c="4"/>/* First, if we have Q ** (C ** Q) */</text:p>
            <text:p text:style-name="Preformatted_20_Text">35 # (x_IsQuantum ** (_y ** _z))</text:p>
            <text:p text:style-name="Preformatted_20_Text"><text:s text:c="2"/>_(Not(IsQuantum(y))) &lt;-- y ** (x ** z);</text:p>
            <text:p text:style-name="Preformatted_20_Text"><text:s text:c="4"/>/* Second, if we have C ** (C ** Q) */</text:p>
            <text:p text:style-name="Preformatted_20_Text">35 # (_x ** (_y ** _z))_(Not(IsQuantum(x)</text:p>
            <text:p text:style-name="P3"><text:s text:c="2"/>Or IsQuantum(y))) &lt;-- (x*y) ** z;</text:p>
          </table:table-cell>
        </table:table-row>
      </table:table>
      <text:p text:style-name="Text_20_body">After we execute this in MathPiper, all expressions involving additions and multiplications are automatically reduced to the canonical form. Extending these rules to subtractions and divisions is straightforward. </text:p>
      <text:p text:style-name="Horizontal_20_Line"><text:bookmark text:name="c8s5"/></text:p>
      <text:h text:style-name="Heading_20_2" text:outline-level="2">Implementing commutation relations </text:h>
      <text:p text:style-name="Text_20_body">But we still haven't implemented the commutation relations. It is perhaps not necessary to have commutation rules automatically applied at each evaluation. We shall define the function <text:span text:style-name="Teletype"><text:span text:style-name="T1">OrderBA()</text:span></text:span> that will bring all <text:span text:style-name="T1">B</text:span>'s to the left of all <text:span text:style-name="T1">A</text:span>'s by using the commutation relation. (In physics, this is called "normal-ordering".) Again, our definition will be recursive. We shall assign it a later precedence than our quantum evaluation rules, so that our objects will always be in canonical form. We need a few more rules to implement the commutation relation and to propagate the ordering operation down the expression tree: </text:p>
      <table:table table:name="Table123" table:style-name="Table123">
        <table:table-column table:style-name="Table123.A"/>
        <table:table-row>
          <table:table-cell table:style-name="Table123.A1" office:value-type="string">
            <text:p text:style-name="Preformatted_20_Text"><text:s text:c="2"/>/* Commutation relation */</text:p>
            <text:p text:style-name="Preformatted_20_Text">40 # OrderBA(A(_k) ** B(_l))</text:p>
            <text:p text:style-name="Preformatted_20_Text"><text:s text:c="2"/>&lt;-- B(l)**A(k) + delta(k-l);</text:p>
            <text:p text:style-name="Preformatted_20_Text">40 # OrderBA(A(_k) ** (B(_l) ** _x))</text:p>
            <text:p text:style-name="Preformatted_20_Text"><text:s text:c="2"/>&lt;-- OrderBA(OrderBA(A(k)**B(l)) ** x);</text:p>
            <text:p text:style-name="Preformatted_20_Text"><text:s text:c="4"/>/* Ordering simple terms */</text:p>
            <text:p text:style-name="Preformatted_20_Text">40 # OrderBA(_x)_(Not(IsQuantum(x))) &lt;-- x;</text:p>
            <text:p text:style-name="Preformatted_20_Text">40 # OrderBA(A(_k)) &lt;-- A(k);</text:p>
            <text:p text:style-name="Preformatted_20_Text">40 # OrderBA(B(_k)) &lt;-- B(k);</text:p>
            <text:p text:style-name="Preformatted_20_Text"><text:s text:c="4"/>/* Sums of terms */</text:p>
            <text:p text:style-name="Preformatted_20_Text">40 # OrderBA(_x + _y) &lt;-- OrderBA(x)</text:p>
            <text:p text:style-name="Preformatted_20_Text"><text:s text:c="2"/>+ OrderBA(y);</text:p>
            <text:p text:style-name="Preformatted_20_Text"><text:s text:c="4"/>/* Product of a classical and</text:p>
            <text:p text:style-name="Preformatted_20_Text"><text:s text:c="10"/>a quantum value */</text:p>
            <text:p text:style-name="Preformatted_20_Text">40 # OrderBA(_x ** _y)_(Not(IsQuantum(x)))</text:p>
            <text:p text:style-name="Preformatted_20_Text"><text:s text:c="2"/>&lt;-- x ** OrderBA(y);</text:p>
            <text:p text:style-name="Preformatted_20_Text"><text:s text:c="4"/>/* B() ** X : B is already at left,</text:p>
            <text:p text:style-name="Preformatted_20_Text"><text:s text:c="10"/>no need to order it */</text:p>
            <text:p text:style-name="Preformatted_20_Text">50 # OrderBA(B(_k) ** _x)&lt;-- B(k)</text:p>
            <text:p text:style-name="Preformatted_20_Text"><text:s text:c="2"/>** OrderBA(x);</text:p>
            <text:p text:style-name="Preformatted_20_Text"><text:s text:c="4"/>/* A() ** X : need to order X first */</text:p>
            <text:p text:style-name="Preformatted_20_Text">50 # OrderBA(A(_k) ** _x) &lt;-- OrderBA(A(k)</text:p>
            <text:p text:style-name="P3"><text:s text:c="2"/>** OrderBA(x));</text:p>
          </table:table-cell>
        </table:table-row>
      </table:table>
      <text:p text:style-name="Text_20_body">These rules seem to be enough for our purposes. Note that the commutation relation is implemented by the first two rules; the first one is used by the second one which applies when interchanging factors A and B separated by brackets. This <text:soft-page-break/>inconvenience of having to define several rules for what seems to be "one thing to do" is a consequence of tree-like structure of expressions in MathPiper. It is perhaps the price we have to pay for conceptual simplicity of the design. </text:p>
      <text:p text:style-name="Horizontal_20_Line"><text:bookmark text:name="c8s6"/></text:p>
      <text:h text:style-name="Heading_20_2" text:outline-level="2">Avoiding infinite recursion </text:h>
      <text:p text:style-name="Text_20_body">However, we quickly discover that our definitions don't work. Actually, we have run into a difficulty typical of rule-based programming: </text:p>
      <table:table table:name="Table124" table:style-name="Table124">
        <table:table-column table:style-name="Table124.A"/>
        <table:table-row>
          <table:table-cell table:style-name="Table124.A1" office:value-type="string">
            <text:p text:style-name="Preformatted_20_Text">In&gt; OrderBA(A(k)**A(l))</text:p>
            <text:p text:style-name="Preformatted_20_Text">Error on line 1 in file [CommandLine]</text:p>
            <text:p text:style-name="Preformatted_20_Text">Line error occurred on:</text:p>
            <text:p text:style-name="Preformatted_20_Text">&gt;&gt;&gt;</text:p>
            <text:p text:style-name="Preformatted_20_Text">Max evaluation stack depth reached.</text:p>
            <text:p text:style-name="Preformatted_20_Text">Please use MaxEvalDepth to increase the</text:p>
            <text:p text:style-name="P3"><text:s text:c="2"/>stack size as needed.</text:p>
          </table:table-cell>
        </table:table-row>
      </table:table>
      <text:p text:style-name="Text_20_body">This error message means that we have created an infinite recursion. It is easy to see that the last rule is at fault: it never stops applying itself when it operates on a term containing only <text:span text:style-name="T1">A</text:span>'s and no <text:span text:style-name="T1">B</text:span>'s. When encountering a term such as <text:span text:style-name="Teletype"><text:span text:style-name="T1">A()**X</text:span></text:span>, the routine cannot determine whether <text:span text:style-name="Teletype"><text:span text:style-name="T1">X</text:span></text:span> has already been normal-ordered or not, and it unnecessarily keeps trying to normal-order it again and again. We can circumvent this difficulty by using an auxiliary ordering function that we shall call <text:span text:style-name="Teletype"><text:span text:style-name="T1">OrderBAlate()</text:span></text:span>. This function will operate only on terms of the form <text:span text:style-name="Teletype"><text:span text:style-name="T1">A()**X</text:span></text:span> and only after <text:span text:style-name="Teletype"><text:span text:style-name="T1">X</text:span></text:span> has been ordered. It will not perform any extra simplifications but instead delegate all work to <text:span text:style-name="Teletype"><text:span text:style-name="T1">OrderBA()</text:span></text:span>. </text:p>
      <table:table table:name="Table125" table:style-name="Table125">
        <table:table-column table:style-name="Table125.A"/>
        <table:table-row>
          <table:table-cell table:style-name="Table125.A1" office:value-type="string">
            <text:p text:style-name="Preformatted_20_Text">50 # OrderBA(A(_k) ** _x) &lt;-- OrderBAlate(</text:p>
            <text:p text:style-name="Preformatted_20_Text"><text:s text:c="2"/>A(k) ** OrderBA(x));</text:p>
            <text:p text:style-name="Preformatted_20_Text">55 # OrderBAlate(_x + _y) &lt;-- OrderBAlate(</text:p>
            <text:p text:style-name="Preformatted_20_Text"><text:s text:c="2"/>x) + OrderBAlate(y);</text:p>
            <text:p text:style-name="Preformatted_20_Text">55 # OrderBAlate(A(_k) ** B(_l)) &lt;--</text:p>
            <text:p text:style-name="Preformatted_20_Text"><text:s text:c="2"/>OrderBA(A(k)**B(l));</text:p>
            <text:p text:style-name="Preformatted_20_Text">55 # OrderBAlate(A(_k) ** (B(_l) ** _x))</text:p>
            <text:p text:style-name="Preformatted_20_Text"><text:s text:c="2"/>&lt;-- OrderBA(A(k)**(B(l)**x));</text:p>
            <text:p text:style-name="Preformatted_20_Text">60 # OrderBAlate(A(_k) ** _x) &lt;-- A(k)**x;</text:p>
            <text:p text:style-name="P3">65 # OrderBAlate(_x) &lt;-- OrderBA(x);</text:p>
          </table:table-cell>
        </table:table-row>
      </table:table>
      <text:p text:style-name="Text_20_body">Now <text:span text:style-name="Teletype"><text:span text:style-name="T1">OrderBA()</text:span></text:span> works as desired. </text:p>
      <text:p text:style-name="Horizontal_20_Line"><text:bookmark text:name="c8s7"/></text:p>
      <text:h text:style-name="Heading_20_2" text:outline-level="2">Implementing VEV() </text:h>
      <text:p text:style-name="Text_20_body">Now it is easy to define the function <text:span text:style-name="Teletype"><text:span text:style-name="T1">VEV()</text:span></text:span>. This function should first execute the normal-ordering operation, so that all <text:span text:style-name="T1">B</text:span>'s move to the left of <text:span text:style-name="T1">A</text:span>'s. After an expression is normal-ordered, all of its "quantum" terms will either end with an <text:span text:style-name="T1">A(k)</text:span> or begin with a <text:span text:style-name="T1">B(k)</text:span>, or both, and <text:span text:style-name="Teletype"><text:span text:style-name="T1">VEV()</text:span></text:span> of those terms will return <text:span text:style-name="T1">0</text:span>. The value of <text:span text:style-name="Teletype"><text:span text:style-name="T1">VEV()</text:span></text:span> of a non-quantum term is just that term. The implementation could look like this: </text:p>
      <table:table table:name="Table126" table:style-name="Table126">
        <table:table-column table:style-name="Table126.A"/>
        <table:table-row>
          <table:table-cell table:style-name="Table126.A1" office:value-type="string">
            <text:p text:style-name="Preformatted_20_Text">100 # VEV(_x) &lt;-- VEVOrd(OrderBA(x));</text:p>
            <text:p text:style-name="Preformatted_20_Text"><text:s text:c="4"/>/* Everything is expanded now,</text:p>
            <text:p text:style-name="Preformatted_20_Text"><text:s text:c="10"/>deal term by term */</text:p>
            <text:p text:style-name="Preformatted_20_Text">100 # VEVOrd(_x + _y) &lt;-- VEVOrd(x)</text:p>
            <text:p text:style-name="Preformatted_20_Text"><text:s text:c="2"/>+ VEVOrd(y);</text:p>
            <text:p text:style-name="Preformatted_20_Text"><text:soft-page-break/><text:s text:c="4"/>/* Now cancel all quantum terms */</text:p>
            <text:p text:style-name="Preformatted_20_Text">110 # VEVOrd(x_IsQuantum) &lt;-- 0;</text:p>
            <text:p text:style-name="Preformatted_20_Text"><text:s text:c="4"/>/* Classical terms are left */</text:p>
            <text:p text:style-name="P3">120 # VEVOrd(_x) &lt;-- x;</text:p>
          </table:table-cell>
        </table:table-row>
      </table:table>
      <text:p text:style-name="Text_20_body">To avoid infinite recursion in calling <text:span text:style-name="Teletype"><text:span text:style-name="T1">OrderBA()</text:span></text:span>, we had to introduce an auxiliary function <text:span text:style-name="Teletype"><text:span text:style-name="T1">VEVOrd()</text:span></text:span> that assumes its argument to be ordered. </text:p>
      <text:p text:style-name="Text_20_body">Finally, we try some example calculations to test our rules: </text:p>
      <table:table table:name="Table127" table:style-name="Table127">
        <table:table-column table:style-name="Table127.A"/>
        <table:table-row>
          <table:table-cell table:style-name="Table127.A1" office:value-type="string">
            <text:p text:style-name="Preformatted_20_Text">In&gt; OrderBA(A(x)*B(y))</text:p>
            <text:p text:style-name="Preformatted_20_Text">Out&gt; B(y)**A(x)+delta(x-y);</text:p>
            <text:p text:style-name="Preformatted_20_Text">In&gt; OrderBA(A(x)*B(y)*B(z))</text:p>
            <text:p text:style-name="Preformatted_20_Text">Out&gt; B(y)**B(z)**A(x)+delta(x-z)**B(y)</text:p>
            <text:p text:style-name="Preformatted_20_Text"><text:s text:c="2"/>+delta(x-y)**B(z);</text:p>
            <text:p text:style-name="Preformatted_20_Text">In&gt; VEV(A(k)*B(l))</text:p>
            <text:p text:style-name="Preformatted_20_Text">Out&gt; delta(k-l);</text:p>
            <text:p text:style-name="Preformatted_20_Text">In&gt; VEV(A(k)*B(l)*A(x)*B(y))</text:p>
            <text:p text:style-name="Preformatted_20_Text">Out&gt; delta(k-l)*delta(x-y);</text:p>
            <text:p text:style-name="Preformatted_20_Text">In&gt; VEV(A(k)*A(l)*B(x)*B(y))</text:p>
            <text:p text:style-name="Preformatted_20_Text">Out&gt; delta(l-y)*delta(k-x)+delta(l-x)</text:p>
            <text:p text:style-name="P3"><text:s text:c="2"/>*delta(k-y);</text:p>
          </table:table-cell>
        </table:table-row>
      </table:table>
      <text:p text:style-name="Text_20_body">Things now work as expected. MathPiper's <text:span text:style-name="Teletype"><text:span text:style-name="T1">Simplify()</text:span></text:span> facilities can be used on the result of <text:span text:style-name="Teletype"><text:span text:style-name="T1">VEV()</text:span></text:span> if it needs simplification. </text:p>
      <text:p text:style-name="Text_20_body"/>
      <text:h text:style-name="P156" text:outline-level="1"><text:span text:style-name="Teletype"><text:span text:style-name="T1">MathPiper</text:span></text:span>: A do-it-yourself symbolic algebra environment </text:h>
      <text:p text:style-name="Text_20_body">A much shorter and more polished version of this paper is published as: Ayal Z. Pinkus and Serge Winitzki, "<text:span text:style-name="T3">PIPER: a do-it-yourself computer algebra system</text:span>", Lecture Notes in Artificial Intelligence 2385, pp. 332 - 336 (Springer-Verlag, 2002). </text:p>
      <text:h text:style-name="Heading_20_5" text:outline-level="5">by Ayal Zwi Pinkus and Serge Winitzki </text:h>
      <text:p text:style-name="Horizontal_20_Line"/>
      <text:h text:style-name="Heading_20_3" text:outline-level="3">Abstract </text:h>
      <text:p text:style-name="Text_20_body">We describe the design and implementation of <text:span text:style-name="Teletype"><text:span text:style-name="T1">MathPiper</text:span></text:span>, a free computer algebra system currently under development. The system consists of an interpreter and a library of scripts that implement symbolic algebra functionality. The interpreter provides a high-level weakly typed functional language designed for quick prototyping of computer algebra algorithms, but the language is suitable for all kinds of symbolic manipulation. It supports conditional term rewriting of symbolic expression trees, closures (pure functions) and delayed evaluation, dynamic creation of transformation rules, arbitrary-precision numerical calculations, and flexible user-defined syntax using infix notation. The library of scripts currently provides basic numerical and symbolic algebra functionality, such as polynomials and elementary functions, limits, derivatives and (limited) integration, solution of (simple) equations. The main advantages of <text:span text:style-name="Teletype"><text:span text:style-name="T1">MathPiper</text:span></text:span> are: free (GPL) software; a flexible and easy-to-use programming language with a comfortable and adjustable syntax; cross-platform portability and small resource requirements; and extensibility. </text:p>
      <text:p text:style-name="Horizontal_20_Line"><text:bookmark text:name="c1s13"/></text:p>
      <text:h text:style-name="Heading_20_2" text:outline-level="2">Introduction </text:h>
      <text:p text:style-name="Text_20_body"><text:span text:style-name="Teletype"><text:span text:style-name="T1">MathPiper</text:span></text:span> is a computer algebra system (CAS) which has been in development since the beginning of 1999. The goal was to make a small system that allows to easily prototype and research symbolic mathematics algorithms. A secondary future goal is to evolve <text:span text:style-name="Teletype"><text:span text:style-name="T1">MathPiper</text:span></text:span> into a full-blown general purpose CAS. </text:p>
      <text:p text:style-name="Text_20_body"><text:span text:style-name="Teletype"><text:span text:style-name="T1">MathPiper</text:span></text:span> is primarily intended to be a research tool for easy exploration and prototyping of algorithms of symbolic computation. The main advantage of <text:span text:style-name="Teletype"><text:span text:style-name="T1">MathPiper</text:span></text:span> is its rich and flexible scripting language. The language is closely related to LISP <text:span text:style-name="Teletype"><text:span text:style-name="T1">WH89</text:span></text:span> but has a recursive descent infix grammar parser <text:span text:style-name="Teletype"><text:span text:style-name="T1">ASU86</text:span></text:span> which supports defining infix operators at run time similarly to Prolog <text:span text:style-name="Teletype"><text:span text:style-name="T1">B86</text:span></text:span>, and includes expression transformation (term rewriting) as a basic feature of the language. </text:p>
      <text:p text:style-name="Text_20_body">The <text:span text:style-name="Teletype"><text:span text:style-name="T1">MathPiper</text:span></text:span> language interpreter comes with a library of scripts that implement a set of computer algebra features. The <text:span text:style-name="Teletype"><text:span text:style-name="T1">MathPiper</text:span></text:span> script library is in active development and at the present stage does not offer the rich functionality of industrial-strength systems such as <text:span text:style-name="Teletype"><text:span text:style-name="T1">Mathematica</text:span></text:span> or <text:span text:style-name="Teletype"><text:span text:style-name="T1">Maple</text:span></text:span>. Extensive implementation of algorithms of symbolic computation is one of the future development goals. </text:p>
      <text:p text:style-name="Text_20_body"><text:span text:style-name="Teletype"><text:span text:style-name="T1">MathPiper</text:span></text:span> handles input and output in plain ASCII, either interactively or in batch mode. (A graphical interface is under development.) There is also an optional plugin mechanism whereby external libraries can be linked into the system to provide extra <text:soft-page-break/>functionality. Basic facilities are in place to compile MathPiper scripts to C++ so they can be compiled into plugins. </text:p>
      <text:p text:style-name="Horizontal_20_Line"><text:bookmark text:name="c1s22"/></text:p>
      <text:h text:style-name="Heading_20_2" text:outline-level="2">Basic design </text:h>
      <text:p text:style-name="Text_20_body"><text:span text:style-name="Teletype"><text:span text:style-name="T1">MathPiper</text:span></text:span> consists of a kernel, which is an interpreter for the <text:span text:style-name="Teletype"><text:span text:style-name="T1">MathPiper</text:span></text:span> scripting language, and a library of script code. </text:p>
      <text:p text:style-name="Text_20_body">The <text:span text:style-name="Teletype"><text:span text:style-name="T1">MathPiper</text:span></text:span> engine has been implemented in a subset of C++ which is supported by almost all C++ compilers. The design goals for <text:span text:style-name="Teletype"><text:span text:style-name="T1">MathPiper</text:span></text:span> kernel are: portability, self-containment (no dependence on extra libraries or packages), ease of implementing algorithms, code transparency, and flexibility. The <text:span text:style-name="Teletype"><text:span text:style-name="T1">MathPiper</text:span></text:span> system as a whole falls into the ``prototype/hacker" rather than into the ``axiom/algebraic" category, according to the terminology of Fateman <text:span text:style-name="Teletype"><text:span text:style-name="T1">F90</text:span></text:span>. There are relatively few specific design decisions related to mathematics, but instead the emphasis is made on extensibility. </text:p>
      <text:p text:style-name="Text_20_body">The kernel offers sufficiently rich but basic functionality through a limited number of built in functions. This built in functionality includes substitutions and rewriting of symbolic expression trees, an infix syntax parser, and arbitrary precision numerics. The kernel does not contain any definitions of symbolic mathematical operations and tries to be as general and free as possible of predefined notions or policies in the domain of symbolic computation. </text:p>
      <text:p text:style-name="Text_20_body">The plugin inter-operability mechanism allows extension of the <text:span text:style-name="Teletype"><text:span text:style-name="T1">MathPiper</text:span></text:span> kernel and the use of external libraries, e.g. GUI toolkits or implementations of special-purpose algorithms. A simple C++ API is provided for writing ``stubs'' that make external functions appear in <text:span text:style-name="Teletype"><text:span text:style-name="T1">MathPiper</text:span></text:span> as new built in functions. Plugins are on the same footing as the <text:span text:style-name="Teletype"><text:span text:style-name="T1">MathPiper</text:span></text:span> kernel and can in principle manipulate all <text:span text:style-name="Teletype"><text:span text:style-name="T1">MathPiper</text:span></text:span> internal structures. Plugins can be compiled either statically or dynamically as shared libraries to be loaded at runtime from <text:span text:style-name="Teletype"><text:span text:style-name="T1">MathPiper</text:span></text:span> scripts. In addition, <text:span text:style-name="Teletype"><text:span text:style-name="T1">MathPiper</text:span></text:span> scripts can be compiled to C++ code for further compilation into a plugin. Systems that don't support plugins can then link these modules in statically. The system can also be run without the plugins, for debugging and development purposes. The scripts will be interpreted in that case. </text:p>
      <text:p text:style-name="Text_20_body">The script library contains declarations of transformation rules and of function syntax (prefix, infix etc.). The intention is that all symbolic manipulation algorithms, definitions of mathematical functions etc. should be held in the script library and not in the kernel. The only exception so far is for a very small number of mathematical or utility functions that are frequently used; they are compiled into the kernel for speed. </text:p>
      <text:p text:style-name="Horizontal_20_Line"/>
      <text:h text:style-name="Heading_20_3" text:outline-level="3">Portability </text:h>
      <text:p text:style-name="Text_20_body"><text:span text:style-name="Teletype"><text:span text:style-name="T1">MathPiper</text:span></text:span> is designed to be as platform-independent as possible. All platform-specific parts have been clearly separated to facilitate porting. Even the standard C++ library is considered to be platform-specific, as there exist platforms without support for the standard C++ library (e.g. the EPOC32 platform). </text:p>
      <text:p text:style-name="Text_20_body">The primary development platform is GNU/Linux. Currently <text:span text:style-name="Teletype"><text:span text:style-name="T1">MathPiper</text:span></text:span> runs under various Unix variants, Windows environments, Psion organizers (EPOC32), Ipaq <text:soft-page-break/>PDAs, BeOS, and Apple iMacs. Creating an executable for another platform (including embedded platforms) should not be difficult. </text:p>
      <text:p text:style-name="Horizontal_20_Line"/>
      <text:h text:style-name="Heading_20_3" text:outline-level="3">A self-contained system </text:h>
      <text:p text:style-name="Text_20_body"><text:span text:style-name="Teletype"><text:span text:style-name="T1">MathPiper</text:span></text:span> should work as a standalone package, requiring minimum support from other operating system components. <text:span text:style-name="Teletype"><text:span text:style-name="T1">MathPiper</text:span></text:span> takes input and output in plain ASCII, either interactively or in batch mode. (An optional graphical interface is under development.) The system comes with its own (unoptimized) arbitrary precision arithmetic module but could be compiled to use another arbitrary precision arithmetic library; currently linking to <text:span text:style-name="Teletype"><text:span text:style-name="T1">gmp</text:span></text:span> is experimentally supported. There is also an optional plugin mechanism whereby external libraries can be linked into the system to provide extra functionality. </text:p>
      <text:p text:style-name="Text_20_body">Self-containment is a requirement if the program is to be easy to port. A dependency on libraries that might not be available on other platforms would reduce portability. On the other hand, <text:span text:style-name="Teletype"><text:span text:style-name="T1">MathPiper</text:span></text:span> can be compiled with a complement of external libraries on "production" platforms. </text:p>
      <text:p text:style-name="Horizontal_20_Line"/>
      <text:h text:style-name="Heading_20_3" text:outline-level="3">Ease of use </text:h>
      <text:p text:style-name="Text_20_body"><text:span text:style-name="Teletype"><text:span text:style-name="T1">MathPiper</text:span></text:span> is used mainly by executing programs written in the <text:span text:style-name="Teletype"><text:span text:style-name="T1">MathPiper</text:span></text:span> script language. A design goal is to create a high-level language that allows the user to conveniently express symbolic algorithms. A few lines of user code should go a long way. </text:p>
      <text:p text:style-name="Text_20_body">One major advantage of <text:span text:style-name="Teletype"><text:span text:style-name="T1">MathPiper</text:span></text:span> is the flexibility of its syntax. Although <text:span text:style-name="Teletype"><text:span text:style-name="T1">MathPiper</text:span></text:span> works internally as a LISP-style interpreter, all user interaction is through the <text:span text:style-name="Teletype"><text:span text:style-name="T1">MathPiper</text:span></text:span> script language which has a flexible infix grammar. Infix operators are defined by the user and may contain non-alphabetic characters such as "<text:span text:style-name="Teletype"><text:span text:style-name="T1">=</text:span></text:span>" or "<text:span text:style-name="Teletype"><text:span text:style-name="T1">#</text:span></text:span>". This means that the user interacts with <text:span text:style-name="Teletype"><text:span text:style-name="T1">MathPiper</text:span></text:span> using a comfortable and adjustable infix syntax, rather than a LISP-style syntax. The user can introduce such syntactic conventions as are most convenient for a given problem. </text:p>
      <text:p text:style-name="Text_20_body">For example, the <text:span text:style-name="Teletype"><text:span text:style-name="T1">MathPiper</text:span></text:span> script library defines infix operators "<text:span text:style-name="Teletype"><text:span text:style-name="T1">+</text:span></text:span>", "<text:span text:style-name="Teletype"><text:span text:style-name="T1">*</text:span></text:span>" and so on with conventional precedence, so that an algebraic expression can be entered in the familiar infix form such as </text:p>
      <table:table table:name="Table202" table:style-name="Table202">
        <table:table-column table:style-name="Table202.A"/>
        <table:table-row>
          <table:table-cell table:style-name="Table202.A1" office:value-type="string">
            <text:p text:style-name="P3">(x+1)^2 - (y-2*z)/(y+3) + Sin(x*Pi/2)</text:p>
          </table:table-cell>
        </table:table-row>
      </table:table>
      <text:p text:style-name="Text_20_body">Once such infix operators are defined, it is possible to describe new transformation rules directly using the new syntax. This makes it easy to develop simplification or evaluation procedures adapted to a particular problem. </text:p>
      <text:p text:style-name="P8">Suppose the user needs to reorder expressions containing non-commutative creation and annihilation operators of quantum field theory. It takes about 20 lines of <text:span text:style-name="Teletype"><text:span text:style-name="T1">MathPiper</text:span></text:span> script code to define an infix operation "<text:span text:style-name="Teletype"><text:span text:style-name="T1">**</text:span></text:span>" to express non-commutative multiplication with the appropriate commutation relations and to automatically normal-order all expressions involving these symbols and other (commutative) factors. Once the operator <text:span text:style-name="Teletype"><text:span text:style-name="T1">**</text:span></text:span> is defined (with precedence 40), </text:p>
      <table:table table:name="Table203" table:style-name="Table203">
        <table:table-column table:style-name="Table203.A"/>
        <text:soft-page-break/>
        <table:table-row>
          <table:table-cell table:style-name="Table203.A1" office:value-type="string">
            <text:p text:style-name="P3">Infix("**", 40);</text:p>
          </table:table-cell>
        </table:table-row>
      </table:table>
      <text:p text:style-name="P8">the rules that express distributivity of the operation <text:span text:style-name="Teletype"><text:span text:style-name="T1">**</text:span></text:span> with respect to addition may look like this: </text:p>
      <table:table table:name="Table204" table:style-name="Table204">
        <table:table-column table:style-name="Table204.A"/>
        <table:table-row>
          <table:table-cell table:style-name="Table204.A1" office:value-type="string">
            <text:p text:style-name="Preformatted_20_Text">15 # (_x + _y) ** _z &lt;-- x ** z + y ** z;</text:p>
            <text:p text:style-name="P3">15 # _z ** (_x + _y) &lt;-- z ** x + z ** y;</text:p>
          </table:table-cell>
        </table:table-row>
      </table:table>
      <text:p text:style-name="Text_20_body">Here, <text:span text:style-name="Teletype"><text:span text:style-name="T1">15 #</text:span></text:span> is a specification of the rule precedence, <text:span text:style-name="Teletype"><text:span text:style-name="T1">_x</text:span></text:span> denotes a pattern-matching variable <text:span text:style-name="Teletype"><text:span text:style-name="T1">x</text:span></text:span> and the expression to the right of <text:span text:style-name="Teletype"><text:span text:style-name="T1">&lt;--</text:span></text:span> is to be substituted instead of a matched expression on the left hand side. Since all transformation rules are applied recursively, these two lines of code are enough for the <text:span text:style-name="Teletype"><text:span text:style-name="T1">MathPiper</text:span></text:span> engine to expand all brackets in any expression containing the infix operators <text:span text:style-name="Teletype"><text:span text:style-name="T1">**</text:span></text:span> and <text:span text:style-name="Teletype"><text:span text:style-name="T1">+</text:span></text:span>. </text:p>
      <text:p text:style-name="Text_20_body">Rule-based programming is not the only method that can be used in <text:span text:style-name="Teletype"><text:span text:style-name="T1">MathPiper</text:span></text:span> scripts; there are alternatives that may be more useful in some situations. For example, the familiar <text:span text:style-name="Teletype"><text:span text:style-name="T1">if</text:span></text:span> / <text:span text:style-name="Teletype"><text:span text:style-name="T1">else</text:span></text:span> constructs, <text:span text:style-name="Teletype"><text:span text:style-name="T1">For</text:span></text:span>, <text:span text:style-name="Teletype"><text:span text:style-name="T1">ForEach</text:span></text:span> loops are defined in the script library for the convenience of users. </text:p>
      <text:p text:style-name="Text_20_body">Standard patterns of procedural programming, such as subroutines that return values, with code blocks and temporary local variables, are also available. (A "subroutine" is implemented as a new "ground term" with a single rule defined for it.) Users may freely combine rules with C-like procedures or LISP-like list processing primitives such as <text:span text:style-name="Teletype"><text:span text:style-name="T1">Head()</text:span></text:span>, <text:span text:style-name="Teletype"><text:span text:style-name="T1">Tail()</text:span></text:span>. </text:p>
      <text:p text:style-name="Horizontal_20_Line"/>
      <text:h text:style-name="Heading_20_3" text:outline-level="3">Code clarity vs. speed </text:h>
      <text:p text:style-name="Text_20_body">Speed is obviously an important factor. For <text:span text:style-name="Teletype"><text:span text:style-name="T1">MathPiper</text:span></text:span>, where a choice had to be made between speed and clarity of code, clarity was chosen. <text:span text:style-name="Teletype"><text:span text:style-name="T1">MathPiper</text:span></text:span> is mainly a prototyping system and its future maintainability is more important. </text:p>
      <text:p text:style-name="Text_20_body">This means that special-purpose systems designed for specific types of calculations, as well as heavily optimized industrial-strength computer algebra systems, will outperform <text:span text:style-name="Teletype"><text:span text:style-name="T1">MathPiper</text:span></text:span>. However, special-purpose or optimized external libraries can be dynamically linked into <text:span text:style-name="Teletype"><text:span text:style-name="T1">MathPiper</text:span></text:span> using the plugin mechanism. </text:p>
      <text:p text:style-name="Horizontal_20_Line"/>
      <text:h text:style-name="Heading_20_3" text:outline-level="3">Flexible, "policy-free" engine </text:h>
      <text:p text:style-name="Text_20_body">The kernel of the <text:span text:style-name="Teletype"><text:span text:style-name="T1">MathPiper</text:span></text:span> system interprets the MathPiper script language. The reason to implement yet another LISP-based custom language interpreter instead of taking an already existing one was to have full control over the design of the system and to make it self-contained. While most of the features of the <text:span text:style-name="Teletype"><text:span text:style-name="T1">MathPiper</text:span></text:span> script language are "syntactic sugar" on top of a LISP interpreter, some features not commonly found in LISP systems were added. </text:p>
      <text:p text:style-name="Text_20_body">The script library contains declarations of transformation rules and of function syntax (prefix, infix etc.). The intention is that all symbolic manipulation algorithms, definitions of mathematical functions and so on should be held in the script library and not in the kernel. The only exception so far is for a very small number of mathematical or utility functions that are frequently used; they are compiled into the kernel for speed. </text:p>
      <text:p text:style-name="Text_20_body">For example, the mathematical operator "<text:span text:style-name="Teletype"><text:span text:style-name="T1">+</text:span></text:span>" is an infix operator defined in the library <text:soft-page-break/>scripts. To the kernel, this operator is on the same footing as any other function defined by the user and can be redefined. The <text:span text:style-name="Teletype"><text:span text:style-name="T1">MathPiper</text:span></text:span> kernel itself does not store any properties for this operator. Instead it relies entirely on the script library to provide transformation rules for manipulating expressions involving the operator "<text:span text:style-name="Teletype"><text:span text:style-name="T1">+</text:span></text:span>". In this way, the kernel does not need to anticipate all possible meanings of the operator "<text:span text:style-name="Teletype"><text:span text:style-name="T1">+</text:span></text:span>" that users might need in their calculations. </text:p>
      <text:p text:style-name="Text_20_body">This policy-free scheme means that <text:span text:style-name="Teletype"><text:span text:style-name="T1">MathPiper</text:span></text:span> is highly configurable through its scripting language. It is possible to create an entirely different symbolic manipulation engine based on the same C++ kernel, with different syntax and different naming conventions, by simply using another script library instead of the current library scripts. An example of the flexibility of the <text:span text:style-name="Teletype"><text:span text:style-name="T1">MathPiper</text:span></text:span> system is a sample script <text:span text:style-name="Teletype"><text:span text:style-name="T1">wordproblems.pi</text:span></text:span> that comes with the distribution. It contains a set of rule definitions that make <text:span text:style-name="Teletype"><text:span text:style-name="T1">MathPiper</text:span></text:span> recognize simple English sentences, such as "Tom has 3 apples" or "Jane gave an apple to Tom", as valid <text:span text:style-name="Teletype"><text:span text:style-name="T1">MathPiper</text:span></text:span> expressions. <text:span text:style-name="Teletype"><text:span text:style-name="T1">MathPiper</text:span></text:span> can then "evaluate" these sentences to <text:span text:style-name="Teletype"><text:span text:style-name="T1">True</text:span></text:span> or <text:span text:style-name="Teletype"><text:span text:style-name="T1">False</text:span></text:span> according to the semantics of the current situation described in them. </text:p>
      <text:p text:style-name="Text_20_body">The "policy-free" concept extends to typing: strong typing is not required by the kernel, but can be easily enforced by the scripts if needed for a particular problem. The language offers features, but does not enforce their use. Here is an example of a policy implemented in the script library: </text:p>
      <table:table table:name="Table205" table:style-name="Table205">
        <table:table-column table:style-name="Table205.A"/>
        <table:table-row>
          <table:table-cell table:style-name="Table205.A1" office:value-type="string">
            <text:p text:style-name="Preformatted_20_Text">61 # x_IsPositiveNumber ^ y_IsPositiveNumber </text:p>
            <text:p text:style-name="P3"><text:s text:c="6"/>&lt;-- PowerN(x,y);</text:p>
          </table:table-cell>
        </table:table-row>
      </table:table>
      <text:p text:style-name="Text_20_body">By this rule, expressions of the form <text:span text:style-name="Teletype"><text:span text:style-name="T1">x^y</text:span></text:span> (representing powers <text:span text:style-name="T1">x^y</text:span>) are evaluated and replaced by a number if and only if <text:span text:style-name="Teletype"><text:span text:style-name="T1">x</text:span></text:span> and <text:span text:style-name="Teletype"><text:span text:style-name="T1">y</text:span></text:span> are positive numerical constants. (The function <text:span text:style-name="Teletype"><text:span text:style-name="T1">PowerN</text:span></text:span> is defined in the kernel.) If this simplification by default is not desirable, the user could erase this rule from the library and have a CAS without this feature. </text:p>
      <text:p text:style-name="Horizontal_20_Line"><text:bookmark text:name="c1s32"/></text:p>
      <text:h text:style-name="Heading_20_2" text:outline-level="2">The <text:span text:style-name="Teletype"><text:span text:style-name="T1">MathPiper</text:span></text:span> kernel functionality </text:h>
      <text:p text:style-name="Text_20_body"><text:span text:style-name="Teletype"><text:span text:style-name="T1">MathPiper</text:span></text:span> script is a functional language based on various ideas that seemed useful for an implementation of CAS: list-based data structures, object properties, and functional programming (a la LISP); term rewriting [BN98] with pattern matching somewhat along the lines of Mathematica; user-defined infix operators a la PROLOG; delayed evaluation of expressions; and arbitrary-precision arithmetic. Garbage collection is implemented through reference counting. </text:p>
      <text:p text:style-name="Text_20_body">The kernel provides three basic data types: numbers, strings, and atoms, and two container types: list and static array (for speed). Atoms are implemented as strings that can be assigned values and evaluated. Boolean values are simply atoms <text:span text:style-name="Teletype"><text:span text:style-name="T1">True</text:span></text:span> and <text:span text:style-name="Teletype"><text:span text:style-name="T1">False</text:span></text:span>. Numbers are represented by objects on which arithmetic can be performed immediately. Expression trees, association (hash) tables, stacks, and closures (pure functions) are all implemented using nested lists. In addition, more data types can be provided by plugins. Kernel primitives are available for arbitrary-precision arithmetic, string manipulation, array and list access and manipulation, for basic control flow, for assigning variables (atoms) and for defining rules for functions (atoms with a function syntax). </text:p>
      <text:p text:style-name="Text_20_body">The interpreter engine recursively evaluates expression trees according to user-<text:soft-page-break/>defined transformation rules from the script library. Evaluation proceeds bottom-up, that is, for each function term, the arguments are evaluated first and then the function is applied to these values. </text:p>
      <text:p text:style-name="Text_20_body">A <text:span text:style-name="Teletype"><text:span text:style-name="T1">HoldArg()</text:span></text:span> primitive is provided to not evaluate certain arguments of certain functions before passing them on as parameters to these functions. The <text:span text:style-name="Teletype"><text:span text:style-name="T1">Hold()</text:span></text:span> and <text:span text:style-name="Teletype"><text:span text:style-name="T1">Eval()</text:span></text:span> primitives, similarly to LISP's <text:span text:style-name="Teletype"><text:span text:style-name="T1">QUOTE</text:span></text:span> and <text:span text:style-name="Teletype"><text:span text:style-name="T1">EVAL</text:span></text:span>, can be used to stop the recursive application of rules at a certain point and obtain an unevaluated expression, or to initiate evaluation of an expression which was previously held unevaluated. </text:p>
      <text:p text:style-name="Text_20_body">When an expression can not be transformed any further, that is, when no more rules apply to it, the expression is returned unevaluated. For instance, a variable that is not assigned a value will return unevaluated. This is a desired behavior in a symbolic manipulation system. Evaluation is treated as a form of ``simplification", in that evaluating an expression returns a simplified form of the input expression. </text:p>
      <text:p text:style-name="Text_20_body">Rules are matched by a pattern expression which can contain <text:span text:style-name="T3">pattern variables</text:span>, i.e. atoms marked by the "<text:span text:style-name="Teletype"><text:span text:style-name="T1">_</text:span></text:span>" operator. During matching, each pattern variable atom becomes a local variable and is tentatively assigned the subexpression being matched. For example, the pattern <text:span text:style-name="Teletype"><text:span text:style-name="T1">_x + _y</text:span></text:span> can match an expression <text:span text:style-name="Teletype"><text:span text:style-name="T1">a*x+b</text:span></text:span> and then the pattern variable <text:span text:style-name="Teletype"><text:span text:style-name="T1">x</text:span></text:span> will be assigned the value <text:span text:style-name="Teletype"><text:span text:style-name="T1">a*x</text:span></text:span> (unevaluated) and the variable <text:span text:style-name="Teletype"><text:span text:style-name="T1">y</text:span></text:span> will have the value <text:span text:style-name="Teletype"><text:span text:style-name="T1">b</text:span></text:span>. </text:p>
      <text:p text:style-name="Text_20_body">This type of semantic matching has been frequently implemented before in various term rewriting systems (see, e.g., [C86]). However, the <text:span text:style-name="Teletype"><text:span text:style-name="T1">MathPiper</text:span></text:span> language offers its users an ability to create a much more flexible and powerful term rewriting system than one based on a fixed set of rules. Here are some of the features: </text:p>
      <text:p text:style-name="Text_20_body">First, transformation rules in <text:span text:style-name="Teletype"><text:span text:style-name="T1">MathPiper</text:span></text:span> have predicates that control whether a rule should be applied to an expression. Predicates can be any <text:span text:style-name="Teletype"><text:span text:style-name="T1">MathPiper</text:span></text:span> expressions that evaluate to the atoms <text:span text:style-name="Teletype"><text:span text:style-name="T1">True</text:span></text:span> or <text:span text:style-name="Teletype"><text:span text:style-name="T1">False</text:span></text:span> and are typically functions of pattern variables. A predicate could check the types or values of certain subexpressions of the matching context (see the <text:span text:style-name="Teletype"><text:span text:style-name="T1">_x ^ _y</text:span></text:span> example in the previous subsection). </text:p>
      <text:p text:style-name="Text_20_body">Second, rules are assigned a precedence value (a positive integer) that controls the order of rules to be attempted. Thus <text:span text:style-name="Teletype"><text:span text:style-name="T1">MathPiper</text:span></text:span> provides somewhat better control over the automatic recursion than the pattern-matching system of <text:span text:style-name="Teletype"><text:span text:style-name="T1">Mathematica</text:span></text:span> which does not allow for rule precedence. The interpreter will first apply the rule that matches the argument pattern, for which the predicate returns <text:span text:style-name="Teletype"><text:span text:style-name="T1">True</text:span></text:span>, and which has the least precedence. </text:p>
      <text:p text:style-name="Text_20_body">Third, new rules can be defined dynamically as a side-effect of evaluation. This means that there is no predefined "ranking alphabet" of "ground terms" (in the terminology of [TATA99]), in other words, no fixed set of functions with predefined arities. It is also possible to define a "rule closure" that defines rules depending on its arguments, or to erase rules. Thus, a <text:span text:style-name="Teletype"><text:span text:style-name="T1">MathPiper</text:span></text:span> script library (although it is read-only) does not represent a fixed tree rewriting automaton. An implementation of machine learning is possible in <text:span text:style-name="Teletype"><text:span text:style-name="T1">MathPiper</text:span></text:span> (among other things). For example, when the module <text:span text:style-name="Teletype"><text:span text:style-name="T1">wordproblems.pi</text:span></text:span> (mentioned in the previous subsection) "learns" from the user input that <text:span text:style-name="Teletype"><text:span text:style-name="T1">apple</text:span></text:span> is a countable object, it defines a new postfix operator <text:span text:style-name="Teletype"><text:span text:style-name="T1">apples</text:span></text:span> and a rule for its evaluation, so the expression <text:span text:style-name="Teletype"><text:span text:style-name="T1">3 apples</text:span></text:span> is later parsed as a function <text:span text:style-name="Teletype"><text:span text:style-name="T1">apples(3)</text:span></text:span> and evaluated according to the rule. </text:p>
      <text:p text:style-name="Text_20_body">Fourth, <text:span text:style-name="Teletype"><text:span text:style-name="T1">MathPiper</text:span></text:span> expressions can be "tagged" (assigned a "property object" a la LISP) and tags can be checked by predicates in rules or used in the evaluation. </text:p>
      <text:p text:style-name="Text_20_body"><text:soft-page-break/>Fifth, the scope of variables can be controlled. In addition to having its own local variables, a function can be allowed to access local variables of its calling environment (the <text:span text:style-name="Teletype"><text:span text:style-name="T1">UnFence()</text:span></text:span> primitive). It is also possible to encapsulate a group of variables and functions into a "module", making some of them inaccessible from the outside (the <text:span text:style-name="Teletype"><text:span text:style-name="T1">LocalSymbols()</text:span></text:span> primitive). The scoping of variables is a "policy decision", to be enforced by the script which defines the function. This flexibility is by design and allows to easily modify the behavior of the interpreter, effectively changing the language as needed. </text:p>
      <text:p text:style-name="Horizontal_20_Line"><text:bookmark text:name="c1s41"/></text:p>
      <text:h text:style-name="Heading_20_2" text:outline-level="2">The <text:span text:style-name="Teletype"><text:span text:style-name="T1">MathPiper</text:span></text:span> scripting language </text:h>
      <text:p text:style-name="Text_20_body">The <text:span text:style-name="Teletype"><text:span text:style-name="T1">MathPiper</text:span></text:span> interpreter is sufficiently powerful so that the functions <text:span text:style-name="Teletype"><text:span text:style-name="T1">For</text:span></text:span>, <text:span text:style-name="Teletype"><text:span text:style-name="T1">ForEach</text:span></text:span>, <text:span text:style-name="Teletype"><text:span text:style-name="T1">if</text:span></text:span>, <text:span text:style-name="Teletype"><text:span text:style-name="T1">else</text:span></text:span> etc., as well as the convenient shorthand "...<text:span text:style-name="Teletype"><text:span text:style-name="T1">&lt;--</text:span></text:span>..." for defining new rules, can be defined in the script library itself rather than in the kernel. This power is fully given to the user, since the library scripts are on the same footing as any user-defined code. Some library functions are intended mainly as tools available to a <text:span text:style-name="Teletype"><text:span text:style-name="T1">MathPiper</text:span></text:span> user to make algorithm implementation more comfortable. Below are some examples of the features provided by the <text:span text:style-name="Teletype"><text:span text:style-name="T1">MathPiper</text:span></text:span> script language. </text:p>
      <text:p text:style-name="Text_20_body"><text:span text:style-name="Teletype"><text:span text:style-name="T1">MathPiper</text:span></text:span> supports "function overloading": it allows a user to declare functions <text:span text:style-name="Teletype"><text:span text:style-name="T1">f(x)</text:span></text:span> and <text:span text:style-name="Teletype"><text:span text:style-name="T1">f(x,y)</text:span></text:span>, each having their own set of transformation rules. Of course, different rules can be defined for the same function name with the same number of arguments (arity) but with different argument patterns or different predicates. </text:p>
      <text:p text:style-name="Text_20_body">Simple transformations on expressions can be performed using rules. For instance, if we need to expand the natural logarithm in an expression, we could use the following rules: </text:p>
      <table:table table:name="Table206" table:style-name="Table206">
        <table:table-column table:style-name="Table206.A"/>
        <table:table-row>
          <table:table-cell table:style-name="Table206.A1" office:value-type="string">
            <text:p text:style-name="Preformatted_20_Text">log(_x * _y) &lt;-- log(x) + log(y);</text:p>
            <text:p text:style-name="P3">log(_x ^ _n) &lt;-- n * log(x);</text:p>
          </table:table-cell>
        </table:table-row>
      </table:table>
      <text:p text:style-name="Text_20_body">These two rules define a new symbolic function <text:span text:style-name="Teletype"><text:span text:style-name="T1">log</text:span></text:span> which will not be evaluated but only transformed if one of these two rules are applicable. The symbol <text:span text:style-name="Teletype"><text:span text:style-name="T1">_</text:span></text:span>, as before, indicates that the following atom is a pattern variable that matches subexpressions. </text:p>
      <text:p text:style-name="Text_20_body">After entering these two rules, the following interactive session is possible: </text:p>
      <table:table table:name="Table207" table:style-name="Table207">
        <table:table-column table:style-name="Table207.A"/>
        <table:table-row>
          <table:table-cell table:style-name="Table207.A1" office:value-type="string">
            <text:p text:style-name="Preformatted_20_Text">In&gt; log(a*x^2)</text:p>
            <text:p text:style-name="Preformatted_20_Text"/>
            <text:p text:style-name="P3">log( a ) + 2 * log( x )</text:p>
          </table:table-cell>
        </table:table-row>
      </table:table>
      <text:p text:style-name="Text_20_body">Integration of the new function <text:span text:style-name="Teletype"><text:span text:style-name="T1">log</text:span></text:span> can be defined by adding a rule for the <text:span text:style-name="Teletype"><text:span text:style-name="T1">AntiDeriv</text:span></text:span> function atom, </text:p>
      <table:table table:name="Table208" table:style-name="Table208">
        <table:table-column table:style-name="Table208.A"/>
        <table:table-row>
          <table:table-cell table:style-name="Table208.A1" office:value-type="string">
            <text:p text:style-name="P3">AntiDeriv(_x,log(_x)) &lt;-- x*log(x)-x;</text:p>
          </table:table-cell>
        </table:table-row>
      </table:table>
      <text:p text:style-name="Text_20_body">Now <text:span text:style-name="Teletype"><text:span text:style-name="T1">MathPiper</text:span></text:span> can do integrations involving the newly defined <text:span text:style-name="Teletype"><text:span text:style-name="T1">log</text:span></text:span> function, for example: </text:p>
      <table:table table:name="Table209" table:style-name="Table209">
        <table:table-column table:style-name="Table209.A"/>
        <table:table-row>
          <table:table-cell table:style-name="Table209.A1" office:value-type="string">
            <text:p text:style-name="Preformatted_20_Text">In&gt; Integrate(x)log(a*x^n)</text:p>
            <text:p text:style-name="Preformatted_20_Text"/>
            <text:p text:style-name="Preformatted_20_Text">log( a ) * x + n * ( x * log( x ) - x ) + C18</text:p>
            <text:p text:style-name="Preformatted_20_Text"/>
            <text:p text:style-name="Preformatted_20_Text">In&gt; Integrate(x,B,C)log(a*x^n)</text:p>
            <text:p text:style-name="Preformatted_20_Text"/>
            <text:p text:style-name="Preformatted_20_Text"><text:soft-page-break/>log( a ) * C + n * ( C * log( C ) - C ) -</text:p>
            <text:p text:style-name="Preformatted_20_Text"/>
            <text:p text:style-name="P3">( log( a ) * B + n * ( B * log( B ) - B ) )</text:p>
          </table:table-cell>
        </table:table-row>
      </table:table>
      <text:p text:style-name="Text_20_body">Rules are applied when their associated patterns match and when their predicates return <text:span text:style-name="Teletype"><text:span text:style-name="T1">True</text:span></text:span>. Rules also have precedence, an integer value to indicate which rules need to be applied first. Using these features, a recursive implementation of the integer factorial function may look like this in <text:span text:style-name="Teletype"><text:span text:style-name="T1">MathPiper</text:span></text:span> script, </text:p>
      <table:table table:name="Table210" table:style-name="Table210">
        <table:table-column table:style-name="Table210.A"/>
        <table:table-row>
          <table:table-cell table:style-name="Table210.A1" office:value-type="string">
            <text:p text:style-name="Preformatted_20_Text">10 # Factorial(_n) _ (n=0) &lt;-- 1;</text:p>
            <text:p text:style-name="Preformatted_20_Text">20 # Factorial(n_IsInteger) _ (n&gt;0) &lt;--</text:p>
            <text:p text:style-name="P3"><text:s text:c="2"/>n*Factorial(n-1);</text:p>
          </table:table-cell>
        </table:table-row>
      </table:table>
      <text:p text:style-name="Text_20_body">Here the rules have precedence 10 and 20, so that the first rule will be tried first and the recursion will stop when <text:span text:style-name="T1">n=0</text:span> is reached. </text:p>
      <text:p text:style-name="Text_20_body">Rule-based programming can be freely combined with procedural programming when the latter is a more appropriate method. For example, here is a function that computes ( <text:span text:style-name="T1">Mod(x^n,m)</text:span>) efficiently: </text:p>
      <table:table table:name="Table211" table:style-name="Table211">
        <table:table-column table:style-name="Table211.A"/>
        <table:table-row>
          <table:table-cell table:style-name="Table211.A1" office:value-type="string">
            <text:p text:style-name="Preformatted_20_Text">powermod(x_IsPositiveInteger, </text:p>
            <text:p text:style-name="Preformatted_20_Text"><text:s text:c="3"/>n_IsPositiveInteger,</text:p>
            <text:p text:style-name="Preformatted_20_Text"><text:s text:c="3"/>m_IsPositiveInteger) &lt;--</text:p>
            <text:p text:style-name="Preformatted_20_Text">[</text:p>
            <text:p text:style-name="Preformatted_20_Text"><text:s text:c="2"/>Local(result);</text:p>
            <text:p text:style-name="Preformatted_20_Text"><text:s text:c="2"/>result:=1;</text:p>
            <text:p text:style-name="Preformatted_20_Text"><text:s text:c="2"/>x:=Mod(x,m);</text:p>
            <text:p text:style-name="Preformatted_20_Text"><text:s text:c="2"/>While(n != 0)</text:p>
            <text:p text:style-name="Preformatted_20_Text"><text:s text:c="2"/>[</text:p>
            <text:p text:style-name="Preformatted_20_Text"><text:s text:c="4"/>if ((n&amp;1) = 1)</text:p>
            <text:p text:style-name="Preformatted_20_Text"><text:s text:c="8"/>[</text:p>
            <text:p text:style-name="Preformatted_20_Text"><text:s text:c="6"/>result := Mod(result*x,m);</text:p>
            <text:p text:style-name="Preformatted_20_Text"><text:s text:c="4"/>];</text:p>
            <text:p text:style-name="Preformatted_20_Text"><text:s text:c="4"/>x := Mod(x*x,m);</text:p>
            <text:p text:style-name="Preformatted_20_Text"><text:s text:c="4"/>n := n&gt;&gt;1;</text:p>
            <text:p text:style-name="Preformatted_20_Text"><text:s text:c="2"/>];</text:p>
            <text:p text:style-name="Preformatted_20_Text"><text:s text:c="2"/>result;</text:p>
            <text:p text:style-name="P3">];</text:p>
          </table:table-cell>
        </table:table-row>
      </table:table>
      <text:p text:style-name="Text_20_body">Interaction with the function <text:span text:style-name="Teletype"><text:span text:style-name="T1">powermod(x,n,m)</text:span></text:span> would then look like this: </text:p>
      <table:table table:name="Table212" table:style-name="Table212">
        <table:table-column table:style-name="Table212.A"/>
        <table:table-row>
          <table:table-cell table:style-name="Table212.A1" office:value-type="string">
            <text:p text:style-name="Preformatted_20_Text">In&gt; powermod(2,10,100)</text:p>
            <text:p text:style-name="Preformatted_20_Text">Out&gt; 24;</text:p>
            <text:p text:style-name="Preformatted_20_Text">In&gt; Mod(2^10,100)</text:p>
            <text:p text:style-name="Preformatted_20_Text">Out&gt; 24;</text:p>
            <text:p text:style-name="Preformatted_20_Text">In&gt; powermod(23234234,2342424234,232423424)</text:p>
            <text:p text:style-name="P3">Out&gt; 210599936;</text:p>
          </table:table-cell>
        </table:table-row>
      </table:table>
      <text:p text:style-name="Horizontal_20_Line"><text:bookmark text:name="c1s51"/></text:p>
      <text:h text:style-name="Heading_20_2" text:outline-level="2">Currently supported CAS features </text:h>
      <text:p text:style-name="Text_20_body"><text:span text:style-name="Teletype"><text:span text:style-name="T1">MathPiper</text:span></text:span> consists of approximately 22000 lines of C++ code and 13000 lines of scripting code, with 170 functions defined in the C++ kernel and 600 functions defined in the scripting language. These numbers are deceptively small. The program is written in clean and simple style to keep it maintainable. Excessive optimization tends to bloat software and make it less readable. </text:p>
      <text:p text:style-name="Text_20_body"><text:soft-page-break/>A base of mathematical capabilities has already been implemented in the script library (the primary sources of inspiration were the books [K98], [GG99] and [B86]). The script library is currently under active development. The following section demonstrates a few facilities already offered in the current system. </text:p>
      <text:p text:style-name="Text_20_body">Basic operations of elementary calculus have been implemented: </text:p>
      <table:table table:name="Table213" table:style-name="Table213">
        <table:table-column table:style-name="Table213.A"/>
        <table:table-row>
          <table:table-cell table:style-name="Table213.A1" office:value-type="string">
            <text:p text:style-name="Preformatted_20_Text">In&gt; Limit(n,Infinity)(1+(1/n))^n</text:p>
            <text:p text:style-name="Preformatted_20_Text"/>
            <text:p text:style-name="Preformatted_20_Text">Exp( 1 )</text:p>
            <text:p text:style-name="Preformatted_20_Text"/>
            <text:p text:style-name="Preformatted_20_Text">In&gt; Limit(h,0) (Sin(x+h)-Sin(x))/h</text:p>
            <text:p text:style-name="Preformatted_20_Text"/>
            <text:p text:style-name="Preformatted_20_Text">Cos( x )</text:p>
            <text:p text:style-name="Preformatted_20_Text"/>
            <text:p text:style-name="Preformatted_20_Text">In&gt; Taylor(x,0,5)ArcSin(x)</text:p>
            <text:p text:style-name="Preformatted_20_Text"/>
            <text:p text:style-name="Preformatted_20_Text"><text:s text:c="5"/>3 <text:s text:c="7"/>5</text:p>
            <text:p text:style-name="Preformatted_20_Text"><text:s text:c="4"/>x <text:s text:c="3"/>3 * x </text:p>
            <text:p text:style-name="Preformatted_20_Text">x + -- + ------</text:p>
            <text:p text:style-name="Preformatted_20_Text"><text:s text:c="4"/>6 <text:s text:c="5"/>40 <text:s/></text:p>
            <text:p text:style-name="Preformatted_20_Text"/>
            <text:p text:style-name="Preformatted_20_Text">In&gt; InverseTaylor(x,0,5)Sin(x)</text:p>
            <text:p text:style-name="Preformatted_20_Text"/>
            <text:p text:style-name="Preformatted_20_Text"><text:s text:c="5"/>5 <text:s text:c="3"/>3 <text:s text:c="3"/></text:p>
            <text:p text:style-name="Preformatted_20_Text">3 * x <text:s text:c="3"/>x <text:s text:c="4"/></text:p>
            <text:p text:style-name="Preformatted_20_Text">------ + -- + x</text:p>
            <text:p text:style-name="Preformatted_20_Text"><text:s text:c="2"/>40 <text:s text:c="4"/>6 <text:s text:c="4"/></text:p>
            <text:p text:style-name="Preformatted_20_Text"/>
            <text:p text:style-name="Preformatted_20_Text">In&gt; Integrate(x,a,b)Ln(x)+x</text:p>
            <text:p text:style-name="Preformatted_20_Text"/>
            <text:p text:style-name="Preformatted_20_Text"><text:s text:c="19"/>2 <text:s text:c="2"/>/ <text:s text:c="19"/>2 \</text:p>
            <text:p text:style-name="Preformatted_20_Text"><text:s text:c="18"/>b <text:s text:c="3"/>| <text:s text:c="18"/>a <text:s/>|</text:p>
            <text:p text:style-name="Preformatted_20_Text">b * Ln( b ) - b + -- - | a * Ln( a ) - a + -- |</text:p>
            <text:p text:style-name="Preformatted_20_Text"><text:s text:c="18"/>2 <text:s text:c="3"/>\ <text:s text:c="18"/>2 <text:s/>/</text:p>
            <text:p text:style-name="Preformatted_20_Text"/>
            <text:p text:style-name="Preformatted_20_Text">In&gt; Integrate(x)1/(x^2-1)</text:p>
            <text:p text:style-name="Preformatted_20_Text"/>
            <text:p text:style-name="Preformatted_20_Text">Ln( 2 * ( x - 1 ) ) <text:s text:c="2"/>Ln( 2 * ( x + 1 ) ) <text:s text:c="5"/></text:p>
            <text:p text:style-name="Preformatted_20_Text">------------------- - ------------------- + C38</text:p>
            <text:p text:style-name="Preformatted_20_Text"><text:s text:c="9"/>2 <text:s text:c="20"/>2 <text:s text:c="14"/></text:p>
            <text:p text:style-name="Preformatted_20_Text"/>
            <text:p text:style-name="Preformatted_20_Text">In&gt; Integrate(x)Sin(a*x)^2*Cos(b*x)</text:p>
            <text:p text:style-name="Preformatted_20_Text"/>
            <text:p text:style-name="Preformatted_20_Text">Sin( b * x ) <text:s text:c="2"/>Sin( -2 * x * a + b * x ) <text:s text:c="2"/></text:p>
            <text:p text:style-name="Preformatted_20_Text">------------ - ------------------------- - </text:p>
            <text:p text:style-name="Preformatted_20_Text"><text:s text:c="3"/>2 * b <text:s text:c="9"/>4 * ( -2 * a + b ) <text:s text:c="6"/></text:p>
            <text:p text:style-name="Preformatted_20_Text"/>
            <text:p text:style-name="Preformatted_20_Text">Sin( -2 * x * a - b * x ) <text:s text:c="5"/></text:p>
            <text:p text:style-name="Preformatted_20_Text">------------------------- + C39</text:p>
            <text:p text:style-name="Preformatted_20_Text"><text:s text:c="3"/>4 * ( -2 * a - b ) <text:s text:c="9"/></text:p>
            <text:p text:style-name="Preformatted_20_Text"/>
            <text:p text:style-name="Preformatted_20_Text">In&gt; OdeSolve(y''==4*y)</text:p>
            <text:p text:style-name="Preformatted_20_Text"/>
            <text:p text:style-name="P3">C193 * Exp( -2 * x ) + C195 * Exp( 2 * x )</text:p>
          </table:table-cell>
        </table:table-row>
      </table:table>
      <text:p text:style-name="Text_20_body">Solving systems of equations has been implemented using a generalized Gaussian elimination scheme: </text:p>
      <table:table table:name="Table214" table:style-name="Table214">
        <table:table-column table:style-name="Table214.A"/>
        <text:soft-page-break/>
        <table:table-row>
          <table:table-cell table:style-name="Table214.A1" office:value-type="string">
            <text:p text:style-name="Preformatted_20_Text">In&gt; Solve( {x+y+z==6, 2*x+y+2*z==10, \ </text:p>
            <text:p text:style-name="Preformatted_20_Text">In&gt; x+3*y+z==10}, \ </text:p>
            <text:p text:style-name="Preformatted_20_Text">In&gt; <text:s text:c="5"/>{x,y,z} ) [1]</text:p>
            <text:p text:style-name="P3">Out&gt; {4-z,2,z};</text:p>
          </table:table-cell>
        </table:table-row>
      </table:table>
      <text:p text:style-name="Text_20_body">(The solution of this underdetermined system is returned as a vector, so <text:span text:style-name="T1">x=4-z</text:span>, <text:span text:style-name="T1">y=2</text:span>, and <text:span text:style-name="T1">z</text:span> remains arbitrary.) </text:p>
      <text:p text:style-name="Text_20_body">A small theorem prover [B86] using a resolution principle is offered: </text:p>
      <table:table table:name="Table215" table:style-name="Table215">
        <table:table-column table:style-name="Table215.A"/>
        <table:table-row>
          <table:table-cell table:style-name="Table215.A1" office:value-type="string">
            <text:p text:style-name="Preformatted_20_Text">In&gt; CanProve(P Or (Not P And Not Q))</text:p>
            <text:p text:style-name="Preformatted_20_Text"/>
            <text:p text:style-name="P3">Not( Q ) Or P</text:p>
          </table:table-cell>
        </table:table-row>
      </table:table>
      <table:table table:name="Table216" table:style-name="Table216">
        <table:table-column table:style-name="Table216.A"/>
        <table:table-row>
          <table:table-cell table:style-name="Table216.A1" office:value-type="string">
            <text:p text:style-name="Preformatted_20_Text">In&gt; CanProve(a &gt; 3 And a &lt; 2)</text:p>
            <text:p text:style-name="Preformatted_20_Text"/>
            <text:p text:style-name="P3">False</text:p>
          </table:table-cell>
        </table:table-row>
      </table:table>
      <text:p text:style-name="Text_20_body">Various exact and arbitrary-precision numerical algorithms have been implemented: </text:p>
      <table:table table:name="Table217" table:style-name="Table217">
        <table:table-column table:style-name="Table217.A"/>
        <table:table-row>
          <table:table-cell table:style-name="Table217.A1" office:value-type="string">
            <text:p text:style-name="Preformatted_20_Text">In&gt; N(1/7,40); <text:s text:c="3"/>// evaluate to 40 digits</text:p>
            <text:p text:style-name="Preformatted_20_Text">Out&gt; 0.1428571428571428571428571428571428571428;</text:p>
            <text:p text:style-name="Preformatted_20_Text">In&gt; Decimal(1/7); <text:s text:c="3"/>// obtain decimal period</text:p>
            <text:p text:style-name="Preformatted_20_Text">Out&gt; {0,{1,4,2,8,5,7}};</text:p>
            <text:p text:style-name="Preformatted_20_Text">In&gt; N(LnGamma(1.234+2.345*I)); // gamma-function</text:p>
            <text:p text:style-name="P3">Out&gt; Complex(-2.13255691127918,0.70978922847121);</text:p>
          </table:table-cell>
        </table:table-row>
      </table:table>
      <text:p text:style-name="Text_20_body">Various domain-specific expression simplifiers are available: </text:p>
      <table:table table:name="Table218" table:style-name="Table218">
        <table:table-column table:style-name="Table218.A"/>
        <table:table-row>
          <table:table-cell table:style-name="Table218.A1" office:value-type="string">
            <text:p text:style-name="Preformatted_20_Text">In&gt; RadSimp(Sqrt(9+4*Sqrt(2)))</text:p>
            <text:p text:style-name="Preformatted_20_Text"/>
            <text:p text:style-name="Preformatted_20_Text">Sqrt( 8 ) + 1</text:p>
            <text:p text:style-name="Preformatted_20_Text"/>
            <text:p text:style-name="Preformatted_20_Text">In&gt; TrigSimpCombine(Sin(x)^2+Cos(x)^2)</text:p>
            <text:p text:style-name="Preformatted_20_Text"/>
            <text:p text:style-name="Preformatted_20_Text">1</text:p>
            <text:p text:style-name="Preformatted_20_Text"/>
            <text:p text:style-name="Preformatted_20_Text">In&gt; TrigSimpCombine(Cos(x/2)^2-Sin(x/2)^2)</text:p>
            <text:p text:style-name="Preformatted_20_Text"/>
            <text:p text:style-name="Preformatted_20_Text">Cos( x )</text:p>
            <text:p text:style-name="Preformatted_20_Text"/>
            <text:p text:style-name="Preformatted_20_Text">In&gt; GcdReduce((x^2+2*x+1)/(x^2-1),x)</text:p>
            <text:p text:style-name="Preformatted_20_Text"/>
            <text:p text:style-name="Preformatted_20_Text">x + 1</text:p>
            <text:p text:style-name="Preformatted_20_Text">-----</text:p>
            <text:p text:style-name="P3">x - 1</text:p>
          </table:table-cell>
        </table:table-row>
      </table:table>
      <text:p text:style-name="Text_20_body">Univariate polynomials are supported in a dense representation, and multivariate polynomials in a sparse representation: </text:p>
      <table:table table:name="Table219" table:style-name="Table219">
        <table:table-column table:style-name="Table219.A"/>
        <table:table-row>
          <table:table-cell table:style-name="Table219.A1" office:value-type="string">
            <text:p text:style-name="Preformatted_20_Text">In&gt; Factor(x^6+9*x^5+21*x^4-5*x^3-54*x^2-12*x+40)</text:p>
            <text:p text:style-name="Preformatted_20_Text"/>
            <text:p text:style-name="Preformatted_20_Text"><text:s text:c="9"/>3 <text:s text:c="11"/>2 <text:s text:c="11"/></text:p>
            <text:p text:style-name="Preformatted_20_Text">( x + 2 ) <text:s/>* ( x - 1 ) <text:s/>* ( x + 5 )</text:p>
            <text:p text:style-name="Preformatted_20_Text"/>
            <text:p text:style-name="Preformatted_20_Text">In&gt; Apart(1/(x^2-x-2))</text:p>
            <text:p text:style-name="Preformatted_20_Text"/>
            <text:p text:style-name="Preformatted_20_Text"><text:s text:c="6"/>1 <text:s text:c="14"/>1 <text:s text:c="5"/></text:p>
            <text:p text:style-name="Preformatted_20_Text">------------- - -------------</text:p>
            <text:p text:style-name="Preformatted_20_Text"><text:soft-page-break/>3 * ( x - 2 ) <text:s text:c="2"/>3 * ( x + 1 )</text:p>
            <text:p text:style-name="Preformatted_20_Text"/>
            <text:p text:style-name="Preformatted_20_Text">In&gt; Together(%)</text:p>
            <text:p text:style-name="Preformatted_20_Text"/>
            <text:p text:style-name="Preformatted_20_Text"><text:s text:c="9"/>9 <text:s text:c="8"/></text:p>
            <text:p text:style-name="Preformatted_20_Text">-------------------</text:p>
            <text:p text:style-name="Preformatted_20_Text"><text:s text:c="5"/>2 <text:s text:c="12"/></text:p>
            <text:p text:style-name="Preformatted_20_Text">9 * x <text:s/>- 9 * x - 18</text:p>
            <text:p text:style-name="Preformatted_20_Text"/>
            <text:p text:style-name="Preformatted_20_Text">In&gt; Simplify(%)</text:p>
            <text:p text:style-name="Preformatted_20_Text"/>
            <text:p text:style-name="Preformatted_20_Text"><text:s text:c="5"/>1 <text:s text:c="4"/></text:p>
            <text:p text:style-name="Preformatted_20_Text">----------</text:p>
            <text:p text:style-name="Preformatted_20_Text"><text:s/>2 <text:s text:c="7"/></text:p>
            <text:p text:style-name="Preformatted_20_Text">x <text:s/>- x - 2</text:p>
            <text:p text:style-name="P3"/>
          </table:table-cell>
        </table:table-row>
      </table:table>
      <text:p text:style-name="Text_20_body">Various "syntactic sugar" functions are defined to more easily enter expressions: </text:p>
      <table:table table:name="Table220" table:style-name="Table220">
        <table:table-column table:style-name="Table220.A"/>
        <table:table-row>
          <table:table-cell table:style-name="Table220.A1" office:value-type="string">
            <text:p text:style-name="Preformatted_20_Text">In&gt; Ln(x*y) /: { Ln(_a*_b) &lt;- Ln(a) + Ln(b) }</text:p>
            <text:p text:style-name="Preformatted_20_Text"/>
            <text:p text:style-name="Preformatted_20_Text">Ln( x ) + Ln( y )</text:p>
            <text:p text:style-name="Preformatted_20_Text"/>
            <text:p text:style-name="Preformatted_20_Text">In&gt; Add(x^(1 .. 5))</text:p>
            <text:p text:style-name="Preformatted_20_Text"/>
            <text:p text:style-name="Preformatted_20_Text"><text:s text:c="5"/>2 <text:s text:c="3"/>3 <text:s text:c="3"/>4 <text:s text:c="3"/>5</text:p>
            <text:p text:style-name="Preformatted_20_Text">x + x <text:s/>+ x <text:s/>+ x <text:s/>+ x </text:p>
            <text:p text:style-name="Preformatted_20_Text"/>
            <text:p text:style-name="Preformatted_20_Text">In&gt; Select("IsPrime", 1 .. 15)</text:p>
            <text:p text:style-name="Preformatted_20_Text">Out&gt; {2,3,5,7,11,13};</text:p>
            <text:p text:style-name="P3"/>
          </table:table-cell>
        </table:table-row>
      </table:table>
      <text:p text:style-name="Text_20_body">Groebner bases [GG99] have been implemented: </text:p>
      <table:table table:name="Table221" table:style-name="Table221">
        <table:table-column table:style-name="Table221.A"/>
        <table:table-row>
          <table:table-cell table:style-name="Table221.A1" office:value-type="string">
            <text:p text:style-name="Preformatted_20_Text">In&gt; Groebner({x*(y-1),y*(x-1)})</text:p>
            <text:p text:style-name="Preformatted_20_Text"/>
            <text:p text:style-name="Preformatted_20_Text">/ <text:s text:c="10"/>\</text:p>
            <text:p text:style-name="Preformatted_20_Text">| x * y - x |</text:p>
            <text:p text:style-name="Preformatted_20_Text">| <text:s text:c="10"/>|</text:p>
            <text:p text:style-name="Preformatted_20_Text">| x * y - y |</text:p>
            <text:p text:style-name="Preformatted_20_Text">| <text:s text:c="10"/>|</text:p>
            <text:p text:style-name="Preformatted_20_Text">| y - x <text:s text:c="4"/>|</text:p>
            <text:p text:style-name="Preformatted_20_Text">| <text:s text:c="10"/>|</text:p>
            <text:p text:style-name="Preformatted_20_Text">| <text:s/>2 <text:s text:c="7"/>|</text:p>
            <text:p text:style-name="Preformatted_20_Text">| y <text:s/>- y <text:s text:c="3"/>|</text:p>
            <text:p text:style-name="P3">\ <text:s text:c="10"/>/</text:p>
          </table:table-cell>
        </table:table-row>
      </table:table>
      <text:p text:style-name="Text_20_body">(From this it follows that <text:span text:style-name="T1">x=y</text:span>, and <text:span text:style-name="T1">x^2=x</text:span> so <text:span text:style-name="T1">x</text:span> is <text:span text:style-name="T1">0</text:span> or <text:span text:style-name="T1">1</text:span>.) </text:p>
      <text:p text:style-name="Text_20_body">Symbolic inverses of matrices: </text:p>
      <table:table table:name="Table222" table:style-name="Table222">
        <table:table-column table:style-name="Table222.A"/>
        <table:table-row>
          <table:table-cell table:style-name="Table222.A1" office:value-type="string">
            <text:p text:style-name="Preformatted_20_Text">In&gt; Inverse({{a,b},{c,d}})</text:p>
            <text:p text:style-name="Preformatted_20_Text"/>
            <text:p text:style-name="Preformatted_20_Text">/ <text:s text:c="37"/>\</text:p>
            <text:p text:style-name="Preformatted_20_Text">| / <text:s text:c="6"/>d <text:s text:c="6"/>\ / <text:s text:c="3"/>-( b ) <text:s text:c="4"/>\ <text:s/>|</text:p>
            <text:p text:style-name="Preformatted_20_Text">| | ------------- | | ------------- | <text:s/>|</text:p>
            <text:p text:style-name="Preformatted_20_Text">| \ a * d - b * c / \ a * d - b * c / <text:s/>|</text:p>
            <text:p text:style-name="Preformatted_20_Text">| <text:s text:c="37"/>|</text:p>
            <text:p text:style-name="Preformatted_20_Text">| / <text:s text:c="3"/>-( c ) <text:s text:c="4"/>\ / <text:s text:c="6"/>a <text:s text:c="6"/>\ <text:s/>|</text:p>
            <text:p text:style-name="Preformatted_20_Text"><text:soft-page-break/>| | ------------- | | ------------- | <text:s/>|</text:p>
            <text:p text:style-name="Preformatted_20_Text">| \ a * d - b * c / \ a * d - b * c / <text:s/>|</text:p>
            <text:p text:style-name="P3">\ <text:s text:c="37"/>/</text:p>
          </table:table-cell>
        </table:table-row>
      </table:table>
      <text:p text:style-name="Text_20_body">This list of features is not exhaustive. </text:p>
      <text:p text:style-name="Horizontal_20_Line"><text:bookmark text:name="c1s61"/></text:p>
      <text:h text:style-name="Heading_20_2" text:outline-level="2">Interface </text:h>
      <text:p text:style-name="Text_20_body">Currently, <text:span text:style-name="Teletype"><text:span text:style-name="T1">MathPiper</text:span></text:span> is primarily a text-oriented application with interactive interface through the text console. Commands are entered and evaluated line by line; files containing longer code may be loaded and evaluated. A "notebook" interface under the GNU Emacs editor is available. There is also an experimental graphical interface (<text:span text:style-name="Teletype"><text:span text:style-name="T1">proteus</text:span></text:span>) for Unix and Windows environments. </text:p>
      <text:p text:style-name="Text_20_body">Debugging facilities are implemented, allowing to trace execution of a function, trace application of a given rule pattern, examine the stack when recursion did not terminate, or an online debugger from the command line. An experimental debug version of the <text:span text:style-name="Teletype"><text:span text:style-name="T1">MathPiper</text:span></text:span> executable that provides more detailed information can be compiled. </text:p>
      <text:p text:style-name="Horizontal_20_Line"><text:bookmark text:name="c1s71"/></text:p>
      <text:h text:style-name="Heading_20_2" text:outline-level="2">Documentation </text:h>
      <text:p text:style-name="Text_20_body">The documentation for the <text:span text:style-name="Teletype"><text:span text:style-name="T1">MathPiper</text:span></text:span> is extensive and is actively updated, following the development of the system. Documentation currently consists of two tutorial guides (user's introduction and programmer's introduction), a collection of essays that describe some advanced features in more detail, and a full reference manual. </text:p>
      <text:p text:style-name="Text_20_body"><text:span text:style-name="Teletype"><text:span text:style-name="T1">MathPiper</text:span></text:span> currently comes with its own document formatting module that allows maintenance of documentation in a special plain text format with a minimal markup. This text format is automatically converted to HTML, <text:span text:style-name="T1">LaTeX</text:span>, PostScript and PDF formats. The HTML version of the documentation is hyperlinked and is used as online help available from the <text:span text:style-name="Teletype"><text:span text:style-name="T1">MathPiper</text:span></text:span> prompt. </text:p>
      <text:p text:style-name="Horizontal_20_Line"><text:bookmark text:name="c1s81"/></text:p>
      <text:h text:style-name="Heading_20_2" text:outline-level="2">Future plans </text:h>
      <text:p text:style-name="Text_20_body">The long-term goal for <text:span text:style-name="Teletype"><text:span text:style-name="T1">MathPiper</text:span></text:span> is to become an industrial-strength CAS and to remain a flexible research tool for easy prototyping of various methods of symbolic calculations. <text:span text:style-name="Teletype"><text:span text:style-name="T1">MathPiper</text:span></text:span> is meant to be a repository and a testbed for such algorithm prototypes. </text:p>
      <text:p text:style-name="Text_20_body">The plugin facility will be extended in the future, so that a rich set of extra additional libraries (especially free software libraries), system-specific as well as mathematics-oriented, should be loadable from the <text:span text:style-name="Teletype"><text:span text:style-name="T1">MathPiper</text:span></text:span> system. The issue of speed is also continuously being addressed. </text:p>
      <text:p text:style-name="Horizontal_20_Line"><text:bookmark text:name="c1s91"/></text:p>
      <text:h text:style-name="Heading_20_2" text:outline-level="2"><text:soft-page-break/>References </text:h>
      <text:p text:style-name="Text_20_body">[ASU86] A. Aho, R. Sethi and J. Ullman, <text:span text:style-name="T3">Compilers (Principles, Techniques and Tools)</text:span>, Addison-Wesley, 1986. </text:p>
      <text:p text:style-name="Text_20_body">[B86] I. Bratko, <text:span text:style-name="T3">Prolog (Programming for Artificial Intelligence)</text:span>, Addison-Wesley, 1986. </text:p>
      <text:p text:style-name="Text_20_body">[BN98] F. Baader and T. Nipkow, <text:span text:style-name="T3">Term rewriting and all that</text:span>, Cambridge University Press, 1998. </text:p>
      <text:p text:style-name="Text_20_body">[C86] G. Cooperman, <text:span text:style-name="T3">A semantic matcher for computer algebra</text:span>, in Proceedings of the symposium on symbolic and algebraic computation (1986), Waterloo, Ontario, Canada (ACM Press, NY). </text:p>
      <text:p text:style-name="Text_20_body">[F90] R. Fateman, <text:span text:style-name="T3">On the design and construction of algebraic manipulation systems</text:span>, also published as: ACM Proceedings of the ISSAC-90, Tokyo, Japan. </text:p>
      <text:p text:style-name="Text_20_body">[GG99] J. von zur Gathen and J. Gerhard, <text:span text:style-name="T3">Modern Computer Algebra</text:span>, Cambridge University Press, 1999. </text:p>
      <text:p text:style-name="Text_20_body">[K98] D. Knuth, <text:span text:style-name="T3">The Art of Computer Programming (Volume 2, Seminumerical Algorithms)</text:span>, Addison-Wesley, 1998. </text:p>
      <text:p text:style-name="Text_20_body">[TATA99] H. Comon, M. Dauchet, R. Gilleron, F. Jacquemard, D. Lugiez, S. Tison, and M. Tommasi, <text:span text:style-name="T3">Tree Automata Techniques and Applications</text:span>, 1999, online book: <text:a xlink:type="simple" xlink:href="http://www.grappa.univ-lille3.fr/tata">http://www.grappa.univ-lille3.fr/tata </text:a></text:p>
      <text:p text:style-name="Text_20_body">[W96] S. Wolfram, <text:span text:style-name="T3">The Mathematica book</text:span>, Wolfram Media, Champain, 1996. </text:p>
      <text:p text:style-name="Text_20_body">[WH89] P. Winston and B. Horn, <text:span text:style-name="T3">LISP</text:span>, Addison-Wesley, 1989. <text:script xlink:href="http://www.google-analytics.com/urchin.js"/>_uacct = "UA-2425144-1";<text:line-break/>urchinTracker();</text:p>
      <text:p text:style-name="Text_20_body"/>
      <text:h text:style-name="P156" text:outline-level="1">M. Wester's CAS benchmark and <text:span text:style-name="Teletype"><text:span text:style-name="T1">MathPiper</text:span></text:span> </text:h>
      <text:p text:style-name="Text_20_body">In his 1994 paper <text:span text:style-name="T3">Review of CAS mathematical capabilities</text:span>, Michael Wester has put forward 123 problems that a reasonable computer algebra system should be able to solve and tested the then current versions of various commercial CAS on this list. </text:p>
      <text:p text:style-name="Text_20_body">Below is the list of Wester's problems with the corresponding <text:span text:style-name="Teletype"><text:span text:style-name="T1">MathPiper</text:span></text:span> code. "OK" means a satisfactory solution, "BUG" means that <text:span text:style-name="Teletype"><text:span text:style-name="T1">MathPiper</text:span></text:span> gives a wrong solution or breaks down, "NO" means that the relevant functionality is not yet implemented. </text:p>
      <text:p text:style-name="Text_20_body"><text:span text:style-name="Teletype"><text:span text:style-name="T1">MathPiper</text:span></text:span> version: 1.2.1 </text:p>
      <text:list xml:id="list833342928" text:style-name="L27">
        <text:list-item>
          <text:p text:style-name="P109">(OK) <text:span text:style-name="T1">50!</text:span> </text:p>
        </text:list-item>
      </text:list>
      <table:table table:name="Table223" table:style-name="Table223">
        <table:table-column table:style-name="Table223.A"/>
        <table:table-row>
          <table:table-cell table:style-name="Table223.A1" office:value-type="string">
            <text:p text:style-name="Preformatted_20_Text">Verify(25!, 15511210043330985984000000);</text:p>
            <text:p text:style-name="P3">Verify(50!, (26***50)*25!);</text:p>
          </table:table-cell>
        </table:table-row>
      </table:table>
      <text:list xml:id="list1462270041" text:continue-numbering="true" text:style-name="L27">
        <text:list-item>
          <text:p text:style-name="P109">(OK) Factorize <text:span text:style-name="T1">50!</text:span> </text:p>
        </text:list-item>
      </text:list>
      <table:table table:name="Table224" table:style-name="Table224">
        <table:table-column table:style-name="Table224.A"/>
        <table:table-row>
          <table:table-cell table:style-name="Table224.A1" office:value-type="string">
            <text:p text:style-name="Preformatted_20_Text">Verify(Factors(50!), {{2,47},{3,22},{5,12},</text:p>
            <text:p text:style-name="Preformatted_20_Text"><text:s text:c="2"/>{7,8},{11,4},{13,3},{17,2},{19,2},{23,2},</text:p>
            <text:p text:style-name="P3"><text:s text:c="2"/>{29,1},{31,1},{37,1},{41,1},{43,1},{47,1}});</text:p>
          </table:table-cell>
        </table:table-row>
      </table:table>
      <text:list xml:id="list1533827765" text:continue-numbering="true" text:style-name="L27">
        <text:list-item>
          <text:p text:style-name="P109">(OK) <text:span text:style-name="T1">1/2+...+1/10=4861/2520</text:span> </text:p>
        </text:list-item>
      </text:list>
      <table:table table:name="Table225" table:style-name="Table225">
        <table:table-column table:style-name="Table225.A"/>
        <table:table-row>
          <table:table-cell table:style-name="Table225.A1" office:value-type="string">
            <text:p text:style-name="P3">Verify(Sum(n,2,10,1/n) , 4861/2520);</text:p>
          </table:table-cell>
        </table:table-row>
      </table:table>
      <text:list xml:id="list59178442" text:continue-numbering="true" text:style-name="L27">
        <text:list-item>
          <text:p text:style-name="P109">(OK) Evaluate <text:span text:style-name="T1">e^(Pi*Sqrt(163))</text:span> to 50 decimal digits </text:p>
        </text:list-item>
      </text:list>
      <table:table table:name="Table226" table:style-name="Table226">
        <table:table-column table:style-name="Table226.A"/>
        <table:table-row>
          <table:table-cell table:style-name="Table226.A1" office:value-type="string">
            <text:p text:style-name="Preformatted_20_Text">Verify(N(1000000000000*(-262537412640768744 +</text:p>
            <text:p text:style-name="P3"><text:s text:c="2"/>Exp(Pi*Sqrt(163))), 50)&gt; -0.75, True);</text:p>
          </table:table-cell>
        </table:table-row>
      </table:table>
      <text:list xml:id="list1260833449" text:continue-numbering="true" text:style-name="L27">
        <text:list-item>
          <text:p text:style-name="P109">(OK) Evaluate the Bessel function <text:span text:style-name="T1">J[2]</text:span> numerically at <text:span text:style-name="T1">z=1+I</text:span>. </text:p>
        </text:list-item>
      </text:list>
      <table:table table:name="Table227" table:style-name="Table227">
        <table:table-column table:style-name="Table227.A"/>
        <table:table-row>
          <table:table-cell table:style-name="Table227.A1" office:value-type="string">
            <text:p text:style-name="Preformatted_20_Text">NumericEqual(N(BesselJ(2, 1+I)),</text:p>
            <text:p text:style-name="P3"><text:s text:c="2"/>0.4157988694e-1+I*0.2473976415,BuiltinPrecisionGet());</text:p>
          </table:table-cell>
        </table:table-row>
      </table:table>
      <text:list xml:id="list1380939775" text:continue-numbering="true" text:style-name="L27">
        <text:list-item>
          <text:p text:style-name="P109">(OK) Obtain period of decimal fraction 1/7=0.(142857). </text:p>
        </text:list-item>
      </text:list>
      <table:table table:name="Table228" table:style-name="Table228">
        <table:table-column table:style-name="Table228.A"/>
        <table:table-row>
          <table:table-cell table:style-name="Table228.A1" office:value-type="string">
            <text:p text:style-name="P3">Verify(Decimal(1/7), {0,{1,4,2,8,5,7}});</text:p>
          </table:table-cell>
        </table:table-row>
      </table:table>
      <text:list xml:id="list198114348" text:continue-numbering="true" text:style-name="L27">
        <text:list-item>
          <text:p text:style-name="P109">Continued fraction of 3.1415926535. </text:p>
        </text:list-item>
      </text:list>
      <table:table table:name="Table229" table:style-name="Table229">
        <table:table-column table:style-name="Table229.A"/>
        <table:table-row>
          <table:table-cell table:style-name="Table229.A1" office:value-type="string">
            <text:p text:style-name="Preformatted_20_Text">Verify([Local(p,r);p:=BuiltinPrecisionGet();BuiltinPrecisionSet(12);r:=ContFracList(3.1415926535, 6);BuiltinPrecisionSet(p);r;],</text:p>
            <text:p text:style-name="P3"><text:s text:c="2"/>{3,7,15,1,292,1});</text:p>
          </table:table-cell>
        </table:table-row>
      </table:table>
      <text:list xml:id="list654182456" text:continue-numbering="true" text:style-name="L27">
        <text:list-item>
          <text:p text:style-name="P109">(OK) <text:span text:style-name="T1">Sqrt(2*Sqrt(3)+4)=1+Sqrt(3)</text:span>. </text:p>
        </text:list-item>
      </text:list>
      <table:table table:name="Table230" table:style-name="Table230">
        <table:table-column table:style-name="Table230.A"/>
        <table:table-row>
          <table:table-cell table:style-name="Table230.A1" office:value-type="string">
            <text:p text:style-name="P3">Verify(RadSimp(Sqrt(2*Sqrt(3)+4)), 1+Sqrt(3));</text:p>
          </table:table-cell>
        </table:table-row>
      </table:table>
      <text:list xml:id="list1921898617" text:continue-numbering="true" text:style-name="L27">
        <text:list-item>
          <text:p text:style-name="P109">(OK) <text:span text:style-name="T1">Sqrt(14+3*Sqrt(3+2*Sqrt(5-12*Sqrt(3-2*Sqrt(2)))))=3+Sqrt(2)</text:span>. </text:p>
        </text:list-item>
      </text:list>
      <table:table table:name="Table231" table:style-name="Table231">
        <table:table-column table:style-name="Table231.A"/>
        <table:table-row>
          <table:table-cell table:style-name="Table231.A1" office:value-type="string">
            <text:p text:style-name="Preformatted_20_Text">Verify(RadSimp(Sqrt(14+3*Sqrt(3+2*Sqrt(5-12</text:p>
            <text:p text:style-name="P3"><text:s text:c="2"/>*Sqrt(3-2*Sqrt(2)))))), 3+Sqrt(2));</text:p>
          </table:table-cell>
        </table:table-row>
      </table:table>
      <text:list xml:id="list358886924" text:continue-numbering="true" text:style-name="L27">
        <text:list-item>
          <text:p text:style-name="P109">(OK) <text:span text:style-name="T1">2*Infinity-3=Infinity</text:span>. </text:p>
        </text:list-item>
      </text:list>
      <table:table table:name="Table232" table:style-name="Table232">
        <table:table-column table:style-name="Table232.A"/>
        <table:table-row>
          <table:table-cell table:style-name="Table232.A1" office:value-type="string">
            <text:p text:style-name="P3">Verify(2*Infinity-3, Infinity);</text:p>
          </table:table-cell>
        </table:table-row>
      </table:table>
      <text:list xml:id="list146290686" text:continue-numbering="true" text:style-name="L27">
        <text:list-item>
          <text:p text:style-name="P109">(NO) Standard deviation of the sample (1, 2, 3, 4, 5). </text:p>
        </text:list-item>
        <text:list-item>
          <text:p text:style-name="P109">(NO) Hypothesis testing with <text:span text:style-name="T1">t</text:span>-distribution. </text:p>
        </text:list-item>
        <text:list-item>
          <text:p text:style-name="P109">(NO) Hypothesis testing with normal distribution (M. Wester probably meant <text:soft-page-break/>the <text:span text:style-name="T1">chi^2</text:span> distribution). </text:p>
        </text:list-item>
        <text:list-item>
          <text:p text:style-name="P109">(OK) <text:span text:style-name="T1">(x^2-4)/(x^2+4*x+4)=(x-2)/(x+2)</text:span>. </text:p>
        </text:list-item>
      </text:list>
      <table:table table:name="Table233" table:style-name="Table233">
        <table:table-column table:style-name="Table233.A"/>
        <table:table-row>
          <table:table-cell table:style-name="Table233.A1" office:value-type="string">
            <text:p text:style-name="Preformatted_20_Text">Verify(GcdReduce((x^2-4)/(x^2+4*x+4),x),</text:p>
            <text:p text:style-name="P3"><text:s text:c="2"/>(x-2)/(x+2));</text:p>
          </table:table-cell>
        </table:table-row>
      </table:table>
      <text:list xml:id="list1813252962" text:continue-numbering="true" text:style-name="L27">
        <text:list-item>
          <text:p text:style-name="P109">(NO) <text:span text:style-name="T1">(Exp(x)-1)/(Exp(x/2)+1)=Exp(x/2)-1</text:span>. </text:p>
        </text:list-item>
        <text:list-item>
          <text:p text:style-name="P109">(OK) Expand <text:span text:style-name="T1">(1+x)^20</text:span>, take derivative and factorize. </text:p>
        </text:list-item>
      </text:list>
      <table:table table:name="Table234" table:style-name="Table234">
        <table:table-column table:style-name="Table234.A"/>
        <table:table-row>
          <table:table-cell table:style-name="Table234.A1" office:value-type="string">
            <text:p text:style-name="P3">Factor(D(x) Expand((1+x)^20));</text:p>
          </table:table-cell>
        </table:table-row>
      </table:table>
      <text:list xml:id="list730438773" text:continue-numbering="true" text:style-name="L27">
        <text:list-item>
          <text:p text:style-name="P109">(BUG/NO) Factorize <text:span text:style-name="T1">x^100-1</text:span>. </text:p>
        </text:list-item>
      </text:list>
      <table:table table:name="Table235" table:style-name="Table235">
        <table:table-column table:style-name="Table235.A"/>
        <table:table-row>
          <table:table-cell table:style-name="Table235.A1" office:value-type="string">
            <text:p text:style-name="P3">Factor(x^100-1);</text:p>
          </table:table-cell>
        </table:table-row>
      </table:table>
      <text:list xml:id="list1649668150" text:continue-numbering="true" text:style-name="L27">
        <text:list-header>
          <text:p text:style-name="P109">(returns the same expression unfactorized) </text:p>
        </text:list-header>
        <text:list-item>
          <text:p text:style-name="P109">(NO) Factorize <text:span text:style-name="T1">x^4-3*x^2+1</text:span> in the field of rational numbers extended by roots of <text:span text:style-name="T1">x^2-x-1</text:span>. </text:p>
        </text:list-item>
        <text:list-item>
          <text:p text:style-name="P109">(NO) Factorize <text:span text:style-name="T1">x^4-3*x^2+1</text:span> mod 5. </text:p>
        </text:list-item>
        <text:list-item>
          <text:p text:style-name="P109">(BUG) Partial fraction decomposition of <text:span text:style-name="T1">(x^2+2*x+3)/(x^3+4*x^2+5*x+2)</text:span>. </text:p>
        </text:list-item>
      </text:list>
      <table:table table:name="Table236" table:style-name="Table236">
        <table:table-column table:style-name="Table236.A"/>
        <table:table-row>
          <table:table-cell table:style-name="Table236.A1" office:value-type="string">
            <text:p text:style-name="P3">Apart((x^2+2*x+3)/(x^3+4*x^2+5*x+2), x);</text:p>
          </table:table-cell>
        </table:table-row>
      </table:table>
      <text:list xml:id="list1298916701" text:continue-numbering="true" text:style-name="L27">
        <text:list-header>
          <text:p text:style-name="P109">(does not obtain full partial fraction representation for higher-degree polynomials, e.g. <text:span text:style-name="T1">p(x)</text:span>/<text:span text:style-name="T1">(x+a)^n</text:span>) </text:p>
        </text:list-header>
        <text:list-item>
          <text:p text:style-name="P109">(NO) Assuming <text:span text:style-name="T1">x&gt;=y</text:span>, <text:span text:style-name="T1">y&gt;=z</text:span>, <text:span text:style-name="T1">z&gt;=x</text:span>, deduce <text:span text:style-name="T1">x=z</text:span>. </text:p>
        </text:list-item>
        <text:list-item>
          <text:p text:style-name="P109">(NO) Assuming <text:span text:style-name="T1">x&gt;y</text:span>, <text:span text:style-name="T1">y&gt;0</text:span>, deduce <text:span text:style-name="T1">2*x^2&gt;2*y^2</text:span>. </text:p>
        </text:list-item>
        <text:list-item>
          <text:p text:style-name="P109">(NO) Solve the inequality <text:span text:style-name="T1">Abs(x-1)&gt;2</text:span>. </text:p>
        </text:list-item>
        <text:list-item>
          <text:p text:style-name="P109">(NO) Solve the inequality <text:span text:style-name="T1">(x-1)*...*(x-5)&lt;0</text:span>. </text:p>
        </text:list-item>
        <text:list-item>
          <text:p text:style-name="P109">(NO) <text:span text:style-name="T1">Cos(3*x)/Cos(x)=Cos(x)^2-3*Sin(x)^2</text:span> or similar equivalent combination. </text:p>
        </text:list-item>
        <text:list-item>
          <text:p text:style-name="P109">(NO) <text:span text:style-name="T1">Cos(3*x)/Cos(x)=2*Cos(2*x)-1</text:span>. </text:p>
        </text:list-item>
        <text:list-item>
          <text:p text:style-name="P109">(OK) Define rewrite rules to match <text:span text:style-name="T1">Cos(3*x)/Cos(x)=Cos(x)^2-3*Sin(x)^2</text:span>. </text:p>
        </text:list-item>
      </text:list>
      <table:table table:name="Table237" table:style-name="Table237">
        <table:table-column table:style-name="Table237.A"/>
        <table:table-row>
          <table:table-cell table:style-name="Table237.A1" office:value-type="string">
            <text:p text:style-name="P3">Cos(3*_x)/Cos(_x) &lt;-- Cos(x)^2-3*Sin(x)^2;</text:p>
          </table:table-cell>
        </table:table-row>
      </table:table>
      <text:list xml:id="list749408212" text:continue-numbering="true" text:style-name="L27">
        <text:list-item>
          <text:p text:style-name="P109">(OK) <text:span text:style-name="T1">Sqrt(997)-997^3^(1/6)=0</text:span> </text:p>
        </text:list-item>
      </text:list>
      <table:table table:name="Table238" table:style-name="Table238">
        <table:table-column table:style-name="Table238.A"/>
        <table:table-row>
          <table:table-cell table:style-name="Table238.A1" office:value-type="string">
            <text:p text:style-name="P3">Verify(RadSimp(Sqrt(997)-(997^3)^(1/6)), 0);</text:p>
          </table:table-cell>
        </table:table-row>
      </table:table>
      <text:list xml:id="list744796635" text:continue-numbering="true" text:style-name="L27">
        <text:list-item>
          <text:p text:style-name="P109">(OK) <text:span text:style-name="T1">Sqrt(99983)-99983^3^(1/6)=0</text:span> </text:p>
        </text:list-item>
      </text:list>
      <table:table table:name="Table239" table:style-name="Table239">
        <table:table-column table:style-name="Table239.A"/>
        <table:table-row>
          <table:table-cell table:style-name="Table239.A1" office:value-type="string">
            <text:p text:style-name="Preformatted_20_Text">Verify(RadSimp(Sqrt(99983)-(99983^3)^(1/6))</text:p>
            <text:p text:style-name="P3"><text:s text:c="2"/>, 0);</text:p>
          </table:table-cell>
        </table:table-row>
      </table:table>
      <text:list xml:id="list1608121368" text:continue-numbering="true" text:style-name="L27">
        <text:list-item>
          <text:p text:style-name="P109">(OK) <text:span text:style-name="T1">(2^(1/3)+4^(1/3))^2-6*(2^(1/3)+4^(1/3))-6=0</text:span> </text:p>
        </text:list-item>
      </text:list>
      <table:table table:name="Table240" table:style-name="Table240">
        <table:table-column table:style-name="Table240.A"/>
        <table:table-row>
          <table:table-cell table:style-name="Table240.A1" office:value-type="string">
            <text:p text:style-name="Preformatted_20_Text">Verify(RadSimp((2^(1/3)+4^(1/3))^3-6*(2^(1/3)+</text:p>
            <text:p text:style-name="P3"><text:s text:c="2"/>4^(1/3))-6), 0);</text:p>
          </table:table-cell>
        </table:table-row>
      </table:table>
      <text:list xml:id="list1457377354" text:continue-numbering="true" text:style-name="L27">
        <text:list-item>
          <text:p text:style-name="P109">(NO) <text:span text:style-name="T1">Ln(Tan(x/2+Pi/4))-ArcSinh(Tan(x))=0</text:span> </text:p>
        </text:list-item>
        <text:list-item>
          <text:p text:style-name="P109">(NO) Numerically, the expression <text:span text:style-name="T1">Ln(Tan(x/2+Pi/4))-ArcSinh(Tan(x))=0</text:span> and its derivative at <text:span text:style-name="T1">x=0</text:span> are zero. </text:p>
        </text:list-item>
      </text:list>
      <table:table table:name="Table241" table:style-name="Table241">
        <table:table-column table:style-name="Table241.A"/>
        <table:table-row>
          <table:table-cell table:style-name="Table241.A1" office:value-type="string">
            <text:p text:style-name="Preformatted_20_Text">Ln(Tan(x/2+Pi/4))-ArcSinh(Tan(x));</text:p>
            <text:p text:style-name="P3">D(x)(Ln(Tan(x/2+Pi/4))-ArcSinh(Tan(x)));</text:p>
          </table:table-cell>
        </table:table-row>
      </table:table>
      <text:list xml:id="list1179890831" text:continue-numbering="true" text:style-name="L27">
        <text:list-item>
          <text:p text:style-name="P109">(NO) <text:span text:style-name="T1">Ln((2*Sqrt(r)+1)/Sqrt(4*r+4*Sqrt(r)+1))=0</text:span>. </text:p>
        </text:list-item>
        <text:list-item>
          <text:p text:style-name="P109">(NO) <text:span text:style-name="T1">(4*r+4*Sqrt(r)+1)^(Sqrt(r)/(2*Sqrt(r)+1))*(2*Sqrt(r)+1)^(2*Sqrt(r)+1)^(-1)-2*Sqrt(r)-1=0</text:span>, assuming <text:span text:style-name="T1">r&gt;0</text:span>. </text:p>
        </text:list-item>
        <text:list-item>
          <text:p text:style-name="P109"><text:soft-page-break/>(OK) Obtain real and imaginary parts of <text:span text:style-name="T1">Ln(3+4*I)</text:span>. </text:p>
        </text:list-item>
      </text:list>
      <table:table table:name="Table242" table:style-name="Table242">
        <table:table-column table:style-name="Table242.A"/>
        <table:table-row>
          <table:table-cell table:style-name="Table242.A1" office:value-type="string">
            <text:p text:style-name="Preformatted_20_Text">Verify(</text:p>
            <text:p text:style-name="Preformatted_20_Text"><text:s text:c="2"/>Hold({ {x}, {Re(x), Im(x)}}) @ Ln(3+4*I)</text:p>
            <text:p text:style-name="P3"><text:s text:c="2"/>, {Ln(5),ArcTan(4/3)});</text:p>
          </table:table-cell>
        </table:table-row>
      </table:table>
      <text:list xml:id="list1984214569" text:continue-numbering="true" text:style-name="L27">
        <text:list-item>
          <text:p text:style-name="P109">(BUG) Obtain real and imaginary parts of <text:span text:style-name="T1">Tan(x+I*y)</text:span>. </text:p>
        </text:list-item>
      </text:list>
      <table:table table:name="Table243" table:style-name="Table243">
        <table:table-column table:style-name="Table243.A"/>
        <table:table-row>
          <table:table-cell table:style-name="Table243.A1" office:value-type="string">
            <text:p text:style-name="P3">Hold({ {x}, {Re(x), Im(x)}}) @ Tan(x+I*y);</text:p>
          </table:table-cell>
        </table:table-row>
      </table:table>
      <text:list xml:id="list928196638" text:continue-numbering="true" text:style-name="L27">
        <text:list-item>
          <text:p text:style-name="P109">(BUG) Simplify <text:span text:style-name="T1">Ln(Exp(z))</text:span> to <text:span text:style-name="T1">z</text:span> for <text:span text:style-name="T1">-Pi&lt;Im(z)&lt;=Pi</text:span>. </text:p>
        </text:list-item>
      </text:list>
      <table:table table:name="Table244" table:style-name="Table244">
        <table:table-column table:style-name="Table244.A"/>
        <table:table-row>
          <table:table-cell table:style-name="Table244.A1" office:value-type="string">
            <text:p text:style-name="P3">Verify(Simplify(Ln(Exp(z))), z);</text:p>
          </table:table-cell>
        </table:table-row>
      </table:table>
      <text:list xml:id="list1706088380" text:continue-numbering="true" text:style-name="L27">
        <text:list-header>
          <text:p text:style-name="P109">(no conditions on <text:span text:style-name="T1">z</text:span> are used) </text:p>
        </text:list-header>
        <text:list-item>
          <text:p text:style-name="P109">(NO) Assuming <text:span text:style-name="T1">Re(x)&gt;0</text:span>, <text:span text:style-name="T1">Re(y)&gt;0</text:span>, deduce <text:span text:style-name="T1">x^(1/n)*y^(1/n)-(x*y)^(1/n)=0</text:span>. </text:p>
        </text:list-item>
        <text:list-item>
          <text:p text:style-name="P109">(NO) Transform equations, <text:span text:style-name="T1">(x==2)/2+(1==1)=&gt;x/2+1==2</text:span>. </text:p>
        </text:list-item>
        <text:list-item>
          <text:p text:style-name="P109">(BUG) Solve <text:span text:style-name="T1">Exp(x)=1</text:span> and get all solutions. </text:p>
        </text:list-item>
      </text:list>
      <table:table table:name="Table245" table:style-name="Table245">
        <table:table-column table:style-name="Table245.A"/>
        <table:table-row>
          <table:table-cell table:style-name="Table245.A1" office:value-type="string">
            <text:p text:style-name="P3">Verify(Solve(Exp(x)==1,x), {x==0});</text:p>
          </table:table-cell>
        </table:table-row>
      </table:table>
      <text:list xml:id="list577050954" text:continue-numbering="true" text:style-name="L27">
        <text:list-header>
          <text:p text:style-name="P109">(get only one solution) </text:p>
        </text:list-header>
        <text:list-item>
          <text:p text:style-name="P109">(BUG) Solve <text:span text:style-name="T1">Tan(x)=1</text:span> and get all solutions. </text:p>
        </text:list-item>
      </text:list>
      <table:table table:name="Table246" table:style-name="Table246">
        <table:table-column table:style-name="Table246.A"/>
        <table:table-row>
          <table:table-cell table:style-name="Table246.A1" office:value-type="string">
            <text:p text:style-name="P3">Verify(Solve(Tan(x)==1,x), {x==Pi/4});</text:p>
          </table:table-cell>
        </table:table-row>
      </table:table>
      <text:list xml:id="list738054007" text:continue-numbering="true" text:style-name="L27">
        <text:list-header>
          <text:p text:style-name="P109">(get only one solution) </text:p>
        </text:list-header>
        <text:list-item>
          <text:p text:style-name="P109">(OK) Solve a degenerate 3x3 linear system. </text:p>
        </text:list-item>
      </text:list>
      <table:table table:name="Table247" table:style-name="Table247">
        <table:table-column table:style-name="Table247.A"/>
        <table:table-row>
          <table:table-cell table:style-name="Table247.A1" office:value-type="string">
            <text:p text:style-name="P3">Verify(Simplify({x+y+z==6,2*x+y+2*z==10,x+3*y+z==10} Where Solve({x+y+z==6, 2*x+y+2*z==10,x+3*y+z==10}, {x,y,z})), {{0==0,0==0,0==0}});</text:p>
          </table:table-cell>
        </table:table-row>
      </table:table>
      <text:list xml:id="list1845495917" text:continue-numbering="true" text:style-name="L27">
        <text:list-header>
          <text:p text:style-name="P109">(the new routine <text:span text:style-name="Teletype"><text:span text:style-name="T1">Solve</text:span></text:span> cannot do this yet) </text:p>
        </text:list-header>
        <text:list-item>
          <text:p text:style-name="P109">(OK) Invert a 2x2 symbolic matrix. </text:p>
        </text:list-item>
      </text:list>
      <table:table table:name="Table248" table:style-name="Table248">
        <table:table-column table:style-name="Table248.A"/>
        <table:table-row>
          <table:table-cell table:style-name="Table248.A1" office:value-type="string">
            <text:p text:style-name="Preformatted_20_Text">Verify(Simplify(Inverse({{a,b},{1,a*b}})),</text:p>
            <text:p text:style-name="Preformatted_20_Text"><text:s text:c="2"/>{{a/(a^2-1), -1/(a^2-1)},</text:p>
            <text:p text:style-name="P3"><text:s text:c="2"/>{-1/(b*(a^2-1)), a/(b*(a^2-1))}});</text:p>
          </table:table-cell>
        </table:table-row>
      </table:table>
      <text:list xml:id="list2045541040" text:continue-numbering="true" text:style-name="L27">
        <text:list-item>
          <text:p text:style-name="P109">(BUG) Compute the determinant of the 4x4 Vandermonde matrix. </text:p>
        </text:list-item>
      </text:list>
      <table:table table:name="Table249" table:style-name="Table249">
        <table:table-column table:style-name="Table249.A"/>
        <table:table-row>
          <table:table-cell table:style-name="Table249.A1" office:value-type="string">
            <text:p text:style-name="Preformatted_20_Text">Factor(Determinant(VandermondeMatrix</text:p>
            <text:p text:style-name="P3"><text:s text:c="2"/>({a,b,c,d})));</text:p>
          </table:table-cell>
        </table:table-row>
      </table:table>
      <text:list xml:id="list1583693401" text:continue-numbering="true" text:style-name="L27">
        <text:list-header>
          <text:p text:style-name="P109">(this does not factor correctly) </text:p>
        </text:list-header>
        <text:list-item>
          <text:p text:style-name="P109">(OK) Find eigenvalues of a 3x3 integer matrix. </text:p>
        </text:list-item>
      </text:list>
      <table:table table:name="Table250" table:style-name="Table250">
        <table:table-column table:style-name="Table250.A"/>
        <table:table-row>
          <table:table-cell table:style-name="Table250.A1" office:value-type="string">
            <text:p text:style-name="Preformatted_20_Text">Verify(EigenValues({{5,-3,-7},{-2,1,2},</text:p>
            <text:p text:style-name="P3"><text:s text:c="2"/>{2,-3,-4}}) , {1,3,-2});</text:p>
          </table:table-cell>
        </table:table-row>
      </table:table>
      <text:list xml:id="list693131384" text:continue-numbering="true" text:style-name="L27">
        <text:list-item>
          <text:p text:style-name="P109">(OK) Verify some standard limits found by L'Hopital's rule: </text:p>
        </text:list-item>
      </text:list>
      <table:table table:name="Table251" table:style-name="Table251">
        <table:table-column table:style-name="Table251.A"/>
        <table:table-row>
          <table:table-cell table:style-name="Table251.A1" office:value-type="string">
            <text:p text:style-name="Preformatted_20_Text">Verify(Limit(x,Infinity) (1+1/x)^x, Exp(1));</text:p>
            <text:p text:style-name="P3">Verify(Limit(x,0) (1-Cos(x))/x^2, 1/2);</text:p>
          </table:table-cell>
        </table:table-row>
      </table:table>
      <text:list xml:id="list149328322" text:continue-numbering="true" text:style-name="L27">
        <text:list-item>
          <text:p text:style-name="P109">(OK) <text:span text:style-name="T1">D(x)Abs(x)</text:span> </text:p>
        </text:list-item>
      </text:list>
      <table:table table:name="Table252" table:style-name="Table252">
        <table:table-column table:style-name="Table252.A"/>
        <table:table-row>
          <table:table-cell table:style-name="Table252.A1" office:value-type="string">
            <text:p text:style-name="P3">Verify(D(x) Abs(x), Sign(x));</text:p>
          </table:table-cell>
        </table:table-row>
      </table:table>
      <text:list xml:id="list508701939" text:continue-numbering="true" text:style-name="L27">
        <text:list-item>
          <text:p text:style-name="P39">(OK) <text:span text:style-name="T1">(Integrate(x)Abs(x))=Abs(x)*x/2</text:span> </text:p>
        </text:list-item>
      </text:list>
      <table:table table:name="Table253" table:style-name="Table253">
        <table:table-column table:style-name="Table253.A"/>
        <table:table-row>
          <table:table-cell table:style-name="Table253.A1" office:value-type="string">
            <text:p text:style-name="Preformatted_20_Text">Verify(Simplify(Integrate(x) Abs(x)),</text:p>
            <text:p text:style-name="P3"><text:s text:c="2"/>Abs(x)*x/2);</text:p>
          </table:table-cell>
        </table:table-row>
      </table:table>
      <text:list xml:id="list1901976058" text:style-name="L28">
        <text:list-item>
          <text:p text:style-name="P110"><text:soft-page-break/>(OK) Compute derivative of <text:span text:style-name="T1">Abs(x)</text:span>, piecewise defined. </text:p>
        </text:list-item>
      </text:list>
      <table:table table:name="Table254" table:style-name="Table254">
        <table:table-column table:style-name="Table254.A"/>
        <table:table-row>
          <table:table-cell table:style-name="Table254.A1" office:value-type="string">
            <text:p text:style-name="Preformatted_20_Text">Verify(D(x)if(x&lt;0) (-x) else x,</text:p>
            <text:p text:style-name="P3"><text:s text:c="2"/>Simplify(if(x&lt;0) -1 else 1));</text:p>
          </table:table-cell>
        </table:table-row>
      </table:table>
      <text:list xml:id="list53720846" text:continue-numbering="true" text:style-name="L28">
        <text:list-item>
          <text:p text:style-name="P110">(OK) Integrate <text:span text:style-name="T1">Abs(x)</text:span>, piecewise defined. </text:p>
        </text:list-item>
      </text:list>
      <table:table table:name="Table255" table:style-name="Table255">
        <table:table-column table:style-name="Table255.A"/>
        <table:table-row>
          <table:table-cell table:style-name="Table255.A1" office:value-type="string">
            <text:p text:style-name="Preformatted_20_Text">Verify(Simplify(Integrate(x)</text:p>
            <text:p text:style-name="Preformatted_20_Text"><text:s text:c="2"/>if(x&lt;0) (-x) else x),</text:p>
            <text:p text:style-name="P3"><text:s text:c="2"/>Simplify(if(x&lt;0) (-x^2/2) else x^2/2));</text:p>
          </table:table-cell>
        </table:table-row>
      </table:table>
      <text:list xml:id="list1589203555" text:continue-numbering="true" text:style-name="L28">
        <text:list-item>
          <text:p text:style-name="P110">(OK) Taylor series of <text:span text:style-name="T1">1/Sqrt(1-v^2/c^2)</text:span> at <text:span text:style-name="T1">v=0</text:span>. </text:p>
        </text:list-item>
      </text:list>
      <table:table table:name="Table256" table:style-name="Table256">
        <table:table-column table:style-name="Table256.A"/>
        <table:table-row>
          <table:table-cell table:style-name="Table256.A1" office:value-type="string">
            <text:p text:style-name="Preformatted_20_Text">S := Taylor(v,0,4) 1/Sqrt(1-v^2/c^2);</text:p>
            <text:p text:style-name="P3">TestMathPiper(S, 1+v^2/(2*c^2)+3/8*v^4/c^4);</text:p>
          </table:table-cell>
        </table:table-row>
      </table:table>
      <text:list xml:id="list2020134896" text:continue-numbering="true" text:style-name="L28">
        <text:list-header>
          <text:p text:style-name="P110">Note: The result of <text:span text:style-name="Teletype"><text:span text:style-name="T1">Taylor</text:span></text:span> is not in convenient form but is equivalent. </text:p>
        </text:list-header>
        <text:list-item>
          <text:p text:style-name="P110">(OK) Compute the Taylor expansion of the inverse square of the above. </text:p>
        </text:list-item>
      </text:list>
      <table:table table:name="Table257" table:style-name="Table257">
        <table:table-column table:style-name="Table257.A"/>
        <table:table-row>
          <table:table-cell table:style-name="Table257.A1" office:value-type="string">
            <text:p text:style-name="P3">TestMathPiper(Taylor(v,0,4) 1/S^2, 1-v^2/c^2);</text:p>
          </table:table-cell>
        </table:table-row>
      </table:table>
      <text:list xml:id="list90504480" text:continue-numbering="true" text:style-name="L28">
        <text:list-header>
          <text:p text:style-name="P110">Note: The result of <text:span text:style-name="Teletype"><text:span text:style-name="T1">Taylor</text:span></text:span> is not in convenient form but is equivalent. </text:p>
        </text:list-header>
        <text:list-item>
          <text:p text:style-name="P110">(OK) (Taylor expansion of <text:span text:style-name="T1">Sin(x)</text:span>)/(Taylor expansion of <text:span text:style-name="T1">Cos(x)</text:span>) = (Taylor expansion of <text:span text:style-name="T1">Tan(x)</text:span>). </text:p>
        </text:list-item>
      </text:list>
      <table:table table:name="Table258" table:style-name="Table258">
        <table:table-column table:style-name="Table258.A"/>
        <table:table-row>
          <table:table-cell table:style-name="Table258.A1" office:value-type="string">
            <text:p text:style-name="Preformatted_20_Text">TestMathPiper(Taylor(x,0,5)(Taylor(x,0,5)Sin(x))/</text:p>
            <text:p text:style-name="P3"><text:s text:c="2"/>(Taylor(x,0,5)Cos(x)), Taylor(x,0,5)Tan(x));</text:p>
          </table:table-cell>
        </table:table-row>
      </table:table>
      <text:list xml:id="list680158548" text:continue-numbering="true" text:style-name="L28">
        <text:list-item>
          <text:p text:style-name="P110">(BUG) Taylor expansion of <text:span text:style-name="T1">Ln(x)^a*Exp(-b*x)</text:span> at <text:span text:style-name="T1">x=1</text:span>. </text:p>
        </text:list-item>
      </text:list>
      <table:table table:name="Table259" table:style-name="Table259">
        <table:table-column table:style-name="Table259.A"/>
        <table:table-row>
          <table:table-cell table:style-name="Table259.A1" office:value-type="string">
            <text:p text:style-name="P3">//Taylor(x,1,3)(Ln(x))^a*Exp(-b*x);</text:p>
          </table:table-cell>
        </table:table-row>
      </table:table>
      <text:list xml:id="list1231196215" text:continue-numbering="true" text:style-name="L28">
        <text:list-header>
          <text:p text:style-name="P110">(bugs in Deriv manipulation) </text:p>
        </text:list-header>
        <text:list-item>
          <text:p text:style-name="P110">(BUG) Taylor expansion of <text:span text:style-name="T1">Ln(Sin(x)/x)</text:span> at <text:span text:style-name="T1">x=0</text:span>. </text:p>
        </text:list-item>
      </text:list>
      <table:table table:name="Table260" table:style-name="Table260">
        <table:table-column table:style-name="Table260.A"/>
        <table:table-row>
          <table:table-cell table:style-name="Table260.A1" office:value-type="string">
            <text:p text:style-name="P3">//Taylor(x,0,5) Ln(Sin(x)/x);</text:p>
          </table:table-cell>
        </table:table-row>
      </table:table>
      <text:list xml:id="list266224020" text:continue-numbering="true" text:style-name="L28">
        <text:list-header>
          <text:p text:style-name="P110">(never stops) </text:p>
        </text:list-header>
        <text:list-item>
          <text:p text:style-name="P110">(NO) Compute <text:span text:style-name="T1">n</text:span>-th term of the Taylor series of <text:span text:style-name="T1">Ln(Sin(x)/x)</text:span> at <text:span text:style-name="T1">x=0</text:span>. </text:p>
        </text:list-item>
        <text:list-item>
          <text:p text:style-name="P110">(NO) Compute <text:span text:style-name="T1">n</text:span>-th term of the Taylor series of <text:span text:style-name="T1">Exp(-x)*Sin(x)</text:span> at <text:span text:style-name="T1">x=0</text:span>. </text:p>
        </text:list-item>
        <text:list-item>
          <text:p text:style-name="P110">(OK) Solve <text:span text:style-name="T1">x=Sin(y)+Cos(y)</text:span> for <text:span text:style-name="T1">y</text:span> as Taylor series in <text:span text:style-name="T1">x</text:span> at <text:span text:style-name="T1">x=1</text:span>. </text:p>
        </text:list-item>
      </text:list>
      <table:table table:name="Table261" table:style-name="Table261">
        <table:table-column table:style-name="Table261.A"/>
        <table:table-row>
          <table:table-cell table:style-name="Table261.A1" office:value-type="string">
            <text:p text:style-name="Preformatted_20_Text">TestMathPiper(InverseTaylor(y,0,4) Sin(y)+Cos(y),</text:p>
            <text:p text:style-name="P3"><text:s text:c="2"/>(y-1)+(y-1)^2/2+2*(y-1)^3/3+(y-1)^4);</text:p>
          </table:table-cell>
        </table:table-row>
      </table:table>
      <text:list xml:id="list1311946197" text:continue-numbering="true" text:style-name="L28">
        <text:list-header>
          <text:p text:style-name="P110">Note that <text:span text:style-name="Teletype"><text:span text:style-name="T1">InverseTaylor</text:span></text:span> does not give the series in terms of <text:span text:style-name="T1">x</text:span> but in terms of <text:span text:style-name="T1">y</text:span> which is semantically wrong. But other CAS do the same. </text:p>
        </text:list-header>
        <text:list-item>
          <text:p text:style-name="P110">(OK) Compute Legendre polynomials directly from Rodrigues's formula, <text:span text:style-name="T1">P[n]=1/(2*n)!! *(Deriv(x,n)(x^2-1)^n)</text:span>. </text:p>
        </text:list-item>
      </text:list>
      <table:table table:name="Table262" table:style-name="Table262">
        <table:table-column table:style-name="Table262.A"/>
        <table:table-row>
          <table:table-cell table:style-name="Table262.A1" office:value-type="string">
            <text:p text:style-name="Preformatted_20_Text">P(n,x) := Simplify( 1/(2*n)!! *</text:p>
            <text:p text:style-name="Preformatted_20_Text"><text:s text:c="2"/>Deriv(x,n) (x^2-1)^n );</text:p>
            <text:p text:style-name="P3">TestMathPiper(P(4,x), (35*x^4)/8+(-15*x^2)/4+3/8);</text:p>
          </table:table-cell>
        </table:table-row>
      </table:table>
      <text:list xml:id="list983216376" text:continue-numbering="true" text:style-name="L28">
        <text:list-item>
          <text:p text:style-name="P110">(OK) Compute Legendre polynomials <text:span text:style-name="T1">P[n]</text:span> recursively. </text:p>
        </text:list-item>
      </text:list>
      <table:table table:name="Table263" table:style-name="Table263">
        <table:table-column table:style-name="Table263.A"/>
        <table:table-row>
          <table:table-cell table:style-name="Table263.A1" office:value-type="string">
            <text:p text:style-name="Preformatted_20_Text">Verify(OrthoP(4,x)</text:p>
            <text:p text:style-name="P3"><text:s text:c="2"/>, 3/8+((35*x^2)/8-15/4)*x^2);</text:p>
          </table:table-cell>
        </table:table-row>
      </table:table>
      <text:list xml:id="list602716137" text:continue-numbering="true" text:style-name="L28">
        <text:list-item>
          <text:p text:style-name="P110">(OK) Compute Legendre polynomial <text:span text:style-name="T1">P[4]</text:span> at <text:span text:style-name="T1">x=1</text:span>. </text:p>
        </text:list-item>
      </text:list>
      <table:table table:name="Table264" table:style-name="Table264">
        <table:table-column table:style-name="Table264.A"/>
        <table:table-row>
          <table:table-cell table:style-name="Table264.A1" office:value-type="string">
            <text:p text:style-name="P3">Verify(OrthoP(4,1), 1);</text:p>
          </table:table-cell>
        </table:table-row>
      </table:table>
      <text:list xml:id="list1435842075" text:continue-numbering="true" text:style-name="L28">
        <text:list-item>
          <text:p text:style-name="P110">(OK) Define the polynomial <text:span text:style-name="T1">p=Sum(i,1,5,a[i]*x^i)</text:span>. </text:p>
        </text:list-item>
      </text:list>
      <table:table table:name="Table265" table:style-name="Table265">
        <table:table-column table:style-name="Table265.A"/>
        <text:soft-page-break/>
        <table:table-row>
          <table:table-cell table:style-name="Table265.A1" office:value-type="string">
            <text:p text:style-name="Preformatted_20_Text">p:=Sum(i,1,5,a[i]*x^i);</text:p>
            <text:p text:style-name="Preformatted_20_Text">Verify(p, a[1]*x+a[2]*x^2+a[3]*x^3</text:p>
            <text:p text:style-name="P3"><text:s text:c="2"/>+a[4]*x^4+a[5]*x^5);</text:p>
          </table:table-cell>
        </table:table-row>
      </table:table>
      <text:list xml:id="list626590882" text:continue-numbering="true" text:style-name="L28">
        <text:list-item>
          <text:p text:style-name="P110">(OK) Convert the above to Horner's form. </text:p>
        </text:list-item>
      </text:list>
      <table:table table:name="Table266" table:style-name="Table266">
        <table:table-column table:style-name="Table266.A"/>
        <table:table-row>
          <table:table-cell table:style-name="Table266.A1" office:value-type="string">
            <text:p text:style-name="Preformatted_20_Text">Verify(Horner(p, x), ((((a[5]*x+a[4])*x</text:p>
            <text:p text:style-name="P3"><text:s text:c="2"/>+a[3])*x+a[2])*x+a[1])*x);</text:p>
          </table:table-cell>
        </table:table-row>
      </table:table>
      <text:list xml:id="list1310760102" text:continue-numbering="true" text:style-name="L28">
        <text:list-item>
          <text:p text:style-name="P110">(NO) Convert the result of problem 127 to Fortran syntax. </text:p>
        </text:list-item>
      </text:list>
      <table:table table:name="Table267" table:style-name="Table267">
        <table:table-column table:style-name="Table267.A"/>
        <table:table-row>
          <table:table-cell table:style-name="Table267.A1" office:value-type="string">
            <text:p text:style-name="P3">CForm(Horner(p, x));</text:p>
          </table:table-cell>
        </table:table-row>
      </table:table>
      <text:list xml:id="list915631769" text:continue-numbering="true" text:style-name="L28">
        <text:list-item>
          <text:p text:style-name="P110">(OK) Verify that <text:span text:style-name="T1">True And False=False</text:span>. </text:p>
        </text:list-item>
      </text:list>
      <table:table table:name="Table268" table:style-name="Table268">
        <table:table-column table:style-name="Table268.A"/>
        <table:table-row>
          <table:table-cell table:style-name="Table268.A1" office:value-type="string">
            <text:p text:style-name="P3">Verify(True And False, False);</text:p>
          </table:table-cell>
        </table:table-row>
      </table:table>
      <text:list xml:id="list1903112776" text:continue-numbering="true" text:style-name="L28">
        <text:list-item>
          <text:p text:style-name="P110">(OK) Prove <text:span text:style-name="T1">x</text:span> Or Not <text:span text:style-name="T1">x</text:span>. </text:p>
        </text:list-item>
      </text:list>
      <table:table table:name="Table269" table:style-name="Table269">
        <table:table-column table:style-name="Table269.A"/>
        <table:table-row>
          <table:table-cell table:style-name="Table269.A1" office:value-type="string">
            <text:p text:style-name="P3">Verify(CanProve(x Or Not x), True);</text:p>
          </table:table-cell>
        </table:table-row>
      </table:table>
      <text:list xml:id="list2037773506" text:continue-numbering="true" text:style-name="L28">
        <text:list-item>
          <text:p text:style-name="P110">(OK) Prove <text:span text:style-name="T1">x Or y Or x And y=&gt;x Or y</text:span>. </text:p>
        </text:list-item>
      </text:list>
      <table:table table:name="Table270" table:style-name="Table270">
        <table:table-column table:style-name="Table270.A"/>
        <table:table-row>
          <table:table-cell table:style-name="Table270.A1" office:value-type="string">
            <text:p text:style-name="Preformatted_20_Text">Verify(CanProve(x Or y Or x And y =&gt; x Or y)</text:p>
            <text:p text:style-name="P3"><text:s text:c="2"/>, True);</text:p>
          </table:table-cell>
        </table:table-row>
      </table:table>
      <text:p text:style-name="Text_20_body"/>
      <text:h text:style-name="P156" text:outline-level="1">On MathPiper programming </text:h>
      <text:p text:style-name="Horizontal_20_Line"><text:bookmark text:name="c3s12"/></text:p>
      <text:h text:style-name="Heading_20_2" text:outline-level="2">Example: implementing a formal grammar </text:h>
      <text:p text:style-name="Text_20_body">To illustrate the use of rules, consider a theorem prover in a simple formal grammar. (The example is the "ABIN system" from the book: W. Robinson, <text:span text:style-name="T3">Computers, minds and robots</text:span>, Temple University Press, 1992. Warning: the book is about philosophy.) </text:p>
      <text:p text:style-name="Text_20_body">Well-formed expressions consist of symbols <text:span text:style-name="Teletype"><text:span text:style-name="T1">A</text:span></text:span>, <text:span text:style-name="Teletype"><text:span text:style-name="T1">B</text:span></text:span>, <text:span text:style-name="Teletype"><text:span text:style-name="T1">I</text:span></text:span>, <text:span text:style-name="Teletype"><text:span text:style-name="T1">N</text:span></text:span> and are either </text:p>
      <text:list xml:id="list853775918" text:style-name="L29">
        <text:list-item>
          <text:p text:style-name="P111"><text:span text:style-name="Teletype"><text:span text:style-name="T1">B</text:span></text:span> followed by zero or more of <text:span text:style-name="Teletype"><text:span text:style-name="T1">I</text:span></text:span>'s, e.g. <text:span text:style-name="Teletype"><text:span text:style-name="T1">B</text:span></text:span> , <text:span text:style-name="Teletype"><text:span text:style-name="T1">BIII</text:span></text:span> ; or </text:p>
        </text:list-item>
        <text:list-item>
          <text:p text:style-name="P111"><text:span text:style-name="Teletype"><text:span text:style-name="T1">N</text:span></text:span> followed by a well-formed expression; or </text:p>
        </text:list-item>
        <text:list-item>
          <text:p text:style-name="P40"><text:span text:style-name="Teletype"><text:span text:style-name="T1">A</text:span></text:span> followed by <text:span text:style-name="T3">two</text:span> well-formed expressions. </text:p>
        </text:list-item>
      </text:list>
      <text:p text:style-name="Text_20_body">This defines a certain set of well-formed expressions (statements of the ABIN language); for example, <text:span text:style-name="Teletype"><text:span text:style-name="T1">NBII</text:span></text:span> is a statement of the language but <text:span text:style-name="Teletype"><text:span text:style-name="T1">AB</text:span></text:span> is not. The truth/falsehood interpretation of the ABIN language is the following. All well-formed expressions starting with <text:span text:style-name="Teletype"><text:span text:style-name="T1">NB</text:span></text:span> are interpreted as true statements (they are "axioms" of the system). In addition, there is one deduction rule allowing one to prove "theorems": </text:p>
      <text:list xml:id="list1987696134" text:style-name="L30">
        <text:list-item>
          <text:p text:style-name="P41">If <text:span text:style-name="T3">x</text:span> and <text:span text:style-name="T3">y</text:span> are well-formed, then from <text:span text:style-name="Teletype"><text:span text:style-name="T1">N</text:span></text:span><text:span text:style-name="T3">x</text:span> follows <text:span text:style-name="Teletype"><text:span text:style-name="T1">NA</text:span></text:span><text:span text:style-name="T3">xy</text:span>. </text:p>
        </text:list-item>
      </text:list>
      <text:p text:style-name="Text_20_body">Thus, <text:span text:style-name="Teletype"><text:span text:style-name="T1">NABIBI</text:span></text:span> can be proved starting from the axiom <text:span text:style-name="Teletype"><text:span text:style-name="T1">NBI</text:span></text:span>, but <text:span text:style-name="Teletype"><text:span text:style-name="T1">NANBB</text:span></text:span> cannot be proved. The task at hand is to decide whether a given sequence of symbols is a provable statement of the ABIN language. </text:p>
      <text:p text:style-name="Text_20_body">(The idea behind this interpretation is to assume that all <text:span text:style-name="Teletype"><text:span text:style-name="T1">B</text:span></text:span>, <text:span text:style-name="Teletype"><text:span text:style-name="T1">BI</text:span></text:span> etc. are some false statements that one could denote "B0", "B1" according to the number of "I" symbols; "N" is the logical <text:span text:style-name="Teletype"><text:span text:style-name="T1">Not</text:span></text:span> and "A" is the logical <text:span text:style-name="Teletype"><text:span text:style-name="T1">And</text:span></text:span>. Then the statement <text:span text:style-name="Teletype"><text:span text:style-name="T1">NABIB</text:span></text:span> would mean "it is false that both B0 and B1 are true" and <text:span text:style-name="Teletype"><text:span text:style-name="T1">NANBB</text:span></text:span> would mean "it is false that both B0 and negation of B0 are true". The <text:span text:style-name="Teletype"><text:span text:style-name="T1">NANBB</text:span></text:span> statement is true in this interpretation but the deductive system of ABIN is too weak to obtain its proof.) </text:p>
      <text:p text:style-name="Horizontal_20_Line"/>
      <text:h text:style-name="Heading_20_3" text:outline-level="3">Implementation using predicates </text:h>
      <text:p text:style-name="Text_20_body">The easiest way to model the ABIN language in MathPiper is by using predicates. Our goal will be to define a predicate <text:span text:style-name="Teletype"><text:span text:style-name="T1">IsProvable(x)</text:span></text:span> that will return <text:span text:style-name="Teletype"><text:span text:style-name="T1">True</text:span></text:span> when <text:span text:style-name="Teletype"><text:span text:style-name="T1">x</text:span></text:span> is a provable ABIN statement and <text:span text:style-name="Teletype"><text:span text:style-name="T1">False</text:span></text:span> otherwise. We shall define <text:span text:style-name="Teletype"><text:span text:style-name="T1">IsProvable(x)</text:span></text:span> recursively through several auxiliary predicates. Naturally, we would like to have a predicate to test well-formedness: <text:span text:style-name="Teletype"><text:span text:style-name="T1">IsExpr(x)</text:span></text:span>. It is necessary also to have predicates for <text:span text:style-name="Teletype"><text:span text:style-name="T1">B</text:span></text:span>-expressions, <text:span text:style-name="Teletype"><text:span text:style-name="T1">N</text:span></text:span>-expressions and <text:span text:style-name="Teletype"><text:span text:style-name="T1">A</text:span></text:span>-expressions, as well as for axioms and theorems. We might implement expressions by lists of symbols, e.g. <text:span text:style-name="Teletype"><text:span text:style-name="T1">{"B", "I"}</text:span></text:span> and begin to code by </text:p>
      <table:table table:name="Table271" table:style-name="Table271">
        <table:table-column table:style-name="Table271.A"/>
        <table:table-row>
          <table:table-cell table:style-name="Table271.A1" office:value-type="string">
            <text:p text:style-name="Preformatted_20_Text">IsExpr(x_IsList) &lt;-- IsBExpr(x) Or</text:p>
            <text:p text:style-name="Preformatted_20_Text"><text:s text:c="2"/>IsNExpr(x) Or IsAExpr(x);</text:p>
            <text:p text:style-name="Preformatted_20_Text">IsProvable(x_IsList) &lt;-- IsAxiom(x) Or</text:p>
            <text:p text:style-name="Preformatted_20_Text"><text:s text:c="2"/>IsTheorem(x);</text:p>
            <text:p text:style-name="Preformatted_20_Text">IsAxiom(x_IsList) &lt;-- IsNExpr(x) And</text:p>
            <text:p text:style-name="P3"><text:soft-page-break/><text:s text:c="2"/>IsBExpr(Tail(x));</text:p>
          </table:table-cell>
        </table:table-row>
      </table:table>
      <text:p text:style-name="Text_20_body">The definitions of <text:span text:style-name="Teletype"><text:span text:style-name="T1">IsBExpr(x)</text:span></text:span> and <text:span text:style-name="Teletype"><text:span text:style-name="T1">IsNExpr(x)</text:span></text:span> are simple recursion to express the rules 1 and 2 of the ABIN grammar. Note the use of <text:span text:style-name="Teletype"><text:span text:style-name="T1">Take</text:span></text:span> to create a copy of a list (we'd better not modify the value of <text:span text:style-name="Teletype"><text:span text:style-name="T1">x</text:span></text:span> in the body of the rule). </text:p>
      <table:table table:name="Table272" table:style-name="Table272">
        <table:table-column table:style-name="Table272.A"/>
        <table:table-row>
          <table:table-cell table:style-name="Table272.A1" office:value-type="string">
            <text:p text:style-name="Preformatted_20_Text">10 # IsBExpr({}) &lt;-- False;</text:p>
            <text:p text:style-name="Preformatted_20_Text">10 # IsBExpr({"B"}) &lt;-- True;</text:p>
            <text:p text:style-name="Preformatted_20_Text">20 # IsBExpr(x_IsList) &lt;-- x[Length(x)]="I"</text:p>
            <text:p text:style-name="Preformatted_20_Text"><text:s text:c="2"/>And IsBExpr(Take(x, {1, Length(x)-1}));</text:p>
            <text:p text:style-name="Preformatted_20_Text"/>
            <text:p text:style-name="Preformatted_20_Text">10 # IsNExpr({}) &lt;-- False;</text:p>
            <text:p text:style-name="Preformatted_20_Text">20 # IsNExpr(x_IsList) &lt;-- x[1] = "N" And</text:p>
            <text:p text:style-name="P3"><text:s text:c="2"/>IsExpr(Tail(x));</text:p>
          </table:table-cell>
        </table:table-row>
      </table:table>
      <text:p text:style-name="Text_20_body">The predicate <text:span text:style-name="Teletype"><text:span text:style-name="T1">IsAExpr(x)</text:span></text:span> is a little bit more complicated because our rule 3 requires to find two well-formed expressions that follow <text:span text:style-name="Teletype"><text:span text:style-name="T1">A</text:span></text:span>. Also, for proving theorems we need to be able to extract the first of these expressions. With this in mind, we define another auxiliary function, <text:span text:style-name="Teletype"><text:span text:style-name="T1">FindTwoExprs(x)</text:span></text:span>, that returns the results of search for two well-formed expressions in the list <text:span text:style-name="Teletype"><text:span text:style-name="T1">x</text:span></text:span>. The return value of this function will be a pair such as <text:span text:style-name="Teletype"><text:span text:style-name="T1">{True, 3}</text:span></text:span> to indicate that two well-formed expressions were found, the first expression being of length 3. We shall use a <text:span text:style-name="Teletype"><text:span text:style-name="T1">For</text:span></text:span> loop for this function: </text:p>
      <table:table table:name="Table273" table:style-name="Table273">
        <table:table-column table:style-name="Table273.A"/>
        <table:table-row>
          <table:table-cell table:style-name="Table273.A1" office:value-type="string">
            <text:p text:style-name="Preformatted_20_Text">FindTwoExprs(x_IsList) &lt;-- [</text:p>
            <text:p text:style-name="Preformatted_20_Text"><text:s/>Local(iter, result);</text:p>
            <text:p text:style-name="Preformatted_20_Text"><text:s/>For( [ iter:=1; result:=False; ],</text:p>
            <text:p text:style-name="Preformatted_20_Text"><text:s text:c="2"/>iter &lt; Length(x) And Not result,</text:p>
            <text:p text:style-name="Preformatted_20_Text"><text:s text:c="4"/>iter:=iter+1 )</text:p>
            <text:p text:style-name="Preformatted_20_Text"><text:s text:c="3"/>[</text:p>
            <text:p text:style-name="Preformatted_20_Text"><text:s text:c="4"/>result := IsExpr(Take(x, iter))</text:p>
            <text:p text:style-name="Preformatted_20_Text"><text:s text:c="5"/>And IsExpr(Take(x, {iter+1,</text:p>
            <text:p text:style-name="Preformatted_20_Text"><text:s text:c="11"/>Length(x)}));</text:p>
            <text:p text:style-name="Preformatted_20_Text"><text:s text:c="3"/>];</text:p>
            <text:p text:style-name="Preformatted_20_Text"><text:s/>{result, iter-1};</text:p>
            <text:p text:style-name="P3">];</text:p>
          </table:table-cell>
        </table:table-row>
      </table:table>
      <text:p text:style-name="Text_20_body">Now we can define the remaining predicates: </text:p>
      <table:table table:name="Table274" table:style-name="Table274">
        <table:table-column table:style-name="Table274.A"/>
        <table:table-row>
          <table:table-cell table:style-name="Table274.A1" office:value-type="string">
            <text:p text:style-name="Preformatted_20_Text">10 # IsAExpr(x_IsList)_(Length(x) &lt;= 1)</text:p>
            <text:p text:style-name="Preformatted_20_Text"><text:s text:c="2"/>&lt;-- False;</text:p>
            <text:p text:style-name="Preformatted_20_Text">20 # IsAExpr(x_IsList) &lt;-- x[1] = "A" And</text:p>
            <text:p text:style-name="Preformatted_20_Text"><text:s text:c="2"/>FindTwoExprs(Tail(x))[1];</text:p>
            <text:p text:style-name="Preformatted_20_Text"/>
            <text:p text:style-name="Preformatted_20_Text">IsTheorem(x_IsList) &lt;-- If(IsNExpr(x) And</text:p>
            <text:p text:style-name="Preformatted_20_Text"><text:s text:c="2"/>IsAExpr(Tail(x)) And IsProvable(</text:p>
            <text:p text:style-name="Preformatted_20_Text"><text:s text:c="4"/>Concat({"N"}, Take(Tail(Tail(x)),</text:p>
            <text:p text:style-name="P3"><text:s text:c="3"/>FindTwoExprs(Tail(Tail(x)))[2]) ));</text:p>
          </table:table-cell>
        </table:table-row>
      </table:table>
      <text:p text:style-name="Text_20_body">The ABIN language is now complete. Let us try some simple examples: </text:p>
      <table:table table:name="Table275" table:style-name="Table275">
        <table:table-column table:style-name="Table275.A"/>
        <table:table-row>
          <table:table-cell table:style-name="Table275.A1" office:value-type="string">
            <text:p text:style-name="Preformatted_20_Text">In&gt; IsExpr({"A","B"});</text:p>
            <text:p text:style-name="Preformatted_20_Text">Out&gt; False;</text:p>
            <text:p text:style-name="Preformatted_20_Text">In&gt; IsExpr({"N","B","I"});</text:p>
            <text:p text:style-name="Preformatted_20_Text">Out&gt; True;</text:p>
            <text:p text:style-name="Preformatted_20_Text">In&gt; IsAxiom({"N","B","I"});</text:p>
            <text:p text:style-name="Preformatted_20_Text">Out&gt; True;</text:p>
            <text:p text:style-name="Preformatted_20_Text">In&gt; IsTheorem({"N","B","I"});</text:p>
            <text:p text:style-name="Preformatted_20_Text">Out&gt; False;</text:p>
            <text:p text:style-name="Preformatted_20_Text"><text:soft-page-break/>In&gt; IsProvable({"N","B","I"});</text:p>
            <text:p text:style-name="Preformatted_20_Text">Out&gt; True;</text:p>
            <text:p text:style-name="Preformatted_20_Text">In&gt; IsProvable({"N","A","B","I","B"});</text:p>
            <text:p text:style-name="P3">Out&gt; True;</text:p>
          </table:table-cell>
        </table:table-row>
      </table:table>
      <text:p text:style-name="Text_20_body">It is somewhat inconvenient to type long lists of characters. So we can create an interface function to convert atomic arguments to lists of characters, e.g. <text:span text:style-name="Teletype"><text:span text:style-name="T1">AtomToCharList(BII)</text:span></text:span> will return <text:span text:style-name="Teletype"><text:span text:style-name="T1">{"B","I","I"}</text:span></text:span> (provided that the symbol <text:span text:style-name="Teletype"><text:span text:style-name="T1">BII</text:span></text:span> has not been given a definition). Then we define a function <text:span text:style-name="Teletype"><text:span text:style-name="T1">ABIN(x)</text:span></text:span> to replace <text:span text:style-name="Teletype"><text:span text:style-name="T1">IsProvable</text:span></text:span>. </text:p>
      <table:table table:name="Table276" table:style-name="Table276">
        <table:table-column table:style-name="Table276.A"/>
        <table:table-row>
          <table:table-cell table:style-name="Table276.A1" office:value-type="string">
            <text:p text:style-name="Preformatted_20_Text">AtomToCharList(x_IsAtom) &lt;-- [</text:p>
            <text:p text:style-name="Preformatted_20_Text"><text:s text:c="2"/>Local(index, result);</text:p>
            <text:p text:style-name="Preformatted_20_Text"><text:s text:c="2"/>For( [ index:=Length(String(x));</text:p>
            <text:p text:style-name="Preformatted_20_Text"><text:s text:c="5"/>result:={}; ],</text:p>
            <text:p text:style-name="Preformatted_20_Text"><text:s text:c="3"/>index &gt; 0, index:=index-1 )</text:p>
            <text:p text:style-name="Preformatted_20_Text"><text:s text:c="3"/>Push(result, StringMidGet(index, 1,</text:p>
            <text:p text:style-name="Preformatted_20_Text"><text:s text:c="5"/>String(x)));</text:p>
            <text:p text:style-name="Preformatted_20_Text"><text:s text:c="2"/>result;</text:p>
            <text:p text:style-name="Preformatted_20_Text">];</text:p>
            <text:p text:style-name="Preformatted_20_Text">Holdarg(AtomToCharList, 1);</text:p>
            <text:p text:style-name="P3">ABIN(x) := IsProvable(AtomToCharList(x));</text:p>
          </table:table-cell>
        </table:table-row>
      </table:table>
      <table:table table:name="Table277" table:style-name="Table277">
        <table:table-column table:style-name="Table277.A"/>
        <table:table-row>
          <table:table-cell table:style-name="Table277.A1" office:value-type="string">
            <text:p text:style-name="Preformatted_20_Text">In&gt; AtomToCharList(NBII);</text:p>
            <text:p text:style-name="Preformatted_20_Text">Out&gt; {"N", "B","I","I"};</text:p>
            <text:p text:style-name="Preformatted_20_Text">In&gt; ABIN(NANBB);</text:p>
            <text:p text:style-name="P3">Out&gt; False;</text:p>
          </table:table-cell>
        </table:table-row>
      </table:table>
      <text:p text:style-name="Text_20_body">It is easy to modify the predicates <text:span text:style-name="Teletype"><text:span text:style-name="T1">IsTheorem()</text:span></text:span> and <text:span text:style-name="Teletype"><text:span text:style-name="T1">IsAxiom()</text:span></text:span> so that they print the sequence of intermediate theorems and axioms used for deriving a particular theorem. The final version of the code is in the file <text:span text:style-name="Teletype"><text:span text:style-name="T1">examples/ABIN.pi</text:span></text:span>. Now we can try to check a "complicated" theorem and see an outline of its proof: </text:p>
      <table:table table:name="Table278" table:style-name="Table278">
        <table:table-column table:style-name="Table278.A"/>
        <table:table-row>
          <table:table-cell table:style-name="Table278.A1" office:value-type="string">
            <text:p text:style-name="Preformatted_20_Text">In&gt; ABIN(NAAABIIBIBNB);</text:p>
            <text:p text:style-name="Preformatted_20_Text">Axiom {"NBII"}</text:p>
            <text:p text:style-name="Preformatted_20_Text">Theorem NABIIBI derived</text:p>
            <text:p text:style-name="Preformatted_20_Text">Theorem NAABIIBIB derived</text:p>
            <text:p text:style-name="Preformatted_20_Text">Theorem NAAABIIBIBNB derived</text:p>
            <text:p text:style-name="P3">Out&gt; True;</text:p>
          </table:table-cell>
        </table:table-row>
      </table:table>
      <text:p text:style-name="Horizontal_20_Line"><text:bookmark text:name="c3s22"/></text:p>
      <text:h text:style-name="Heading_20_2" text:outline-level="2">Example: Using rules with special syntax operators creatively </text:h>
      <text:p text:style-name="Text_20_body">Any MathPiper function can be declared to have <text:span text:style-name="T3">special syntax</text:span>: in other words, it can be made into a prefix, infix, postfix, or bodied operator. In this section we shall see how prefix, infix, and postfix operators understood by MathPiper can be adapted to a problem that seems to be far removed from algebra. Nevertheless it is instructive to understand how rewriting rules are used with special syntax operators. </text:p>
      <text:p text:style-name="Text_20_body">Suppose we want to build a system that understands a simple set of English sentences and will be able to answer questions. For example, we would like to say "Tom had an apple and Jane gave 3 apples to Tom"; the system should understand that Tom has 4 apples now. In the usual LISP-based treatments of artificial intelligence, this problem would be illustrated with a cumbersome list syntax such as <text:span text:style-name="Teletype"><text:span text:style-name="T1">(had (Tom apple 1))</text:span></text:span> but we would like to use the power of the MathPiper syntax <text:soft-page-break/>and use plain English. </text:p>
      <text:p text:style-name="Text_20_body">We shall create a set of rules that will "simplify" sentences to atoms such as <text:span text:style-name="Teletype"><text:span text:style-name="T1">True</text:span></text:span> or <text:span text:style-name="Teletype"><text:span text:style-name="T1">False</text:span></text:span>. As a side-effect, these "simplifications" will maintain a "knowledgebase" of information about all existing persons and objects. </text:p>
      <text:p text:style-name="Horizontal_20_Line"/>
      <text:h text:style-name="Heading_20_3" text:outline-level="3">The talking machine </text:h>
      <text:p text:style-name="Text_20_body">The full source of this example is in the file <text:span text:style-name="Teletype"><text:span text:style-name="T1">examples/wordproblems.pi</text:span></text:span>. In the next subsection we shall discuss the basic issues of the implementation. For now, here is an example session that shows what functionality we have in mind: </text:p>
      <table:table table:name="Table279" table:style-name="Table279">
        <table:table-column table:style-name="Table279.A"/>
        <table:table-row>
          <table:table-cell table:style-name="Table279.A1" office:value-type="string">
            <text:p text:style-name="Preformatted_20_Text">Unix&gt; <text:s text:c="2"/>mathpiper</text:p>
            <text:p text:style-name="Preformatted_20_Text">True;</text:p>
            <text:p text:style-name="Preformatted_20_Text">Numeric mode: "Internal"</text:p>
            <text:p text:style-name="Preformatted_20_Text">To exit MathPiper, enter <text:s/>Exit(); or quit or Ctrl-c.</text:p>
            <text:p text:style-name="Preformatted_20_Text">Type 'restart' to restart MathPiper.</text:p>
            <text:p text:style-name="Preformatted_20_Text">To see example commands, keep typing Example();</text:p>
            <text:p text:style-name="Preformatted_20_Text">In&gt; Load("wordproblems.pi")</text:p>
            <text:p text:style-name="Preformatted_20_Text">Out&gt; True;</text:p>
            <text:p text:style-name="Preformatted_20_Text">In&gt; Jitse and Ayal are persons;</text:p>
            <text:p text:style-name="Preformatted_20_Text">OK, Jitse is a person.</text:p>
            <text:p text:style-name="Preformatted_20_Text">OK, <text:s/>Ayal is a person.</text:p>
            <text:p text:style-name="Preformatted_20_Text">Out&gt; {True,True};</text:p>
            <text:p text:style-name="Preformatted_20_Text">In&gt; apple is an object;</text:p>
            <text:p text:style-name="Preformatted_20_Text">OK, <text:s/>apple is an object.</text:p>
            <text:p text:style-name="Preformatted_20_Text">Out&gt; True;</text:p>
            <text:p text:style-name="Preformatted_20_Text">In&gt; there are many apples and pears;</text:p>
            <text:p text:style-name="Preformatted_20_Text">Note: we already know that <text:s/>apple <text:s/>is an object</text:p>
            <text:p text:style-name="Preformatted_20_Text">OK, we assume that the plural of " apple " is</text:p>
            <text:p text:style-name="Preformatted_20_Text"><text:s text:c="2"/>" apples ".</text:p>
            <text:p text:style-name="Preformatted_20_Text">OK, <text:s/>pear is an object.</text:p>
            <text:p text:style-name="Preformatted_20_Text">OK, we assume that the plural of " pear " is</text:p>
            <text:p text:style-name="Preformatted_20_Text"><text:s text:c="2"/>" pears ".</text:p>
            <text:p text:style-name="Preformatted_20_Text">Out&gt; {True,True};</text:p>
            <text:p text:style-name="Preformatted_20_Text">In&gt; Serge had an apple;</text:p>
            <text:p text:style-name="Preformatted_20_Text">OK, <text:s/>Serge is a person.</text:p>
            <text:p text:style-name="Preformatted_20_Text">OK, <text:s/>Serge <text:s/>has <text:s/>1 <text:s text:c="2"/>apples <text:s/>now.</text:p>
            <text:p text:style-name="Preformatted_20_Text">Out&gt; True;</text:p>
            <text:p text:style-name="Preformatted_20_Text">In&gt; Jitse had (10!) pears;</text:p>
            <text:p text:style-name="Preformatted_20_Text">OK, <text:s/>Jitse <text:s/>has <text:s/>3628800 <text:s text:c="2"/>pears <text:s/>now.</text:p>
            <text:p text:style-name="Preformatted_20_Text">Out&gt; True;</text:p>
            <text:p text:style-name="Preformatted_20_Text">In&gt; Ayal had (2+3) apples and Serge had \</text:p>
            <text:p text:style-name="Preformatted_20_Text"><text:s text:c="2"/>2 pears;</text:p>
            <text:p text:style-name="Preformatted_20_Text">OK, <text:s/>Ayal <text:s/>has <text:s/>5 <text:s text:c="2"/>apples <text:s/>now.</text:p>
            <text:p text:style-name="Preformatted_20_Text">OK, <text:s/>Serge <text:s/>has <text:s/>2 <text:s text:c="2"/>pears <text:s/>now.</text:p>
            <text:p text:style-name="Preformatted_20_Text">Out&gt; {True,True};</text:p>
            <text:p text:style-name="Preformatted_20_Text">In&gt; Serge ate the apple;</text:p>
            <text:p text:style-name="Preformatted_20_Text">OK, <text:s/>Serge <text:s/>has <text:s/>no <text:s text:c="2"/>apples <text:s/>now.</text:p>
            <text:p text:style-name="Preformatted_20_Text">Out&gt; True;</text:p>
            <text:p text:style-name="Preformatted_20_Text">In&gt; Ayal ate a pear;// this should fail</text:p>
            <text:p text:style-name="Preformatted_20_Text">Error: <text:s/>Ayal <text:s/>does not have enough</text:p>
            <text:p text:style-name="Preformatted_20_Text"><text:s text:c="2"/>pears <text:s/>at this time.</text:p>
            <text:p text:style-name="Preformatted_20_Text">Out&gt; False;</text:p>
            <text:p text:style-name="Preformatted_20_Text">In&gt; Ayal gave an apple to Serge and \</text:p>
            <text:p text:style-name="Preformatted_20_Text"><text:s text:c="2"/>Serge gave a pear to Ayal;</text:p>
            <text:p text:style-name="Preformatted_20_Text"><text:soft-page-break/>OK, <text:s/>Ayal <text:s/>has <text:s/>4 <text:s text:c="2"/>apples <text:s/>now.</text:p>
            <text:p text:style-name="Preformatted_20_Text">OK, <text:s/>Serge <text:s/>has <text:s/>1 <text:s text:c="2"/>apples <text:s/>now.</text:p>
            <text:p text:style-name="Preformatted_20_Text">OK, <text:s/>Serge <text:s/>has <text:s/>1 <text:s text:c="2"/>pears <text:s/>now.</text:p>
            <text:p text:style-name="Preformatted_20_Text">OK, <text:s/>Ayal <text:s/>has <text:s/>1 <text:s text:c="2"/>pears <text:s/>now.</text:p>
            <text:p text:style-name="Preformatted_20_Text">Out&gt; {True,True};</text:p>
            <text:p text:style-name="Preformatted_20_Text">In&gt; Ayal ate a pear;</text:p>
            <text:p text:style-name="Preformatted_20_Text">OK, <text:s/>Ayal <text:s/>has <text:s/>no <text:s text:c="2"/>pears <text:s/>now.</text:p>
            <text:p text:style-name="Preformatted_20_Text">Out&gt; True;</text:p>
            <text:p text:style-name="Preformatted_20_Text">In&gt; soup is an object and Ayal had \</text:p>
            <text:p text:style-name="Preformatted_20_Text"><text:s text:c="2"/>some soup;</text:p>
            <text:p text:style-name="Preformatted_20_Text">OK, <text:s/>soup is an object.</text:p>
            <text:p text:style-name="Preformatted_20_Text">OK, <text:s/>Ayal <text:s/>has some <text:s/>soup <text:s/>now.</text:p>
            <text:p text:style-name="Preformatted_20_Text">Out&gt; {True,True};</text:p>
            <text:p text:style-name="Preformatted_20_Text">In&gt; Ayal gave soup to Serge and Serge \</text:p>
            <text:p text:style-name="Preformatted_20_Text"><text:s text:c="2"/>ate the soup;</text:p>
            <text:p text:style-name="Preformatted_20_Text">OK, <text:s/>Ayal <text:s/>has <text:s/>no <text:s text:c="2"/>soup <text:s/>now.</text:p>
            <text:p text:style-name="Preformatted_20_Text">OK, <text:s/>Serge <text:s/>has some <text:s/>soup <text:s/>now.</text:p>
            <text:p text:style-name="Preformatted_20_Text">OK, <text:s/>Serge <text:s/>has <text:s/>no <text:s text:c="2"/>soup <text:s/>now.</text:p>
            <text:p text:style-name="Preformatted_20_Text">Out&gt; {True,True};</text:p>
            <text:p text:style-name="Preformatted_20_Text">In&gt; Serge has soup</text:p>
            <text:p text:style-name="Preformatted_20_Text">Out&gt; no;</text:p>
            <text:p text:style-name="Preformatted_20_Text">In&gt; Serge has apples</text:p>
            <text:p text:style-name="Preformatted_20_Text">Out&gt; 1;</text:p>
            <text:p text:style-name="Preformatted_20_Text">In&gt; Ayal has apples</text:p>
            <text:p text:style-name="Preformatted_20_Text">Out&gt; 4;</text:p>
            <text:p text:style-name="Preformatted_20_Text">In&gt; Serge has some soup</text:p>
            <text:p text:style-name="Preformatted_20_Text">Out&gt; False;</text:p>
            <text:p text:style-name="Preformatted_20_Text">In&gt; Serge has some apples</text:p>
            <text:p text:style-name="Preformatted_20_Text">Out&gt; True;</text:p>
            <text:p text:style-name="Preformatted_20_Text">In&gt; Ayal has some pears</text:p>
            <text:p text:style-name="Preformatted_20_Text">Out&gt; False;</text:p>
            <text:p text:style-name="Preformatted_20_Text">In&gt; Knowledge();</text:p>
            <text:p text:style-name="Preformatted_20_Text">OK, this is what we know:</text:p>
            <text:p text:style-name="Preformatted_20_Text">Persons: Jitse, Ayal, Serge</text:p>
            <text:p text:style-name="Preformatted_20_Text">Object names: soup, pear, apple</text:p>
            <text:p text:style-name="Preformatted_20_Text">Countable objects: pears, apples</text:p>
            <text:p text:style-name="Preformatted_20_Text">Jitse has: </text:p>
            <text:p text:style-name="P3"><text:s/>3628800 <text:s/>pears </text:p>
          </table:table-cell>
        </table:table-row>
      </table:table>
      <table:table table:name="Table280" table:style-name="Table280">
        <table:table-column table:style-name="Table280.A"/>
        <table:table-row>
          <table:table-cell table:style-name="Table280.A1" office:value-type="string">
            <text:p text:style-name="Preformatted_20_Text">Ayal has: </text:p>
            <text:p text:style-name="Preformatted_20_Text"><text:s/>4 <text:s/>apples </text:p>
            <text:p text:style-name="Preformatted_20_Text"><text:s/>no <text:s/>pears </text:p>
            <text:p text:style-name="P3"><text:s/>no <text:s/>soup </text:p>
          </table:table-cell>
        </table:table-row>
      </table:table>
      <table:table table:name="Table281" table:style-name="Table281">
        <table:table-column table:style-name="Table281.A"/>
        <table:table-row>
          <table:table-cell table:style-name="Table281.A1" office:value-type="string">
            <text:p text:style-name="Preformatted_20_Text">Serge has: </text:p>
            <text:p text:style-name="Preformatted_20_Text"><text:s/>1 <text:s/>apples </text:p>
            <text:p text:style-name="Preformatted_20_Text"><text:s/>1 <text:s/>pears </text:p>
            <text:p text:style-name="P3"><text:s/>no <text:s/>soup </text:p>
          </table:table-cell>
        </table:table-row>
      </table:table>
      <table:table table:name="Table282" table:style-name="Table282">
        <table:table-column table:style-name="Table282.A"/>
        <table:table-row>
          <table:table-cell table:style-name="Table282.A1" office:value-type="string">
            <text:p text:style-name="Preformatted_20_Text">Out&gt; True;</text:p>
            <text:p text:style-name="Preformatted_20_Text">In&gt; software is an object</text:p>
            <text:p text:style-name="Preformatted_20_Text">OK, <text:s/>software is an object.</text:p>
            <text:p text:style-name="Preformatted_20_Text">Out&gt; True;</text:p>
            <text:p text:style-name="Preformatted_20_Text">In&gt; Ayal made some software</text:p>
            <text:p text:style-name="Preformatted_20_Text">OK, <text:s/>Ayal <text:s/>has some <text:s/>software <text:s/>now.</text:p>
            <text:p text:style-name="Preformatted_20_Text">Out&gt; True;</text:p>
            <text:p text:style-name="Preformatted_20_Text">In&gt; Ayal gave some software to everyone</text:p>
            <text:p text:style-name="Preformatted_20_Text">OK, <text:s/>everyone is a person.</text:p>
            <text:p text:style-name="Preformatted_20_Text"><text:soft-page-break/>OK, <text:s/>Ayal <text:s/>still has some <text:s/>software </text:p>
            <text:p text:style-name="Preformatted_20_Text">OK, <text:s/>everyone <text:s/>has some <text:s/>software <text:s/>now.</text:p>
            <text:p text:style-name="Preformatted_20_Text">Out&gt; True;</text:p>
            <text:p text:style-name="Preformatted_20_Text">In&gt; Ayal gave some software to Serge</text:p>
            <text:p text:style-name="Preformatted_20_Text">OK, <text:s/>Ayal <text:s/>still has some <text:s/>software </text:p>
            <text:p text:style-name="Preformatted_20_Text">OK, <text:s/>Serge <text:s/>has some <text:s/>software <text:s/>now.</text:p>
            <text:p text:style-name="Preformatted_20_Text">Out&gt; True;</text:p>
            <text:p text:style-name="Preformatted_20_Text">In&gt; Serge ate the software</text:p>
            <text:p text:style-name="Preformatted_20_Text">OK, <text:s/>Serge <text:s/>has <text:s/>no <text:s text:c="2"/>software <text:s/>now.</text:p>
            <text:p text:style-name="P3">Out&gt; True;</text:p>
          </table:table-cell>
        </table:table-row>
      </table:table>
      <text:p text:style-name="Text_20_body">The string "OK" is printed when there is no error, "Note" when there is a warning, and "Error" on any inconsistencies in the described events. The special function <text:span text:style-name="Teletype"><text:span text:style-name="T1">Knowledge()</text:span></text:span> prints everything the system currently knows. </text:p>
      <text:p text:style-name="Text_20_body">Now we shall see how this system can be implemented in MathPiper with very little difficulty. </text:p>
      <text:p text:style-name="Horizontal_20_Line"/>
      <text:h text:style-name="Heading_20_3" text:outline-level="3">Parsing sentences </text:h>
      <text:p text:style-name="Text_20_body">A sentence such as "<text:span text:style-name="Teletype"><text:span text:style-name="T1">Mary had a lamb</text:span></text:span>" should be parsed as a valid MathPiper expression. Since this sentence contains more than one atom, it should be parsed as a function invocation, or else MathPiper will simply give a syntax error when we type it in. </text:p>
      <text:p text:style-name="Text_20_body">It is logical to declare "<text:span text:style-name="Teletype"><text:span text:style-name="T1">had</text:span></text:span>" as an infix operator and "<text:span text:style-name="Teletype"><text:span text:style-name="T1">a</text:span></text:span>" as a prefix operator quantifying <text:span text:style-name="Teletype"><text:span text:style-name="T1">lamb</text:span></text:span>. In other words, "<text:span text:style-name="Teletype"><text:span text:style-name="T1">Mary had a lamb</text:span></text:span>" should be parsed into <text:span text:style-name="Teletype"><text:span text:style-name="T1">had(Mary, a(lamb))</text:span></text:span>. This is how we can do it: </text:p>
      <table:table table:name="Table283" table:style-name="Table283">
        <table:table-column table:style-name="Table283.A"/>
        <table:table-row>
          <table:table-cell table:style-name="Table283.A1" office:value-type="string">
            <text:p text:style-name="Preformatted_20_Text">In&gt; [ Infix("had", 20); Prefix("a", 10); ]</text:p>
            <text:p text:style-name="Preformatted_20_Text">Out&gt; True;</text:p>
            <text:p text:style-name="Preformatted_20_Text">In&gt; FullForm(Mary had a lamb)</text:p>
            <text:p text:style-name="Preformatted_20_Text">(had Mary (a lamb ))</text:p>
            <text:p text:style-name="P3">Out&gt; Mary had a lamb;</text:p>
          </table:table-cell>
        </table:table-row>
      </table:table>
      <text:p text:style-name="Text_20_body">Now this sentence is parsed as a valid MathPiper expression (although we have not yet defined any rules for the functions "<text:span text:style-name="Teletype"><text:span text:style-name="T1">a</text:span></text:span>" and "<text:span text:style-name="Teletype"><text:span text:style-name="T1">had</text:span></text:span>"). </text:p>
      <text:p text:style-name="Text_20_body">Note that we declared the precedence of the prefix operator "<text:span text:style-name="Teletype"><text:span text:style-name="T1">a</text:span></text:span>" to be 10. We have in mind declaring another infix operator "<text:span text:style-name="Teletype"><text:span text:style-name="T1">and</text:span></text:span>" and we would like quantifiers such as "a", "an", "the" to bind more tightly than other words. </text:p>
      <text:p text:style-name="Text_20_body">Clearly, we need to plan the structure of all admissible sentences and declare all necessary auxiliary words as prefix, infix, or postfix operators. Here are the patterns for our admissible sentences: </text:p>
      <text:p text:style-name="Text_20_body">"X <text:span text:style-name="Teletype"><text:span text:style-name="T1">is a person</text:span></text:span>" -- this declares a person. Parsed: <text:span text:style-name="Teletype"><text:span text:style-name="T1">is(</text:span></text:span>X<text:span text:style-name="Teletype"><text:span text:style-name="T1">,</text:span></text:span> <text:span text:style-name="Teletype"><text:span text:style-name="T1">a(person))</text:span></text:span> </text:p>
      <text:p text:style-name="Text_20_body">"X <text:span text:style-name="Teletype"><text:span text:style-name="T1">and</text:span></text:span> Y <text:span text:style-name="Teletype"><text:span text:style-name="T1">are persons</text:span></text:span>" -- shorthand for the above. Parsed: <text:span text:style-name="Teletype"><text:span text:style-name="T1">are(and(</text:span></text:span>X<text:span text:style-name="Teletype"><text:span text:style-name="T1">,</text:span></text:span> Y<text:span text:style-name="Teletype"><text:span text:style-name="T1">),</text:span></text:span> <text:span text:style-name="Teletype"><text:span text:style-name="T1">persons)</text:span></text:span>. "person" and "persons" are unevaluated atoms. </text:p>
      <text:p text:style-name="Text_20_body">"A <text:span text:style-name="Teletype"><text:span text:style-name="T1">is an object</text:span></text:span>" -- this tells the system that "A" can be manipulated. Parsed: <text:span text:style-name="Teletype"><text:span text:style-name="T1">is(</text:span></text:span>A<text:span text:style-name="Teletype"><text:span text:style-name="T1">,</text:span></text:span> <text:span text:style-name="Teletype"><text:span text:style-name="T1">an(object))</text:span></text:span> </text:p>
      <text:p text:style-name="Text_20_body">"<text:span text:style-name="Teletype"><text:span text:style-name="T1">there are many</text:span></text:span> A<text:span text:style-name="Teletype"><text:span text:style-name="T1">s</text:span></text:span>" -- this tells the system that "A" can be counted (by default, objects are not considered countable entities, e.g. "milk" or "soup"). Parsed: <text:soft-page-break/><text:span text:style-name="Teletype"><text:span text:style-name="T1">are(there,</text:span></text:span> <text:span text:style-name="Teletype"><text:span text:style-name="T1">many(</text:span></text:span>A<text:span text:style-name="Teletype"><text:span text:style-name="T1">s))</text:span></text:span>. Here "A<text:span text:style-name="Teletype"><text:span text:style-name="T1">s</text:span></text:span>" is a single atom which will have to be stripped of the ending "s" to obtain its singular form. </text:p>
      <text:p text:style-name="Text_20_body">"X <text:span text:style-name="Teletype"><text:span text:style-name="T1">ate</text:span></text:span> N1 A<text:span text:style-name="Teletype"><text:span text:style-name="T1">s</text:span></text:span>", for example, <text:span text:style-name="Teletype"><text:span text:style-name="T1">Tom ate 3 apples</text:span></text:span> -- parsed as <text:span text:style-name="Teletype"><text:span text:style-name="T1">ate(Tom,</text:span></text:span> <text:span text:style-name="Teletype"><text:span text:style-name="T1">apples(3))</text:span></text:span>. Since we cannot make the number <text:span text:style-name="Teletype"><text:span text:style-name="T1">3</text:span></text:span> into an infix operator, we have to make <text:span text:style-name="Teletype"><text:span text:style-name="T1">apples</text:span></text:span> into a postfix operator that will act on <text:span text:style-name="Teletype"><text:span text:style-name="T1">3</text:span></text:span>. </text:p>
      <text:p text:style-name="Text_20_body">"X <text:span text:style-name="Teletype"><text:span text:style-name="T1">gave</text:span></text:span> N A<text:span text:style-name="Teletype"><text:span text:style-name="T1">s to</text:span></text:span> Y" -- Here "N" is a number and "A" is the name of an object. Parsed as: <text:span text:style-name="Teletype"><text:span text:style-name="T1">gave(</text:span></text:span>X<text:span text:style-name="Teletype"><text:span text:style-name="T1">,</text:span></text:span> <text:span text:style-name="Teletype"><text:span text:style-name="T1">to(</text:span></text:span>A<text:span text:style-name="Teletype"><text:span text:style-name="T1">s(</text:span></text:span>N<text:span text:style-name="Teletype"><text:span text:style-name="T1">),</text:span></text:span> <text:span text:style-name="Teletype"><text:span text:style-name="T1">Y))</text:span></text:span>. So <text:span text:style-name="Teletype"><text:span text:style-name="T1">to</text:span></text:span> and <text:span text:style-name="Teletype"><text:span text:style-name="T1">gave</text:span></text:span> are infix operators and <text:span text:style-name="Teletype"><text:span text:style-name="T1">to</text:span></text:span> binds tighter than <text:span text:style-name="Teletype"><text:span text:style-name="T1">gave</text:span></text:span>. </text:p>
      <text:p text:style-name="Text_20_body">Sentences can be joined by "<text:span text:style-name="Teletype"><text:span text:style-name="T1">and</text:span></text:span>", for example: "<text:span text:style-name="Teletype"><text:span text:style-name="T1">Tom</text:span></text:span> <text:span text:style-name="Teletype"><text:span text:style-name="T1">gave</text:span></text:span> <text:span text:style-name="Teletype"><text:span text:style-name="T1">Jane</text:span></text:span> <text:span text:style-name="Teletype"><text:span text:style-name="T1">an apple</text:span></text:span> <text:span text:style-name="Teletype"><text:span text:style-name="T1">and</text:span></text:span> <text:span text:style-name="Teletype"><text:span text:style-name="T1">Jane</text:span></text:span> <text:span text:style-name="Teletype"><text:span text:style-name="T1">ate</text:span></text:span> <text:span text:style-name="Teletype"><text:span text:style-name="T1">3 pears</text:span></text:span>". This will be parsed as the infix operator "<text:span text:style-name="Teletype"><text:span text:style-name="T1">and</text:span></text:span>" acting on both sentences which are parsed as above. So we need to make "<text:span text:style-name="Teletype"><text:span text:style-name="T1">and</text:span></text:span>" of higher precedence than other operators, or else it would bind <text:span text:style-name="Teletype"><text:span text:style-name="T1">(apple</text:span></text:span> <text:span text:style-name="Teletype"><text:span text:style-name="T1">and</text:span></text:span> <text:span text:style-name="Teletype"><text:span text:style-name="T1">Jane)</text:span></text:span> together. </text:p>
      <text:p text:style-name="Text_20_body">"X <text:span text:style-name="Teletype"><text:span text:style-name="T1">made</text:span></text:span> <text:span text:style-name="Teletype"><text:span text:style-name="T1">some</text:span></text:span> A" -- note that if "A" is not countable, we cannot put a number so we need to write <text:span text:style-name="Teletype"><text:span text:style-name="T1">some</text:span></text:span> which is again a prefix operator. <text:span text:style-name="Teletype"><text:span text:style-name="T1">made</text:span></text:span> is an infix operator. </text:p>
      <text:p text:style-name="Text_20_body">"X <text:span text:style-name="Teletype"><text:span text:style-name="T1">ate</text:span></text:span> <text:span text:style-name="Teletype"><text:span text:style-name="T1">some</text:span></text:span> A" -- the interpretation is that some A is still left after this, as opposed to "X ate the A" or "X ate A". </text:p>
      <text:p text:style-name="Text_20_body">"X <text:span text:style-name="Teletype"><text:span text:style-name="T1">gave</text:span></text:span> <text:span text:style-name="Teletype"><text:span text:style-name="T1">some</text:span></text:span> A <text:span text:style-name="Teletype"><text:span text:style-name="T1">to</text:span></text:span> Y" -- similarly, X still has some A left after this. </text:p>
      <text:p text:style-name="Text_20_body">After each sentence, the system should know who has what at that time. Each sentence is parsed separately and should be completely interpreted, or "simplified". </text:p>
      <text:p text:style-name="P8">All knowledge is maintained in the variable <text:span text:style-name="Teletype"><text:span text:style-name="T1">Knowledge</text:span></text:span> which is an associative list with three entries: </text:p>
      <table:table table:name="Table284" table:style-name="Table284">
        <table:table-column table:style-name="Table284.A"/>
        <table:table-row>
          <table:table-cell table:style-name="Table284.A1" office:value-type="string">
            <text:p text:style-name="Preformatted_20_Text">Knowledge := {</text:p>
            <text:p text:style-name="Preformatted_20_Text"><text:s text:c="8"/>{"objects", {} },</text:p>
            <text:p text:style-name="Preformatted_20_Text"><text:s text:c="8"/>{"countable objects", {} },</text:p>
            <text:p text:style-name="Preformatted_20_Text"><text:s text:c="8"/>{"persons", {} }</text:p>
            <text:p text:style-name="P3">};</text:p>
          </table:table-cell>
        </table:table-row>
      </table:table>
      <text:p text:style-name="Text_20_body">The values under the keys "objects" and "countable objects" are lists of names of declared objects. The values of the "persons" key is a doubly nested associative list that specifies which objects each person has and how many. So, for example, <text:span text:style-name="Teletype"><text:span text:style-name="T1">Knowledge</text:span></text:span>["persons"]["Tom"]["apples"] should give the number of apples Tom has now, or the atom <text:span text:style-name="Teletype"><text:span text:style-name="T1">Empty</text:span></text:span> if he has none. </text:p>
      <text:p text:style-name="Horizontal_20_Line"/>
      <text:h text:style-name="Heading_20_3" text:outline-level="3">Declaring objects </text:h>
      <text:p text:style-name="Text_20_body">Declaring persons is easy: we just create a new entry in the "persons" list. This can be done by an auxiliary routine <text:span text:style-name="Teletype"><text:span text:style-name="T1">DeclarePerson()</text:span></text:span>. Note that after we have declared the words "<text:span text:style-name="Teletype"><text:span text:style-name="T1">is</text:span></text:span>", "<text:span text:style-name="Teletype"><text:span text:style-name="T1">a</text:span></text:span>" to be operators, we can just write the rule using them: </text:p>
      <table:table table:name="Table285" table:style-name="Table285">
        <table:table-column table:style-name="Table285.A"/>
        <table:table-row>
          <table:table-cell table:style-name="Table285.A1" office:value-type="string">
            <text:p text:style-name="Preformatted_20_Text">Infix("is", 20);</text:p>
            <text:p text:style-name="Preformatted_20_Text">Prefix("a", 10);</text:p>
            <text:p text:style-name="P3">_x is a person &lt;-- DeclarePerson(x);</text:p>
          </table:table-cell>
        </table:table-row>
      </table:table>
      <text:p text:style-name="Text_20_body">Here "<text:span text:style-name="Teletype"><text:span text:style-name="T1">person</text:span></text:span>" will be left as an unevaluated atom and we shall never have any rules to replace it. Some other words such as "object", "objects" or "there" will also remain unevaluated atoms. </text:p>
      <text:p text:style-name="Text_20_body">The operator "<text:span text:style-name="Teletype"><text:span text:style-name="T1">and</text:span></text:span>" will group its operands into a list: </text:p>
      <table:table table:name="Table286" table:style-name="Table286">
        <table:table-column table:style-name="Table286.A"/>
        <text:soft-page-break/>
        <table:table-row>
          <table:table-cell table:style-name="Table286.A1" office:value-type="string">
            <text:p text:style-name="Preformatted_20_Text">Infix("and", 30);</text:p>
            <text:p text:style-name="Preformatted_20_Text">10 # x_IsList and _y &lt;-- Concat(x, {y});</text:p>
            <text:p text:style-name="P3">15 # _x and _y &lt;-- Concat({x}, {y});</text:p>
          </table:table-cell>
        </table:table-row>
      </table:table>
      <text:p text:style-name="Text_20_body">So expressions such as "<text:span text:style-name="Teletype"><text:span text:style-name="T1">Lisa</text:span></text:span> <text:span text:style-name="Teletype"><text:span text:style-name="T1">and</text:span></text:span> <text:span text:style-name="Teletype"><text:span text:style-name="T1">Anna</text:span></text:span> <text:span text:style-name="Teletype"><text:span text:style-name="T1">and</text:span></text:span> <text:span text:style-name="Teletype"><text:span text:style-name="T1">Maria</text:span></text:span>" will be automatically transformed into <text:span text:style-name="Teletype"><text:span text:style-name="T1">{Lisa, Anna, Maria}</text:span></text:span>. We shall adapt our rules to operate on lists of operands as well as on simple operands and that will automatically take care of sentences such as "there are many apples and ideas". </text:p>
      <table:table table:name="Table287" table:style-name="Table287">
        <table:table-column table:style-name="Table287.A"/>
        <table:table-row>
          <table:table-cell table:style-name="Table287.A1" office:value-type="string">
            <text:p text:style-name="Preformatted_20_Text">10 # there are many xs_IsList &lt;--</text:p>
            <text:p text:style-name="Preformatted_20_Text"><text:s text:c="2"/>MapSingle("DeclareCountable", xs);</text:p>
            <text:p text:style-name="P3">20 # there are many _xs &lt;-- DeclareCountable(xs);</text:p>
          </table:table-cell>
        </table:table-row>
      </table:table>
      <text:p text:style-name="Text_20_body">However, in the present system we cannot simultaneously parse "there are many apples and ideas" and "Isaac had an apple and an idea" because we have chosen <text:span text:style-name="Teletype"><text:span text:style-name="T1">had</text:span></text:span> to bind tighter than <text:span text:style-name="Teletype"><text:span text:style-name="T1">and</text:span></text:span>. We could in principle choose another set of precedences for these operators; this would allow some new sentences but at the same time disallow some sentences that are admissible with the current choice. Our purpose, however, is not to build a comprehensive system for parsing English sentences, but to illustrate the usage of syntax in MathPiper. </text:p>
      <text:p text:style-name="Text_20_body">Declaring objects is a little more tricky (the function <text:span text:style-name="Teletype"><text:span text:style-name="T1">DeclareCountable</text:span></text:span>). For each countable object (introduced by the phrase "there are many ...s") we need to introduce a new postfix operator with a given name. This postfix operator will have to operate on a preceding number, so that a sentence such as "Mary had 3 lambs" will parse correctly. </text:p>
      <text:p text:style-name="P8">If <text:span text:style-name="Teletype"><text:span text:style-name="T1">x</text:span></text:span> were an unevaluated atom such as "<text:span text:style-name="Teletype"><text:span text:style-name="T1">lambs</text:span></text:span>" which is passed to a function, how can we declare <text:span text:style-name="Teletype"><text:span text:style-name="T1">lambs</text:span></text:span> to be a postfix operator within that function? The string representation of the new operator is <text:span text:style-name="Teletype"><text:span text:style-name="T1">String(x)</text:span></text:span>. But we cannot call <text:span text:style-name="Teletype"><text:span text:style-name="T1">Postfix(String(x))</text:span></text:span> because <text:span text:style-name="Teletype"><text:span text:style-name="T1">Postfix()</text:span></text:span> does not evaluate its arguments (as of MathPiper 1.0.49). Instead, we use the function <text:span text:style-name="Teletype"><text:span text:style-name="T1">UnList</text:span></text:span> to build the expression <text:span text:style-name="Teletype"><text:span text:style-name="T1">Postfix(String(x))</text:span></text:span> with <text:span text:style-name="Teletype"><text:span text:style-name="T1">String(x)</text:span></text:span> evaluated from a list <text:span text:style-name="Teletype"><text:span text:style-name="T1">{Postfix, String(x)}</text:span></text:span>, and we use the function <text:span text:style-name="Teletype"><text:span text:style-name="T1">Eval()</text:span></text:span> to evaluate the resulting expression (which would actually call <text:span text:style-name="Teletype"><text:span text:style-name="T1">Postfix()</text:span></text:span>): </text:p>
      <table:table table:name="Table288" table:style-name="Table288">
        <table:table-column table:style-name="Table288.A"/>
        <table:table-row>
          <table:table-cell table:style-name="Table288.A1" office:value-type="string">
            <text:p text:style-name="P3">Eval(UnList({Postfix, String(x)} ));</text:p>
          </table:table-cell>
        </table:table-row>
      </table:table>
      <text:p text:style-name="P8">We also need to declare a rulebase for the operator named <text:span text:style-name="Teletype"><text:span text:style-name="T1">String(x)</text:span></text:span>. We use <text:span text:style-name="Teletype"><text:span text:style-name="T1">MacroRuleBase</text:span></text:span> for this: </text:p>
      <table:table table:name="Table289" table:style-name="Table289">
        <table:table-column table:style-name="Table289.A"/>
        <table:table-row>
          <table:table-cell table:style-name="Table289.A1" office:value-type="string">
            <text:p text:style-name="P3">MacroRuleBase(String(x), {n});</text:p>
          </table:table-cell>
        </table:table-row>
      </table:table>
      <text:p text:style-name="P8">Finally, we would need to define a rule for "<text:span text:style-name="Teletype"><text:span text:style-name="T1">had</text:span></text:span>" which can match expressions such as </text:p>
      <table:table table:name="Table290" table:style-name="Table290">
        <table:table-column table:style-name="Table290.A"/>
        <table:table-row>
          <table:table-cell table:style-name="Table290.A1" office:value-type="string">
            <text:p text:style-name="P3">_Person had n_IsNumber _Objects</text:p>
          </table:table-cell>
        </table:table-row>
      </table:table>
      <text:p text:style-name="Text_20_body">where <text:span text:style-name="Teletype"><text:span text:style-name="T1">_Objects</text:span></text:span> would be a pattern matcher for an unknown postfix operator such as <text:span text:style-name="Teletype"><text:span text:style-name="T1">lambs</text:span></text:span> in our previous example. But we discover that it is impossible to write rules that match an unknown postfix operator. The syntax parser of MathPiper cannot do this for us; so we should find a workaround. Let us define a rule for each object operator that will transform an expression such as {5 lambs} into a list <text:span text:style-name="Teletype"><text:span text:style-name="T1">{lambs, 5}</text:span></text:span>. In this list, "lambs" will just remain an unevaluated atom. </text:p>
      <text:p text:style-name="Text_20_body">Incidentally, the parser of MathPiper does not allow to keep unevaluated atoms that are at the same time declared as <text:span text:style-name="T3">prefix</text:span> operators but it is okay to have infix or postfix operators. </text:p>
      <text:p text:style-name="P8"><text:soft-page-break/>A rule that we need for an operator named <text:span text:style-name="Teletype"><text:span text:style-name="T1">String(x)</text:span></text:span> can be defined using <text:span text:style-name="Teletype"><text:span text:style-name="T1">MacroRule</text:span></text:span>: </text:p>
      <table:table table:name="Table291" table:style-name="Table291">
        <table:table-column table:style-name="Table291.A"/>
        <table:table-row>
          <table:table-cell table:style-name="Table291.A1" office:value-type="string">
            <text:p text:style-name="P3">MacroRule(String(x), 1, 1, True) {x, n};</text:p>
          </table:table-cell>
        </table:table-row>
      </table:table>
      <text:p text:style-name="P8">Now, after we declare "<text:span text:style-name="Teletype"><text:span text:style-name="T1">lambs</text:span></text:span>" as an operator, the routine will define these rules, and <text:span text:style-name="T3">anything</text:span> on which "<text:span text:style-name="Teletype"><text:span text:style-name="T1">lambs</text:span></text:span>" acts will be transformed into a list. </text:p>
      <table:table table:name="Table292" table:style-name="Table292">
        <table:table-column table:style-name="Table292.A"/>
        <table:table-row>
          <table:table-cell table:style-name="Table292.A1" office:value-type="string">
            <text:p text:style-name="Preformatted_20_Text">In&gt; 5 lambs;</text:p>
            <text:p text:style-name="Preformatted_20_Text">Out&gt; {lambs, 5};</text:p>
            <text:p text:style-name="Preformatted_20_Text">In&gt; grilled lambs</text:p>
            <text:p text:style-name="P3">Out&gt; {lambs, grilled};</text:p>
          </table:table-cell>
        </table:table-row>
      </table:table>
      <text:p text:style-name="Text_20_body">But what about the expression "<text:span text:style-name="Teletype"><text:span text:style-name="T1">many lambs</text:span></text:span>"? In it, <text:span text:style-name="Teletype"><text:span text:style-name="T1">many</text:span></text:span> is a prefix operator and <text:span text:style-name="Teletype"><text:span text:style-name="T1">lambs</text:span></text:span> is a postfix operator. It turns out that for MathPiper it is the <text:span text:style-name="T3">prefix</text:span> operator that is parsed first (and remember, we cannot have unevaluated atoms with the same name as a prefix operator!) so "<text:span text:style-name="Teletype"><text:span text:style-name="T1">many lambs</text:span></text:span>" will be transformed into <text:span text:style-name="Teletype"><text:span text:style-name="T1">many(lambs)</text:span></text:span> and not into an illegal expression <text:span text:style-name="Teletype"><text:span text:style-name="T1">{lambs, many}</text:span></text:span>. </text:p>
      <text:p text:style-name="Horizontal_20_Line"/>
      <text:h text:style-name="Heading_20_3" text:outline-level="3">Implementing semantics </text:h>
      <text:p text:style-name="P8">After implementing all the syntax, the semantics of these sentences is very easy to transform into rules. All sentences are either about how something exists, or about someone "having", "making", "eating", or "giving" certain objects. With the rules described so far, a complicated sentence such as </text:p>
      <table:table table:name="Table293" table:style-name="Table293">
        <table:table-column table:style-name="Table293.A"/>
        <table:table-row>
          <table:table-cell table:style-name="Table293.A1" office:value-type="string">
            <text:p text:style-name="P3">Ayal gave soup to Serge and Serge ate the soup</text:p>
          </table:table-cell>
        </table:table-row>
      </table:table>
      <text:p text:style-name="P8">will be already parsed into function calls </text:p>
      <table:table table:name="Table294" table:style-name="Table294">
        <table:table-column table:style-name="Table294.A"/>
        <table:table-row>
          <table:table-cell table:style-name="Table294.A1" office:value-type="string">
            <text:p text:style-name="Preformatted_20_Text">{gave(Ayal, to(soup, Serge)), ate(Serge,</text:p>
            <text:p text:style-name="P3"><text:s text:c="2"/>{soup, 1}}</text:p>
          </table:table-cell>
        </table:table-row>
      </table:table>
      <text:p text:style-name="Text_20_body">So now we only need to make sure that all this information is correctly entered into the knowledgebase and any inconsistencies (e.g. eating something you do not have) are flagged. </text:p>
      <text:p text:style-name="P8">Here is the simplest rule: "giving" is implemented as a sequence of "eating" and "making". </text:p>
      <table:table table:name="Table295" table:style-name="Table295">
        <table:table-column table:style-name="Table295.A"/>
        <table:table-row>
          <table:table-cell table:style-name="Table295.A1" office:value-type="string">
            <text:p text:style-name="Preformatted_20_Text">10 # _x gave _obj to _y &lt;-- [</text:p>
            <text:p text:style-name="Preformatted_20_Text"><text:s text:c="8"/>x ate obj;</text:p>
            <text:p text:style-name="Preformatted_20_Text"><text:s text:c="8"/>y made obj;</text:p>
            <text:p text:style-name="P3">];</text:p>
          </table:table-cell>
        </table:table-row>
      </table:table>
      <text:p text:style-name="Text_20_body">One more subtlety connected with the notion of "countable" vs. "uncountable" objects is that there are two different actions one can perform on an "uncountable" object such as "soup": one can eat (or give away) <text:span text:style-name="T3">all</text:span> of it or only <text:span text:style-name="T3">some</text:span> of it. This is implemented using the keyword "<text:span text:style-name="Teletype"><text:span text:style-name="T1">some</text:span></text:span>" which is a prefix operator that turns its argument into a list, </text:p>
      <table:table table:name="Table296" table:style-name="Table296">
        <table:table-column table:style-name="Table296.A"/>
        <table:table-row>
          <table:table-cell table:style-name="Table296.A1" office:value-type="string">
            <text:p text:style-name="P3">some _obj &lt;-- {obj, True};</text:p>
          </table:table-cell>
        </table:table-row>
      </table:table>
      <text:p text:style-name="P8">This list looks like the result of another quantifier, e.g. </text:p>
      <table:table table:name="Table297" table:style-name="Table297">
        <table:table-column table:style-name="Table297.A"/>
        <table:table-row>
          <table:table-cell table:style-name="Table297.A1" office:value-type="string">
            <text:p text:style-name="P3">the _x <text:s/>&lt;-- {x, 1};</text:p>
          </table:table-cell>
        </table:table-row>
      </table:table>
      <text:p text:style-name="Text_20_body">but in fact the special value <text:span text:style-name="Teletype"><text:span text:style-name="T1">True</text:span></text:span> in it is used in the definition of "<text:span text:style-name="Teletype"><text:span text:style-name="T1">ate</text:span></text:span>" so that when <text:soft-page-break/>you "eat" "some" of the object, you still have "some" of it left. </text:p>
      <text:p text:style-name="P8">To implement this, we have made a special rule for the pattern </text:p>
      <table:table table:name="Table298" table:style-name="Table298">
        <table:table-column table:style-name="Table298.A"/>
        <table:table-row>
          <table:table-cell table:style-name="Table298.A1" office:value-type="string">
            <text:p text:style-name="P3">_x had {obj, True} &lt;-- ...</text:p>
          </table:table-cell>
        </table:table-row>
      </table:table>
      <text:p text:style-name="P8">separately from the general rule </text:p>
      <table:table table:name="Table299" table:style-name="Table299">
        <table:table-column table:style-name="Table299.A"/>
        <table:table-row>
          <table:table-cell table:style-name="Table299.A1" office:value-type="string">
            <text:p text:style-name="P3">_x had {obj, n_IsNumber} &lt;-- ...</text:p>
          </table:table-cell>
        </table:table-row>
      </table:table>
      <text:p text:style-name="P8">and its shorthand </text:p>
      <table:table table:name="Table300" table:style-name="Table300">
        <table:table-column table:style-name="Table300.A"/>
        <table:table-row>
          <table:table-cell table:style-name="Table300.A1" office:value-type="string">
            <text:p text:style-name="Preformatted_20_Text">(_x had _obj )_(Not IsList(obj)) &lt;--</text:p>
            <text:p text:style-name="P3"><text:s text:c="2"/>x had {obj, 1};</text:p>
          </table:table-cell>
        </table:table-row>
      </table:table>
      <text:p text:style-name="Text_20_body">Admittedly, the module <text:span text:style-name="Teletype"><text:span text:style-name="T1">wordproblems.pi</text:span></text:span> has not very much practical use but it is fun to play with and it illustrates the power of syntactic constructions from an unexpected angle. </text:p>
      <text:p text:style-name="Text_20_body"><text:script xlink:href="http://www.google-analytics.com/urchin.js"/>_uacct = "UA-2425144-1";<text:line-break/>urchinTracker();</text:p>
      <text:h text:style-name="P156" text:outline-level="1">Why <text:span text:style-name="T1">-x^(-1)</text:span> and <text:span text:style-name="T1">-1/x</text:span> are not the same in MathPiper </text:h>
      <text:p text:style-name="Text_20_body">Wouldn't it be wonderful if we had a program that could do all the mathematical problems for us we could ever need? Need to solve a set of equations? Just call <text:span text:style-name="Teletype"><text:span text:style-name="T1">Solve</text:span></text:span> with the appropriate arguments. Want to simplify an expression? Just call <text:span text:style-name="Teletype"><text:span text:style-name="T1">Simplify</text:span></text:span> and you will always get the form you would like to see. A program, simply, that could replace any mathematician. An expert system, the domain of expertise being mathematics. Wouldn't that be great? </text:p>
      <text:p text:style-name="Text_20_body">The answer to the above is, at least according to the author, a resounding no. It is doubtful such a program will ever exist, but it is not even sure that such a program would be desirable. </text:p>
      <text:p text:style-name="Text_20_body">Humans have a long history of making tools to make their lives easier. One important property of a tool is that it is clear conceptually to the user of that tool what that tool does. A tool should not be clever. The user of the tool can be clever about using the tool, or combining it with other tools. A 'clever' tool often results in a tool that is not useful. It is hard to understand what a clever tool does, or why it does what it does. In short: its behavior will be unpredictable. </text:p>
      <text:p text:style-name="Text_20_body">This is a passionate plea against generic commands like <text:span text:style-name="Teletype"><text:span text:style-name="T1">Simplify</text:span></text:span> and <text:span text:style-name="Teletype"><text:span text:style-name="T1">Solve</text:span></text:span>. </text:p>
      <text:p text:style-name="Text_20_body">Consider this bit of interaction in <text:span text:style-name="Teletype"><text:span text:style-name="T1">MathPiper</text:span></text:span>: </text:p>
      <table:table table:name="Table301" table:style-name="Table301">
        <table:table-column table:style-name="Table301.A"/>
        <table:table-row>
          <table:table-cell table:style-name="Table301.A1" office:value-type="string">
            <text:p text:style-name="Preformatted_20_Text">In&gt; a:= -x^(-1)</text:p>
            <text:p text:style-name="Preformatted_20_Text">Out&gt; -x^(-1);</text:p>
            <text:p text:style-name="Preformatted_20_Text">In&gt; b:= -1/x</text:p>
            <text:p text:style-name="Preformatted_20_Text">Out&gt; (-1)/x;</text:p>
            <text:p text:style-name="Preformatted_20_Text">In&gt; a = b</text:p>
            <text:p text:style-name="P3">Out&gt; False;</text:p>
          </table:table-cell>
        </table:table-row>
      </table:table>
      <text:p text:style-name="Text_20_body">Now, that can not be right, can it? Clearly, these are the same? No, they are not. They have a slightly different form, and are thus represented differently internally. the <text:span text:style-name="Teletype"><text:span text:style-name="T1">=</text:span></text:span> sign compares the internal representation of two expressions , so <text:span text:style-name="Teletype"><text:span text:style-name="T1">a = b</text:span></text:span> returns <text:span text:style-name="Teletype"><text:span text:style-name="T1">False</text:span></text:span> because the internal representations of the expressions <text:span text:style-name="Teletype"><text:span text:style-name="T1">a</text:span></text:span> and <text:span text:style-name="Teletype"><text:span text:style-name="T1">b</text:span></text:span> are bound to are different. Note that this is behaviour that is simple to explain. The <text:span text:style-name="Teletype"><text:span text:style-name="T1">=</text:span></text:span> operator is a 'tool', it is simple, and does one thing but does it well. It is easy to use, an important property of a tool. </text:p>
      <text:p text:style-name="Text_20_body">To drive home this point further, suppose we did modify the <text:span text:style-name="Teletype"><text:span text:style-name="T1">=</text:span></text:span> operator to detect that <text:span text:style-name="Teletype"><text:span text:style-name="T1">a</text:span></text:span> and <text:span text:style-name="Teletype"><text:span text:style-name="T1">b</text:span></text:span> are indeed equal. Great! Wonderful! <text:span text:style-name="Teletype"><text:span text:style-name="T1">a=b</text:span></text:span> now returns <text:span text:style-name="Teletype"><text:span text:style-name="T1">True</text:span></text:span>. But consider </text:p>
      <table:table table:name="Table302" table:style-name="Table302">
        <table:table-column table:style-name="Table302.A"/>
        <table:table-row>
          <table:table-cell table:style-name="Table302.A1" office:value-type="string">
            <text:p text:style-name="Preformatted_20_Text">In&gt; c:=1+r+r^2</text:p>
            <text:p text:style-name="Preformatted_20_Text">Out&gt; r+r^2+1;</text:p>
            <text:p text:style-name="Preformatted_20_Text">In&gt; d:=(1-r^3)/(1-r)</text:p>
            <text:p text:style-name="Preformatted_20_Text">Out&gt; (1-r^3)/(1-r);</text:p>
            <text:p text:style-name="Preformatted_20_Text">In&gt; c=d</text:p>
            <text:p text:style-name="P3">Out&gt; False;</text:p>
          </table:table-cell>
        </table:table-row>
      </table:table>
      <text:p text:style-name="Text_20_body"><text:span text:style-name="Teletype"><text:span text:style-name="T1">c</text:span></text:span> and <text:span text:style-name="Teletype"><text:span text:style-name="T1">d</text:span></text:span> are equal for all values of <text:span text:style-name="Teletype"><text:span text:style-name="T1">r</text:span></text:span> where <text:span text:style-name="Teletype"><text:span text:style-name="T1">r != 1</text:span></text:span>, but there a limit can be taken: </text:p>
      <table:table table:name="Table303" table:style-name="Table303">
        <table:table-column table:style-name="Table303.A"/>
        <table:table-row>
          <table:table-cell table:style-name="Table303.A1" office:value-type="string">
            <text:p text:style-name="Preformatted_20_Text">In&gt; Limit(r,1)d</text:p>
            <text:p text:style-name="Preformatted_20_Text">Out&gt; 3;</text:p>
            <text:p text:style-name="Preformatted_20_Text">In&gt; Limit(r,1)c</text:p>
            <text:p text:style-name="P3">Out&gt; 3;</text:p>
          </table:table-cell>
        </table:table-row>
      </table:table>
      <text:p text:style-name="Text_20_body"><text:soft-page-break/>Now, we have to modify the <text:span text:style-name="Teletype"><text:span text:style-name="T1">=</text:span></text:span> tool to also detect that these are the same. Actually, this will have to be done for all known identities! Or we shall have to explain for which expressions it can determine equality. This will be a complex story, it will be hard to explain. It will be a complex tool to use. And, more practically, it will be a slow tool. </text:p>
      <text:p text:style-name="Text_20_body">So, how do we go about verifying that <text:span text:style-name="Teletype"><text:span text:style-name="T1">a</text:span></text:span> and <text:span text:style-name="Teletype"><text:span text:style-name="T1">b</text:span></text:span> are the same? Or that <text:span text:style-name="Teletype"><text:span text:style-name="T1">c</text:span></text:span> and <text:span text:style-name="Teletype"><text:span text:style-name="T1">d</text:span></text:span> are the same? </text:p>
      <text:p text:style-name="Text_20_body">The solution lies in devising new tools. </text:p>
      <text:p text:style-name="Horizontal_20_Line"><text:bookmark text:name="c4s11"/></text:p>
      <text:h text:style-name="Heading_20_2" text:outline-level="2">Canonical and normal representations </text:h>
      <text:p text:style-name="Text_20_body">A <text:span text:style-name="T3">canonical</text:span> representation for a group of expressions is a representation for each object in that group such that if two elements of the group are the same, they also have the same (internal) representation. Thus, when expressions are brought to their canonical representations, the <text:span text:style-name="Teletype"><text:span text:style-name="T1">=</text:span></text:span> tool can be used to verify that they are the same. </text:p>
      <text:p text:style-name="Text_20_body">A representation is called a <text:span text:style-name="T3">normal</text:span> representation if zero only has one representation. Thus <text:span text:style-name="Teletype"><text:span text:style-name="T1">nf(a-b)=0</text:span></text:span> should be something that should return <text:span text:style-name="Teletype"><text:span text:style-name="T1">True</text:span></text:span> if <text:span text:style-name="Teletype"><text:span text:style-name="T1">a</text:span></text:span> and <text:span text:style-name="Teletype"><text:span text:style-name="T1">b</text:span></text:span> are the same mathematically. </text:p>
      <text:p text:style-name="Text_20_body">Consider a normal form defined on rational functions: </text:p>
      <table:table table:name="Table304" table:style-name="Table304">
        <table:table-column table:style-name="Table304.A"/>
        <table:table-row>
          <table:table-cell table:style-name="Table304.A1" office:value-type="string">
            <text:p text:style-name="Preformatted_20_Text">In&gt; MM(a)</text:p>
            <text:p text:style-name="Preformatted_20_Text">Out&gt; MultiNomial({x},{{-1,-1}});</text:p>
            <text:p text:style-name="Preformatted_20_Text">In&gt; MM(b)</text:p>
            <text:p text:style-name="Preformatted_20_Text">Out&gt; MultiNomial({x},{{0,-1}})/</text:p>
            <text:p text:style-name="P3">MultiNomial({x},{{1,1}});</text:p>
          </table:table-cell>
        </table:table-row>
      </table:table>
      <text:p text:style-name="Text_20_body">However: </text:p>
      <table:table table:name="Table305" table:style-name="Table305">
        <table:table-column table:style-name="Table305.A"/>
        <table:table-row>
          <table:table-cell table:style-name="Table305.A1" office:value-type="string">
            <text:p text:style-name="Preformatted_20_Text">In&gt; MM(a-b)</text:p>
            <text:p text:style-name="Preformatted_20_Text">Out&gt; MultiNomial({x},{{0,0}})/</text:p>
            <text:p text:style-name="Preformatted_20_Text">MultiNomial({x},{{1,1}});</text:p>
            <text:p text:style-name="Preformatted_20_Text">In&gt; NormalForm(%)</text:p>
            <text:p text:style-name="P3">Out&gt; 0;</text:p>
          </table:table-cell>
        </table:table-row>
      </table:table>
      <text:p text:style-name="Text_20_body">So here we have found a <text:span text:style-name="T3">combination</text:span> of tools that together allow us to decide that the <text:span text:style-name="Teletype"><text:span text:style-name="T1">a</text:span></text:span> and <text:span text:style-name="Teletype"><text:span text:style-name="T1">b</text:span></text:span> defined in the beginning of this section are the same: convert <text:span text:style-name="Teletype"><text:span text:style-name="T1">a-b</text:span></text:span> to a normal form of <text:span text:style-name="Teletype"><text:span text:style-name="T1">a-b</text:span></text:span>, and verify with the <text:span text:style-name="Teletype"><text:span text:style-name="T1">=</text:span></text:span> tool that they are the same: </text:p>
      <table:table table:name="Table306" table:style-name="Table306">
        <table:table-column table:style-name="Table306.A"/>
        <table:table-row>
          <table:table-cell table:style-name="Table306.A1" office:value-type="string">
            <text:p text:style-name="Preformatted_20_Text">In&gt; NormalForm(MM(a-b)) = 0</text:p>
            <text:p text:style-name="P3">Out&gt; True;</text:p>
          </table:table-cell>
        </table:table-row>
      </table:table>
      <text:p text:style-name="Text_20_body">Now consider the <text:span text:style-name="Teletype"><text:span text:style-name="T1">c</text:span></text:span> and <text:span text:style-name="Teletype"><text:span text:style-name="T1">d</text:span></text:span> defined above. <text:span text:style-name="Teletype"><text:span text:style-name="T1">c</text:span></text:span> and <text:span text:style-name="Teletype"><text:span text:style-name="T1">d</text:span></text:span> are both functions of <text:span text:style-name="Teletype"><text:span text:style-name="T1">r</text:span></text:span> only, <text:span text:style-name="T1">c=c(r)</text:span> and <text:span text:style-name="T1">d=d(r)</text:span>. Now, let us define a function <text:span text:style-name="T1">f(r)=c(r)-d(r)</text:span>: </text:p>
      <table:table table:name="Table307" table:style-name="Table307">
        <table:table-column table:style-name="Table307.A"/>
        <table:table-row>
          <table:table-cell table:style-name="Table307.A1" office:value-type="string">
            <text:p text:style-name="Preformatted_20_Text">In&gt; f(r):=Eval(c-d)</text:p>
            <text:p text:style-name="Preformatted_20_Text">Out&gt; True;</text:p>
            <text:p text:style-name="Preformatted_20_Text">In&gt; f(r)</text:p>
            <text:p text:style-name="P3">Out&gt; r+r^2+1-(1-r^3)/(1-r);</text:p>
          </table:table-cell>
        </table:table-row>
      </table:table>
      <text:p text:style-name="Text_20_body">It is not quite clear yet that this is zero. But we can decide that this is zero (and thus <text:span text:style-name="Teletype"><text:span text:style-name="T1">c(r)=d(r)</text:span></text:span>) by first noting that <text:span text:style-name="T1">f(r)</text:span> is zero for some r, and then that the first derivative of <text:span text:style-name="T1">f(r)</text:span> with respect to <text:span text:style-name="T1">r</text:span> is zero, independent of r: </text:p>
      <table:table table:name="Table308" table:style-name="Table308">
        <table:table-column table:style-name="Table308.A"/>
        <table:table-row>
          <table:table-cell table:style-name="Table308.A1" office:value-type="string">
            <text:p text:style-name="Preformatted_20_Text">In&gt; f(0)</text:p>
            <text:p text:style-name="Preformatted_20_Text"><text:soft-page-break/>Out&gt; 0;</text:p>
            <text:p text:style-name="Preformatted_20_Text">In&gt; D(r)f(r)</text:p>
            <text:p text:style-name="Preformatted_20_Text">Out&gt; 2*r+1-(-((1-r)*3*r^2+r^3-1))/(1-r)^2;</text:p>
            <text:p text:style-name="Preformatted_20_Text">In&gt; NormalForm(MM(%))</text:p>
            <text:p text:style-name="P3">Out&gt; 0;</text:p>
          </table:table-cell>
        </table:table-row>
      </table:table>
      <text:p text:style-name="Text_20_body">So here we have avoided bringing <text:span text:style-name="Teletype"><text:span text:style-name="T1">c</text:span></text:span> and <text:span text:style-name="Teletype"><text:span text:style-name="T1">d</text:span></text:span> to canonical forms, by for example first discovering that <text:span text:style-name="Teletype"><text:span text:style-name="T1">c</text:span></text:span> is a geometric series, and gone straight to detecting that <text:span text:style-name="Teletype"><text:span text:style-name="T1">c-d</text:span></text:span> is in fact zero, and thus <text:span text:style-name="T1">c(r)=d(r)</text:span>. </text:p>
      <text:p text:style-name="Text_20_body">Here again we have combined tools that are simple, do one thing but do it well, and for which it is easy to understand for human beings what they do. </text:p>
      <text:p text:style-name="Horizontal_20_Line"><text:bookmark text:name="c4s21"/></text:p>
      <text:h text:style-name="Heading_20_2" text:outline-level="2">But how can we then build a powerful CAS? </text:h>
      <text:p text:style-name="Text_20_body">A new problem is introduced when algorithms are written down that require more powerful comparison tools, tools that are more sophisticated than the <text:span text:style-name="Teletype"><text:span text:style-name="T1">=</text:span></text:span> tool for detecting that two expressions are indeed the same. The solution to this is to write the algorithm, but leave the actual comparison tool to be used by the algorithm configurable. This makes algorithms more flexible: the comparison operator can be passed in as an argument, or the algorithm can perhaps detect to which group its arguments belong, and use the appropriate tool to detect equality between two expressions. </text:p>
      <text:p text:style-name="Horizontal_20_Line"><text:bookmark text:name="c4s3"/></text:p>
      <text:h text:style-name="Heading_20_2" text:outline-level="2">Conclusion </text:h>
      <text:p text:style-name="Text_20_body">A CAS (or any other system built to be used by humans for that matter) should be built up from small, well understood building blocks. MathPiper contains hundreds of functions that can be combined into more powerful algorithms. These tools are documented in the documentation that comes with MathPiper. MathPiper solves the problem in that way. Let the user be smart, and choose the tools he needs based on understanding what the tools do. Large, complicated, cumbersome calculations can be done that way by just using well understood tools and combining them appropriately. </text:p>
      <text:p text:style-name="Text_20_body"><text:script xlink:href="http://www.google-analytics.com/urchin.js"/>_uacct = "UA-2425144-1";<text:line-break/>urchinTracker();</text:p>
      <text:h text:style-name="P156" text:outline-level="1">For MathPiper developers </text:h>
      <text:p text:style-name="Horizontal_20_Line"><text:bookmark text:name="c5s11"/></text:p>
      <text:h text:style-name="Heading_20_2" text:outline-level="2">A crash course in MathPiper maintenance for developers </text:h>
      <text:p text:style-name="Text_20_body">This document intends to give a concise description of the way MathPiper is maintained. There are a few parts to maintenance to take into account: </text:p>
      <text:list xml:id="list1769412821" text:style-name="L31">
        <text:list-item>
          <text:p text:style-name="P112">The <text:span text:style-name="Teletype"><text:span text:style-name="T1">autoconf</text:span></text:span>/<text:span text:style-name="Teletype"><text:span text:style-name="T1">automake</text:span></text:span> part -- makefile maintenance over various systems. </text:p>
        </text:list-item>
        <text:list-item>
          <text:p text:style-name="P112">The <text:span text:style-name="Teletype"><text:span text:style-name="T1">cvs</text:span></text:span> system -- enabling developers to work together. </text:p>
        </text:list-item>
        <text:list-item>
          <text:p text:style-name="P42">The back up repository -- storage of tarballs with versions of MathPiper. This can be found at the following address: </text:p>
        </text:list-item>
      </text:list>
      <text:p text:style-name="Text_20_body"><text:a xlink:type="simple" xlink:href="http://www.xs4all.nl/~apinkus/backups/">http://www.xs4all.nl/~apinkus/backups/ </text:a></text:p>
      <text:p text:style-name="Horizontal_20_Line"/>
      <text:h text:style-name="P158" text:outline-level="3">The <text:span text:style-name="Teletype"><text:span text:style-name="T1">autoconf</text:span></text:span>/<text:span text:style-name="Teletype"><text:span text:style-name="T1">automake</text:span></text:span> system </text:h>
      <text:p text:style-name="Text_20_body"><text:bookmark text:name="build system"/>The short story is as follows. You probably do not need to bother about this unless you introduce a new file. However, if you add a new file, it probably should be added to the <text:span text:style-name="Teletype"><text:span text:style-name="T1">Makefile.am</text:span></text:span> file in the same directory. In many cases, it should be clear from the <text:span text:style-name="Teletype"><text:span text:style-name="T1">Makefile.am</text:span></text:span> file where your new file should be added. For instance, new MathPiper script files go into the huge list in <text:span text:style-name="Teletype"><text:span text:style-name="T1">scripts/Makefile.am</text:span></text:span> that is assigned to the <text:span text:style-name="Teletype"><text:span text:style-name="T1">SCRIPTFILES</text:span></text:span> variable. Similarly, test scripts should go in the list in <text:span text:style-name="Teletype"><text:span text:style-name="T1">tests/Makefile.am</text:span></text:span> that is assigned to the <text:span text:style-name="Teletype"><text:span text:style-name="T1">TESTFILES</text:span></text:span> variable. Note that you should probably also run the <text:span text:style-name="Teletype"><text:span text:style-name="T1">cvs add</text:span></text:span> command, as explained in the section on CVS below. If you remove a file, then you should go through the inverse procedure. </text:p>
      <text:p text:style-name="P8">The addition of new files to the <text:span text:style-name="Teletype"><text:span text:style-name="T1">Makefile.am</text:span></text:span> ensures that it will be added to the tarball <text:span text:style-name="Teletype"><text:span text:style-name="T1">mathpiper-*.tar.gz</text:span></text:span> which is uploaded to the backup repository. This has the nice side effect that you can have local files which don't automatically get added to the distribution (by not adding them to the <text:span text:style-name="Teletype"><text:span text:style-name="T1">Makefile.am</text:span></text:span> file). Additionally, files which are not listed in <text:span text:style-name="Teletype"><text:span text:style-name="T1">Makefile.am</text:span></text:span> may not be built and/or installed automatically. To make sure that the <text:span text:style-name="Teletype"><text:span text:style-name="T1">tar.gz</text:span></text:span> distribution is complete, you can run the command </text:p>
      <table:table table:name="Table309" table:style-name="Table309">
        <table:table-column table:style-name="Table309.A"/>
        <table:table-row>
          <table:table-cell table:style-name="Table309.A1" office:value-type="string">
            <text:p text:style-name="P3">make distcheck</text:p>
          </table:table-cell>
        </table:table-row>
      </table:table>
      <text:p text:style-name="Text_20_body">This may take a little while, as it needs to rebuild and test the whole system from the <text:span text:style-name="Teletype"><text:span text:style-name="T1">tar.gz</text:span></text:span> tarball. </text:p>
      <text:p text:style-name="Text_20_body">If you want to do more complicated things (like adding files which are not MathPiper script or test files, or files which should be compiled or installed only conditionally), or if you are simply curious, you can read more in the chapter entitled "The MathPiper build system". </text:p>
      <text:p text:style-name="Horizontal_20_Line"/>
      <text:h text:style-name="Heading_20_3" text:outline-level="3">Maintaining MathPiper through a <text:span text:style-name="Teletype"><text:span text:style-name="T1">cvs</text:span></text:span> repository </text:h>
      <text:p text:style-name="Text_20_body"><text:bookmark text:name="CVS"/><text:span text:style-name="Teletype"><text:span text:style-name="T1">CVS</text:span></text:span> provides an efficient way for developers to work together, automatically merging changes various developers make, and at the same tile is a back up system (uploading your changes to another computer from which you can easily obtain it at a later time). <text:soft-page-break/>After a little effort setting it up it becomes very easy to use. This section describes the few commands needed for keeping your version and the version in the MathPiper repository up to date. </text:p>
      <text:p text:style-name="Horizontal_20_Line"/>
      <text:h text:style-name="Heading_20_3" text:outline-level="3">How does <text:span text:style-name="Teletype"><text:span text:style-name="T1">cvs</text:span></text:span> work? </text:h>
      <text:p text:style-name="Text_20_body">CVS has a copy of the files in the repository somewhere in a directory on some system, possibly your computer. Then there is such a thing as a cvs server which you can talk to to synchronize your version of the source code with the version on the server. </text:p>
      <text:p text:style-name="Text_20_body">CVS uses a diff-like scheme for merging differences: it looks at two text files, determines the different lines, and merges accordingly. It discovers the changes you made by looking at the version you checked out last and the version you have now, to discover which lines changed (it maintains an automatic version number for each file). </text:p>
      <text:p text:style-name="Text_20_body">If the version of a file on your system and the version in the cvs repository has a line that has been changed by both you and some one else, the cvs repository will obviously not know what to do with that, and it will signal a 'collision' which you will have to solve by hand (don't worry, this rarely happens). More on that later. </text:p>
      <text:p text:style-name="Text_20_body">In commands to be described in this document are in short: </text:p>
      <text:list xml:id="list1693468824" text:style-name="L32">
        <text:list-item>
          <text:p text:style-name="P113"><text:span text:style-name="Teletype"><text:span text:style-name="T1">cvs checkout</text:span></text:span> will get you an initial version. You only need to call this once. </text:p>
        </text:list-item>
        <text:list-item>
          <text:p text:style-name="P113"><text:span text:style-name="Teletype"><text:span text:style-name="T1">cvs update</text:span></text:span> will merge the two versions and put it on your computer, so you have the latest version. </text:p>
        </text:list-item>
        <text:list-item>
          <text:p text:style-name="P113"><text:span text:style-name="Teletype"><text:span text:style-name="T1">cvs commit</text:span></text:span> will merge the two versions and put it in the cvs repository. </text:p>
        </text:list-item>
        <text:list-item>
          <text:p text:style-name="P113"><text:span text:style-name="Teletype"><text:span text:style-name="T1">cvs add</text:span></text:span> to add a file or directory. </text:p>
        </text:list-item>
        <text:list-item>
          <text:p text:style-name="P43"><text:span text:style-name="Teletype"><text:span text:style-name="T1">cvs remove</text:span></text:span> to remove a file. </text:p>
        </text:list-item>
      </text:list>
      <text:p text:style-name="Horizontal_20_Line"/>
      <text:h text:style-name="Heading_20_3" text:outline-level="3">Checking out an initial version of MathPiper </text:h>
      <text:p text:style-name="Text_20_body"><text:bookmark text:name="CVS!check out"/>There are two ways to check out a version of MathPiper: as anonymous user and as maintainer. Anonymous users don't need to log in, but also have no right to commit changes. Maintainers first need to get an account (at sourceforge), and their account needs to be enabled so they are allowed by the maintainer to make changes. A maintainer needs to log in with every command. To be able to log in, you need ssh1 installed (ssh2 will not work). You can find this at http://www.ssh.org/download.html. </text:p>
      <text:p text:style-name="Text_20_body">To check out MathPiper as anonymous user, type: </text:p>
      <table:table table:name="Table310" table:style-name="Table310">
        <table:table-column table:style-name="Table310.A"/>
        <table:table-row>
          <table:table-cell table:style-name="Table310.A1" office:value-type="string">
            <text:p text:style-name="Preformatted_20_Text">cvs -d:pserver:anonymous@mathpiper.cvs.</text:p>
            <text:p text:style-name="Preformatted_20_Text"><text:s text:c="2"/>sourceforge.net:/cvsroot/mathpiper login</text:p>
            <text:p text:style-name="Preformatted_20_Text">cvs -z3 -d:pserver:anonymous@mathpiper.cvs.</text:p>
            <text:p text:style-name="P3"><text:s text:c="2"/>sourceforge.net:/cvsroot/mathpiper co mathpiper</text:p>
          </table:table-cell>
        </table:table-row>
      </table:table>
      <text:p text:style-name="Text_20_body">To check out as a maintainer, type: </text:p>
      <table:table table:name="Table311" table:style-name="Table311">
        <table:table-column table:style-name="Table311.A"/>
        <table:table-row>
          <table:table-cell table:style-name="Table311.A1" office:value-type="string">
            <text:p text:style-name="P3">export CVS_RSH=ssh1</text:p>
          </table:table-cell>
        </table:table-row>
      </table:table>
      <text:p text:style-name="Text_20_body">This will tell CVS to use ssh1 for communication. Then, in order to download the <text:soft-page-break/>mathpiper source tree, type </text:p>
      <table:table table:name="Table312" table:style-name="Table312">
        <table:table-column table:style-name="Table312.A"/>
        <table:table-row>
          <table:table-cell table:style-name="Table312.A1" office:value-type="string">
            <text:p text:style-name="Preformatted_20_Text">cvs -d:ext:loginname@mathpiper.cvs.sourceforge.</text:p>
            <text:p text:style-name="P3"><text:s text:c="2"/>net:/cvsroot/mathpiper co mathpiper</text:p>
          </table:table-cell>
        </table:table-row>
      </table:table>
      <text:p text:style-name="Text_20_body">where <text:span text:style-name="Teletype"><text:span text:style-name="T1">loginname</text:span></text:span> is your name on the sourceforge system. This creates a directory <text:span text:style-name="Teletype"><text:span text:style-name="T1">mathpiper/</text:span></text:span> with the full most recent distribution. You need to enter your password there, but other than that, that's it! </text:p>
      <text:p text:style-name="Text_20_body">Those lines typed above are long and obscure, but it is also the last time you need to type them. From now on, if you want to do anything with cvs, just go into the <text:span text:style-name="Teletype"><text:span text:style-name="T1">mathpiper/</text:span></text:span> directory you just checked out, and type the cvs command without the <text:span text:style-name="Teletype"><text:span text:style-name="T1">-d:</text:span></text:span>... flag. This flag just tells cvs where to find the repository. But future cvs commands will know where to find them, which is why you don't need that flag. </text:p>
      <text:p text:style-name="Horizontal_20_Line"/>
      <text:h text:style-name="Heading_20_3" text:outline-level="3">Use case scenario 1 : getting the latest version of MathPiper </text:h>
      <text:p text:style-name="Text_20_body"><text:bookmark text:name="CVS!update"/>You haven't looked at MathPiper for a while (shame on you!) and want to check out the latest version. Just type </text:p>
      <table:table table:name="Table313" table:style-name="Table313">
        <table:table-column table:style-name="Table313.A"/>
        <table:table-row>
          <table:table-cell table:style-name="Table313.A1" office:value-type="string">
            <text:p text:style-name="P3">cvs update -d</text:p>
          </table:table-cell>
        </table:table-row>
      </table:table>
      <text:p text:style-name="Text_20_body">on the command line in the <text:span text:style-name="Teletype"><text:span text:style-name="T1">mathpiper</text:span></text:span> directory, and that should essentially download the latest version for you in that directory (just the changes). The <text:span text:style-name="Teletype"><text:span text:style-name="T1">-d</text:span></text:span> option here states that you are also interested in new directories that were added to the repository. Oddly enough, cvs will only get you changed and added files, not added directories, by default. </text:p>
      <text:p text:style-name="Text_20_body">A command </text:p>
      <table:table table:name="Table314" table:style-name="Table314">
        <table:table-column table:style-name="Table314.A"/>
        <table:table-row>
          <table:table-cell table:style-name="Table314.A1" office:value-type="string">
            <text:p text:style-name="P3">cvs -q update -d</text:p>
          </table:table-cell>
        </table:table-row>
      </table:table>
      <text:p text:style-name="Text_20_body">will print messages only about changed files. </text:p>
      <text:p text:style-name="Horizontal_20_Line"/>
      <text:h text:style-name="Heading_20_3" text:outline-level="3">Use case scenario 2 : you made changes to MathPiper </text:h>
      <text:p text:style-name="Text_20_body"><text:bookmark text:name="CVS!commit"/>You got the latest version, but saw this huge, glaring omission in MathPiper, and start hacking away to add it yourself. After a while, after playing with the code you wrote, and if you think you are finished with it, you decide you like to add it to the cvs repository. </text:p>
      <text:p text:style-name="P8">First, you should test the new MathPiper system: </text:p>
      <table:table table:name="Table315" table:style-name="Table315">
        <table:table-column table:style-name="Table315.A"/>
        <table:table-row>
          <table:table-cell table:style-name="Table315.A1" office:value-type="string">
            <text:p text:style-name="P3">make test</text:p>
          </table:table-cell>
        </table:table-row>
      </table:table>
      <text:p text:style-name="Text_20_body">If there are any failed tests, you need to fix them. </text:p>
      <text:p text:style-name="Text_20_body">Now you can start entering your changes to the CVS. If you created some new files, you need to tell CVS to add them to the source tree: </text:p>
      <text:p text:style-name="Text_20_body"><text:span text:style-name="Teletype"><text:span text:style-name="T1">cvs add </text:span></text:span>[list of file names of ascii text files] </text:p>
      <text:p text:style-name="Text_20_body">This adds ascii text files. If you added binary files (GIF images in the documentation directory, or something like that), you can add it to the CVS with </text:p>
      <text:p text:style-name="Text_20_body"><text:soft-page-break/><text:span text:style-name="Teletype"><text:span text:style-name="T1">cvs add -kb </text:span></text:span>[list of file names of binary files] </text:p>
      <text:p text:style-name="Text_20_body">Note that, when adding files to the CVS, you should normally also add them to the MathPiper <text:span text:style-name="Teletype"><text:span text:style-name="T1">tar.gz</text:span></text:span> distribution. This is done by adding the file name to the <text:span text:style-name="Teletype"><text:span text:style-name="T1">EXTRA_DIST</text:span></text:span> variable in the file <text:span text:style-name="Teletype"><text:span text:style-name="T1">Makefile.am</text:span></text:span> in the directory where you were adding the file. </text:p>
      <text:p text:style-name="Text_20_body">In case files need to be removed, there are two options: </text:p>
      <text:list xml:id="list1421114039" text:style-name="L33">
        <text:list-item>
          <text:p text:style-name="P114">The file is still on your drive: call <text:span text:style-name="Teletype"><text:span text:style-name="T1">cvs remove -f [filename]</text:span></text:span> to remove the file from both your computer and the cvs repository. </text:p>
        </text:list-item>
        <text:list-item>
          <text:p text:style-name="P44">You already removed the file from your system: call <text:span text:style-name="Teletype"><text:span text:style-name="T1">cvs remove [filename]</text:span></text:span> </text:p>
        </text:list-item>
      </text:list>
      <text:p text:style-name="Text_20_body">There seems to be no easy way to rename or move files; you would have to remove them at their old location and add them at a new location. </text:p>
      <text:p text:style-name="Text_20_body">Now, when finished with that, you might want to 'commit' all changes with </text:p>
      <table:table table:name="Table316" table:style-name="Table316">
        <table:table-column table:style-name="Table316.A"/>
        <table:table-row>
          <table:table-cell table:style-name="Table316.A1" office:value-type="string">
            <text:p text:style-name="P3">cvs commit</text:p>
          </table:table-cell>
        </table:table-row>
      </table:table>
      <text:p text:style-name="Text_20_body">If the commit succeeds, an email is sent out to the maintainers, who can then scan the diff files for changes, to see if they agree with the changes, and perhaps fix mistakes made (if any). </text:p>
      <text:p text:style-name="Text_20_body">If there is a collision, the commit fails (it will tell you so). This might happen because someone else also edited the same place in a file and their changes cannot be automatically merged with yours. In case of a collision, you need to invoke <text:span text:style-name="Teletype"><text:span text:style-name="T1">cvs update</text:span></text:span> twice. The <text:span text:style-name="Teletype"><text:span text:style-name="T1">cvs update</text:span></text:span> outputs a list of file names with a character in front of them. The important ones are the files with a 'C' before them. They have a collision. You can go into the file, and see the collision, which the cvs system conveniently marks as: </text:p>
      <table:table table:name="Table317" table:style-name="Table317">
        <table:table-column table:style-name="Table317.A"/>
        <table:table-row>
          <table:table-cell table:style-name="Table317.A1" office:value-type="string">
            <text:p text:style-name="Preformatted_20_Text">&lt;&lt;&lt;&lt;&lt;&lt;</text:p>
            <text:p text:style-name="Preformatted_20_Text">old version</text:p>
            <text:p text:style-name="Preformatted_20_Text">===========</text:p>
            <text:p text:style-name="Preformatted_20_Text">new version</text:p>
            <text:p text:style-name="P3">&gt;&gt;&gt;&gt;&gt;&gt;</text:p>
          </table:table-cell>
        </table:table-row>
      </table:table>
      <text:p text:style-name="Text_20_body">You can edit the file by merging the two versions by hand. This happens very rarely, but it can happen. Use <text:span text:style-name="Teletype"><text:span text:style-name="T1">cvs commit</text:span></text:span> afterwards to commit. </text:p>
      <text:p text:style-name="Text_20_body">The <text:span text:style-name="Teletype"><text:span text:style-name="T1">commit</text:span></text:span> and <text:span text:style-name="Teletype"><text:span text:style-name="T1">update</text:span></text:span> commands can be performed in specific directories, and on specific files, if necessary, by stating them on the command line. Or you can go into a sub directory and do a <text:span text:style-name="Teletype"><text:span text:style-name="T1">cvs commit</text:span></text:span> or <text:span text:style-name="Teletype"><text:span text:style-name="T1">cvs update</text:span></text:span> there, if you are confident that is the only place that changed or whose changes you are interested in. </text:p>
      <text:p text:style-name="Text_20_body">That is basically it, a quick crash course cvs. It is actually very convenient in that usually all that is needed is a <text:span text:style-name="Teletype"><text:span text:style-name="T1">cvs commit</text:span></text:span> to fix small bugs. You type that in, and your version gets merged with the changes others made, and they get your changes, and you backed up your changes at the same time (all with that little command!). </text:p>
      <text:p text:style-name="Text_20_body">You can find more information about cvs at <text:a xlink:type="simple" xlink:href="http://cvsbook.red-bean.com/">http://cvsbook.red-bean.com/ </text:a>. <text:bookmark text:name="c5s21"/></text:p>
      <text:p text:style-name="Horizontal_20_Line"/>
      <text:h text:style-name="Heading_20_2" text:outline-level="2">Preparing and maintaining MathPiper documentation </text:h>
      <text:p text:style-name="Horizontal_20_Line"/>
      <text:h text:style-name="Heading_20_3" text:outline-level="3"><text:soft-page-break/>Introduction </text:h>
      <text:p text:style-name="Text_20_body"><text:bookmark text:name="documentation"/>MathPiper documentation in HTML and PS/PDF formats is generated by MathPiper scripts from MathPiper source files. Prior to version 1.0.48, all documentation had to be written directly in the MathPiper language. However, it was very cumbersome to write those source files in the MathPiper language. The scripts <text:span text:style-name="Teletype"><text:span text:style-name="T1">txt2mathpiperdoc.pl</text:span></text:span>, <text:span text:style-name="Teletype"><text:span text:style-name="T1">book2TeX.sh</text:span></text:span>, <text:span text:style-name="Teletype"><text:span text:style-name="T1">book2ys.sh</text:span></text:span>, <text:span text:style-name="Teletype"><text:span text:style-name="T1">ytxt2tex</text:span></text:span> were created to help maintain the documentation in an easy-to-read form. </text:p>
      <text:p text:style-name="Text_20_body">The "source" form of all documentation is maintained in a special plain text format. The format is such that it is clearly readable without any processing and is easy to edit. To compile the documents, the system processes the plain text docs with a script to prepare MathPiper-language files and then runs other scripts to produce the final documentation in HTML and other formats. </text:p>
      <text:p text:style-name="Text_20_body">The source text must be formatted in a certain fashion to delimit sections, code examples, and so on, but the format is easy enough to enter in a plain text editor. Text is marked up mostly by TAB characters, spaces, and asterisks "<text:span text:style-name="Teletype"><text:span text:style-name="T1">*</text:span></text:span>" at the beginning of a line. The format is easy enough so that, for example, the text of the GNU GPL (the file <text:span text:style-name="Teletype"><text:span text:style-name="T1">COPYING</text:span></text:span>) can be used as a documentation source file without changes. The script <text:span text:style-name="Teletype"><text:span text:style-name="T1">txt2mathpiperdoc.pl</text:span></text:span> converts this markup into MathPiper code for further processing. </text:p>
      <text:p text:style-name="Horizontal_20_Line"/>
      <text:h text:style-name="Heading_20_3" text:outline-level="3">Organization of the MathPiper documentation </text:h>
      <text:p text:style-name="Text_20_body"><text:bookmark text:name="documentation!organization"/>All documentation source files are kept in the subdirectory <text:span text:style-name="Teletype"><text:span text:style-name="T1">manmake</text:span></text:span>. During compilation, MathPiper language files as well as HTML, <text:span text:style-name="T1">LaTeX</text:span> and PS/PDF files are automatically generated in the <text:span text:style-name="Teletype"><text:span text:style-name="T1">manmake</text:span></text:span> subdirectory. Contributors should only need to edit <text:span text:style-name="Teletype"><text:span text:style-name="T1">*.txt</text:span></text:span> files in <text:span text:style-name="Teletype"><text:span text:style-name="T1">manmake</text:span></text:span>. </text:p>
      <text:p text:style-name="Text_20_body">Currently, the MathPiper documentation consists of four "core" books (the introductory tutorial, the programming tutorial, the user's reference manual, and the programmer's reference manual), and three "extra" books (algorithms, Lisp programming, essays). </text:p>
      <text:h text:style-name="Heading_20_6" text:outline-level="6">There is also a documentation book describing the Emacs interface to MathPiper (the "MathPiper Notebook" mode). This book is not available as online help but is installed separately in the TeXinfo or PostScript formats.</text:h>
      <text:p text:style-name="Text_20_body">All MathPiper documentation books are distributed under the GNU Free Documentation License (FDL). If you add a new documentation book to MathPiper, please include the file <text:span text:style-name="Teletype"><text:span text:style-name="T1">FDL.chapt</text:span></text:span>. </text:p>
      <text:p text:style-name="Text_20_body">The documentation books are meant to be stand-alone texts, except the two "reference manual" books which are meant to be used together because they share a common hyperlinked table of contents. </text:p>
      <text:p text:style-name="Text_20_body">Stand-alone books are free-form, but reference books must be written with a certain template that allows online hyperlinking. The file <text:span text:style-name="Teletype"><text:span text:style-name="T1">manmake/dummies</text:span></text:span> is an example template for a reference manual section. </text:p>
      <text:p text:style-name="Text_20_body">Books are divided into "chapters", "sections" and "subsections". The reference manuals contain descriptions of MathPiper commands and functions, and each function is given in a separate (unnumbered) section which is marked by a special <text:soft-page-break/><text:span text:style-name="Teletype"><text:span text:style-name="T1">*CMD</text:span></text:span> label (see below). </text:p>
      <text:p text:style-name="Text_20_body">At the beginning of each book there <text:span text:style-name="T3">must</text:span> be a book title and a short book description (labeled <text:span text:style-name="Teletype"><text:span text:style-name="T1">*BLURB</text:span></text:span>). The short description appears in the printed version as the subtitle on the title page. It also goes into the HTML top-level book index as the book description. </text:p>
      <text:p text:style-name="Text_20_body">At the beginning of each chapter there may be a "chapter introduction" labeled <text:span text:style-name="Teletype"><text:span text:style-name="T1">*INTRO</text:span></text:span> which is also a short description of the contents of that chapter. It may be one paragraph only. The "chapter intro" feature is only used in the HTML reference manual because it is the text that appears at the very top of a reference manual section. As you can see in the HTML version of reference docs, each chapter contains a list of all functions described in it. This list goes right after the first paragraph of "chapter intro". In the printed (PS/PDF) documentation, the <text:span text:style-name="Teletype"><text:span text:style-name="T1">*INTRO</text:span></text:span> label is ignored and the "chapter intro" paragraph is shown exactly like any other text paragraph. </text:p>
      <text:p text:style-name="Text_20_body">Each printed book contains a table of contents at the beginning and an index at the end. The index should help a reader to quickly find a particular concept. For example, all documented MathPiper commands are automatically entered into the index in the reference manual. Additional index entries should be inserted by hand using the <text:span text:style-name="Teletype"><text:span text:style-name="T1">*A</text:span></text:span> label (see below). </text:p>
      <text:p text:style-name="Horizontal_20_Line"/>
      <text:h text:style-name="Heading_20_3" text:outline-level="3">Translating the documentation </text:h>
      <text:p text:style-name="Text_20_body">The MathPiper system is under active development and its documentation is constantly updated. An effort to translate the MathPiper documentation from English into other languages has been started. </text:p>
      <text:p text:style-name="Text_20_body">Translators should try to prepare translated documentation in the same plain text format as the original documentation. Any problems with conversion to HTML and PS/PDF formats should be easy to solve (at least for European languages). </text:p>
      <text:p text:style-name="Text_20_body">The most important documentation books to translate are the reference manual and the tutorials. There is substantial documentation aimed at developers, for instance the algorithms book or the essays book. It is probably not as important to translate such books, since MathPiper developers have to speak English to communicate. </text:p>
      <text:p text:style-name="Horizontal_20_Line"/>
      <text:h text:style-name="Heading_20_3" text:outline-level="3">Formatting of source text files </text:h>
      <text:p text:style-name="Text_20_body"><text:bookmark text:name="documentation!markup overview"/>Formatting of source text files uses TAB symbols; if your editor does not support them and converts them to spaces, you should convert the results back to contain real TAB symbols using the standard Unix <text:span text:style-name="Teletype"><text:span text:style-name="T1">unexpand</text:span></text:span> utility or a custom perl script. </text:p>
      <text:p text:style-name="Text_20_body">You may want to examine the source of this file (<text:span text:style-name="Teletype"><text:span text:style-name="T1">manmake/</text:span></text:span> <text:span text:style-name="Teletype"><text:span text:style-name="T1">MathPiperDocs.chapt.txt</text:span></text:span>) to see how various features of the markup are used. Currently the following markup is implemented: </text:p>
      <text:list xml:id="list798341095" text:style-name="L34">
        <text:list-item>
          <text:p text:style-name="P45">Paragraphs are separated by blank lines (lines consisting of space characters or empty). Several blank lines next to each other are equivalent to one. However, TAB-indented blank lines inside a code example (see below) do not create another paragraph. </text:p>
        </text:list-item>
      </text:list>
      <text:list xml:id="list1559727817" text:style-name="L35">
        <text:list-item>
          <text:p text:style-name="P46"><text:soft-page-break/>Book heading is quadruple TAB indented. Chapter heading is triple TAB indented. Section heading is double TAB indented. Subsection heading is indented by a TAB and 4 spaces. Headings must be within one line (but that line can be as long as needed). </text:p>
        </text:list-item>
      </text:list>
      <text:list xml:id="list1512347088" text:style-name="L36">
        <text:list-item>
          <text:p text:style-name="P115">Sample code is single TAB indented, for example: </text:p>
        </text:list-item>
      </text:list>
      <table:table table:name="Table318" table:style-name="Table318">
        <table:table-column table:style-name="Table318.A"/>
        <table:table-row>
          <table:table-cell table:style-name="Table318.A1" office:value-type="string">
            <text:p text:style-name="Preformatted_20_Text">In&gt; 1+2;</text:p>
            <text:p text:style-name="Preformatted_20_Text"/>
            <text:p text:style-name="P3">Out&gt; 3;</text:p>
          </table:table-cell>
        </table:table-row>
      </table:table>
      <text:list xml:id="list1638033597" text:continue-numbering="true" text:style-name="L36">
        <text:list-header>
          <text:p text:style-name="P47">Note that empty lines in a single sample code block must be also TAB indented or else the sample code block will be split into several sample code paragraphs. A sample code block may or may not be separated from the text that follows it by an empty line. If the code block is not separated by an empty line, then the text following it will not be made into a separate paragraph (this currently affects paragraph indentation only in PS/PDF docs). </text:p>
        </text:list-header>
      </text:list>
      <text:list xml:id="list115151049" text:style-name="L37">
        <text:list-item>
          <text:p text:style-name="P116">If a section or chapter heading immediately follows a sample code block (i.e. when it is the last code sample in the previous section), they <text:span text:style-name="T3">must</text:span> be separated from the headings by an empty (unindented) line. The reason for this is that the script will assume that everything which is at least single-TAB indented (up to a separation between paragraphs) belongs to one sample code block. This makes it easier to enter multiply indented sample code: a double-TAB indentation inside a sample code block will not start a new section. For example: </text:p>
        </text:list-item>
      </text:list>
      <table:table table:name="Table319" table:style-name="Table319">
        <table:table-column table:style-name="Table319.A"/>
        <table:table-row>
          <table:table-cell table:style-name="Table319.A1" office:value-type="string">
            <text:p text:style-name="Preformatted_20_Text">While(x&lt;0) [</text:p>
            <text:p text:style-name="Preformatted_20_Text"><text:s text:c="8"/>x:=x+1;</text:p>
            <text:p text:style-name="Preformatted_20_Text"><text:s text:c="8"/>Write(x);</text:p>
            <text:p text:style-name="P3">];</text:p>
          </table:table-cell>
        </table:table-row>
      </table:table>
      <text:list xml:id="list1592910956" text:style-name="L38">
        <text:list-item>
          <text:p text:style-name="P48"><text:bookmark text:name="documentation!environments"/>Ordinary text must not be indented at all. Line length is arbitrary and linebreaks inside a paragraph are of no significance to the resulting documentation. The first symbol on a line should not be an asterisk (<text:span text:style-name="Teletype"><text:span text:style-name="T1">*</text:span></text:span>) because it is reserved for markup purposes. In most cases it is okay to have an asterisk in the first position, though, as long as it does not conflict with any markup labels (see below). All markup labels start with an asterisk "<text:span text:style-name="Teletype"><text:span text:style-name="T1">*</text:span></text:span>" in the first position on a line, followed by an uppercase keyword, e.g. <text:span text:style-name="Teletype"><text:span text:style-name="T1">*CMD</text:span></text:span> or *<text:span text:style-name="Teletype"><text:span text:style-name="T1">INCLUDE</text:span></text:span>. Some markup labels have arguments that follow them, and some take an entire following paragraph as an argument and must be terminated by a blank line. </text:p>
        </text:list-item>
      </text:list>
      <text:list xml:id="list1249014531" text:style-name="L39">
        <text:list-item>
          <text:p text:style-name="P49">Itemized text is marked by "*" in the first position, followed by TAB. For example: </text:p>
        </text:list-item>
      </text:list>
      <table:table table:name="Table320" table:style-name="Table320">
        <table:table-column table:style-name="Table320.A"/>
        <table:table-row>
          <table:table-cell table:style-name="Table320.A1" office:value-type="string">
            <text:p text:style-name="Preformatted_20_Text">* <text:s text:c="6"/>Item</text:p>
            <text:p text:style-name="P3">* <text:s text:c="6"/>Another item</text:p>
          </table:table-cell>
        </table:table-row>
      </table:table>
      <text:p text:style-name="Text_20_body">This will produce: </text:p>
      <text:list xml:id="list159665486" text:style-name="L40">
        <text:list-item>
          <text:p text:style-name="P117">Item </text:p>
        </text:list-item>
        <text:list-item>
          <text:p text:style-name="P50">Another item </text:p>
        </text:list-item>
      </text:list>
      <text:list xml:id="list1773202190" text:style-name="L41">
        <text:list-item>
          <text:p text:style-name="P118">Enumerated text is marked by "*" followed by TAB, number and period. The number used in the source text is irrelevant because the enumerated environment of the final document will introduce its own counter. For example: </text:p>
        </text:list-item>
      </text:list>
      <table:table table:name="Table321" table:style-name="Table321">
        <table:table-column table:style-name="Table321.A"/>
        <table:table-row>
          <table:table-cell table:style-name="Table321.A1" office:value-type="string">
            <text:p text:style-name="Preformatted_20_Text">* <text:s text:c="6"/>0. First item</text:p>
            <text:p text:style-name="P3">* <text:s text:c="6"/>0. Second item</text:p>
          </table:table-cell>
        </table:table-row>
      </table:table>
      <text:list xml:id="list1341355688" text:continue-numbering="true" text:style-name="L41">
        <text:list-header>
          <text:p text:style-name="P118"><text:soft-page-break/>This will produce: </text:p>
          <text:list>
            <text:list-item>
              <text:p text:style-name="P118">First item </text:p>
            </text:list-item>
            <text:list-item>
              <text:p text:style-name="P51">Second item </text:p>
            </text:list-item>
          </text:list>
        </text:list-header>
      </text:list>
      <text:p text:style-name="Text_20_body">Note that the text of an item continues until the next itemized line is given or until end of paragraph (does not have to be all in one line). </text:p>
      <text:p text:style-name="Text_20_body">Nesting of enumerated or itemized environments is not supported, except for fringe cases of nesting just one itemized list at the very end of an enumerated list or vice versa. </text:p>
      <text:p text:style-name="Text_20_body">The enumerated environment is currently only implemented in <text:span text:style-name="T1">LaTeX</text:span> docs; HTML docs render them as itemized. </text:p>
      <text:list xml:id="list1309761074" text:style-name="L42">
        <text:list-item>
          <text:p text:style-name="P52"><text:bookmark text:name="documentation!fonts"/>Emphasized text (<text:span text:style-name="T3">italics</text:span>) should be surrounded by <text:span text:style-name="Teletype"><text:span text:style-name="T1">&lt;i&gt;</text:span></text:span> <text:span text:style-name="Teletype"><text:span text:style-name="T1">&lt;/i&gt;</text:span></text:span>. Note that the whole emphasized fragment of text must be located within a single line, or else it will not be emphasized. </text:p>
        </text:list-item>
      </text:list>
      <text:list xml:id="list77517836" text:style-name="L43">
        <text:list-item>
          <text:p text:style-name="P53"><text:span text:style-name="Teletype"><text:span text:style-name="T1">Typewriter font</text:span></text:span> text is surrounded by braces <text:span text:style-name="Teletype"><text:span text:style-name="T1">{}</text:span></text:span>. The typewriter font fragment must be within a single line and may contain no more than four nested sets of <text:span text:style-name="Teletype"><text:span text:style-name="T1">{}</text:span></text:span> inside. This is hopefully enough for our documentation. A limitation of this markup is that there is no way to put a single brace in text alone without a matching brace. This would be okay for HTML docs but it breaks <text:span text:style-name="T1">LaTeX</text:span> docs because braces are special in <text:span text:style-name="T1">TeX</text:span> and because Serge was too lazy to implement a real parser. </text:p>
        </text:list-item>
      </text:list>
      <text:list xml:id="list1031332943" text:style-name="L44">
        <text:list-item>
          <text:p text:style-name="P119"><text:bookmark text:name="documentation!Web hyperlinks"/>Web hyperlinks are surrounded by <text:span text:style-name="Teletype"><text:span text:style-name="T1">&lt;*</text:span></text:span> <text:span text:style-name="Teletype"><text:span text:style-name="T1">*&gt;</text:span></text:span>. Text of the link must begin with <text:span text:style-name="Teletype"><text:span text:style-name="T1">http://</text:span></text:span>, <text:span text:style-name="Teletype"><text:span text:style-name="T1">https://</text:span></text:span> or <text:span text:style-name="Teletype"><text:span text:style-name="T1">ftp://</text:span></text:span>. Alternatively, a hyperlink with anchored text is made by the markup <text:span text:style-name="Teletype"><text:span text:style-name="T1">&lt;*</text:span></text:span> <text:span text:style-name="T3">anchored text</text:span> <text:span text:style-name="Teletype"><text:span text:style-name="T1">|</text:span></text:span><text:span text:style-name="T3">Web URL</text:span><text:span text:style-name="Teletype"><text:span text:style-name="T1">*&gt;</text:span></text:span>. For example: </text:p>
        </text:list-item>
      </text:list>
      <table:table table:name="Table322" table:style-name="Table322">
        <table:table-column table:style-name="Table322.A"/>
        <table:table-row>
          <table:table-cell table:style-name="Table322.A1" office:value-type="string">
            <text:p text:style-name="P3">&lt;*http://host.net/file.html#anchor*&gt;</text:p>
          </table:table-cell>
        </table:table-row>
      </table:table>
      <text:list xml:id="list1325272404" text:continue-numbering="true" text:style-name="L44">
        <text:list-header>
          <text:p text:style-name="P119">or </text:p>
        </text:list-header>
      </text:list>
      <table:table table:name="Table323" table:style-name="Table323">
        <table:table-column table:style-name="Table323.A"/>
        <table:table-row>
          <table:table-cell table:style-name="Table323.A1" office:value-type="string">
            <text:p text:style-name="P3">&lt;*click here|somewebpage.html*&gt;</text:p>
          </table:table-cell>
        </table:table-row>
      </table:table>
      <text:list xml:id="list648045972" text:continue-numbering="true" text:style-name="L44">
        <text:list-header>
          <text:p text:style-name="P54">(the latter example will refer to a local HTML file, i.e. a file in the documentation directory). </text:p>
        </text:list-header>
      </text:list>
      <text:p text:style-name="Text_20_body">Note: Currently, only the HTML documentation is hyperlinked, while the printed PS/PDF documentation contains only text. </text:p>
      <text:list xml:id="list1424251681" text:style-name="L45">
        <text:list-item>
          <text:p text:style-name="P120"><text:bookmark text:name="documentation!internal hyperlinks"/>It is also possible to create hyperlinks pointing to other parts of the documentation. Such "documentation hyperlinks" are similar to the Web hyperlinks, except they use a special "protocol" named <text:span text:style-name="Teletype"><text:span text:style-name="T1">mathpiperdoc</text:span></text:span> and chapters and sections can be referred to as "subdirectories". For example, this section can be referred to by the following code: </text:p>
        </text:list-item>
      </text:list>
      <table:table table:name="Table324" table:style-name="Table324">
        <table:table-column table:style-name="Table324.A"/>
        <table:table-row>
          <table:table-cell table:style-name="Table324.A1" office:value-type="string">
            <text:p text:style-name="P3">&lt;*mathpiperdoc://essays/5/2/*&gt;</text:p>
          </table:table-cell>
        </table:table-row>
      </table:table>
      <text:list xml:id="list1155691802" text:continue-numbering="true" text:style-name="L45">
        <text:list-header>
          <text:p text:style-name="P120">A hyperlink with anchored text is made by the markup <text:span text:style-name="Teletype"><text:span text:style-name="T1">&lt;*</text:span></text:span> <text:span text:style-name="T3">anchored text</text:span> <text:span text:style-name="Teletype"><text:span text:style-name="T1">|</text:span></text:span>mathpiperdoc://...<text:span text:style-name="Teletype"><text:span text:style-name="T1">*&gt;</text:span></text:span>. For example: </text:p>
        </text:list-header>
      </text:list>
      <table:table table:name="Table325" table:style-name="Table325">
        <table:table-column table:style-name="Table325.A"/>
        <table:table-row>
          <table:table-cell table:style-name="Table325.A1" office:value-type="string">
            <text:p text:style-name="P3">&lt;*this section|mathpiperdoc://essays/5/2/*&gt;</text:p>
          </table:table-cell>
        </table:table-row>
      </table:table>
      <text:list xml:id="list83590586" text:continue-numbering="true" text:style-name="L45">
        <text:list-header>
          <text:p text:style-name="P120">will generate a reference to <text:a xlink:type="simple" xlink:href="../../../plugins/mathpiper_docs_plugin/src/mathpiper_manual/essayschapter5.html#c5s2">this section </text:a>in the documentation. There are currently the following ways to create documentation hyperlinks: </text:p>
          <text:list>
            <text:list-item>
              <text:p text:style-name="P120">Hyperlink into an anchor of the same file: </text:p>
            </text:list-item>
          </text:list>
        </text:list-header>
      </text:list>
      <table:table table:name="Table326" table:style-name="Table326">
        <table:table-column table:style-name="Table326.A"/>
        <table:table-row>
          <table:table-cell table:style-name="Table326.A1" office:value-type="string">
            <text:p text:style-name="P3">&lt;*mathpiperdoc://#documentation!hyperlinks*&gt;</text:p>
          </table:table-cell>
        </table:table-row>
      </table:table>
      <text:list xml:id="list184255896" text:continue-numbering="true" text:style-name="L45">
        <text:list-item>
          <text:list>
            <text:list-header>
              <text:p text:style-name="P120"><text:soft-page-break/>The anchor "<text:span text:style-name="Teletype"><text:span text:style-name="T1">documentation!hyperlinks</text:span></text:span>" should have been created using the <text:span text:style-name="Teletype"><text:span text:style-name="T1">*A</text:span></text:span> label. </text:p>
            </text:list-header>
            <text:list-item>
              <text:p text:style-name="P120">Hyperlink into an anchor in a different documentation book: </text:p>
            </text:list-item>
          </text:list>
        </text:list-item>
      </text:list>
      <table:table table:name="Table327" table:style-name="Table327">
        <table:table-column table:style-name="Table327.A"/>
        <table:table-row>
          <table:table-cell table:style-name="Table327.A1" office:value-type="string">
            <text:p text:style-name="P3">&lt;*mathpiperdoc://Algo/3/#adaptive plotting*&gt;</text:p>
          </table:table-cell>
        </table:table-row>
      </table:table>
      <text:list xml:id="list1710347948" text:continue-numbering="true" text:style-name="L45">
        <text:list-item>
          <text:list>
            <text:list-header>
              <text:p text:style-name="P120">Note that one must specify the book name "<text:span text:style-name="Teletype"><text:span text:style-name="T1">Algo</text:span></text:span>" and the chapter number (<text:span text:style-name="Teletype"><text:span text:style-name="T1">3</text:span></text:span>) for this to work. Currently supported book names are <text:span text:style-name="Teletype"><text:span text:style-name="T1">Algo</text:span></text:span>, <text:span text:style-name="Teletype"><text:span text:style-name="T1">coding</text:span></text:span>, <text:span text:style-name="Teletype"><text:span text:style-name="T1">essays</text:span></text:span>, <text:span text:style-name="Teletype"><text:span text:style-name="T1">intro</text:span></text:span>, <text:span text:style-name="Teletype"><text:span text:style-name="T1">Lisp</text:span></text:span>, <text:span text:style-name="Teletype"><text:span text:style-name="T1">ref</text:span></text:span>, and <text:span text:style-name="Teletype"><text:span text:style-name="T1">refprog</text:span></text:span>. A warning message is printed if the book name is not given correctly. </text:p>
            </text:list-header>
            <text:list-item>
              <text:p text:style-name="P120">Hyperlink into a given chapter or a given section of a documentation book: </text:p>
            </text:list-item>
          </text:list>
        </text:list-item>
      </text:list>
      <table:table table:name="Table328" table:style-name="Table328">
        <table:table-column table:style-name="Table328.A"/>
        <table:table-row>
          <table:table-cell table:style-name="Table328.A1" office:value-type="string">
            <text:p text:style-name="P3">&lt;*mathpiperdoc://Algo/3/1/*&gt;</text:p>
          </table:table-cell>
        </table:table-row>
      </table:table>
      <text:list xml:id="list574777928" text:style-name="L46">
        <text:list-item>
          <text:p text:style-name="P55"><text:bookmark text:name="documentation!equations"/>Mathematical expressions should be typed in <text:span text:style-name="Teletype"><text:span text:style-name="T1">MathPiper</text:span></text:span> syntax (<text:span text:style-name="T3">not</text:span> in <text:span text:style-name="T1">TeX</text:span> notation) and surrounded by dollar signs. Both delimiting dollar signs <text:span text:style-name="T3">must</text:span> be within one line of text. For example: <text:span text:style-name="Teletype"><text:span text:style-name="T1">$</text:span></text:span> <text:span text:style-name="Teletype"><text:span text:style-name="T1">x^2 + y^2 != z^2 $</text:span></text:span> produces <text:span text:style-name="T1">x^2+y^2!=z^2</text:span>. Double dollar signs will denote a displayed equation, like in <text:span text:style-name="T1">TeX</text:span>; both pairs of dollar signs should still be within one line. </text:p>
        </text:list-item>
      </text:list>
      <text:p text:style-name="Text_20_body">There is a special feature for displayed equations: Any punctuation immediately following the second pair of dollar signs will be displayed on the same line. (This is used to get around the limitation of mathematical expressions that cannot end with a comma or a period or with another punctuation mark.) For example, the formula "<text:span text:style-name="Teletype"><text:span text:style-name="T1">$$x^2/2$$,</text:span></text:span>" will produce </text:p>
      <text:p text:style-name="P7">x^2/2,</text:p>
      <text:p text:style-name="Text_20_body">with the comma on the same line. A formula such as "<text:span text:style-name="Teletype"><text:span text:style-name="T1">$</text:span></text:span>x+1;<text:span text:style-name="Teletype"><text:span text:style-name="T1">$</text:span></text:span>" will generate an error; the semicolon should be moved out of the dollar signs. </text:p>
      <text:p text:style-name="Text_20_body">As special exceptions, one can enter the symbols " <text:span text:style-name="T1">TeX</text:span>" and " <text:span text:style-name="T1">LaTeX</text:span>" as if they are MathPiper expressions, i.e. "<text:span text:style-name="Teletype"><text:span text:style-name="T1">$TeX$</text:span></text:span>" produces " <text:span text:style-name="T1">TeX</text:span>". One can also create a capitalized form of the name <text:span text:style-name="Teletype"><text:span text:style-name="T1">MathPiper</text:span></text:span> as "<text:span text:style-name="Teletype"><text:span text:style-name="T1">{MathPiper}</text:span></text:span>". </text:p>
      <text:p text:style-name="Text_20_body">Please note: Mathematical expressions <text:span text:style-name="T3">must</text:span> be <text:span text:style-name="T3">valid MathPiper expressions</text:span>, with no unbalanced parentheses, no undefined infix operators, no hanging periods and so on, or else the MathPiper script that formats the docs will fail! (This limits the scope of mathematical formulae but is hopefully not critical.) </text:p>
      <text:p text:style-name="Text_20_body">Also, please avoid putting equations into documentation as plain text. Expressions such as <text:span text:style-name="T1">a&gt;0</text:span> are not correctly typeset by <text:span text:style-name="T1">TeX</text:span> if included into the plain text without the dollar signs: "a&gt;0". (The HTML documentation is currently not affected.) </text:p>
      <text:p text:style-name="Text_20_body">Currently, when creating online HTML documentation, all mathematics is kept in MathPiper notation and set in boldface font. (This may change in the future.) Of course, <text:span text:style-name="T1">LaTeX</text:span> typesets the documentation with correct mathematical symbols. </text:p>
      <text:p text:style-name="Text_20_body">Another feature of the <text:span text:style-name="T1">LaTeX</text:span> exporter is that it will first try to represent all functions and infix operators according to their mathematical meaning, and if no such meaning is defined in MathPiper, then it will show them exactly as they are written in MathPiper. For infix operators to work, they have to be declared in the standard library, or else an error will occur when processing the manual. </text:p>
      <text:p text:style-name="Text_20_body">For example, the MathPiper operators <text:span text:style-name="Teletype"><text:span text:style-name="T1">=</text:span></text:span> and <text:span text:style-name="Teletype"><text:span text:style-name="T1">==</text:span></text:span> are represented in <text:span text:style-name="T1">LaTeX</text:span> by an equals sign (=), the operator <text:span text:style-name="Teletype"><text:span text:style-name="T1">:=</text:span></text:span> becomes "identically equal" ( <text:span text:style-name="T1">a:=b</text:span>), and the cosmetic operators <text:span text:style-name="Teletype"><text:span text:style-name="T1">&lt;&gt;</text:span></text:span> and <text:span text:style-name="Teletype"><text:span text:style-name="T1">&lt;=&gt;</text:span></text:span> become <text:span text:style-name="T1">a&lt;&gt;b</text:span> and <text:span text:style-name="T1">a&lt;=&gt;b</text:span>. But you cannot use an infix operator <text:soft-page-break/>such as "<text:span text:style-name="Teletype"><text:span text:style-name="T1">:=*</text:span></text:span>" because it is not defined in the standard library. A MathPiper function which is not defined in the standard library, for example "<text:span text:style-name="Teletype"><text:span text:style-name="T1">func(x)</text:span></text:span>", will appear just like that: <text:span text:style-name="T1">func(x)</text:span>. </text:p>
      <text:list xml:id="list1798155514" text:style-name="L47">
        <text:list-item>
          <text:p text:style-name="P56"><text:bookmark text:name="documentation!insert another file"/>Documentation may be split between several files for convenience. To insert another file, use the <text:span text:style-name="Teletype"><text:span text:style-name="T1">*INCLUDE</text:span></text:span> label, e.g. </text:p>
        </text:list-item>
      </text:list>
      <table:table table:name="Table329" table:style-name="Table329">
        <table:table-column table:style-name="Table329.A"/>
        <table:table-row>
          <table:table-cell table:style-name="Table329.A1" office:value-type="string">
            <text:p text:style-name="P3">*INCLUDE ../essays/howto.chapt</text:p>
          </table:table-cell>
        </table:table-row>
      </table:table>
      <text:p text:style-name="Text_20_body">Note that the included document is the file <text:span text:style-name="Teletype"><text:span text:style-name="T1">howto.chapt</text:span></text:span>, not <text:span text:style-name="Teletype"><text:span text:style-name="T1">howto.chapt.txt</text:span></text:span>, because it must be a MathPiper-language file, not a <text:span text:style-name="Teletype"><text:span text:style-name="T1">.txt</text:span></text:span> file. (The <text:span text:style-name="Teletype"><text:span text:style-name="T1">IncludeFile()</text:span></text:span> call, an alias to <text:span text:style-name="Teletype"><text:span text:style-name="T1">Load()</text:span></text:span>, will be used to execute the specified file.) </text:p>
      <text:list xml:id="list106591964" text:style-name="L48">
        <text:list-item>
          <text:p text:style-name="P121"><text:bookmark text:name="documentation!comments"/>Comments may be introduced by the label <text:span text:style-name="Teletype"><text:span text:style-name="T1">*REM</text:span></text:span>. The line and the paragraph of text following <text:span text:style-name="Teletype"><text:span text:style-name="T1">*REM</text:span></text:span> will be omitted from the documentation. An empty line should separate the <text:span text:style-name="Teletype"><text:span text:style-name="T1">*REM</text:span></text:span> block from other text. (A mark-up label at the beginning of line will also terminate a <text:span text:style-name="Teletype"><text:span text:style-name="T1">*REM</text:span></text:span> block.) For example, </text:p>
        </text:list-item>
      </text:list>
      <table:table table:name="Table330" table:style-name="Table330">
        <table:table-column table:style-name="Table330.A"/>
        <table:table-row>
          <table:table-cell table:style-name="Table330.A1" office:value-type="string">
            <text:p text:style-name="Preformatted_20_Text">*REM this is</text:p>
            <text:p text:style-name="Preformatted_20_Text">a comment</text:p>
            <text:p text:style-name="Preformatted_20_Text"/>
            <text:p text:style-name="P3">(documentation text continues)</text:p>
          </table:table-cell>
        </table:table-row>
      </table:table>
      <text:list xml:id="list60060707" text:style-name="L49">
        <text:list-item>
          <text:p text:style-name="P57"><text:bookmark text:name="documentation!footnotes"/>Footnotes may be entered as a line containing the label <text:span text:style-name="Teletype"><text:span text:style-name="T1">*FOOT</text:span></text:span>. Footnote text must be within one line (because a footnote does not necessarily break a paragraph). </text:p>
        </text:list-item>
      </text:list>
      <text:p text:style-name="P8">For example, the text </text:p>
      <table:table table:name="Table331" table:style-name="Table331">
        <table:table-column table:style-name="Table331.A"/>
        <table:table-row>
          <table:table-cell table:style-name="Table331.A1" office:value-type="string">
            <text:p text:style-name="P3">*FOOT This is an example footnote</text:p>
          </table:table-cell>
        </table:table-row>
      </table:table>
      <text:p text:style-name="Text_20_body">generates the footnote </text:p>
      <text:h text:style-name="Heading_20_6" text:outline-level="6">This is an example footnote.</text:h>
      <text:list xml:id="list1697314139" text:style-name="L50">
        <text:list-item>
          <text:p text:style-name="P58">MathPiper expressions may be evaluated inline by using the directive <text:span text:style-name="Teletype"><text:span text:style-name="T1">*EVAL</text:span></text:span>. Anything that follows <text:span text:style-name="Teletype"><text:span text:style-name="T1">*EVAL</text:span></text:span> until the end of the line will be evaluated as a MathPiper expression. If this expression prints something (e.g. via <text:span text:style-name="Teletype"><text:span text:style-name="T1">Write</text:span></text:span>), the output will be inserted into the text (as is). The resulting value of the expression will also be inserted, unless the expression evaluates to <text:span text:style-name="Teletype"><text:span text:style-name="T1">True</text:span></text:span>. The MathPiper expression <text:span text:style-name="T3">must</text:span> be on one line. </text:p>
        </text:list-item>
      </text:list>
      <text:p text:style-name="P8">For example, </text:p>
      <table:table table:name="Table332" table:style-name="Table332">
        <table:table-column table:style-name="Table332.A"/>
        <table:table-row>
          <table:table-cell table:style-name="Table332.A1" office:value-type="string">
            <text:p text:style-name="P3">*EVAL "MathPiper version: " : Version()</text:p>
          </table:table-cell>
        </table:table-row>
      </table:table>
      <text:p text:style-name="Text_20_body">will insert the string ` MathPiper version: 1.2.1 ' into the manual. Note the spaces around the version string---these additional spaces are currently unavoidable. </text:p>
      <text:h text:style-name="Heading_20_6" text:outline-level="6">If the absence of spaces is critically important, you can create the required text in a MathPiper expression.</text:h>
      <text:p text:style-name="Horizontal_20_Line"/>
      <text:h text:style-name="Heading_20_3" text:outline-level="3">Formatting conventions for the reference manual </text:h>
      <text:p text:style-name="Text_20_body"><text:bookmark text:name="documentation!reference manual markup"/>The formatting explained in the previous section is enough to create most of the user guide and tutorial documentation. The script <text:span text:style-name="Teletype"><text:span text:style-name="T1">txt2mathpiperdoc.pl</text:span></text:span> also implements <text:soft-page-break/>some additional markup features to help create the reference manual. </text:p>
      <text:p text:style-name="Text_20_body">A typical reference manual subsection documenting a certain function may look like this in plain text: </text:p>
      <table:table table:name="Table333" table:style-name="Table333">
        <table:table-column table:style-name="Table333.A"/>
        <table:table-row>
          <table:table-cell table:style-name="Table333.A1" office:value-type="string">
            <text:p text:style-name="Preformatted_20_Text">*CMD PrintList --- print list with padding</text:p>
            <text:p text:style-name="Preformatted_20_Text">*STD</text:p>
            <text:p text:style-name="Preformatted_20_Text">*CALL</text:p>
            <text:p text:style-name="Preformatted_20_Text"><text:s text:c="3"/>{PrintList}(list)</text:p>
            <text:p text:style-name="Preformatted_20_Text"><text:s text:c="3"/>{PrintList}(list, padding);</text:p>
            <text:p text:style-name="Preformatted_20_Text"/>
            <text:p text:style-name="Preformatted_20_Text">*PARMS</text:p>
            <text:p text:style-name="Preformatted_20_Text"/>
            <text:p text:style-name="Preformatted_20_Text">{list} -- a list to be printed</text:p>
            <text:p text:style-name="Preformatted_20_Text"/>
            <text:p text:style-name="Preformatted_20_Text">{padding} -- (optional) a string</text:p>
            <text:p text:style-name="Preformatted_20_Text"/>
            <text:p text:style-name="Preformatted_20_Text">*DESC</text:p>
            <text:p text:style-name="Preformatted_20_Text">Prints {list} and inserts the {padding} ...</text:p>
            <text:p text:style-name="Preformatted_20_Text"/>
            <text:p text:style-name="Preformatted_20_Text">*E.G.</text:p>
            <text:p text:style-name="Preformatted_20_Text"/>
            <text:p text:style-name="Preformatted_20_Text"><text:s text:c="8"/>In&gt; PrintList({a,b,{c, d}}, " .. ")</text:p>
            <text:p text:style-name="Preformatted_20_Text"><text:s text:c="8"/>Out&gt; " a .. <text:s/>b .. { c .. <text:s/>d}";</text:p>
            <text:p text:style-name="Preformatted_20_Text"/>
            <text:p text:style-name="P3">*SEE Write, WriteString</text:p>
          </table:table-cell>
        </table:table-row>
      </table:table>
      <text:p text:style-name="Text_20_body">Compare this with the reference manual section on the function <text:span text:style-name="Teletype"><text:span text:style-name="T1">PrintList</text:span></text:span> to see how this plain text markup is rendered in the finished documentation. </text:p>
      <text:p text:style-name="Text_20_body">Notes: </text:p>
      <text:list xml:id="list53214549" text:style-name="L51">
        <text:list-item>
          <text:p text:style-name="P122">Some labels have parameters while other labels do not; labels that do not have parameters must be put alone on a line. </text:p>
        </text:list-item>
        <text:list-item>
          <text:p text:style-name="P122">The <text:span text:style-name="Teletype"><text:span text:style-name="T1">*STD</text:span></text:span> label is for functions defined in the standard library and the <text:span text:style-name="Teletype"><text:span text:style-name="T1">*CORE</text:span></text:span> label is for built-in functions defined in the MathPiper core engine. In addition, the labels <text:span text:style-name="Teletype"><text:span text:style-name="T1">*UNIX</text:span></text:span>, <text:span text:style-name="Teletype"><text:span text:style-name="T1">*MSWIN</text:span></text:span> and <text:span text:style-name="Teletype"><text:span text:style-name="T1">*MAC</text:span></text:span> can be used to denote Un*x, MS Wind*ws and Macint*sh-specific add-on functions. </text:p>
        </text:list-item>
        <text:list-item>
          <text:p text:style-name="P122">There must be <text:span text:style-name="T3">some</text:span> whitespace separating a markup label such as <text:span text:style-name="Teletype"><text:span text:style-name="T1">*SEE</text:span></text:span> and the following text. Either TAB characters or spaces work equally well. </text:p>
        </text:list-item>
        <text:list-item>
          <text:p text:style-name="P122">The comma-space combination "<text:span text:style-name="Teletype"><text:span text:style-name="T1">, </text:span></text:span>" is mandatory when a label accepts a list of arguments. (One can put several spaces after a comma.) Lists of commands are used by the <text:span text:style-name="Teletype"><text:span text:style-name="T1">*CMD</text:span></text:span> and <text:span text:style-name="Teletype"><text:span text:style-name="T1">*SEE</text:span></text:span> labels. </text:p>
        </text:list-item>
        <text:list-item>
          <text:p text:style-name="P122">Characters <text:span text:style-name="Teletype"><text:span text:style-name="T1">&lt;</text:span></text:span> and <text:span text:style-name="Teletype"><text:span text:style-name="T1">&gt;</text:span></text:span> are of special significance to both HTML and <text:span text:style-name="T1">TeX</text:span> and should be always escaped---either by braces <text:span text:style-name="Teletype"><text:span text:style-name="T1">{}</text:span></text:span> or by dollar signs, as appropriate. </text:p>
        </text:list-item>
        <text:list-item>
          <text:p text:style-name="P122">In the "examples" section, there may be just one example, in which case the alternative label "<text:span text:style-name="Teletype"><text:span text:style-name="T1">*EG</text:span></text:span>" could be used instead of "<text:span text:style-name="Teletype"><text:span text:style-name="T1">*E.G.</text:span></text:span>". This will currently generate the word "Example:" instead of "Examples:" in the documentation. (This is a cosmetic feature.) </text:p>
        </text:list-item>
        <text:list-item>
          <text:p text:style-name="P122">Each example is a candidate for inclusion into the MathPiper test suite. The MathPiper code after the <text:span text:style-name="Teletype"><text:span text:style-name="T1">In&gt;</text:span></text:span> prompts and the resulting expressions that follow the <text:span text:style-name="Teletype"><text:span text:style-name="T1">Out&gt;</text:span></text:span> prompt are extracted into special files by the script <text:span text:style-name="Teletype"><text:span text:style-name="T1">txt2example.pl</text:span></text:span>. (This provides an automatic check that the manual still agrees with the actual behavior of MathPiper.) The script will ignore any text that is not preceded by <text:span text:style-name="Teletype"><text:span text:style-name="T1">In&gt;</text:span></text:span> or <text:span text:style-name="Teletype"><text:span text:style-name="T1">Out&gt;</text:span></text:span>. However, some examples are not appropriate for automatic testing <text:soft-page-break/>and must be explicitly excluded. An example section is excluded for testing if the <text:span text:style-name="Teletype"><text:span text:style-name="T1">*E.G.</text:span></text:span> or <text:span text:style-name="Teletype"><text:span text:style-name="T1">*EG</text:span></text:span> label is followed by the word "notest", for example: </text:p>
        </text:list-item>
      </text:list>
      <table:table table:name="Table334" table:style-name="Table334">
        <table:table-column table:style-name="Table334.A"/>
        <table:table-row>
          <table:table-cell table:style-name="Table334.A1" office:value-type="string">
            <text:p text:style-name="Preformatted_20_Text">*EG notest</text:p>
            <text:p text:style-name="P3"><text:s text:c="8"/>// some advanced tests</text:p>
          </table:table-cell>
        </table:table-row>
      </table:table>
      <text:list xml:id="list799249785" text:continue-numbering="true" text:style-name="L51">
        <text:list-header>
          <text:p text:style-name="P122">Tests may be unsuitable for automatic processing for several reasons, including: system-dependent results (e.g. need to have particular files on the system); calculations that take a long time; calculations that output something to the screen and not just return an expression. </text:p>
        </text:list-header>
        <text:list-item>
          <text:p text:style-name="P59">In a subsection there may be either one function documented or several at once: for example, it may make sense to document <text:span text:style-name="Teletype"><text:span text:style-name="T1">Sin</text:span></text:span>, <text:span text:style-name="Teletype"><text:span text:style-name="T1">Cos</text:span></text:span> and <text:span text:style-name="Teletype"><text:span text:style-name="T1">Tan</text:span></text:span> together. In this case, all function names should be simply listed in the <text:span text:style-name="Teletype"><text:span text:style-name="T1">*CMD</text:span></text:span> header, for example: </text:p>
        </text:list-item>
      </text:list>
      <table:table table:name="Table335" table:style-name="Table335">
        <table:table-column table:style-name="Table335.A"/>
        <table:table-row>
          <table:table-cell table:style-name="Table335.A1" office:value-type="string">
            <text:p text:style-name="P3">*CMD Sin, Cos, Tan --- Trigonometric ...</text:p>
          </table:table-cell>
        </table:table-row>
      </table:table>
      <text:p text:style-name="Text_20_body">In addition to the above labels, there are the following tags: </text:p>
      <text:list xml:id="list1057852323" text:style-name="L52">
        <text:list-item>
          <text:p text:style-name="P123"><text:span text:style-name="Teletype"><text:span text:style-name="T1">*INTRO</text:span></text:span> to denote a "reference chapter introduction" corresponding to the <text:span text:style-name="Teletype"><text:span text:style-name="T1">ChapterIntro()</text:span></text:span> function </text:p>
        </text:list-item>
        <text:list-item>
          <text:p text:style-name="P123"><text:span text:style-name="Teletype"><text:span text:style-name="T1">*BLURB</text:span></text:span> for the short book summary (it enters the HTML book index and the front page of the <text:span text:style-name="T1">LaTeX</text:span> docs) </text:p>
        </text:list-item>
        <text:list-item>
          <text:p text:style-name="P123"><text:span text:style-name="Teletype"><text:span text:style-name="T1">*A</text:span></text:span> to manually create an HTML anchor in a reference manual section and an index entry in the printed docs (see below for more details on indexing) </text:p>
        </text:list-item>
        <text:list-item>
          <text:p text:style-name="P123"><text:span text:style-name="Teletype"><text:span text:style-name="T1">*HEAD</text:span></text:span> to create a small heading. The <text:span text:style-name="Teletype"><text:span text:style-name="T1">*HEAD</text:span></text:span> tag might be useful for lowest-level headings. Currently, the special markup for the reference manual implements the same tag for its topical sections ("Parameters", "See also" etc.) <text:span text:style-name="Teletype"><text:span text:style-name="T1">*HEAD</text:span></text:span>. For instance, </text:p>
        </text:list-item>
      </text:list>
      <table:table table:name="Table336" table:style-name="Table336">
        <table:table-column table:style-name="Table336.A"/>
        <table:table-row>
          <table:table-cell table:style-name="Table336.A1" office:value-type="string">
            <text:p text:style-name="P3">*PARMS</text:p>
          </table:table-cell>
        </table:table-row>
      </table:table>
      <text:list xml:id="list2007357005" text:continue-numbering="true" text:style-name="L52">
        <text:list-header>
          <text:p text:style-name="P123">results in the same text as </text:p>
        </text:list-header>
      </text:list>
      <table:table table:name="Table337" table:style-name="Table337">
        <table:table-column table:style-name="Table337.A"/>
        <table:table-row>
          <table:table-cell table:style-name="Table337.A1" office:value-type="string">
            <text:p text:style-name="P3">*HEAD Parameters:</text:p>
          </table:table-cell>
        </table:table-row>
      </table:table>
      <text:p text:style-name="Text_20_body">Usage of the <text:span text:style-name="Teletype"><text:span text:style-name="T1">*A</text:span></text:span> label currently does not directly affect the appearance of the docs. In the HTML docs, it inserts the insivible anchor tags <text:span text:style-name="Teletype"><text:span text:style-name="T1">&lt;a&gt;&lt;/a&gt;</text:span></text:span>. In the printed <text:span text:style-name="T1">LaTeX</text:span> docs, the <text:span text:style-name="Teletype"><text:span text:style-name="T1">*A</text:span></text:span> label adds an index entry. The <text:span text:style-name="Teletype"><text:span text:style-name="T1">*CMD</text:span></text:span> tag generates all necessary HTML anchors and index entries for commands in the reference manual. So only non-command index entries need to be manually entered using <text:span text:style-name="Teletype"><text:span text:style-name="T1">*A</text:span></text:span>. </text:p>
      <text:p text:style-name="Text_20_body">The <text:span text:style-name="Teletype"><text:span text:style-name="T1">*INTRO</text:span></text:span> and <text:span text:style-name="Teletype"><text:span text:style-name="T1">*BLURB</text:span></text:span> tags only work for one paragraph. There must be no empty line between <text:span text:style-name="Teletype"><text:span text:style-name="T1">*INTRO</text:span></text:span>/<text:span text:style-name="Teletype"><text:span text:style-name="T1">*BLURB</text:span></text:span> and that paragraph. Also, there must be no empty line between the "blurb" and the book title (for technical reasons). There must be one and only one "blurb" paragraph in a "book" and no more than one "chapter intro" paragraph per chapter. </text:p>
      <text:p text:style-name="Text_20_body">This markup should be sufficient for creating reference documentation in plain text. </text:p>
      <text:p text:style-name="Horizontal_20_Line"/>
      <text:h text:style-name="Heading_20_3" text:outline-level="3">Indexing the documentation books </text:h>
      <text:p text:style-name="Text_20_body"><text:bookmark text:name="documentation!indexing"/>It is not difficult to automatically generate an alphabetically sorted index for the books. An "index entry" is a piece of text that does not appear in the book where it is entered, but instead is printed in the alphabetical list at the end of the text with the <text:soft-page-break/>relevant page number. </text:p>
      <text:p text:style-name="Text_20_body">Currently the following facilities are provided for indexing: </text:p>
      <text:list xml:id="list2072420893" text:style-name="L53">
        <text:list-item>
          <text:p text:style-name="P124">The label <text:span text:style-name="Teletype"><text:span text:style-name="T1">*CMD</text:span></text:span> automatically adds index entries for all commands it describes. In this way, the printed reference manual automatically has every documented command listed in the index. </text:p>
        </text:list-item>
        <text:list-item>
          <text:p text:style-name="P60">The label <text:span text:style-name="Teletype"><text:span text:style-name="T1">*A</text:span></text:span> can be used to add an index entry by hand. An index entry can be any text that is admissible in the documentation (on one line). Preferably it should be something concise and something that users will want to look up and can't easily locate in the table of contents. </text:p>
        </text:list-item>
      </text:list>
      <text:p text:style-name="Text_20_body">After <text:span text:style-name="T1">LaTeX</text:span> generates a "raw" index file <text:span text:style-name="Teletype"><text:span text:style-name="T1">*.idx</text:span></text:span>, the <text:span text:style-name="Teletype"><text:span text:style-name="T1">makeindex</text:span></text:span> utility is used to post-process and sort the index into the <text:span text:style-name="Teletype"><text:span text:style-name="T1">.ind</text:span></text:span> file. If you do not have <text:span text:style-name="Teletype"><text:span text:style-name="T1">makeindex</text:span></text:span> on your system, the book indices will not be generated. </text:p>
      <text:p text:style-name="Text_20_body">Note that <text:span text:style-name="Teletype"><text:span text:style-name="T1">makeindex</text:span></text:span> is not always friendly to special (non-alphanumeric) characters. For example, it uses the symbol <text:span text:style-name="Teletype"><text:span text:style-name="T1">!</text:span></text:span> to separate index topics, which may conflict with MathPiper commands. In other words, document index must be tested and sometimes debugged. </text:p>
      <text:p text:style-name="Text_20_body">In the HTML docs, the index is currently not generated on a separate page, although HTML anchors are inserted in the text. </text:p>
      <text:p text:style-name="P8">An index entry may be a "topic" with "subtopics", which usually appears in book indices like this: </text:p>
      <table:table table:name="Table338" table:style-name="Table338">
        <table:table-column table:style-name="Table338.A"/>
        <table:table-row>
          <table:table-cell table:style-name="Table338.A1" office:value-type="string">
            <text:p text:style-name="Preformatted_20_Text">gnus, 51</text:p>
            <text:p text:style-name="Preformatted_20_Text"><text:s text:c="3"/>tame, 51</text:p>
            <text:p text:style-name="P3"><text:s text:c="3"/>wild, 52-341</text:p>
          </table:table-cell>
        </table:table-row>
      </table:table>
      <text:p text:style-name="P8">This effect can be achieved with the <text:span text:style-name="Teletype"><text:span text:style-name="T1">!</text:span></text:span> topic separator: </text:p>
      <table:table table:name="Table339" table:style-name="Table339">
        <table:table-column table:style-name="Table339.A"/>
        <table:table-row>
          <table:table-cell table:style-name="Table339.A1" office:value-type="string">
            <text:p text:style-name="Preformatted_20_Text">*A gnus</text:p>
            <text:p text:style-name="Preformatted_20_Text">*A gnus!tame</text:p>
            <text:p text:style-name="P3">*A gnus!wild</text:p>
          </table:table-cell>
        </table:table-row>
      </table:table>
      <text:p text:style-name="Text_20_body">This is a special feature of <text:span text:style-name="Teletype"><text:span text:style-name="T1">makeindex</text:span></text:span>. </text:p>
      <text:p text:style-name="P8">Currently, it is possible to include a command or an equation into an index entry, for example, </text:p>
      <table:table table:name="Table340" table:style-name="Table340">
        <table:table-column table:style-name="Table340.A"/>
        <table:table-row>
          <table:table-cell table:style-name="Table340.A1" office:value-type="string">
            <text:p text:style-name="Preformatted_20_Text">*A {InterestingCommand}</text:p>
            <text:p text:style-name="P3">*A calculation of $Sqrt(x)$</text:p>
          </table:table-cell>
        </table:table-row>
      </table:table>
      <text:p text:style-name="Text_20_body">But this may sometimes conflict with the topic separator. </text:p>
      <text:p text:style-name="Horizontal_20_Line"/>
      <text:h text:style-name="Heading_20_3" text:outline-level="3">Summary of mark-up labels </text:h>
      <text:p text:style-name="Text_20_body"><text:bookmark text:name="documentation!summary of labels"/>Mark-up labels <text:span text:style-name="T3">must</text:span> appear as first characters on a line. The following mark-up labels are currently defined: </text:p>
      <text:p text:style-name="Text_20_body">Labels with an argument on the same line (affect only the current line): </text:p>
      <text:list xml:id="list129170856" text:style-name="L54">
        <text:list-item>
          <text:p text:style-name="P125"><text:span text:style-name="Teletype"><text:span text:style-name="T1">*A</text:span></text:span> <text:span text:style-name="T3">anchor</text:span> -- insert anchor and index entry </text:p>
        </text:list-item>
        <text:list-item>
          <text:p text:style-name="P125"><text:span text:style-name="Teletype"><text:span text:style-name="T1">*BOOK</text:span></text:span> <text:span text:style-name="T3">title</text:span> -- start a book, give title </text:p>
        </text:list-item>
        <text:list-item>
          <text:p text:style-name="P125"><text:span text:style-name="Teletype"><text:span text:style-name="T1">*EVAL</text:span></text:span> <text:span text:style-name="T3">statement</text:span> -- evaluate inline as a <text:span text:style-name="Teletype"><text:span text:style-name="T1">MathPiper</text:span></text:span> statement and insert results </text:p>
        </text:list-item>
        <text:list-item>
          <text:p text:style-name="P125"><text:span text:style-name="Teletype"><text:span text:style-name="T1">*HEAD</text:span></text:span> <text:span text:style-name="T3">heading</text:span> -- lowest-level heading (lower than subsection) </text:p>
        </text:list-item>
        <text:list-item>
          <text:p text:style-name="P125"><text:soft-page-break/><text:span text:style-name="Teletype"><text:span text:style-name="T1">*FOOT</text:span></text:span> <text:span text:style-name="T3">text</text:span> -- insert a footnote </text:p>
        </text:list-item>
        <text:list-item>
          <text:p text:style-name="P125"><text:span text:style-name="Teletype"><text:span text:style-name="T1">*INCLUDE</text:span></text:span> <text:span text:style-name="T3">filename</text:span> -- include another documentation file </text:p>
        </text:list-item>
        <text:list-item>
          <text:p text:style-name="P61"><text:span text:style-name="Teletype"><text:span text:style-name="T1">*YSFILE</text:span></text:span> <text:span text:style-name="T3">filename</text:span> -- give an alternative file name for <text:span text:style-name="Teletype"><text:span text:style-name="T1">MathPiper</text:span></text:span> code extraction (see the section on <text:span text:style-name="Teletype"><text:span text:style-name="T1">book2ys</text:span></text:span>) </text:p>
        </text:list-item>
      </text:list>
      <text:p text:style-name="Text_20_body">Labels that affect the rest of the line and the subsequent paragraph: </text:p>
      <text:list xml:id="list1856697658" text:style-name="L55">
        <text:list-item>
          <text:p text:style-name="P126"><text:span text:style-name="Teletype"><text:span text:style-name="T1">*BLURB</text:span></text:span> -- short summary of the book (must immediately precede the <text:span text:style-name="Teletype"><text:span text:style-name="T1">*BOOK</text:span></text:span> label without any empty lines) </text:p>
        </text:list-item>
        <text:list-item>
          <text:p text:style-name="P126"><text:span text:style-name="Teletype"><text:span text:style-name="T1">*INTRO</text:span></text:span> -- chapter introduction (significant for HTML only) (must be separated by an empty line from what follows) </text:p>
        </text:list-item>
        <text:list-item>
          <text:p text:style-name="P62"><text:span text:style-name="Teletype"><text:span text:style-name="T1">*REM</text:span></text:span> -- documentation comment (must be separated by an empty line from what follows) </text:p>
        </text:list-item>
      </text:list>
      <text:p text:style-name="Text_20_body">Special labels for the reference manual that accept several arguments on the same line: </text:p>
      <text:list xml:id="list1224434636" text:style-name="L56">
        <text:list-item>
          <text:p text:style-name="P127"><text:span text:style-name="Teletype"><text:span text:style-name="T1">*CMD</text:span></text:span> or <text:span text:style-name="Teletype"><text:span text:style-name="T1">*FUNC</text:span></text:span> -- command name and one-line description </text:p>
        </text:list-item>
        <text:list-item>
          <text:p text:style-name="P63"><text:span text:style-name="Teletype"><text:span text:style-name="T1">*SEE</text:span></text:span> -- "See also" </text:p>
        </text:list-item>
      </text:list>
      <text:p text:style-name="Text_20_body">Special labels without arguments that generate headings for the reference manual: </text:p>
      <text:list xml:id="list80025450" text:style-name="L57">
        <text:list-item>
          <text:p text:style-name="P128"><text:span text:style-name="Teletype"><text:span text:style-name="T1">*STD</text:span></text:span> -- "Standard library" </text:p>
        </text:list-item>
        <text:list-item>
          <text:p text:style-name="P128"><text:span text:style-name="Teletype"><text:span text:style-name="T1">*UNIX</text:span></text:span> -- "Unix-specific" </text:p>
        </text:list-item>
        <text:list-item>
          <text:p text:style-name="P128"><text:span text:style-name="Teletype"><text:span text:style-name="T1">*MSWIN</text:span></text:span> -- "MS Windows-specific" </text:p>
        </text:list-item>
        <text:list-item>
          <text:p text:style-name="P128"><text:span text:style-name="Teletype"><text:span text:style-name="T1">*MAC</text:span></text:span> -- "Macintosh-specific" </text:p>
        </text:list-item>
        <text:list-item>
          <text:p text:style-name="P128"><text:span text:style-name="Teletype"><text:span text:style-name="T1">*CORE</text:span></text:span> -- "Core function" </text:p>
        </text:list-item>
        <text:list-item>
          <text:p text:style-name="P128"><text:span text:style-name="Teletype"><text:span text:style-name="T1">*CALL</text:span></text:span> -- "Calling format" </text:p>
        </text:list-item>
        <text:list-item>
          <text:p text:style-name="P128"><text:span text:style-name="Teletype"><text:span text:style-name="T1">*PARMS</text:span></text:span> -- "Parameters" </text:p>
        </text:list-item>
        <text:list-item>
          <text:p text:style-name="P128"><text:span text:style-name="Teletype"><text:span text:style-name="T1">*DESC</text:span></text:span> -- "Description" </text:p>
        </text:list-item>
        <text:list-item>
          <text:p text:style-name="P128"><text:span text:style-name="Teletype"><text:span text:style-name="T1">*E.G.</text:span></text:span> -- "Examples" </text:p>
        </text:list-item>
        <text:list-item>
          <text:p text:style-name="P64"><text:span text:style-name="Teletype"><text:span text:style-name="T1">*EG</text:span></text:span> -- "Example" </text:p>
        </text:list-item>
      </text:list>
      <text:p text:style-name="Text_20_body">Other special markup: </text:p>
      <text:list xml:id="list521162131" text:style-name="L58">
        <text:list-item>
          <text:p text:style-name="P129"><text:span text:style-name="Teletype"><text:span text:style-name="T1">*BREAK</text:span></text:span> -- insert an explicit line break at this point (no new paragraph) </text:p>
        </text:list-item>
        <text:list-item>
          <text:p text:style-name="P129"><text:span text:style-name="Teletype"><text:span text:style-name="T1">*NEWPAGE</text:span></text:span> -- start a new page at this point ( <text:span text:style-name="T1">LaTeX</text:span> documentation only) </text:p>
        </text:list-item>
        <text:list-item>
          <text:p text:style-name="P65"><text:span text:style-name="Teletype"><text:span text:style-name="T1">&lt;*</text:span></text:span> ... <text:span text:style-name="Teletype"><text:span text:style-name="T1">*&gt;</text:span></text:span> -- insert a hyperlink </text:p>
        </text:list-item>
      </text:list>
      <text:p text:style-name="Horizontal_20_Line"/>
      <text:h text:style-name="Heading_20_3" text:outline-level="3">Summary of special markup syntax </text:h>
      <text:p text:style-name="Text_20_body"><text:bookmark text:name="documentation!summary of syntax"/>Special syntax entities include: </text:p>
      <text:list xml:id="list957532238" text:style-name="L59">
        <text:list-item>
          <text:p text:style-name="P130">TAB indented: book title (4 TABs), chapter (3 TABs), section (2 TABs), subsection (1 TAB and 4 spaces) titles, sample code (1 TAB) </text:p>
        </text:list-item>
        <text:list-item>
          <text:p text:style-name="P130">asterisk-TAB: enumerated environment </text:p>
        </text:list-item>
        <text:list-item>
          <text:p text:style-name="P130">asterisk-TAB-number-period: itemized environment </text:p>
        </text:list-item>
        <text:list-item>
          <text:p text:style-name="P130">curly braces "<text:span text:style-name="Teletype"><text:span text:style-name="T1">{}</text:span></text:span>": inline code samples, names of functions or variables (monospaced font) </text:p>
        </text:list-item>
        <text:list-item>
          <text:p text:style-name="P130">special delimiters "<text:span text:style-name="Teletype"><text:span text:style-name="T1">&lt;i&gt;</text:span></text:span>" and "<text:span text:style-name="Teletype"><text:span text:style-name="T1">&lt;/i&gt;</text:span></text:span>": italics (for emphasis, not for mathematics). Both delimiters must be on the same line. </text:p>
        </text:list-item>
        <text:list-item>
          <text:p text:style-name="P130">dollar signs "<text:span text:style-name="Teletype"><text:span text:style-name="T1">$</text:span></text:span>", "<text:span text:style-name="Teletype"><text:span text:style-name="T1">$$</text:span></text:span>": inline and displayed mathematical equations </text:p>
        </text:list-item>
        <text:list-item>
          <text:p text:style-name="P130"><text:soft-page-break/>special delimiters "<text:span text:style-name="Teletype"><text:span text:style-name="T1">&lt;*</text:span></text:span>" and "<text:span text:style-name="Teletype"><text:span text:style-name="T1">*&gt;</text:span></text:span>": Web hyperlinks and documentation hyperlinks. Both delimiters must be on the same line. </text:p>
        </text:list-item>
        <text:list-item>
          <text:p text:style-name="P66">the exclamation mark "<text:span text:style-name="Teletype"><text:span text:style-name="T1">!</text:span></text:span>": nested index entries (use inside the <text:span text:style-name="Teletype"><text:span text:style-name="T1">*A</text:span></text:span> label) </text:p>
        </text:list-item>
      </text:list>
      <text:p text:style-name="Horizontal_20_Line"/>
      <text:h text:style-name="Heading_20_3" text:outline-level="3">Debugging the manual </text:h>
      <text:p text:style-name="Text_20_body"><text:bookmark text:name="documentation!markup debugging"/>Sometimes the manual compilation <text:span text:style-name="Teletype"><text:span text:style-name="T1">make</text:span></text:span> or <text:span text:style-name="Teletype"><text:span text:style-name="T1">make texdocs</text:span></text:span> will break after you edit the plaintext manual sources. This can happen for one of these reasons: </text:p>
      <text:list xml:id="list912406561" text:style-name="L60">
        <text:list-item>
          <text:p text:style-name="P131">A math syntax error. You have used a mathematical formula that does not evaluate to a MathPiper expression. Unbalanced parentheses, invalid infix operators such as <text:span text:style-name="Teletype"><text:span text:style-name="T1">&gt;-</text:span></text:span>, <text:span text:style-name="Teletype"><text:span text:style-name="T1">=-</text:span></text:span>, or forgotten punctuation inside the formula such as <text:span text:style-name="Teletype"><text:span text:style-name="T1">x+1:</text:span></text:span> are the most frequent culprits. This will break both HTML and <text:span text:style-name="T1">TeX</text:span> manual formats. </text:p>
        </text:list-item>
        <text:list-item>
          <text:p text:style-name="P131">The HTML format compiles but the <text:span text:style-name="T1">TeX</text:span> does not (the <text:span text:style-name="Teletype"><text:span text:style-name="T1">latex</text:span></text:span> commands never finishes, that is, <text:span text:style-name="T1">latex</text:span> prints an error message which you do not see because it is redirected to <text:span text:style-name="Teletype"><text:span text:style-name="T1">/dev/null</text:span></text:span>, and waits for your input; you have to kill the process). This means that somewhere the generated <text:span text:style-name="T1">TeX</text:span> code is incorrect. You probably forgot to balance braces <text:span text:style-name="Teletype"><text:span text:style-name="T1">{}</text:span></text:span> or something more subtle happened. </text:p>
        </text:list-item>
        <text:list-item>
          <text:p text:style-name="P67">Some mark-up which should not be split between lines was unintentionally split by reformatting paragraphs in a text editor. This will sometimes not break the compilation but will always give undesired results. </text:p>
        </text:list-item>
      </text:list>
      <text:p text:style-name="P8">In case of a math syntax error, the documentation exporter cannot print the paragraph where the error occurred, but it usually prints the preceding paragraph. Currently, the easiest way to locate the error is to generate the <text:span text:style-name="Teletype"><text:span text:style-name="T1">.tex</text:span></text:span> output and look at it, e.g.: </text:p>
      <table:table table:name="Table341" table:style-name="Table341">
        <table:table-column table:style-name="Table341.A"/>
        <table:table-row>
          <table:table-cell table:style-name="Table341.A1" office:value-type="string">
            <text:p text:style-name="P3">make ref.book.tex; less ref.book.tex</text:p>
          </table:table-cell>
        </table:table-row>
      </table:table>
      <text:p text:style-name="Text_20_body">The last line in the <text:span text:style-name="Teletype"><text:span text:style-name="T1">.tex</text:span></text:span> file must be <text:span text:style-name="Teletype"><text:span text:style-name="T1">\end{document}</text:span></text:span>. If it is not, then the last portion of the text you see in the <text:span text:style-name="Teletype"><text:span text:style-name="T1">.tex</text:span></text:span> file is the text directly before the paragraph where the error occurred. Most probably, there is a malformatted math formula in the next paragraph of your plaintext source. </text:p>
      <text:p text:style-name="P8">If the last line is <text:span text:style-name="Teletype"><text:span text:style-name="T1">\end{document}</text:span></text:span> but <text:span text:style-name="Teletype"><text:span text:style-name="T1">latex</text:span></text:span> does not finish, you will have to run <text:span text:style-name="Teletype"><text:span text:style-name="T1">latex</text:span></text:span> by hand, e.g. </text:p>
      <table:table table:name="Table342" table:style-name="Table342">
        <table:table-column table:style-name="Table342.A"/>
        <table:table-row>
          <table:table-cell table:style-name="Table342.A1" office:value-type="string">
            <text:p text:style-name="P3">latex ref.book.tex</text:p>
          </table:table-cell>
        </table:table-row>
      </table:table>
      <text:p text:style-name="Text_20_body">and look at the error message(s) it prints. </text:p>
      <text:p text:style-name="Horizontal_20_Line"/>
      <text:h text:style-name="Heading_20_3" text:outline-level="3">Using the script <text:span text:style-name="Teletype"><text:span text:style-name="T1">txt2mathpiperdoc.pl</text:span></text:span> </text:h>
      <text:p text:style-name="Text_20_body">The script <text:span text:style-name="Teletype"><text:span text:style-name="T1">txt2mathpiperdoc.pl</text:span></text:span> is used to transform plain text markup into the MathPiper language. The script acts as a stream filter: </text:p>
      <table:table table:name="Table343" table:style-name="Table343">
        <table:table-column table:style-name="Table343.A"/>
        <table:table-row>
          <table:table-cell table:style-name="Table343.A1" office:value-type="string">
            <text:p text:style-name="P3">perl txt2mathpiperdoc.pl &lt; file.txt &gt; file.chapt</text:p>
          </table:table-cell>
        </table:table-row>
      </table:table>
      <text:p text:style-name="Text_20_body">In this example, <text:span text:style-name="Teletype"><text:span text:style-name="T1">file.txt</text:span></text:span> contains some formatted plain text (source text) and the resulting file <text:span text:style-name="Teletype"><text:span text:style-name="T1">file.chapt</text:span></text:span> will be produced in MathPiper-language documentation format. </text:p>
      <text:p text:style-name="Text_20_body"><text:soft-page-break/>There is a single option for <text:span text:style-name="Teletype"><text:span text:style-name="T1">txt2mathpiperdoc</text:span></text:span>: </text:p>
      <table:table table:name="Table344" table:style-name="Table344">
        <table:table-column table:style-name="Table344.A"/>
        <table:table-row>
          <table:table-cell table:style-name="Table344.A1" office:value-type="string">
            <text:p text:style-name="Preformatted_20_Text">perl txt2mathpiperdoc.pl -debug &lt; file.txt \</text:p>
            <text:p text:style-name="P3"><text:s text:c="2"/>&gt; file.chapt</text:p>
          </table:table-cell>
        </table:table-row>
      </table:table>
      <text:p text:style-name="Text_20_body">This option is to be used for debugging, i.e. when the resulting file does not compile in MathPiper. The effect of this option is to introduce more breaks between text strings in the generated file, so that the <text:span text:style-name="Teletype"><text:span text:style-name="T1">Text()</text:span></text:span> function is called more often. It is then easier to locate the source of the problem in the MathPiper-language file (MathPiper will tell you the last line in the MathPiper-language file at which a syntax error occurred). This option is largely obsolete because the <text:span text:style-name="Teletype"><text:span text:style-name="T1">Text()</text:span></text:span> function is called frequently enough by default. See below for hints about finding syntax errors in documentation when the manual does not compile. </text:p>
      <text:p text:style-name="Horizontal_20_Line"/>
      <text:h text:style-name="Heading_20_3" text:outline-level="3"><text:span text:style-name="Teletype"><text:span text:style-name="T1">book2TeX</text:span></text:span>: preparing typeset documentation </text:h>
      <text:p text:style-name="P8">The script <text:span text:style-name="Teletype"><text:span text:style-name="T1">book2TeX.sh</text:span></text:span> prepares a <text:span text:style-name="T1">TeX</text:span> file out of a MathPiper-language documentation book. Usage is similar to <text:span text:style-name="Teletype"><text:span text:style-name="T1">book2txt.sh</text:span></text:span>, except that only one file is processed at a time and the file must be a "book", not just a "chapter". For example: </text:p>
      <table:table table:name="Table345" table:style-name="Table345">
        <table:table-column table:style-name="Table345.A"/>
        <table:table-row>
          <table:table-cell table:style-name="Table345.A1" office:value-type="string">
            <text:p text:style-name="P3">book2TeX.sh intro.book intro.book.tex</text:p>
          </table:table-cell>
        </table:table-row>
      </table:table>
      <text:p text:style-name="P8">will create a <text:span text:style-name="T1">LaTeX</text:span>-formatted version of the introductory tutorial. The <text:span text:style-name="T1">LaTeX</text:span> file can be processed with standard tools, for example </text:p>
      <table:table table:name="Table346" table:style-name="Table346">
        <table:table-column table:style-name="Table346.A"/>
        <table:table-row>
          <table:table-cell table:style-name="Table346.A1" office:value-type="string">
            <text:p text:style-name="Preformatted_20_Text">latex intro.book.tex</text:p>
            <text:p text:style-name="P3">dvips -o intro.book.ps intro.book dvi</text:p>
          </table:table-cell>
        </table:table-row>
      </table:table>
      <text:p text:style-name="P8">will prepare a Postscript version, while </text:p>
      <table:table table:name="Table347" table:style-name="Table347">
        <table:table-column table:style-name="Table347.A"/>
        <table:table-row>
          <table:table-cell table:style-name="Table347.A1" office:value-type="string">
            <text:p text:style-name="P3">pdflatex intro.book.tex</text:p>
          </table:table-cell>
        </table:table-row>
      </table:table>
      <text:p text:style-name="Text_20_body">will prepare a PDF version. </text:p>
      <text:p text:style-name="Text_20_body">To generate printed docs, it is necessary to run <text:span text:style-name="Teletype"><text:span text:style-name="T1">latex</text:span></text:span> (at least) three times in a row. This is because at first <text:span text:style-name="Teletype"><text:span text:style-name="T1">latex</text:span></text:span> does not know how much space will be taken by the table of contents and the index, so the page numbers are all off by a few pages. Only on the second run <text:span text:style-name="Teletype"><text:span text:style-name="T1">latex</text:span></text:span> generates correct page numbers for the TOC (the <text:span text:style-name="Teletype"><text:span text:style-name="T1">.aux</text:span></text:span> file) and for the index (the <text:span text:style-name="Teletype"><text:span text:style-name="T1">.idx</text:span></text:span> file). After this the index file has to be processed by the <text:span text:style-name="Teletype"><text:span text:style-name="T1">makeindex</text:span></text:span> routine to sort it, and the third <text:span text:style-name="Teletype"><text:span text:style-name="T1">latex</text:span></text:span> run is needed to actually insert the correct TOC and the processed index into the final document. </text:p>
      <text:p text:style-name="P8">The shell commands in <text:span text:style-name="Teletype"><text:span text:style-name="T1">book2txt.sh</text:span></text:span> execute the following MathPiper commands: </text:p>
      <table:table table:name="Table348" table:style-name="Table348">
        <table:table-column table:style-name="Table348.A"/>
        <table:table-row>
          <table:table-cell table:style-name="Table348.A1" office:value-type="string">
            <text:p text:style-name="Preformatted_20_Text">Use("book2TeX.pi");</text:p>
            <text:p text:style-name="Preformatted_20_Text">ToFile("file.chapt.tex")</text:p>
            <text:p text:style-name="P3"><text:s text:c="2"/>Load("file.chapt");</text:p>
          </table:table-cell>
        </table:table-row>
      </table:table>
      <text:p text:style-name="P8">This requires that the MathPiper script <text:span text:style-name="Teletype"><text:span text:style-name="T1">book2TeX.pi</text:span></text:span> be available in the current directory. The shell script <text:span text:style-name="Teletype"><text:span text:style-name="T1">book2TeX.sh</text:span></text:span> assumes that <text:span text:style-name="Teletype"><text:span text:style-name="T1">book2TeX.pi</text:span></text:span> is stored in the same directory as <text:span text:style-name="Teletype"><text:span text:style-name="T1">book2TeX.sh</text:span></text:span> and that the MathPiper executable is available in the directory <text:span text:style-name="Teletype"><text:span text:style-name="T1">../src/</text:span></text:span>. Alternatively, the command line of the MathPiper executable can be specified by the <text:span text:style-name="Teletype"><text:span text:style-name="T1">-run</text:span></text:span> option. For example, the <text:span text:style-name="Teletype"><text:span text:style-name="T1">Makefile</text:span></text:span> runs <text:span text:style-name="Teletype"><text:span text:style-name="T1">book2TeX.sh</text:span></text:span> like this: </text:p>
      <table:table table:name="Table349" table:style-name="Table349">
        <table:table-column table:style-name="Table349.A"/>
        <table:table-row>
          <table:table-cell table:style-name="Table349.A1" office:value-type="string">
            <text:p text:style-name="Preformatted_20_Text">book2TeX.sh -run "mathpiper-dir/src/mathpiper --rootdir</text:p>
            <text:p text:style-name="P3"><text:s text:c="2"/>mathpiper-dir/scripts" file.book file.book.tex</text:p>
          </table:table-cell>
        </table:table-row>
      </table:table>
      <text:p text:style-name="Text_20_body"><text:soft-page-break/>Note that the entire MathPiper command line is given in quotes. </text:p>
      <text:h text:style-name="Heading_20_5" text:outline-level="5">Some concerns with the printed documentation </text:h>
      <text:p text:style-name="Text_20_body"><text:bookmark text:name="documentation!&lt;b&gt; TeX&lt;/b&gt; problems"/>Not all features of the MathPiper documentation-generating scripts are compatible with <text:span text:style-name="T1">TeX</text:span> typesetting. To prevent errors, documentation source should avoid certain things. In general, it is a good idea to check the typeset appearance of documentation, since it helps detect errors. </text:p>
      <text:p text:style-name="Text_20_body">For example, the symbols <text:span text:style-name="Teletype"><text:span text:style-name="T1">%</text:span></text:span>, <text:span text:style-name="Teletype"><text:span text:style-name="T1">{ }</text:span></text:span>, <text:span text:style-name="Teletype"><text:span text:style-name="T1">&lt; &gt;</text:span></text:span>, <text:span text:style-name="Teletype"><text:span text:style-name="T1">#</text:span></text:span>, <text:span text:style-name="Teletype"><text:span text:style-name="T1">\</text:span></text:span>, <text:span text:style-name="Teletype"><text:span text:style-name="T1">_</text:span></text:span> and <text:span text:style-name="Teletype"><text:span text:style-name="T1">&amp;</text:span></text:span> are special to <text:span text:style-name="T1">TeX</text:span>. They should not normally be used in plain text; it is okay to use them in "typewriter" text (within braces <text:span text:style-name="Teletype"><text:span text:style-name="T1">{}</text:span></text:span>) or code samples -- but <text:span text:style-name="T3">not</text:span> in section or chapter heads, because it makes it difficult to export to <text:span text:style-name="T1">TeX</text:span> correctly. <text:span text:style-name="T1">TeX</text:span> commands may be entered but will not be correctly rendered in HTML online documentation. </text:p>
      <text:p text:style-name="Text_20_body"><text:bookmark text:name="documentation!lines too wide"/>Sometimes fixed-font text will hang over the right edge of the printed page. A workaround is to break the fixed-font text into shorter fragments or to rephrase the text. </text:p>
      <text:p text:style-name="Text_20_body">Another concern is that code examples (TAB-indented blocks) are typeset in a fixed-width font and may not fit into the width of the page. To avoid this, the lines in the code examples should not be longer than about 50 characters. </text:p>
      <text:p text:style-name="Text_20_body">The current implementation uses a "report" style which allows chapters, sections, subsections and includes an automatically generated table of contents and an index. The standard 10 point font and two-column format are used to save space (and trees). </text:p>
      <text:p text:style-name="Text_20_body">The script <text:span text:style-name="Teletype"><text:span text:style-name="T1">txt2mathpiperdoc.pl</text:span></text:span> attempts to convert double quotes <text:span text:style-name="Teletype"><text:span text:style-name="T1">""</text:span></text:span> into proper English quotation marks "". However, this automatic conversion sometimes fails and produces wrongly-directed quotes. One such case is if the quotes are on the same line as a TAB character (e.g. in an itemized environment). This problem can be circumvented by putting the quoted words on a different line. </text:p>
      <text:p text:style-name="Text_20_body">Some complicated mathematical expressions may not correctly render in <text:span text:style-name="T1">TeX</text:span>. This is because MathPiper uses its library function <text:span text:style-name="Teletype"><text:span text:style-name="T1">TeXForm()</text:span></text:span> to transform MathPiper expressions to <text:span text:style-name="T1">TeX</text:span>. Mathematical expressions are entered in the plain text documentation source using MathPiper syntax, then transformed to a special non-evaluating call <text:span text:style-name="Teletype"><text:span text:style-name="T1">TeXMath()</text:span></text:span> in the MathPiper-language documentation, which formats into HTML using a <text:span text:style-name="Teletype"><text:span text:style-name="T1">Write()</text:span></text:span> call or into <text:span text:style-name="T1">TeX</text:span> using a <text:span text:style-name="Teletype"><text:span text:style-name="T1">TeXForm()</text:span></text:span> call, as necessary. Testing should be performed on documentation before releasing it. The most stringent limitation is that the expression between dollar signs should evaluate in MathPiper (preferably to itself) and not cause syntax errors. In case of doubt, check that the expression evaluates without errors and then try to use <text:span text:style-name="Teletype"><text:span text:style-name="T1">TeXForm</text:span></text:span> on that expression and see if that evaluates without errors as well. For example, expressions such as <text:span text:style-name="Teletype"><text:span text:style-name="T1">x=+1</text:span></text:span> will cause a syntax error and this will break the compilation of the manual (both HTML and <text:span text:style-name="T1">TeX</text:span>). </text:p>
      <text:p text:style-name="Horizontal_20_Line"/>
      <text:h text:style-name="Heading_20_3" text:outline-level="3"><text:span text:style-name="Teletype"><text:span text:style-name="T1">book2ys</text:span></text:span>: extracting MathPiper code from books ("literate programming") </text:h>
      <text:p text:style-name="Text_20_body"><text:bookmark text:name="documentation!literate programming"/><text:bookmark text:name="documentation!embedded code"/><text:span text:style-name="Teletype"><text:span text:style-name="T1">book2ys.sh</text:span></text:span> is a shell script that extracts MathPiper code examples from a documentation chapter into a separate file. All other text is omitted. </text:p>
      <text:p text:style-name="P8">Usage is similar to <text:span text:style-name="Teletype"><text:span text:style-name="T1">book2TeX.sh</text:span></text:span>. For example, the benchmarking test code <text:soft-page-break/><text:span text:style-name="Teletype"><text:span text:style-name="T1">wester.yts</text:span></text:span> can be automatically extracted from the corresponding essay chapter by the command </text:p>
      <table:table table:name="Table350" table:style-name="Table350">
        <table:table-column table:style-name="Table350.A"/>
        <table:table-row>
          <table:table-cell table:style-name="Table350.A1" office:value-type="string">
            <text:p text:style-name="Preformatted_20_Text">sh ../manmake/book2ys.sh wester-1994.chapt \</text:p>
            <text:p text:style-name="P3"><text:s text:c="2"/>wester.yts</text:p>
          </table:table-cell>
        </table:table-row>
      </table:table>
      <text:p text:style-name="Text_20_body">After this command, the file <text:span text:style-name="Teletype"><text:span text:style-name="T1">wester.yts</text:span></text:span> is created. Note that <text:span text:style-name="Teletype"><text:span text:style-name="T1">wester-1994.chapt</text:span></text:span> is in MathPiper language and is itself a generated file. </text:p>
      <text:p text:style-name="Text_20_body">To prepare a documentation chapter in such a way that code extraction is possible, one needs to make sure that <text:span text:style-name="T3">all</text:span> code examples in the chapter taken together will become a correct sequence of MathPiper expressions when cut out and written sequentially into a file. So, for instance, semicolons at the end of each statement are required. The script <text:span text:style-name="Teletype"><text:span text:style-name="T1">book2ys</text:span></text:span> will <text:span text:style-name="T3">not</text:span> export example MathPiper session code with "<text:span text:style-name="Teletype"><text:span text:style-name="T1">In&gt;</text:span></text:span>" and "<text:span text:style-name="Teletype"><text:span text:style-name="T1">Out&gt;</text:span></text:span>" prompts but it will export <text:span text:style-name="T3">all other</text:span> example code. </text:p>
      <text:p text:style-name="Text_20_body">The example code with "<text:span text:style-name="Teletype"><text:span text:style-name="T1">In&gt;</text:span></text:span>" and "<text:span text:style-name="Teletype"><text:span text:style-name="T1">Out&gt;</text:span></text:span>" prompts will become comments in the exported MathPiper file. It is possible to suppress this comment generation by the <text:span text:style-name="Teletype"><text:span text:style-name="T1">-strip</text:span></text:span> option to the <text:span text:style-name="Teletype"><text:span text:style-name="T1">book2ys.sh</text:span></text:span> script. </text:p>
      <text:p text:style-name="Text_20_body">If the output file name is not given, the name will be the same as the MathPiper book source name but with the <text:span text:style-name="Teletype"><text:span text:style-name="T1">.pi</text:span></text:span> extension. </text:p>
      <text:p text:style-name="Text_20_body">See the source file <text:span text:style-name="Teletype"><text:span text:style-name="T1">wester-1994.chapt.txt</text:span></text:span> to get a feeling of how the source documentation is formatted to allow completely automatic code extraction. Note that the printed documentation may be in twocolumn format, and therefore it is necessary to split lines that are too long. </text:p>
      <text:p text:style-name="Text_20_body">Using the script <text:span text:style-name="Teletype"><text:span text:style-name="T1">book2ys.sh</text:span></text:span>, one can write documentation and code together, a la "literate programming". The main idea of literate programming is that the program code and the documentation should be written as one large book explaining to humans how the program is organized and how it works. From this book, a printable copy is generated and all code is automatically extracted for compilation. </text:p>
      <text:p text:style-name="Text_20_body">Literate programming may require that code be split between many source files, and yet it may be convenient to keep all descriptions in one book. The special document formatting label <text:span text:style-name="Teletype"><text:span text:style-name="T1">*YSFILE</text:span></text:span> can be used to redirect output to different MathPiper source files. </text:p>
      <text:p text:style-name="Text_20_body">By default, the output goes to the file specified on the <text:span text:style-name="Teletype"><text:span text:style-name="T1">book2ys.sh</text:span></text:span> command line. This default can be restored by the directive "<text:span text:style-name="Teletype"><text:span text:style-name="T1">*YSFILE -</text:span></text:span>" at any time. Otherwise, all code output will be printed to the file specified after the <text:span text:style-name="Teletype"><text:span text:style-name="T1">*YSFILE</text:span></text:span> label. </text:p>
      <text:p text:style-name="Text_20_body">Note that the multiple file support is somewhat restrictive: </text:p>
      <text:list xml:id="list339979809" text:style-name="L61">
        <text:list-item>
          <text:p text:style-name="P132">Once the output file name has been changed, the old file is closed and cannot be appended to. (This is a limitation of the <text:span text:style-name="Teletype"><text:span text:style-name="T1">ToFile()</text:span></text:span> function in MathPiper.) </text:p>
        </text:list-item>
        <text:list-item>
          <text:p text:style-name="P132">If the same file name is chosen again, the file will be overwritten. </text:p>
        </text:list-item>
        <text:list-item>
          <text:p text:style-name="P68">If the output file has been changed at least once, then at the end of the document the file name must be reset to the default "<text:span text:style-name="Teletype"><text:span text:style-name="T1">-</text:span></text:span>". Otherwise the last file will not be properly closed. </text:p>
        </text:list-item>
      </text:list>
      <text:p text:style-name="Text_20_body">Here is an example of using multiple files. Note how documentation text is interspersed with TAB-indented code. </text:p>
      <table:table table:name="Table351" table:style-name="Table351">
        <table:table-column table:style-name="Table351.A"/>
        <table:table-row>
          <table:table-cell table:style-name="Table351.A1" office:value-type="string">
            <text:p text:style-name="Preformatted_20_Text">Text that does not appear in the code.</text:p>
            <text:p text:style-name="Preformatted_20_Text"><text:s text:c="4"/>// code into default file</text:p>
            <text:p text:style-name="Preformatted_20_Text"><text:s text:c="4"/>// more code</text:p>
            <text:p text:style-name="Preformatted_20_Text">*YSFILE script1.pi</text:p>
            <text:p text:style-name="Preformatted_20_Text"><text:soft-page-break/>This will not appear in the file.</text:p>
            <text:p text:style-name="Preformatted_20_Text"><text:s text:c="4"/>x:=1;</text:p>
            <text:p text:style-name="Preformatted_20_Text"><text:s text:c="4"/>// some code for the file script1.pi</text:p>
            <text:p text:style-name="Preformatted_20_Text">*YSFILE script2.pi</text:p>
            <text:p text:style-name="Preformatted_20_Text"><text:s text:c="4"/>// some code for the file script2.pi</text:p>
            <text:p text:style-name="Preformatted_20_Text">End of the example, need to reset *YSFILE.</text:p>
            <text:p text:style-name="P3">*YSFILE -</text:p>
          </table:table-cell>
        </table:table-row>
      </table:table>
      <text:p text:style-name="Text_20_body">After processing this file with <text:span text:style-name="Teletype"><text:span text:style-name="T1">book2ys.sh</text:span></text:span>, one should get three files with MathPiper code. </text:p>
      <text:p text:style-name="Horizontal_20_Line"/>
      <text:h text:style-name="Heading_20_3" text:outline-level="3"><text:span text:style-name="Teletype"><text:span text:style-name="T1">ys2book</text:span></text:span>: extracting documentation from MathPiper code ("literate programming") </text:h>
      <text:p text:style-name="Text_20_body"><text:bookmark text:name="documentation!literate programming1"/><text:bookmark text:name="documentation!embedded in code"/>The standard view of literate programming is that one prepares a book readable by humans, and all code is automatically extracted from the book. The focus in this approach is on writing explanations on how the code works. </text:p>
      <text:p text:style-name="Text_20_body">The converse approach is to write primarily code and embed some documentation as comments in the code files. This approach is implemented by the script <text:span text:style-name="Teletype"><text:span text:style-name="T1">ys2book.pl</text:span></text:span>. </text:p>
      <text:p text:style-name="Text_20_body">This script takes a MathPiper script file and extracts MathPiper comments from it into another file. Usage may look like this: </text:p>
      <table:table table:name="Table352" table:style-name="Table352">
        <table:table-column table:style-name="Table352.A"/>
        <table:table-row>
          <table:table-cell table:style-name="Table352.A1" office:value-type="string">
            <text:p text:style-name="Preformatted_20_Text">perl ys2book.pl &lt; file.pi &gt; file.chapt.txt</text:p>
            <text:p text:style-name="P3">perl ys2book.pl -strip &lt; file.pi &gt; file.chapt.txt</text:p>
          </table:table-cell>
        </table:table-row>
      </table:table>
      <text:p text:style-name="Text_20_body">Here <text:span text:style-name="Teletype"><text:span text:style-name="T1">file.pi</text:span></text:span> is the source file and <text:span text:style-name="Teletype"><text:span text:style-name="T1">file.chapt.txt</text:span></text:span> is the output file. </text:p>
      <text:p text:style-name="Text_20_body">Not all comments may be desirable as documentation. Formatting of comments is implemented as follows: </text:p>
      <text:list xml:id="list558066603" text:style-name="L62">
        <text:list-item>
          <text:p text:style-name="P133">Line comments starting at the beginning of line with three or more slashes ("<text:span text:style-name="Teletype"><text:span text:style-name="T1">///</text:span></text:span>", "<text:span text:style-name="Teletype"><text:span text:style-name="T1">////</text:span></text:span>" etc.) are exported as documentation. Line comments starting with "<text:span text:style-name="Teletype"><text:span text:style-name="T1">//</text:span></text:span>" are not exported. Line comments that are found after some MathPiper statements are also not exported. For example, if the source file contains the following lines, </text:p>
        </text:list-item>
      </text:list>
      <table:table table:name="Table353" table:style-name="Table353">
        <table:table-column table:style-name="Table353.A"/>
        <table:table-row>
          <table:table-cell table:style-name="Table353.A1" office:value-type="string">
            <text:p text:style-name="Preformatted_20_Text">a:=1; // initialize a.</text:p>
            <text:p text:style-name="Preformatted_20_Text"><text:s text:c="3"/>///// This function needs</text:p>
            <text:p text:style-name="Preformatted_20_Text"><text:s text:c="2"/>/// <text:s text:c="2"/>an initializer.</text:p>
            <text:p text:style-name="P3">b:=1; /// also initialize b.</text:p>
          </table:table-cell>
        </table:table-row>
      </table:table>
      <text:list xml:id="list1586010532" text:continue-numbering="true" text:style-name="L62">
        <text:list-header>
          <text:p text:style-name="P133">then only the text </text:p>
        </text:list-header>
      </text:list>
      <table:table table:name="Table354" table:style-name="Table354">
        <table:table-column table:style-name="Table354.A"/>
        <table:table-row>
          <table:table-cell table:style-name="Table354.A1" office:value-type="string">
            <text:p text:style-name="Preformatted_20_Text">This function needs</text:p>
            <text:p text:style-name="P3">an initializer.</text:p>
          </table:table-cell>
        </table:table-row>
      </table:table>
      <text:list xml:id="list213064730" text:continue-numbering="true" text:style-name="L62">
        <text:list-header>
          <text:p text:style-name="P133">will appear in the output file. Note that the initial spaces are stripped from the line comment strings. </text:p>
        </text:list-header>
        <text:list-item>
          <text:p text:style-name="P133">Block comments starting with "<text:span text:style-name="Teletype"><text:span text:style-name="T1">/**</text:span></text:span>" become documentation. The block comment must be the only content of the line. For example, </text:p>
        </text:list-item>
      </text:list>
      <table:table table:name="Table355" table:style-name="Table355">
        <table:table-column table:style-name="Table355.A"/>
        <table:table-row>
          <table:table-cell table:style-name="Table355.A1" office:value-type="string">
            <text:p text:style-name="Preformatted_20_Text">/** documentation text */</text:p>
            <text:p text:style-name="Preformatted_20_Text">/** <text:s text:c="2"/>continues</text:p>
            <text:p text:style-name="P3"><text:s text:c="4"/>here*/</text:p>
          </table:table-cell>
        </table:table-row>
      </table:table>
      <text:list xml:id="list530609934" text:continue-numbering="true" text:style-name="L62">
        <text:list-header>
          <text:p text:style-name="P133"><text:soft-page-break/>will export the following: </text:p>
        </text:list-header>
      </text:list>
      <table:table table:name="Table356" table:style-name="Table356">
        <table:table-column table:style-name="Table356.A"/>
        <table:table-row>
          <table:table-cell table:style-name="Table356.A1" office:value-type="string">
            <text:p text:style-name="Preformatted_20_Text">documentation text</text:p>
            <text:p text:style-name="Preformatted_20_Text">continues</text:p>
            <text:p text:style-name="P3"><text:s text:c="4"/>here</text:p>
          </table:table-cell>
        </table:table-row>
      </table:table>
      <text:list xml:id="list1712944046" text:continue-numbering="true" text:style-name="L62">
        <text:list-header>
          <text:p text:style-name="P133">Note that some initial spaces have been stripped. See below for more detail about the stripping of spaces. </text:p>
        </text:list-header>
        <text:list-item>
          <text:p text:style-name="P133">Multiline comments marked with an initial asterisk "<text:span text:style-name="Teletype"><text:span text:style-name="T1">*</text:span></text:span>" become documentation with the initial asterisk removed. For example, in the block comment </text:p>
        </text:list-item>
      </text:list>
      <table:table table:name="Table357" table:style-name="Table357">
        <table:table-column table:style-name="Table357.A"/>
        <table:table-row>
          <table:table-cell table:style-name="Table357.A1" office:value-type="string">
            <text:p text:style-name="Preformatted_20_Text">/** This starts</text:p>
            <text:p text:style-name="Preformatted_20_Text"><text:s/>* a multiline</text:p>
            <text:p text:style-name="Preformatted_20_Text"><text:s/>* comment.</text:p>
            <text:p text:style-name="P3"><text:s/>*/ </text:p>
          </table:table-cell>
        </table:table-row>
      </table:table>
      <text:list xml:id="list699371862" text:continue-numbering="true" text:style-name="L62">
        <text:list-header>
          <text:p text:style-name="P133">the initial <text:span text:style-name="Teletype"><text:span text:style-name="T1">*</text:span></text:span> and any spaces before it will be removed from each line. This feature is designed to make the format easier to comprehend visually, if the documentation needs to be specially formatted. </text:p>
        </text:list-header>
        <text:list-item>
          <text:p text:style-name="P133">All other comments remain unexported code comments. </text:p>
        </text:list-item>
        <text:list-item>
          <text:p text:style-name="P69">All MathPiper code, including unexported comments, is TAB-indented and printed to the output file, unless the "<text:span text:style-name="Teletype"><text:span text:style-name="T1">-strip</text:span></text:span>" option is given. (TAB-indentation is the MathPiper documentation markup for code examples.) With the "<text:span text:style-name="Teletype"><text:span text:style-name="T1">-strip</text:span></text:span>" option, the output file will contain only exportable documentation comments and no code samples. </text:p>
        </text:list-item>
      </text:list>
      <text:p text:style-name="Text_20_body">All exported text is printed to the output file as is, without any additional reformatting. The only change to the text is stripping of initial spaces. </text:p>
      <text:p text:style-name="P8">Any leading spaces after the beginning of the comment sign are removed. For example, </text:p>
      <table:table table:name="Table358" table:style-name="Table358">
        <table:table-column table:style-name="Table358.A"/>
        <table:table-row>
          <table:table-cell table:style-name="Table358.A1" office:value-type="string">
            <text:p text:style-name="P3">/* <text:s text:c="5"/>text */</text:p>
          </table:table-cell>
        </table:table-row>
      </table:table>
      <text:p text:style-name="P8">will be exported as just "text" without the leading spaces. In a multiline comment, such as </text:p>
      <table:table table:name="Table359" table:style-name="Table359">
        <table:table-column table:style-name="Table359.A"/>
        <table:table-row>
          <table:table-cell table:style-name="Table359.A1" office:value-type="string">
            <text:p text:style-name="Preformatted_20_Text">/* <text:s text:c="3"/>start</text:p>
            <text:p text:style-name="P3"><text:s text:c="6"/>of comment */</text:p>
          </table:table-cell>
        </table:table-row>
      </table:table>
      <text:p text:style-name="Text_20_body">the leading spaces in the first line will be stripped. However, the leading spaces (and TABs) in other lines of the multiline comment block will be preserved. </text:p>
      <text:p text:style-name="P8">Empty lines can be introduced into the documentation either as part of a multiline comment block, or as a standalone empty comments such as </text:p>
      <table:table table:name="Table360" table:style-name="Table360">
        <table:table-column table:style-name="Table360.A"/>
        <table:table-row>
          <table:table-cell table:style-name="Table360.A1" office:value-type="string">
            <text:p text:style-name="Preformatted_20_Text">///</text:p>
            <text:p text:style-name="P3">////////</text:p>
          </table:table-cell>
        </table:table-row>
      </table:table>
      <text:p text:style-name="Text_20_body">With these features it is easy to prepare the embedded documentation in the MathPiper plaintext documentation format. This format requires space- and TAB-based formatting, which is mostly preserved by the script <text:span text:style-name="Teletype"><text:span text:style-name="T1">ys2book.pl</text:span></text:span>. </text:p>
      <text:p text:style-name="Horizontal_20_Line"/>
      <text:h text:style-name="Heading_20_3" text:outline-level="3"><text:span text:style-name="Teletype"><text:span text:style-name="T1">ytxt2tex</text:span></text:span>: Conversion of plain text documentation to <text:span text:style-name="T1">LaTeX</text:span> </text:h>
      <text:p text:style-name="Text_20_body"><text:bookmark text:name="documentation!outside of MathPiper source tree"/>An auxiliary script <text:span text:style-name="Teletype"><text:span text:style-name="T1">ytxt2tex</text:span></text:span> converts plain text documentation to <text:span text:style-name="T1">LaTeX</text:span>. The script <text:span text:style-name="Teletype"><text:span text:style-name="T1">ytxt2tex</text:span></text:span> can be used outside of the MathPiper source tree to convert individual <text:soft-page-break/>documents to <text:span text:style-name="T1">LaTeX</text:span>. This is useful if you would like to produce <text:span text:style-name="T1">TeX</text:span> documents and if you find the plain text format of the MathPiper documentation more comfortable. Therefore, <text:span text:style-name="Teletype"><text:span text:style-name="T1">ytxt2tex</text:span></text:span> is a kind of a special-purpose <text:span text:style-name="T1">TeX</text:span> preprocessor designed for producing MathPiper documentation. </text:p>
      <text:p text:style-name="Text_20_body">This is a standalone script; it is installed by default into <text:span text:style-name="Teletype"><text:span text:style-name="T1">/usr/local/bin</text:span></text:span> and requires the MathPiper executable also on the path, as well as the script files <text:span text:style-name="Teletype"><text:span text:style-name="T1">book2TeX.*</text:span></text:span> and <text:span text:style-name="Teletype"><text:span text:style-name="T1">txt2mathpiperdoc.pl</text:span></text:span> in the <text:span text:style-name="Teletype"><text:span text:style-name="T1">/manmake</text:span></text:span> subdirectory of the MathPiper installation tree <text:span text:style-name="Teletype"><text:span text:style-name="T1">/usr/local/share/mathpiper/</text:span></text:span>. The script also requires <text:span text:style-name="Teletype"><text:span text:style-name="T1">perl</text:span></text:span> and the Unix shell <text:span text:style-name="Teletype"><text:span text:style-name="T1">sh</text:span></text:span>. </text:p>
      <text:p text:style-name="Text_20_body">Limitations of this script are: </text:p>
      <text:list xml:id="list436996929" text:style-name="L63">
        <text:list-item>
          <text:p text:style-name="P134">it is impossible to include raw <text:span text:style-name="T1">TeX</text:span> code; </text:p>
        </text:list-item>
        <text:list-item>
          <text:p text:style-name="P134">mathematical expressions are limited to those representable using MathPiper functions and operators from the standard library; </text:p>
        </text:list-item>
        <text:list-item>
          <text:p text:style-name="P134">the document comes out to be a twocolumn "report" with a certain fixed title page format, a table of contents, and an index; </text:p>
        </text:list-item>
        <text:list-item>
          <text:p text:style-name="P134">front matter is fixed ("<text:span text:style-name="T3">This is MathPiper documentation... by the MathPiper team... GNU Free Documentation License...</text:span>" etc.) and will most probably have to be edited by hand if you need to prepare anything other than MathPiper documentation; </text:p>
        </text:list-item>
        <text:list-item>
          <text:p text:style-name="P134">all current limitations of plaintext documentation format, for example, no nested itemized/enumerated environments; </text:p>
        </text:list-item>
        <text:list-item>
          <text:p text:style-name="P70">some advanced features of index generation (e.g. the <text:span text:style-name="Teletype"><text:span text:style-name="T1">!</text:span></text:span> separators combined with other markup) are not yet supported. </text:p>
        </text:list-item>
      </text:list>
      <text:p text:style-name="Text_20_body">These limitations may be easily overcome by editing the resulting <text:span text:style-name="T1">TeX</text:span> file (but you need to know at least some <text:span text:style-name="T1">TeX</text:span> to do that). </text:p>
      <text:p text:style-name="P8">The general usage pattern is </text:p>
      <table:table table:name="Table361" table:style-name="Table361">
        <table:table-column table:style-name="Table361.A"/>
        <table:table-row>
          <table:table-cell table:style-name="Table361.A1" office:value-type="string">
            <text:p text:style-name="P3">ytxt2tex [-o outputfile] file1.txt [file2.txt] ...</text:p>
          </table:table-cell>
        </table:table-row>
      </table:table>
      <text:p text:style-name="Text_20_body">All source files must have extension ".txt". The command-line option <text:span text:style-name="Teletype"><text:span text:style-name="T1">-o</text:span></text:span> specifies the name of the output <text:span text:style-name="T1">TeX</text:span> file. If the <text:span text:style-name="Teletype"><text:span text:style-name="T1">-o</text:span></text:span> option is not given, the output file will be <text:span text:style-name="Teletype"><text:span text:style-name="T1">file1.tex</text:span></text:span> (i.e. the name of the first <text:span text:style-name="Teletype"><text:span text:style-name="T1">.txt</text:span></text:span> file with the <text:span text:style-name="Teletype"><text:span text:style-name="T1">.tex</text:span></text:span> extension). If several <text:span text:style-name="Teletype"><text:span text:style-name="T1">.txt</text:span></text:span> files are given, the first one must <text:span text:style-name="Teletype"><text:span text:style-name="T1">*INCLUDE</text:span></text:span> all others. </text:p>
      <text:p text:style-name="Text_20_body">To illustrate the usage of the script <text:span text:style-name="Teletype"><text:span text:style-name="T1">ytxt2tex</text:span></text:span>, consider two examples. </text:p>
      <text:p text:style-name="Text_20_body">The first example is just one plaintext file <text:span text:style-name="Teletype"><text:span text:style-name="T1">example1.txt</text:span></text:span>. This file will have to be a "book" in itself, i.e. it will have to include a book title indented by four TAB symbols. For example: </text:p>
      <table:table table:name="Table362" table:style-name="Table362">
        <table:table-column table:style-name="Table362.A"/>
        <table:table-row>
          <table:table-cell table:style-name="Table362.A1" office:value-type="string">
            <text:p text:style-name="Preformatted_20_Text">*REM file: example1.txt</text:p>
            <text:p text:style-name="Preformatted_20_Text"><text:s text:c="16"/>Example Document Title</text:p>
            <text:p text:style-name="Preformatted_20_Text">*REM this is a section title:</text:p>
            <text:p text:style-name="Preformatted_20_Text"><text:s text:c="16"/>Numbers and letters</text:p>
            <text:p text:style-name="Preformatted_20_Text">*REM here are some index entries:</text:p>
            <text:p text:style-name="Preformatted_20_Text">*A numbers</text:p>
            <text:p text:style-name="Preformatted_20_Text">*REM simple index entries like this are OK</text:p>
            <text:p text:style-name="Preformatted_20_Text">*A letters</text:p>
            <text:p text:style-name="Preformatted_20_Text"/>
            <text:p text:style-name="P3">Numbers and letters are very important, etc.</text:p>
          </table:table-cell>
        </table:table-row>
      </table:table>
      <text:p text:style-name="P8">This file <text:span text:style-name="Teletype"><text:span text:style-name="T1">example1.txt</text:span></text:span> can be converted to a <text:span text:style-name="T1">LaTeX</text:span> file <text:span text:style-name="Teletype"><text:span text:style-name="T1">example1.tex</text:span></text:span> by the following simple command: </text:p>
      <table:table table:name="Table363" table:style-name="Table363">
        <table:table-column table:style-name="Table363.A"/>
        <text:soft-page-break/>
        <table:table-row>
          <table:table-cell table:style-name="Table363.A1" office:value-type="string">
            <text:p text:style-name="P3">ytxt2tex example1.txt</text:p>
          </table:table-cell>
        </table:table-row>
      </table:table>
      <text:p text:style-name="P8">If the resulting file should be named something other than <text:span text:style-name="Teletype"><text:span text:style-name="T1">example1.tex</text:span></text:span>, say <text:span text:style-name="Teletype"><text:span text:style-name="T1">output1.tex</text:span></text:span>, then the command is </text:p>
      <table:table table:name="Table364" table:style-name="Table364">
        <table:table-column table:style-name="Table364.A"/>
        <table:table-row>
          <table:table-cell table:style-name="Table364.A1" office:value-type="string">
            <text:p text:style-name="P3">ytxt2tex -o output1.tex example1.txt</text:p>
          </table:table-cell>
        </table:table-row>
      </table:table>
      <text:p text:style-name="Text_20_body">The second example is a longer "book" consisting of several plaintext files. One of these files is a "master file" and it should include all other files using the <text:span text:style-name="Teletype"><text:span text:style-name="T1">*INCLUDE</text:span></text:span> label. The <text:span text:style-name="Teletype"><text:span text:style-name="T1">*INCLUDE</text:span></text:span> label should contain file names without the <text:span text:style-name="Teletype"><text:span text:style-name="T1">.txt</text:span></text:span> extension. </text:p>
      <text:p text:style-name="Text_20_body">Suppose we have prepared the files <text:span text:style-name="Teletype"><text:span text:style-name="T1">book1.txt</text:span></text:span>, <text:span text:style-name="Teletype"><text:span text:style-name="T1">chapter1.txt</text:span></text:span>, and <text:span text:style-name="Teletype"><text:span text:style-name="T1">chapter2.txt</text:span></text:span> containing the preamble text and two chapters. For example: </text:p>
      <table:table table:name="Table365" table:style-name="Table365">
        <table:table-column table:style-name="Table365.A"/>
        <table:table-row>
          <table:table-cell table:style-name="Table365.A1" office:value-type="string">
            <text:p text:style-name="Preformatted_20_Text">*REM this is the file "book1.txt"</text:p>
            <text:p text:style-name="Preformatted_20_Text">*BLURB or, The Multitudinous Attempts</text:p>
            <text:p text:style-name="Preformatted_20_Text">to Avoid Counterproductivity</text:p>
            <text:p text:style-name="Preformatted_20_Text"><text:s text:c="17"/>Relationships of Entities</text:p>
            <text:p text:style-name="Preformatted_20_Text">*INCLUDE chapter1</text:p>
            <text:p text:style-name="P3">*INCLUDE chapter2</text:p>
          </table:table-cell>
        </table:table-row>
      </table:table>
      <text:p text:style-name="Text_20_body">The chapter files might be: </text:p>
      <table:table table:name="Table366" table:style-name="Table366">
        <table:table-column table:style-name="Table366.A"/>
        <table:table-row>
          <table:table-cell table:style-name="Table366.A1" office:value-type="string">
            <text:p text:style-name="Preformatted_20_Text">*REM this is the file "chapter1.txt"</text:p>
            <text:p text:style-name="Preformatted_20_Text"><text:s text:c="8"/>Entities and Epiphenomena</text:p>
            <text:p text:style-name="Preformatted_20_Text">The history of the ambiguous question of</text:p>
            <text:p text:style-name="Preformatted_20_Text">epiphenomenological discourse can be</text:p>
            <text:p text:style-name="P3">traced to the pre-postmodern period...</text:p>
          </table:table-cell>
        </table:table-row>
      </table:table>
      <table:table table:name="Table367" table:style-name="Table367">
        <table:table-column table:style-name="Table367.A"/>
        <table:table-row>
          <table:table-cell table:style-name="Table367.A1" office:value-type="string">
            <text:p text:style-name="Preformatted_20_Text">*REM this is the file "chapter2.txt"</text:p>
            <text:p text:style-name="Preformatted_20_Text"><text:s text:c="8"/>Substrates and Superficiality</text:p>
            <text:p text:style-name="Preformatted_20_Text">In the preceding chapter, we have thoroughly</text:p>
            <text:p text:style-name="Preformatted_20_Text">investigated the metaphilosophical aspects of</text:p>
            <text:p text:style-name="P3">the trans-homocentric considerations...</text:p>
          </table:table-cell>
        </table:table-row>
      </table:table>
      <text:p text:style-name="P8">The command to create the final <text:span text:style-name="T1">LaTeX</text:span> file <text:span text:style-name="Teletype"><text:span text:style-name="T1">book1.tex</text:span></text:span> is </text:p>
      <table:table table:name="Table368" table:style-name="Table368">
        <table:table-column table:style-name="Table368.A"/>
        <table:table-row>
          <table:table-cell table:style-name="Table368.A1" office:value-type="string">
            <text:p text:style-name="P3">ytxt2tex book1.txt chapter1.txt chapter2.txt</text:p>
          </table:table-cell>
        </table:table-row>
      </table:table>
      <text:p text:style-name="P8">The "master file" <text:span text:style-name="Teletype"><text:span text:style-name="T1">book1.txt</text:span></text:span> that includes all other text files must be given first. The <text:span text:style-name="Teletype"><text:span text:style-name="T1">-o</text:span></text:span> option can be used if the final <text:span text:style-name="T1">LaTeX</text:span> file should be named something else than <text:span text:style-name="Teletype"><text:span text:style-name="T1">book1.tex</text:span></text:span>. For example, </text:p>
      <table:table table:name="Table369" table:style-name="Table369">
        <table:table-column table:style-name="Table369.A"/>
        <table:table-row>
          <table:table-cell table:style-name="Table369.A1" office:value-type="string">
            <text:p text:style-name="P3">ytxt2tex -o MyBook.tex book1.txt chapter*.txt</text:p>
          </table:table-cell>
        </table:table-row>
      </table:table>
      <text:p text:style-name="P8">By default, both table of contents and the index are generated. The commands to create a PostScript file out of the <text:span text:style-name="T1">LaTeX</text:span> file might be: </text:p>
      <table:table table:name="Table370" table:style-name="Table370">
        <table:table-column table:style-name="Table370.A"/>
        <table:table-row>
          <table:table-cell table:style-name="Table370.A1" office:value-type="string">
            <text:p text:style-name="Preformatted_20_Text">latex MyBook.tex</text:p>
            <text:p text:style-name="Preformatted_20_Text">latex MyBook.tex</text:p>
            <text:p text:style-name="Preformatted_20_Text">makeindex MyBook.idx -o MyBook.ind</text:p>
            <text:p text:style-name="P3">latex MyBook.tex</text:p>
          </table:table-cell>
        </table:table-row>
      </table:table>
      <text:p text:style-name="Text_20_body">Note that the resulting <text:span text:style-name="T1">LaTeX</text:span> file needs to be processed three times if the table of contents or index are to be used. Without a table of contents and index, it is enough to process the file with <text:span text:style-name="T1">LaTeX</text:span> twice. </text:p>
      <text:p text:style-name="Horizontal_20_Line"/>
      <text:h text:style-name="Heading_20_3" text:outline-level="3"><text:soft-page-break/><text:span text:style-name="Teletype"><text:span text:style-name="T1">book2txt</text:span></text:span>: Conversion of existing documentation to plain text </text:h>
      <text:p text:style-name="Text_20_body">(Note: as of version 1.0.49, all MathPiper documentation is converted to plaintext format. This section is left for reference only.) </text:p>
      <text:p text:style-name="Text_20_body">Currently, most but not all of the MathPiper documentation markup functionality is implemented in the simple plaintext filter; also, documentation includes some extra HTML files. However, almost all of the reasonable markup needed to write documentation is present. Therefore it is possible to maintain most of the documentation in the plain text format described above. To convert existing MathPiper documentation back to the plain text format, a script <text:span text:style-name="Teletype"><text:span text:style-name="T1">book2txt.pi</text:span></text:span>/<text:span text:style-name="Teletype"><text:span text:style-name="T1">book2txt.sh</text:span></text:span> can be used. </text:p>
      <text:p text:style-name="P8">By using a command such as </text:p>
      <table:table table:name="Table371" table:style-name="Table371">
        <table:table-column table:style-name="Table371.A"/>
        <table:table-row>
          <table:table-cell table:style-name="Table371.A1" office:value-type="string">
            <text:p text:style-name="P3">book2txt.sh file.chapt</text:p>
          </table:table-cell>
        </table:table-row>
      </table:table>
      <text:p text:style-name="Text_20_body">one can create a source text file <text:span text:style-name="Teletype"><text:span text:style-name="T1">file.chapt.txt</text:span></text:span> corresponding to the MathPiper documentation file <text:span text:style-name="Teletype"><text:span text:style-name="T1">file.chapt</text:span></text:span>. For example: </text:p>
      <table:table table:name="Table372" table:style-name="Table372">
        <table:table-column table:style-name="Table372.A"/>
        <table:table-row>
          <table:table-cell table:style-name="Table372.A1" office:value-type="string">
            <text:p text:style-name="Preformatted_20_Text">12:51pm scriabin&gt; book2txt.sh intro.book</text:p>
            <text:p text:style-name="Preformatted_20_Text">True;</text:p>
            <text:p text:style-name="Preformatted_20_Text">Out&gt; True;</text:p>
            <text:p text:style-name="Preformatted_20_Text">Quitting...</text:p>
            <text:p text:style-name="Preformatted_20_Text">File 'intro.book.txt' was created.</text:p>
            <text:p text:style-name="P3">12:51pm scriabin&gt;</text:p>
          </table:table-cell>
        </table:table-row>
      </table:table>
      <text:p text:style-name="P8">In the above example, the shell commands in <text:span text:style-name="Teletype"><text:span text:style-name="T1">book2txt.sh</text:span></text:span> executed the following MathPiper commands, </text:p>
      <table:table table:name="Table373" table:style-name="Table373">
        <table:table-column table:style-name="Table373.A"/>
        <table:table-row>
          <table:table-cell table:style-name="Table373.A1" office:value-type="string">
            <text:p text:style-name="Preformatted_20_Text">Use("book2txt.pi");</text:p>
            <text:p text:style-name="Preformatted_20_Text">ToFile("file.chapt.txt")</text:p>
            <text:p text:style-name="P3"><text:s text:c="2"/>Load("file.chapt");</text:p>
          </table:table-cell>
        </table:table-row>
      </table:table>
      <text:p text:style-name="Text_20_body">This requires that the MathPiper script <text:span text:style-name="Teletype"><text:span text:style-name="T1">book2txt.pi</text:span></text:span> be available in the current directory. The shell script <text:span text:style-name="Teletype"><text:span text:style-name="T1">book2txt.sh</text:span></text:span> assumes that <text:span text:style-name="Teletype"><text:span text:style-name="T1">book2txt.pi</text:span></text:span> is stored in the same directory as <text:span text:style-name="Teletype"><text:span text:style-name="T1">book2txt.sh</text:span></text:span>. </text:p>
      <text:p text:style-name="Text_20_body">Of course, it is possible that some features of MathPiper documentation were not implemented in the script and in that case the resulting file must be edited by hand. But the purpose of the <text:span text:style-name="Teletype"><text:span text:style-name="T1">book2txt</text:span></text:span> script is exactly this: to make a plain text source file to be edited and maintained. </text:p>
      <text:p text:style-name="P8">Several files can be converted at once, for example: </text:p>
      <table:table table:name="Table374" table:style-name="Table374">
        <table:table-column table:style-name="Table374.A"/>
        <table:table-row>
          <table:table-cell table:style-name="Table374.A1" office:value-type="string">
            <text:p text:style-name="P3">book2txt.sh f1.chapt f2.chapt file3.book</text:p>
          </table:table-cell>
        </table:table-row>
      </table:table>
      <text:p text:style-name="Text_20_body">Each file is processed by an independent MathPiper session. Any errors of processing are printed on the screen. </text:p>
      <text:p text:style-name="Horizontal_20_Line"><text:bookmark text:name="c5s31"/></text:p>
      <text:h text:style-name="Heading_20_2" text:outline-level="2">The MathPiper build system </text:h>
      <text:p text:style-name="Horizontal_20_Line"/>
      <text:h text:style-name="Heading_20_3" text:outline-level="3">Introduction </text:h>
      <text:p text:style-name="Text_20_body"><text:bookmark text:name="build system1"/>This chapter describes the build system of MathPiper. So here you will find what <text:soft-page-break/>happens when you give the <text:span text:style-name="Teletype"><text:span text:style-name="T1">configure</text:span></text:span> or the <text:span text:style-name="Teletype"><text:span text:style-name="T1">make</text:span></text:span> command, and how to change this. It will concentrate on Unix systems; other architectures are briefly covered in the final section. </text:p>
      <text:p text:style-name="Text_20_body">As the MathPiper build system is built on the GNU autotools suite, which contains both <text:span text:style-name="Teletype"><text:span text:style-name="T1">automake</text:span></text:span> and <text:span text:style-name="Teletype"><text:span text:style-name="T1">autoconf</text:span></text:span>, we will start with a short description of this package. Then we will turn to the various components of MathPiper: the program itself, the script files, the documentation, the test suite, and so on. </text:p>
      <text:p text:style-name="Text_20_body">As explained in the <text:span text:style-name="Teletype"><text:span text:style-name="T1">INSTALL</text:span></text:span> file, building MathPiper requires the following steps. </text:p>
      <text:list xml:id="list1739699040" text:style-name="L64">
        <text:list-item>
          <text:p text:style-name="P135">(This step is only necessary if building from CVS.) Start by running the <text:span text:style-name="Teletype"><text:span text:style-name="T1">makemake</text:span></text:span> script. This executes the <text:span text:style-name="Teletype"><text:span text:style-name="T1">automake</text:span></text:span> and <text:span text:style-name="Teletype"><text:span text:style-name="T1">autoconf</text:span></text:span> programs. </text:p>
        </text:list-item>
        <text:list-item>
          <text:p text:style-name="P135">Then the <text:span text:style-name="Teletype"><text:span text:style-name="T1">configure</text:span></text:span> script should be run. </text:p>
        </text:list-item>
        <text:list-item>
          <text:p text:style-name="P71">Finally, MathPiper can be built by giving the <text:span text:style-name="Teletype"><text:span text:style-name="T1">make</text:span></text:span> command. </text:p>
        </text:list-item>
      </text:list>
      <text:p text:style-name="Text_20_body">Both <text:span text:style-name="Teletype"><text:span text:style-name="T1">configure</text:span></text:span> and <text:span text:style-name="Teletype"><text:span text:style-name="T1">make</text:span></text:span> accept many options. Some of them are explained below. </text:p>
      <text:p text:style-name="Horizontal_20_Line"/>
      <text:h text:style-name="Heading_20_3" text:outline-level="3">The GNU autotools suite </text:h>
      <text:p text:style-name="Text_20_body"><text:bookmark text:name="autotools@\relax &lt;b&gt;&lt;tt&gt;autotools&lt;/tt&gt;&lt;/b&gt;"/><text:bookmark text:name="build system!autotools"/>The GNU <text:span text:style-name="Teletype"><text:span text:style-name="T1">autotools</text:span></text:span> suite is a collection of applications to streamline the build system of other programs, like MathPiper. Its two main goals are to present a consistent build procedure to users, and to assist developers in tackling portability problems. </text:p>
      <text:p text:style-name="Text_20_body">The autotools suite consists of a number of utilities. These are developed separately, but are designed to be used together. They are </text:p>
      <text:list xml:id="list1335012890" text:style-name="L65">
        <text:list-item>
          <text:p text:style-name="P136"><text:span text:style-name="Teletype"><text:span text:style-name="T1">automake</text:span></text:span>. Its main goal is to produce a <text:span text:style-name="Teletype"><text:span text:style-name="T1">Makefile.in</text:span></text:span> file from a high-level description in the <text:span text:style-name="Teletype"><text:span text:style-name="T1">Makefile.am</text:span></text:span> file. The <text:span text:style-name="Teletype"><text:span text:style-name="T1">configure</text:span></text:span> script generated by <text:span text:style-name="Teletype"><text:span text:style-name="T1">autoconf</text:span></text:span> will later transform it in a <text:span text:style-name="Teletype"><text:span text:style-name="T1">Makefile</text:span></text:span>. The generated Makefiles are portable and contain all the targets specified in the GNU Coding Standards document, like <text:span text:style-name="Teletype"><text:span text:style-name="T1">all</text:span></text:span>, <text:span text:style-name="Teletype"><text:span text:style-name="T1">install</text:span></text:span> and <text:span text:style-name="Teletype"><text:span text:style-name="T1">clean</text:span></text:span>. </text:p>
        </text:list-item>
        <text:list-item>
          <text:p text:style-name="P136"><text:span text:style-name="Teletype"><text:span text:style-name="T1">autoconf</text:span></text:span>. Its main goal is to produce the <text:span text:style-name="Teletype"><text:span text:style-name="T1">configure</text:span></text:span> script. When MathPiper is built, this script gathers information from the user's system, like the operating system and the location of certain programs used by the MathPiper build system. This information is used in turn by the Makefiles. </text:p>
        </text:list-item>
        <text:list-item>
          <text:p text:style-name="P72"><text:span text:style-name="Teletype"><text:span text:style-name="T1">libtool</text:span></text:span>. This utility provides a portable interface for building and using libraries. Static libraries, shared libraries and dynamically loadable modules are all supported. </text:p>
        </text:list-item>
      </text:list>
      <text:p text:style-name="Text_20_body">The users do not need to run <text:span text:style-name="Teletype"><text:span text:style-name="T1">automake</text:span></text:span> and <text:span text:style-name="Teletype"><text:span text:style-name="T1">autoconf</text:span></text:span> (here, "users" refers to the people who do not want to make any changes to MathPiper and includes those who just want to compile MathPiper from a tar.gz source archive). They do need the <text:span text:style-name="Teletype"><text:span text:style-name="T1">libtool</text:span></text:span> script. But the <text:span text:style-name="Teletype"><text:span text:style-name="T1">libtool</text:span></text:span> package is included in the MathPiper distribution, so the users do not need to install <text:span text:style-name="Teletype"><text:span text:style-name="T1">libtool</text:span></text:span> themselves. </text:p>
      <text:p text:style-name="Text_20_body"><text:bookmark text:name="makemake@\relax &lt;b&gt;&lt;tt&gt;makemake&lt;/tt&gt;&lt;/b&gt;"/><text:bookmark text:name="build system!makemake"/>Developers do need to install <text:span text:style-name="Teletype"><text:span text:style-name="T1">autoconf</text:span></text:span> and <text:span text:style-name="Teletype"><text:span text:style-name="T1">automake</text:span></text:span> on their systems. But they usually do not need to run these tools directly, as the Makefiles contain the necessary commands. When the Makefiles are not present, which occurs for instance when installing afresh from the CVS repository, the <text:span text:style-name="Teletype"><text:span text:style-name="T1">makemake</text:span></text:span> script in the root of the MathPiper source tree can (and probably should) be used to invoke <text:span text:style-name="Teletype"><text:span text:style-name="T1">automake</text:span></text:span> and <text:span text:style-name="Teletype"><text:span text:style-name="T1">autoconf</text:span></text:span> in the right order and with the correct flags. </text:p>
      <text:p text:style-name="Text_20_body"><text:soft-page-break/>In the following three sections, these utilities are briefly explained. In all cases, the reader is referred to the documentation included in the <text:span text:style-name="Teletype"><text:span text:style-name="T1">autotools</text:span></text:span> suite for more information. Another useful source of information is <text:span text:style-name="T3">GNU Autoconf, Automake, and Libtool</text:span> by Gary V. Vaughan, Ben Elliston, Tom Tromey and Ian Lance, which is published by New Riders. An online version is available from <text:a xlink:type="simple" xlink:href="http://sources.redhat.com/autobook">http://sources.redhat.com/autobook </text:a>. </text:p>
      <text:p text:style-name="Horizontal_20_Line"/>
      <text:h text:style-name="Heading_20_3" text:outline-level="3">The automake tool </text:h>
      <text:p text:style-name="Text_20_body"><text:bookmark text:name="automake@\relax &lt;b&gt;&lt;tt&gt;automake&lt;/tt&gt;&lt;/b&gt;"/><text:bookmark text:name="build system!automake"/>Automake is a tool to generate standard-compliant Makefiles. More precisely, <text:span text:style-name="Teletype"><text:span text:style-name="T1">automake</text:span></text:span> uses the information in <text:span text:style-name="Teletype"><text:span text:style-name="T1">Makefile.am</text:span></text:span> to produce a <text:span text:style-name="Teletype"><text:span text:style-name="T1">Makefile.in</text:span></text:span> file, which will be turned into a <text:span text:style-name="Teletype"><text:span text:style-name="T1">Makefile</text:span></text:span> by the <text:span text:style-name="Teletype"><text:span text:style-name="T1">configure</text:span></text:span> script generated by the <text:span text:style-name="Teletype"><text:span text:style-name="T1">autoconf</text:span></text:span> utility. </text:p>
      <text:p text:style-name="Text_20_body">The <text:span text:style-name="Teletype"><text:span text:style-name="T1">Makefile.am</text:span></text:span> file contains the definition of certain macros that are used by <text:span text:style-name="Teletype"><text:span text:style-name="T1">automake</text:span></text:span>. The rest of the <text:span text:style-name="Teletype"><text:span text:style-name="T1">Makefile.am</text:span></text:span> file is copied verbatim to the generated <text:span text:style-name="Teletype"><text:span text:style-name="T1">Makefile.in</text:span></text:span> file. </text:p>
      <text:p text:style-name="P8">The most important macros which are used by <text:span text:style-name="Teletype"><text:span text:style-name="T1">automake</text:span></text:span> are the so-called <text:span text:style-name="T3">primaries</text:span>. These list the files that make up the MathPiper package. For instance, in the <text:span text:style-name="Teletype"><text:span text:style-name="T1">src</text:span></text:span> directory, the file <text:span text:style-name="Teletype"><text:span text:style-name="T1">Makefile.am</text:span></text:span> contains the following line </text:p>
      <table:table table:name="Table375" table:style-name="Table375">
        <table:table-column table:style-name="Table375.A"/>
        <table:table-row>
          <table:table-cell table:style-name="Table375.A1" office:value-type="string">
            <text:p text:style-name="P3"><text:s/>bin_PROGRAMS = mathpiper</text:p>
          </table:table-cell>
        </table:table-row>
      </table:table>
      <text:p text:style-name="Text_20_body">This is an example of the <text:span text:style-name="Teletype"><text:span text:style-name="T1">PROGRAMS</text:span></text:span> primary, and says that the directory contains a program called <text:span text:style-name="Teletype"><text:span text:style-name="T1">mathpiper</text:span></text:span>. Hence it will be built if the <text:span text:style-name="Teletype"><text:span text:style-name="T1">make all</text:span></text:span> command is executed, it will be installed at <text:span text:style-name="Teletype"><text:span text:style-name="T1">make install</text:span></text:span>, etc. Other useful primaries are <text:span text:style-name="Teletype"><text:span text:style-name="T1">SCRIPTS</text:span></text:span> for executable scripts, <text:span text:style-name="Teletype"><text:span text:style-name="T1">HEADERS</text:span></text:span> for header files, and <text:span text:style-name="Teletype"><text:span text:style-name="T1">DATA</text:span></text:span> for all files which are just copied verbatim at installation time (this includes MathPiper scripts). </text:p>
      <text:p text:style-name="Text_20_body">The <text:span text:style-name="Teletype"><text:span text:style-name="T1">bin</text:span></text:span> prefix in the example above says that <text:span text:style-name="Teletype"><text:span text:style-name="T1">mathpiper</text:span></text:span> should be installed in the binary directory, as determined by the <text:span text:style-name="Teletype"><text:span text:style-name="T1">configure</text:span></text:span> script. By default, this is the directory <text:span text:style-name="Teletype"><text:span text:style-name="T1">/usr/local/bin</text:span></text:span>. There are also prefixes for the other directories, as well as some prefixes with different meanings: the <text:span text:style-name="Teletype"><text:span text:style-name="T1">noinst</text:span></text:span> prefix says that the specified file need not be installed, and the <text:span text:style-name="Teletype"><text:span text:style-name="T1">check</text:span></text:span> prefix says that the file is only needed when testing. </text:p>
      <text:p text:style-name="P8">There are also so-called <text:span text:style-name="T3">associated variables</text:span>. The same <text:span text:style-name="Teletype"><text:span text:style-name="T1">Makefile.am</text:span></text:span> contains the following variables associated to the MathPiper executable: </text:p>
      <table:table table:name="Table376" table:style-name="Table376">
        <table:table-column table:style-name="Table376.A"/>
        <table:table-row>
          <table:table-cell table:style-name="Table376.A1" office:value-type="string">
            <text:p text:style-name="Preformatted_20_Text">mathpiper_SOURCES = mathpipermain.cpp commandline.cpp \</text:p>
            <text:p text:style-name="Preformatted_20_Text"><text:s text:c="6"/>unixcommandline.cpp stdcommandline.cpp</text:p>
            <text:p text:style-name="P3">mathpiper_LDADD = libmathpiper.a libmathpiperplatform.a </text:p>
          </table:table-cell>
        </table:table-row>
      </table:table>
      <text:p text:style-name="Text_20_body">These lines tell that the executable is built from four source files (mathpipermain.cpp, commandline.cpp, unixcommandline.cpp and stdcommandline.cpp) and two static libraries (libmathpiper.a and libmathpiperplatform.a). </text:p>
      <text:p text:style-name="Text_20_body">From the information contained in these lines, <text:span text:style-name="Teletype"><text:span text:style-name="T1">automake</text:span></text:span> can construct the necessary commands to go in the final <text:span text:style-name="Teletype"><text:span text:style-name="T1">Makefile</text:span></text:span>. This <text:span text:style-name="Teletype"><text:span text:style-name="T1">Makefile</text:span></text:span> does not only support building, testing, and installing the package, but also rolling the tar-ball for release (use <text:span text:style-name="Teletype"><text:span text:style-name="T1">make dist</text:span></text:span> for this, as explained in the section <text:a xlink:type="simple" xlink:href="#make!targets">"Targets for make" </text:a>below). In the above example, <text:span text:style-name="Teletype"><text:span text:style-name="T1">automake</text:span></text:span> can figure out that <text:span text:style-name="Teletype"><text:span text:style-name="T1">mathpipermain.cpp</text:span></text:span> should be included in the distribution. </text:p>
      <text:p text:style-name="Text_20_body">Unfortunately not everything is supported that well. For instance, MathPiper comes <text:soft-page-break/>with its own documentation system, which is of course not supported by <text:span text:style-name="Teletype"><text:span text:style-name="T1">automake</text:span></text:span>. So we need to tell <text:span text:style-name="Teletype"><text:span text:style-name="T1">automake</text:span></text:span> how to handle these files. To specify which files should be included in the distribution, the <text:span text:style-name="Teletype"><text:span text:style-name="T1">EXTRA_DIST</text:span></text:span> variable can be used. The developer should list all files to be included in the distribution that <text:span text:style-name="Teletype"><text:span text:style-name="T1">automake</text:span></text:span> does not know about here. If we want to run some commands at build or installation time, we can specify them by <text:span text:style-name="Teletype"><text:span text:style-name="T1">Makefile</text:span></text:span> rules in the traditional ways. Just write the rules in <text:span text:style-name="Teletype"><text:span text:style-name="T1">Makefile.am</text:span></text:span> and they will be copied verbatim in the generated <text:span text:style-name="Teletype"><text:span text:style-name="T1">Makefile</text:span></text:span>. Please keep in mind that the rules should work on a wide variety of platforms in order to retain portability. In particular, </text:p>
      <text:list xml:id="list1975329938" text:style-name="L66">
        <text:list-item>
          <text:p text:style-name="P137">remember that the source files may be in a different directory, if the user decides to use separate source and build trees (see <text:a xlink:type="simple" xlink:href="#build system!configure">"The configure script" </text:a>); </text:p>
        </text:list-item>
        <text:list-item>
          <text:p text:style-name="P137">only use the automatic variable <text:span text:style-name="Teletype"><text:span text:style-name="T1">$&lt;</text:span></text:span> in suffix rules, as Solaris <text:span text:style-name="Teletype"><text:span text:style-name="T1">make</text:span></text:span> does not define <text:span text:style-name="Teletype"><text:span text:style-name="T1">$&lt;</text:span></text:span> correctly in other rules; </text:p>
        </text:list-item>
        <text:list-item>
          <text:p text:style-name="P73">do not use pattern rules (like <text:span text:style-name="Teletype"><text:span text:style-name="T1">%.o: %.c</text:span></text:span>) as they are not supported on all platforms, use suffix rules (like <text:span text:style-name="Teletype"><text:span text:style-name="T1">.c.o:</text:span></text:span>) instead. </text:p>
        </text:list-item>
      </text:list>
      <text:p text:style-name="Text_20_body">We currently assume <text:span text:style-name="Teletype"><text:span text:style-name="T1">automake</text:span></text:span> version 1.4 or later. Note that version 1.5 breaks backward compatibility and should be avoided. Version 1.6 contains some useful additions, like the <text:span text:style-name="Teletype"><text:span text:style-name="T1">nobase</text:span></text:span> prefix and the possibility to define new prefixes, so at a certain point we may require version 1.6. </text:p>
      <text:p text:style-name="Text_20_body">For more information about <text:span text:style-name="Teletype"><text:span text:style-name="T1">automake</text:span></text:span>, the reader is referred to the documentation that comes with the package. </text:p>
      <text:p text:style-name="Horizontal_20_Line"/>
      <text:h text:style-name="Heading_20_3" text:outline-level="3">The autoconf tool </text:h>
      <text:p text:style-name="Text_20_body"><text:bookmark text:name="autoconf@\relax &lt;b&gt;&lt;tt&gt;autoconf&lt;/tt&gt;&lt;/b&gt;"/><text:bookmark text:name="build system!autoconf"/>Autoconf is a tool to generate portable shell scripts that users can run to configure the package (in our case MathPiper) for their system. It reads the file <text:span text:style-name="Teletype"><text:span text:style-name="T1">configure.in</text:span></text:span> and produces the <text:span text:style-name="Teletype"><text:span text:style-name="T1">configure</text:span></text:span> script. The latter script can be run by the user to prepare for building MathPiper. </text:p>
      <text:p text:style-name="Text_20_body">The <text:span text:style-name="Teletype"><text:span text:style-name="T1">configure.in</text:span></text:span> file consists of standard shell code, interspersed with special macros defined by the <text:span text:style-name="Teletype"><text:span text:style-name="T1">autoconf</text:span></text:span> package. These can be recognized by the <text:span text:style-name="Teletype"><text:span text:style-name="T1">AC_</text:span></text:span> prefix. </text:p>
      <text:p text:style-name="Text_20_body">As the <text:span text:style-name="Teletype"><text:span text:style-name="T1">configure.in</text:span></text:span> file only rarely needs to be changed, we will only describe the <text:span text:style-name="Teletype"><text:span text:style-name="T1">autoconf</text:span></text:span> tool by one example. </text:p>
      <text:p text:style-name="Text_20_body">This ends the brief description of <text:span text:style-name="Teletype"><text:span text:style-name="T1">autoconf</text:span></text:span>. For more information, the reader is referred to the documentation that comes with the package. </text:p>
      <text:p text:style-name="Text_20_body">We currently assume <text:span text:style-name="Teletype"><text:span text:style-name="T1">autoconf</text:span></text:span> version 2.13 or later. </text:p>
      <text:p text:style-name="Horizontal_20_Line"/>
      <text:h text:style-name="Heading_20_3" text:outline-level="3">The configure script </text:h>
      <text:p text:style-name="Text_20_body"><text:bookmark text:name="configuration"/><text:bookmark text:name="build system!configure"/>The <text:span text:style-name="Teletype"><text:span text:style-name="T1">configure</text:span></text:span> script is run by the user to prepare the MathPiper package for the build and installation process. It examines the user's system and the options passed to the script by the user, and generates suitable Makefiles. Furthermore, it generates <text:span text:style-name="Teletype"><text:span text:style-name="T1">mathpiper.spec</text:span></text:span> which is used to build a package in Red Hat's <text:span text:style-name="Teletype"><text:span text:style-name="T1">.rpm</text:span></text:span> format, and the C header file <text:span text:style-name="Teletype"><text:span text:style-name="T1">config.h</text:span></text:span>. </text:p>
      <text:p text:style-name="P8">A nice feature is the possibility to build in a different directory than the source <text:soft-page-break/>directory by simply running <text:span text:style-name="Teletype"><text:span text:style-name="T1">configure</text:span></text:span> from that directory. This not only prevents the source directory from being cluttered up by object files and so on, but it also enables the user to build for different architectures in different directories or to have the source in a read-only directory. For example, suppose that the MathPiper source is installed under <text:span text:style-name="Teletype"><text:span text:style-name="T1">/mnt/cdrom/src/mathpiper</text:span></text:span> and that you want to build MathPiper under <text:span text:style-name="Teletype"><text:span text:style-name="T1">/tmp/build-mathpiper</text:span></text:span>. This is achieved by the following commands </text:p>
      <table:table table:name="Table377" table:style-name="Table377">
        <table:table-column table:style-name="Table377.A"/>
        <table:table-row>
          <table:table-cell table:style-name="Table377.A1" office:value-type="string">
            <text:p text:style-name="Preformatted_20_Text">mkdir /tmp/build-mathpiper</text:p>
            <text:p text:style-name="Preformatted_20_Text">cd /tmp/build-mathpiper</text:p>
            <text:p text:style-name="Preformatted_20_Text">/mnt/cdrom/src/mathpiper/configure</text:p>
            <text:p text:style-name="P3">make</text:p>
          </table:table-cell>
        </table:table-row>
      </table:table>
      <text:p text:style-name="P8">A list of options accepted by the <text:span text:style-name="Teletype"><text:span text:style-name="T1">configure</text:span></text:span> script can be retrieved by invoking it with the <text:span text:style-name="Teletype"><text:span text:style-name="T1">help</text:span></text:span> option </text:p>
      <table:table table:name="Table378" table:style-name="Table378">
        <table:table-column table:style-name="Table378.A"/>
        <table:table-row>
          <table:table-cell table:style-name="Table378.A1" office:value-type="string">
            <text:p text:style-name="P3">./configure --help</text:p>
          </table:table-cell>
        </table:table-row>
      </table:table>
      <text:p text:style-name="P8">The most important is the <text:span text:style-name="Teletype"><text:span text:style-name="T1">prefix</text:span></text:span> option, which influences where everything will be installed. The default is <text:span text:style-name="Teletype"><text:span text:style-name="T1">/usr/local</text:span></text:span>, meaning that for instance the mathpiper executable is installed as <text:span text:style-name="Teletype"><text:span text:style-name="T1">/usr/local/bin/mathpiper</text:span></text:span>. To change this in <text:span text:style-name="Teletype"><text:span text:style-name="T1">/usr/bin/mathpiper</text:span></text:span>, invoke the script as follows </text:p>
      <table:table table:name="Table379" table:style-name="Table379">
        <table:table-column table:style-name="Table379.A"/>
        <table:table-row>
          <table:table-cell table:style-name="Table379.A1" office:value-type="string">
            <text:p text:style-name="P3">./configure --prefix=/usr</text:p>
          </table:table-cell>
        </table:table-row>
      </table:table>
      <text:p text:style-name="Text_20_body">Other options to <text:span text:style-name="Teletype"><text:span text:style-name="T1">configure</text:span></text:span> enable the user to fine-tune the location where the various files should be installed. </text:p>
      <text:p text:style-name="Text_20_body">We will not describe the common <text:span text:style-name="Teletype"><text:span text:style-name="T1">configure</text:span></text:span> options which are shared by all packages, but will restrict ourselves to the options exclusively used by MathPiper. </text:p>
      <text:list xml:id="list1083167673" text:style-name="L67">
        <text:list-item>
          <text:p text:style-name="P138"><text:span text:style-name="Teletype"><text:span text:style-name="T1">with-numlib=LIB</text:span></text:span>. This option specifies the arbitrary-precision library to use. The supported values for <text:span text:style-name="Teletype"><text:span text:style-name="T1">LIB</text:span></text:span> so far are <text:span text:style-name="Teletype"><text:span text:style-name="T1">native</text:span></text:span> (the default). </text:p>
        </text:list-item>
        <text:list-item>
          <text:p text:style-name="P138"><text:span text:style-name="Teletype"><text:span text:style-name="T1">enable-debug</text:span></text:span>. Build a version of MathPiper suitable for debugging. </text:p>
        </text:list-item>
        <text:list-item>
          <text:p text:style-name="P138"><text:span text:style-name="Teletype"><text:span text:style-name="T1">enable-archive</text:span></text:span>. Build and install the library archive. The library archive resides in the file <text:span text:style-name="Teletype"><text:span text:style-name="T1">scripts.dat</text:span></text:span> and contains all the MathPiper scripts in compressed form. </text:p>
        </text:list-item>
        <text:list-item>
          <text:p text:style-name="P74"><text:span text:style-name="Teletype"><text:span text:style-name="T1">enable-server</text:span></text:span>. Build a version of the MathPiper executable which accepts the <text:span text:style-name="Teletype"><text:span text:style-name="T1">--server</text:span></text:span> flag, which puts MathPiper in server mode (see <text:a xlink:type="simple" xlink:href="../../../plugins/mathpiper_docs_plugin/src/mathpiper_manual/introchapter3.html#c3s1">"Command-line options" </text:a>) </text:p>
        </text:list-item>
      </text:list>
      <text:p text:style-name="Text_20_body">The following three options pertain to the extensive documentation that comes with MathPiper. By default, only HTML documentation is generated. </text:p>
      <text:list xml:id="list1428769131" text:style-name="L68">
        <text:list-item>
          <text:p text:style-name="P139"><text:span text:style-name="Teletype"><text:span text:style-name="T1">disable-html-doc</text:span></text:span>. Do not generate documentation in HTML format. </text:p>
        </text:list-item>
        <text:list-item>
          <text:p text:style-name="P139"><text:span text:style-name="Teletype"><text:span text:style-name="T1">enable-ps-doc</text:span></text:span>. Generate documentation in PostScript format. This requires the latex suite. </text:p>
        </text:list-item>
        <text:list-item>
          <text:p text:style-name="P75"><text:span text:style-name="Teletype"><text:span text:style-name="T1">enable-pdf-doc</text:span></text:span>. Generate documentation in PDF format. This also requires the latex suite. </text:p>
        </text:list-item>
      </text:list>
      <text:p text:style-name="Text_20_body">Then there are three options describing where to install various parts of the MathPiper package. </text:p>
      <text:list xml:id="list1399362438" text:style-name="L69">
        <text:list-item>
          <text:p text:style-name="P140"><text:span text:style-name="Teletype"><text:span text:style-name="T1">with-script-dir=DIR</text:span></text:span>. Install the MathPiper script files, which have extension <text:span text:style-name="Teletype"><text:span text:style-name="T1">.pi</text:span></text:span>, in the specified directory. By default, the script files are installed in <text:span text:style-name="Teletype"><text:span text:style-name="T1">DATADIR/mathpiper</text:span></text:span>, where <text:span text:style-name="Teletype"><text:span text:style-name="T1">DATADIR</text:span></text:span> defaults to <text:span text:style-name="Teletype"><text:span text:style-name="T1">PREFIX/share</text:span></text:span>. In turn, <text:span text:style-name="Teletype"><text:span text:style-name="T1">PREFIX</text:span></text:span> refers to the value of the <text:span text:style-name="Teletype"><text:span text:style-name="T1">prefix</text:span></text:span> option described above; the default value is <text:span text:style-name="Teletype"><text:span text:style-name="T1">/usr/local</text:span></text:span>. The conclusion is that the script files by default end up in <text:span text:style-name="Teletype"><text:span text:style-name="T1">/usr/local/share/mathpiper</text:span></text:span>. </text:p>
        </text:list-item>
        <text:list-item>
          <text:p text:style-name="P140"><text:soft-page-break/><text:span text:style-name="Teletype"><text:span text:style-name="T1">with-html-dir=DIR</text:span></text:span>. This specifies where to install the HTML documentation for the MathPiper package. The default is a subdirectory named <text:span text:style-name="Teletype"><text:span text:style-name="T1">documentation</text:span></text:span> of the directory in which the MathPiper script files are installed. </text:p>
        </text:list-item>
        <text:list-item>
          <text:p text:style-name="P76"><text:span text:style-name="Teletype"><text:span text:style-name="T1">with-ps-dir=DIR</text:span></text:span>. Where to install the PostScript and PDF documentation. This defaults to the same directory as for the documentation in HTML format. </text:p>
        </text:list-item>
      </text:list>
      <text:p text:style-name="Text_20_body">Furthermore, the opposites of the above options (eg. <text:span text:style-name="Teletype"><text:span text:style-name="T1">disable-server</text:span></text:span>) are also recognized. </text:p>
      <text:p text:style-name="Horizontal_20_Line"/>
      <text:h text:style-name="Heading_20_3" text:outline-level="3">Targets for make </text:h>
      <text:p text:style-name="Text_20_body"><text:bookmark text:name="make!targets"/><text:bookmark text:name="build system!targets for make"/>One of the advantages of using the autotool suite to generate Makefiles, is that the resulting Makefiles support a variety of targets. Here is a partial list of them. </text:p>
      <text:list xml:id="list163303748" text:style-name="L70">
        <text:list-item>
          <text:p text:style-name="P141"><text:span text:style-name="Teletype"><text:span text:style-name="T1">all</text:span></text:span>. This is the default target, so instead of <text:span text:style-name="Teletype"><text:span text:style-name="T1">make all</text:span></text:span> one can just type <text:span text:style-name="Teletype"><text:span text:style-name="T1">make</text:span></text:span>. It builds the executables, which includes <text:span text:style-name="Teletype"><text:span text:style-name="T1">mathpiper</text:span></text:span>, and the documentation. By default, only documentation in HTML format will be built, but this can be changed by the <text:span text:style-name="Teletype"><text:span text:style-name="T1">configure</text:span></text:span> script. </text:p>
        </text:list-item>
        <text:list-item>
          <text:p text:style-name="P141"><text:span text:style-name="Teletype"><text:span text:style-name="T1">install</text:span></text:span>. Compile the executables, and install them together with the libraries, MathPiper scripts, and documentation so that the MathPiper program can be run. </text:p>
        </text:list-item>
        <text:list-item>
          <text:p text:style-name="P141"><text:span text:style-name="Teletype"><text:span text:style-name="T1">install-strip</text:span></text:span>. Same as <text:span text:style-name="Teletype"><text:span text:style-name="T1">install</text:span></text:span>, but also strip the debug information from the installed executables. </text:p>
        </text:list-item>
        <text:list-item>
          <text:p text:style-name="P141"><text:span text:style-name="Teletype"><text:span text:style-name="T1">uninstall</text:span></text:span>. Remove the installed files. </text:p>
        </text:list-item>
        <text:list-item>
          <text:p text:style-name="P141"><text:span text:style-name="Teletype"><text:span text:style-name="T1">clean</text:span></text:span>. Delete files that are created during the build process, for instance <text:span text:style-name="Teletype"><text:span text:style-name="T1">.o</text:span></text:span> files. </text:p>
        </text:list-item>
        <text:list-item>
          <text:p text:style-name="P141"><text:span text:style-name="Teletype"><text:span text:style-name="T1">distclean</text:span></text:span>. Delete files that are created during either the configuration or the build process. This leaves only the files in that were included in the distribution. </text:p>
        </text:list-item>
        <text:list-item>
          <text:p text:style-name="P141"><text:span text:style-name="Teletype"><text:span text:style-name="T1">dist</text:span></text:span>. Create a tar-ball (a gzipped tar archive) ready for distribution. </text:p>
        </text:list-item>
        <text:list-item>
          <text:p text:style-name="P141"><text:span text:style-name="Teletype"><text:span text:style-name="T1">check</text:span></text:span> (or its synonym <text:span text:style-name="Teletype"><text:span text:style-name="T1">test</text:span></text:span>). Test whether MathPiper works correctly. </text:p>
        </text:list-item>
        <text:list-item>
          <text:p text:style-name="P141"><text:span text:style-name="Teletype"><text:span text:style-name="T1">installcheck</text:span></text:span>. Test whether MathPiper is installed correctly. The difference with the <text:span text:style-name="Teletype"><text:span text:style-name="T1">check</text:span></text:span> target is that that one tests the <text:span text:style-name="T3">built</text:span> version of MathPiper, while the <text:span text:style-name="Teletype"><text:span text:style-name="T1">installcheck</text:span></text:span> target tests the <text:span text:style-name="T3">installed</text:span> version. </text:p>
        </text:list-item>
        <text:list-item>
          <text:p text:style-name="P77"><text:span text:style-name="Teletype"><text:span text:style-name="T1">distcheck</text:span></text:span>. Check whether MathPiper is ready for distribution. This creates a tar-ball, unpacks it in a different directory, compiles MathPiper with default options, installs it in a temporary directory, and finally checks that the installed version works correctly. Extra flags to be passed to the <text:span text:style-name="Teletype"><text:span text:style-name="T1">configure</text:span></text:span> script (eg. <text:span text:style-name="Teletype"><text:span text:style-name="T1">--enable-archive</text:span></text:span>) can be put in the <text:span text:style-name="Teletype"><text:span text:style-name="T1">DISTCHECK_CONFIGURE_FLAGS</text:span></text:span> environment variable. </text:p>
        </text:list-item>
      </text:list>
      <text:p text:style-name="Horizontal_20_Line"/>
      <text:h text:style-name="Heading_20_3" text:outline-level="3">The MathPiper executable </text:h>
      <text:p text:style-name="Text_20_body"><text:bookmark text:name="build system!executable"/>The main executable is called <text:span text:style-name="Teletype"><text:span text:style-name="T1">mathpiper</text:span></text:span> and resides in the <text:span text:style-name="Teletype"><text:span text:style-name="T1">src</text:span></text:span> directory. </text:p>
      <text:p text:style-name="Text_20_body">Conceptually, the build process consists of the following parts: </text:p>
      <text:list xml:id="list1567039809" text:style-name="L71">
        <text:list-item>
          <text:p text:style-name="P142">Generating the source files. Almost all source files were written by the MathPiper development team, but the following are generated automatically: <text:span text:style-name="Teletype"><text:span text:style-name="T1">version.h</text:span></text:span> (generated from <text:span text:style-name="Teletype"><text:span text:style-name="T1">configure.in</text:span></text:span>), <text:span text:style-name="Teletype"><text:span text:style-name="T1">fastprimes.c</text:span></text:span> (generated by the <text:soft-page-break/><text:span text:style-name="Teletype"><text:span text:style-name="T1">mkfastprimes</text:span></text:span> program), and <text:span text:style-name="Teletype"><text:span text:style-name="T1">core_mathpipermain.h</text:span></text:span> (generated from <text:span text:style-name="Teletype"><text:span text:style-name="T1">mathpipermain.cpp</text:span></text:span>). </text:p>
        </text:list-item>
        <text:list-item>
          <text:p text:style-name="P78">Building the executables. Besides the MathPiper executables, we also build <text:span text:style-name="Teletype"><text:span text:style-name="T1">mkfastprimes</text:span></text:span> and <text:span text:style-name="Teletype"><text:span text:style-name="T1">gencorefunctions</text:span></text:span> (which are needed to generate some source files), and the <text:span text:style-name="Teletype"><text:span text:style-name="T1">codereviewer</text:span></text:span> executable (which does a static analysis of code and can in some circumstances also fix the code where the coding style is not adhered to). </text:p>
        </text:list-item>
      </text:list>
      <text:p text:style-name="Horizontal_20_Line"/>
      <text:h text:style-name="Heading_20_3" text:outline-level="3">The MathPiper script files </text:h>
      <text:p text:style-name="Text_20_body"><text:bookmark text:name="scripts!installation"/><text:bookmark text:name="build system!MathPiper scripts"/>The MathPiper script files with extension <text:span text:style-name="Teletype"><text:span text:style-name="T1">ys</text:span></text:span> can be found in the <text:span text:style-name="Teletype"><text:span text:style-name="T1">scripts/</text:span></text:span> directory and its "repository" subdirectories. </text:p>
      <text:p text:style-name="Text_20_body">All script files and <text:span text:style-name="Teletype"><text:span text:style-name="T1">.def</text:span></text:span> files are listed in <text:span text:style-name="Teletype"><text:span text:style-name="T1">Makefile.am</text:span></text:span>. This definition is used to generate the <text:span text:style-name="Teletype"><text:span text:style-name="T1">packages.pi</text:span></text:span> file, which contains a list of all <text:span text:style-name="Teletype"><text:span text:style-name="T1">.def</text:span></text:span> files. The <text:span text:style-name="Teletype"><text:span text:style-name="T1">corefunctions.pi</text:span></text:span> file is also automatically generated. This is done by running the <text:span text:style-name="Teletype"><text:span text:style-name="T1">gencorefunctions</text:span></text:span> program, which resides in the <text:span text:style-name="Teletype"><text:span text:style-name="T1">src/</text:span></text:span> directory. </text:p>
      <text:p text:style-name="Text_20_body">At installation time, all the script files and <text:span text:style-name="Teletype"><text:span text:style-name="T1">.def</text:span></text:span> files that are listed in <text:span text:style-name="Teletype"><text:span text:style-name="T1">Makefile.am</text:span></text:span> are copied. During this installation, the directory structure should be preserved. </text:p>
      <text:p text:style-name="Text_20_body">The <text:span text:style-name="Teletype"><text:span text:style-name="T1">check</text:span></text:span> target checks that all the script files and <text:span text:style-name="Teletype"><text:span text:style-name="T1">.def</text:span></text:span> files listed in the <text:span text:style-name="Teletype"><text:span text:style-name="T1">Makefile.am</text:span></text:span> are indeed present, and vice versa, that all files present in the <text:span text:style-name="Teletype"><text:span text:style-name="T1">scripts/</text:span></text:span> hierarchy are indeed listed. </text:p>
      <text:p text:style-name="Horizontal_20_Line"/>
      <text:h text:style-name="Heading_20_3" text:outline-level="3">The documentation </text:h>
      <text:p text:style-name="Text_20_body"><text:bookmark text:name="documentation!building"/><text:bookmark text:name="build system!documentation"/>The documentation system for MathPiper is explained in <text:a xlink:type="simple" xlink:href="../../../plugins/mathpiper_docs_plugin/src/mathpiper_manual/essayschapter5.html#c5s2">Essays on MathPiper, Chapter 5, Section 2 </text:a>. </text:p>
      <text:p text:style-name="Text_20_body">The documentation is generated from plain text source files with the <text:span text:style-name="Teletype"><text:span text:style-name="T1">txt</text:span></text:span> extension in the <text:span text:style-name="Teletype"><text:span text:style-name="T1">manmake</text:span></text:span> directory. The source files are converted to MathPiper code by the <text:span text:style-name="Teletype"><text:span text:style-name="T1">txt2mathpiperdoc.pl</text:span></text:span> script. The result is a set of MathPiper source files containing the text of the documentation. These MathPiper source files are not well suited for human reading and must be further processed to obtain the books in HTML and PS/PDF formats. </text:p>
      <text:p text:style-name="Text_20_body">To generate the books in HTML format, the MathPiper source files are processed by the MathPiper interpreter using the scripts <text:span text:style-name="Teletype"><text:span text:style-name="T1">manualmaker</text:span></text:span> and <text:span text:style-name="Teletype"><text:span text:style-name="T1">indexmaker</text:span></text:span>. The script <text:span text:style-name="Teletype"><text:span text:style-name="T1">indexmaker</text:span></text:span> creates the file <text:span text:style-name="Teletype"><text:span text:style-name="T1">books.html</text:span></text:span> with the top-level index to all HTML documentation books. The script <text:span text:style-name="Teletype"><text:span text:style-name="T1">manualmaker</text:span></text:span> creates the HTML files with the book text (both the framed and the non-framed versions are written out). It is also possible to generate more than one HTML book at once. The two reference manuals are generated together to produce the full hyperlinked index to all commands. </text:p>
      <text:p text:style-name="Text_20_body">To generate the books in PostScript and PDF format, the <text:span text:style-name="Teletype"><text:span text:style-name="T1">book2TeX.sh</text:span></text:span> script is used. This script converts the MathPiper source files to <text:span text:style-name="T1">TeX</text:span> files. They can then be processed by the standard <text:span text:style-name="T1">TeX</text:span> tools. </text:p>
      <text:p text:style-name="Text_20_body">By default, only the HTML-formatted documents are generated. To change this, use the options <text:span text:style-name="Teletype"><text:span text:style-name="T1">disable-html-doc</text:span></text:span>, <text:span text:style-name="Teletype"><text:span text:style-name="T1">enable-ps-doc</text:span></text:span> and <text:span text:style-name="Teletype"><text:span text:style-name="T1">enable-pdf-doc</text:span></text:span> in the <text:soft-page-break/><text:span text:style-name="Teletype"><text:span text:style-name="T1">configure</text:span></text:span> script. The <text:span text:style-name="Teletype"><text:span text:style-name="T1">with-html-dir</text:span></text:span> and <text:span text:style-name="Teletype"><text:span text:style-name="T1">with-ps-dir</text:span></text:span> options can be used to tell where the documentation should be installed. </text:p>
      <text:p text:style-name="Text_20_body"><text:bookmark text:name="Wester's benchmark"/>At the moment, the <text:span text:style-name="Teletype"><text:span text:style-name="T1">Makefile.am</text:span></text:span> for the documentation is rather messy. For this reason, we do not describe it in detail. Instead, we just point out some special features: </text:p>
      <text:list xml:id="list1003686172" text:style-name="L72">
        <text:list-item>
          <text:p text:style-name="P143">The MathPiper interpreter and <text:span text:style-name="Teletype"><text:span text:style-name="T1">perl</text:span></text:span> are needed to generate the documentation. </text:p>
        </text:list-item>
        <text:list-item>
          <text:p text:style-name="P143">The section <text:a xlink:type="simple" xlink:href="../../../plugins/mathpiper_docs_plugin/src/mathpiper_manual/refprogchapter5.html#c5s1">"Full listing of core functions" </text:a>is generated from the MathPiper source by the <text:span text:style-name="Teletype"><text:span text:style-name="T1">gencorefunctions</text:span></text:span> program, which resides in the <text:span text:style-name="Teletype"><text:span text:style-name="T1">src</text:span></text:span> directory. </text:p>
        </text:list-item>
        <text:list-item>
          <text:p text:style-name="P143">The MathPiper code from the section <text:span text:style-name="T3">M. Wester's CAS benchmark and MathPiper</text:span>, built from <text:span text:style-name="Teletype"><text:span text:style-name="T1">wester-1994.chapt.txt</text:span></text:span>, is extracted with the <text:span text:style-name="Teletype"><text:span text:style-name="T1">book2ys.sh</text:span></text:span> script. This code is used for testing (see below). </text:p>
        </text:list-item>
        <text:list-item>
          <text:p text:style-name="P79">All the scripts described can be found in the <text:span text:style-name="Teletype"><text:span text:style-name="T1">manmake</text:span></text:span> directory. </text:p>
        </text:list-item>
      </text:list>
      <text:p text:style-name="Horizontal_20_Line"/>
      <text:h text:style-name="Heading_20_3" text:outline-level="3">The test suite </text:h>
      <text:p text:style-name="Text_20_body"><text:bookmark text:name="testing MathPiper"/><text:bookmark text:name="build system!test suite"/>The MathPiper distribution contains a (hopefully comprehensive) test suite, which can be used to check whether MathPiper is (still) functioning correctly. The command <text:span text:style-name="Teletype"><text:span text:style-name="T1">make check</text:span></text:span> tests the latest compiled version of MathPiper. To test the executable that is installed on your system, use the command <text:span text:style-name="Teletype"><text:span text:style-name="T1">make installcheck</text:span></text:span>. </text:p>
      <text:p text:style-name="P8">The <text:span text:style-name="Teletype"><text:span text:style-name="T1">yts</text:span></text:span> files in the <text:span text:style-name="Teletype"><text:span text:style-name="T1">tests</text:span></text:span> directory contain the tests for different subsystems of MathPiper. For instance, the file <text:span text:style-name="Teletype"><text:span text:style-name="T1">arithmetic.yts</text:span></text:span> contains tests for the basic arithmetic functions; the first test is to check that <text:span text:style-name="Teletype"><text:span text:style-name="T1">3+2</text:span></text:span> evaluates to <text:span text:style-name="Teletype"><text:span text:style-name="T1">5</text:span></text:span>. All the test files are listed in the <text:span text:style-name="Teletype"><text:span text:style-name="T1">TESTFILES</text:span></text:span> variable. This variable can be overridden. For example, the command </text:p>
      <table:table table:name="Table380" table:style-name="Table380">
        <table:table-column table:style-name="Table380.A"/>
        <table:table-row>
          <table:table-cell table:style-name="Table380.A1" office:value-type="string">
            <text:p text:style-name="P3">make TESTFILES='comments.yts complex.yts' clean</text:p>
          </table:table-cell>
        </table:table-row>
      </table:table>
      <text:p text:style-name="Text_20_body">only runs the test scripts <text:span text:style-name="Teletype"><text:span text:style-name="T1">comments.yts</text:span></text:span> and <text:span text:style-name="Teletype"><text:span text:style-name="T1">complex.yts</text:span></text:span>. </text:p>
      <text:p text:style-name="Text_20_body">The shell script <text:span text:style-name="Teletype"><text:span text:style-name="T1">test-mathpiper</text:span></text:span> does the actual testing. It runs the scripts listed in the <text:span text:style-name="Teletype"><text:span text:style-name="T1">TESTFILES</text:span></text:span> variable through the MathPiper executable. The tests that take a long time are at the end of the list, so that these tests are performed last. The output of the tests is collected in the file <text:span text:style-name="Teletype"><text:span text:style-name="T1">testresult.txt</text:span></text:span>. The test is considered to be failed, if the exit code is nonzero (which happens for instance if MathPiper crashes) or if either of the strings <text:span text:style-name="Teletype"><text:span text:style-name="T1">******</text:span></text:span> (six stars) or <text:span text:style-name="Teletype"><text:span text:style-name="T1">Error</text:span></text:span> appear in the output. </text:p>
      <text:p text:style-name="Text_20_body"><text:bookmark text:name="Wester's benchmark1"/>A special case is the last test, which goes through the problems put forward by Michael Wester (see the section <text:a xlink:type="simple" xlink:href="../../../plugins/mathpiper_docs_plugin/src/mathpiper_manual/essayschapter2.html#c2">M. Wester's CAS benchmark and MathPiper </text:a>). The commands for this tests are not in a <text:span text:style-name="Teletype"><text:span text:style-name="T1">yts</text:span></text:span> file in the <text:span text:style-name="Teletype"><text:span text:style-name="T1">tests</text:span></text:span> directory, but are extracted from the documentation (see <text:a xlink:type="simple" xlink:href="#documentation!building">the immediately preceding section </text:a>). </text:p>
      <text:p text:style-name="Horizontal_20_Line"/>
      <text:h text:style-name="Heading_20_3" text:outline-level="3">The library archive </text:h>
      <text:p text:style-name="Text_20_body">The library archive is a file, commonly called <text:span text:style-name="Teletype"><text:span text:style-name="T1">scripts.dat</text:span></text:span>, which contains all the scripts in compressed form. If MathPiper is started with the <text:span text:style-name="Teletype"><text:span text:style-name="T1">--archive</text:span></text:span> flag, it uses the contents of this file. This is useful for binary releases, as one needs only two files: the MathPiper executable and the library archive. </text:p>
      <text:p text:style-name="Text_20_body">Support for the library archive resides in the <text:span text:style-name="Teletype"><text:span text:style-name="T1">src/</text:span></text:span> directory. It contains the code for <text:soft-page-break/>the <text:span text:style-name="Teletype"><text:span text:style-name="T1">compressor</text:span></text:span> program. This program generates the library archive. </text:p>
      <text:p text:style-name="Text_20_body">The archive is only built if the <text:span text:style-name="Teletype"><text:span text:style-name="T1">enable-archive</text:span></text:span> option is passed to the <text:span text:style-name="Teletype"><text:span text:style-name="T1">configure</text:span></text:span> script. In that case, the <text:span text:style-name="Teletype"><text:span text:style-name="T1">compressor</text:span></text:span> program is built and run. At installation time, the generated archive is installed in the library directory (<text:span text:style-name="Teletype"><text:span text:style-name="T1">/usr/local/lib</text:span></text:span> by default). There is also a test to check that the generated archive in fact works. </text:p>
      <text:p text:style-name="Text_20_body"><text:script xlink:href="http://www.google-analytics.com/urchin.js"/>_uacct = "UA-2425144-1";<text:line-break/>urchinTracker();</text:p>
      <text:h text:style-name="P157" text:outline-level="1">Designing modules in the MathPiper scripting language </text:h>
      <text:p text:style-name="Horizontal_20_Line"/>
      <text:h text:style-name="Heading_20_2" text:outline-level="2">Introduction </text:h>
      <text:p text:style-name="Text_20_body">For any software project where the source code grows to a substantial amount of different modules, there needs to be a way to define interfaces between the modules, and a way to make sure the modules don't interact with the environment in an unintended way. </text:p>
      <text:p text:style-name="Text_20_body">One hallmark of a mature programming language is that it supports modules, and a way to define its interface while hiding the internals of the module. This section describes the mechanisms for doing so in the MathPiper scripting language. </text:p>
      <text:p text:style-name="Horizontal_20_Line"><text:bookmark text:name="c6s21"/></text:p>
      <text:h text:style-name="Heading_20_2" text:outline-level="2">Demonstration of the problem </text:h>
      <text:p text:style-name="Text_20_body">Unintentional interactions between two modules typically happen when the two modules accidentally share a common "global" resource, and there should be a mechanism to guarantee that this will not happen. </text:p>
      <text:p text:style-name="Text_20_body">The following piece of code is a little example that demonstrates the problem: </text:p>
      <table:table table:name="Table381" table:style-name="Table381">
        <table:table-column table:style-name="Table381.A"/>
        <table:table-row>
          <table:table-cell table:style-name="Table381.A1" office:value-type="string">
            <text:p text:style-name="Preformatted_20_Text">SetExpand(fn_IsString) &lt;-- [expand:=fn;];</text:p>
            <text:p text:style-name="Preformatted_20_Text">ram(x_IsList)_(expand != "") &lt;-- ramlocal(x);</text:p>
            <text:p text:style-name="Preformatted_20_Text">expand:="";</text:p>
            <text:p text:style-name="P3">ramlocal(x) := Map(expand,{x});</text:p>
          </table:table-cell>
        </table:table-row>
      </table:table>
      <text:p text:style-name="Text_20_body">This little bit of code defines a function <text:span text:style-name="Teletype"><text:span text:style-name="T1">ram</text:span></text:span> that calls the function <text:span text:style-name="Teletype"><text:span text:style-name="T1">Map</text:span></text:span>, passing the argument passed if it is a string, and if the function to be mapped was set with the <text:span text:style-name="Teletype"><text:span text:style-name="T1">SetExpand</text:span></text:span> function. It contains the following flaws: </text:p>
      <text:list xml:id="list1451670014" text:style-name="L73">
        <text:list-item>
          <text:p text:style-name="P144"><text:span text:style-name="Teletype"><text:span text:style-name="T1">expand</text:span></text:span> is a global variable with a rather generic name, one that another module might decide to use. </text:p>
        </text:list-item>
        <text:list-item>
          <text:p text:style-name="P144"><text:span text:style-name="Teletype"><text:span text:style-name="T1">ramlocal</text:span></text:span> was intended to be used from within this module only, and doesn't check for correctness of arguments (a small speed up optimization that can be used for routines that get called often). As it is, it can be called from other parts, or even the command line. </text:p>
        </text:list-item>
        <text:list-item>
          <text:p text:style-name="P80">the function <text:span text:style-name="Teletype"><text:span text:style-name="T1">ramlocal</text:span></text:span> has one parameter, named <text:span text:style-name="Teletype"><text:span text:style-name="T1">x</text:span></text:span>, which is also generic (and might be used in the expression passed in to the function), and <text:span text:style-name="Teletype"><text:span text:style-name="T1">ramlocal</text:span></text:span> calls <text:span text:style-name="Teletype"><text:span text:style-name="T1">Map</text:span></text:span>, which calls <text:span text:style-name="Teletype"><text:span text:style-name="T1">Eval</text:span></text:span> on the arguments. </text:p>
        </text:list-item>
      </text:list>
      <text:p text:style-name="Text_20_body">The above code can be entered into a file and loaded from the command line at leisure. Now, consider the following command line interaction after loading the file with the above code in it: </text:p>
      <table:table table:name="Table382" table:style-name="Table382">
        <table:table-column table:style-name="Table382.A"/>
        <table:table-row>
          <table:table-cell table:style-name="Table382.A1" office:value-type="string">
            <text:p text:style-name="Preformatted_20_Text">In&gt; ramlocal(a) <text:s text:c="8"/></text:p>
            <text:p text:style-name="Preformatted_20_Text">In function "Length" : </text:p>
            <text:p text:style-name="Preformatted_20_Text">bad argument number 1 (counting from 1)</text:p>
            <text:p text:style-name="Preformatted_20_Text">Argument matrix[1] evaluated to a</text:p>
            <text:p text:style-name="Preformatted_20_Text">In function call <text:s/>Length(a)</text:p>
            <text:p text:style-name="P3">CommandLine(1) : Argument is not a list</text:p>
          </table:table-cell>
        </table:table-row>
      </table:table>
      <text:p text:style-name="Text_20_body"><text:soft-page-break/>We called <text:span text:style-name="Teletype"><text:span text:style-name="T1">ramlocal</text:span></text:span> here, which should not have been allowed. </text:p>
      <table:table table:name="Table383" table:style-name="Table383">
        <table:table-column table:style-name="Table383.A"/>
        <table:table-row>
          <table:table-cell table:style-name="Table383.A1" office:value-type="string">
            <text:p text:style-name="Preformatted_20_Text">In&gt; ram(a)</text:p>
            <text:p text:style-name="P3">Out&gt; ram(a);</text:p>
          </table:table-cell>
        </table:table-row>
      </table:table>
      <text:p text:style-name="Text_20_body">The function <text:span text:style-name="Teletype"><text:span text:style-name="T1">ram</text:span></text:span> checks that the correct arguments are passed in and that <text:span text:style-name="Teletype"><text:span text:style-name="T1">SetExpand</text:span></text:span> was called, so it will not evaluate if these requirements are not met. </text:p>
      <text:p text:style-name="Text_20_body">Here are some lines showing the functionality of this code as it was intended to be used: </text:p>
      <table:table table:name="Table384" table:style-name="Table384">
        <table:table-column table:style-name="Table384.A"/>
        <table:table-row>
          <table:table-cell table:style-name="Table384.A1" office:value-type="string">
            <text:p text:style-name="Preformatted_20_Text">In&gt; SetExpand("Sin")</text:p>
            <text:p text:style-name="Preformatted_20_Text">Out&gt; "Sin";</text:p>
            <text:p text:style-name="Preformatted_20_Text">In&gt; ram({1,2,3})</text:p>
            <text:p text:style-name="P3">Out&gt; {Sin(1),Sin(2),Sin(3)};</text:p>
          </table:table-cell>
        </table:table-row>
      </table:table>
      <text:p text:style-name="Text_20_body">The following piece of code forces the functionality to break by passing in an expression containing the variable <text:span text:style-name="Teletype"><text:span text:style-name="T1">x</text:span></text:span>, which is also used as a parameter name to <text:span text:style-name="Teletype"><text:span text:style-name="T1">ramlocal</text:span></text:span>. </text:p>
      <table:table table:name="Table385" table:style-name="Table385">
        <table:table-column table:style-name="Table385.A"/>
        <table:table-row>
          <table:table-cell table:style-name="Table385.A1" office:value-type="string">
            <text:p text:style-name="Preformatted_20_Text">In&gt; ram({a,b,c})</text:p>
            <text:p text:style-name="Preformatted_20_Text">Out&gt; {Sin(a),Sin(b),Sin(c)};</text:p>
            <text:p text:style-name="Preformatted_20_Text">In&gt; ram({x,y,z})</text:p>
            <text:p text:style-name="P3">Out&gt; {{Sin(x),Sin(y),Sin(z)},Sin(y),Sin(z)};</text:p>
          </table:table-cell>
        </table:table-row>
      </table:table>
      <text:p text:style-name="Text_20_body">This result is obviously wrong, comparing it to the call above. The following shows that the global variable <text:span text:style-name="Teletype"><text:span text:style-name="T1">expand</text:span></text:span> is exposed to its environment: </text:p>
      <table:table table:name="Table386" table:style-name="Table386">
        <table:table-column table:style-name="Table386.A"/>
        <table:table-row>
          <table:table-cell table:style-name="Table386.A1" office:value-type="string">
            <text:p text:style-name="Preformatted_20_Text">In&gt; expand</text:p>
            <text:p text:style-name="P3">Out&gt; "Sin";</text:p>
          </table:table-cell>
        </table:table-row>
      </table:table>
      <text:p text:style-name="Horizontal_20_Line"><text:bookmark text:name="c6s3"/></text:p>
      <text:h text:style-name="Heading_20_2" text:outline-level="2">Declaring resources to be local to the module </text:h>
      <text:p text:style-name="Text_20_body">The solution to the problem is <text:span text:style-name="Teletype"><text:span text:style-name="T1">LocalSymbols</text:span></text:span>, which changes every symbol with a specified name to a unique name that could never be entered by the user on the command line and guarantees that it can never interact with the rest of the system. The following code snippet is the same as the above, with the correct use of <text:span text:style-name="Teletype"><text:span text:style-name="T1">LocalSymbols</text:span></text:span>: </text:p>
      <table:table table:name="Table387" table:style-name="Table387">
        <table:table-column table:style-name="Table387.A"/>
        <table:table-row>
          <table:table-cell table:style-name="Table387.A1" office:value-type="string">
            <text:p text:style-name="Preformatted_20_Text">LocalSymbols(x,expand,ramlocal) [</text:p>
            <text:p text:style-name="Preformatted_20_Text"><text:s text:c="2"/>SetExpand(fn_IsString) &lt;-- [expand:=fn;];</text:p>
            <text:p text:style-name="Preformatted_20_Text"><text:s text:c="2"/>ram(x_IsList)_(expand != "") &lt;-- ramlocal(x);</text:p>
            <text:p text:style-name="Preformatted_20_Text"><text:s text:c="2"/>expand:="";</text:p>
            <text:p text:style-name="Preformatted_20_Text"><text:s text:c="2"/>ramlocal(x) := Map(expand,{x});</text:p>
            <text:p text:style-name="P3">];</text:p>
          </table:table-cell>
        </table:table-row>
      </table:table>
      <text:p text:style-name="Text_20_body">This version of the same code declares the symbols <text:span text:style-name="Teletype"><text:span text:style-name="T1">x</text:span></text:span>, <text:span text:style-name="Teletype"><text:span text:style-name="T1">expand</text:span></text:span> and <text:span text:style-name="Teletype"><text:span text:style-name="T1">ramlocal</text:span></text:span> to be local to this module. </text:p>
      <text:p text:style-name="Text_20_body">With this the interaction becomes a little bit more predictable: </text:p>
      <table:table table:name="Table388" table:style-name="Table388">
        <table:table-column table:style-name="Table388.A"/>
        <table:table-row>
          <table:table-cell table:style-name="Table388.A1" office:value-type="string">
            <text:p text:style-name="Preformatted_20_Text">In&gt; ramlocal(a)</text:p>
            <text:p text:style-name="Preformatted_20_Text">Out&gt; ramlocal(a);</text:p>
            <text:p text:style-name="Preformatted_20_Text">In&gt; ram(a)</text:p>
            <text:p text:style-name="Preformatted_20_Text">Out&gt; ram(a);</text:p>
            <text:p text:style-name="Preformatted_20_Text">In&gt; SetExpand("Sin")</text:p>
            <text:p text:style-name="Preformatted_20_Text">Out&gt; "Sin";</text:p>
            <text:p text:style-name="Preformatted_20_Text"><text:soft-page-break/>In&gt; ram({1,2,3})</text:p>
            <text:p text:style-name="Preformatted_20_Text">Out&gt; {Sin(1),Sin(2),Sin(3)};</text:p>
            <text:p text:style-name="Preformatted_20_Text">In&gt; ram({a,b,c})</text:p>
            <text:p text:style-name="Preformatted_20_Text">Out&gt; {Sin(a),Sin(b),Sin(c)};</text:p>
            <text:p text:style-name="Preformatted_20_Text">In&gt; ram({x,y,z})</text:p>
            <text:p text:style-name="Preformatted_20_Text">Out&gt; {Sin(x),Sin(y),Sin(z)};</text:p>
            <text:p text:style-name="Preformatted_20_Text">In&gt; expand</text:p>
            <text:p text:style-name="P3">Out&gt; expand;</text:p>
          </table:table-cell>
        </table:table-row>
      </table:table>
      <text:p text:style-name="Horizontal_20_Line"><text:bookmark text:name="c6s4"/></text:p>
      <text:h text:style-name="Heading_20_2" text:outline-level="2">When to use and when not to use <text:span text:style-name="Teletype"><text:span text:style-name="T1">LocalSymbols</text:span></text:span> </text:h>
      <text:p text:style-name="Text_20_body">The <text:span text:style-name="Teletype"><text:span text:style-name="T1">LocalSymbols</text:span></text:span> should ideally be used for every global variable, for functions that can only be useful within the module and thus should not be used by other parts of the system, and for local variables that run the risk of being passed into functions like <text:span text:style-name="Teletype"><text:span text:style-name="T1">Eval</text:span></text:span>, <text:span text:style-name="Teletype"><text:span text:style-name="T1">Apply</text:span></text:span>, <text:span text:style-name="Teletype"><text:span text:style-name="T1">Map</text:span></text:span>, etc. (functions that re-evaluate expressions). </text:p>
      <text:p text:style-name="Text_20_body">A rigorous solution to this is to make all parameters to functions and global variables local symbols by default, but this might cause problems when this is not required, or even wanted, behaviour. </text:p>
      <text:p text:style-name="Text_20_body">The system will never be able to second-guess which function calls can be exposed to the outside world, and which ones should stay local to the system. It also goes against a design rule of MathPiper: everything is possible, but not obligatory. This is important at moments when functionality is not wanted, as it can be hard to disable functionality when the system does it automatically. </text:p>
      <text:p text:style-name="Text_20_body">There are more caveats: if a local variable is made unique with <text:span text:style-name="Teletype"><text:span text:style-name="T1">LocalSymbols</text:span></text:span>, other routines can not reach it by using the <text:span text:style-name="Teletype"><text:span text:style-name="T1">UnFence</text:span></text:span> construct. This means that <text:span text:style-name="Teletype"><text:span text:style-name="T1">LocalSymbols</text:span></text:span> is not always wanted. </text:p>
      <text:p text:style-name="Text_20_body">Also, the entire expression on which the <text:span text:style-name="Teletype"><text:span text:style-name="T1">LocalSymbols</text:span></text:span> command works is copied and modified before being evaluated, making loading time a little slower. This is not a big problem, because the speed hit is usually during calculations, not during loading, but it is best to keep this in mind and keep the code passed to <text:span text:style-name="Teletype"><text:span text:style-name="T1">LocalSymbols</text:span></text:span> concise. </text:p>
      <text:p text:style-name="Text_20_body"><text:script xlink:href="http://www.google-analytics.com/urchin.js"/>_uacct = "UA-2425144-1";<text:line-break/>urchinTracker();</text:p>
      <text:h text:style-name="P156" text:outline-level="1">The MathPiper arithmetic library </text:h>
      <text:p text:style-name="Horizontal_20_Line"><text:bookmark text:name="c7s11"/></text:p>
      <text:h text:style-name="Heading_20_2" text:outline-level="2">Introduction </text:h>
      <text:p text:style-name="Text_20_body"><text:span text:style-name="Teletype"><text:span text:style-name="T1">MathPiper</text:span></text:span> comes with its own arbitrary-precision arithmetic library, to reduce dependencies on other software. </text:p>
      <text:p text:style-name="Text_20_body">This part describes how the arithmetic library is embedded into <text:span text:style-name="Teletype"><text:span text:style-name="T1">MathPiper</text:span></text:span>. </text:p>
      <text:p text:style-name="Horizontal_20_Line"><text:bookmark text:name="c7s21"/></text:p>
      <text:h text:style-name="Heading_20_2" text:outline-level="2">The link between the interpreter and the arithmetic library </text:h>
      <text:p text:style-name="Text_20_body">The <text:span text:style-name="Teletype"><text:span text:style-name="T1">MathPiper</text:span></text:span> interpreter has the concept of an <text:span text:style-name="T3">atom</text:span>, an object which has a string representation. Numbers are also atoms and are initially entered into MathPiper as decimal strings. </text:p>
      <text:h text:style-name="Heading_20_6" text:outline-level="6">There are functions to work with numbers in non-decimal bases, but direct input/output of numbers is supported only in decimal notation.</text:h>
      <text:p text:style-name="Text_20_body">As soon as a calculation needs to be performed, the string representation is used to construct an object representing the number, in an internal representation that the arithmetic library can work with. </text:p>
      <text:p text:style-name="Text_20_body">The basic layout is as follows: there is one class <text:span text:style-name="Teletype"><text:span text:style-name="T1">BigNumber</text:span></text:span> that offers basic numerical functions, arithmetic operations such as addition and multiplication, through a set of class methods. Integers and floating-point numbers are handled by the same class. </text:p>
      <text:p text:style-name="Text_20_body">The <text:span text:style-name="Teletype"><text:span text:style-name="T1">BigNumber</text:span></text:span> class delegates the actual arithmetic operations to the auxiliary classes <text:span text:style-name="Teletype"><text:span text:style-name="T1">BigInt</text:span></text:span> and <text:span text:style-name="Teletype"><text:span text:style-name="T1">BigFloat</text:span></text:span>. These two classes are direct wrappers of an underlying arithmetic library. The library implements a particular internal representation of numbers. </text:p>
      <text:p text:style-name="Text_20_body">The responsibility of the class <text:span text:style-name="Teletype"><text:span text:style-name="T1">BigNumber</text:span></text:span> is to perform precision tracking, floating-point formatting, error reporting, type checking and so on, while <text:span text:style-name="Teletype"><text:span text:style-name="T1">BigInt</text:span></text:span> and <text:span text:style-name="Teletype"><text:span text:style-name="T1">BigFloat</text:span></text:span> only concern themselves with low-level arithmetic operations on integer and floating-point numbers respectively. In this way MathPiper isolates higher-level features like precision tracking from the lower-level arithmetic operations. The number objects in a library should only be able to convert themselves to/from a string and perform basic arithmetic. It should be easy to wrap a generic arithmetic library into a <text:span text:style-name="Teletype"><text:span text:style-name="T1">BigNumber</text:span></text:span> implementation. </text:p>
      <text:p text:style-name="Text_20_body">It is impossible to have several alternative number libraries operating at the same time. [In principle, one might write the classes <text:span text:style-name="Teletype"><text:span text:style-name="T1">BigInt</text:span></text:span> and <text:span text:style-name="Teletype"><text:span text:style-name="T1">BigFloat</text:span></text:span> as wrappers of two different arithmetic libraries, one for integers and the other for floats, but at any rate one cannot have two different libraries for integers at the same time.] Having several libraries in the same MathPiper session does not seem to be very useful; it would also incur a lot of overhead because one would have to convert the numbers from one internal library representation to another. For performance benchmarking or for testing purposes one can compile separate versions of <text:span text:style-name="Teletype"><text:span text:style-name="T1">MathPiper</text:span></text:span> configured <text:soft-page-break/>with different arithmetic libraries. </text:p>
      <text:p text:style-name="Text_20_body">To embed an arbitrary-precision arithmetic library into MathPiper, one needs to write two wrapper classes, <text:span text:style-name="Teletype"><text:span text:style-name="T1">BigInt</text:span></text:span> and <text:span text:style-name="Teletype"><text:span text:style-name="T1">BigFloat</text:span></text:span>. (Alternatively, one could write a full <text:span text:style-name="Teletype"><text:span text:style-name="T1">BigNumber</text:span></text:span> wrapper class but that would result in code duplication unless the library happens to implement a large portion of the <text:span text:style-name="Teletype"><text:span text:style-name="T1">BigNumber</text:span></text:span> API. There is already a reference implementation of <text:span text:style-name="Teletype"><text:span text:style-name="T1">BigNumber</text:span></text:span> through <text:span text:style-name="Teletype"><text:span text:style-name="T1">BigInt</text:span></text:span> and <text:span text:style-name="Teletype"><text:span text:style-name="T1">BigFloat</text:span></text:span> in the file <text:span text:style-name="Teletype"><text:span text:style-name="T1">numbers.cpp</text:span></text:span>.) The required API for the <text:span text:style-name="Teletype"><text:span text:style-name="T1">BigNumber</text:span></text:span> class is described below. </text:p>
      <text:p text:style-name="Horizontal_20_Line"><text:bookmark text:name="c7s31"/></text:p>
      <text:h text:style-name="Heading_20_2" text:outline-level="2">Interface of the <text:span text:style-name="Teletype"><text:span text:style-name="T1">BigNumber</text:span></text:span> class </text:h>
      <text:p text:style-name="Text_20_body">The following C++ code demonstrates how to use the objects of the <text:span text:style-name="Teletype"><text:span text:style-name="T1">BigNumber</text:span></text:span> class. </text:p>
      <table:table table:name="Table389" table:style-name="Table389">
        <table:table-column table:style-name="Table389.A"/>
        <table:table-row>
          <table:table-cell table:style-name="Table389.A1" office:value-type="string">
            <text:p text:style-name="Preformatted_20_Text">// Calculate z=x+y where x=10 and y=15</text:p>
            <text:p text:style-name="Preformatted_20_Text">BigNumber x("10",100,10);</text:p>
            <text:p text:style-name="Preformatted_20_Text">BigNumber y("15",100,10);</text:p>
            <text:p text:style-name="Preformatted_20_Text">BigNumber z;</text:p>
            <text:p text:style-name="Preformatted_20_Text">z.Add(x,y,10)); <text:s text:c="3"/></text:p>
            <text:p text:style-name="Preformatted_20_Text">// cast the result to a string</text:p>
            <text:p text:style-name="Preformatted_20_Text">LispString <text:s/>str;</text:p>
            <text:p text:style-name="P3">z.ToString(str,10);</text:p>
          </table:table-cell>
        </table:table-row>
      </table:table>
      <text:p text:style-name="Text_20_body">The behaviour is such that in the above example <text:span text:style-name="Teletype"><text:span text:style-name="T1">z</text:span></text:span> will contain the result of adding <text:span text:style-name="Teletype"><text:span text:style-name="T1">x</text:span></text:span> and <text:span text:style-name="Teletype"><text:span text:style-name="T1">y</text:span></text:span>, without modifying <text:span text:style-name="Teletype"><text:span text:style-name="T1">x</text:span></text:span> or <text:span text:style-name="Teletype"><text:span text:style-name="T1">y</text:span></text:span>. This is equivalent to <text:span text:style-name="Teletype"><text:span text:style-name="T1">z:=x+y</text:span></text:span> in MathPiper. </text:p>
      <text:p text:style-name="Text_20_body">A calculation might modify one of its arguments. This might happen when one argument passed in is actually the object performing the calculation itself. For example, if a calculation </text:p>
      <table:table table:name="Table390" table:style-name="Table390">
        <table:table-column table:style-name="Table390.A"/>
        <table:table-row>
          <table:table-cell table:style-name="Table390.A1" office:value-type="string">
            <text:p text:style-name="P3">x.Add(x,y);</text:p>
          </table:table-cell>
        </table:table-row>
      </table:table>
      <text:p text:style-name="Text_20_body">were issued, the result would be assigned to <text:span text:style-name="Teletype"><text:span text:style-name="T1">x</text:span></text:span>, and the old value of <text:span text:style-name="Teletype"><text:span text:style-name="T1">x</text:span></text:span> is deleted. This is equivalent to the MathPiper code <text:span text:style-name="Teletype"><text:span text:style-name="T1">x:=x+y</text:span></text:span>. In this case a specific implementation might opt to perform the operation destructively ("in-place"). Some operations can be performed much more efficiently in-place, without copying the arguments. Among them are for example <text:span text:style-name="Teletype"><text:span text:style-name="T1">Negate</text:span></text:span>, <text:span text:style-name="Teletype"><text:span text:style-name="T1">Add</text:span></text:span>, <text:span text:style-name="Teletype"><text:span text:style-name="T1">ShiftLeft</text:span></text:span>, <text:span text:style-name="Teletype"><text:span text:style-name="T1">ShiftRight</text:span></text:span>. </text:p>
      <text:p text:style-name="Text_20_body">Therefore, all class methods of <text:span text:style-name="Teletype"><text:span text:style-name="T1">BigNumber</text:span></text:span> that allow a <text:span text:style-name="Teletype"><text:span text:style-name="T1">BigNumber</text:span></text:span> object as an argument should behave correctly when called destructively on the same <text:span text:style-name="Teletype"><text:span text:style-name="T1">BigNumber</text:span></text:span> object. The result must be exactly the same as if all arguments were copied to temporary locations before performing tasks on them, with no other side-effects. For instance, if the specific object representing the number inside the numeric class is shared with other objects, it should not allow the destructive operation, as then other objects might start behaving differently. </text:p>
      <text:p text:style-name="Text_20_body">The basic arithmetic class <text:span text:style-name="Teletype"><text:span text:style-name="T1">BigNumber</text:span></text:span> defines some simple arithmetic operations, through which other more elaborate functions can be built. Particular implementations of the multiple-precision library are wrapped by the <text:span text:style-name="Teletype"><text:span text:style-name="T1">BigNumber</text:span></text:span> class, and the rest of the MathPiper kernel should only use the <text:span text:style-name="Teletype"><text:span text:style-name="T1">BigNumber</text:span></text:span> API. </text:p>
      <text:p text:style-name="Text_20_body">This API will not be completely exposed to MathPiper scripts, because some of these functions are too low-level. Among the low-level functions, only those that are very useful for optimization will be available to the MathPiper scripts. (For the functions that seem to be useful for MathPiper, suggested MathPiper bindings are given below.) But the full API will be available to C++ plugins, so that multiple-precision algorithms <text:soft-page-break/>could be efficiently implemented when performance is critical. Intermediate-level arithmetic functions such as <text:span text:style-name="Teletype"><text:span text:style-name="T1">AddN</text:span></text:span>, <text:span text:style-name="Teletype"><text:span text:style-name="T1">DivN</text:span></text:span>, <text:span text:style-name="Teletype"><text:span text:style-name="T1">ModN</text:span></text:span> and so on could be implemented either in the MathPiper kernel or in plugins, through this low-level API. The library scripts will be able to transform numerical expressions such as <text:span text:style-name="Teletype"><text:span text:style-name="T1">x:=y+z</text:span></text:span> into calls of these intermediate-level functions. </text:p>
      <text:p text:style-name="Text_20_body"><text:bookmark text:name="multiple-precision facility!requirements"/>Here we list the basic arithmetic operations that need to be implemented by a multiple-precision class <text:span text:style-name="Teletype"><text:span text:style-name="T1">BigNumber</text:span></text:span>. The operations are divided into several categories for convenience. Equivalent MathPiper script code is given, as well as examples of C++ usage. </text:p>
      <text:h text:style-name="Heading_20_3" text:outline-level="3">Input/output operations. </text:h>
      <text:list xml:id="list1623162838" text:style-name="L74">
        <text:list-item>
          <text:p text:style-name="P145"><text:span text:style-name="Teletype"><text:span text:style-name="T1">BigNumber::SetTo</text:span></text:span> -- Construct a number from a string in given base. The format is the standard integer, fixed-point and floating-point representations of numbers. When the string does not contain the period character "<text:span text:style-name="Teletype"><text:span text:style-name="T1">.</text:span></text:span>" or the exponent character "<text:span text:style-name="Teletype"><text:span text:style-name="T1">e</text:span></text:span>" (the exponent character "<text:span text:style-name="Teletype"><text:span text:style-name="T1">@</text:span></text:span>" should be used for <text:span text:style-name="T1">base&gt;10</text:span>), the result is an integer number and the precision argument is ignored. Otherwise, the result is a floating-point number rounded to a given number of <text:span text:style-name="T3">base digits</text:span>. C++: </text:p>
        </text:list-item>
      </text:list>
      <table:table table:name="Table391" table:style-name="Table391">
        <table:table-column table:style-name="Table391.A"/>
        <table:table-row>
          <table:table-cell table:style-name="Table391.A1" office:value-type="string">
            <text:p text:style-name="P3">x.SetTo("2.e-19", 100, 10);</text:p>
          </table:table-cell>
        </table:table-row>
      </table:table>
      <text:list xml:id="list561936072" text:continue-numbering="true" text:style-name="L74">
        <text:list-header>
          <text:p text:style-name="P145">Here we encounter a problem of ambiguous hexadecimal exponent: </text:p>
        </text:list-header>
      </text:list>
      <table:table table:name="Table392" table:style-name="Table392">
        <table:table-column table:style-name="Table392.A"/>
        <table:table-row>
          <table:table-cell table:style-name="Table392.A1" office:value-type="string">
            <text:p text:style-name="P3">x.SetTo("2a8c.e2", 100, 16);</text:p>
          </table:table-cell>
        </table:table-row>
      </table:table>
      <text:list xml:id="list1132269246" text:continue-numbering="true" text:style-name="L74">
        <text:list-header>
          <text:p text:style-name="P145">It is not clear whether the above number is in exponential notation or not. But this is hopefully not a frequently encountered situation. We may assume that the exponent character for <text:span text:style-name="T1">base&gt;10</text:span> is "<text:span text:style-name="Teletype"><text:span text:style-name="T1">@</text:span></text:span>" and not "<text:span text:style-name="Teletype"><text:span text:style-name="T1">e</text:span></text:span>". </text:p>
        </text:list-header>
        <text:list-item>
          <text:p text:style-name="P145">The same function is overloaded to construct a number from a platform number (a 32-bit integer or a double precision value). C++: </text:p>
        </text:list-item>
      </text:list>
      <table:table table:name="Table393" table:style-name="Table393">
        <table:table-column table:style-name="Table393.A"/>
        <table:table-row>
          <table:table-cell table:style-name="Table393.A1" office:value-type="string">
            <text:p text:style-name="P3">x.SetTo(12345); y.SetTo(-0.001);</text:p>
          </table:table-cell>
        </table:table-row>
      </table:table>
      <text:list xml:id="list549628402" text:continue-numbering="true" text:style-name="L74">
        <text:list-item>
          <text:p text:style-name="P145"><text:span text:style-name="Teletype"><text:span text:style-name="T1">BigNumber::ToString</text:span></text:span> -- Print a number to a string in a given precision and in a given base. The precision is given as the number of digits in the given base. The value should be rounded to that number of significant base digits. (Integers are printed exactly, regardless of the given precision.) C++: </text:p>
        </text:list-item>
      </text:list>
      <table:table table:name="Table394" table:style-name="Table394">
        <table:table-column table:style-name="Table394.A"/>
        <table:table-row>
          <table:table-cell table:style-name="Table394.A1" office:value-type="string">
            <text:p text:style-name="Preformatted_20_Text">x.ToString(buffer, 200, 16); // hexadecimal</text:p>
            <text:p text:style-name="P3">x.ToString(buffer, 40, 10); // decimal</text:p>
          </table:table-cell>
        </table:table-row>
      </table:table>
      <text:list xml:id="list630045744" text:continue-numbering="true" text:style-name="L74">
        <text:list-item>
          <text:p text:style-name="P145"><text:span text:style-name="Teletype"><text:span text:style-name="T1">BigNumber::Double</text:span></text:span> -- Obtain an approximate representation of <text:span text:style-name="Teletype"><text:span text:style-name="T1">x</text:span></text:span> as double-precision value. (The conversion may cause overflow or underflow, in which case the result is undefined.) C++: </text:p>
        </text:list-item>
      </text:list>
      <table:table table:name="Table395" table:style-name="Table395">
        <table:table-column table:style-name="Table395.A"/>
        <table:table-row>
          <table:table-cell table:style-name="Table395.A1" office:value-type="string">
            <text:p text:style-name="P3">double a=x.Double();</text:p>
          </table:table-cell>
        </table:table-row>
      </table:table>
      <text:h text:style-name="Heading_20_3" text:outline-level="3">2. Basic object manipulation. </text:h>
      <text:p text:style-name="Text_20_body">These operations, as a rule, do not need to change the numerical value of the object. </text:p>
      <text:list xml:id="list2013624307" text:style-name="L75">
        <text:list-item>
          <text:p text:style-name="P146"><text:span text:style-name="Teletype"><text:span text:style-name="T1">BigNumber::SetTo</text:span></text:span> -- Copy a number, <text:span text:style-name="Teletype"><text:span text:style-name="T1">x := y</text:span></text:span>. This operation should copy the numerical value exactly, without change. C++: </text:p>
        </text:list-item>
      </text:list>
      <table:table table:name="Table396" table:style-name="Table396">
        <table:table-column table:style-name="Table396.A"/>
        <table:table-row>
          <table:table-cell table:style-name="Table396.A1" office:value-type="string">
            <text:p text:style-name="P3">x.SetTo(y);</text:p>
          </table:table-cell>
        </table:table-row>
      </table:table>
      <text:list xml:id="list1790032986" text:continue-numbering="true" text:style-name="L75">
        <text:list-item>
          <text:p text:style-name="P146"><text:span text:style-name="Teletype"><text:span text:style-name="T1">BigNumber::Equals</text:span></text:span> -- Compare two numbers for equality, <text:span text:style-name="Teletype"><text:span text:style-name="T1">x = y</text:span></text:span>. C++: </text:p>
        </text:list-item>
      </text:list>
      <table:table table:name="Table397" table:style-name="Table397">
        <table:table-column table:style-name="Table397.A"/>
        <text:soft-page-break/>
        <table:table-row>
          <table:table-cell table:style-name="Table397.A1" office:value-type="string">
            <text:p text:style-name="P3">x.Equals(y)==true;</text:p>
          </table:table-cell>
        </table:table-row>
      </table:table>
      <text:list xml:id="list1758429810" text:continue-numbering="true" text:style-name="L75">
        <text:list-header>
          <text:p text:style-name="P146">MathPiper: </text:p>
        </text:list-header>
      </text:list>
      <table:table table:name="Table398" table:style-name="Table398">
        <table:table-column table:style-name="Table398.A"/>
        <table:table-row>
          <table:table-cell table:style-name="Table398.A1" office:value-type="string">
            <text:p text:style-name="P3">MathEquals(x,y)</text:p>
          </table:table-cell>
        </table:table-row>
      </table:table>
      <text:list xml:id="list873874956" text:continue-numbering="true" text:style-name="L75">
        <text:list-header>
          <text:p text:style-name="P146">The values are compared arithmetically, their internal precision may differ, and integers may be compared to floats. Two floats are considered "equal" when their values coincide within their precision. It is only guaranteed that <text:span text:style-name="Teletype"><text:span text:style-name="T1">Equals</text:span></text:span> returns true for equal integers, for an integer and a floating-point number with the same integer value, and for two exactly bit-by-bit equal floating-point numbers. Floating-point comparison may be unreliable due to roundoff error and particular internal representations. So it may happen that after <text:span text:style-name="Teletype"><text:span text:style-name="T1">y:=x+1;</text:span></text:span> <text:span text:style-name="Teletype"><text:span text:style-name="T1">y:=y-1;</text:span></text:span> the comparison </text:p>
        </text:list-header>
      </text:list>
      <table:table table:name="Table399" table:style-name="Table399">
        <table:table-column table:style-name="Table399.A"/>
        <table:table-row>
          <table:table-cell table:style-name="Table399.A1" office:value-type="string">
            <text:p text:style-name="P3">y.Equals(x)</text:p>
          </table:table-cell>
        </table:table-row>
      </table:table>
      <text:list xml:id="list932100727" text:continue-numbering="true" text:style-name="L75">
        <text:list-header>
          <text:p text:style-name="P146">will return <text:span text:style-name="Teletype"><text:span text:style-name="T1">false</text:span></text:span>, although such cases should be rare. </text:p>
        </text:list-header>
        <text:list-item>
          <text:p text:style-name="P146"><text:span text:style-name="Teletype"><text:span text:style-name="T1">BigNumber::IsInt</text:span></text:span> -- Check whether the number <text:span text:style-name="Teletype"><text:span text:style-name="T1">x</text:span></text:span> is of integer or floating type. (Both types are represented by the same class <text:span text:style-name="Teletype"><text:span text:style-name="T1">BigNumber</text:span></text:span>, and we need to be able to distinguish them.) C++: </text:p>
        </text:list-item>
      </text:list>
      <table:table table:name="Table400" table:style-name="Table400">
        <table:table-column table:style-name="Table400.A"/>
        <table:table-row>
          <table:table-cell table:style-name="Table400.A1" office:value-type="string">
            <text:p text:style-name="P3">x.IsInt()==true;</text:p>
          </table:table-cell>
        </table:table-row>
      </table:table>
      <text:list xml:id="list571767730" text:continue-numbering="true" text:style-name="L75">
        <text:list-header>
          <text:p text:style-name="P146">MathPiper: part of the implementation of <text:span text:style-name="Teletype"><text:span text:style-name="T1">IsInteger(x)</text:span></text:span>. </text:p>
        </text:list-header>
        <text:list-item>
          <text:p text:style-name="P146"><text:span text:style-name="Teletype"><text:span text:style-name="T1">BigNumber::IsIntValue</text:span></text:span> -- Check whether the number <text:span text:style-name="Teletype"><text:span text:style-name="T1">x</text:span></text:span> has an integer value. (Not the same as the previous function, because a floating-point type can also have an integer value.) Always returns <text:span text:style-name="Teletype"><text:span text:style-name="T1">true</text:span></text:span> on objects of integer type. C++: </text:p>
        </text:list-item>
      </text:list>
      <table:table table:name="Table401" table:style-name="Table401">
        <table:table-column table:style-name="Table401.A"/>
        <table:table-row>
          <table:table-cell table:style-name="Table401.A1" office:value-type="string">
            <text:p text:style-name="P3">x.IsIntValue()==true;</text:p>
          </table:table-cell>
        </table:table-row>
      </table:table>
      <text:list xml:id="list1454196285" text:continue-numbering="true" text:style-name="L75">
        <text:list-header>
          <text:p text:style-name="P146">MathPiper: </text:p>
        </text:list-header>
      </text:list>
      <table:table table:name="Table402" table:style-name="Table402">
        <table:table-column table:style-name="Table402.A"/>
        <table:table-row>
          <table:table-cell table:style-name="Table402.A1" office:value-type="string">
            <text:p text:style-name="P3">FloatIsInt(x)</text:p>
          </table:table-cell>
        </table:table-row>
      </table:table>
      <text:list xml:id="list198064347" text:continue-numbering="true" text:style-name="L75">
        <text:list-item>
          <text:p text:style-name="P146"><text:span text:style-name="Teletype"><text:span text:style-name="T1">BigNumber::BecomeInt</text:span></text:span>, <text:span text:style-name="Teletype"><text:span text:style-name="T1">BigNumber::BecomeFloat</text:span></text:span> -- Change the type of a number from integer to float without changing the numerical value. The precision is either set automatically (to enough digits to hold the integer), or explicitly to a given number of bits. (Roundoff might occur.) Change the type from float to integer, rounding off if necessary. C++: </text:p>
        </text:list-item>
      </text:list>
      <table:table table:name="Table403" table:style-name="Table403">
        <table:table-column table:style-name="Table403.A"/>
        <table:table-row>
          <table:table-cell table:style-name="Table403.A1" office:value-type="string">
            <text:p text:style-name="Preformatted_20_Text">x.BecomeInt(); x.BecomeFloat();</text:p>
            <text:p text:style-name="P3">x.BecomeFloat(100);</text:p>
          </table:table-cell>
        </table:table-row>
      </table:table>
      <text:h text:style-name="Heading_20_3" text:outline-level="3">Basic arithmetic operations. </text:h>
      <text:p text:style-name="Text_20_body">Note that here "precision" always means the number of significant <text:span text:style-name="T3">bits</text:span>, i.e. digits in the base 2, <text:span text:style-name="T3">not decimal digits</text:span>. </text:p>
      <text:list xml:id="list707043239" text:style-name="L76">
        <text:list-item>
          <text:p text:style-name="P147"><text:span text:style-name="Teletype"><text:span text:style-name="T1">BigNumber::LessThan</text:span></text:span> -- Compare two objects, <text:span text:style-name="Teletype"><text:span text:style-name="T1">x&lt;y</text:span></text:span>. Returns <text:span text:style-name="Teletype"><text:span text:style-name="T1">true</text:span></text:span> if the numerical comparison holds, regardless of the value types (integer or float). If the numbers are equal up to their precision, the comparison returns <text:span text:style-name="Teletype"><text:span text:style-name="T1">false</text:span></text:span>. C++: </text:p>
        </text:list-item>
      </text:list>
      <table:table table:name="Table404" table:style-name="Table404">
        <table:table-column table:style-name="Table404.A"/>
        <table:table-row>
          <table:table-cell table:style-name="Table404.A1" office:value-type="string">
            <text:p text:style-name="P3">x.LessThan(y)==true;</text:p>
          </table:table-cell>
        </table:table-row>
      </table:table>
      <text:list xml:id="list1175963805" text:continue-numbering="true" text:style-name="L76">
        <text:list-header>
          <text:p text:style-name="P147">MathPiper: </text:p>
        </text:list-header>
      </text:list>
      <table:table table:name="Table405" table:style-name="Table405">
        <table:table-column table:style-name="Table405.A"/>
        <table:table-row>
          <table:table-cell table:style-name="Table405.A1" office:value-type="string">
            <text:p text:style-name="P3">LessThan(x,y)</text:p>
          </table:table-cell>
        </table:table-row>
      </table:table>
      <text:list xml:id="list595077931" text:continue-numbering="true" text:style-name="L76">
        <text:list-item>
          <text:p text:style-name="P147"><text:soft-page-break/><text:span text:style-name="Teletype"><text:span text:style-name="T1">BigNumber::Floor</text:span></text:span> -- Compute the integer part of a number, <text:span text:style-name="Teletype"><text:span text:style-name="T1">x := Floor(y)</text:span></text:span>. This function should round toward algebraically smaller integers, as usual. C++: </text:p>
        </text:list-item>
      </text:list>
      <table:table table:name="Table406" table:style-name="Table406">
        <table:table-column table:style-name="Table406.A"/>
        <table:table-row>
          <table:table-cell table:style-name="Table406.A1" office:value-type="string">
            <text:p text:style-name="P3">x.Floor(y);</text:p>
          </table:table-cell>
        </table:table-row>
      </table:table>
      <text:list xml:id="list1091301308" text:continue-numbering="true" text:style-name="L76">
        <text:list-header>
          <text:p text:style-name="P147">MathPiper: </text:p>
        </text:list-header>
      </text:list>
      <table:table table:name="Table407" table:style-name="Table407">
        <table:table-column table:style-name="Table407.A"/>
        <table:table-row>
          <table:table-cell table:style-name="Table407.A1" office:value-type="string">
            <text:p text:style-name="P3">FloorN(x)</text:p>
          </table:table-cell>
        </table:table-row>
      </table:table>
      <text:list xml:id="list909198125" text:continue-numbering="true" text:style-name="L76">
        <text:list-header>
          <text:p text:style-name="P147">If there are enough digits in <text:span text:style-name="Teletype"><text:span text:style-name="T1">x</text:span></text:span> to compute its integer part, then the result is an exact integer. Otherwise the floating-point value <text:span text:style-name="Teletype"><text:span text:style-name="T1">x</text:span></text:span> is returned unchanged and an error message may be printed. </text:p>
        </text:list-header>
        <text:list-item>
          <text:p text:style-name="P147"><text:span text:style-name="Teletype"><text:span text:style-name="T1">BigNumber::GetExactBits</text:span></text:span> -- Report the current precision of a number <text:span text:style-name="Teletype"><text:span text:style-name="T1">x</text:span></text:span> in bits. C++: </text:p>
        </text:list-item>
      </text:list>
      <table:table table:name="Table408" table:style-name="Table408">
        <table:table-column table:style-name="Table408.A"/>
        <table:table-row>
          <table:table-cell table:style-name="Table408.A1" office:value-type="string">
            <text:p text:style-name="P3">prec=x.GetExactBits();</text:p>
          </table:table-cell>
        </table:table-row>
      </table:table>
      <text:list xml:id="list462972981" text:continue-numbering="true" text:style-name="L76">
        <text:list-header>
          <text:p text:style-name="P147">MathPiper: </text:p>
        </text:list-header>
      </text:list>
      <table:table table:name="Table409" table:style-name="Table409">
        <table:table-column table:style-name="Table409.A"/>
        <table:table-row>
          <table:table-cell table:style-name="Table409.A1" office:value-type="string">
            <text:p text:style-name="P3">GetExactBits(x)</text:p>
          </table:table-cell>
        </table:table-row>
      </table:table>
      <text:list xml:id="list559456449" text:continue-numbering="true" text:style-name="L76">
        <text:list-header>
          <text:p text:style-name="P147">Every floating-point number contains information about how many significant bits of mantissa it currently has. A particular implementation may hold more bits for convenience but the additional bits may be incorrect. [Integer numbers are always exact and do not have a concept of precision. The function <text:span text:style-name="Teletype"><text:span text:style-name="T1">GetExactBits</text:span></text:span> should not be used on integers; it will return a meaningless result.] The precision of a number object is changed automatically by arithmetic operations, by conversions from strings (to the given precision), or manually by the function <text:span text:style-name="Teletype"><text:span text:style-name="T1">SetExactBits</text:span></text:span>. It is not strictly guaranteed that <text:span text:style-name="Teletype"><text:span text:style-name="T1">GetExactBits</text:span></text:span> returns the number of correct bits. Rather, this number of bits is intended as rough lower bound of the real achieved precision. (It is difficult to accurately track the round-off errors accumulated after many operations, without a time-consuming interval arithmetic or another similar technique.) Note: the number of bits is a platform signed integer (C++ type <text:span text:style-name="Teletype"><text:span text:style-name="T1">long</text:span></text:span>). </text:p>
        </text:list-header>
        <text:list-item>
          <text:p text:style-name="P147"><text:span text:style-name="Teletype"><text:span text:style-name="T1">BigNumber::SetExactBits</text:span></text:span> -- Set the precision of a number <text:span text:style-name="Teletype"><text:span text:style-name="T1">x</text:span></text:span> <text:span text:style-name="T3">and truncate</text:span> (or expand) it to a given floating-point precision of <text:span text:style-name="Teletype"><text:span text:style-name="T1">n</text:span></text:span> bits. This function has an effect of converting the number to the floating-point type with <text:span text:style-name="Teletype"><text:span text:style-name="T1">n</text:span></text:span> significant bits of mantissa. The <text:span text:style-name="Teletype"><text:span text:style-name="T1">BigNumber</text:span></text:span> object is changed. [No effect on integers.] Note that the <text:span text:style-name="Teletype"><text:span text:style-name="T1">Floor</text:span></text:span> function is not similar to <text:span text:style-name="Teletype"><text:span text:style-name="T1">SetExactBits</text:span></text:span> because 1) <text:span text:style-name="Teletype"><text:span text:style-name="T1">Floor</text:span></text:span> always converts to an integer value while <text:span text:style-name="Teletype"><text:span text:style-name="T1">SetExactBits</text:span></text:span> converts to a floating-point value, 2) <text:span text:style-name="Teletype"><text:span text:style-name="T1">Floor</text:span></text:span> always decreases the number while <text:span text:style-name="Teletype"><text:span text:style-name="T1">SetExactBits</text:span></text:span> tries to find the closest approximation. For example, if <text:span text:style-name="T1">x= -1123.38</text:span> then <text:span text:style-name="Teletype"><text:span text:style-name="T1">x.SetExactBits(1)</text:span></text:span> should return "<text:span text:style-name="Teletype"><text:span text:style-name="T1">-1024.</text:span></text:span>" which is the best one-bit floating-point approximation. However, <text:span text:style-name="Teletype"><text:span text:style-name="T1">Floor(-1123.38)</text:span></text:span> returns <text:span text:style-name="Teletype"><text:span text:style-name="T1">-1124</text:span></text:span> (the largest integer not greater than <text:span text:style-name="Teletype"><text:span text:style-name="T1">-1123.38</text:span></text:span>). C++: </text:p>
        </text:list-item>
      </text:list>
      <table:table table:name="Table410" table:style-name="Table410">
        <table:table-column table:style-name="Table410.A"/>
        <table:table-row>
          <table:table-cell table:style-name="Table410.A1" office:value-type="string">
            <text:p text:style-name="P3">x.SetExactBits(300);</text:p>
          </table:table-cell>
        </table:table-row>
      </table:table>
      <text:list xml:id="list80675357" text:continue-numbering="true" text:style-name="L76">
        <text:list-header>
          <text:p text:style-name="P147">MathPiper: </text:p>
        </text:list-header>
      </text:list>
      <table:table table:name="Table411" table:style-name="Table411">
        <table:table-column table:style-name="Table411.A"/>
        <table:table-row>
          <table:table-cell table:style-name="Table411.A1" office:value-type="string">
            <text:p text:style-name="P3">SetExactBits(x, 300)</text:p>
          </table:table-cell>
        </table:table-row>
      </table:table>
      <text:list xml:id="list1765850577" text:continue-numbering="true" text:style-name="L76">
        <text:list-header>
          <text:p text:style-name="P147">Note: the number of bits is a platform signed integer (C++ type <text:span text:style-name="Teletype"><text:span text:style-name="T1">long</text:span></text:span>). </text:p>
        </text:list-header>
        <text:list-item>
          <text:p text:style-name="P147"><text:span text:style-name="Teletype"><text:span text:style-name="T1">BigNumber::Add</text:span></text:span> -- Add two numbers, <text:span text:style-name="Teletype"><text:span text:style-name="T1">x := y+z</text:span></text:span>, at given precision. C++: </text:p>
        </text:list-item>
      </text:list>
      <table:table table:name="Table412" table:style-name="Table412">
        <table:table-column table:style-name="Table412.A"/>
        <table:table-row>
          <table:table-cell table:style-name="Table412.A1" office:value-type="string">
            <text:p text:style-name="P3">x.Add(y,z, 300);</text:p>
          </table:table-cell>
        </table:table-row>
      </table:table>
      <text:list xml:id="list1185107614" text:continue-numbering="true" text:style-name="L76">
        <text:list-header>
          <text:p text:style-name="P147">MathPiper: </text:p>
        </text:list-header>
      </text:list>
      <table:table table:name="Table413" table:style-name="Table413">
        <table:table-column table:style-name="Table413.A"/>
        <text:soft-page-break/>
        <table:table-row>
          <table:table-cell table:style-name="Table413.A1" office:value-type="string">
            <text:p text:style-name="P3">AddN(x,y)</text:p>
          </table:table-cell>
        </table:table-row>
      </table:table>
      <text:list xml:id="list1213972351" text:continue-numbering="true" text:style-name="L76">
        <text:list-header>
          <text:p text:style-name="P147">When subtracting almost equal numbers, a loss of precision will occur. The precision of the result will be adjusted accordingly. </text:p>
        </text:list-header>
        <text:list-item>
          <text:p text:style-name="P147"><text:span text:style-name="Teletype"><text:span text:style-name="T1">BigNumber::Negate</text:span></text:span> -- Negate a number, <text:span text:style-name="Teletype"><text:span text:style-name="T1">x := -y</text:span></text:span>. C++: </text:p>
        </text:list-item>
      </text:list>
      <table:table table:name="Table414" table:style-name="Table414">
        <table:table-column table:style-name="Table414.A"/>
        <table:table-row>
          <table:table-cell table:style-name="Table414.A1" office:value-type="string">
            <text:p text:style-name="P3">x.Negate(y);</text:p>
          </table:table-cell>
        </table:table-row>
      </table:table>
      <text:list xml:id="list1827046355" text:continue-numbering="true" text:style-name="L76">
        <text:list-header>
          <text:p text:style-name="P147">MathPiper: </text:p>
        </text:list-header>
      </text:list>
      <table:table table:name="Table415" table:style-name="Table415">
        <table:table-column table:style-name="Table415.A"/>
        <table:table-row>
          <table:table-cell table:style-name="Table415.A1" office:value-type="string">
            <text:p text:style-name="P3">MathNegate(x)</text:p>
          </table:table-cell>
        </table:table-row>
      </table:table>
      <text:list xml:id="list1346968702" text:continue-numbering="true" text:style-name="L76">
        <text:list-item>
          <text:p text:style-name="P147"><text:span text:style-name="Teletype"><text:span text:style-name="T1">BigNumber::Multiply</text:span></text:span> -- Multiply two numbers, <text:span text:style-name="Teletype"><text:span text:style-name="T1">x := y*z</text:span></text:span>, at given precision. C++: </text:p>
        </text:list-item>
      </text:list>
      <table:table table:name="Table416" table:style-name="Table416">
        <table:table-column table:style-name="Table416.A"/>
        <table:table-row>
          <table:table-cell table:style-name="Table416.A1" office:value-type="string">
            <text:p text:style-name="P3">x.Multiply(y,z, 300);</text:p>
          </table:table-cell>
        </table:table-row>
      </table:table>
      <text:list xml:id="list754441843" text:continue-numbering="true" text:style-name="L76">
        <text:list-header>
          <text:p text:style-name="P147">MathPiper: </text:p>
        </text:list-header>
      </text:list>
      <table:table table:name="Table417" table:style-name="Table417">
        <table:table-column table:style-name="Table417.A"/>
        <table:table-row>
          <table:table-cell table:style-name="Table417.A1" office:value-type="string">
            <text:p text:style-name="P3">MultiplyN(x,y)</text:p>
          </table:table-cell>
        </table:table-row>
      </table:table>
      <text:list xml:id="list456417684" text:continue-numbering="true" text:style-name="L76">
        <text:list-item>
          <text:p text:style-name="P147"><text:span text:style-name="Teletype"><text:span text:style-name="T1">BigNumber::Divide</text:span></text:span> -- Divide two numbers, <text:span text:style-name="Teletype"><text:span text:style-name="T1">x := y/z</text:span></text:span>, at given precision. (Integers are divided exactly as integers and the "precision" argument is ignored.) C++: </text:p>
        </text:list-item>
      </text:list>
      <table:table table:name="Table418" table:style-name="Table418">
        <table:table-column table:style-name="Table418.A"/>
        <table:table-row>
          <table:table-cell table:style-name="Table418.A1" office:value-type="string">
            <text:p text:style-name="P3">x.Divide(y,z, 300);</text:p>
          </table:table-cell>
        </table:table-row>
      </table:table>
      <text:list xml:id="list1184447252" text:continue-numbering="true" text:style-name="L76">
        <text:list-header>
          <text:p text:style-name="P147">MathPiper: </text:p>
        </text:list-header>
      </text:list>
      <table:table table:name="Table419" table:style-name="Table419">
        <table:table-column table:style-name="Table419.A"/>
        <table:table-row>
          <table:table-cell table:style-name="Table419.A1" office:value-type="string">
            <text:p text:style-name="P3">DivideN(x,y)</text:p>
          </table:table-cell>
        </table:table-row>
      </table:table>
      <text:h text:style-name="Heading_20_3" text:outline-level="3">Auxiliary operations. </text:h>
      <text:p text:style-name="Text_20_body">Some additional operations useful for optimization purposes. These operations can be efficiently implemented with a binary-based internal representation of big numbers. </text:p>
      <text:list xml:id="list29062310" text:style-name="L77">
        <text:list-item>
          <text:p text:style-name="P148"><text:span text:style-name="Teletype"><text:span text:style-name="T1">BigNumber::IsSmall</text:span></text:span> -- Check whether the number <text:span text:style-name="Teletype"><text:span text:style-name="T1">x</text:span></text:span> fits into a platform type <text:span text:style-name="Teletype"><text:span text:style-name="T1">long</text:span></text:span> or <text:span text:style-name="Teletype"><text:span text:style-name="T1">double</text:span></text:span>. (Optimization of comparison.) This test should helps avoid unnecessary calculations with big numbers. Note that the semantics of this operation is different for integers and for floats. An integer is "small" only when it fits into a platform <text:span text:style-name="Teletype"><text:span text:style-name="T1">long</text:span></text:span> integer. A float is "small" when it can be approximated by a platform <text:span text:style-name="Teletype"><text:span text:style-name="T1">double</text:span></text:span> (that is, when its decimal exponent is smaller than 1021). For example, a <text:span text:style-name="Teletype"><text:span text:style-name="T1">BigNumber</text:span></text:span> representing <text:span text:style-name="T1">Pi</text:span> to 1000 digits is "small" because it can be approximated by a platform float. C++: </text:p>
        </text:list-item>
      </text:list>
      <table:table table:name="Table420" table:style-name="Table420">
        <table:table-column table:style-name="Table420.A"/>
        <table:table-row>
          <table:table-cell table:style-name="Table420.A1" office:value-type="string">
            <text:p text:style-name="P3">x.IsSmall()==true;</text:p>
          </table:table-cell>
        </table:table-row>
      </table:table>
      <text:list xml:id="list170573920" text:continue-numbering="true" text:style-name="L77">
        <text:list-header>
          <text:p text:style-name="P148">MathPiper: </text:p>
        </text:list-header>
      </text:list>
      <table:table table:name="Table421" table:style-name="Table421">
        <table:table-column table:style-name="Table421.A"/>
        <table:table-row>
          <table:table-cell table:style-name="Table421.A1" office:value-type="string">
            <text:p text:style-name="P3">MathIsSmall(x)</text:p>
          </table:table-cell>
        </table:table-row>
      </table:table>
      <text:list xml:id="list647087607" text:continue-numbering="true" text:style-name="L77">
        <text:list-item>
          <text:p text:style-name="P148"><text:span text:style-name="Teletype"><text:span text:style-name="T1">BigNumber::MultiplyAdd</text:span></text:span> -- Multiply two numbers and add to the third, <text:span text:style-name="Teletype"><text:span text:style-name="T1">x := x+y*z</text:span></text:span>, at given precision. (Optimization of a frequently used operation.) C++: </text:p>
        </text:list-item>
      </text:list>
      <table:table table:name="Table422" table:style-name="Table422">
        <table:table-column table:style-name="Table422.A"/>
        <table:table-row>
          <table:table-cell table:style-name="Table422.A1" office:value-type="string">
            <text:p text:style-name="P3">x.MultiplyAdd(y,z, 300);</text:p>
          </table:table-cell>
        </table:table-row>
      </table:table>
      <text:list xml:id="list1692662378" text:continue-numbering="true" text:style-name="L77">
        <text:list-header>
          <text:p text:style-name="P148">MathPiper: </text:p>
        </text:list-header>
      </text:list>
      <table:table table:name="Table423" table:style-name="Table423">
        <table:table-column table:style-name="Table423.A"/>
        <table:table-row>
          <table:table-cell table:style-name="Table423.A1" office:value-type="string">
            <text:p text:style-name="P3">MultiplyNAdd(x,y,z)</text:p>
          </table:table-cell>
        </table:table-row>
      </table:table>
      <text:list xml:id="list1861123158" text:continue-numbering="true" text:style-name="L77">
        <text:list-item>
          <text:p text:style-name="P148"><text:span text:style-name="Teletype"><text:span text:style-name="T1">BigNumber::Mod</text:span></text:span> -- Obtain the remainder modulo an integer, <text:span text:style-name="Teletype"><text:span text:style-name="T1">x:=Mod(y,n)</text:span></text:span>. C++: </text:p>
        </text:list-item>
      </text:list>
      <table:table table:name="Table424" table:style-name="Table424">
        <table:table-column table:style-name="Table424.A"/>
        <text:soft-page-break/>
        <table:table-row>
          <table:table-cell table:style-name="Table424.A1" office:value-type="string">
            <text:p text:style-name="P3">x.Mod(y,n);</text:p>
          </table:table-cell>
        </table:table-row>
      </table:table>
      <text:list xml:id="list1324064661" text:continue-numbering="true" text:style-name="L77">
        <text:list-header>
          <text:p text:style-name="P148">MathPiper: </text:p>
        </text:list-header>
      </text:list>
      <table:table table:name="Table425" table:style-name="Table425">
        <table:table-column table:style-name="Table425.A"/>
        <table:table-row>
          <table:table-cell table:style-name="Table425.A1" office:value-type="string">
            <text:p text:style-name="P3">ModN(x,n)</text:p>
          </table:table-cell>
        </table:table-row>
      </table:table>
      <text:list xml:id="list84719894" text:continue-numbering="true" text:style-name="L77">
        <text:list-header>
          <text:p text:style-name="P148">(Optimization of integer division, important for number theory applications.) The integer modulus <text:span text:style-name="Teletype"><text:span text:style-name="T1">n</text:span></text:span> is a big number. The function is undefined for floating-point numbers. </text:p>
        </text:list-header>
        <text:list-item>
          <text:p text:style-name="P148"><text:span text:style-name="Teletype"><text:span text:style-name="T1">BigNumber::Sign</text:span></text:span> -- Obtain the sign of the number <text:span text:style-name="Teletype"><text:span text:style-name="T1">x</text:span></text:span> (result is <text:span text:style-name="Teletype"><text:span text:style-name="T1">-1</text:span></text:span>, <text:span text:style-name="Teletype"><text:span text:style-name="T1">0</text:span></text:span> or <text:span text:style-name="Teletype"><text:span text:style-name="T1">1</text:span></text:span>). (Optimization of comparison with 0.) C++: </text:p>
        </text:list-item>
      </text:list>
      <table:table table:name="Table426" table:style-name="Table426">
        <table:table-column table:style-name="Table426.A"/>
        <table:table-row>
          <table:table-cell table:style-name="Table426.A1" office:value-type="string">
            <text:p text:style-name="P3">int sign_of_x = x.Sign();</text:p>
          </table:table-cell>
        </table:table-row>
      </table:table>
      <text:list xml:id="list823513848" text:continue-numbering="true" text:style-name="L77">
        <text:list-header>
          <text:p text:style-name="P148">MathPiper: </text:p>
        </text:list-header>
      </text:list>
      <table:table table:name="Table427" table:style-name="Table427">
        <table:table-column table:style-name="Table427.A"/>
        <table:table-row>
          <table:table-cell table:style-name="Table427.A1" office:value-type="string">
            <text:p text:style-name="P3">MathSign(x)</text:p>
          </table:table-cell>
        </table:table-row>
      </table:table>
      <text:list xml:id="list1851298155" text:continue-numbering="true" text:style-name="L77">
        <text:list-item>
          <text:p text:style-name="P81"><text:span text:style-name="Teletype"><text:span text:style-name="T1">BigNumber::BitCount</text:span></text:span> -- Obtain the integer part of the binary logarithm of the absolute value of <text:span text:style-name="Teletype"><text:span text:style-name="T1">x</text:span></text:span>. For integers, this function counts the significant bits, i.e. the number of bits needed to represent the integer. This function is not to be confused with the number of bits that are set to 1, sometimes called the "population count" of an integer number. The population count of 4 (binary "100") is 1, and the bit count of 4 is 3. </text:p>
        </text:list-item>
      </text:list>
      <text:p text:style-name="P8">For floating-point numbers, <text:span text:style-name="Teletype"><text:span text:style-name="T1">BitCount</text:span></text:span> should return the binary exponent of the number (with sign), like the integer output of the standard C function <text:span text:style-name="Teletype"><text:span text:style-name="T1">frexp</text:span></text:span>. More formally: if <text:span text:style-name="T1">n=BitCount(x)</text:span>, and <text:span text:style-name="T1">x!=0</text:span>, then <text:span text:style-name="T1">1/2&lt;=Abs(x)*2^(-n)&lt;1</text:span>. The bit count of an integer or a floating <text:span text:style-name="T1">0</text:span> is arbitrarily defined to be 1. (Optimization of the binary logarithm.) C++: </text:p>
      <table:table table:name="Table428" table:style-name="Table428">
        <table:table-column table:style-name="Table428.A"/>
        <table:table-row>
          <table:table-cell table:style-name="Table428.A1" office:value-type="string">
            <text:p text:style-name="P3">x.BitCount();</text:p>
          </table:table-cell>
        </table:table-row>
      </table:table>
      <text:p text:style-name="P8">MathPiper: </text:p>
      <table:table table:name="Table429" table:style-name="Table429">
        <table:table-column table:style-name="Table429.A"/>
        <table:table-row>
          <table:table-cell table:style-name="Table429.A1" office:value-type="string">
            <text:p text:style-name="P3">MathBitCount(x)</text:p>
          </table:table-cell>
        </table:table-row>
      </table:table>
      <text:p text:style-name="Text_20_body">Note: the return type of the bit count is a platform signed integer (C++ type <text:span text:style-name="Teletype"><text:span text:style-name="T1">long</text:span></text:span>). </text:p>
      <text:list xml:id="list1642901366" text:style-name="L78">
        <text:list-item>
          <text:p text:style-name="P149"><text:span text:style-name="Teletype"><text:span text:style-name="T1">BigNumber::ShiftLeft</text:span></text:span>, <text:span text:style-name="Teletype"><text:span text:style-name="T1">BigNumber::ShiftRight</text:span></text:span> -- Bit-shift the number (multiply or divide by the <text:span text:style-name="T1">n</text:span>-th power of <text:span text:style-name="T1">2</text:span>), <text:span text:style-name="Teletype"><text:span text:style-name="T1">x := y &gt;&gt; n</text:span></text:span>, <text:span text:style-name="Teletype"><text:span text:style-name="T1">x := y &lt;&lt; n</text:span></text:span>. For integers, this operation can be efficiently implemented because it has hardware support. For floats, this operation is usually also much more efficient than multiplication or division by 2 (cf. the standard C function <text:span text:style-name="Teletype"><text:span text:style-name="T1">ldexp</text:span></text:span>). (Optimization of multiplication and division by a power of 2.) Note that the shift amount is a platform signed integer (C++ type <text:span text:style-name="Teletype"><text:span text:style-name="T1">long</text:span></text:span>). C++: </text:p>
        </text:list-item>
      </text:list>
      <table:table table:name="Table430" table:style-name="Table430">
        <table:table-column table:style-name="Table430.A"/>
        <table:table-row>
          <table:table-cell table:style-name="Table430.A1" office:value-type="string">
            <text:p text:style-name="P3">x.ShiftLeft(y, n); x.ShiftRight(y, n);</text:p>
          </table:table-cell>
        </table:table-row>
      </table:table>
      <text:list xml:id="list692370730" text:continue-numbering="true" text:style-name="L78">
        <text:list-header>
          <text:p text:style-name="P149">MathPiper: </text:p>
        </text:list-header>
      </text:list>
      <table:table table:name="Table431" table:style-name="Table431">
        <table:table-column table:style-name="Table431.A"/>
        <table:table-row>
          <table:table-cell table:style-name="Table431.A1" office:value-type="string">
            <text:p text:style-name="P3">ShiftLeft(x,n); ShiftRight(x,n);</text:p>
          </table:table-cell>
        </table:table-row>
      </table:table>
      <text:list xml:id="list443668279" text:continue-numbering="true" text:style-name="L78">
        <text:list-item>
          <text:p text:style-name="P149"><text:span text:style-name="Teletype"><text:span text:style-name="T1">BigNumber::BitAnd</text:span></text:span>, <text:span text:style-name="Teletype"><text:span text:style-name="T1">BigNumber::BitOr</text:span></text:span>, <text:span text:style-name="Teletype"><text:span text:style-name="T1">BigNumber::BitXor</text:span></text:span>, <text:span text:style-name="Teletype"><text:span text:style-name="T1">BigNumber::BitNot</text:span></text:span> -- Perform bitwise arithmetic, like in C: <text:span text:style-name="Teletype"><text:span text:style-name="T1">x = y&amp;z</text:span></text:span>, <text:span text:style-name="Teletype"><text:span text:style-name="T1">x = y|z</text:span></text:span>, <text:span text:style-name="Teletype"><text:span text:style-name="T1">x = y^z</text:span></text:span>, <text:span text:style-name="Teletype"><text:span text:style-name="T1">x = ~y</text:span></text:span>. This should be implemented only for integers. Integer values are interpreted as bit sequences starting from the least significant bit. (Optimization of operations on bit streams and some arithmetic involving powers of 2.) C++: </text:p>
        </text:list-item>
      </text:list>
      <table:table table:name="Table432" table:style-name="Table432">
        <table:table-column table:style-name="Table432.A"/>
        <table:table-row>
          <table:table-cell table:style-name="Table432.A1" office:value-type="string">
            <text:p text:style-name="Preformatted_20_Text">x.BitAnd(y,z); x.BitOr(y,z);</text:p>
            <text:p text:style-name="P3">x.BitXor(y,z); x.BitNot(y);</text:p>
          </table:table-cell>
        </table:table-row>
      </table:table>
      <text:list xml:id="list1439849409" text:continue-numbering="true" text:style-name="L78">
        <text:list-header>
          <text:p text:style-name="P149"><text:soft-page-break/>MathPiper: </text:p>
        </text:list-header>
      </text:list>
      <table:table table:name="Table433" table:style-name="Table433">
        <table:table-column table:style-name="Table433.A"/>
        <table:table-row>
          <table:table-cell table:style-name="Table433.A1" office:value-type="string">
            <text:p text:style-name="Preformatted_20_Text">BitAnd(x,y); BitOr(y,z);</text:p>
            <text:p text:style-name="P3">BitXor(y,z); BitNot(y);</text:p>
          </table:table-cell>
        </table:table-row>
      </table:table>
      <text:p text:style-name="Text_20_body">The API includes only the most basic operations. All other mathematical functions such as GCD, power, logarithm, cosine and so on, can be efficiently implemented using this basic interface. </text:p>
      <text:p text:style-name="Text_20_body">Note that generally the arithmetic functions will set the type of the resulting object to the type of the result of the operation. For example, operations that only apply to integers (<text:span text:style-name="Teletype"><text:span text:style-name="T1">Mod</text:span></text:span>, <text:span text:style-name="Teletype"><text:span text:style-name="T1">BitAnd</text:span></text:span> etc.) will set the type of the resulting object to integer if it is a float. The results of these operations on non-integer arguments are undefined. </text:p>
      <text:p text:style-name="Horizontal_20_Line"><text:bookmark text:name="c7s41"/></text:p>
      <text:h text:style-name="Heading_20_2" text:outline-level="2">Precision of arithmetic operations </text:h>
      <text:p text:style-name="Text_20_body">All operations on integers are exact. Integers must grow or shrink when necessary, limited only by system memory. But floating-point numbers need some precision management. </text:p>
      <text:p text:style-name="P8">In some arithmetic operations (add, multiply, divide) the working precision is given explicitly. For example, </text:p>
      <table:table table:name="Table434" table:style-name="Table434">
        <table:table-column table:style-name="Table434.A"/>
        <table:table-row>
          <table:table-cell table:style-name="Table434.A1" office:value-type="string">
            <text:p text:style-name="P3">x.Add(y,z,100)</text:p>
          </table:table-cell>
        </table:table-row>
      </table:table>
      <text:p text:style-name="Text_20_body">will add <text:span text:style-name="Teletype"><text:span text:style-name="T1">y</text:span></text:span> to <text:span text:style-name="Teletype"><text:span text:style-name="T1">z</text:span></text:span> and put the result into <text:span text:style-name="Teletype"><text:span text:style-name="T1">x</text:span></text:span>, truncating it to at most 100 bits of mantissa, if necessary. (The precision is given in bits, not in decimal digits, because when dealing with low-level operations it is much more natural to think in terms of bits.) If the numbers <text:span text:style-name="Teletype"><text:span text:style-name="T1">y</text:span></text:span>, <text:span text:style-name="Teletype"><text:span text:style-name="T1">z</text:span></text:span> have fewer than 100 bits of mantissa each, then their sum will not be precise to all 100 digits. That is fine; but it is important that the sum should not contain <text:span text:style-name="T3">more</text:span> than 100 digits. Floating-point values, unlike integers, only grow up to the given number of significant bits and then a round-off <text:span text:style-name="T3">must</text:span> occur. Otherwise we will be wasting a lot of time on computations with many meaningless digits. </text:p>
      <text:p text:style-name="Horizontal_20_Line"/>
      <text:h text:style-name="Heading_20_3" text:outline-level="3">Automatic precision tracking </text:h>
      <text:p text:style-name="Text_20_body">The precision of arithmetic operations on floating-point numbers can be maintained automatically. A rigorous way to do it would be to represent each imprecise real number <text:span text:style-name="T1">x</text:span> by an interval with rational bounds within which <text:span text:style-name="T1">x</text:span> is guaranteed to be. This is usually called "interval arithmetic." A result of an interval-arithmetic calculation is "exact" in the sense that the actual (unknown) number <text:span text:style-name="T1">x</text:span> is <text:span text:style-name="T3">always</text:span> within the resulting interval. However, interval arithmetic is computationally expensive and at any rate the width of the resulting interval is not guaranteed to be small enough for a particular application. </text:p>
      <text:p text:style-name="Text_20_body">For the MathPiper arithmetic library, a "poor man's interval arithmetic" is proposed where the precision is represented by the "number of correct bits". The precision is not tracked exactly but almost always adequately. The purpose of this kind of rough precision tracking is to catch a critical roundoff error or to indicate an unexpected loss of precision in numerical calculations. </text:p>
      <text:p text:style-name="Text_20_body">Suppose we have two floating-point numbers <text:span text:style-name="T1">x</text:span> and <text:span text:style-name="T1">y</text:span> and we know that they have <text:soft-page-break/>certain numbers of correct mantissa bits, say <text:span text:style-name="T1">m</text:span> and <text:span text:style-name="T1">n</text:span>. In other words, <text:span text:style-name="T1">x</text:span> is an approximation to an unknown real number <text:span text:style-name="T1">x'=x*(1+delta)</text:span> and we know that <text:span text:style-name="T1">Abs(delta)&lt;2^(-m)</text:span>; and similarly <text:span text:style-name="T1">y'=y*(1+epsilon)</text:span> with <text:span text:style-name="T1">Abs(epsilon)&lt;2^(-n)</text:span>. Here <text:span text:style-name="T1">delta</text:span> and <text:span text:style-name="T1">epsilon</text:span> are the relative errors for <text:span text:style-name="T1">x</text:span> and <text:span text:style-name="T1">y</text:span>. Typically <text:span text:style-name="T1">delta</text:span> and <text:span text:style-name="T1">epsilon</text:span> are much smaller than <text:span text:style-name="T1">1</text:span>. </text:p>
      <text:p text:style-name="Text_20_body">Suppose that every floating-point number knows the number of its correct digits. We can symbolically represent such numbers as pairs <text:span text:style-name="Teletype"><text:span text:style-name="T1">{x,m}</text:span></text:span> or <text:span text:style-name="Teletype"><text:span text:style-name="T1">{y,n}</text:span></text:span>. When we perform an arithmetic operation on numbers, we need to update the precision component as well. </text:p>
      <text:p text:style-name="Text_20_body">Now we shall consider the basic arithmetic operations to see how the precision is updated. </text:p>
      <text:h text:style-name="Heading_20_4" text:outline-level="4">Multiplication </text:h>
      <text:p text:style-name="Text_20_body">If we need to multiply <text:span text:style-name="T1">x</text:span> and <text:span text:style-name="T1">y</text:span>, the correct answer is <text:span text:style-name="T1">x'*y'</text:span> but we only know an approximation to it, <text:span text:style-name="T1">x*y</text:span>. We can estimate the precision by <text:span text:style-name="T1">x'*y'=x*y*(1+delta)*(1+epsilon)</text:span> and it follows that the relative precision is at most <text:span text:style-name="T1">delta+epsilon</text:span>. But we only represent the relative errors by the number of bits. The whole idea of the simplified precision tracking is to avoid costly operations connected with precision. So instead of tracking the number <text:span text:style-name="T1">delta+epsilon</text:span> exactly, we represent it roughly: either set the error of <text:span text:style-name="T1">x*y</text:span> to the larger of the errors of <text:span text:style-name="T1">x</text:span> and <text:span text:style-name="T1">y</text:span>, or double the error. </text:p>
      <text:p text:style-name="Text_20_body">More formally, we have the estimates <text:span text:style-name="T1">Abs(delta)&lt;2^(-m)</text:span>, <text:span text:style-name="T1">Abs(epsilon)&lt;2^(-n)</text:span> and we need a similar estimate <text:span text:style-name="T1">Abs(r)&lt;2^(-p)</text:span> for <text:span text:style-name="T1">r=delta+epsilon</text:span>. </text:p>
      <text:p text:style-name="Text_20_body">If the two numbers <text:span text:style-name="T1">x</text:span> and <text:span text:style-name="T1">y</text:span> have the same number of correct bits, we should double the error (i.e. decrease the number of significant bits by 1). But if they don't have the same number of bits, we cannot really estimate the error very well. To be on the safe side, we might double the error if the numbers <text:span text:style-name="T1">x</text:span> and <text:span text:style-name="T1">y</text:span> have almost the same number of significant bits, and leave the error constant if the numbers of significant bits of <text:span text:style-name="T1">x</text:span> and <text:span text:style-name="T1">y</text:span> are very different. </text:p>
      <text:p text:style-name="Text_20_body">The answer expressed as a formula is <text:span text:style-name="T1">p=Min(m,n)</text:span> if <text:span text:style-name="T1">Abs(m-n)&gt;=D</text:span> and <text:span text:style-name="T1">p=Min(m,n)-1</text:span> otherwise. Here <text:span text:style-name="T1">D</text:span> is a constant that expresses our tolerance for error. In the current implementation, <text:span text:style-name="T1">D=1</text:span>. </text:p>
      <text:p text:style-name="Text_20_body">If one of the operands is a floating zero <text:span text:style-name="T1">x</text:span>=<text:span text:style-name="Teletype"><text:span text:style-name="T1">{0.,m}</text:span></text:span> (see below) and <text:span text:style-name="T1">x</text:span>=<text:span text:style-name="Teletype"><text:span text:style-name="T1">{x,n}</text:span></text:span>, then <text:span text:style-name="T1">p=m-BitCount(x)+1</text:span>. This is the same formula as above, if we pretend that the bit count of <text:span text:style-name="Teletype"><text:span text:style-name="T1">{0.,m}</text:span></text:span> is equal to <text:span text:style-name="T1">1-m</text:span>. </text:p>
      <text:h text:style-name="Heading_20_4" text:outline-level="4">Division </text:h>
      <text:p text:style-name="Text_20_body">Division is multiplication by the inverse number. When we take the inverse of <text:span text:style-name="T1">x*(1+delta)</text:span>, we obtain approximately <text:span text:style-name="T1">1/x*(1-delta)</text:span>. The relative precision does not change when we take the inverse. So the handling of precision is exactly the same as for the multiplication. </text:p>
      <text:h text:style-name="Heading_20_4" text:outline-level="4">Addition </text:h>
      <text:p text:style-name="Text_20_body">Addition is more complicated because the absolute rather than the relative precision plays the main role, and because there may be roundoff errors associated with subtracting almost equal numbers. </text:p>
      <text:p text:style-name="Text_20_body"><text:soft-page-break/>Formally, we have the relative precision <text:span text:style-name="T1">r</text:span> of <text:span text:style-name="T1">x+y</text:span> as </text:p>
      <text:p text:style-name="P7">r=(delta*x+epsilon*y)/(x+y).</text:p>
      <text:p text:style-name="Text_20_body">We have the bounds on <text:span text:style-name="T1">delta</text:span> and <text:span text:style-name="T1">epsilon</text:span>: </text:p>
      <text:p text:style-name="P7">[Abs(delta)&lt;2^(-m);Abs(epsilon)&lt;2^(-n);],</text:p>
      <text:p text:style-name="Text_20_body">and we need to find a bit bound on <text:span text:style-name="T1">r</text:span>, i.e. an integer <text:span text:style-name="T1">p</text:span> such that <text:span text:style-name="T1">Abs(r)&lt;2^(-p)</text:span>. But we cannot estimate <text:span text:style-name="T1">p</text:span> without first computing <text:span text:style-name="T1">x+y</text:span> and analyzing the relative magnitude of <text:span text:style-name="T1">x</text:span> and <text:span text:style-name="T1">y</text:span>. To perform this estimate, we need to use the bit counts of <text:span text:style-name="T1">x</text:span> and <text:span text:style-name="T1">y</text:span> and on <text:span text:style-name="T1">x+y</text:span>. Let these bit counts be <text:span text:style-name="T1">a</text:span>, <text:span text:style-name="T1">b</text:span> and <text:span text:style-name="T1">c</text:span>, so that <text:span text:style-name="T1">Abs(x)&lt;2^a</text:span>, <text:span text:style-name="T1">Abs(y)&lt;2^b</text:span>, and <text:span text:style-name="T1">2^(c-1)&lt;=Abs(x+y)&lt;2^c</text:span>. (At first we assume that <text:span text:style-name="T1">x!=0</text:span>, <text:span text:style-name="T1">y!=0</text:span>, and <text:span text:style-name="T1">x+y!=0</text:span>.) Now we can estimate <text:span text:style-name="T1">r</text:span> as </text:p>
      <text:p text:style-name="P7">r&lt;=Abs((x*2^(-m))/(x+y))+Abs((y*2^(-n))/(x+y))&lt;=2^(a+1-m-c)+2^(b+1-n-c).</text:p>
      <text:p text:style-name="Text_20_body">This is formally similar to multiplying two numbers with <text:span text:style-name="T1">a+1-m-c</text:span> and <text:span text:style-name="T1">b+1-m-c</text:span> correct bits. As in the case of multiplication, we may take the minimum of the two numbers, or double one of them if they are almost equal. </text:p>
      <text:p text:style-name="Text_20_body">Note that there is one important case when we can estimate the precision better than this. Suppose <text:span text:style-name="T1">x</text:span> and <text:span text:style-name="T1">y</text:span> have the same sign; then there is no cancellation when we compute <text:span text:style-name="T1">x+y</text:span>. The above formula for <text:span text:style-name="T1">r</text:span> gives an estimate </text:p>
      <text:p text:style-name="P7">r&lt;Max(Abs(delta),Abs(epsilon)) </text:p>
      <text:p text:style-name="Text_20_body">and therefore the precision of the result is at least <text:span text:style-name="T1">p=Min(m,n)</text:span>. </text:p>
      <text:p text:style-name="Text_20_body">If one of the operands is a floating zero represented by <text:span text:style-name="T1">x</text:span>=<text:span text:style-name="Teletype"><text:span text:style-name="T1">{0.,m}</text:span></text:span> (see below), then the calculation of the error is formally the same as in the case <text:span text:style-name="T1">x</text:span>=<text:span text:style-name="Teletype"><text:span text:style-name="T1">{1.,m}</text:span></text:span>. This is as if the bit count of <text:span text:style-name="Teletype"><text:span text:style-name="T1">{0.,m}</text:span></text:span> were equal to <text:span text:style-name="T1">1</text:span> (unlike the case of multiplication). </text:p>
      <text:p text:style-name="Text_20_body">Finally, if the sum <text:span text:style-name="T1">x+y</text:span> is a floating zero but <text:span text:style-name="T1">x!=0</text:span> and <text:span text:style-name="T1">y!=0</text:span>, then it must be that <text:span text:style-name="T1">a=b</text:span>. In that case we represent <text:span text:style-name="T1">x+y</text:span> as <text:span text:style-name="Teletype"><text:span text:style-name="T1">{0.,p}</text:span></text:span>, where <text:span text:style-name="T1">p=Min(m,n)-a</text:span>. </text:p>
      <text:h text:style-name="Heading_20_4" text:outline-level="4">Computations with a given target precision </text:h>
      <text:p text:style-name="P8">Using these rules, we can maintain a bound on the numerical errors of all calculations. But sometimes we know in advance that we shall not be needing any more than a certain number of digits of the answer, and we would like to avoid an unnecessarily high precision and reduce the computation time. How can we combine an explicitly specified precision, for example, in the function </text:p>
      <table:table table:name="Table435" table:style-name="Table435">
        <table:table-column table:style-name="Table435.A"/>
        <table:table-row>
          <table:table-cell table:style-name="Table435.A1" office:value-type="string">
            <text:p text:style-name="P3">x.Add(y,z,100)</text:p>
          </table:table-cell>
        </table:table-row>
      </table:table>
      <text:p text:style-name="Text_20_body">with the automatic precision tracking? </text:p>
      <text:p text:style-name="Text_20_body">We should truncate one or both of the arguments to a smaller precision before starting the operation. For the multiplication as well as for the addition, the precision tracking involves a comparison of two binary exponents <text:span text:style-name="T1">2^(-g)</text:span> and <text:span text:style-name="T1">2^(-h)</text:span> to obtain an estimate on <text:span text:style-name="T1">2^(-g)+2^(-h)</text:span>. Here <text:span text:style-name="T1">g</text:span> and <text:span text:style-name="T1">h</text:span> are some integers that are easy to obtain during the computation. For instance, the multiplication involves <text:span text:style-name="T1">g=m</text:span> and <text:span text:style-name="T1">h=n</text:span>. This comparison will immediately show which of the arguments dominates the error. </text:p>
      <text:p text:style-name="Text_20_body">The ideal situation would be when one of these exponentials is much smaller than the other, but not very much smaller (that would be a waste of precision). In other words, <text:soft-page-break/>we should aim for <text:span text:style-name="T1">Abs(g-h)&lt;8</text:span> or so, where <text:span text:style-name="T1">8</text:span> is the number of guard bits we would like to maintain. (Generally it is a good idea to have at least 8 guard bits; somewhat more guard bits do not slow down the calculation very much, but 200 guard bits would be surely an overkill.) Then the number that is much more precise than necessary can be truncated. </text:p>
      <text:p text:style-name="Text_20_body">For example, if we find that <text:span text:style-name="T1">g=250</text:span> and <text:span text:style-name="T1">h=150</text:span>, then we can safely truncate <text:span text:style-name="T1">x</text:span> to <text:span text:style-name="T1">160</text:span> bits or so; if, in addition, we need only <text:span text:style-name="T1">130</text:span> bits of final precision, then we could truncate both <text:span text:style-name="T1">x</text:span> and <text:span text:style-name="T1">y</text:span> to about <text:span text:style-name="T1">140</text:span> bits. </text:p>
      <text:p text:style-name="Text_20_body">Note that when we need to subtract two almost equal numbers, there will be a necessary loss of precision, and it may be impossible to decide on the target precision before performing the subtraction. Therefore the subtraction will have to be performed using all available digits. </text:p>
      <text:h text:style-name="Heading_20_4" text:outline-level="4">The floating zero </text:h>
      <text:p text:style-name="Text_20_body">There is a difference between an integer zero and a floating-point zero. An integer zero is exact, so the result of <text:span text:style-name="Teletype"><text:span text:style-name="T1">0*1.1</text:span></text:span> is exactly zero (also an integer). However, <text:span text:style-name="Teletype"><text:span text:style-name="T1">x:=1.1-1.1</text:span></text:span> is a floating-point zero (a "floating zero" for short) of which we can only be sure about the first digit after the decimal point, i.e. <text:span text:style-name="Teletype"><text:span text:style-name="T1">x=0.0</text:span></text:span>. The number <text:span text:style-name="Teletype"><text:span text:style-name="T1">x</text:span></text:span> might represent <text:span text:style-name="Teletype"><text:span text:style-name="T1">0.01</text:span></text:span> or <text:span text:style-name="Teletype"><text:span text:style-name="T1">-0.02</text:span></text:span> for all we know. </text:p>
      <text:p text:style-name="Text_20_body">It is impossible to track the <text:span text:style-name="T3">relative</text:span> precision of a floating zero, but it is possible to track the <text:span text:style-name="T3">absolute</text:span> precision. Suppose we store the bit count of the absolute precision, just as we store the bit count of the relative precision with nonzero floats. Thus we represent a floating zero as a pair <text:span text:style-name="Teletype"><text:span text:style-name="T1">{0.,n}</text:span></text:span> where <text:span text:style-name="T1">n</text:span> is an integer, and the meaning of this is a number between <text:span text:style-name="T1">-2^(-n)</text:span> and <text:span text:style-name="T1">2^(-n)</text:span>. </text:p>
      <text:p text:style-name="Text_20_body">We can now perform some arithmetic operations on the floating zero. Addition and multiplication are handled similarly to the non-zero case, except that we interpret <text:span text:style-name="Teletype"><text:span text:style-name="T1">n</text:span></text:span> as the absolute error rather than the relative error. This does not present any problems. For example, the error estimates for addition is the same as if we had a number <text:span text:style-name="T1">1</text:span> with relative error <text:span text:style-name="T1">2^(-n)</text:span> instead of <text:span text:style-name="Teletype"><text:span text:style-name="T1">{0.,n}</text:span></text:span>. With multiplication of <text:span text:style-name="Teletype"><text:span text:style-name="T1">{x,m}</text:span></text:span> by <text:span text:style-name="Teletype"><text:span text:style-name="T1">{0.,n}</text:span></text:span>, the result is again a floating zero <text:span text:style-name="Teletype"><text:span text:style-name="T1">{0.,p}</text:span></text:span>, and the new estimate of <text:span text:style-name="T3">absolute</text:span> precision is <text:span text:style-name="T1">p=n-BitCount(x)+1</text:span>. </text:p>
      <text:p text:style-name="Text_20_body">The division by the floating zero, negative powers, and the logarithm of the floating zero are not representable in our arithmetic because, interpreted as intervals, they would correspond to infinite ranges. The bit count of the floating zero is therefore undefined. However, we can define a positive power of the floating zero (the result is again a floating zero). </text:p>
      <text:p text:style-name="Text_20_body">The sign of the floating zero is defined as (integer) 0. (Then we can quickly check whether a given number is a zero.) </text:p>
      <text:p text:style-name="Horizontal_20_Line"/>
      <text:h text:style-name="Heading_20_3" text:outline-level="3">Comparison of floats </text:h>
      <text:p text:style-name="Text_20_body">Suppose we need to compare floating-point numbers <text:span text:style-name="Teletype"><text:span text:style-name="T1">x</text:span></text:span> and <text:span text:style-name="Teletype"><text:span text:style-name="T1">y</text:span></text:span>. In the strict mathematical sense this is an unsolvable problem because we may need in principle arbitrarily many digits of <text:span text:style-name="Teletype"><text:span text:style-name="T1">x</text:span></text:span> and <text:span text:style-name="Teletype"><text:span text:style-name="T1">y</text:span></text:span> before we can say that they are equal. In other words, "zero-testing is uncomputable". So we need to relax the mathematical rigor somewhat. </text:p>
      <text:p text:style-name="Text_20_body"><text:soft-page-break/>Suppose that <text:span text:style-name="Teletype"><text:span text:style-name="T1">x=12.0</text:span></text:span> and <text:span text:style-name="Teletype"><text:span text:style-name="T1">y=12.00</text:span></text:span>. Then in fact <text:span text:style-name="Teletype"><text:span text:style-name="T1">x</text:span></text:span> might represent a number such as <text:span text:style-name="Teletype"><text:span text:style-name="T1">12.01</text:span></text:span>, while <text:span text:style-name="Teletype"><text:span text:style-name="T1">y</text:span></text:span> might represent <text:span text:style-name="Teletype"><text:span text:style-name="T1">11.999</text:span></text:span>. There may be two approaches: first, "12.0" is not equal to "12.00" because <text:span text:style-name="Teletype"><text:span text:style-name="T1">x</text:span></text:span> and <text:span text:style-name="Teletype"><text:span text:style-name="T1">y</text:span></text:span> <text:span text:style-name="T3">might</text:span> represent different numbers. Second, "12.0" is equal to "12.00" because <text:span text:style-name="Teletype"><text:span text:style-name="T1">x</text:span></text:span> and <text:span text:style-name="Teletype"><text:span text:style-name="T1">y</text:span></text:span> <text:span text:style-name="T3">might</text:span> also represent equal numbers. A logical continuation of the first approach is that "12.0" is not even equal to another copy of "12.0" because they <text:span text:style-name="T3">might</text:span> represent different numbers, e.g. if we compute <text:span text:style-name="Teletype"><text:span text:style-name="T1">x=6.0+6.0</text:span></text:span> and <text:span text:style-name="Teletype"><text:span text:style-name="T1">y=24.0/2.0</text:span></text:span>, the roundoff errors <text:span text:style-name="T3">might</text:span> be different. </text:p>
      <text:p text:style-name="Text_20_body">Here is an illustration in support for the idea that the comparison <text:span text:style-name="Teletype"><text:span text:style-name="T1">12.0=12</text:span></text:span> should return <text:span text:style-name="Teletype"><text:span text:style-name="T1">True</text:span></text:span>. Suppose we are writing an algorithm for computing the power, <text:span text:style-name="Teletype"><text:span text:style-name="T1">x^y</text:span></text:span>. This is much faster if <text:span text:style-name="Teletype"><text:span text:style-name="T1">y</text:span></text:span> is an integer because we can use the binary squaring algorithm. So we need to detect whether <text:span text:style-name="Teletype"><text:span text:style-name="T1">y</text:span></text:span> is an integer. Now suppose we are given <text:span text:style-name="Teletype"><text:span text:style-name="T1">x=13.3</text:span></text:span> and <text:span text:style-name="Teletype"><text:span text:style-name="T1">y=12.0</text:span></text:span>. Clearly we should use the integer powering algorithm, even though technically <text:span text:style-name="Teletype"><text:span text:style-name="T1">y</text:span></text:span> is a float. (To be sure, we should check that the integer powering algorithm generates enough significant digits.) </text:p>
      <text:p text:style-name="Text_20_body">However, the opposite approach is also completely possible: no two floating-point numbers should be considered equal, except perhaps when one is a bit-for-bit exact copy of the other and when we haven't yet performed any arithmetic on them. </text:p>
      <text:p text:style-name="Text_20_body">It seems that no algorithm really needs a test for equality of floats. The two useful comparisons on floats <text:span text:style-name="T1">x</text:span>, <text:span text:style-name="T1">y</text:span> seem to be the following: </text:p>
      <text:list xml:id="list792240395" text:style-name="L79">
        <text:list-item>
          <text:p text:style-name="P150">whether <text:span text:style-name="T1">Abs(x-y)&lt;epsilon</text:span> where <text:span text:style-name="T1">epsilon</text:span> is a given floating-point number representing the precision, </text:p>
        </text:list-item>
        <text:list-item>
          <text:p text:style-name="P82">whether <text:span text:style-name="T1">x</text:span> is positive, negative, or zero. </text:p>
        </text:list-item>
      </text:list>
      <text:p text:style-name="Text_20_body">Given these predicates, it seems that any floating-point algorithm can be implemented just as efficiently as with any "reasonable" definition of the floating-point equality. </text:p>
      <text:p text:style-name="Horizontal_20_Line"/>
      <text:h text:style-name="Heading_20_3" text:outline-level="3">How to increase of the working precision </text:h>
      <text:p text:style-name="Text_20_body">Suppose that in a <text:span text:style-name="Teletype"><text:span text:style-name="T1">MathPiper</text:span></text:span> session we declare <text:span text:style-name="Teletype"><text:span text:style-name="T1">BuiltinPrecisionSet(5)</text:span></text:span>, write <text:span text:style-name="Teletype"><text:span text:style-name="T1">x:=0.1</text:span></text:span>, and then increase precision to 10 digits. What is <text:span text:style-name="Teletype"><text:span text:style-name="T1">x</text:span></text:span> now? There are several approaches: </text:p>
      <text:p text:style-name="Text_20_body">1) The number <text:span text:style-name="Teletype"><text:span text:style-name="T1">x</text:span></text:span> stays the same but further calculations are done with 10 digits. In terms of the internal binary representation, the number is padded with binary zeros. This means that now e.g. <text:span text:style-name="Teletype"><text:span text:style-name="T1">1+x</text:span></text:span> will not be equal to 1.1 but to something like 1.100000381 (to 10 digits). And actually x itself should evaluate to 0.1000003815 now. This was 0.1 to 5 digits but it looks a little different if we print it to 10 digits. (A "binary-padded decimal".) </text:p>
      <text:p text:style-name="Text_20_body">This problem may look horrible at first sight -- "how come I can't write 0.1 any more??" -- but this seems so because we are used to calculations in decimals with a fixed precision, and the operation such as "increase precision by 10 digits" is largely unfamiliar to us except in decimals. This seems to be mostly a cosmetic problem. In a real calculation, we shouldn't be writing "0.1" when we need an exact number <text:span text:style-name="Teletype"><text:span text:style-name="T1">1/10</text:span></text:span>. When we request to increase precision in the middle of a calculation, this mistake surfaces and gives unexpected results. </text:p>
      <text:p text:style-name="Text_20_body">2) When precision is increased, the number <text:span text:style-name="Teletype"><text:span text:style-name="T1">x</text:span></text:span> takes its decimal representation, pads it with zeros, and converts back to the internal representation, just so that the <text:soft-page-break/>appearance of "1.100000381" does not jar our eyes. (Note that the number <text:span text:style-name="Teletype"><text:span text:style-name="T1">x</text:span></text:span> does not become "more precise" if we pad it with decimal zeros instead of binary zeros, unless we made a mistake and wrote "0.1" instead an exact fraction 1/10.) </text:p>
      <text:p text:style-name="Text_20_body">With this approach, each number <text:span text:style-name="Teletype"><text:span text:style-name="T1">x</text:span></text:span> that doesn't currently have enough digits must change in a complicated way. This will mean a performance hit in all calculations that require dynamically changing precision (Newton's method and some other fast algorithms require this). In these calculations, the roundoff error introduced by "1.100000381" is automatically compensated and the algorithm will work equally well no matter how we extend <text:span text:style-name="Teletype"><text:span text:style-name="T1">x</text:span></text:span> to more digits; but it's a lot slower to go through the decimal representation every time. </text:p>
      <text:p text:style-name="Text_20_body">3) The approach currently being implemented in <text:span text:style-name="Teletype"><text:span text:style-name="T1">MathPiper</text:span></text:span> is a compromise between the above two. We distinguish number objects that were given by the user as decimal strings (and not as results of calculations), for instance <text:span text:style-name="Teletype"><text:span text:style-name="T1">x:=1.2</text:span></text:span>, from number objects that are results of calculations, for instance <text:span text:style-name="Teletype"><text:span text:style-name="T1">y:=1.2*1.4</text:span></text:span>. Objects of the first kind are interpreted as exact rational numbers given by a decimal fraction, while objects of the second kind are interpreted as inexact floating-point numbers known to a limited precision. Suppose <text:span text:style-name="Teletype"><text:span text:style-name="T1">x</text:span></text:span> and <text:span text:style-name="Teletype"><text:span text:style-name="T1">y</text:span></text:span> are first assigned as indicated, with the precision of 5 digits each, then the precision is increased to 10 digits and <text:span text:style-name="Teletype"><text:span text:style-name="T1">x</text:span></text:span> and <text:span text:style-name="Teletype"><text:span text:style-name="T1">y</text:span></text:span> are used in some calculation. At this point <text:span text:style-name="Teletype"><text:span text:style-name="T1">x</text:span></text:span> will be converted from the string representation "<text:span text:style-name="Teletype"><text:span text:style-name="T1">1.2</text:span></text:span>" to 10 decimal digits, effectively making <text:span text:style-name="Teletype"><text:span text:style-name="T1">1.2</text:span></text:span> a shorthand for <text:span text:style-name="Teletype"><text:span text:style-name="T1">1.200000000</text:span></text:span>. But the value of <text:span text:style-name="Teletype"><text:span text:style-name="T1">y</text:span></text:span> will be binary-padded in some efficient way and may be different from <text:span text:style-name="Teletype"><text:span text:style-name="T1">1.680000000</text:span></text:span>. </text:p>
      <text:p text:style-name="Text_20_body">In this way, efficiency is not lost (there are no repeated conversions from binary to decimal and back), and yet the cosmetic problem of binary-padded decimals does not appear. An explicitly given decimal string such as "<text:span text:style-name="Teletype"><text:span text:style-name="T1">1.2</text:span></text:span>" is interpreted as a shorthand for <text:span text:style-name="Teletype"><text:span text:style-name="T1">1.2000</text:span></text:span>... with as many zeroes as needed for any currently selected precision. But numbers that are results of arithmetic operations are not converted back to a decimal representation for zero-padding. Here are some example calculations: </text:p>
      <table:table table:name="Table436" table:style-name="Table436">
        <table:table-column table:style-name="Table436.A"/>
        <table:table-row>
          <table:table-cell table:style-name="Table436.A1" office:value-type="string">
            <text:p text:style-name="Preformatted_20_Text">In&gt; BuiltinPrecisionSet(5)</text:p>
            <text:p text:style-name="Preformatted_20_Text">Out&gt; True</text:p>
            <text:p text:style-name="Preformatted_20_Text">In&gt; x:=1.2</text:p>
            <text:p text:style-name="Preformatted_20_Text">Out&gt; 1.2</text:p>
            <text:p text:style-name="Preformatted_20_Text">In&gt; y:=N(1/3)</text:p>
            <text:p text:style-name="P3">Out&gt; 0.33333</text:p>
          </table:table-cell>
        </table:table-row>
      </table:table>
      <text:p text:style-name="P8">The number <text:span text:style-name="Teletype"><text:span text:style-name="T1">y</text:span></text:span> is a result of a calculation and has a limited precision. Now we shall increase the precision: </text:p>
      <table:table table:name="Table437" table:style-name="Table437">
        <table:table-column table:style-name="Table437.A"/>
        <table:table-row>
          <table:table-cell table:style-name="Table437.A1" office:value-type="string">
            <text:p text:style-name="Preformatted_20_Text">In&gt; BuiltinPrecisionSet(20)</text:p>
            <text:p text:style-name="Preformatted_20_Text">Out&gt; True</text:p>
            <text:p text:style-name="Preformatted_20_Text">In&gt; y</text:p>
            <text:p text:style-name="P3">Out&gt; 0.33333</text:p>
          </table:table-cell>
        </table:table-row>
      </table:table>
      <text:p text:style-name="P8">The number <text:span text:style-name="Teletype"><text:span text:style-name="T1">y</text:span></text:span> is printed with 5 digits, because it knows that it has only 5 correct digits. </text:p>
      <table:table table:name="Table438" table:style-name="Table438">
        <table:table-column table:style-name="Table438.A"/>
        <table:table-row>
          <table:table-cell table:style-name="Table438.A1" office:value-type="string">
            <text:p text:style-name="Preformatted_20_Text">In&gt; y+0</text:p>
            <text:p text:style-name="P3">Out&gt; 0.33333333325572311878</text:p>
          </table:table-cell>
        </table:table-row>
      </table:table>
      <text:p text:style-name="P8">In a calculation, <text:span text:style-name="Teletype"><text:span text:style-name="T1">y</text:span></text:span> was binary-padded, so the last digits are incorrect. </text:p>
      <table:table table:name="Table439" table:style-name="Table439">
        <table:table-column table:style-name="Table439.A"/>
        <table:table-row>
          <table:table-cell table:style-name="Table439.A1" office:value-type="string">
            <text:p text:style-name="Preformatted_20_Text">In&gt; x+0</text:p>
            <text:p text:style-name="P3">Out&gt; 1.2</text:p>
          </table:table-cell>
        </table:table-row>
      </table:table>
      <text:p text:style-name="P8">However, <text:span text:style-name="Teletype"><text:span text:style-name="T1">x</text:span></text:span> has not been padded and remains an "exact" <text:span text:style-name="Teletype"><text:span text:style-name="T1">1.2</text:span></text:span>. </text:p>
      <table:table table:name="Table440" table:style-name="Table440">
        <table:table-column table:style-name="Table440.A"/>
        <text:soft-page-break/>
        <table:table-row>
          <table:table-cell table:style-name="Table440.A1" office:value-type="string">
            <text:p text:style-name="Preformatted_20_Text">In&gt; z:=y+0</text:p>
            <text:p text:style-name="Preformatted_20_Text">Out&gt; 0.33333333325572311878</text:p>
            <text:p text:style-name="Preformatted_20_Text">In&gt; BuiltinPrecisionSet(40)</text:p>
            <text:p text:style-name="Preformatted_20_Text">Out&gt; True</text:p>
            <text:p text:style-name="Preformatted_20_Text">In&gt; z</text:p>
            <text:p text:style-name="P3">Out&gt; 0.33333333325572311878</text:p>
          </table:table-cell>
        </table:table-row>
      </table:table>
      <text:p text:style-name="P8">Now we can see how the number <text:span text:style-name="Teletype"><text:span text:style-name="T1">z</text:span></text:span> is padded again: </text:p>
      <table:table table:name="Table441" table:style-name="Table441">
        <table:table-column table:style-name="Table441.A"/>
        <table:table-row>
          <table:table-cell table:style-name="Table441.A1" office:value-type="string">
            <text:p text:style-name="Preformatted_20_Text">In&gt; z+0</text:p>
            <text:p text:style-name="P3">Out&gt; 0.33333333325572311878204345703125</text:p>
          </table:table-cell>
        </table:table-row>
      </table:table>
      <text:p text:style-name="Horizontal_20_Line"/>
      <text:h text:style-name="Heading_20_3" text:outline-level="3">The meaning of the <text:span text:style-name="Teletype"><text:span text:style-name="T1">BuiltinPrecisionSet()</text:span></text:span> call </text:h>
      <text:p text:style-name="Text_20_body">The user calls <text:span text:style-name="Teletype"><text:span text:style-name="T1">BuiltinPrecisionSet()</text:span></text:span> to specify the "wanted number of digits." We could use different interpretations of the user's wish: The first interpretation is that <text:span text:style-name="Teletype"><text:span text:style-name="T1">BuiltinPrecisionSet(10)</text:span></text:span> means "I want all answers of all calculations to contain 10 correct digits". The second interpretation is "I want all calculations with floating-point numbers done using at least 10 digits". </text:p>
      <text:p text:style-name="P8">Suppose we have floating-point numbers <text:span text:style-name="Teletype"><text:span text:style-name="T1">x</text:span></text:span> and <text:span text:style-name="Teletype"><text:span text:style-name="T1">y</text:span></text:span>, known only to 2 and 3 significant digits respectively. For example, <text:span text:style-name="Teletype"><text:span text:style-name="T1">x=1.6</text:span></text:span> and <text:span text:style-name="Teletype"><text:span text:style-name="T1">y=2.00</text:span></text:span>. These <text:span text:style-name="Teletype"><text:span text:style-name="T1">x</text:span></text:span> and <text:span text:style-name="Teletype"><text:span text:style-name="T1">y</text:span></text:span> are results of previous calculations and we do not have any more digits than this. If we now say </text:p>
      <table:table table:name="Table442" table:style-name="Table442">
        <table:table-column table:style-name="Table442.A"/>
        <table:table-row>
          <table:table-cell table:style-name="Table442.A1" office:value-type="string">
            <text:p text:style-name="Preformatted_20_Text">BuiltinPrecisionSet(10);</text:p>
            <text:p text:style-name="P3">x*y;</text:p>
          </table:table-cell>
        </table:table-row>
      </table:table>
      <text:p text:style-name="Text_20_body">then clearly the system cannot satisfy the first interpretation because there aren't enough digits of <text:span text:style-name="T1">x</text:span> and <text:span text:style-name="T1">y</text:span> to find 10 digits of <text:span text:style-name="T1">x*y</text:span>. But we can satisfy the second interpretation, even if we print "3.2028214767" instead of the expected <text:span text:style-name="Teletype"><text:span text:style-name="T1">3.2</text:span></text:span>. The garbage after the third digit is unavoidable and harmless unless our calculation really depends on having 10 correct digits of <text:span text:style-name="T1">x*y</text:span>. The garbage digits can be suppressed when the number is printed, so that the user will never see them. But if our calculation depends on the way we choose the extra digits, then we are using a bad algorithm. </text:p>
      <text:p text:style-name="P8">The first interpretation of <text:span text:style-name="Teletype"><text:span text:style-name="T1">BuiltinPrecisionSet()</text:span></text:span> is only possible to satisfy if we are given a self-contained calculation with integer numbers. For example, </text:p>
      <table:table table:name="Table443" table:style-name="Table443">
        <table:table-column table:style-name="Table443.A"/>
        <table:table-row>
          <table:table-cell table:style-name="Table443.A1" office:value-type="string">
            <text:p text:style-name="P3">N(Sin(Sqrt(3/2)-10^(20)), 50)</text:p>
          </table:table-cell>
        </table:table-row>
      </table:table>
      <text:p text:style-name="Text_20_body">This can be computed to 50 digits with some effort, but only if we are smart enough to use 70 digits in the calculation of the argument of <text:span text:style-name="Teletype"><text:span text:style-name="T1">Sin()</text:span></text:span>.) (This level of smartness is currently not implemented in the <text:span text:style-name="Teletype"><text:span text:style-name="T1">N</text:span></text:span> function.) The result of this calculation will have 50 digits and not a digit more; we cannot put the result inside another expression and expect full precision in all cases. This seems to be a separate task, "compute something with <text:span text:style-name="Teletype"><text:span text:style-name="T1">n</text:span></text:span> digits no matter what", and not a general routine to be followed at all times. </text:p>
      <text:p text:style-name="Text_20_body">So it seems that the second interpretation of <text:span text:style-name="Teletype"><text:span text:style-name="T1">BuiltinPrecisionSet(n)</text:span></text:span>, namely: "please use <text:span text:style-name="Teletype"><text:span text:style-name="T1">n</text:span></text:span> digits in all calculations now", is more sensible as a general-purpose prescription. </text:p>
      <text:p text:style-name="Text_20_body">But this interpretation does not mean that all numbers will be <text:span text:style-name="T3">printed</text:span> with <text:span text:style-name="Teletype"><text:span text:style-name="T1">n</text:span></text:span> digits. Let's look at a particular case (for simplicity we are talking about decimal digits but in the implementation they will be binary digits). Suppose we have <text:span text:style-name="Teletype"><text:span text:style-name="T1">x</text:span></text:span> precise to 10 <text:soft-page-break/>digits and <text:span text:style-name="Teletype"><text:span text:style-name="T1">y</text:span></text:span> precise to 20 digits, and the user says <text:span text:style-name="Teletype"><text:span text:style-name="T1">BuiltinPrecisionSet(50)</text:span></text:span> and <text:span text:style-name="Teletype"><text:span text:style-name="T1">z:=1.4+x*y</text:span></text:span>. What happens now in this calculation? (Assume that <text:span text:style-name="Teletype"><text:span text:style-name="T1">x</text:span></text:span> and <text:span text:style-name="Teletype"><text:span text:style-name="T1">y</text:span></text:span> are small numbers of order 1; the other cases are similar.) </text:p>
      <text:p text:style-name="Text_20_body">First, the number "1.4" is now interpreted as being precise to 50 digits, i.e. "1.4000000...0" but not more than 50 digits. </text:p>
      <text:p text:style-name="Text_20_body">Then we compute <text:span text:style-name="Teletype"><text:span text:style-name="T1">x*y</text:span></text:span> using their internal representations. The result is good only to 10 digits, and it knows this. We do not compute 50 digits of the product <text:span text:style-name="Teletype"><text:span text:style-name="T1">x*y</text:span></text:span>, it would be pointless and a waste of time. </text:p>
      <text:p text:style-name="Text_20_body">Then we add <text:span text:style-name="Teletype"><text:span text:style-name="T1">x*y</text:span></text:span> to 1.4000...0. The sum, however, will be precise only to 10 digits. We can do one of the two things now: (a) we could pad <text:span text:style-name="Teletype"><text:span text:style-name="T1">x*y</text:span></text:span> with 40 more zero digits and obtain a 50-digit result. However, this result will only be correct to 10 digits. (b) we could truncate 1.4 to 10 digits (1.400000000) and obtain the sum to 10 digits. In both cases the result will "know" that it only has 10 correct digits. </text:p>
      <text:p text:style-name="Text_20_body">It seems that the option (b) is better because we do not waste time with extra digits. </text:p>
      <text:p text:style-name="Text_20_body">The result is a number that is precise to 10 digits. However, the user wants to see this result with 50 digits. Even if we chose the option (a), we would have had some bogus digits, in effect, 40 digits of somewhat random round-off error. Should we print 10 correct digits and 40 bogus digits? It seems better to print only 10 correct digits in this case. </text:p>
      <text:p text:style-name="Text_20_body">If we choose this route, then the only effect of <text:span text:style-name="Teletype"><text:span text:style-name="T1">BuiltinPrecisionSet(50)</text:span></text:span> will be to interpret a literal constant <text:span text:style-name="Teletype"><text:span text:style-name="T1">1.4</text:span></text:span> as a 50-digit number. All other numbers already know their real precision and will not invent any bogus digits. </text:p>
      <text:p text:style-name="Text_20_body">In some calculations, however, we do want to explicitly extend the precision of a number to some more digits. For example, in Newton's method we are given a first approximation <text:span text:style-name="T1">x[0]</text:span> to a root of <text:span text:style-name="T1">f(x)=0</text:span> and we want to have more digits of that root. Then we need to pad <text:span text:style-name="T1">x[0]</text:span> with some more digits and re-evaluate <text:span text:style-name="T1">f(x[0])</text:span> to more digits (this is needed to get a better approximation to the root). This padding operation seems rather special and directed at a particular number, not at all numbers at once. For example, if <text:span text:style-name="T1">f(x)</text:span> itself contains some floating-point numbers, then we should be unable to evaluate it with higher precision than allowed by the precision of these numbers. So it seems that we need access to these two low-level operations: the padding and the query of current precision. The proposed interface is <text:span text:style-name="Teletype"><text:span text:style-name="T1">GetExactBits(x)</text:span></text:span> and <text:span text:style-name="Teletype"><text:span text:style-name="T1">SetExactBits(x,n)</text:span></text:span>. These operations are directed at a particular number object <text:span text:style-name="Teletype"><text:span text:style-name="T1">x</text:span></text:span>. </text:p>
      <text:p text:style-name="Horizontal_20_Line"/>
      <text:h text:style-name="Heading_20_3" text:outline-level="3">Summary of arbitrary-precision semantics </text:h>
      <text:list xml:id="list67728209" text:style-name="L80">
        <text:list-item>
          <text:p text:style-name="P151">All integers are always exact; all floats carry an error estimate, which is stored as the number of correct bits of mantissa they have. Symbolically, each float is a pair <text:span text:style-name="Teletype"><text:span text:style-name="T1">{x,n}</text:span></text:span> where <text:span text:style-name="Teletype"><text:span text:style-name="T1">x</text:span></text:span> is a floating-point value and <text:span text:style-name="Teletype"><text:span text:style-name="T1">n</text:span></text:span> is a (platform) integer value. If <text:span text:style-name="T1">x!=0</text:span>, then the relative error of <text:span text:style-name="T1">x</text:span> is estimated as <text:span text:style-name="T1">2^(-n)</text:span>. A number <text:span text:style-name="Teletype"><text:span text:style-name="T1">{x,n}</text:span></text:span> with <text:span text:style-name="T1">x!=0</text:span> stands for an interval between <text:span text:style-name="T1">x*(1-2^(-n))</text:span> and <text:span text:style-name="T1">x*(1+2^(-n))</text:span>. This integer <text:span text:style-name="Teletype"><text:span text:style-name="T1">n</text:span></text:span> is returned by <text:span text:style-name="Teletype"><text:span text:style-name="T1">GetExactBits(x)</text:span></text:span> and can be modified by <text:span text:style-name="Teletype"><text:span text:style-name="T1">SetExactBits(x,n)</text:span></text:span> (see below). Error estimates are not guaranteed to be correct in all cases, but they should give sensible <text:span text:style-name="T3">lower</text:span> bounds on the error. For example, if <text:span text:style-name="Teletype"><text:span text:style-name="T1">{x,n}={123.456,3}</text:span></text:span>, the error estimate says that <text:span text:style-name="Teletype"><text:span text:style-name="T1">x</text:span></text:span> is known to at most 3 bits and therefore the result of <text:span text:style-name="T1">1/(x-123)</text:span> is completely undefined <text:soft-page-break/>becase <text:span text:style-name="T1">x</text:span> cannot be distinguished from <text:span text:style-name="Teletype"><text:span text:style-name="T1">0</text:span></text:span>. The purpose of the precision tracking mechanism is to catch catastrophic losses of numerical precision in cases like these, not to provide a precise round-off error estimates. In most cases it is better to let the program continue even with loss of precision than have it aborted due to a false round-off alarm. </text:p>
        </text:list-item>
        <text:list-item>
          <text:p text:style-name="P151">When printing a float, we print only as many digits as needed to represent the float value to its current precision. When reading a float, we reserve enough precision to preserve all given digits. </text:p>
        </text:list-item>
        <text:list-item>
          <text:p text:style-name="P151">The number 0 is either an integer <text:span text:style-name="Teletype"><text:span text:style-name="T1">0</text:span></text:span> or a floating-point <text:span text:style-name="Teletype"><text:span text:style-name="T1">0.</text:span></text:span> (a "floating zero" for short). For a floating zero, the "number of exact bits" means the absolute error, not the relative error. It means that the symbolic pair <text:span text:style-name="Teletype"><text:span text:style-name="T1">{0.,n}</text:span></text:span> represents all number <text:span text:style-name="T1">x</text:span> in the interval <text:span text:style-name="T1">-2^(-n)&lt;=x&lt;=2^(-n)</text:span>. A floating zero can be obtained either by subtracting almost equal numbers or by squaring a very imprecise number. In both cases the possible result can be close to zero and the precision of the initial numbers is insufficient to distinguish it from zero. </text:p>
        </text:list-item>
        <text:list-item>
          <text:p text:style-name="P151">An integer and a float are equal only if the float contains this integer value within its precision interval. Two floats are equal only if their values differ by less than the largest of their error estimates (i.e. if their precision intervals intersect). In particular, it means that an integer zero is always equal to any floating zero, and that any two floating zeros are equal. It follows that if <text:span text:style-name="Teletype"><text:span text:style-name="T1">x=y</text:span></text:span>, then for any floating zeros <text:span text:style-name="Teletype"><text:span text:style-name="T1">x+0.=y+0.</text:span></text:span> and <text:span text:style-name="Teletype"><text:span text:style-name="T1">x-y=0.</text:span></text:span> as well. (So this arithmetic is not obviously inconsistent.) </text:p>
        </text:list-item>
        <text:list-item>
          <text:p text:style-name="P151">The MathPiper function <text:span text:style-name="Teletype"><text:span text:style-name="T1">IsInteger(x)</text:span></text:span> returns <text:span text:style-name="Teletype"><text:span text:style-name="T1">True</text:span></text:span> if <text:span text:style-name="Teletype"><text:span text:style-name="T1">x</text:span></text:span> has integer <text:span text:style-name="T3">type</text:span>; <text:span text:style-name="Teletype"><text:span text:style-name="T1">IsIntValue(x)</text:span></text:span> returns <text:span text:style-name="Teletype"><text:span text:style-name="T1">True</text:span></text:span> if <text:span text:style-name="Teletype"><text:span text:style-name="T1">x</text:span></text:span> has either integer type or floating type but an integer value within its precision. For example, </text:p>
        </text:list-item>
      </text:list>
      <table:table table:name="Table444" table:style-name="Table444">
        <table:table-column table:style-name="Table444.A"/>
        <table:table-row>
          <table:table-cell table:style-name="Table444.A1" office:value-type="string">
            <text:p text:style-name="Preformatted_20_Text">IsInteger(0) <text:s/>=True</text:p>
            <text:p text:style-name="Preformatted_20_Text">IsIntValue(1.)=True</text:p>
            <text:p text:style-name="P3">IsInteger(1.) =False</text:p>
          </table:table-cell>
        </table:table-row>
      </table:table>
      <text:list xml:id="list1543850778" text:continue-numbering="true" text:style-name="L80">
        <text:list-item>
          <text:p text:style-name="P151">The MathPiper function <text:span text:style-name="Teletype"><text:span text:style-name="T1">BuiltinPrecisionSet(n)</text:span></text:span> sets a global parameter that controls the precision of <text:span text:style-name="T3">newly created floats</text:span>. It does not modify previously created floating-point numbers and has no effect on copying floats or on any integer calculations. New float objects can be created in three ways (aside from simple copying from other floats): from literal strings, from integers, and from calculations with other floats. For example, </text:p>
        </text:list-item>
      </text:list>
      <table:table table:name="Table445" table:style-name="Table445">
        <table:table-column table:style-name="Table445.A"/>
        <table:table-row>
          <table:table-cell table:style-name="Table445.A1" office:value-type="string">
            <text:p text:style-name="Preformatted_20_Text">x:=1.33;</text:p>
            <text:p text:style-name="P3">y:=x/3;</text:p>
          </table:table-cell>
        </table:table-row>
      </table:table>
      <text:list xml:id="list1353374098" text:continue-numbering="true" text:style-name="L80">
        <text:list-header>
          <text:p text:style-name="P83">Here <text:span text:style-name="Teletype"><text:span text:style-name="T1">x</text:span></text:span> is created from a literal string <text:span text:style-name="Teletype"><text:span text:style-name="T1">"1.33"</text:span></text:span>, a temporary float is created from an integer <text:span text:style-name="Teletype"><text:span text:style-name="T1">3</text:span></text:span>, and <text:span text:style-name="Teletype"><text:span text:style-name="T1">y</text:span></text:span> is created as a result of division of two floats. Converting an integer to a float is similar to converting from a literal string representing the integer. A new number object created from a literal string must have at least as many bits of mantissa as is required to represent the value given by the string. The string might be very long but we want to retain all information from a string, so we may have to make the number much more precise than currently declared with <text:span text:style-name="Teletype"><text:span text:style-name="T1">BuiltinPrecisionSet</text:span></text:span>. </text:p>
          <text:list>
            <text:list-item>
              <text:list>
                <text:list-item>
                  <text:list>
                    <text:list-item>
                      <text:list>
                        <text:list-item>
                          <text:list>
                            <text:list-header>
                              <text:h text:style-name="P159" text:outline-level="6"><text:soft-page-break/>Note that the argument <text:span text:style-name="Teletype"><text:span text:style-name="T1">n</text:span></text:span> of <text:span text:style-name="Teletype"><text:span text:style-name="T1">BuiltinPrecisionSet(n)</text:span></text:span> means <text:span text:style-name="T3">decimal</text:span> digits, not bits. This is more convenient for <text:span text:style-name="Teletype"><text:span text:style-name="T1">MathPiper</text:span></text:span> sessions.</text:h>
                            </text:list-header>
                          </text:list>
                        </text:list-item>
                      </text:list>
                    </text:list-item>
                  </text:list>
                </text:list-item>
              </text:list>
            </text:list-item>
          </text:list>
          <text:p text:style-name="P151">But if the necessary number of digits to represent the string is less than <text:span text:style-name="Teletype"><text:span text:style-name="T1">n</text:span></text:span>, then the new number object will have the number of bits that corresponds to <text:span text:style-name="Teletype"><text:span text:style-name="T1">n</text:span></text:span> decimal digits. Thus, in creating objects from strings or from integers, <text:span text:style-name="Teletype"><text:span text:style-name="T1">BuiltinPrecisionSet</text:span></text:span> sets the <text:span text:style-name="T3">minimum</text:span> precision of the resulting floating-point number. On the other hand, a new number object created from a calculation will already have an error estimate and will "know" its real precision. But a directive <text:span text:style-name="Teletype"><text:span text:style-name="T1">BuiltinPrecisionSet(n)</text:span></text:span> indicates that we are only interested in <text:span text:style-name="T1">n</text:span> digits of a result. Therefore, a calculation should not generate <text:span text:style-name="T3">more</text:span> digits than <text:span text:style-name="Teletype"><text:span text:style-name="T1">n</text:span></text:span>, even if its operands have more digits. Thus, in creating objects from operations, <text:span text:style-name="Teletype"><text:span text:style-name="T1">BuiltinPrecisionSet</text:span></text:span> sets the <text:span text:style-name="T3">maximum</text:span> precision of the resulting floating-point number. </text:p>
        </text:list-header>
        <text:list-item>
          <text:p text:style-name="P151"><text:span text:style-name="Teletype"><text:span text:style-name="T1">SetExactBits(x,n)</text:span></text:span> will make the number <text:span text:style-name="Teletype"><text:span text:style-name="T1">x</text:span></text:span> think that it has <text:span text:style-name="Teletype"><text:span text:style-name="T1">n</text:span></text:span> exact bits. If <text:span text:style-name="Teletype"><text:span text:style-name="T1">x</text:span></text:span> had more exact bits before, then it may be rounded. If <text:span text:style-name="Teletype"><text:span text:style-name="T1">x</text:span></text:span> had fewer exact bits before, then it may be padded. (The way the padding is done is up to the internal representation, but the padding operation must be efficient and should not change the value of the number beyond its original precision.) </text:p>
        </text:list-item>
        <text:list-item>
          <text:p text:style-name="P83">All arithmetic operations and all kernel-supported numerical function calls are performed with precision estimates, so that all results know how precise they really are. Then in most cases it will be unnecessary to call <text:span text:style-name="Teletype"><text:span text:style-name="T1">SetExactBits</text:span></text:span> or <text:span text:style-name="Teletype"><text:span text:style-name="T1">GetExactBits</text:span></text:span> explicitly. This will be needed only in certain numerical applications that need to control the working precision for efficiency. </text:p>
        </text:list-item>
      </text:list>
      <text:p text:style-name="Horizontal_20_Line"/>
      <text:h text:style-name="Heading_20_3" text:outline-level="3">Formal definitions of precision tracking </text:h>
      <text:p text:style-name="Text_20_body">Here we shall consider arithmetic operations on floats <text:span text:style-name="T1">x</text:span> and <text:span text:style-name="T1">y</text:span>, represented as pairs <text:span text:style-name="Teletype"><text:span text:style-name="T1">{x,m}</text:span></text:span> and <text:span text:style-name="Teletype"><text:span text:style-name="T1">{y,n}</text:span></text:span>. The result of the operation is <text:span text:style-name="T1">z</text:span>, represented as a pair <text:span text:style-name="Teletype"><text:span text:style-name="T1">{z,p}</text:span></text:span>. Here <text:span text:style-name="Teletype"><text:span text:style-name="T1">x</text:span></text:span>, <text:span text:style-name="Teletype"><text:span text:style-name="T1">y</text:span></text:span>, <text:span text:style-name="Teletype"><text:span text:style-name="T1">z</text:span></text:span> are floats and <text:span text:style-name="Teletype"><text:span text:style-name="T1">m</text:span></text:span>, <text:span text:style-name="Teletype"><text:span text:style-name="T1">n</text:span></text:span>, <text:span text:style-name="Teletype"><text:span text:style-name="T1">p</text:span></text:span> are integers. </text:p>
      <text:p text:style-name="Text_20_body">We give formulae for <text:span text:style-name="T1">p</text:span> in terms of <text:span text:style-name="T1">x</text:span>, <text:span text:style-name="T1">y</text:span>, <text:span text:style-name="T1">m</text:span>, and <text:span text:style-name="T1">n</text:span>. Sometimes the bit count of a number <text:span text:style-name="T1">x</text:span> is needed; it is denoted <text:span text:style-name="T1">B(x)</text:span> for brevity. </text:p>
      <text:h text:style-name="Heading_20_4" text:outline-level="4">Formal definitions </text:h>
      <text:p text:style-name="Text_20_body">A pair <text:span text:style-name="Teletype"><text:span text:style-name="T1">{x,m}</text:span></text:span> where <text:span text:style-name="T1">x</text:span> is a floating-point value and <text:span text:style-name="T1">m</text:span> is an integer value (the "number of correct bits") denotes a real number between <text:span text:style-name="T1">x*(1-2^(-m))</text:span> and <text:span text:style-name="T1">x*(1+2^(-m))</text:span> when <text:span text:style-name="T1">x!=0</text:span>, and a real number between <text:span text:style-name="T1">-2^(-m)</text:span> and <text:span text:style-name="T1">2^(-m)</text:span> when <text:span text:style-name="T1">x=0</text:span> (a "floating zero"). </text:p>
      <text:p text:style-name="Text_20_body">The bit count <text:span text:style-name="T1">B(x)</text:span> is an integer function of <text:span text:style-name="T1">x</text:span> defined for real <text:span text:style-name="T1">x!=0</text:span> by </text:p>
      <text:p text:style-name="P7">B(x):=1+Floor(Ln(Abs(x))/Ln(2)).</text:p>
      <text:p text:style-name="Text_20_body">This function also satisfies </text:p>
      <text:p text:style-name="P7">2^(B(x)-1)&lt;=Abs(x)&lt;2^B(x).</text:p>
      <text:p text:style-name="Text_20_body">For example, <text:span text:style-name="T1">B(1/4)= -1</text:span>, <text:span text:style-name="T1">B(1)=B(3/2)=1</text:span>, <text:span text:style-name="T1">B(4)=3</text:span>. The bit count of zero is arbitrarily set to 1. For integer <text:span text:style-name="T1">x</text:span>, the value <text:span text:style-name="T1">B(x)</text:span> is the number of bits needed to write the binary representation of <text:span text:style-name="T1">x</text:span>. </text:p>
      <text:p text:style-name="Text_20_body"><text:soft-page-break/>The bit count function can be usually computed in <text:span text:style-name="T3">constant</text:span> time because the usual representation of long numbers is by arrays of platform integers and a binary exponent. The length of the array of digits is usually available at no computational cost. </text:p>
      <text:p text:style-name="Text_20_body">The <text:span text:style-name="T3">absolute</text:span> error <text:span text:style-name="T1">Delta[x]</text:span> of <text:span text:style-name="Teletype"><text:span text:style-name="T1">{x,n}</text:span></text:span> is of order <text:span text:style-name="T1">Abs(x)*2^(-n)</text:span>. Given the bit count of <text:span text:style-name="T1">x</text:span>, this can be estimated from as </text:p>
      <text:p text:style-name="P7">2^(B(x)-n-1)&lt;=Delta[x]&lt;2^(B(x)-n).</text:p>
      <text:p text:style-name="Text_20_body">So the bit count of <text:span text:style-name="T1">Delta[x]</text:span> is <text:span text:style-name="T1">B(x)-n</text:span>. </text:p>
      <text:h text:style-name="Heading_20_4" text:outline-level="4"><text:span text:style-name="Teletype"><text:span text:style-name="T1">Floor()</text:span></text:span> </text:h>
      <text:p text:style-name="Text_20_body">The function <text:span text:style-name="Teletype"><text:span text:style-name="T1">Floor({x,m})</text:span></text:span> gives an integer result if there are enough digits to determine it exactly, and otherwise returns the unchanged floating-point number. The condition for <text:span text:style-name="Teletype"><text:span text:style-name="T1">Floor({x,m})</text:span></text:span> to give an exact result is </text:p>
      <text:p text:style-name="P7">m&gt;=B(x).</text:p>
      <text:h text:style-name="Heading_20_4" text:outline-level="4"><text:span text:style-name="Teletype"><text:span text:style-name="T1">BecomeFloat()</text:span></text:span> </text:h>
      <text:p text:style-name="Text_20_body">The function <text:span text:style-name="Teletype"><text:span text:style-name="T1">BecomeFloat(n)</text:span></text:span> will convert an integer to a float with at least <text:span text:style-name="T1">n</text:span> digits of precision. If <text:span text:style-name="Teletype"><text:span text:style-name="T1">x</text:span></text:span> is the original integer value, then the result is <text:span text:style-name="Teletype"><text:span text:style-name="T1">{x,p}</text:span></text:span> where <text:span text:style-name="T1">p=Max(n,B(x))</text:span>. </text:p>
      <text:h text:style-name="Heading_20_4" text:outline-level="4">Underflow check </text:h>
      <text:p text:style-name="Text_20_body">It is possible to have a number <text:span text:style-name="Teletype"><text:span text:style-name="T1">{x,n}</text:span></text:span> with <text:span text:style-name="T1">x!=0</text:span> such that <text:span text:style-name="Teletype"><text:span text:style-name="T1">{0.,m}={x,n}</text:span></text:span> for some <text:span text:style-name="T1">m</text:span>. This would mean that the floating zero <text:span text:style-name="Teletype"><text:span text:style-name="T1">{0.,m}</text:span></text:span> is not precise enough to be distinguished from <text:span text:style-name="Teletype"><text:span text:style-name="T1">{x,n}</text:span></text:span>, i.e. </text:p>
      <text:p text:style-name="P7">Abs(x)&lt;2^(-m).</text:p>
      <text:p text:style-name="Text_20_body">This situation is normal. But it would be meaningless to have a number <text:span text:style-name="Teletype"><text:span text:style-name="T1">{x,n}</text:span></text:span> with <text:span text:style-name="T1">x!=0</text:span> and a precision interval that contains <text:span text:style-name="T1">0</text:span>. Such <text:span text:style-name="Teletype"><text:span text:style-name="T1">{x,n}</text:span></text:span> will in effect be equal to <text:span text:style-name="T3">any</text:span> zero <text:span text:style-name="Teletype"><text:span text:style-name="T1">{0.,m}</text:span></text:span>, because we do not know enough digits of <text:span text:style-name="Teletype"><text:span text:style-name="T1">x</text:span></text:span> to distinguish <text:span text:style-name="Teletype"><text:span text:style-name="T1">{x,n}</text:span></text:span> from zero. </text:p>
      <text:p text:style-name="Text_20_body">From the definition of <text:span text:style-name="Teletype"><text:span text:style-name="T1">{x,n}</text:span></text:span> with <text:span text:style-name="T1">x!=0</text:span> it follows that 0 can be within the precision interval only if <text:span text:style-name="T1">n&lt;= -1</text:span>. Therefore, we should transform any number <text:span text:style-name="Teletype"><text:span text:style-name="T1">{x,n}</text:span></text:span> such that <text:span text:style-name="T1">x!=0</text:span> and <text:span text:style-name="T1">n&lt;= -1</text:span> into a floating zero <text:span text:style-name="Teletype"><text:span text:style-name="T1">{0.,p}</text:span></text:span> where </text:p>
      <text:p text:style-name="P7">p=n-B(x).</text:p>
      <text:p text:style-name="Text_20_body">(Now it is not necessarily true that <text:span text:style-name="T1">p&gt;=0</text:span>.) This check should be performed at any point where a new precision estimate <text:span text:style-name="Teletype"><text:span text:style-name="T1">n</text:span></text:span> is obtained for a number <text:span text:style-name="Teletype"><text:span text:style-name="T1">x</text:span></text:span> and where a cancellation may occur (e.g. after a subtraction). Then we may assume that any given float is already reduced to zero if possible. </text:p>
      <text:h text:style-name="Heading_20_4" text:outline-level="4"><text:span text:style-name="Teletype"><text:span text:style-name="T1">Equals()</text:span></text:span> </text:h>
      <text:p text:style-name="Text_20_body">We need to compare <text:span text:style-name="Teletype"><text:span text:style-name="T1">{x,m}</text:span></text:span> and <text:span text:style-name="Teletype"><text:span text:style-name="T1">{y,n}</text:span></text:span>. </text:p>
      <text:p text:style-name="Text_20_body">First, we can quickly check that the values <text:span text:style-name="T1">x</text:span> and <text:span text:style-name="T1">y</text:span> have the same nonzero signs and the same bit counts, <text:span text:style-name="T1">B(x)=B(y)</text:span>. If <text:span text:style-name="T1">x&gt;0</text:span> and <text:span text:style-name="T1">y&lt;0</text:span> or vice versa, or if <text:span text:style-name="T1">B(x)=B(y)</text:span>, then the two numbers are definitely unequal. We can also check whether both <text:span text:style-name="T1">x=y=0</text:span>; if <text:soft-page-break/>this is the case, then we know that <text:span text:style-name="Teletype"><text:span text:style-name="T1">{x,m}={y,n}</text:span></text:span> because any two zeros are equal. </text:p>
      <text:p text:style-name="Text_20_body">However, a floating zero can be sometimes equal to a nonzero number. So we should now exclude this possibility: <text:span text:style-name="Teletype"><text:span text:style-name="T1">{0.,m}={y,n}</text:span></text:span> if and only if <text:span text:style-name="T1">Abs(y)&lt;2^(-m)</text:span>. This condition is equivalent to </text:p>
      <text:p text:style-name="P7">B(y)&lt; -m.</text:p>
      <text:p text:style-name="Text_20_body">If these checks do not provide the answer, the only possibility left is when <text:span text:style-name="T1">x!=0</text:span> and <text:span text:style-name="T1">y!=0</text:span> and <text:span text:style-name="T1">B(x)=B(y)</text:span>. </text:p>
      <text:p text:style-name="Text_20_body">Now we can consider two cases: (1) both <text:span text:style-name="T1">x</text:span> and <text:span text:style-name="T1">y</text:span> are floats, (2) one is a float and the other is an integer. </text:p>
      <text:p text:style-name="Text_20_body">In the first case, <text:span text:style-name="Teletype"><text:span text:style-name="T1">{x,m}={y,n}</text:span></text:span> if and only if the following condition holds: </text:p>
      <text:p text:style-name="P7">Abs(x-y)&lt;Max(2^(-m)*Abs(x),2^(-n)*Abs(y)).</text:p>
      <text:p text:style-name="Text_20_body">This is a somewhat complicated condition but its evaluation does not require any long multiplications, only long additions, bit shifts and comparisons. </text:p>
      <text:p text:style-name="Text_20_body">It is now necessary to compute <text:span text:style-name="T1">x-y</text:span> (one long addition); this computation needs to be done with <text:span text:style-name="T1">Min(m,n)</text:span> bits of precision. </text:p>
      <text:p text:style-name="Text_20_body">After computing <text:span text:style-name="T1">x-y</text:span>, we can avoid the full evaluation of the complicated condition by first checking some easier conditions on <text:span text:style-name="T1">x-y</text:span>. If <text:span text:style-name="T1">x-y=0</text:span> as floating-point numbers ("exact cancellation"), then certainly <text:span text:style-name="Teletype"><text:span text:style-name="T1">{x,m}={y,n}</text:span></text:span>. Otherwise we can assume that <text:span text:style-name="T1">x-y!=0</text:span> and check: </text:p>
      <text:list xml:id="list1171337049" text:style-name="L81">
        <text:list-item>
          <text:p text:style-name="P152">A sufficient (but not a necessary) condition: if <text:span text:style-name="T1">B(x-y)&lt;=B(x)-Min(m,n)-1</text:span> then <text:span text:style-name="Teletype"><text:span text:style-name="T1">{x,m}={y,n}</text:span></text:span>. </text:p>
        </text:list-item>
        <text:list-item>
          <text:p text:style-name="P84">A necessary (but not a sufficient) condition is: if <text:span text:style-name="T1">B(x-y)&gt;B(x)-Min(m,n)+1</text:span> then <text:span text:style-name="Teletype"><text:span text:style-name="T1">{x,m}!={y,n}</text:span></text:span>. </text:p>
        </text:list-item>
      </text:list>
      <text:p text:style-name="Text_20_body">If neither of these conditions can give us the answer, we have to evaluate the full condition by computing <text:span text:style-name="T1">Abs(x)*2^(-m)</text:span> and <text:span text:style-name="T1">Abs(x)*2^(-m)</text:span> and comparing with <text:span text:style-name="T1">Abs(x-y)</text:span>. </text:p>
      <text:p text:style-name="Text_20_body">In the second case, one of the numbers is an integer <text:span text:style-name="Teletype"><text:span text:style-name="T1">x</text:span></text:span> and the other is a float <text:span text:style-name="Teletype"><text:span text:style-name="T1">{y,n}</text:span></text:span>. Then <text:span text:style-name="Teletype"><text:span text:style-name="T1">x={y,n}</text:span></text:span> if and only if </text:p>
      <text:p text:style-name="P7">Abs(x-y)&lt;2^(-n)*Abs(y).</text:p>
      <text:p text:style-name="Text_20_body">For the computation of <text:span text:style-name="T1">x-y</text:span>, we need to convert <text:span text:style-name="Teletype"><text:span text:style-name="T1">x</text:span></text:span> into a float with precision of <text:span text:style-name="T1">n</text:span> digits, i.e. replace the integer <text:span text:style-name="Teletype"><text:span text:style-name="T1">x</text:span></text:span> by a float <text:span text:style-name="Teletype"><text:span text:style-name="T1">{x,n}</text:span></text:span>. Then we may use the procedure for the first case (two floats) instead of implementing a separate comparison procedure for integers. </text:p>
      <text:h text:style-name="Heading_20_4" text:outline-level="4"><text:span text:style-name="Teletype"><text:span text:style-name="T1">LessThan()</text:span></text:span> </text:h>
      <text:p text:style-name="Text_20_body">If <text:span text:style-name="Teletype"><text:span text:style-name="T1">{x,m}</text:span></text:span>=<text:span text:style-name="Teletype"><text:span text:style-name="T1">{y,n}</text:span></text:span> according to the comparison function <text:span text:style-name="Teletype"><text:span text:style-name="T1">Equals()</text:span></text:span>, then the predicate <text:span text:style-name="Teletype"><text:span text:style-name="T1">LessThan</text:span></text:span> is false. Otherwise it is true if and only if <text:span text:style-name="T1">x&lt;y</text:span> as floats. </text:p>
      <text:h text:style-name="Heading_20_4" text:outline-level="4"><text:span text:style-name="Teletype"><text:span text:style-name="T1">IsIntValue()</text:span></text:span> </text:h>
      <text:p text:style-name="Text_20_body">To check whether <text:span text:style-name="Teletype"><text:span text:style-name="T1">{x,n}</text:span></text:span> has an integer value within its precision, we first need to check that <text:span text:style-name="Teletype"><text:span text:style-name="T1">{x,n}</text:span></text:span> has enough digits to compute <text:span text:style-name="T1">Floor(x)</text:span>=<text:span text:style-name="Teletype"><text:span text:style-name="T1">Floor(x)</text:span></text:span> accurately. If not (if <text:span text:style-name="T1">n&lt;B(x)</text:span>), then we conclude that <text:span text:style-name="T1">x</text:span> has an integer value. Otherwise we compute <text:soft-page-break/><text:span text:style-name="T1">y:=x-Floor(x)</text:span> as a float value (without precision control) to <text:span text:style-name="Teletype"><text:span text:style-name="T1">n</text:span></text:span> bits. If <text:span text:style-name="T1">y</text:span> is exactly zero as a float value, then <text:span text:style-name="T1">x</text:span> has an integer value. Otherwise <text:span text:style-name="Teletype"><text:span text:style-name="T1">{x,n}</text:span></text:span> has an integer value if and only if <text:span text:style-name="T1">B(y)&lt; -n</text:span>. </text:p>
      <text:p text:style-name="Text_20_body">This procedure is basically the same as comparing <text:span text:style-name="Teletype"><text:span text:style-name="T1">{x,n}</text:span></text:span> with <text:span text:style-name="Teletype"><text:span text:style-name="T1">Floor(x)</text:span></text:span>. </text:p>
      <text:h text:style-name="Heading_20_4" text:outline-level="4"><text:span text:style-name="Teletype"><text:span text:style-name="T1">Sign()</text:span></text:span> </text:h>
      <text:p text:style-name="Text_20_body">The sign of <text:span text:style-name="Teletype"><text:span text:style-name="T1">{x,n}</text:span></text:span> is defined as the sign of the float value <text:span text:style-name="T1">x</text:span>. (The number <text:span text:style-name="Teletype"><text:span text:style-name="T1">{x,n}</text:span></text:span> should have been reduced to a floating zero if necessary.) </text:p>
      <text:h text:style-name="Heading_20_4" text:outline-level="4">Addition and subtraction (<text:span text:style-name="Teletype"><text:span text:style-name="T1">Add</text:span></text:span>, <text:span text:style-name="Teletype"><text:span text:style-name="T1">Negate</text:span></text:span>) </text:h>
      <text:p text:style-name="Text_20_body">We need to add <text:span text:style-name="Teletype"><text:span text:style-name="T1">{x,m}</text:span></text:span> and <text:span text:style-name="Teletype"><text:span text:style-name="T1">{y,n}</text:span></text:span> to get the result <text:span text:style-name="Teletype"><text:span text:style-name="T1">{z,p}</text:span></text:span>. Subtraction is the same as addition, except we negate the second number. When we negate a number, its precision never changes. </text:p>
      <text:p text:style-name="Text_20_body">First consider the case when <text:span text:style-name="T1">x+y!=0</text:span>. </text:p>
      <text:p text:style-name="Text_20_body">If <text:span text:style-name="T1">x</text:span> is zero, i.e. <text:span text:style-name="Teletype"><text:span text:style-name="T1">{0.,m}</text:span></text:span> (but <text:span text:style-name="T1">x+y!=0</text:span>), then the situation with precision is the same as if <text:span text:style-name="T1">x</text:span> were <text:span text:style-name="Teletype"><text:span text:style-name="T1">{1.,m}</text:span></text:span>, because then the relative precision is equal to the absolute precision. In that case we take the bit count of <text:span text:style-name="T1">x</text:span> as <text:span text:style-name="T1">B(0)=1</text:span> and proceed by the same route. </text:p>
      <text:p text:style-name="Text_20_body">First, we should decide whether it is necessary to add the given numbers. It may be unnecessary if e.g. <text:span text:style-name="T1">x+y&lt;=&gt;x</text:span> within precision of <text:span text:style-name="T1">x</text:span> (we may say that a "total underflow" occurred during addition). To check for this, we need to estimate the absolute errors of <text:span text:style-name="T1">x</text:span> and <text:span text:style-name="T1">y</text:span>: </text:p>
      <text:p text:style-name="P7">2^(B(x)-m-1)&lt;=Delta[x]&lt;2^(B(x)-m),</text:p>
      <text:p text:style-name="P7">2^(B(y)-n-1)&lt;=Delta[y]&lt;2^(B(y)-n).</text:p>
      <text:p text:style-name="Text_20_body">Addition is not necessary if <text:span text:style-name="T1">Abs(x)&lt;=Delta[y]</text:span> or if <text:span text:style-name="T1">Abs(y)&lt;=Delta[x]</text:span>. Since we should rather perform an addition than wrongly dismiss it as unnecessary, we should use a sufficient condition here: if </text:p>
      <text:p text:style-name="P7">B(x)&lt;=B(y)-n-1 </text:p>
      <text:p text:style-name="Text_20_body">then we can neglect <text:span text:style-name="T1">x</text:span> and set <text:span text:style-name="T1">z=y</text:span>, <text:span text:style-name="T1">p=n-Dist(B(x),B(y)-n-1)</text:span>. (We subtract one bit from the precision of <text:span text:style-name="T1">y</text:span> in case the magnitude of <text:span text:style-name="T1">x</text:span> is close to the absolute error of <text:span text:style-name="T1">y</text:span>.) Also, if </text:p>
      <text:p text:style-name="P7">B(y)&lt;=B(x)-m-1 </text:p>
      <text:p text:style-name="Text_20_body">then we can neglect <text:span text:style-name="T1">y</text:span> and set <text:span text:style-name="T1">z=x</text:span>, <text:span text:style-name="T1">p=m-Dist(B(y),B(x)-m-1)</text:span>. </text:p>
      <text:p text:style-name="Text_20_body">Suppose none of these checks were successful. Now, the float value <text:span text:style-name="T1">z=x+y</text:span> needs to be calculated. To find it, we need the target precision of only </text:p>
      <text:p text:style-name="P7">1+Max(B(x),B(y))-Max(B(x)-m,B(y)-n) </text:p>
      <text:p text:style-name="Text_20_body">bits. (An easier upper bound on this is <text:span text:style-name="T1">1+Max(m,n)</text:span> but this is wasteful when <text:span text:style-name="T1">x</text:span> and <text:span text:style-name="T1">y</text:span> have very different precisions.) </text:p>
      <text:p text:style-name="Text_20_body">Then we compute <text:span text:style-name="T1">B(z)</text:span> and determine the precision <text:span text:style-name="T1">p</text:span> as </text:p>
      <text:p text:style-name="P7">p=Min(m-B(x),n-B(y))+B(z) </text:p>
      <text:p text:style-name="P7">-1-Dist(m-B(x),n-B(y)),</text:p>
      <text:p text:style-name="Text_20_body"><text:soft-page-break/>where the auxiliary function <text:span text:style-name="T1">Dist(a,b)</text:span> is defined as <text:span text:style-name="T1">0</text:span> when <text:span text:style-name="T1">Abs(a-b)&gt;2</text:span> and <text:span text:style-name="T1">1</text:span> otherwise. </text:p>
      <text:h text:style-name="Heading_20_6" text:outline-level="6">The definition of <text:span text:style-name="T1">Dist(a,b)</text:span> is necessarily approximate; if we replace <text:span text:style-name="T1">2</text:span> by a larger number, we shall be overestimating the error in more cases.</text:h>
      <text:p text:style-name="Text_20_body">In the case when <text:span text:style-name="T1">x</text:span> and <text:span text:style-name="T1">y</text:span> have the same sign, we have a potentially better estimate <text:span text:style-name="T1">p=Min(m,n)</text:span>. We should take this value if it is larger than the value obtained from the above formula. </text:p>
      <text:p text:style-name="Text_20_body">Also, the above formula is underestimating the precision of the result by 1 bit if the result <text:span text:style-name="T3">and</text:span> the absolute error are dominated by one of the summands. In this case the absolute error should be unchanged save for the <text:span text:style-name="T1">Dist</text:span> term, i.e. the above formula needs to be incremented by 1. The condition for this is <text:span text:style-name="T1">B(x)&gt;B(y)</text:span> and <text:span text:style-name="T1">B(x)-m&gt;B(y)-n</text:span>, or the same for <text:span text:style-name="T1">y</text:span> instead of <text:span text:style-name="T1">x</text:span>. </text:p>
      <text:p text:style-name="Text_20_body">The result is now <text:span text:style-name="Teletype"><text:span text:style-name="T1">{z,p}</text:span></text:span>. </text:p>
      <text:p text:style-name="Text_20_body">Note that the obtained value of <text:span text:style-name="T1">p</text:span> may be negative (total underflow) even though we have first checked for underflow. In that case, we need to transform <text:span text:style-name="Teletype"><text:span text:style-name="T1">{z,p}</text:span></text:span> into a floating zero, as usual. </text:p>
      <text:p text:style-name="Text_20_body">Now consider the case when <text:span text:style-name="T1">z:=x+y=0</text:span>. </text:p>
      <text:p text:style-name="Text_20_body">This is only possible when <text:span text:style-name="T1">B(x)=B(y)</text:span>. Then the result is <text:span text:style-name="Teletype"><text:span text:style-name="T1">{0.,p}</text:span></text:span> where <text:span text:style-name="T1">p</text:span> is found as </text:p>
      <text:p text:style-name="P7">p=1+Min(m,n)-B(x)-Dist(m,n).</text:p>
      <text:p text:style-name="Text_20_body">Note that this is the same formula as in the general case, if we define <text:span text:style-name="T1">B(z)=B(0):=1</text:span>. Therefore with this definition of the bit count one can use one formula for the precision of addition in all cases. </text:p>
      <text:p text:style-name="Text_20_body">If the addition needs to be performed with a given maximum precision <text:span text:style-name="T1">P</text:span>, and it turns out that <text:span text:style-name="T1">p&gt;P</text:span>, then we may truncate the final result to <text:span text:style-name="T1">P</text:span> digits and set its precision to <text:span text:style-name="T1">P</text:span> instead. (It is advisable to leave a few bits untruncated as guard bits.) However, the first operation <text:span text:style-name="Teletype"><text:span text:style-name="T1">z:=x+y</text:span></text:span> must be performed with the precision specified above, or else we run the danger of losing significant digits of <text:span text:style-name="T1">z</text:span>. </text:p>
      <text:h text:style-name="Heading_20_4" text:outline-level="4">Adding integers to floats </text:h>
      <text:p text:style-name="Text_20_body">If an integer <text:span text:style-name="Teletype"><text:span text:style-name="T1">x</text:span></text:span> needs to be added to a float <text:span text:style-name="Teletype"><text:span text:style-name="T1">{y,n}</text:span></text:span>, then we should formally use the same procedure as if <text:span text:style-name="Teletype"><text:span text:style-name="T1">x</text:span></text:span> had infinitely many precise bits. In practice we can take some shortcuts. </text:p>
      <text:p text:style-name="Text_20_body">It is enough to convert the integer to a float <text:span text:style-name="Teletype"><text:span text:style-name="T1">{x,m}</text:span></text:span> with a certain finite precision <text:span text:style-name="T1">m</text:span> and then follow the general procedure for adding floats. The precision <text:span text:style-name="T1">m</text:span> must be large enough so that the absolute error of <text:span text:style-name="Teletype"><text:span text:style-name="T1">{x,m}</text:span></text:span> is smaller than the absolute error of <text:span text:style-name="Teletype"><text:span text:style-name="T1">{y,n}</text:span></text:span>: <text:span text:style-name="T1">B(x)-m&lt;=B(y)-n-1</text:span>, hence </text:p>
      <text:p text:style-name="P7">m&gt;=1+n+B(x)-B(y).</text:p>
      <text:p text:style-name="Text_20_body">In practice we may allow for a few guard bits over the minimum <text:span text:style-name="T1">m</text:span> given by this formula. </text:p>
      <text:p text:style-name="Text_20_body">Sometimes the formula gives a negative value for the minimum <text:span text:style-name="T1">m</text:span>; this means underflow while adding the integer (e.g. adding 1 to 1.11e150). In this case we do not need to perform any addition at all. </text:p>
      <text:h text:style-name="Heading_20_4" text:outline-level="4"><text:soft-page-break/>Multiplication </text:h>
      <text:p text:style-name="Text_20_body">We need to multiply <text:span text:style-name="Teletype"><text:span text:style-name="T1">{x,m}</text:span></text:span> and <text:span text:style-name="Teletype"><text:span text:style-name="T1">{y,n}</text:span></text:span> to get the result <text:span text:style-name="Teletype"><text:span text:style-name="T1">{z,p}</text:span></text:span>. </text:p>
      <text:p text:style-name="Text_20_body">First consider the case when <text:span text:style-name="T1">x!=0</text:span> and <text:span text:style-name="T1">y!=0</text:span>. The resulting value is <text:span text:style-name="T1">z=x*y</text:span> and the precision is </text:p>
      <text:p text:style-name="P7">p=Min(m,n)-Dist(m,n).</text:p>
      <text:p text:style-name="Text_20_body">If one of the numbers is an integer <text:span text:style-name="Teletype"><text:span text:style-name="T1">x</text:span></text:span>, and the other is a float <text:span text:style-name="Teletype"><text:span text:style-name="T1">{y,n}</text:span></text:span>, it is enough to convert <text:span text:style-name="Teletype"><text:span text:style-name="T1">x</text:span></text:span> to a float with somewhat more than <text:span text:style-name="T1">n</text:span> bits, e.g. <text:span text:style-name="Teletype"><text:span text:style-name="T1">{x,n+3}</text:span></text:span>, so that the <text:span text:style-name="T1">Dist</text:span> function does not decrement the precision of the result. </text:p>
      <text:p text:style-name="Text_20_body">Now consider the case when <text:span text:style-name="Teletype"><text:span text:style-name="T1">{x,m}</text:span></text:span>=<text:span text:style-name="Teletype"><text:span text:style-name="T1">{0,m}</text:span></text:span> but <text:span text:style-name="T1">y!=0</text:span>. The result <text:span text:style-name="T1">z=0</text:span> and the resulting precision is </text:p>
      <text:p text:style-name="P7">p=m-B(y)+1.</text:p>
      <text:p text:style-name="Text_20_body">Finally, consider the case when <text:span text:style-name="Teletype"><text:span text:style-name="T1">{x,m}</text:span></text:span>=<text:span text:style-name="Teletype"><text:span text:style-name="T1">{0,m}</text:span></text:span> and <text:span text:style-name="Teletype"><text:span text:style-name="T1">{y,n}</text:span></text:span>=<text:span text:style-name="Teletype"><text:span text:style-name="T1">{0,n}</text:span></text:span>. The result <text:span text:style-name="T1">z=0</text:span> and the resulting precision is </text:p>
      <text:p text:style-name="P7">p=m+n.</text:p>
      <text:p text:style-name="Text_20_body">The last two formulae are the same if we defined the bit count of <text:span text:style-name="Teletype"><text:span text:style-name="T1">{0.,m}</text:span></text:span> as <text:span text:style-name="T1">1-m</text:span>. This differs from the "standard" definition of <text:span text:style-name="T1">B(0)=1</text:span>. (The "standard" definition is convenient for the handling of addition.) With this non-standard definition, we may use the unified formula </text:p>
      <text:p text:style-name="P7">p=2-B(x)-B(y) </text:p>
      <text:p text:style-name="Text_20_body">for the case when one of <text:span text:style-name="T1">x</text:span>, <text:span text:style-name="T1">y</text:span> is a floating zero. </text:p>
      <text:p text:style-name="Text_20_body">If the multiplication needs to be performed to a given target precision <text:span text:style-name="T1">P</text:span> which is larger than the estimate <text:span text:style-name="T1">p</text:span>, then we can save time by truncating both operands to <text:span text:style-name="T1">P</text:span> digits before performing the multiplication. (It is advisable to leave a few bits untruncated as guard bits.) </text:p>
      <text:h text:style-name="Heading_20_4" text:outline-level="4">Division </text:h>
      <text:p text:style-name="Text_20_body">Division is handled essentially in the same way as multiplication. The relative precision of <text:span text:style-name="Teletype"><text:span text:style-name="T1">x/y</text:span></text:span> is the same as the relative precision of <text:span text:style-name="Teletype"><text:span text:style-name="T1">x*y</text:span></text:span> as long as both <text:span text:style-name="T1">x!=0</text:span> and <text:span text:style-name="T1">y!=0</text:span>. </text:p>
      <text:p text:style-name="Text_20_body">When <text:span text:style-name="T1">x=0</text:span> and <text:span text:style-name="T1">y!=0</text:span>, the result of division <text:span text:style-name="Teletype"><text:span text:style-name="T1">{0.,m}/{y,n}</text:span></text:span> is a floating zero <text:span text:style-name="Teletype"><text:span text:style-name="T1">{0.,p}</text:span></text:span> where <text:span text:style-name="T1">p=m+B(y)-1</text:span>. When <text:span text:style-name="T1">x</text:span> is an integer zero, the result is also an integer zero. </text:p>
      <text:p text:style-name="Text_20_body">Division by an integer zero or by a floating zero is not permitted. The code should signal a zero division error. </text:p>
      <text:h text:style-name="Heading_20_4" text:outline-level="4"><text:span text:style-name="Teletype"><text:span text:style-name="T1">ShiftLeft()</text:span></text:span>, <text:span text:style-name="Teletype"><text:span text:style-name="T1">ShiftRight()</text:span></text:span> </text:h>
      <text:p text:style-name="Text_20_body">These operations efficiently multiply a number by a positive or negative power of <text:span text:style-name="T1">2</text:span>. Since <text:span text:style-name="T1">2</text:span> is an exact integer, the precision handling is similar to that of multiplication of floats by integers. </text:p>
      <text:p text:style-name="P8">If the number <text:span text:style-name="Teletype"><text:span text:style-name="T1">{x,n}</text:span></text:span> is nonzero, then only <text:span text:style-name="T1">x</text:span> changes by shifting but <text:span text:style-name="T1">n</text:span> does not change; if <text:span text:style-name="Teletype"><text:span text:style-name="T1">{x,n}</text:span></text:span> is a floating zero, then <text:span text:style-name="T1">x</text:span> does not change and <text:span text:style-name="T1">n</text:span> is decremented (<text:span text:style-name="Teletype"><text:span text:style-name="T1">ShiftLeft</text:span></text:span>) or incremented (<text:span text:style-name="Teletype"><text:span text:style-name="T1">ShiftRight</text:span></text:span>) by the shift amount: </text:p>
      <table:table table:name="Table446" table:style-name="Table446">
        <table:table-column table:style-name="Table446.A"/>
        <table:table-row>
          <table:table-cell table:style-name="Table446.A1" office:value-type="string">
            <text:p text:style-name="Preformatted_20_Text">{x, n} &lt;&lt; s = {x&lt;&lt;s, n};</text:p>
            <text:p text:style-name="Preformatted_20_Text"><text:soft-page-break/>{0.,n} &lt;&lt; s = {0., n-s};</text:p>
            <text:p text:style-name="Preformatted_20_Text">{x, n} &gt;&gt; s = {x&gt;&gt;s, n};</text:p>
            <text:p text:style-name="P3">{0.,n} &gt;&gt; s = {0., n+s};</text:p>
          </table:table-cell>
        </table:table-row>
      </table:table>
      <text:p text:style-name="Horizontal_20_Line"><text:bookmark text:name="c7s5"/></text:p>
      <text:h text:style-name="Heading_20_2" text:outline-level="2">Implementation notes </text:h>
      <text:p text:style-name="Horizontal_20_Line"/>
      <text:h text:style-name="Heading_20_3" text:outline-level="3">Large exponents </text:h>
      <text:p text:style-name="Text_20_body">The <text:span text:style-name="Teletype"><text:span text:style-name="T1">BigNumber</text:span></text:span> API does not support large exponents for floating-point numbers. A floating-point number <text:span text:style-name="T1">x</text:span> is equivalent to two integers <text:span text:style-name="T1">M</text:span>, <text:span text:style-name="T1">N</text:span> such that <text:span text:style-name="T1">x=M*2^N</text:span>. Here <text:span text:style-name="T1">M</text:span> is the (denormalized) mantissa and <text:span text:style-name="T1">N</text:span> is the (binary) exponent. The integer <text:span text:style-name="T1">M</text:span> must be a "big integer" that may represent thousands of significant bits. But the exponent <text:span text:style-name="T1">N</text:span> is a platform signed integer (C++ type <text:span text:style-name="Teletype"><text:span text:style-name="T1">long</text:span></text:span>) which is at least <text:span text:style-name="Teletype"><text:span text:style-name="T1">2^31</text:span></text:span>, allowing a vastly larger range than platform floating-point types. One would expect that this range of exponents is enough for most real-world applications. In the future this limitation may be relaxed if one uses a 64-bit platform. (A 64-bit platform seems to be a better choice for heavy-duty multiple-precision computations than a 32-bit platform.) However, code should not depend on having 64-bit exponent range. </text:p>
      <text:p text:style-name="Text_20_body">We could have implemented the exponent <text:span text:style-name="T1">N</text:span> as a big integer but this would be inefficient most of the time, slowing down the calculations. Arithmetic with floating-point numbers requires only very simple operations on their exponents (basically, addition and comparisons). These operations would be dominated by the overhead of dealing with big integers, compared with platform integers. </text:p>
      <text:p text:style-name="Text_20_body">A known issue with limited exponents is the floating-point overflow and exponent underflow. (This is not the same underflow as with adding <text:span text:style-name="T1">1</text:span> to a very small number.) When the exponent becomes too large to be represented by a platform signed integer type, the code must signal an overflow error (e.g. if the exponent is above <text:span text:style-name="T1">2^31</text:span>) or an underflow error (e.g. if the exponent is negative and below <text:span text:style-name="T1">-2^31</text:span>). </text:p>
      <text:p text:style-name="Horizontal_20_Line"/>
      <text:h text:style-name="Heading_20_3" text:outline-level="3">Library versions of mathematical functions </text:h>
      <text:p text:style-name="Text_20_body">It is usually the case that a multiple-precision library implements some basic mathematical functions such as the square root. A library implementation may be already available and more efficient than an implementation using the API of the wrapper class <text:span text:style-name="Teletype"><text:span text:style-name="T1">BigNumber</text:span></text:span>. In this case it is desirable to wrap the library implementation of the mathematical function, rather than use a suboptimal implementation. This could be done in two ways. </text:p>
      <text:p text:style-name="Text_20_body">First, we recognize that we shall only have one particular numerical library linked with MathPiper, and we do not have to compile our implementation of the square root if this library already contains a good implementation. We can use conditional compilation directives (<text:span text:style-name="Teletype"><text:span text:style-name="T1">#ifdef</text:span></text:span>) to exclude our square root code and to insert a library wrapper instead. This scheme could be automated, so that appropriate <text:span text:style-name="Teletype"><text:span text:style-name="T1">#define</text:span></text:span>s are automatically created for all functions that are already available in the given multiple-precision library, and the corresponding MathPiper kernel code that uses the <text:soft-page-break/><text:span text:style-name="Teletype"><text:span text:style-name="T1">BigNumber</text:span></text:span> API is automatically replaced by library wrappers. </text:p>
      <text:p text:style-name="Text_20_body">Second, we might compile the library wrapper as a plugin, replacing the script-level square root function with a plugin-supplied function. This solution is easier in some ways because it doesn't require any changes to the MathPiper kernel, only to the script library. However, the library wrapper will only be available to the MathPiper scripts and not to the MathPiper built in functions. The basic assumption of the plugin architecture is that plugins can provide new external objects and functions to the scripts, but plugins cannot modify anything in the kernel. So plugins can replace a function defined in the scripts, but cannot replace a kernel function. Suppose that some other function, such as a computation of the elliptic integral which heavily uses the square root, were implemented in the kernel using the <text:span text:style-name="Teletype"><text:span text:style-name="T1">BigNumber</text:span></text:span> API. Then it will not be able to use the square root function supplied by the plugin because it has been already compiled into the MathPiper kernel. </text:p>
      <text:p text:style-name="Text_20_body">Third, we might put all functions that use the basic API (<text:span text:style-name="Teletype"><text:span text:style-name="T1">SqrtN</text:span></text:span>, <text:span text:style-name="Teletype"><text:span text:style-name="T1">SinN</text:span></text:span> etc.) into the script library and not into the MathPiper kernel. When MathPiper is compiled with a particular numerical library, the functions available from the library will also be compiled as the kernel versions of <text:span text:style-name="Teletype"><text:span text:style-name="T1">SqrtN</text:span></text:span>, <text:span text:style-name="Teletype"><text:span text:style-name="T1">PowerN</text:span></text:span> and so on (using conditional compilation or configured at build time). Since MathPiper tries to call the kernel functions before the script library functions, the available kernel versions of <text:span text:style-name="Teletype"><text:span text:style-name="T1">SqrtN</text:span></text:span> etc. will supersede the script versions, but other functions such as <text:span text:style-name="Teletype"><text:span text:style-name="T1">BesselJ</text:span></text:span> will be used from the script library. The only drawback of this scheme is that a plugin will not be able to use the faster versions of the functions, unless the plugin was compiled specifically with the requirement of the particular numerical library. </text:p>
      <text:p text:style-name="Text_20_body">So it appears that either the first or the third solution is viable. </text:p>
      <text:p text:style-name="Horizontal_20_Line"/>
      <text:h text:style-name="Heading_20_3" text:outline-level="3">Converting from bits to digits and back </text:h>
      <text:p text:style-name="Text_20_body">One task frequently needed by the arithmetic library is to convert a precision in (decimal) digits to binary bits and back. (We consider the decimal base to be specific; the same considerations apply to conversions between any other bases.) The kernel implements auxiliary routines <text:span text:style-name="Teletype"><text:span text:style-name="T1">bits_to_digits</text:span></text:span> and <text:span text:style-name="Teletype"><text:span text:style-name="T1">digits_to_bits</text:span></text:span> for this purpose. </text:p>
      <text:p text:style-name="Text_20_body">Suppose that the mantissa of a floating-point number is known to <text:span text:style-name="T1">d</text:span> decimal digits. It means that the relative error is no more than <text:span text:style-name="T1">0.5*10^(-d)</text:span>. The mantissa is represented internally as a binary number. The number <text:span text:style-name="T1">b</text:span> of precise bits of mantissa should be determined from the equation <text:span text:style-name="T1">10^(-d)=2^(-b)</text:span>, which gives <text:span text:style-name="T1">b=d*Ln(10)/Ln(2)</text:span>. </text:p>
      <text:p text:style-name="Text_20_body">One potential problem with the conversions is that of incorrect rounding. It is impossible to represent <text:span text:style-name="T1">d</text:span> decimal digits by some exact number <text:span text:style-name="T1">b</text:span> of binary bits. Therefore the actual value of <text:span text:style-name="T1">b</text:span> must be a little different from the theoretical one. Then suppose we perform the inverse operation on <text:span text:style-name="T1">b</text:span> to obtain the corresponding number of precise decimal digits; there is a danger that we shall obtain a number <text:span text:style-name="T1">d'</text:span> that is different from <text:span text:style-name="T1">d</text:span>. </text:p>
      <text:p text:style-name="Text_20_body">To avoid this danger, the following trick is used. The binary base 2 is the least of all possible bases, so successive powers of 2 are more frequent than successive powers of 10 or of any other base. Therefore for any power of 10 there will be a unique power of 2 that is the first one above it. </text:p>
      <text:p text:style-name="Text_20_body">The recipe to obtain this power of 2 is simple: one should round <text:span text:style-name="T1">d*Ln(10)/Ln(2)</text:span> <text:soft-page-break/>upwards using the <text:span text:style-name="Teletype"><text:span text:style-name="T1">Ceil</text:span></text:span> function, but <text:span text:style-name="T1">b*Ln(2)/Ln(10)</text:span> should be rounded downwards using the <text:span text:style-name="Teletype"><text:span text:style-name="T1">Floor</text:span></text:span> function. </text:p>
      <text:p text:style-name="Text_20_body">This procedure will make sure that the number of bits <text:span text:style-name="T1">b</text:span> is high enough to represent all information in the <text:span text:style-name="T1">d</text:span> decimal digits; at the same time, the number <text:span text:style-name="T1">d</text:span> will be correctly restored from <text:span text:style-name="T1">b</text:span>. So when a user requests <text:span text:style-name="T1">d</text:span> decimal digits of precision, MathPiper may simply compute the corresponding value of <text:span text:style-name="T1">b</text:span> and store it. The precision of <text:span text:style-name="T1">b</text:span> digits is enough to hold the required information, and the precision <text:span text:style-name="T1">d</text:span> can be easily computed given <text:span text:style-name="T1">b</text:span>. </text:p>
      <text:p text:style-name="Horizontal_20_Line"/>
      <text:h text:style-name="Heading_20_3" text:outline-level="3">The internal storage of BigNumber objects </text:h>
      <text:p text:style-name="Text_20_body">An object of type <text:span text:style-name="Teletype"><text:span text:style-name="T1">BigNumber</text:span></text:span> represents a number (and contains all information relevant to the number), and offers an interface to operations on it, dispatching the operations to an underlying arbitrary precision arithmetic library. </text:p>
      <text:p text:style-name="Text_20_body">Higher up, MathPiper only knows about objects derived from <text:span text:style-name="Teletype"><text:span text:style-name="T1">LispObject</text:span></text:span>. Specifically, there are objects of class <text:span text:style-name="Teletype"><text:span text:style-name="T1">LispAtom</text:span></text:span> which represent an atom. </text:p>
      <text:p text:style-name="Text_20_body">Symbolic and string atoms are uniquely represented by the result returned by the <text:span text:style-name="Teletype"><text:span text:style-name="T1">String()</text:span></text:span> method. For number atoms, there is a separate class, <text:span text:style-name="Teletype"><text:span text:style-name="T1">LispNumber</text:span></text:span>. Objects of class <text:span text:style-name="Teletype"><text:span text:style-name="T1">LispNumber</text:span></text:span> also have a <text:span text:style-name="Teletype"><text:span text:style-name="T1">String()</text:span></text:span> method in case a string representation of a number is needed, but the main uniquely identifying piece of information is the object of class <text:span text:style-name="Teletype"><text:span text:style-name="T1">BigNumber</text:span></text:span> stored inside a <text:span text:style-name="Teletype"><text:span text:style-name="T1">LispNumber</text:span></text:span> object. This object is accessed using the <text:span text:style-name="Teletype"><text:span text:style-name="T1">Number()</text:span></text:span> method of class <text:span text:style-name="Teletype"><text:span text:style-name="T1">LispNumber</text:span></text:span>. </text:p>
      <text:p text:style-name="Text_20_body">The life cycle of a <text:span text:style-name="Teletype"><text:span text:style-name="T1">LispNumber</text:span></text:span> is as follows: </text:p>
      <text:list xml:id="list824060136" text:style-name="L82">
        <text:list-item>
          <text:p text:style-name="P153">A <text:span text:style-name="Teletype"><text:span text:style-name="T1">LispNumber</text:span></text:span> can be born when the parser reads in a numeric atom. In such a case an object of type <text:span text:style-name="Teletype"><text:span text:style-name="T1">LispNumber</text:span></text:span> is created instead of the <text:span text:style-name="Teletype"><text:span text:style-name="T1">LispAtom</text:span></text:span>. The <text:span text:style-name="Teletype"><text:span text:style-name="T1">LispNumber</text:span></text:span> constructor stores the string representation but does not yet create an object of type <text:span text:style-name="Teletype"><text:span text:style-name="T1">BigNumber</text:span></text:span> from the string representation. The <text:span text:style-name="Teletype"><text:span text:style-name="T1">BigNumber</text:span></text:span> object is later automatically created from the string representation. This is done by the <text:span text:style-name="Teletype"><text:span text:style-name="T1">Number(precision)</text:span></text:span> method the first time it is requested. String conversion is deferred to save time when reading scripts. </text:p>
        </text:list-item>
        <text:list-item>
          <text:p text:style-name="P153">Suppose the <text:span text:style-name="Teletype"><text:span text:style-name="T1">Number</text:span></text:span> method is called; then a <text:span text:style-name="Teletype"><text:span text:style-name="T1">BigNumber</text:span></text:span> object will be created from the string representation, using the current precision. This is where the string conversion takes place. If later the precision is increased, the string conversion will be performed again. This allows to hold a number such as <text:span text:style-name="Teletype"><text:span text:style-name="T1">1.23</text:span></text:span> and interpret it effectively as an exact rational <text:span text:style-name="Teletype"><text:span text:style-name="T1">123/100</text:span></text:span>. </text:p>
        </text:list-item>
        <text:list-item>
          <text:p text:style-name="P153">For an arithmetic calculation, say addition, two arguments are passed in, and their internal objects should be of class <text:span text:style-name="Teletype"><text:span text:style-name="T1">LispNumber</text:span></text:span>, so that the function doing the addition can get at the <text:span text:style-name="Teletype"><text:span text:style-name="T1">BigNumber</text:span></text:span> objects by calling the <text:span text:style-name="Teletype"><text:span text:style-name="T1">Number()</text:span></text:span> method. [This method will not attempt to create a number from the string representation if a numerical representation is already available.] The function that performs the arithmetic then creates a new <text:span text:style-name="Teletype"><text:span text:style-name="T1">BigNumber</text:span></text:span>, stores the result of the calculation in it, and creates a new <text:span text:style-name="Teletype"><text:span text:style-name="T1">LispNumber</text:span></text:span> by constructing it with the new <text:span text:style-name="Teletype"><text:span text:style-name="T1">BigNumber</text:span></text:span>. The result is a <text:span text:style-name="Teletype"><text:span text:style-name="T1">LispNumber</text:span></text:span> with a <text:span text:style-name="Teletype"><text:span text:style-name="T1">BigNumber</text:span></text:span> inside it but without any string representation. Other operations can proceed to use this <text:span text:style-name="Teletype"><text:span text:style-name="T1">BigNumber</text:span></text:span> stored inside the <text:span text:style-name="Teletype"><text:span text:style-name="T1">LispNumber</text:span></text:span>. This is in effect the second way a <text:span text:style-name="Teletype"><text:span text:style-name="T1">LispNumber</text:span></text:span> can be born. Since the string representation is not available in this case, no string conversions are performed any more. If precision is increased, there is no way to obtain any more digits of the number. </text:p>
        </text:list-item>
        <text:list-item>
          <text:p text:style-name="P85"><text:soft-page-break/>Right at the end, when a result needs to be printed to screen, the printer will call the <text:span text:style-name="Teletype"><text:span text:style-name="T1">String()</text:span></text:span> method of the <text:span text:style-name="Teletype"><text:span text:style-name="T1">LispNumber</text:span></text:span> object to get a string representation. The obtained (decimal) string representation of the number is also stored in the <text:span text:style-name="Teletype"><text:span text:style-name="T1">LispNumber</text:span></text:span>, to avoid repeated conversions. </text:p>
        </text:list-item>
      </text:list>
      <text:p text:style-name="Text_20_body">In order to fully support the <text:span text:style-name="Teletype"><text:span text:style-name="T1">LispNumber</text:span></text:span> object, the function in the kernel that determines if two objects are the same needs to know about <text:span text:style-name="Teletype"><text:span text:style-name="T1">LispNumber</text:span></text:span>. This is required to get valid behaviour. Pattern matching for instance uses comparisons of this type, so comparisons are performed often and need to be efficient. </text:p>
      <text:p text:style-name="Text_20_body">The other functions working on numbers can, in principle, call the <text:span text:style-name="Teletype"><text:span text:style-name="T1">String()</text:span></text:span> method, but that induces conversions from <text:span text:style-name="Teletype"><text:span text:style-name="T1">BigNumber</text:span></text:span> to string, which are relatively expensive operations. For efficiency reasons, the functions dealing with numeric input should call the <text:span text:style-name="Teletype"><text:span text:style-name="T1">Number()</text:span></text:span> method, operate on the <text:span text:style-name="Teletype"><text:span text:style-name="T1">BigNumber</text:span></text:span> returned, and return a <text:span text:style-name="Teletype"><text:span text:style-name="T1">LispNumber</text:span></text:span> constructed with a <text:span text:style-name="Teletype"><text:span text:style-name="T1">BigNumber</text:span></text:span>. A function can call <text:span text:style-name="Teletype"><text:span text:style-name="T1">String()</text:span></text:span> and return a <text:span text:style-name="Teletype"><text:span text:style-name="T1">LispNumber</text:span></text:span> constructed with a string representation, but it will be less efficient. </text:p>
      <text:h text:style-name="Heading_20_4" text:outline-level="4">Precision tracking inside LispNumber </text:h>
      <text:p text:style-name="Text_20_body">There are various subtle details when dealing with precision. A number gets constructed with a certain precision, but a higher precision might be needed later on. That is the reason there is the <text:span text:style-name="Teletype"><text:span text:style-name="T1">aPrecision</text:span></text:span> argument to the <text:span text:style-name="Teletype"><text:span text:style-name="T1">Number()</text:span></text:span> method. </text:p>
      <text:p text:style-name="Text_20_body">When a <text:span text:style-name="Teletype"><text:span text:style-name="T1">BigNumber</text:span></text:span> is constructed from a decimal string, one has to specify a desired precision (in decimal digits). Internally, <text:span text:style-name="Teletype"><text:span text:style-name="T1">BigNumber</text:span></text:span> objects store numbers in binary and will allocate enough bits to cover the desired precision. However, if the given string has more digits than the given precision, the <text:span text:style-name="Teletype"><text:span text:style-name="T1">BigNumber</text:span></text:span> object will not truncate it but will allocate more bits so that the information given in the decimal string is not lost. If later the string representation of the <text:span text:style-name="Teletype"><text:span text:style-name="T1">BigNumber</text:span></text:span> object is requested, the produced string will match the string from which the <text:span text:style-name="Teletype"><text:span text:style-name="T1">BigNumber</text:span></text:span> object was created. </text:p>
      <text:p text:style-name="Text_20_body">Internally, the <text:span text:style-name="Teletype"><text:span text:style-name="T1">BigNumber</text:span></text:span> object knows how many precise bits it has. The number of precise digits might be greater than the currently requested precision. But a truncation of precision will only occur when performing arithmetic operations. This behavior is desired, for example: </text:p>
      <table:table table:name="Table447" table:style-name="Table447">
        <table:table-column table:style-name="Table447.A"/>
        <table:table-row>
          <table:table-cell table:style-name="Table447.A1" office:value-type="string">
            <text:p text:style-name="Preformatted_20_Text">In&gt; BuiltinPrecisionSet(6)</text:p>
            <text:p text:style-name="Preformatted_20_Text">Out&gt; True;</text:p>
            <text:p text:style-name="Preformatted_20_Text">In&gt; x:=1.23456789</text:p>
            <text:p text:style-name="Preformatted_20_Text">Out&gt; 1.23456789;</text:p>
            <text:p text:style-name="Preformatted_20_Text">In&gt; x+1.111</text:p>
            <text:p text:style-name="Preformatted_20_Text">Out&gt; 2.345567;</text:p>
            <text:p text:style-name="Preformatted_20_Text">In&gt; x</text:p>
            <text:p text:style-name="P3">Out&gt; 1.23456789;</text:p>
          </table:table-cell>
        </table:table-row>
      </table:table>
      <text:p text:style-name="Text_20_body">In this example, we would like to keep all information we have about <text:span text:style-name="Teletype"><text:span text:style-name="T1">x</text:span></text:span> and not truncate it to 6 digits. But when we add a number to <text:span text:style-name="Teletype"><text:span text:style-name="T1">x</text:span></text:span>, the result is only precise to 6 digits. </text:p>
      <text:p text:style-name="Text_20_body">This behavior is implemented by storing the string representation <text:span text:style-name="Teletype"><text:span text:style-name="T1">"1.23456789"</text:span></text:span> in the <text:span text:style-name="Teletype"><text:span text:style-name="T1">LispNumber</text:span></text:span> object <text:span text:style-name="Teletype"><text:span text:style-name="T1">x</text:span></text:span>. When an arithmetic calculation such as <text:span text:style-name="Teletype"><text:span text:style-name="T1">x+1.111</text:span></text:span> is requested, the <text:span text:style-name="Teletype"><text:span text:style-name="T1">Number</text:span></text:span> method is called on <text:span text:style-name="Teletype"><text:span text:style-name="T1">x</text:span></text:span>. This method, when called for the first time, converts the string representation into a <text:span text:style-name="Teletype"><text:span text:style-name="T1">BigNumber</text:span></text:span> object. That <text:span text:style-name="Teletype"><text:span text:style-name="T1">BigNumber</text:span></text:span> object will have 28 bits to cover the 9 significant digits of the number, not the 19 bits normally required for 6 decimal digits of precision. But the result of an arithmetic <text:soft-page-break/>calculation is not computed with more than 6 decimal digits. Later when <text:span text:style-name="Teletype"><text:span text:style-name="T1">x</text:span></text:span> needs to be printed, the full string representation is available so it is printed. </text:p>
      <text:p text:style-name="Text_20_body">If now we increase precision to 20 digits, the object <text:span text:style-name="Teletype"><text:span text:style-name="T1">x</text:span></text:span> will be interpreted as 1.23456789 with 12 zeros at the end. </text:p>
      <table:table table:name="Table448" table:style-name="Table448">
        <table:table-column table:style-name="Table448.A"/>
        <table:table-row>
          <table:table-cell table:style-name="Table448.A1" office:value-type="string">
            <text:p text:style-name="Preformatted_20_Text">In&gt; BuiltinPrecisionSet(20)</text:p>
            <text:p text:style-name="Preformatted_20_Text">Out&gt; True;</text:p>
            <text:p text:style-name="Preformatted_20_Text">In&gt; x+0.000000000001</text:p>
            <text:p text:style-name="P3">Out&gt; 1.234567890001;</text:p>
          </table:table-cell>
        </table:table-row>
      </table:table>
      <text:p text:style-name="Text_20_body">This behavior is more intuitive to people who are used to decimal fractions. </text:p>
      <text:p text:style-name="Text_20_body"><text:script xlink:href="http://www.google-analytics.com/urchin.js"/>_uacct = "UA-2425144-1";<text:line-break/>urchinTracker();</text:p>
      <text:p text:style-name="P4">_uacct = "UA-2425144-1";<text:line-break/>urchinTracker();<text:script xlink:href="http://www.google-analytics.com/urchin.js"/>_uacct = "UA-2425144-1";<text:line-break/>urchinTracker();</text:p>
      <text:h text:style-name="P156" text:outline-level="1">GNU Free Documentation License </text:h>
      <text:h text:style-name="Heading_20_2" text:outline-level="2">Version 1.1, March 2000 </text:h>
      <text:p text:style-name="Text_20_body">Copyright (C) 2000 Free Software Foundation, Inc. </text:p>
      <table:table table:name="Table128" table:style-name="Table128">
        <table:table-column table:style-name="Table128.A"/>
        <table:table-row>
          <table:table-cell table:style-name="Table128.A1" office:value-type="string">
            <text:p text:style-name="Preformatted_20_Text">59 Temple Place, Suite 330</text:p>
            <text:p text:style-name="Preformatted_20_Text">Boston, MA, 02111-1307</text:p>
            <text:p text:style-name="P3">USA</text:p>
          </table:table-cell>
        </table:table-row>
      </table:table>
      <text:p text:style-name="Text_20_body">Everyone is permitted to copy and distribute verbatim copies of this license document, but changing it is not allowed. </text:p>
      <text:p text:style-name="Horizontal_20_Line"/>
      <text:h text:style-name="Heading_20_3" text:outline-level="3">Preamble </text:h>
      <text:p text:style-name="Text_20_body">The purpose of this License is to make a manual, textbook, or other written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 </text:p>
      <text:p text:style-name="Text_20_body">This License is a kind of ``copyleft'', which means that derivative works of the document must themselves be free in the same sense. It complements the GNU General Public License, which is a copyleft license designed for free software. </text:p>
      <text:p text:style-name="Text_20_body">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 </text:p>
      <text:p text:style-name="Horizontal_20_Line"/>
      <text:h text:style-name="Heading_20_3" text:outline-level="3">Applicability and Definitions </text:h>
      <text:p text:style-name="Text_20_body">This License applies to any manual or other work that contains a notice placed by the copyright holder saying it can be distributed under the terms of this License. The ``Document'', below, refers to any such manual or work. Any member of the public is a licensee, and is addressed as ``you''. </text:p>
      <text:p text:style-name="Text_20_body">A ``Modified Version'' of the Document means any work containing the Document or a portion of it, either copied verbatim, or with modifications and/or translated into another language. </text:p>
      <text:p text:style-name="Text_20_body">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For example, if the Document is in part a textbook of mathematics, a Secondary Section may not explain <text:soft-page-break/>any mathematics.) The relationship could be a matter of historical connection with the subject or with related matters, or of legal, commercial, philosophical, ethical or political position regarding them. </text:p>
      <text:p text:style-name="Text_20_body">The ``Invariant Sections'' are certain Secondary Sections whose titles are designated, as being those of Invariant Sections, in the notice that says that the Document is released under this License. </text:p>
      <text:p text:style-name="Text_20_body">The ``Cover Texts'' are certain short passages of text that are listed, as Front-Cover Texts or Back-Cover Texts, in the notice that says that the Document is released under this License. </text:p>
      <text:p text:style-name="Text_20_body">A ``Transparent'' copy of the Document means a machine-readable copy, represented in a format whose specification is available to the general public, whose contents can be viewed and edited directly and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has been designed to thwart or discourage subsequent modification by readers is not Transparent. A copy that is not ``Transparent'' is called ``Opaque''. </text:p>
      <text:p text:style-name="Text_20_body">Examples of suitable formats for Transparent copies include plain ASCII without markup, Texinfo input format, <text:span text:style-name="Teletype"><text:span text:style-name="T1">LaTeX</text:span></text:span> input format, SGML or XML using a publicly available DTD, and standard-conforming simple HTML designed for human modification. Opaque formats include PostScript, PDF, proprietary formats that can be read and edited only by proprietary word processors, SGML or XML for which the DTD and/or processing tools are not generally available, and the machine-generated HTML produced by some word processors for output purposes only. </text:p>
      <text:p text:style-name="Text_20_body">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 </text:p>
      <text:p text:style-name="Horizontal_20_Line"/>
      <text:h text:style-name="Heading_20_3" text:outline-level="3">Verbatim Copying </text:h>
      <text:p text:style-name="Text_20_body">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 </text:p>
      <text:p text:style-name="Text_20_body">You may also lend copies, under the same conditions stated above, and you may publicly display copies. </text:p>
      <text:p text:style-name="Horizontal_20_Line"/>
      <text:h text:style-name="Heading_20_3" text:outline-level="3"><text:soft-page-break/>Copying in Quantity </text:h>
      <text:p text:style-name="Text_20_body">If you publish printed copie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 </text:p>
      <text:p text:style-name="Text_20_body">If the required texts for either cover are too voluminous to fit legibly, you should put the first ones listed (as many as fit reasonably) on the actual cover, and continue the rest onto adjacent pages. </text:p>
      <text:p text:style-name="Text_20_body">If you publish or distribute Opaque copies of the Document numbering more than 100, you must either include a machine-readable Transparent copy along with each Opaque copy, or state in or with each Opaque copy a publicly-accessible computer-network location containing a complete Transparent copy of the Document, free of added material, which the general network-using public has access to download anonymously at no charge using public-standard network protocols.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 </text:p>
      <text:p text:style-name="Text_20_body">It is requested, but not required, that you contact the authors of the Document well before redistributing any large number of copies, to give them a chance to provide you with an updated version of the Document. </text:p>
      <text:p text:style-name="Horizontal_20_Line"/>
      <text:h text:style-name="Heading_20_3" text:outline-level="3">Modifications </text:h>
      <text:p text:style-name="Text_20_body">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 </text:p>
      <text:list xml:id="list1104185724" text:style-name="L83">
        <text:list-item>
          <text:p text:style-name="P154">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 </text:p>
        </text:list-item>
        <text:list-item>
          <text:p text:style-name="P154">List on the Title Page, as authors, one or more persons or entities responsible for authorship of the modifications in the Modified Version, together with at least five of the principal authors of the Document (all of its principal authors, if it has less than five). </text:p>
        </text:list-item>
        <text:list-item>
          <text:p text:style-name="P154">State on the Title page the name of the publisher of the Modified Version, as the publisher. </text:p>
        </text:list-item>
        <text:list-item>
          <text:p text:style-name="P154">Preserve all the copyright notices of the Document. </text:p>
        </text:list-item>
        <text:list-item>
          <text:p text:style-name="P154">Add an appropriate copyright notice for your modifications adjacent to the <text:soft-page-break/>other copyright notices. </text:p>
        </text:list-item>
        <text:list-item>
          <text:p text:style-name="P154">Include, immediately after the copyright notices, a license notice giving the public permission to use the Modified Version under the terms of this License, in the form shown in the Addendum below. </text:p>
        </text:list-item>
        <text:list-item>
          <text:p text:style-name="P154">Preserve in that license notice the full lists of Invariant Sections and required Cover Texts given in the Document's license notice. </text:p>
        </text:list-item>
        <text:list-item>
          <text:p text:style-name="P154">Include an unaltered copy of this License. </text:p>
        </text:list-item>
        <text:list-item>
          <text:p text:style-name="P154">Preserve the section entitled ``History'', and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 </text:p>
        </text:list-item>
        <text:list-item>
          <text:p text:style-name="P154">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 </text:p>
        </text:list-item>
        <text:list-item>
          <text:p text:style-name="P154">In any section entitled ``Acknowledgements'' or ``Dedications'', preserve the section's title, and preserve in the section all the substance and tone of each of the contributor acknowledgements and/or dedications given therein. </text:p>
        </text:list-item>
        <text:list-item>
          <text:p text:style-name="P154">Preserve all the Invariant Sections of the Document, unaltered in their text and in their titles. Section numbers or the equivalent are not considered part of the section titles. </text:p>
        </text:list-item>
        <text:list-item>
          <text:p text:style-name="P154">Delete any section entitled ``Endorsements''. Such a section may not be included in the Modified Version. </text:p>
        </text:list-item>
        <text:list-item>
          <text:p text:style-name="P86">Do not retitle any existing section as ``Endorsements'' or to conflict in title with any Invariant Section. </text:p>
        </text:list-item>
      </text:list>
      <text:p text:style-name="Text_20_body">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 </text:p>
      <text:p text:style-name="Text_20_body">You may add a section entitled ``Endorsements'', provided it contains nothing but endorsements of your Modified Version by various parties -- for example, statements of peer review or that the text has been approved by an organization as the authoritative definition of a standard. </text:p>
      <text:p text:style-name="Text_20_body">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 </text:p>
      <text:p text:style-name="Text_20_body">The author(s) and publisher(s) of the Document do not by this License give permission to use their names for publicity for or to assert or imply endorsement of any Modified Version. </text:p>
      <text:p text:style-name="Horizontal_20_Line"><text:soft-page-break/></text:p>
      <text:h text:style-name="Heading_20_3" text:outline-level="3">Combining Documents </text:h>
      <text:p text:style-name="Text_20_body">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text:p>
      <text:p text:style-name="Text_20_body">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 </text:p>
      <text:p text:style-name="Text_20_body">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 </text:p>
      <text:p text:style-name="Horizontal_20_Line"/>
      <text:h text:style-name="Heading_20_3" text:outline-level="3">Collections of Documents </text:h>
      <text:p text:style-name="Text_20_body">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 </text:p>
      <text:p text:style-name="Text_20_body">You may extract a single document from such a collection, and distribute it individually under this License, provided you insert a copy of this License into the extracted document, and follow this License in all other respects regarding verbatim copying of that document. </text:p>
      <text:p text:style-name="Horizontal_20_Line"/>
      <text:h text:style-name="Heading_20_3" text:outline-level="3">Aggregation With Independent Works </text:h>
      <text:p text:style-name="Text_20_body">A compilation of the Document or its derivatives with other separate and independent documents or works, in or on a volume of a storage or distribution medium, does not as a whole count as a Modified Version of the Document, provided no compilation copyright is claimed for the compilation. Such a compilation is called an ``aggregate'', and this License does not apply to the other self-contained works thus compiled with the Document, on account of their being thus compiled, if they are not themselves derivative works of the Document. </text:p>
      <text:p text:style-name="Text_20_body">If the Cover Text requirement of section 3 is applicable to these copies of the Document, then if the Document is less than one quarter of the entire aggregate, the Document's Cover Texts may be placed on covers that surround only the Document within the aggregate. Otherwise they must appear on covers around the whole <text:soft-page-break/>aggregate. </text:p>
      <text:p text:style-name="Horizontal_20_Line"/>
      <text:h text:style-name="Heading_20_3" text:outline-level="3">Translation </text:h>
      <text:p text:style-name="Text_20_body">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provided that you also include the original English version of this License. In case of a disagreement between the translation and the original English version of this License, the original English version will prevail. </text:p>
      <text:p text:style-name="Horizontal_20_Line"/>
      <text:h text:style-name="Heading_20_3" text:outline-level="3">Termination </text:h>
      <text:p text:style-name="Text_20_body">You may not copy, modify, sublicense, or distribute the Document except as expressly provided for under this License. Any other attempt to copy, modify, sublicense or distribute the Document is void, and will automatically terminate your rights under this License. However, parties who have received copies, or rights, from you under this License will not have their licenses terminated so long as such parties remain in full compliance. </text:p>
      <text:p text:style-name="Horizontal_20_Line"/>
      <text:h text:style-name="Heading_20_3" text:outline-level="3">Future Revisions of This License </text:h>
      <text:p text:style-name="Text_20_body">The Free Software Foundation may publish new, revised versions of the GNU Free Documentation License from time to time. Such new versions will be similar in spirit to the present version, but may differ in detail to address new problems or concerns. See <text:a xlink:type="simple" xlink:href="http://www.gnu.org/copyleft/">http://www.gnu.org/copyleft/ </text:a>. </text:p>
      <text:p text:style-name="Text_20_body">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text:p>
      <text:p text:style-name="Horizontal_20_Line"/>
      <text:h text:style-name="Heading_20_3" text:outline-level="3">ADDENDUM: How to use this License for your documents </text:h>
      <text:p text:style-name="Text_20_body">To use this License in a document you have written, include a copy of the License in the document and put the following copyright and license notices just after the title page: </text:p>
      <table:table table:name="Table129" table:style-name="Table129">
        <table:table-column table:style-name="Table129.A"/>
        <table:table-row>
          <table:table-cell table:style-name="Table129.A1" office:value-type="string">
            <text:p text:style-name="Preformatted_20_Text">Copyright (C) YEAR <text:s text:c="2"/>YOUR NAME. Permission is</text:p>
            <text:p text:style-name="Preformatted_20_Text">granted to copy, distribute and/or modify this</text:p>
            <text:p text:style-name="Preformatted_20_Text">document under the terms of the GNU Free</text:p>
            <text:p text:style-name="Preformatted_20_Text">Documentation License, Version 1.1 or any later</text:p>
            <text:p text:style-name="Preformatted_20_Text"><text:soft-page-break/>version published by the Free Software Foundation;</text:p>
            <text:p text:style-name="Preformatted_20_Text">with the Invariant Sections being LIST THEIR</text:p>
            <text:p text:style-name="Preformatted_20_Text">TITLES, with the Front-Cover Texts being LIST, and</text:p>
            <text:p text:style-name="Preformatted_20_Text">with the Back-Cover Texts being LIST. A copy of</text:p>
            <text:p text:style-name="Preformatted_20_Text">the license is included in the section entitled</text:p>
            <text:p text:style-name="P3">``GNU Free Documentation License''.</text:p>
          </table:table-cell>
        </table:table-row>
      </table:table>
      <text:p text:style-name="Text_20_body">If you have no Invariant Sections, write ``with no Invariant Sections'' instead of saying which ones are invariant. If you have no Front-Cover Texts, write ``no Front-Cover Texts'' instead of ``Front-Cover Texts being LIST''; likewise for Back-Cover Texts. </text:p>
      <text:p text:style-name="Text_20_body">If your document contains nontrivial examples of program code, we recommend releasing these examples in parallel under your choice of free software license, such as the GNU General Public License, to permit their use in free software. </text:p>
      <text:p text:style-name="Text_20_body"><text:script xlink:href="http://www.google-analytics.com/urchin.js"/>_uacct = "UA-2425144-1";<text:line-break/>urchinTracker();<text:script xlink:href="http://www.google-analytics.com/urchin.js"/>_uacct = "UA-2425144-1";<text:line-break/>urchinTrack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Teletype" style:family="text">
      <style:text-properties style:font-name="DejaVu Sans Mono" style:font-name-asian="DejaVu Sans Mono" style:font-name-complex="DejaVu Sans Mono"/>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94b - <text:date style:data-style-name="N37" text:date-value="2010-06-08T02:29:40.99">06/08/10</text:date><text:tab/>Introduction To Programming With MathPiper<text:tab/><text:page-number text:select-page="current"/>/<text:page-count>171</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6-06T18:30:49</meta:creation-date>
    <dc:date>2010-06-08T02:29:41</dc:date>
    <meta:editing-duration>PT05H39M51S</meta:editing-duration>
    <meta:editing-cycles>8</meta:editing-cycles>
    <meta:generator>OpenOffice.org/3.1$Unix OpenOffice.org_project/310m19$Build-9420</meta:generator>
    <meta:document-statistic meta:table-count="380" meta:image-count="0" meta:object-count="0" meta:page-count="171" meta:paragraph-count="3530" meta:word-count="60706" meta:character-count="376709"/>
  </office:meta>
</office:document-meta>
</file>